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36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12" style:family="table-cell" style:parent-style-name="Default" style:data-style-name="N36">
      <style:text-properties style:font-name="Arial" style:font-name-asian="Arial" style:font-name-complex="Arial" style:font-family-generic="swiss"/>
    </style:style>
    <style:style style:name="ce1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2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Default" style:data-style-name="N30">
      <style:table-cell-properties fo:border-top="none" fo:border-bottom="none" fo:border-left="none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19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Default" style:data-style-name="N37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Default" style:data-style-name="N3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Default" style:data-style-name="N37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Default" style:data-style-name="N37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0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Default" style:data-style-name="N37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Default" style:data-style-name="N37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5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7" style:family="table-cell" style:parent-style-name="Default" style:data-style-name="N40">
      <style:table-cell-properties fo:border-top="none" fo:border-bottom="none" fo:border-left="none" fo:border-right="thin solid #000000" style:vertical-align="top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8" style:family="table-cell" style:parent-style-name="Default" style:data-style-name="N4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0" style:family="table-cell" style:parent-style-name="Default" style:data-style-name="N37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2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3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5" style:family="table-cell" style:parent-style-name="Default" style:data-style-name="N30">
      <style:table-cell-properties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6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7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8" style:family="table-cell" style:parent-style-name="Default" style:data-style-name="N37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9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0" style:family="table-cell" style:parent-style-name="Default" style:data-style-name="N37">
      <style:table-cell-properties fo:border-top="thin solid #000000" fo:border-bottom="thin double #000000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1" style:family="table-cell" style:parent-style-name="Default" style:data-style-name="N37">
      <style:table-cell-properties fo:border-top="thin solid #000000" fo:border-bottom="thin double #000000" fo:border-left="thin solid #000000" fo:border-right="none" style:vertical-align="middle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2" style:family="table-cell" style:parent-style-name="Default" style:data-style-name="N37">
      <style:table-cell-properties fo:border-top="thin solid #000000" fo:border-bottom="thin double #000000" fo:border-left="thin solid #000000" fo:border-right="thin solid #000000" style:vertical-align="middle" style:cell-protect="protected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3" style:family="table-cell" style:parent-style-name="Default" style:data-style-name="N0">
      <style:table-cell-properties style:vertical-align="middle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6" style:family="table-cell" style:parent-style-name="Default" style:data-style-name="N42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7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8" style:family="table-cell" style:parent-style-name="Default" style:data-style-name="N19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59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60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61" style:family="table-cell" style:parent-style-name="Default" style:data-style-name="N42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62" style:family="table-cell" style:parent-style-name="Default" style:data-style-name="N42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5" style:family="table-cell" style:parent-style-name="Default" style:data-style-name="N37">
      <style:table-cell-properties fo:border-top="thin solid #000000" fo:border-bottom="thin double #000000" fo:border-left="thin solid #000000" fo:border-right="none" style:vertical-align="automatic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6" style:family="table-cell" style:parent-style-name="Default" style:data-style-name="N37">
      <style:table-cell-properties fo:border-top="thin solid #000000" fo:border-bottom="thin double #000000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7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8.472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8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9" style:family="table-cell" style:parent-style-name="Default" style:data-style-name="N37">
      <style:table-cell-properties style:vertical-align="automatic" style:cell-protect="protected"/>
      <style:text-properties style:font-name="Arial" style:font-name-asian="Arial" style:font-name-complex="Arial" fo:font-size="10pt" style:font-size-asian="10pt" style:font-size-complex="10pt" style:text-underline-style="solid" style:text-underline-type="double" fo:font-weight="bold" style:font-weight-asian="bold" style:font-weight-complex="bold" style:font-family-generic="swiss"/>
    </style:style>
    <style:style style:name="ce70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1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2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3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ce75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6" style:family="table-cell" style:parent-style-name="Default" style:data-style-name="N38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7" style:family="table-cell" style:parent-style-name="Default" style:data-style-name="N0">
      <style:table-cell-properties fo:border="thin solid #000000" fo:background-color="#FFFFFF"/>
    </style:style>
    <style:style style:name="ce78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1" style:family="table-cell" style:parent-style-name="Default" style:data-style-name="N30"/>
    <style:style style:name="ce82" style:family="table-cell" style:parent-style-name="Excel_32_Built-in_32_Comma" style:data-style-name="N39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83" style:family="table-cell" style:parent-style-name="Default" style:data-style-name="N4"/>
    <style:style style:name="ce84" style:family="table-cell" style:parent-style-name="Default" style:data-style-name="N0"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85" style:family="table-cell" style:parent-style-name="Default" style:data-style-name="N30"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86" style:family="table-cell" style:parent-style-name="Excel_32_Built-in_32_Comma" style:data-style-name="N39">
      <style:table-cell-properties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87" style:family="table-cell" style:parent-style-name="Default" style:data-style-name="N4"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88" style:family="table-cell" style:parent-style-name="Default" style:data-style-name="N19"/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6.905625cm"/>
    </style:style>
    <style:style style:name="co3" style:family="table-column">
      <style:table-column-properties fo:break-before="auto" style:column-width="2.01083333333333cm" style:use-optimal-column-width="true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39.75pt" style:use-optimal-row-height="false" fo:break-before="auto"/>
    </style:style>
    <style:style style:name="ro5" style:family="table-row">
      <style:table-row-properties style:row-height="3.75pt" style:use-optimal-row-height="false" fo:break-before="auto"/>
    </style:style>
    <style:style style:name="ro6" style:family="table-row">
      <style:table-row-properties style:row-height="18.7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2" table:default-cell-style-name="ce11"/>
        <table:table-column table:style-name="co9" table:number-columns-repeated="4" table:default-cell-style-name="ce11"/>
        <table:table-column table:style-name="co9" table:default-cell-style-name="ce12"/>
        <table:table-column table:style-name="co9" table:number-columns-repeated="1011" table:default-cell-style-name="ce11"/>
        <table:table-column table:style-name="co10" table:number-columns-repeated="15359" table:default-cell-style-name="ce11"/>
        <table:table-row table:style-name="ro1">
          <table:table-cell office:value-type="string" table:style-name="ce2">
            <text:p>Cliente:</text:p>
          </table:table-cell>
          <table:table-cell office:value-type="string" table:style-name="ce3">
            <text:p>TELSOTERRA S.A</text:p>
          </table:table-cell>
          <table:table-cell table:number-columns-repeated="8" table:style-name="ce4"/>
          <table:table-cell office:value-type="string" table:style-name="ce5">
            <text:p>P/T:</text:p>
          </table:table-cell>
          <table:table-cell table:style-name="ce6"/>
          <table:table-cell table:style-name="ce7"/>
          <table:table-cell office:value-type="float" office:value="5401" table:number-columns-spanned="2" table:number-rows-spanned="1" table:style-name="ce74">
            <text:p>5401</text:p>
          </table:table-cell>
          <table:covered-table-cell/>
          <table:table-cell table:number-columns-repeated="16369" table:style-name="ce8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style-name="ce3">
            <text:p>Fase 2 – Ejecución</text:p>
          </table:table-cell>
          <table:table-cell table:number-columns-repeated="8" table:style-name="ce4"/>
          <table:table-cell office:value-type="string" table:style-name="ce5">
            <text:p>Prepar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75">
            <text:p>Cesar Leon</text:p>
          </table:table-cell>
          <table:covered-table-cell/>
          <table:table-cell table:number-columns-repeated="16369" table:style-name="ce8"/>
        </table:table-row>
        <table:table-row table:style-name="ro2">
          <table:table-cell office:value-type="string" table:style-name="ce2">
            <text:p>Area:</text:p>
          </table:table-cell>
          <table:table-cell office:value-type="string" table:style-name="ce3">
            <text:p>Inventarios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office:value-type="date" office:date-value="2020-10-15T00:00:00" table:number-columns-spanned="2" table:number-rows-spanned="1" table:style-name="ce76">
            <text:p>15/10/20</text:p>
          </table:table-cell>
          <table:covered-table-cell/>
          <table:table-cell table:number-columns-repeated="16369" table:style-name="ce8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style-name="ce3">
            <text:p>Análisis variaciones de grupo contable</text:p>
          </table:table-cell>
          <table:table-cell table:number-columns-repeated="8" table:style-name="ce4"/>
          <table:table-cell office:value-type="string" table:style-name="ce5">
            <text:p>Revis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75">
            <text:p>Carlos Almeida</text:p>
          </table:table-cell>
          <table:covered-table-cell/>
          <table:table-cell table:number-columns-repeated="16369" table:style-name="ce8"/>
        </table:table-row>
        <table:table-row table:style-name="ro3">
          <table:table-cell office:value-type="string" table:style-name="ce2">
            <text:p>Con corte al:</text:p>
          </table:table-cell>
          <table:table-cell office:value-type="string" table:style-name="ce3">
            <text:p>Al 31 de Octubre del 2020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table:number-columns-spanned="2" table:number-rows-spanned="1" table:style-name="ce77"/>
          <table:covered-table-cell/>
          <table:table-cell table:number-columns-repeated="16369" table:style-name="ce8"/>
        </table:table-row>
        <table:table-row table:style-name="ro2">
          <table:table-cell table:number-columns-repeated="13" table:style-name="ce9"/>
          <table:table-cell table:style-name="ce10"/>
          <table:table-cell table:number-columns-repeated="16370" table:style-name="ce9"/>
        </table:table-row>
        <table:table-row table:number-rows-repeated="2" table:style-name="ro3">
          <table:table-cell table:number-columns-repeated="16384"/>
        </table:table-row>
        <table:table-row table:style-name="ro4">
          <table:table-cell office:value-type="string" table:number-columns-spanned="1" table:number-rows-spanned="2" table:style-name="ce78">
            <text:p>Código</text:p>
          </table:table-cell>
          <table:table-cell office:value-type="string" table:number-columns-spanned="1" table:number-rows-spanned="2" table:style-name="ce79">
            <text:p>Cuenta</text:p>
          </table:table-cell>
          <table:table-cell office:value-type="string" table:number-columns-spanned="1" table:number-rows-spanned="2" table:style-name="ce79">
            <text:p>Referencia</text:p>
          </table:table-cell>
          <table:table-cell office:value-type="string" table:style-name="ce14">
            <text:p>Saldos contables al</text:p>
          </table:table-cell>
          <table:table-cell office:value-type="string" table:number-columns-spanned="2" table:number-rows-spanned="1" table:style-name="ce80">
            <text:p>Movimiento</text:p>
          </table:table-cell>
          <table:covered-table-cell/>
          <table:table-cell office:value-type="string" table:style-name="ce15">
            <text:p>Saldos auditados al</text:p>
          </table:table-cell>
          <table:table-cell office:value-type="string" table:number-columns-spanned="1" table:number-rows-spanned="2" table:style-name="ce78">
            <text:p>Código</text:p>
          </table:table-cell>
          <table:table-cell office:value-type="string" table:number-columns-spanned="1" table:number-rows-spanned="2" table:style-name="ce79">
            <text:p>Cuenta</text:p>
          </table:table-cell>
          <table:table-cell office:value-type="string" table:style-name="ce14">
            <text:p>Saldos auditados al</text:p>
          </table:table-cell>
          <table:table-cell office:value-type="string" table:style-name="ce13">
            <text:p>Variaciones</text:p>
          </table:table-cell>
          <table:table-cell table:number-columns-repeated="16373" table:style-name="ce9"/>
        </table:table-row>
        <table:table-row table:style-name="ro2">
          <table:covered-table-cell/>
          <table:covered-table-cell/>
          <table:covered-table-cell/>
          <table:table-cell office:value-type="date" office:date-value="2020-10-31T00:00:00" table:style-name="ce16">
            <text:p>31-oct-20</text:p>
          </table:table-cell>
          <table:table-cell office:value-type="string" table:style-name="ce16">
            <text:p>Débitos</text:p>
          </table:table-cell>
          <table:table-cell office:value-type="string" table:style-name="ce16">
            <text:p>Créditos</text:p>
          </table:table-cell>
          <table:table-cell office:value-type="date" office:date-value="2020-12-31T00:00:00" table:style-name="ce16">
            <text:p>31-dic-20</text:p>
          </table:table-cell>
          <table:covered-table-cell/>
          <table:covered-table-cell/>
          <table:table-cell office:value-type="date" office:date-value="2019-12-31T00:00:00" table:style-name="ce16">
            <text:p>31-dic-19</text:p>
          </table:table-cell>
          <table:table-cell office:value-type="string" table:style-name="ce13">
            <text:p>Valor</text:p>
          </table:table-cell>
          <table:table-cell table:number-columns-repeated="16373" table:style-name="ce9"/>
        </table:table-row>
        <table:table-row table:style-name="ro2">
          <table:table-cell table:style-name="ce17"/>
          <table:table-cell table:style-name="ce18"/>
          <table:table-cell table:style-name="ce19"/>
          <table:table-cell table:style-name="ce20"/>
          <table:table-cell table:style-name="ce21"/>
          <table:table-cell table:style-name="ce20"/>
          <table:table-cell office:value-type="float" office:value="0" table:formula="of:=[.D11]-[.E11]+[.F11]" table:style-name="ce22">
            <text:p>-<text:s/></text:p>
          </table:table-cell>
          <table:table-cell table:number-columns-repeated="2" table:style-name="ce19"/>
          <table:table-cell table:style-name="ce22"/>
          <table:table-cell office:value-type="float" office:value="0" table:style-name="ce23">
            <text:p>-<text:s/></text:p>
          </table:table-cell>
          <table:table-cell table:number-columns-repeated="16373" table:style-name="ce8"/>
        </table:table-row>
        <table:table-row table:style-name="ro2">
          <table:table-cell table:style-name="ce24"/>
          <table:table-cell table:style-name="ce25"/>
          <table:table-cell table:style-name="ce19"/>
          <table:table-cell table:style-name="ce22"/>
          <table:table-cell table:style-name="ce26"/>
          <table:table-cell table:style-name="ce22"/>
          <table:table-cell office:value-type="float" office:value="0" table:formula="of:=[.D12]-[.E12]+[.F12]" table:style-name="ce22">
            <text:p>-<text:s/></text:p>
          </table:table-cell>
          <table:table-cell table:number-columns-repeated="2" table:style-name="ce19"/>
          <table:table-cell table:style-name="ce22"/>
          <table:table-cell office:value-type="float" office:value="0" table:style-name="ce23">
            <text:p>-<text:s/></text:p>
          </table:table-cell>
          <table:table-cell table:number-columns-repeated="16373" table:style-name="ce8"/>
        </table:table-row>
        <table:table-row table:style-name="ro2">
          <table:table-cell office:value-type="string" table:style-name="ce27">
            <text:p>1-2-1-01-01-001</text:p>
          </table:table-cell>
          <table:table-cell office:value-type="string" table:style-name="ce19">
            <text:p>Inventario en Transito</text:p>
          </table:table-cell>
          <table:table-cell table:style-name="ce19"/>
          <table:table-cell office:value-type="float" office:value="93762.08" table:style-name="ce22">
            <text:p>93.762<text:s/></text:p>
          </table:table-cell>
          <table:table-cell table:style-name="ce26"/>
          <table:table-cell table:style-name="ce22"/>
          <table:table-cell office:value-type="float" office:value="93762.08" table:formula="of:=[.D13]-[.E13]+[.F13]" table:style-name="ce22">
            <text:p>93.762<text:s/></text:p>
          </table:table-cell>
          <table:table-cell office:value-type="string" table:style-name="ce19">
            <text:p>1-2-1-01-01-001</text:p>
          </table:table-cell>
          <table:table-cell office:value-type="string" table:style-name="ce19">
            <text:p>Inventario en Transito</text:p>
          </table:table-cell>
          <table:table-cell office:value-type="float" office:value="124" table:style-name="ce22">
            <text:p>124<text:s/></text:p>
          </table:table-cell>
          <table:table-cell office:value-type="float" office:value="93638.080000000002" table:formula="of:=[.G13]-[.J13]" table:style-name="ce23">
            <text:p>93.638<text:s/></text:p>
          </table:table-cell>
          <table:table-cell table:number-columns-repeated="16373" table:style-name="ce8"/>
        </table:table-row>
        <table:table-row table:style-name="ro2">
          <table:table-cell office:value-type="string" table:style-name="ce27">
            <text:p>1-2-1-01-01-002</text:p>
          </table:table-cell>
          <table:table-cell office:value-type="string" table:style-name="ce19">
            <text:p>Materiales y equipos</text:p>
          </table:table-cell>
          <table:table-cell table:style-name="ce19"/>
          <table:table-cell office:value-type="float" office:value="171961.36" table:style-name="ce22">
            <text:p>171.961<text:s/></text:p>
          </table:table-cell>
          <table:table-cell table:style-name="ce26"/>
          <table:table-cell table:style-name="ce22"/>
          <table:table-cell office:value-type="float" office:value="171961.36" table:formula="of:=[.D14]-[.E14]+[.F14]" table:style-name="ce22">
            <text:p>171.961<text:s/></text:p>
          </table:table-cell>
          <table:table-cell office:value-type="string" table:style-name="ce19">
            <text:p>1-2-1-01-01-002</text:p>
          </table:table-cell>
          <table:table-cell office:value-type="string" table:style-name="ce19">
            <text:p>Materiales y equipos</text:p>
          </table:table-cell>
          <table:table-cell office:value-type="float" office:value="520510" table:style-name="ce22">
            <text:p>520.510<text:s/></text:p>
          </table:table-cell>
          <table:table-cell office:value-type="float" office:value="-348548.64" table:formula="of:=[.G14]-[.J14]" table:style-name="ce23">
            <text:p>(348.549)</text:p>
          </table:table-cell>
          <table:table-cell table:number-columns-repeated="16373" table:style-name="ce8"/>
        </table:table-row>
        <table:table-row table:style-name="ro2">
          <table:table-cell table:style-name="ce28"/>
          <table:table-cell table:style-name="ce29"/>
          <table:table-cell table:style-name="ce19"/>
          <table:table-cell table:number-columns-repeated="3" table:style-name="ce30"/>
          <table:table-cell office:value-type="float" office:value="0" table:formula="of:=[.D15]-[.E15]+[.F15]" table:style-name="ce22">
            <text:p>-<text:s/></text:p>
          </table:table-cell>
          <table:table-cell table:number-columns-repeated="2" table:style-name="ce19"/>
          <table:table-cell table:style-name="ce22"/>
          <table:table-cell office:value-type="float" office:value="0" table:formula="of:=[.G15]-[.J15]" table:style-name="ce23">
            <text:p>-<text:s/></text:p>
          </table:table-cell>
          <table:table-cell table:number-columns-repeated="16373" table:style-name="ce31"/>
        </table:table-row>
        <table:table-row table:style-name="ro2">
          <table:table-cell office:value-type="string" table:style-name="ce27">
            <text:p>1-2-1-02-01-001</text:p>
          </table:table-cell>
          <table:table-cell office:value-type="string" table:style-name="ce19">
            <text:p>Tramites de Des-aduanizacion</text:p>
          </table:table-cell>
          <table:table-cell table:style-name="ce19"/>
          <table:table-cell office:value-type="float" office:value="4084.44" table:style-name="ce22">
            <text:p>4.084<text:s/></text:p>
          </table:table-cell>
          <table:table-cell table:style-name="ce32"/>
          <table:table-cell table:style-name="ce33"/>
          <table:table-cell office:value-type="float" office:value="4084.44" table:formula="of:=[.D16]-[.E16]+[.F16]" table:style-name="ce22">
            <text:p>4.084<text:s/></text:p>
          </table:table-cell>
          <table:table-cell office:value-type="string" table:style-name="ce19">
            <text:p>1-2-1-02-01-001</text:p>
          </table:table-cell>
          <table:table-cell office:value-type="string" table:style-name="ce19">
            <text:p>Tramites de Des-aduanizacion</text:p>
          </table:table-cell>
          <table:table-cell office:value-type="float" office:value="4084" table:style-name="ce22">
            <text:p>4.084<text:s/></text:p>
          </table:table-cell>
          <table:table-cell office:value-type="float" office:value="0.44000000000005457" table:formula="of:=[.G16]-[.J16]" table:style-name="ce23">
            <text:p>0<text:s/></text:p>
          </table:table-cell>
          <table:table-cell table:number-columns-repeated="16373" table:style-name="ce8"/>
        </table:table-row>
        <table:table-row table:style-name="ro2">
          <table:table-cell table:style-name="ce34"/>
          <table:table-cell table:style-name="ce18"/>
          <table:table-cell table:style-name="ce19"/>
          <table:table-cell table:style-name="ce22"/>
          <table:table-cell table:style-name="ce32"/>
          <table:table-cell table:style-name="ce22"/>
          <table:table-cell office:value-type="float" office:value="0" table:formula="of:=[.D17]-[.E17]+[.F17]" table:style-name="ce22">
            <text:p>-<text:s/></text:p>
          </table:table-cell>
          <table:table-cell table:number-columns-repeated="2" table:style-name="ce19"/>
          <table:table-cell table:style-name="ce22"/>
          <table:table-cell office:value-type="float" office:value="0" table:formula="of:=[.G17]-[.J17]" table:style-name="ce23">
            <text:p>-<text:s/></text:p>
          </table:table-cell>
          <table:table-cell table:number-columns-repeated="16373" table:style-name="ce8"/>
        </table:table-row>
        <table:table-row table:style-name="ro2">
          <table:table-cell table:style-name="ce35"/>
          <table:table-cell table:style-name="ce36"/>
          <table:table-cell table:style-name="ce19"/>
          <table:table-cell table:style-name="ce37"/>
          <table:table-cell table:style-name="ce26"/>
          <table:table-cell table:style-name="ce22"/>
          <table:table-cell office:value-type="float" office:value="0" table:formula="of:=[.D18]-[.E18]+[.F18]" table:style-name="ce22">
            <text:p>-<text:s/></text:p>
          </table:table-cell>
          <table:table-cell table:number-columns-repeated="2" table:style-name="ce19"/>
          <table:table-cell table:style-name="ce22"/>
          <table:table-cell office:value-type="float" office:value="0" table:formula="of:=[.G18]-[.J18]" table:style-name="ce23">
            <text:p>-<text:s/></text:p>
          </table:table-cell>
          <table:table-cell table:number-columns-repeated="16373" table:style-name="ce8"/>
        </table:table-row>
        <table:table-row table:style-name="ro2">
          <table:table-cell table:style-name="ce35"/>
          <table:table-cell table:style-name="ce36"/>
          <table:table-cell table:style-name="ce19"/>
          <table:table-cell table:style-name="ce38"/>
          <table:table-cell table:style-name="ce26"/>
          <table:table-cell table:style-name="ce22"/>
          <table:table-cell office:value-type="float" office:value="0" table:formula="of:=[.D19]-[.E19]+[.F19]" table:style-name="ce22">
            <text:p>-<text:s/></text:p>
          </table:table-cell>
          <table:table-cell table:number-columns-repeated="2" table:style-name="ce19"/>
          <table:table-cell table:style-name="ce22"/>
          <table:table-cell office:value-type="float" office:value="0" table:formula="of:=[.G19]-[.J19]" table:style-name="ce23">
            <text:p>-<text:s/></text:p>
          </table:table-cell>
          <table:table-cell table:number-columns-repeated="16373" table:style-name="ce8"/>
        </table:table-row>
        <table:table-row table:style-name="ro2">
          <table:table-cell table:style-name="ce35"/>
          <table:table-cell table:style-name="ce36"/>
          <table:table-cell table:style-name="ce19"/>
          <table:table-cell table:style-name="ce38"/>
          <table:table-cell table:style-name="ce26"/>
          <table:table-cell table:style-name="ce22"/>
          <table:table-cell office:value-type="float" office:value="0" table:formula="of:=[.D20]-[.E20]+[.F20]" table:style-name="ce22">
            <text:p>-<text:s/></text:p>
          </table:table-cell>
          <table:table-cell table:number-columns-repeated="2" table:style-name="ce19"/>
          <table:table-cell table:style-name="ce22"/>
          <table:table-cell office:value-type="float" office:value="0" table:formula="of:=[.G20]-[.J20]" table:style-name="ce23">
            <text:p>-<text:s/></text:p>
          </table:table-cell>
          <table:table-cell table:number-columns-repeated="16373" table:style-name="ce8"/>
        </table:table-row>
        <table:table-row table:style-name="ro2">
          <table:table-cell table:number-columns-repeated="2" table:style-name="ce35"/>
          <table:table-cell table:style-name="ce19"/>
          <table:table-cell table:style-name="ce38"/>
          <table:table-cell table:style-name="ce26"/>
          <table:table-cell table:style-name="ce22"/>
          <table:table-cell office:value-type="float" office:value="0" table:formula="of:=[.D21]-[.E21]+[.F21]" table:style-name="ce22">
            <text:p>-<text:s/></text:p>
          </table:table-cell>
          <table:table-cell table:number-columns-repeated="2" table:style-name="ce19"/>
          <table:table-cell table:style-name="ce22"/>
          <table:table-cell office:value-type="float" office:value="0" table:formula="of:=[.G21]-[.J21]" table:style-name="ce23">
            <text:p>-<text:s/></text:p>
          </table:table-cell>
          <table:table-cell table:number-columns-repeated="16373" table:style-name="ce8"/>
        </table:table-row>
        <table:table-row table:style-name="ro2">
          <table:table-cell table:number-columns-repeated="2" table:style-name="ce39"/>
          <table:table-cell table:style-name="ce19"/>
          <table:table-cell table:style-name="ce40"/>
          <table:table-cell table:number-columns-repeated="2" table:style-name="ce30"/>
          <table:table-cell office:value-type="float" office:value="0" table:formula="of:=[.D22]-[.E22]+[.F22]" table:style-name="ce22">
            <text:p>-<text:s/></text:p>
          </table:table-cell>
          <table:table-cell table:number-columns-repeated="2" table:style-name="ce19"/>
          <table:table-cell table:style-name="ce22"/>
          <table:table-cell office:value-type="float" office:value="0" table:formula="of:=[.G22]-[.J22]" table:style-name="ce23">
            <text:p>-<text:s/></text:p>
          </table:table-cell>
          <table:table-cell table:number-columns-repeated="16373" table:style-name="ce31"/>
        </table:table-row>
        <table:table-row table:style-name="ro2">
          <table:table-cell table:number-columns-repeated="2" table:style-name="ce34"/>
          <table:table-cell table:style-name="ce19"/>
          <table:table-cell table:style-name="ce22"/>
          <table:table-cell table:style-name="ce32"/>
          <table:table-cell table:style-name="ce22"/>
          <table:table-cell office:value-type="float" office:value="0" table:formula="of:=[.D23]-[.E23]+[.F23]" table:style-name="ce22">
            <text:p>-<text:s/></text:p>
          </table:table-cell>
          <table:table-cell table:number-columns-repeated="2" table:style-name="ce19"/>
          <table:table-cell table:style-name="ce22"/>
          <table:table-cell office:value-type="float" office:value="0" table:formula="of:=[.G23]-[.J23]" table:style-name="ce23">
            <text:p>-<text:s/></text:p>
          </table:table-cell>
          <table:table-cell table:number-columns-repeated="16373" table:style-name="ce8"/>
        </table:table-row>
        <table:table-row table:style-name="ro2">
          <table:table-cell table:number-columns-repeated="2" table:style-name="ce34"/>
          <table:table-cell table:style-name="ce19"/>
          <table:table-cell table:style-name="ce22"/>
          <table:table-cell table:style-name="ce26"/>
          <table:table-cell table:number-columns-repeated="2" table:style-name="ce22"/>
          <table:table-cell table:number-columns-repeated="2" table:style-name="ce19"/>
          <table:table-cell table:style-name="ce22"/>
          <table:table-cell office:value-type="float" office:value="0" table:formula="of:=[.G24]-[.J24]" table:style-name="ce23">
            <text:p>-<text:s/></text:p>
          </table:table-cell>
          <table:table-cell table:number-columns-repeated="16373" table:style-name="ce8"/>
        </table:table-row>
        <table:table-row table:style-name="ro2">
          <table:table-cell table:style-name="ce41"/>
          <table:table-cell table:style-name="ce42"/>
          <table:table-cell table:style-name="ce19"/>
          <table:table-cell table:number-columns-repeated="3" table:style-name="ce43"/>
          <table:table-cell table:style-name="ce22"/>
          <table:table-cell table:number-columns-repeated="2" table:style-name="ce19"/>
          <table:table-cell table:style-name="ce22"/>
          <table:table-cell table:style-name="ce23"/>
          <table:table-cell table:number-columns-repeated="16373" table:style-name="ce8"/>
        </table:table-row>
        <table:table-row table:style-name="ro5">
          <table:table-cell table:style-name="ce44"/>
          <table:table-cell table:number-columns-repeated="2" table:style-name="ce45"/>
          <table:table-cell table:style-name="ce46"/>
          <table:table-cell table:style-name="ce8"/>
          <table:table-cell table:style-name="ce47"/>
          <table:table-cell table:number-columns-repeated="2" table:style-name="ce48"/>
          <table:table-cell table:style-name="ce46"/>
          <table:table-cell table:style-name="ce20"/>
          <table:table-cell table:style-name="ce49"/>
          <table:table-cell table:number-columns-repeated="16373" table:style-name="ce8"/>
        </table:table-row>
        <table:table-row table:style-name="ro6">
          <table:table-cell table:style-name="ce50"/>
          <table:table-cell office:value-type="string" table:style-name="ce51">
            <text:p>Total</text:p>
          </table:table-cell>
          <table:table-cell table:style-name="ce51"/>
          <table:table-cell office:value-type="float" office:value="269807.88" table:formula="of:=SUM([.D11:.D24])" table:style-name="ce50">
            <text:p>269.808<text:s/></text:p>
          </table:table-cell>
          <table:table-cell office:value-type="float" office:value="0" table:formula="of:=SUM([.E11:.E24])" table:style-name="ce50">
            <text:p>-<text:s/></text:p>
          </table:table-cell>
          <table:table-cell office:value-type="float" office:value="0" table:formula="of:=SUM([.F11:.F24])" table:style-name="ce50">
            <text:p>-<text:s/></text:p>
          </table:table-cell>
          <table:table-cell office:value-type="float" office:value="269807.88" table:formula="of:=SUM([.G11:.G24])" table:style-name="ce50">
            <text:p>269.808<text:s/></text:p>
          </table:table-cell>
          <table:table-cell table:number-columns-repeated="2" table:style-name="ce50"/>
          <table:table-cell office:value-type="float" office:value="524718" table:formula="of:=SUM([.J11:.J24])" table:style-name="ce50">
            <text:p>524.718<text:s/></text:p>
          </table:table-cell>
          <table:table-cell office:value-type="float" office:value="-254910.12" table:formula="of:=SUM([.K11:.K24])" table:style-name="ce52">
            <text:p>(254.910)</text:p>
          </table:table-cell>
          <table:table-cell table:number-columns-repeated="16373" table:style-name="ce53"/>
        </table:table-row>
        <table:table-row table:style-name="ro7">
          <table:table-cell table:number-columns-repeated="13" table:style-name="ce11"/>
          <table:table-cell table:number-columns-repeated="16371"/>
        </table:table-row>
        <table:table-row table:style-name="ro3">
          <table:table-cell table:number-columns-repeated="16384"/>
        </table:table-row>
        <table:table-row table:style-name="ro3">
          <table:table-cell table:style-name="ce11"/>
          <table:table-cell table:number-columns-repeated="2" table:style-name="ce54"/>
          <table:table-cell office:value-type="string" table:style-name="ce55">
            <text:p>Saldo al</text:p>
          </table:table-cell>
          <table:table-cell office:value-type="string" table:style-name="ce56">
            <text:p>Saldo al</text:p>
          </table:table-cell>
          <table:table-cell table:number-columns-repeated="8" table:style-name="ce11"/>
          <table:table-cell table:number-columns-repeated="16371"/>
        </table:table-row>
        <table:table-row table:style-name="ro3">
          <table:table-cell table:style-name="ce11"/>
          <table:table-cell office:value-type="string" table:style-name="ce57">
            <text:p>Nota a los estados financieros:</text:p>
          </table:table-cell>
          <table:table-cell table:style-name="ce57"/>
          <table:table-cell office:value-type="date" office:date-value="2020-12-31T00:00:00" table:style-name="ce58">
            <text:p>31/12/2020</text:p>
          </table:table-cell>
          <table:table-cell office:value-type="date" office:date-value="2019-12-31T00:00:00" table:style-name="ce59">
            <text:p>31/12/2019</text:p>
          </table:table-cell>
          <table:table-cell table:number-columns-repeated="8" table:style-name="ce11"/>
          <table:table-cell table:number-columns-repeated="16371"/>
        </table:table-row>
        <table:table-row table:style-name="ro3">
          <table:table-cell table:style-name="ce11"/>
          <table:table-cell table:number-columns-repeated="2" table:style-name="ce60"/>
          <table:table-cell table:style-name="ce61"/>
          <table:table-cell table:style-name="ce62"/>
          <table:table-cell table:number-columns-repeated="8" table:style-name="ce11"/>
          <table:table-cell table:number-columns-repeated="16371"/>
        </table:table-row>
        <table:table-row table:style-name="ro3">
          <table:table-cell table:style-name="ce11"/>
          <table:table-cell office:value-type="string" table:style-name="ce60">
            <text:p>Inventarios</text:p>
          </table:table-cell>
          <table:table-cell table:style-name="ce60"/>
          <table:table-cell office:value-type="float" office:value="269807.88" table:formula="of:=SUM([.G13:.G16])" table:style-name="ce22">
            <text:p>269.808<text:s/></text:p>
          </table:table-cell>
          <table:table-cell office:value-type="float" office:value="524718" table:formula="of:=SUM([.J13:.J16])" table:style-name="ce22">
            <text:p>524.718<text:s/></text:p>
          </table:table-cell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style-name="ro3">
          <table:table-cell table:style-name="ce11"/>
          <table:table-cell table:number-columns-repeated="2" table:style-name="ce60"/>
          <table:table-cell table:style-name="ce61"/>
          <table:table-cell table:style-name="ce62"/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style-name="ro7">
          <table:table-cell table:style-name="ce11"/>
          <table:table-cell office:value-type="string" table:style-name="ce63">
            <text:p>Total</text:p>
          </table:table-cell>
          <table:table-cell table:style-name="ce64"/>
          <table:table-cell office:value-type="float" office:value="269807.88" table:formula="of:=+SUM([.D32:.D34])" table:style-name="ce65">
            <text:p>269.808<text:s/></text:p>
          </table:table-cell>
          <table:table-cell office:value-type="float" office:value="524718" table:formula="of:=+SUM([.E32:.E34])" table:style-name="ce66">
            <text:p>524.718<text:s/></text:p>
          </table:table-cell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style-name="ro7">
          <table:table-cell table:style-name="ce11"/>
          <table:table-cell table:number-columns-repeated="2" table:style-name="ce67"/>
          <table:table-cell table:style-name="ce68"/>
          <table:table-cell table:style-name="ce69"/>
          <table:table-cell table:number-columns-repeated="8" table:style-name="ce11"/>
          <table:table-cell table:style-name="ce12"/>
          <table:table-cell table:number-columns-repeated="16370" table:style-name="ce11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70">
            <text:p>Fuente:</text:p>
          </table:table-cell>
          <table:table-cell table:number-columns-repeated="14" table:style-name="ce71"/>
          <table:table-cell table:number-columns-repeated="16369"/>
        </table:table-row>
        <table:table-row table:style-name="ro3">
          <table:table-cell office:value-type="string" table:style-name="ce9">
            <text:p>Estados Financieros de la compañía</text:p>
          </table:table-cell>
          <table:table-cell table:number-columns-repeated="14" table:style-name="ce9"/>
          <table:table-cell table:number-columns-repeated="16369"/>
        </table:table-row>
        <table:table-row table:style-name="ro3">
          <table:table-cell table:number-columns-repeated="15" table:style-name="ce9"/>
          <table:table-cell table:number-columns-repeated="16369"/>
        </table:table-row>
        <table:table-row table:style-name="ro3">
          <table:table-cell office:value-type="string" table:style-name="ce72">
            <text:p>Objetivo:</text:p>
          </table:table-cell>
          <table:table-cell table:number-columns-repeated="14" table:style-name="ce9"/>
          <table:table-cell table:number-columns-repeated="16369"/>
        </table:table-row>
        <table:table-row table:style-name="ro3">
          <table:table-cell office:value-type="string" table:style-name="ce9">
            <text:p>Obtener un detalle comparativo de los saldos entre periodos, esto con la finalidad de diseñar procedimientos de auditoría sobre los saldos de las cuentas</text:p>
          </table:table-cell>
          <table:table-cell table:number-columns-repeated="14" table:style-name="ce9"/>
          <table:table-cell table:number-columns-repeated="16369"/>
        </table:table-row>
        <table:table-row table:style-name="ro3">
          <table:table-cell office:value-type="string" table:style-name="ce9">
            <text:p>Identificar las principales variaciones de los saldos.</text:p>
          </table:table-cell>
          <table:table-cell table:number-columns-repeated="14" table:style-name="ce9"/>
          <table:table-cell table:number-columns-repeated="16369"/>
        </table:table-row>
        <table:table-row table:number-rows-repeated="2" table:style-name="ro3">
          <table:table-cell table:number-columns-repeated="15" table:style-name="ce9"/>
          <table:table-cell table:number-columns-repeated="16369"/>
        </table:table-row>
        <table:table-row table:style-name="ro3">
          <table:table-cell office:value-type="string" table:style-name="ce72">
            <text:p>Observaciones:</text:p>
          </table:table-cell>
          <table:table-cell table:number-columns-repeated="14" table:style-name="ce9"/>
          <table:table-cell table:number-columns-repeated="16369"/>
        </table:table-row>
        <table:table-row table:style-name="ro3">
          <table:table-cell table:number-columns-repeated="15" table:style-name="ce9"/>
          <table:table-cell table:number-columns-repeated="16369"/>
        </table:table-row>
        <table:table-row table:style-name="ro3">
          <table:table-cell office:value-type="string" table:style-name="ce73">
            <text:p>Conclusiones (A ser completado por el Auditor a cargo del compromiso):</text:p>
          </table:table-cell>
          <table:table-cell table:number-columns-repeated="14" table:style-name="ce9"/>
          <table:table-cell table:number-columns-repeated="16369"/>
        </table:table-row>
        <table:table-row table:number-rows-repeated="148" table:style-name="ro3">
          <table:table-cell table:number-columns-repeated="15" table:style-name="ce9"/>
          <table:table-cell table:number-columns-repeated="16369"/>
        </table:table-row>
        <table:table-row table:number-rows-repeated="1048378" table:style-name="ro3">
          <table:table-cell table:number-columns-repeated="16384"/>
        </table:table-row>
      </table:table>
      <table:table table:name="Mayor_Inventarios" table:style-name="ta1">
        <table:table-column table:style-name="co9" table:number-columns-repeated="11" table:default-cell-style-name="ce1"/>
        <table:table-column table:style-name="co10" table:number-columns-repeated="16373" table:default-cell-style-name="ce1"/>
        <table:table-row table:style-name="ro7">
          <table:table-cell office:value-type="float" office:value="2604" table:style-name="ce1">
            <text:p>2604</text:p>
          </table:table-cell>
          <table:table-cell office:value-type="string" table:style-name="ce81">
            <text:p>1-2-1-01</text:p>
          </table:table-cell>
          <table:table-cell office:value-type="float" office:value="520634.66" table:style-name="ce82">
            <text:p>520.634,66<text:s/></text:p>
          </table:table-cell>
          <table:table-cell office:value-type="string" table:style-name="ce82">
            <text:p>INVENTARIO<text:s/></text:p>
          </table:table-cell>
          <table:table-cell table:style-name="ce1"/>
          <table:table-cell table:number-columns-repeated="3" table:style-name="ce83"/>
          <table:table-cell table:number-columns-repeated="2" table:style-name="ce1"/>
          <table:table-cell table:style-name="ce83"/>
          <table:table-cell table:number-columns-repeated="16373"/>
        </table:table-row>
        <table:table-row table:style-name="ro7">
          <table:table-cell office:value-type="float" office:value="2605" table:style-name="ce1">
            <text:p>2605</text:p>
          </table:table-cell>
          <table:table-cell office:value-type="string" table:style-name="ce81">
            <text:p>1-2-1-01-01</text:p>
          </table:table-cell>
          <table:table-cell office:value-type="float" office:value="520634.66" table:style-name="ce82">
            <text:p>520.634,66<text:s/></text:p>
          </table:table-cell>
          <table:table-cell office:value-type="string" table:style-name="ce82">
            <text:p>INVENTARIO BODEGA</text:p>
          </table:table-cell>
          <table:table-cell table:style-name="ce1"/>
          <table:table-cell table:number-columns-repeated="3" table:style-name="ce83"/>
          <table:table-cell table:number-columns-repeated="2" table:style-name="ce1"/>
          <table:table-cell table:style-name="ce83"/>
          <table:table-cell table:number-columns-repeated="16373"/>
        </table:table-row>
        <table:table-row table:style-name="ro8">
          <table:table-cell office:value-type="float" office:value="2606" table:style-name="ce84">
            <text:p>2606</text:p>
          </table:table-cell>
          <table:table-cell office:value-type="string" table:style-name="ce85">
            <text:p>1-2-1-01-01-001</text:p>
          </table:table-cell>
          <table:table-cell office:value-type="float" office:value="124.24" table:style-name="ce86">
            <text:p>124,24<text:s/></text:p>
          </table:table-cell>
          <table:table-cell office:value-type="string" table:style-name="ce86">
            <text:p>Inventario en Transito local</text:p>
          </table:table-cell>
          <table:table-cell table:style-name="ce84"/>
          <table:table-cell table:number-columns-repeated="3" table:style-name="ce87"/>
          <table:table-cell table:number-columns-repeated="3" table:style-name="ce84"/>
          <table:table-cell table:number-columns-repeated="16373"/>
        </table:table-row>
        <table:table-row table:style-name="ro7">
          <table:table-cell office:value-type="float" office:value="2607" table:style-name="ce1">
            <text:p>2607</text:p>
          </table:table-cell>
          <table:table-cell office:value-type="string" table:style-name="ce81">
            <text:p>-37.76</text:p>
          </table:table-cell>
          <table:table-cell office:value-type="float" office:value="0" table:style-name="ce82">
            <text:p>-<text:s/></text:p>
          </table:table-cell>
          <table:table-cell office:value-type="float" office:value="162" table:style-name="ce82">
            <text:p>162,00<text:s/></text:p>
          </table:table-cell>
          <table:table-cell table:style-name="ce1"/>
          <table:table-cell office:value-type="float" office:value="1450" table:style-name="ce1">
            <text:p>14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4905" table:style-name="ce1">
            <text:p>164905</text:p>
          </table:table-cell>
          <table:table-cell office:value-type="date" office:date-value="2020-01-10T00:00:00" table:style-name="ce88">
            <text:p>10/01/2020</text:p>
          </table:table-cell>
          <table:table-cell office:value-type="string" table:style-name="ce1">
            <text:p>CL 24703-001-001</text:p>
          </table:table-cell>
          <table:table-cell table:number-columns-repeated="16373"/>
        </table:table-row>
        <table:table-row table:style-name="ro7">
          <table:table-cell office:value-type="float" office:value="2608" table:style-name="ce1">
            <text:p>2608</text:p>
          </table:table-cell>
          <table:table-cell office:value-type="string" table:style-name="ce81">
            <text:p>-625.10</text:p>
          </table:table-cell>
          <table:table-cell office:value-type="float" office:value="0" table:style-name="ce82">
            <text:p>-<text:s/></text:p>
          </table:table-cell>
          <table:table-cell office:value-type="float" office:value="587.34" table:style-name="ce82">
            <text:p>587,34<text:s/></text:p>
          </table:table-cell>
          <table:table-cell table:style-name="ce1"/>
          <table:table-cell office:value-type="float" office:value="1450" table:style-name="ce1">
            <text:p>14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5605" table:style-name="ce1">
            <text:p>165605</text:p>
          </table:table-cell>
          <table:table-cell office:value-type="date" office:date-value="2020-01-10T00:00:00" table:style-name="ce88">
            <text:p>10/01/2020</text:p>
          </table:table-cell>
          <table:table-cell office:value-type="string" table:style-name="ce1">
            <text:p>CL 53714-002-002</text:p>
          </table:table-cell>
          <table:table-cell table:number-columns-repeated="16373"/>
        </table:table-row>
        <table:table-row table:style-name="ro7">
          <table:table-cell office:value-type="float" office:value="2609" table:style-name="ce1">
            <text:p>2609</text:p>
          </table:table-cell>
          <table:table-cell office:value-type="string" table:style-name="ce81">
            <text:p>-1,715.23</text:p>
          </table:table-cell>
          <table:table-cell office:value-type="float" office:value="0" table:style-name="ce82">
            <text:p>-<text:s/></text:p>
          </table:table-cell>
          <table:table-cell office:value-type="float" office:value="1090.1300000000001" table:style-name="ce82">
            <text:p>1.090,13<text:s/></text:p>
          </table:table-cell>
          <table:table-cell table:style-name="ce1"/>
          <table:table-cell office:value-type="float" office:value="1443" table:style-name="ce1">
            <text:p>144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5805" table:style-name="ce1">
            <text:p>165805</text:p>
          </table:table-cell>
          <table:table-cell office:value-type="date" office:date-value="2020-01-10T00:00:00" table:style-name="ce88">
            <text:p>10/01/2020</text:p>
          </table:table-cell>
          <table:table-cell office:value-type="string" table:style-name="ce1">
            <text:p>CL 97260-001-014</text:p>
          </table:table-cell>
          <table:table-cell table:number-columns-repeated="16373"/>
        </table:table-row>
        <table:table-row table:style-name="ro7">
          <table:table-cell office:value-type="float" office:value="2610" table:style-name="ce1">
            <text:p>2610</text:p>
          </table:table-cell>
          <table:table-cell office:value-type="string" table:style-name="ce81">
            <text:p>-2,605.23</text:p>
          </table:table-cell>
          <table:table-cell office:value-type="float" office:value="0" table:style-name="ce82">
            <text:p>-<text:s/></text:p>
          </table:table-cell>
          <table:table-cell office:value-type="float" office:value="890" table:style-name="ce82">
            <text:p>890,00<text:s/></text:p>
          </table:table-cell>
          <table:table-cell table:style-name="ce1"/>
          <table:table-cell office:value-type="float" office:value="1443" table:style-name="ce1">
            <text:p>144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5905" table:style-name="ce1">
            <text:p>165905</text:p>
          </table:table-cell>
          <table:table-cell office:value-type="date" office:date-value="2020-01-10T00:00:00" table:style-name="ce88">
            <text:p>10/01/2020</text:p>
          </table:table-cell>
          <table:table-cell office:value-type="string" table:style-name="ce1">
            <text:p>CL 2207-001-001</text:p>
          </table:table-cell>
          <table:table-cell table:number-columns-repeated="16373"/>
        </table:table-row>
        <table:table-row table:style-name="ro7">
          <table:table-cell office:value-type="float" office:value="2611" table:style-name="ce1">
            <text:p>2611</text:p>
          </table:table-cell>
          <table:table-cell office:value-type="string" table:style-name="ce81">
            <text:p>-5,672.23</text:p>
          </table:table-cell>
          <table:table-cell office:value-type="float" office:value="0" table:style-name="ce82">
            <text:p>-<text:s/></text:p>
          </table:table-cell>
          <table:table-cell office:value-type="float" office:value="3067" table:style-name="ce82">
            <text:p>3.067,00<text:s/></text:p>
          </table:table-cell>
          <table:table-cell table:style-name="ce1"/>
          <table:table-cell office:value-type="float" office:value="1443" table:style-name="ce1">
            <text:p>144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6505" table:style-name="ce1">
            <text:p>166505</text:p>
          </table:table-cell>
          <table:table-cell office:value-type="date" office:date-value="2020-01-10T00:00:00" table:style-name="ce88">
            <text:p>10/01/2020</text:p>
          </table:table-cell>
          <table:table-cell office:value-type="string" table:style-name="ce1">
            <text:p>CL 29-001-001</text:p>
          </table:table-cell>
          <table:table-cell table:number-columns-repeated="16373"/>
        </table:table-row>
        <table:table-row table:style-name="ro7">
          <table:table-cell office:value-type="float" office:value="2612" table:style-name="ce1">
            <text:p>2612</text:p>
          </table:table-cell>
          <table:table-cell office:value-type="string" table:style-name="ce81">
            <text:p>-16,087.23</text:p>
          </table:table-cell>
          <table:table-cell office:value-type="float" office:value="0" table:style-name="ce82">
            <text:p>-<text:s/></text:p>
          </table:table-cell>
          <table:table-cell office:value-type="float" office:value="10415" table:style-name="ce82">
            <text:p>10.415,00<text:s/></text:p>
          </table:table-cell>
          <table:table-cell table:style-name="ce1"/>
          <table:table-cell office:value-type="float" office:value="1443" table:style-name="ce1">
            <text:p>144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5705" table:style-name="ce1">
            <text:p>165705</text:p>
          </table:table-cell>
          <table:table-cell office:value-type="date" office:date-value="2020-01-10T00:00:00" table:style-name="ce88">
            <text:p>10/01/2020</text:p>
          </table:table-cell>
          <table:table-cell office:value-type="string" table:style-name="ce1">
            <text:p>CL 646-001-001</text:p>
          </table:table-cell>
          <table:table-cell table:number-columns-repeated="16373"/>
        </table:table-row>
        <table:table-row table:style-name="ro7">
          <table:table-cell office:value-type="float" office:value="2613" table:style-name="ce1">
            <text:p>2613</text:p>
          </table:table-cell>
          <table:table-cell office:value-type="string" table:style-name="ce81">
            <text:p>-16,117.21</text:p>
          </table:table-cell>
          <table:table-cell office:value-type="float" office:value="0" table:style-name="ce82">
            <text:p>-<text:s/></text:p>
          </table:table-cell>
          <table:table-cell office:value-type="float" office:value="29.98" table:style-name="ce82">
            <text:p>29,98<text:s/></text:p>
          </table:table-cell>
          <table:table-cell table:style-name="ce1"/>
          <table:table-cell office:value-type="float" office:value="1443" table:style-name="ce1">
            <text:p>144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7005" table:style-name="ce1">
            <text:p>167005</text:p>
          </table:table-cell>
          <table:table-cell office:value-type="date" office:date-value="2020-01-10T00:00:00" table:style-name="ce88">
            <text:p>10/01/2020</text:p>
          </table:table-cell>
          <table:table-cell office:value-type="string" table:style-name="ce1">
            <text:p>CL 29-001-100</text:p>
          </table:table-cell>
          <table:table-cell table:number-columns-repeated="16373"/>
        </table:table-row>
        <table:table-row table:style-name="ro7">
          <table:table-cell office:value-type="float" office:value="2614" table:style-name="ce1">
            <text:p>2614</text:p>
          </table:table-cell>
          <table:table-cell office:value-type="string" table:style-name="ce81">
            <text:p>-16,171.71</text:p>
          </table:table-cell>
          <table:table-cell office:value-type="float" office:value="0" table:style-name="ce82">
            <text:p>-<text:s/></text:p>
          </table:table-cell>
          <table:table-cell office:value-type="float" office:value="54.5" table:style-name="ce82">
            <text:p>54,50<text:s/></text:p>
          </table:table-cell>
          <table:table-cell table:style-name="ce1"/>
          <table:table-cell office:value-type="float" office:value="1443" table:style-name="ce1">
            <text:p>144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6905" table:style-name="ce1">
            <text:p>166905</text:p>
          </table:table-cell>
          <table:table-cell office:value-type="date" office:date-value="2020-01-10T00:00:00" table:style-name="ce88">
            <text:p>10/01/2020</text:p>
          </table:table-cell>
          <table:table-cell office:value-type="string" table:style-name="ce1">
            <text:p>CL 547-001-001</text:p>
          </table:table-cell>
          <table:table-cell table:number-columns-repeated="16373"/>
        </table:table-row>
        <table:table-row table:style-name="ro7">
          <table:table-cell office:value-type="float" office:value="2615" table:style-name="ce1">
            <text:p>2615</text:p>
          </table:table-cell>
          <table:table-cell office:value-type="string" table:style-name="ce81">
            <text:p>-15,696.71</text:p>
          </table:table-cell>
          <table:table-cell office:value-type="float" office:value="475" table:style-name="ce82">
            <text:p>475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52" table:style-name="ce1">
            <text:p>14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1-16T00:00:00" table:style-name="ce88">
            <text:p>16/01/2020</text:p>
          </table:table-cell>
          <table:table-cell office:value-type="string" table:style-name="ce1">
            <text:p>RECLASIFICACION TRANSACCIÓN #220403 PROV. EVISA</text:p>
          </table:table-cell>
          <table:table-cell table:number-columns-repeated="16373"/>
        </table:table-row>
        <table:table-row table:style-name="ro7">
          <table:table-cell office:value-type="float" office:value="2616" table:style-name="ce1">
            <text:p>2616</text:p>
          </table:table-cell>
          <table:table-cell office:value-type="string" table:style-name="ce81">
            <text:p>-15,215.21</text:p>
          </table:table-cell>
          <table:table-cell office:value-type="float" office:value="481.5" table:style-name="ce82">
            <text:p>481,5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52" table:style-name="ce1">
            <text:p>14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1-16T00:00:00" table:style-name="ce88">
            <text:p>16/01/2020</text:p>
          </table:table-cell>
          <table:table-cell office:value-type="string" table:style-name="ce1">
            <text:p>RECLASIFICACION TRANSACCIÓN #221303 PROV. ACEROTEC</text:p>
          </table:table-cell>
          <table:table-cell table:number-columns-repeated="16373"/>
        </table:table-row>
        <table:table-row table:style-name="ro7">
          <table:table-cell office:value-type="float" office:value="2617" table:style-name="ce1">
            <text:p>2617</text:p>
          </table:table-cell>
          <table:table-cell office:value-type="string" table:style-name="ce81">
            <text:p>-15,053.21</text:p>
          </table:table-cell>
          <table:table-cell office:value-type="float" office:value="162" table:style-name="ce82">
            <text:p>162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41" table:style-name="ce1">
            <text:p>14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0503" table:style-name="ce1">
            <text:p>220503</text:p>
          </table:table-cell>
          <table:table-cell office:value-type="date" office:date-value="2020-01-17T00:00:00" table:style-name="ce88">
            <text:p>17/01/2020</text:p>
          </table:table-cell>
          <table:table-cell office:value-type="string" table:style-name="ce1">
            <text:p>FB 000024703-001001-MEMORIA DDR3 8GB ADATA</text:p>
          </table:table-cell>
          <table:table-cell table:number-columns-repeated="16373"/>
        </table:table-row>
        <table:table-row table:style-name="ro7">
          <table:table-cell office:value-type="float" office:value="2618" table:style-name="ce1">
            <text:p>2618</text:p>
          </table:table-cell>
          <table:table-cell office:value-type="string" table:style-name="ce81">
            <text:p>-15,733.21</text:p>
          </table:table-cell>
          <table:table-cell office:value-type="float" office:value="0" table:style-name="ce82">
            <text:p>-<text:s/></text:p>
          </table:table-cell>
          <table:table-cell office:value-type="float" office:value="680" table:style-name="ce82">
            <text:p>680,00<text:s/></text:p>
          </table:table-cell>
          <table:table-cell table:style-name="ce1"/>
          <table:table-cell office:value-type="float" office:value="1451" table:style-name="ce1">
            <text:p>145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7305" table:style-name="ce1">
            <text:p>167305</text:p>
          </table:table-cell>
          <table:table-cell office:value-type="date" office:date-value="2020-01-27T00:00:00" table:style-name="ce88">
            <text:p>27/01/2020</text:p>
          </table:table-cell>
          <table:table-cell office:value-type="string" table:style-name="ce1">
            <text:p>CL 666-001-001</text:p>
          </table:table-cell>
          <table:table-cell table:number-columns-repeated="16373"/>
        </table:table-row>
        <table:table-row table:style-name="ro7">
          <table:table-cell office:value-type="float" office:value="2619" table:style-name="ce1">
            <text:p>2619</text:p>
          </table:table-cell>
          <table:table-cell office:value-type="string" table:style-name="ce81">
            <text:p>-16,028.23</text:p>
          </table:table-cell>
          <table:table-cell office:value-type="float" office:value="0" table:style-name="ce82">
            <text:p>-<text:s/></text:p>
          </table:table-cell>
          <table:table-cell office:value-type="float" office:value="295.02" table:style-name="ce82">
            <text:p>295,02<text:s/></text:p>
          </table:table-cell>
          <table:table-cell table:style-name="ce1"/>
          <table:table-cell office:value-type="float" office:value="1451" table:style-name="ce1">
            <text:p>145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7505" table:style-name="ce1">
            <text:p>167505</text:p>
          </table:table-cell>
          <table:table-cell office:value-type="date" office:date-value="2020-01-27T00:00:00" table:style-name="ce88">
            <text:p>27/01/2020</text:p>
          </table:table-cell>
          <table:table-cell office:value-type="string" table:style-name="ce1">
            <text:p>CL 400598-001-011</text:p>
          </table:table-cell>
          <table:table-cell table:number-columns-repeated="16373"/>
        </table:table-row>
        <table:table-row table:style-name="ro7">
          <table:table-cell office:value-type="float" office:value="2620" table:style-name="ce1">
            <text:p>2620</text:p>
          </table:table-cell>
          <table:table-cell office:value-type="string" table:style-name="ce81">
            <text:p>-16,886.23</text:p>
          </table:table-cell>
          <table:table-cell office:value-type="float" office:value="0" table:style-name="ce82">
            <text:p>-<text:s/></text:p>
          </table:table-cell>
          <table:table-cell office:value-type="float" office:value="858" table:style-name="ce82">
            <text:p>858,00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0105" table:style-name="ce1">
            <text:p>1701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CL 239-001-001</text:p>
          </table:table-cell>
          <table:table-cell table:number-columns-repeated="16373"/>
        </table:table-row>
        <table:table-row table:style-name="ro7">
          <table:table-cell office:value-type="float" office:value="2621" table:style-name="ce1">
            <text:p>2621</text:p>
          </table:table-cell>
          <table:table-cell office:value-type="string" table:style-name="ce81">
            <text:p>-16,910.39</text:p>
          </table:table-cell>
          <table:table-cell office:value-type="float" office:value="0" table:style-name="ce82">
            <text:p>-<text:s/></text:p>
          </table:table-cell>
          <table:table-cell office:value-type="float" office:value="24.16" table:style-name="ce82">
            <text:p>24,16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7705" table:style-name="ce1">
            <text:p>1677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CL 400596-001-011</text:p>
          </table:table-cell>
          <table:table-cell table:number-columns-repeated="16373"/>
        </table:table-row>
        <table:table-row table:style-name="ro7">
          <table:table-cell office:value-type="float" office:value="2622" table:style-name="ce1">
            <text:p>2622</text:p>
          </table:table-cell>
          <table:table-cell office:value-type="string" table:style-name="ce81">
            <text:p>-16,972.19</text:p>
          </table:table-cell>
          <table:table-cell office:value-type="float" office:value="0" table:style-name="ce82">
            <text:p>-<text:s/></text:p>
          </table:table-cell>
          <table:table-cell office:value-type="float" office:value="61.8" table:style-name="ce82">
            <text:p>61,80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9705" table:style-name="ce1">
            <text:p>1697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CL 165136-001-001</text:p>
          </table:table-cell>
          <table:table-cell table:number-columns-repeated="16373"/>
        </table:table-row>
        <table:table-row table:style-name="ro7">
          <table:table-cell office:value-type="float" office:value="2623" table:style-name="ce1">
            <text:p>2623</text:p>
          </table:table-cell>
          <table:table-cell office:value-type="string" table:style-name="ce81">
            <text:p>-17,459.30</text:p>
          </table:table-cell>
          <table:table-cell office:value-type="float" office:value="0" table:style-name="ce82">
            <text:p>-<text:s/></text:p>
          </table:table-cell>
          <table:table-cell office:value-type="float" office:value="487.11" table:style-name="ce82">
            <text:p>487,11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9205" table:style-name="ce1">
            <text:p>1692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CL 55162-001-100</text:p>
          </table:table-cell>
          <table:table-cell table:number-columns-repeated="16373"/>
        </table:table-row>
        <table:table-row table:style-name="ro7">
          <table:table-cell office:value-type="float" office:value="2624" table:style-name="ce1">
            <text:p>2624</text:p>
          </table:table-cell>
          <table:table-cell office:value-type="string" table:style-name="ce81">
            <text:p>-17,940.80</text:p>
          </table:table-cell>
          <table:table-cell office:value-type="float" office:value="0" table:style-name="ce82">
            <text:p>-<text:s/></text:p>
          </table:table-cell>
          <table:table-cell office:value-type="float" office:value="481.5" table:style-name="ce82">
            <text:p>481,50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9005" table:style-name="ce1">
            <text:p>1690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CL 204-001-902</text:p>
          </table:table-cell>
          <table:table-cell table:number-columns-repeated="16373"/>
        </table:table-row>
        <table:table-row table:style-name="ro7">
          <table:table-cell office:value-type="float" office:value="2625" table:style-name="ce1">
            <text:p>2625</text:p>
          </table:table-cell>
          <table:table-cell office:value-type="string" table:style-name="ce81">
            <text:p>-20,980.80</text:p>
          </table:table-cell>
          <table:table-cell office:value-type="float" office:value="0" table:style-name="ce82">
            <text:p>-<text:s/></text:p>
          </table:table-cell>
          <table:table-cell office:value-type="float" office:value="3040" table:style-name="ce82">
            <text:p>3.040,00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8905" table:style-name="ce1">
            <text:p>1689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CL 425-001-001</text:p>
          </table:table-cell>
          <table:table-cell table:number-columns-repeated="16373"/>
        </table:table-row>
        <table:table-row table:style-name="ro7">
          <table:table-cell office:value-type="float" office:value="2626" table:style-name="ce1">
            <text:p>2626</text:p>
          </table:table-cell>
          <table:table-cell office:value-type="string" table:style-name="ce81">
            <text:p>-21,825.12</text:p>
          </table:table-cell>
          <table:table-cell office:value-type="float" office:value="0" table:style-name="ce82">
            <text:p>-<text:s/></text:p>
          </table:table-cell>
          <table:table-cell office:value-type="float" office:value="844.32" table:style-name="ce82">
            <text:p>844,32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8805" table:style-name="ce1">
            <text:p>1688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CL 37499-001-001</text:p>
          </table:table-cell>
          <table:table-cell table:number-columns-repeated="16373"/>
        </table:table-row>
        <table:table-row table:style-name="ro7">
          <table:table-cell office:value-type="float" office:value="2627" table:style-name="ce1">
            <text:p>2627</text:p>
          </table:table-cell>
          <table:table-cell office:value-type="string" table:style-name="ce81">
            <text:p>-21,830.40</text:p>
          </table:table-cell>
          <table:table-cell office:value-type="float" office:value="0" table:style-name="ce82">
            <text:p>-<text:s/></text:p>
          </table:table-cell>
          <table:table-cell office:value-type="float" office:value="5.28" table:style-name="ce82">
            <text:p>5,28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8605" table:style-name="ce1">
            <text:p>1686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CL 400592-001-011</text:p>
          </table:table-cell>
          <table:table-cell table:number-columns-repeated="16373"/>
        </table:table-row>
        <table:table-row table:style-name="ro7">
          <table:table-cell office:value-type="float" office:value="2628" table:style-name="ce1">
            <text:p>2628</text:p>
          </table:table-cell>
          <table:table-cell office:value-type="string" table:style-name="ce81">
            <text:p>-21,854.56</text:p>
          </table:table-cell>
          <table:table-cell office:value-type="float" office:value="0" table:style-name="ce82">
            <text:p>-<text:s/></text:p>
          </table:table-cell>
          <table:table-cell office:value-type="float" office:value="24.16" table:style-name="ce82">
            <text:p>24,16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8505" table:style-name="ce1">
            <text:p>1685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CL 400588-001-011</text:p>
          </table:table-cell>
          <table:table-cell table:number-columns-repeated="16373"/>
        </table:table-row>
        <table:table-row table:style-name="ro7">
          <table:table-cell office:value-type="float" office:value="2629" table:style-name="ce1">
            <text:p>2629</text:p>
          </table:table-cell>
          <table:table-cell office:value-type="string" table:style-name="ce81">
            <text:p>-21,878.72</text:p>
          </table:table-cell>
          <table:table-cell office:value-type="float" office:value="0" table:style-name="ce82">
            <text:p>-<text:s/></text:p>
          </table:table-cell>
          <table:table-cell office:value-type="float" office:value="24.16" table:style-name="ce82">
            <text:p>24,16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8405" table:style-name="ce1">
            <text:p>1684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CL 400589-001-011</text:p>
          </table:table-cell>
          <table:table-cell table:number-columns-repeated="16373"/>
        </table:table-row>
        <table:table-row table:style-name="ro7">
          <table:table-cell office:value-type="float" office:value="2630" table:style-name="ce1">
            <text:p>2630</text:p>
          </table:table-cell>
          <table:table-cell office:value-type="string" table:style-name="ce81">
            <text:p>-21,930.17</text:p>
          </table:table-cell>
          <table:table-cell office:value-type="float" office:value="0" table:style-name="ce82">
            <text:p>-<text:s/></text:p>
          </table:table-cell>
          <table:table-cell office:value-type="float" office:value="51.45" table:style-name="ce82">
            <text:p>51,45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8305" table:style-name="ce1">
            <text:p>1683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CL 400590-001-011</text:p>
          </table:table-cell>
          <table:table-cell table:number-columns-repeated="16373"/>
        </table:table-row>
        <table:table-row table:style-name="ro7">
          <table:table-cell office:value-type="float" office:value="2631" table:style-name="ce1">
            <text:p>2631</text:p>
          </table:table-cell>
          <table:table-cell office:value-type="string" table:style-name="ce81">
            <text:p>-21,981.62</text:p>
          </table:table-cell>
          <table:table-cell office:value-type="float" office:value="0" table:style-name="ce82">
            <text:p>-<text:s/></text:p>
          </table:table-cell>
          <table:table-cell office:value-type="float" office:value="51.45" table:style-name="ce82">
            <text:p>51,45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8205" table:style-name="ce1">
            <text:p>1682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CL 400593-001-011</text:p>
          </table:table-cell>
          <table:table-cell table:number-columns-repeated="16373"/>
        </table:table-row>
        <table:table-row table:style-name="ro7">
          <table:table-cell office:value-type="float" office:value="2632" table:style-name="ce1">
            <text:p>2632</text:p>
          </table:table-cell>
          <table:table-cell office:value-type="string" table:style-name="ce81">
            <text:p>-22,005.78</text:p>
          </table:table-cell>
          <table:table-cell office:value-type="float" office:value="0" table:style-name="ce82">
            <text:p>-<text:s/></text:p>
          </table:table-cell>
          <table:table-cell office:value-type="float" office:value="24.16" table:style-name="ce82">
            <text:p>24,16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8105" table:style-name="ce1">
            <text:p>1681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CL 400591-001-011</text:p>
          </table:table-cell>
          <table:table-cell table:number-columns-repeated="16373"/>
        </table:table-row>
        <table:table-row table:style-name="ro7">
          <table:table-cell office:value-type="float" office:value="2633" table:style-name="ce1">
            <text:p>2633</text:p>
          </table:table-cell>
          <table:table-cell office:value-type="string" table:style-name="ce81">
            <text:p>-22,081.95</text:p>
          </table:table-cell>
          <table:table-cell office:value-type="float" office:value="0" table:style-name="ce82">
            <text:p>-<text:s/></text:p>
          </table:table-cell>
          <table:table-cell office:value-type="float" office:value="76.17" table:style-name="ce82">
            <text:p>76,17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8005" table:style-name="ce1">
            <text:p>1680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CL 400594-001-011</text:p>
          </table:table-cell>
          <table:table-cell table:number-columns-repeated="16373"/>
        </table:table-row>
        <table:table-row table:style-name="ro7">
          <table:table-cell office:value-type="float" office:value="2634" table:style-name="ce1">
            <text:p>2634</text:p>
          </table:table-cell>
          <table:table-cell office:value-type="string" table:style-name="ce81">
            <text:p>-22,087.23</text:p>
          </table:table-cell>
          <table:table-cell office:value-type="float" office:value="0" table:style-name="ce82">
            <text:p>-<text:s/></text:p>
          </table:table-cell>
          <table:table-cell office:value-type="float" office:value="5.28" table:style-name="ce82">
            <text:p>5,28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7905" table:style-name="ce1">
            <text:p>1679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CL 400597-001-011</text:p>
          </table:table-cell>
          <table:table-cell table:number-columns-repeated="16373"/>
        </table:table-row>
        <table:table-row table:style-name="ro7">
          <table:table-cell office:value-type="float" office:value="2635" table:style-name="ce1">
            <text:p>2635</text:p>
          </table:table-cell>
          <table:table-cell office:value-type="string" table:style-name="ce81">
            <text:p>-22,104.00</text:p>
          </table:table-cell>
          <table:table-cell office:value-type="float" office:value="0" table:style-name="ce82">
            <text:p>-<text:s/></text:p>
          </table:table-cell>
          <table:table-cell office:value-type="float" office:value="16.77" table:style-name="ce82">
            <text:p>16,77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7805" table:style-name="ce1">
            <text:p>1678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CL 400595-001-011</text:p>
          </table:table-cell>
          <table:table-cell table:number-columns-repeated="16373"/>
        </table:table-row>
        <table:table-row table:style-name="ro7">
          <table:table-cell office:value-type="float" office:value="2636" table:style-name="ce1">
            <text:p>2636</text:p>
          </table:table-cell>
          <table:table-cell office:value-type="string" table:style-name="ce81">
            <text:p>-20,341.17</text:p>
          </table:table-cell>
          <table:table-cell office:value-type="float" office:value="1762.83" table:style-name="ce82">
            <text:p>1.762,83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83" table:style-name="ce1">
            <text:p>148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3003" table:style-name="ce1">
            <text:p>233003</text:p>
          </table:table-cell>
          <table:table-cell office:value-type="date" office:date-value="2020-01-31T00:00:00" table:style-name="ce88">
            <text:p>31/01/2020</text:p>
          </table:table-cell>
          <table:table-cell office:value-type="string" table:style-name="ce1">
            <text:p>FI 0000TFVE20-000000-NOZZLE ANG ORF 104" <text:s/>7/16-20</text:p>
          </table:table-cell>
          <table:table-cell table:number-columns-repeated="16373"/>
        </table:table-row>
        <table:table-row table:style-name="ro7">
          <table:table-cell office:value-type="float" office:value="2637" table:style-name="ce1">
            <text:p>2637</text:p>
          </table:table-cell>
          <table:table-cell office:value-type="string" table:style-name="ce81">
            <text:p>-20,317.01</text:p>
          </table:table-cell>
          <table:table-cell office:value-type="float" office:value="24.16" table:style-name="ce82">
            <text:p>24,16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2303" table:style-name="ce1">
            <text:p>222303</text:p>
          </table:table-cell>
          <table:table-cell office:value-type="date" office:date-value="2020-01-31T00:00:00" table:style-name="ce88">
            <text:p>31/01/2020</text:p>
          </table:table-cell>
          <table:table-cell office:value-type="string" table:style-name="ce1">
            <text:p>FB 000400589-001011-JEAN TALLA 34 CON CINTA REFLEC</text:p>
          </table:table-cell>
          <table:table-cell table:number-columns-repeated="16373"/>
        </table:table-row>
        <table:table-row table:style-name="ro7">
          <table:table-cell office:value-type="float" office:value="2638" table:style-name="ce1">
            <text:p>2638</text:p>
          </table:table-cell>
          <table:table-cell office:value-type="string" table:style-name="ce81">
            <text:p>-19,472.69</text:p>
          </table:table-cell>
          <table:table-cell office:value-type="float" office:value="844.32" table:style-name="ce82">
            <text:p>844,32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4603" table:style-name="ce1">
            <text:p>224603</text:p>
          </table:table-cell>
          <table:table-cell office:value-type="date" office:date-value="2020-01-31T00:00:00" table:style-name="ce88">
            <text:p>31/01/2020</text:p>
          </table:table-cell>
          <table:table-cell office:value-type="string" table:style-name="ce1">
            <text:p>FB 000037499-001001-8 REFLECTORES</text:p>
          </table:table-cell>
          <table:table-cell table:number-columns-repeated="16373"/>
        </table:table-row>
        <table:table-row table:style-name="ro7">
          <table:table-cell office:value-type="float" office:value="2639" table:style-name="ce1">
            <text:p>2639</text:p>
          </table:table-cell>
          <table:table-cell office:value-type="string" table:style-name="ce81">
            <text:p>-16,405.69</text:p>
          </table:table-cell>
          <table:table-cell office:value-type="float" office:value="3067" table:style-name="ce82">
            <text:p>3.067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1503" table:style-name="ce1">
            <text:p>221503</text:p>
          </table:table-cell>
          <table:table-cell office:value-type="date" office:date-value="2020-01-31T00:00:00" table:style-name="ce88">
            <text:p>31/01/2020</text:p>
          </table:table-cell>
          <table:table-cell office:value-type="string" table:style-name="ce1">
            <text:p>FB 000000029-001001-PROYECTO UNIVERSIDAD DE GUAYAQ</text:p>
          </table:table-cell>
          <table:table-cell table:number-columns-repeated="16373"/>
        </table:table-row>
        <table:table-row table:style-name="ro7">
          <table:table-cell office:value-type="float" office:value="2640" table:style-name="ce1">
            <text:p>2640</text:p>
          </table:table-cell>
          <table:table-cell office:value-type="string" table:style-name="ce81">
            <text:p>-15,315.56</text:p>
          </table:table-cell>
          <table:table-cell office:value-type="float" office:value="1090.1300000000001" table:style-name="ce82">
            <text:p>1.090,13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5103" table:style-name="ce1">
            <text:p>225103</text:p>
          </table:table-cell>
          <table:table-cell office:value-type="date" office:date-value="2020-01-31T00:00:00" table:style-name="ce88">
            <text:p>31/01/2020</text:p>
          </table:table-cell>
          <table:table-cell office:value-type="string" table:style-name="ce1">
            <text:p>FB 000097260-001014-MONTURA UÑA DE MINI CARGADOR F</text:p>
          </table:table-cell>
          <table:table-cell table:number-columns-repeated="16373"/>
        </table:table-row>
        <table:table-row table:style-name="ro7">
          <table:table-cell office:value-type="float" office:value="2641" table:style-name="ce1">
            <text:p>2641</text:p>
          </table:table-cell>
          <table:table-cell office:value-type="string" table:style-name="ce81">
            <text:p>-15,261.06</text:p>
          </table:table-cell>
          <table:table-cell office:value-type="float" office:value="54.5" table:style-name="ce82">
            <text:p>54,5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3603" table:style-name="ce1">
            <text:p>223603</text:p>
          </table:table-cell>
          <table:table-cell office:value-type="date" office:date-value="2020-01-31T00:00:00" table:style-name="ce88">
            <text:p>31/01/2020</text:p>
          </table:table-cell>
          <table:table-cell office:value-type="string" table:style-name="ce1">
            <text:p>FB 000000547-001001-10 KILOS SOLDADURA 7018 X 3/16</text:p>
          </table:table-cell>
          <table:table-cell table:number-columns-repeated="16373"/>
        </table:table-row>
        <table:table-row table:style-name="ro7">
          <table:table-cell office:value-type="float" office:value="2642" table:style-name="ce1">
            <text:p>2642</text:p>
          </table:table-cell>
          <table:table-cell office:value-type="string" table:style-name="ce81">
            <text:p>-14,673.72</text:p>
          </table:table-cell>
          <table:table-cell office:value-type="float" office:value="587.34" table:style-name="ce82">
            <text:p>587,34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4903" table:style-name="ce1">
            <text:p>224903</text:p>
          </table:table-cell>
          <table:table-cell office:value-type="date" office:date-value="2020-01-31T00:00:00" table:style-name="ce88">
            <text:p>31/01/2020</text:p>
          </table:table-cell>
          <table:table-cell office:value-type="string" table:style-name="ce1">
            <text:p>FB 000053714-002002-MOTOROEL SAE 15W-40 CI-4 - HID</text:p>
          </table:table-cell>
          <table:table-cell table:number-columns-repeated="16373"/>
        </table:table-row>
        <table:table-row table:style-name="ro7">
          <table:table-cell office:value-type="float" office:value="2643" table:style-name="ce1">
            <text:p>2643</text:p>
          </table:table-cell>
          <table:table-cell office:value-type="string" table:style-name="ce81">
            <text:p>-14,381.70</text:p>
          </table:table-cell>
          <table:table-cell office:value-type="float" office:value="292.02" table:style-name="ce82">
            <text:p>292,02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3503" table:style-name="ce1">
            <text:p>223503</text:p>
          </table:table-cell>
          <table:table-cell office:value-type="date" office:date-value="2020-01-31T00:00:00" table:style-name="ce88">
            <text:p>31/01/2020</text:p>
          </table:table-cell>
          <table:table-cell office:value-type="string" table:style-name="ce1">
            <text:p>FB 000400598-001011-TUBO PVC NOVADUCTO PLUS 4 110M</text:p>
          </table:table-cell>
          <table:table-cell table:number-columns-repeated="16373"/>
        </table:table-row>
        <table:table-row table:style-name="ro7">
          <table:table-cell office:value-type="float" office:value="2644" table:style-name="ce1">
            <text:p>2644</text:p>
          </table:table-cell>
          <table:table-cell office:value-type="string" table:style-name="ce81">
            <text:p>-14,622.68</text:p>
          </table:table-cell>
          <table:table-cell office:value-type="float" office:value="0" table:style-name="ce82">
            <text:p>-<text:s/></text:p>
          </table:table-cell>
          <table:table-cell office:value-type="float" office:value="240.98" table:style-name="ce82">
            <text:p>240,98<text:s/></text:p>
          </table:table-cell>
          <table:table-cell table:style-name="ce1"/>
          <table:table-cell office:value-type="float" office:value="1676" table:style-name="ce1">
            <text:p>167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1-31T00:00:00" table:style-name="ce88">
            <text:p>31/01/2020</text:p>
          </table:table-cell>
          <table:table-cell office:value-type="string" table:style-name="ce1">
            <text:p>CHK #852 MACHALA: RECLASIFICACIÓN</text:p>
          </table:table-cell>
          <table:table-cell table:number-columns-repeated="16373"/>
        </table:table-row>
        <table:table-row table:style-name="ro7">
          <table:table-cell office:value-type="float" office:value="2645" table:style-name="ce1">
            <text:p>2645</text:p>
          </table:table-cell>
          <table:table-cell office:value-type="string" table:style-name="ce81">
            <text:p>-14,571.23</text:p>
          </table:table-cell>
          <table:table-cell office:value-type="float" office:value="51.45" table:style-name="ce82">
            <text:p>51,4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2403" table:style-name="ce1">
            <text:p>222403</text:p>
          </table:table-cell>
          <table:table-cell office:value-type="date" office:date-value="2020-01-31T00:00:00" table:style-name="ce88">
            <text:p>31/01/2020</text:p>
          </table:table-cell>
          <table:table-cell office:value-type="string" table:style-name="ce1">
            <text:p>FB 000400590-001011-BOTA DIELECTRICA BASICO 3 TALL</text:p>
          </table:table-cell>
          <table:table-cell table:number-columns-repeated="16373"/>
        </table:table-row>
        <table:table-row table:style-name="ro7">
          <table:table-cell office:value-type="float" office:value="2646" table:style-name="ce1">
            <text:p>2646</text:p>
          </table:table-cell>
          <table:table-cell office:value-type="string" table:style-name="ce81">
            <text:p>-13,681.23</text:p>
          </table:table-cell>
          <table:table-cell office:value-type="float" office:value="890" table:style-name="ce82">
            <text:p>890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1603" table:style-name="ce1">
            <text:p>221603</text:p>
          </table:table-cell>
          <table:table-cell office:value-type="date" office:date-value="2020-01-31T00:00:00" table:style-name="ce88">
            <text:p>31/01/2020</text:p>
          </table:table-cell>
          <table:table-cell office:value-type="string" table:style-name="ce1">
            <text:p>FB 000002207-001001-CERCO Y TAPA TIPO CALZADA (65X</text:p>
          </table:table-cell>
          <table:table-cell table:number-columns-repeated="16373"/>
        </table:table-row>
        <table:table-row table:style-name="ro7">
          <table:table-cell office:value-type="float" office:value="2647" table:style-name="ce1">
            <text:p>2647</text:p>
          </table:table-cell>
          <table:table-cell office:value-type="string" table:style-name="ce81">
            <text:p>-13,657.07</text:p>
          </table:table-cell>
          <table:table-cell office:value-type="float" office:value="24.16" table:style-name="ce82">
            <text:p>24,16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2603" table:style-name="ce1">
            <text:p>222603</text:p>
          </table:table-cell>
          <table:table-cell office:value-type="date" office:date-value="2020-01-31T00:00:00" table:style-name="ce88">
            <text:p>31/01/2020</text:p>
          </table:table-cell>
          <table:table-cell office:value-type="string" table:style-name="ce1">
            <text:p>FB 000400591-001011-JEAN TALLA 36 CON CINTA REFLEC</text:p>
          </table:table-cell>
          <table:table-cell table:number-columns-repeated="16373"/>
        </table:table-row>
        <table:table-row table:style-name="ro7">
          <table:table-cell office:value-type="float" office:value="2648" table:style-name="ce1">
            <text:p>2648</text:p>
          </table:table-cell>
          <table:table-cell office:value-type="string" table:style-name="ce81">
            <text:p>-13,651.79</text:p>
          </table:table-cell>
          <table:table-cell office:value-type="float" office:value="5.28" table:style-name="ce82">
            <text:p>5,2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2703" table:style-name="ce1">
            <text:p>222703</text:p>
          </table:table-cell>
          <table:table-cell office:value-type="date" office:date-value="2020-01-31T00:00:00" table:style-name="ce88">
            <text:p>31/01/2020</text:p>
          </table:table-cell>
          <table:table-cell office:value-type="string" table:style-name="ce1">
            <text:p>FB 000400592-001011-GAFA NEGRA JACKSON NEMESIS</text:p>
          </table:table-cell>
          <table:table-cell table:number-columns-repeated="16373"/>
        </table:table-row>
        <table:table-row table:style-name="ro7">
          <table:table-cell office:value-type="float" office:value="2649" table:style-name="ce1">
            <text:p>2649</text:p>
          </table:table-cell>
          <table:table-cell office:value-type="string" table:style-name="ce81">
            <text:p>-13,600.34</text:p>
          </table:table-cell>
          <table:table-cell office:value-type="float" office:value="51.45" table:style-name="ce82">
            <text:p>51,4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2903" table:style-name="ce1">
            <text:p>222903</text:p>
          </table:table-cell>
          <table:table-cell office:value-type="date" office:date-value="2020-01-31T00:00:00" table:style-name="ce88">
            <text:p>31/01/2020</text:p>
          </table:table-cell>
          <table:table-cell office:value-type="string" table:style-name="ce1">
            <text:p>FB 000400593-001011-BOTA DIELECTRICA BASICO 3 TALL</text:p>
          </table:table-cell>
          <table:table-cell table:number-columns-repeated="16373"/>
        </table:table-row>
        <table:table-row table:style-name="ro7">
          <table:table-cell office:value-type="float" office:value="2650" table:style-name="ce1">
            <text:p>2650</text:p>
          </table:table-cell>
          <table:table-cell office:value-type="string" table:style-name="ce81">
            <text:p>-13,524.17</text:p>
          </table:table-cell>
          <table:table-cell office:value-type="float" office:value="76.17" table:style-name="ce82">
            <text:p>76,17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3003" table:style-name="ce1">
            <text:p>223003</text:p>
          </table:table-cell>
          <table:table-cell office:value-type="date" office:date-value="2020-01-31T00:00:00" table:style-name="ce88">
            <text:p>31/01/2020</text:p>
          </table:table-cell>
          <table:table-cell office:value-type="string" table:style-name="ce1">
            <text:p>FB 000400594-001011-IMPERMEABLE PARA MOTO - BOTA D</text:p>
          </table:table-cell>
          <table:table-cell table:number-columns-repeated="16373"/>
        </table:table-row>
        <table:table-row table:style-name="ro7">
          <table:table-cell office:value-type="float" office:value="2651" table:style-name="ce1">
            <text:p>2651</text:p>
          </table:table-cell>
          <table:table-cell office:value-type="string" table:style-name="ce81">
            <text:p>-12,844.17</text:p>
          </table:table-cell>
          <table:table-cell office:value-type="float" office:value="680" table:style-name="ce82">
            <text:p>680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4703" table:style-name="ce1">
            <text:p>224703</text:p>
          </table:table-cell>
          <table:table-cell office:value-type="date" office:date-value="2020-01-31T00:00:00" table:style-name="ce88">
            <text:p>31/01/2020</text:p>
          </table:table-cell>
          <table:table-cell office:value-type="string" table:style-name="ce1">
            <text:p>FB 000000666-001001-4 JALADOR INTERNO DE 110 MM -</text:p>
          </table:table-cell>
          <table:table-cell table:number-columns-repeated="16373"/>
        </table:table-row>
        <table:table-row table:style-name="ro7">
          <table:table-cell office:value-type="float" office:value="2652" table:style-name="ce1">
            <text:p>2652</text:p>
          </table:table-cell>
          <table:table-cell office:value-type="string" table:style-name="ce81">
            <text:p>-12,827.40</text:p>
          </table:table-cell>
          <table:table-cell office:value-type="float" office:value="16.77" table:style-name="ce82">
            <text:p>16,77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3203" table:style-name="ce1">
            <text:p>223203</text:p>
          </table:table-cell>
          <table:table-cell office:value-type="date" office:date-value="2020-01-31T00:00:00" table:style-name="ce88">
            <text:p>31/01/2020</text:p>
          </table:table-cell>
          <table:table-cell office:value-type="string" table:style-name="ce1">
            <text:p>FB 000400595-001011-JEAN TALLA 38 CON CINTA REFLEC</text:p>
          </table:table-cell>
          <table:table-cell table:number-columns-repeated="16373"/>
        </table:table-row>
        <table:table-row table:style-name="ro7">
          <table:table-cell office:value-type="float" office:value="2653" table:style-name="ce1">
            <text:p>2653</text:p>
          </table:table-cell>
          <table:table-cell office:value-type="string" table:style-name="ce81">
            <text:p>-12,803.24</text:p>
          </table:table-cell>
          <table:table-cell office:value-type="float" office:value="24.16" table:style-name="ce82">
            <text:p>24,16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3303" table:style-name="ce1">
            <text:p>223303</text:p>
          </table:table-cell>
          <table:table-cell office:value-type="date" office:date-value="2020-01-31T00:00:00" table:style-name="ce88">
            <text:p>31/01/2020</text:p>
          </table:table-cell>
          <table:table-cell office:value-type="string" table:style-name="ce1">
            <text:p>FB 000400596-001011-JEAN TALLA 34 CON CINTA REFLEC</text:p>
          </table:table-cell>
          <table:table-cell table:number-columns-repeated="16373"/>
        </table:table-row>
        <table:table-row table:style-name="ro7">
          <table:table-cell office:value-type="float" office:value="2654" table:style-name="ce1">
            <text:p>2654</text:p>
          </table:table-cell>
          <table:table-cell office:value-type="string" table:style-name="ce81">
            <text:p>-12,779.08</text:p>
          </table:table-cell>
          <table:table-cell office:value-type="float" office:value="24.16" table:style-name="ce82">
            <text:p>24,16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2203" table:style-name="ce1">
            <text:p>222203</text:p>
          </table:table-cell>
          <table:table-cell office:value-type="date" office:date-value="2020-01-31T00:00:00" table:style-name="ce88">
            <text:p>31/01/2020</text:p>
          </table:table-cell>
          <table:table-cell office:value-type="string" table:style-name="ce1">
            <text:p>FB 000400588-001011-JEAN TALLA 34 CON CINTA REFLEC</text:p>
          </table:table-cell>
          <table:table-cell table:number-columns-repeated="16373"/>
        </table:table-row>
        <table:table-row table:style-name="ro7">
          <table:table-cell office:value-type="float" office:value="2655" table:style-name="ce1">
            <text:p>2655</text:p>
          </table:table-cell>
          <table:table-cell office:value-type="string" table:style-name="ce81">
            <text:p>-12,773.82</text:p>
          </table:table-cell>
          <table:table-cell office:value-type="float" office:value="5.26" table:style-name="ce82">
            <text:p>5,26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3403" table:style-name="ce1">
            <text:p>223403</text:p>
          </table:table-cell>
          <table:table-cell office:value-type="date" office:date-value="2020-01-31T00:00:00" table:style-name="ce88">
            <text:p>31/01/2020</text:p>
          </table:table-cell>
          <table:table-cell office:value-type="string" table:style-name="ce1">
            <text:p>FB 000400597-001011-GAFA NEGRA JACKSON NEMESIS</text:p>
          </table:table-cell>
          <table:table-cell table:number-columns-repeated="16373"/>
        </table:table-row>
        <table:table-row table:style-name="ro7">
          <table:table-cell office:value-type="float" office:value="2656" table:style-name="ce1">
            <text:p>2656</text:p>
          </table:table-cell>
          <table:table-cell office:value-type="string" table:style-name="ce81">
            <text:p>-2,358.82</text:p>
          </table:table-cell>
          <table:table-cell office:value-type="float" office:value="10415" table:style-name="ce82">
            <text:p>10.415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5003" table:style-name="ce1">
            <text:p>225003</text:p>
          </table:table-cell>
          <table:table-cell office:value-type="date" office:date-value="2020-01-31T00:00:00" table:style-name="ce88">
            <text:p>31/01/2020</text:p>
          </table:table-cell>
          <table:table-cell office:value-type="string" table:style-name="ce1">
            <text:p>FB 000000646-001001-1 X MARTILLO HIDRAULICO PARA M</text:p>
          </table:table-cell>
          <table:table-cell table:number-columns-repeated="16373"/>
        </table:table-row>
        <table:table-row table:style-name="ro7">
          <table:table-cell office:value-type="float" office:value="2657" table:style-name="ce1">
            <text:p>2657</text:p>
          </table:table-cell>
          <table:table-cell office:value-type="string" table:style-name="ce81">
            <text:p>-2,328.84</text:p>
          </table:table-cell>
          <table:table-cell office:value-type="float" office:value="29.98" table:style-name="ce82">
            <text:p>29,9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59" table:style-name="ce1">
            <text:p>14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4303" table:style-name="ce1">
            <text:p>224303</text:p>
          </table:table-cell>
          <table:table-cell office:value-type="date" office:date-value="2020-01-31T00:00:00" table:style-name="ce88">
            <text:p>31/01/2020</text:p>
          </table:table-cell>
          <table:table-cell office:value-type="string" table:style-name="ce1">
            <text:p>FB 000000029-001100-BALANZA ELECT. GIGITAL 5 KG</text:p>
          </table:table-cell>
          <table:table-cell table:number-columns-repeated="16373"/>
        </table:table-row>
        <table:table-row table:style-name="ro7">
          <table:table-cell office:value-type="float" office:value="2658" table:style-name="ce1">
            <text:p>2658</text:p>
          </table:table-cell>
          <table:table-cell office:value-type="string" table:style-name="ce81">
            <text:p>-2,804.06</text:p>
          </table:table-cell>
          <table:table-cell office:value-type="float" office:value="0" table:style-name="ce82">
            <text:p>-<text:s/></text:p>
          </table:table-cell>
          <table:table-cell office:value-type="float" office:value="475.22" table:style-name="ce82">
            <text:p>475,22<text:s/></text:p>
          </table:table-cell>
          <table:table-cell table:style-name="ce1"/>
          <table:table-cell office:value-type="float" office:value="1489" table:style-name="ce1">
            <text:p>14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2305" table:style-name="ce1">
            <text:p>172305</text:p>
          </table:table-cell>
          <table:table-cell office:value-type="date" office:date-value="2020-02-10T00:00:00" table:style-name="ce88">
            <text:p>10/02/2020</text:p>
          </table:table-cell>
          <table:table-cell office:value-type="string" table:style-name="ce1">
            <text:p>CL 80-001-100</text:p>
          </table:table-cell>
          <table:table-cell table:number-columns-repeated="16373"/>
        </table:table-row>
        <table:table-row table:style-name="ro7">
          <table:table-cell office:value-type="float" office:value="2659" table:style-name="ce1">
            <text:p>2659</text:p>
          </table:table-cell>
          <table:table-cell office:value-type="string" table:style-name="ce81">
            <text:p>-2,876.56</text:p>
          </table:table-cell>
          <table:table-cell office:value-type="float" office:value="0" table:style-name="ce82">
            <text:p>-<text:s/></text:p>
          </table:table-cell>
          <table:table-cell office:value-type="float" office:value="72.5" table:style-name="ce82">
            <text:p>72,50<text:s/></text:p>
          </table:table-cell>
          <table:table-cell table:style-name="ce1"/>
          <table:table-cell office:value-type="float" office:value="1489" table:style-name="ce1">
            <text:p>14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2005" table:style-name="ce1">
            <text:p>172005</text:p>
          </table:table-cell>
          <table:table-cell office:value-type="date" office:date-value="2020-02-10T00:00:00" table:style-name="ce88">
            <text:p>10/02/2020</text:p>
          </table:table-cell>
          <table:table-cell office:value-type="string" table:style-name="ce1">
            <text:p>CL 45515-002-001</text:p>
          </table:table-cell>
          <table:table-cell table:number-columns-repeated="16373"/>
        </table:table-row>
        <table:table-row table:style-name="ro7">
          <table:table-cell office:value-type="float" office:value="2660" table:style-name="ce1">
            <text:p>2660</text:p>
          </table:table-cell>
          <table:table-cell office:value-type="string" table:style-name="ce81">
            <text:p>-3,015.14</text:p>
          </table:table-cell>
          <table:table-cell office:value-type="float" office:value="0" table:style-name="ce82">
            <text:p>-<text:s/></text:p>
          </table:table-cell>
          <table:table-cell office:value-type="float" office:value="138.58000000000001" table:style-name="ce82">
            <text:p>138,58<text:s/></text:p>
          </table:table-cell>
          <table:table-cell table:style-name="ce1"/>
          <table:table-cell office:value-type="float" office:value="1489" table:style-name="ce1">
            <text:p>14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1905" table:style-name="ce1">
            <text:p>171905</text:p>
          </table:table-cell>
          <table:table-cell office:value-type="date" office:date-value="2020-02-10T00:00:00" table:style-name="ce88">
            <text:p>10/02/2020</text:p>
          </table:table-cell>
          <table:table-cell office:value-type="string" table:style-name="ce1">
            <text:p>CL 55516-001-100</text:p>
          </table:table-cell>
          <table:table-cell table:number-columns-repeated="16373"/>
        </table:table-row>
        <table:table-row table:style-name="ro7">
          <table:table-cell office:value-type="float" office:value="2661" table:style-name="ce1">
            <text:p>2661</text:p>
          </table:table-cell>
          <table:table-cell office:value-type="string" table:style-name="ce81">
            <text:p>-4,340.64</text:p>
          </table:table-cell>
          <table:table-cell office:value-type="float" office:value="0" table:style-name="ce82">
            <text:p>-<text:s/></text:p>
          </table:table-cell>
          <table:table-cell office:value-type="float" office:value="1325.5" table:style-name="ce82">
            <text:p>1.325,50<text:s/></text:p>
          </table:table-cell>
          <table:table-cell table:style-name="ce1"/>
          <table:table-cell office:value-type="float" office:value="1499" table:style-name="ce1">
            <text:p>149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2505" table:style-name="ce1">
            <text:p>172505</text:p>
          </table:table-cell>
          <table:table-cell office:value-type="date" office:date-value="2020-02-18T00:00:00" table:style-name="ce88">
            <text:p>18/02/2020</text:p>
          </table:table-cell>
          <table:table-cell office:value-type="string" table:style-name="ce1">
            <text:p>CL 37-001-001</text:p>
          </table:table-cell>
          <table:table-cell table:number-columns-repeated="16373"/>
        </table:table-row>
        <table:table-row table:style-name="ro7">
          <table:table-cell office:value-type="float" office:value="2662" table:style-name="ce1">
            <text:p>2662</text:p>
          </table:table-cell>
          <table:table-cell office:value-type="string" table:style-name="ce81">
            <text:p>-4,402.44</text:p>
          </table:table-cell>
          <table:table-cell office:value-type="float" office:value="0" table:style-name="ce82">
            <text:p>-<text:s/></text:p>
          </table:table-cell>
          <table:table-cell office:value-type="float" office:value="61.8" table:style-name="ce82">
            <text:p>61,80<text:s/></text:p>
          </table:table-cell>
          <table:table-cell table:style-name="ce1"/>
          <table:table-cell office:value-type="float" office:value="1503" table:style-name="ce1">
            <text:p>150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3205" table:style-name="ce1">
            <text:p>173205</text:p>
          </table:table-cell>
          <table:table-cell office:value-type="date" office:date-value="2020-02-27T00:00:00" table:style-name="ce88">
            <text:p>27/02/2020</text:p>
          </table:table-cell>
          <table:table-cell office:value-type="string" table:style-name="ce1">
            <text:p>CL 165227-001-001</text:p>
          </table:table-cell>
          <table:table-cell table:number-columns-repeated="16373"/>
        </table:table-row>
        <table:table-row table:style-name="ro7">
          <table:table-cell office:value-type="float" office:value="2663" table:style-name="ce1">
            <text:p>2663</text:p>
          </table:table-cell>
          <table:table-cell office:value-type="string" table:style-name="ce81">
            <text:p>-4,329.94</text:p>
          </table:table-cell>
          <table:table-cell office:value-type="float" office:value="72.5" table:style-name="ce82">
            <text:p>72,5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9803" table:style-name="ce1">
            <text:p>229803</text:p>
          </table:table-cell>
          <table:table-cell office:value-type="date" office:date-value="2020-02-28T00:00:00" table:style-name="ce88">
            <text:p>28/02/2020</text:p>
          </table:table-cell>
          <table:table-cell office:value-type="string" table:style-name="ce1">
            <text:p>FB 000045515-002001-10 DISCO SIERRA CIRCULAR MADER</text:p>
          </table:table-cell>
          <table:table-cell table:number-columns-repeated="16373"/>
        </table:table-row>
        <table:table-row table:style-name="ro7">
          <table:table-cell office:value-type="float" office:value="2664" table:style-name="ce1">
            <text:p>2664</text:p>
          </table:table-cell>
          <table:table-cell office:value-type="string" table:style-name="ce81">
            <text:p>-1,289.94</text:p>
          </table:table-cell>
          <table:table-cell office:value-type="float" office:value="3040" table:style-name="ce82">
            <text:p>3.040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7403" table:style-name="ce1">
            <text:p>227403</text:p>
          </table:table-cell>
          <table:table-cell office:value-type="date" office:date-value="2020-02-28T00:00:00" table:style-name="ce88">
            <text:p>28/02/2020</text:p>
          </table:table-cell>
          <table:table-cell office:value-type="string" table:style-name="ce1">
            <text:p>FB 000000425-001001-380 BUZOS DE HOMBRE</text:p>
          </table:table-cell>
          <table:table-cell table:number-columns-repeated="16373"/>
        </table:table-row>
        <table:table-row table:style-name="ro7">
          <table:table-cell office:value-type="float" office:value="2665" table:style-name="ce1">
            <text:p>2665</text:p>
          </table:table-cell>
          <table:table-cell office:value-type="string" table:style-name="ce81">
            <text:p>-1,228.14</text:p>
          </table:table-cell>
          <table:table-cell office:value-type="float" office:value="61.8" table:style-name="ce82">
            <text:p>61,8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8203" table:style-name="ce1">
            <text:p>228203</text:p>
          </table:table-cell>
          <table:table-cell office:value-type="date" office:date-value="2020-02-28T00:00:00" table:style-name="ce88">
            <text:p>28/02/2020</text:p>
          </table:table-cell>
          <table:table-cell office:value-type="string" table:style-name="ce1">
            <text:p>FB 000165227-001001-BATERIA BOSCH, SUPER FULL EQUI</text:p>
          </table:table-cell>
          <table:table-cell table:number-columns-repeated="16373"/>
        </table:table-row>
        <table:table-row table:style-name="ro7">
          <table:table-cell office:value-type="float" office:value="2666" table:style-name="ce1">
            <text:p>2666</text:p>
          </table:table-cell>
          <table:table-cell office:value-type="string" table:style-name="ce81">
            <text:p>-370.14</text:p>
          </table:table-cell>
          <table:table-cell office:value-type="float" office:value="858" table:style-name="ce82">
            <text:p>858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8903" table:style-name="ce1">
            <text:p>228903</text:p>
          </table:table-cell>
          <table:table-cell office:value-type="date" office:date-value="2020-02-28T00:00:00" table:style-name="ce88">
            <text:p>28/02/2020</text:p>
          </table:table-cell>
          <table:table-cell office:value-type="string" table:style-name="ce1">
            <text:p>FB 000000239-001001-CHALECO REFLECTIVO ALTA VISION</text:p>
          </table:table-cell>
          <table:table-cell table:number-columns-repeated="16373"/>
        </table:table-row>
        <table:table-row table:style-name="ro7">
          <table:table-cell office:value-type="float" office:value="2667" table:style-name="ce1">
            <text:p>2667</text:p>
          </table:table-cell>
          <table:table-cell office:value-type="string" table:style-name="ce81">
            <text:p>-204.50</text:p>
          </table:table-cell>
          <table:table-cell office:value-type="float" office:value="165.64" table:style-name="ce82">
            <text:p>165,64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87" table:style-name="ce1">
            <text:p>14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1203" table:style-name="ce1">
            <text:p>231203</text:p>
          </table:table-cell>
          <table:table-cell office:value-type="date" office:date-value="2020-02-28T00:00:00" table:style-name="ce88">
            <text:p>28/02/2020</text:p>
          </table:table-cell>
          <table:table-cell office:value-type="string" table:style-name="ce1">
            <text:p>FB 000403609-001011-TABLET SAMSUNG SM-T295NZKAEON</text:p>
          </table:table-cell>
          <table:table-cell table:number-columns-repeated="16373"/>
        </table:table-row>
        <table:table-row table:style-name="ro7">
          <table:table-cell office:value-type="float" office:value="2668" table:style-name="ce1">
            <text:p>2668</text:p>
          </table:table-cell>
          <table:table-cell office:value-type="string" table:style-name="ce81">
            <text:p>-128.89</text:p>
          </table:table-cell>
          <table:table-cell office:value-type="float" office:value="75.61" table:style-name="ce82">
            <text:p>75,61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87" table:style-name="ce1">
            <text:p>14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1703" table:style-name="ce1">
            <text:p>231703</text:p>
          </table:table-cell>
          <table:table-cell office:value-type="date" office:date-value="2020-02-28T00:00:00" table:style-name="ce88">
            <text:p>28/02/2020</text:p>
          </table:table-cell>
          <table:table-cell office:value-type="string" table:style-name="ce1">
            <text:p>FB 000403648-001011-BOTA DIELECTICA BASICO 3 TALLA</text:p>
          </table:table-cell>
          <table:table-cell table:number-columns-repeated="16373"/>
        </table:table-row>
        <table:table-row table:style-name="ro7">
          <table:table-cell office:value-type="float" office:value="2669" table:style-name="ce1">
            <text:p>2669</text:p>
          </table:table-cell>
          <table:table-cell office:value-type="string" table:style-name="ce81">
            <text:p><text:s/>35.33</text:p>
          </table:table-cell>
          <table:table-cell office:value-type="float" office:value="164.22" table:style-name="ce82">
            <text:p>164,22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87" table:style-name="ce1">
            <text:p>14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1303" table:style-name="ce1">
            <text:p>231303</text:p>
          </table:table-cell>
          <table:table-cell office:value-type="date" office:date-value="2020-02-28T00:00:00" table:style-name="ce88">
            <text:p>28/02/2020</text:p>
          </table:table-cell>
          <table:table-cell office:value-type="string" table:style-name="ce1">
            <text:p>FB 000403611-001011-TABLET SAMSUNG SM-T295NZKAEON</text:p>
          </table:table-cell>
          <table:table-cell table:number-columns-repeated="16373"/>
        </table:table-row>
        <table:table-row table:style-name="ro7">
          <table:table-cell office:value-type="float" office:value="2670" table:style-name="ce1">
            <text:p>2670</text:p>
          </table:table-cell>
          <table:table-cell office:value-type="string" table:style-name="ce81">
            <text:p><text:s/>199.55</text:p>
          </table:table-cell>
          <table:table-cell office:value-type="float" office:value="164.22" table:style-name="ce82">
            <text:p>164,22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87" table:style-name="ce1">
            <text:p>14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1403" table:style-name="ce1">
            <text:p>231403</text:p>
          </table:table-cell>
          <table:table-cell office:value-type="date" office:date-value="2020-02-28T00:00:00" table:style-name="ce88">
            <text:p>28/02/2020</text:p>
          </table:table-cell>
          <table:table-cell office:value-type="string" table:style-name="ce1">
            <text:p>FB 000403610-001011-TABLET SAMSUNG SM-T295NZKAEON</text:p>
          </table:table-cell>
          <table:table-cell table:number-columns-repeated="16373"/>
        </table:table-row>
        <table:table-row table:style-name="ro7">
          <table:table-cell office:value-type="float" office:value="2671" table:style-name="ce1">
            <text:p>2671</text:p>
          </table:table-cell>
          <table:table-cell office:value-type="string" table:style-name="ce81">
            <text:p><text:s/>230.00</text:p>
          </table:table-cell>
          <table:table-cell office:value-type="float" office:value="30.45" table:style-name="ce82">
            <text:p>30,4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87" table:style-name="ce1">
            <text:p>14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1903" table:style-name="ce1">
            <text:p>231903</text:p>
          </table:table-cell>
          <table:table-cell office:value-type="date" office:date-value="2020-02-28T00:00:00" table:style-name="ce88">
            <text:p>28/02/2020</text:p>
          </table:table-cell>
          <table:table-cell office:value-type="string" table:style-name="ce1">
            <text:p>FB 000403647-001011-MOCHILA MULTIUSO</text:p>
          </table:table-cell>
          <table:table-cell table:number-columns-repeated="16373"/>
        </table:table-row>
        <table:table-row table:style-name="ro7">
          <table:table-cell office:value-type="float" office:value="2672" table:style-name="ce1">
            <text:p>2672</text:p>
          </table:table-cell>
          <table:table-cell office:value-type="string" table:style-name="ce81">
            <text:p><text:s/>260.45</text:p>
          </table:table-cell>
          <table:table-cell office:value-type="float" office:value="30.45" table:style-name="ce82">
            <text:p>30,4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87" table:style-name="ce1">
            <text:p>14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0303" table:style-name="ce1">
            <text:p>230303</text:p>
          </table:table-cell>
          <table:table-cell office:value-type="date" office:date-value="2020-02-28T00:00:00" table:style-name="ce88">
            <text:p>28/02/2020</text:p>
          </table:table-cell>
          <table:table-cell office:value-type="string" table:style-name="ce1">
            <text:p>FB 000040620-001011-MOCHILA MULTIUSO</text:p>
          </table:table-cell>
          <table:table-cell table:number-columns-repeated="16373"/>
        </table:table-row>
        <table:table-row table:style-name="ro7">
          <table:table-cell office:value-type="float" office:value="2673" table:style-name="ce1">
            <text:p>2673</text:p>
          </table:table-cell>
          <table:table-cell office:value-type="string" table:style-name="ce81">
            <text:p><text:s/>335.45</text:p>
          </table:table-cell>
          <table:table-cell office:value-type="float" office:value="75" table:style-name="ce82">
            <text:p>75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87" table:style-name="ce1">
            <text:p>14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0603" table:style-name="ce1">
            <text:p>230603</text:p>
          </table:table-cell>
          <table:table-cell office:value-type="date" office:date-value="2020-02-28T00:00:00" table:style-name="ce88">
            <text:p>28/02/2020</text:p>
          </table:table-cell>
          <table:table-cell office:value-type="string" table:style-name="ce1">
            <text:p>FB 000403617-001011-REVERSIBLE EMT 4- TUBO EMT 4-</text:p>
          </table:table-cell>
          <table:table-cell table:number-columns-repeated="16373"/>
        </table:table-row>
        <table:table-row table:style-name="ro7">
          <table:table-cell office:value-type="float" office:value="2674" table:style-name="ce1">
            <text:p>2674</text:p>
          </table:table-cell>
          <table:table-cell office:value-type="string" table:style-name="ce81">
            <text:p><text:s/>516.15</text:p>
          </table:table-cell>
          <table:table-cell office:value-type="float" office:value="180.7" table:style-name="ce82">
            <text:p>180,7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87" table:style-name="ce1">
            <text:p>14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0503" table:style-name="ce1">
            <text:p>230503</text:p>
          </table:table-cell>
          <table:table-cell office:value-type="date" office:date-value="2020-02-28T00:00:00" table:style-name="ce88">
            <text:p>28/02/2020</text:p>
          </table:table-cell>
          <table:table-cell office:value-type="string" table:style-name="ce1">
            <text:p>FB 000403618-001011-REVERSIBLE EMT 4- TUBO EMT 4-</text:p>
          </table:table-cell>
          <table:table-cell table:number-columns-repeated="16373"/>
        </table:table-row>
        <table:table-row table:style-name="ro7">
          <table:table-cell office:value-type="float" office:value="2675" table:style-name="ce1">
            <text:p>2675</text:p>
          </table:table-cell>
          <table:table-cell office:value-type="string" table:style-name="ce81">
            <text:p><text:s/>546.60</text:p>
          </table:table-cell>
          <table:table-cell office:value-type="float" office:value="30.45" table:style-name="ce82">
            <text:p>30,4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87" table:style-name="ce1">
            <text:p>14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1603" table:style-name="ce1">
            <text:p>231603</text:p>
          </table:table-cell>
          <table:table-cell office:value-type="date" office:date-value="2020-02-28T00:00:00" table:style-name="ce88">
            <text:p>28/02/2020</text:p>
          </table:table-cell>
          <table:table-cell office:value-type="string" table:style-name="ce1">
            <text:p>FB 000403613-001011-MOCHILA MULTIUSO</text:p>
          </table:table-cell>
          <table:table-cell table:number-columns-repeated="16373"/>
        </table:table-row>
        <table:table-row table:style-name="ro7">
          <table:table-cell office:value-type="float" office:value="2676" table:style-name="ce1">
            <text:p>2676</text:p>
          </table:table-cell>
          <table:table-cell office:value-type="string" table:style-name="ce81">
            <text:p><text:s/>727.30</text:p>
          </table:table-cell>
          <table:table-cell office:value-type="float" office:value="180.7" table:style-name="ce82">
            <text:p>180,7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87" table:style-name="ce1">
            <text:p>14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2103" table:style-name="ce1">
            <text:p>232103</text:p>
          </table:table-cell>
          <table:table-cell office:value-type="date" office:date-value="2020-02-28T00:00:00" table:style-name="ce88">
            <text:p>28/02/2020</text:p>
          </table:table-cell>
          <table:table-cell office:value-type="string" table:style-name="ce1">
            <text:p>FB 000403646-001011-REVERSIBLE EMT 4- TUBO EMT 4-</text:p>
          </table:table-cell>
          <table:table-cell table:number-columns-repeated="16373"/>
        </table:table-row>
        <table:table-row table:style-name="ro7">
          <table:table-cell office:value-type="float" office:value="2677" table:style-name="ce1">
            <text:p>2677</text:p>
          </table:table-cell>
          <table:table-cell office:value-type="string" table:style-name="ce81">
            <text:p><text:s/>778.39</text:p>
          </table:table-cell>
          <table:table-cell office:value-type="float" office:value="51.09" table:style-name="ce82">
            <text:p>51,09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87" table:style-name="ce1">
            <text:p>14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0703" table:style-name="ce1">
            <text:p>230703</text:p>
          </table:table-cell>
          <table:table-cell office:value-type="date" office:date-value="2020-02-28T00:00:00" table:style-name="ce88">
            <text:p>28/02/2020</text:p>
          </table:table-cell>
          <table:table-cell office:value-type="string" table:style-name="ce1">
            <text:p>FB 000403616-001011-BOTA DIELECTRICA BASICO 3 TALL</text:p>
          </table:table-cell>
          <table:table-cell table:number-columns-repeated="16373"/>
        </table:table-row>
        <table:table-row table:style-name="ro7">
          <table:table-cell office:value-type="float" office:value="2678" table:style-name="ce1">
            <text:p>2678</text:p>
          </table:table-cell>
          <table:table-cell office:value-type="string" table:style-name="ce81">
            <text:p><text:s/>854.58</text:p>
          </table:table-cell>
          <table:table-cell office:value-type="float" office:value="76.19" table:style-name="ce82">
            <text:p>76,19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87" table:style-name="ce1">
            <text:p>14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1003" table:style-name="ce1">
            <text:p>231003</text:p>
          </table:table-cell>
          <table:table-cell office:value-type="date" office:date-value="2020-02-28T00:00:00" table:style-name="ce88">
            <text:p>28/02/2020</text:p>
          </table:table-cell>
          <table:table-cell office:value-type="string" table:style-name="ce1">
            <text:p>FB 000403614-001011-1 BOTA DIELECTRICA BASICA 3 TA</text:p>
          </table:table-cell>
          <table:table-cell table:number-columns-repeated="16373"/>
        </table:table-row>
        <table:table-row table:style-name="ro7">
          <table:table-cell office:value-type="float" office:value="2679" table:style-name="ce1">
            <text:p>2679</text:p>
          </table:table-cell>
          <table:table-cell office:value-type="string" table:style-name="ce81">
            <text:p><text:s/>906.03</text:p>
          </table:table-cell>
          <table:table-cell office:value-type="float" office:value="51.45" table:style-name="ce82">
            <text:p>51,4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87" table:style-name="ce1">
            <text:p>14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0903" table:style-name="ce1">
            <text:p>230903</text:p>
          </table:table-cell>
          <table:table-cell office:value-type="date" office:date-value="2020-02-28T00:00:00" table:style-name="ce88">
            <text:p>28/02/2020</text:p>
          </table:table-cell>
          <table:table-cell office:value-type="string" table:style-name="ce1">
            <text:p>FB 000403615-001011-BOTA DIELECTRICA BASICO 3 TALL</text:p>
          </table:table-cell>
          <table:table-cell table:number-columns-repeated="16373"/>
        </table:table-row>
        <table:table-row table:style-name="ro7">
          <table:table-cell office:value-type="float" office:value="2680" table:style-name="ce1">
            <text:p>2680</text:p>
          </table:table-cell>
          <table:table-cell office:value-type="string" table:style-name="ce81">
            <text:p><text:s/>1,086.73</text:p>
          </table:table-cell>
          <table:table-cell office:value-type="float" office:value="180.7" table:style-name="ce82">
            <text:p>180,7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87" table:style-name="ce1">
            <text:p>14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0403" table:style-name="ce1">
            <text:p>230403</text:p>
          </table:table-cell>
          <table:table-cell office:value-type="date" office:date-value="2020-02-28T00:00:00" table:style-name="ce88">
            <text:p>28/02/2020</text:p>
          </table:table-cell>
          <table:table-cell office:value-type="string" table:style-name="ce1">
            <text:p>FB 000403619-001011-REVERSIBLE EMT 4- TUBO EMT 4-</text:p>
          </table:table-cell>
          <table:table-cell table:number-columns-repeated="16373"/>
        </table:table-row>
        <table:table-row table:style-name="ro7">
          <table:table-cell office:value-type="float" office:value="2681" table:style-name="ce1">
            <text:p>2681</text:p>
          </table:table-cell>
          <table:table-cell office:value-type="string" table:style-name="ce81">
            <text:p><text:s/>1,121.05</text:p>
          </table:table-cell>
          <table:table-cell office:value-type="float" office:value="34.32" table:style-name="ce82">
            <text:p>34,32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86" table:style-name="ce1">
            <text:p>14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2203" table:style-name="ce1">
            <text:p>232203</text:p>
          </table:table-cell>
          <table:table-cell office:value-type="date" office:date-value="2020-02-28T00:00:00" table:style-name="ce88">
            <text:p>28/02/2020</text:p>
          </table:table-cell>
          <table:table-cell office:value-type="string" table:style-name="ce1">
            <text:p>FB 000403608-001011-GUANTES NITRAFLEX</text:p>
          </table:table-cell>
          <table:table-cell table:number-columns-repeated="16373"/>
        </table:table-row>
        <table:table-row table:style-name="ro7">
          <table:table-cell office:value-type="float" office:value="2682" table:style-name="ce1">
            <text:p>2682</text:p>
          </table:table-cell>
          <table:table-cell office:value-type="string" table:style-name="ce81">
            <text:p><text:s/>1,133.13</text:p>
          </table:table-cell>
          <table:table-cell office:value-type="float" office:value="12.08" table:style-name="ce82">
            <text:p>12,0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86" table:style-name="ce1">
            <text:p>14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2303" table:style-name="ce1">
            <text:p>232303</text:p>
          </table:table-cell>
          <table:table-cell office:value-type="date" office:date-value="2020-02-28T00:00:00" table:style-name="ce88">
            <text:p>28/02/2020</text:p>
          </table:table-cell>
          <table:table-cell office:value-type="string" table:style-name="ce1">
            <text:p>FB 000403606-001011-JEAN TALLA 32 CON CINTA REFLEC</text:p>
          </table:table-cell>
          <table:table-cell table:number-columns-repeated="16373"/>
        </table:table-row>
        <table:table-row table:style-name="ro7">
          <table:table-cell office:value-type="float" office:value="2683" table:style-name="ce1">
            <text:p>2683</text:p>
          </table:table-cell>
          <table:table-cell office:value-type="string" table:style-name="ce81">
            <text:p><text:s/>1,366.81</text:p>
          </table:table-cell>
          <table:table-cell office:value-type="float" office:value="233.68" table:style-name="ce82">
            <text:p>233,6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86" table:style-name="ce1">
            <text:p>14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2403" table:style-name="ce1">
            <text:p>232403</text:p>
          </table:table-cell>
          <table:table-cell office:value-type="date" office:date-value="2020-02-28T00:00:00" table:style-name="ce88">
            <text:p>28/02/2020</text:p>
          </table:table-cell>
          <table:table-cell office:value-type="string" table:style-name="ce1">
            <text:p>FB 000403607-001011-(13) CASCO V GARD MSA CON SUSP</text:p>
          </table:table-cell>
          <table:table-cell table:number-columns-repeated="16373"/>
        </table:table-row>
        <table:table-row table:style-name="ro7">
          <table:table-cell office:value-type="float" office:value="2684" table:style-name="ce1">
            <text:p>2684</text:p>
          </table:table-cell>
          <table:table-cell office:value-type="string" table:style-name="ce81">
            <text:p><text:s/>1,393.83</text:p>
          </table:table-cell>
          <table:table-cell office:value-type="float" office:value="27.02" table:style-name="ce82">
            <text:p>27,02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86" table:style-name="ce1">
            <text:p>14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2603" table:style-name="ce1">
            <text:p>232603</text:p>
          </table:table-cell>
          <table:table-cell office:value-type="date" office:date-value="2020-02-28T00:00:00" table:style-name="ce88">
            <text:p>28/02/2020</text:p>
          </table:table-cell>
          <table:table-cell office:value-type="string" table:style-name="ce1">
            <text:p>FB 000403605-001011-SOLDADURA INDURA E-6011 -1/8 (</text:p>
          </table:table-cell>
          <table:table-cell table:number-columns-repeated="16373"/>
        </table:table-row>
        <table:table-row table:style-name="ro7">
          <table:table-cell office:value-type="float" office:value="2685" table:style-name="ce1">
            <text:p>2685</text:p>
          </table:table-cell>
          <table:table-cell office:value-type="string" table:style-name="ce81">
            <text:p><text:s/>1,532.41</text:p>
          </table:table-cell>
          <table:table-cell office:value-type="float" office:value="138.58000000000001" table:style-name="ce82">
            <text:p>138,5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9903" table:style-name="ce1">
            <text:p>229903</text:p>
          </table:table-cell>
          <table:table-cell office:value-type="date" office:date-value="2020-02-28T00:00:00" table:style-name="ce88">
            <text:p>28/02/2020</text:p>
          </table:table-cell>
          <table:table-cell office:value-type="string" table:style-name="ce1">
            <text:p>FB 000055516-001100-50 CUARTON SEMIDURO 2" X 2" X4</text:p>
          </table:table-cell>
          <table:table-cell table:number-columns-repeated="16373"/>
        </table:table-row>
        <table:table-row table:style-name="ro7">
          <table:table-cell office:value-type="float" office:value="2686" table:style-name="ce1">
            <text:p>2686</text:p>
          </table:table-cell>
          <table:table-cell office:value-type="string" table:style-name="ce81">
            <text:p><text:s/>2,857.91</text:p>
          </table:table-cell>
          <table:table-cell office:value-type="float" office:value="1325.5" table:style-name="ce82">
            <text:p>1.325,5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0003" table:style-name="ce1">
            <text:p>230003</text:p>
          </table:table-cell>
          <table:table-cell office:value-type="date" office:date-value="2020-02-28T00:00:00" table:style-name="ce88">
            <text:p>28/02/2020</text:p>
          </table:table-cell>
          <table:table-cell office:value-type="string" table:style-name="ce1">
            <text:p>FB 000000037-001001-CANECA LUBE, DISPAC, RD, CONTR</text:p>
          </table:table-cell>
          <table:table-cell table:number-columns-repeated="16373"/>
        </table:table-row>
        <table:table-row table:style-name="ro7">
          <table:table-cell office:value-type="float" office:value="2687" table:style-name="ce1">
            <text:p>2687</text:p>
          </table:table-cell>
          <table:table-cell office:value-type="string" table:style-name="ce81">
            <text:p><text:s/>3,345.02</text:p>
          </table:table-cell>
          <table:table-cell office:value-type="float" office:value="487.11" table:style-name="ce82">
            <text:p>487,11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7903" table:style-name="ce1">
            <text:p>227903</text:p>
          </table:table-cell>
          <table:table-cell office:value-type="date" office:date-value="2020-02-28T00:00:00" table:style-name="ce88">
            <text:p>28/02/2020</text:p>
          </table:table-cell>
          <table:table-cell office:value-type="string" table:style-name="ce1">
            <text:p>FB 000055162-001100-3 MALLAS ELECTROSOLDADAS- 30 S</text:p>
          </table:table-cell>
          <table:table-cell table:number-columns-repeated="16373"/>
        </table:table-row>
        <table:table-row table:style-name="ro7">
          <table:table-cell office:value-type="float" office:value="2688" table:style-name="ce1">
            <text:p>2688</text:p>
          </table:table-cell>
          <table:table-cell office:value-type="string" table:style-name="ce81">
            <text:p><text:s/>3,820.23</text:p>
          </table:table-cell>
          <table:table-cell office:value-type="float" office:value="475.21" table:style-name="ce82">
            <text:p>475,21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9003" table:style-name="ce1">
            <text:p>229003</text:p>
          </table:table-cell>
          <table:table-cell office:value-type="date" office:date-value="2020-02-28T00:00:00" table:style-name="ce88">
            <text:p>28/02/2020</text:p>
          </table:table-cell>
          <table:table-cell office:value-type="string" table:style-name="ce1">
            <text:p>FB 000000080-001100-BISAGRAS, CANDADO BARRIL 80MM,</text:p>
          </table:table-cell>
          <table:table-cell table:number-columns-repeated="16373"/>
        </table:table-row>
        <table:table-row table:style-name="ro7">
          <table:table-cell office:value-type="float" office:value="2689" table:style-name="ce1">
            <text:p>2689</text:p>
          </table:table-cell>
          <table:table-cell office:value-type="string" table:style-name="ce81">
            <text:p><text:s/>4,330.23</text:p>
          </table:table-cell>
          <table:table-cell office:value-type="float" office:value="510" table:style-name="ce82">
            <text:p>510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8303" table:style-name="ce1">
            <text:p>228303</text:p>
          </table:table-cell>
          <table:table-cell office:value-type="date" office:date-value="2020-02-28T00:00:00" table:style-name="ce88">
            <text:p>28/02/2020</text:p>
          </table:table-cell>
          <table:table-cell office:value-type="string" table:style-name="ce1">
            <text:p>FB 000001366-001001-3 METROS DE TUBO 24" - 3 METRO</text:p>
          </table:table-cell>
          <table:table-cell table:number-columns-repeated="16373"/>
        </table:table-row>
        <table:table-row table:style-name="ro7">
          <table:table-cell office:value-type="float" office:value="2690" table:style-name="ce1">
            <text:p>2690</text:p>
          </table:table-cell>
          <table:table-cell office:value-type="string" table:style-name="ce81">
            <text:p><text:s/>4,338.83</text:p>
          </table:table-cell>
          <table:table-cell office:value-type="float" office:value="8.6" table:style-name="ce82">
            <text:p>8,6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87" table:style-name="ce1">
            <text:p>14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1103" table:style-name="ce1">
            <text:p>231103</text:p>
          </table:table-cell>
          <table:table-cell office:value-type="date" office:date-value="2020-02-28T00:00:00" table:style-name="ce88">
            <text:p>28/02/2020</text:p>
          </table:table-cell>
          <table:table-cell office:value-type="string" table:style-name="ce1">
            <text:p>FB 000403612-001011-ENCHUFE VINIL 15A 125V POL COO</text:p>
          </table:table-cell>
          <table:table-cell table:number-columns-repeated="16373"/>
        </table:table-row>
        <table:table-row table:style-name="ro7">
          <table:table-cell office:value-type="float" office:value="2691" table:style-name="ce1">
            <text:p>2691</text:p>
          </table:table-cell>
          <table:table-cell office:value-type="string" table:style-name="ce81">
            <text:p><text:s/>4,441.60</text:p>
          </table:table-cell>
          <table:table-cell office:value-type="float" office:value="102.77" table:style-name="ce82">
            <text:p>102,77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04" table:style-name="ce1">
            <text:p>150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2703" table:style-name="ce1">
            <text:p>232703</text:p>
          </table:table-cell>
          <table:table-cell office:value-type="date" office:date-value="2020-02-28T00:00:00" table:style-name="ce88">
            <text:p>28/02/2020</text:p>
          </table:table-cell>
          <table:table-cell office:value-type="string" table:style-name="ce1">
            <text:p>FB 000403604-001011-CASCO DE SEGURIDAD AZUL,GAFA S</text:p>
          </table:table-cell>
          <table:table-cell table:number-columns-repeated="16373"/>
        </table:table-row>
        <table:table-row table:style-name="ro7">
          <table:table-cell office:value-type="float" office:value="2692" table:style-name="ce1">
            <text:p>2692</text:p>
          </table:table-cell>
          <table:table-cell office:value-type="string" table:style-name="ce81">
            <text:p><text:s/>4,900.41</text:p>
          </table:table-cell>
          <table:table-cell office:value-type="float" office:value="458.81" table:style-name="ce82">
            <text:p>458,81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258802" table:style-name="ce1">
            <text:p>258802</text:p>
          </table:table-cell>
          <table:table-cell office:value-type="date" office:date-value="2020-02-29T00:00:00" table:style-name="ce88">
            <text:p>29/02/2020</text:p>
          </table:table-cell>
          <table:table-cell office:value-type="string" table:style-name="ce1">
            <text:p>CK 852-0 ENTREGAS ESPECIALE :DB -1070987682: Liqui</text:p>
          </table:table-cell>
          <table:table-cell table:number-columns-repeated="16373"/>
        </table:table-row>
        <table:table-row table:style-name="ro7">
          <table:table-cell office:value-type="float" office:value="2693" table:style-name="ce1">
            <text:p>2693</text:p>
          </table:table-cell>
          <table:table-cell office:value-type="string" table:style-name="ce81">
            <text:p><text:s/>5,026.84</text:p>
          </table:table-cell>
          <table:table-cell office:value-type="float" office:value="126.43" table:style-name="ce82">
            <text:p>126,43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77" table:style-name="ce1">
            <text:p>16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2-29T00:00:00" table:style-name="ce88">
            <text:p>29/02/2020</text:p>
          </table:table-cell>
          <table:table-cell office:value-type="string" table:style-name="ce1">
            <text:p>ENTREGAS ESPECIALES - F #3999: LIQUIDACIÓN GASTOS DE IMPORTACIÓN PO #TS02-19</text:p>
          </table:table-cell>
          <table:table-cell table:number-columns-repeated="16373"/>
        </table:table-row>
        <table:table-row table:style-name="ro7">
          <table:table-cell office:value-type="float" office:value="2694" table:style-name="ce1">
            <text:p>2694</text:p>
          </table:table-cell>
          <table:table-cell office:value-type="string" table:style-name="ce81">
            <text:p><text:s/>4,270.84</text:p>
          </table:table-cell>
          <table:table-cell office:value-type="float" office:value="0" table:style-name="ce82">
            <text:p>-<text:s/></text:p>
          </table:table-cell>
          <table:table-cell office:value-type="float" office:value="756" table:style-name="ce82">
            <text:p>756,00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3805" table:style-name="ce1">
            <text:p>1738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27459-003006</text:p>
          </table:table-cell>
          <table:table-cell table:number-columns-repeated="16373"/>
        </table:table-row>
        <table:table-row table:style-name="ro7">
          <table:table-cell office:value-type="float" office:value="2695" table:style-name="ce1">
            <text:p>2695</text:p>
          </table:table-cell>
          <table:table-cell office:value-type="string" table:style-name="ce81">
            <text:p><text:s/>3,760.84</text:p>
          </table:table-cell>
          <table:table-cell office:value-type="float" office:value="0" table:style-name="ce82">
            <text:p>-<text:s/></text:p>
          </table:table-cell>
          <table:table-cell office:value-type="float" office:value="510" table:style-name="ce82">
            <text:p>510,00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7105" table:style-name="ce1">
            <text:p>1771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1366-001-001</text:p>
          </table:table-cell>
          <table:table-cell table:number-columns-repeated="16373"/>
        </table:table-row>
        <table:table-row table:style-name="ro7">
          <table:table-cell office:value-type="float" office:value="2696" table:style-name="ce1">
            <text:p>2696</text:p>
          </table:table-cell>
          <table:table-cell office:value-type="string" table:style-name="ce81">
            <text:p><text:s/>1,270.84</text:p>
          </table:table-cell>
          <table:table-cell office:value-type="float" office:value="0" table:style-name="ce82">
            <text:p>-<text:s/></text:p>
          </table:table-cell>
          <table:table-cell office:value-type="float" office:value="2490" table:style-name="ce82">
            <text:p>2.490,00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3905" table:style-name="ce1">
            <text:p>1739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653-001001</text:p>
          </table:table-cell>
          <table:table-cell table:number-columns-repeated="16373"/>
        </table:table-row>
        <table:table-row table:style-name="ro7">
          <table:table-cell office:value-type="float" office:value="2697" table:style-name="ce1">
            <text:p>2697</text:p>
          </table:table-cell>
          <table:table-cell office:value-type="string" table:style-name="ce81">
            <text:p><text:s/>1,037.16</text:p>
          </table:table-cell>
          <table:table-cell office:value-type="float" office:value="0" table:style-name="ce82">
            <text:p>-<text:s/></text:p>
          </table:table-cell>
          <table:table-cell office:value-type="float" office:value="233.68" table:style-name="ce82">
            <text:p>233,68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6605" table:style-name="ce1">
            <text:p>1766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403607-001-011</text:p>
          </table:table-cell>
          <table:table-cell table:number-columns-repeated="16373"/>
        </table:table-row>
        <table:table-row table:style-name="ro7">
          <table:table-cell office:value-type="float" office:value="2698" table:style-name="ce1">
            <text:p>2698</text:p>
          </table:table-cell>
          <table:table-cell office:value-type="string" table:style-name="ce81">
            <text:p><text:s/>1,002.84</text:p>
          </table:table-cell>
          <table:table-cell office:value-type="float" office:value="0" table:style-name="ce82">
            <text:p>-<text:s/></text:p>
          </table:table-cell>
          <table:table-cell office:value-type="float" office:value="34.32" table:style-name="ce82">
            <text:p>34,32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6505" table:style-name="ce1">
            <text:p>1765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403608-001-011</text:p>
          </table:table-cell>
          <table:table-cell table:number-columns-repeated="16373"/>
        </table:table-row>
        <table:table-row table:style-name="ro7">
          <table:table-cell office:value-type="float" office:value="2699" table:style-name="ce1">
            <text:p>2699</text:p>
          </table:table-cell>
          <table:table-cell office:value-type="string" table:style-name="ce81">
            <text:p><text:s/>990.76</text:p>
          </table:table-cell>
          <table:table-cell office:value-type="float" office:value="0" table:style-name="ce82">
            <text:p>-<text:s/></text:p>
          </table:table-cell>
          <table:table-cell office:value-type="float" office:value="12.08" table:style-name="ce82">
            <text:p>12,08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6405" table:style-name="ce1">
            <text:p>1764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403606-001-011</text:p>
          </table:table-cell>
          <table:table-cell table:number-columns-repeated="16373"/>
        </table:table-row>
        <table:table-row table:style-name="ro7">
          <table:table-cell office:value-type="float" office:value="2700" table:style-name="ce1">
            <text:p>2700</text:p>
          </table:table-cell>
          <table:table-cell office:value-type="string" table:style-name="ce81">
            <text:p><text:s/>887.99</text:p>
          </table:table-cell>
          <table:table-cell office:value-type="float" office:value="0" table:style-name="ce82">
            <text:p>-<text:s/></text:p>
          </table:table-cell>
          <table:table-cell office:value-type="float" office:value="102.77" table:style-name="ce82">
            <text:p>102,77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6305" table:style-name="ce1">
            <text:p>1763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403604-001-011</text:p>
          </table:table-cell>
          <table:table-cell table:number-columns-repeated="16373"/>
        </table:table-row>
        <table:table-row table:style-name="ro7">
          <table:table-cell office:value-type="float" office:value="2701" table:style-name="ce1">
            <text:p>2701</text:p>
          </table:table-cell>
          <table:table-cell office:value-type="string" table:style-name="ce81">
            <text:p><text:s/>441.71</text:p>
          </table:table-cell>
          <table:table-cell office:value-type="float" office:value="0" table:style-name="ce82">
            <text:p>-<text:s/></text:p>
          </table:table-cell>
          <table:table-cell office:value-type="float" office:value="446.28" table:style-name="ce82">
            <text:p>446,28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6905" table:style-name="ce1">
            <text:p>1769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143-001-100</text:p>
          </table:table-cell>
          <table:table-cell table:number-columns-repeated="16373"/>
        </table:table-row>
        <table:table-row table:style-name="ro7">
          <table:table-cell office:value-type="float" office:value="2702" table:style-name="ce1">
            <text:p>2702</text:p>
          </table:table-cell>
          <table:table-cell office:value-type="string" table:style-name="ce81">
            <text:p>-895.39</text:p>
          </table:table-cell>
          <table:table-cell office:value-type="float" office:value="0" table:style-name="ce82">
            <text:p>-<text:s/></text:p>
          </table:table-cell>
          <table:table-cell office:value-type="float" office:value="1337.1" table:style-name="ce82">
            <text:p>1.337,10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6805" table:style-name="ce1">
            <text:p>1768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642-001-001</text:p>
          </table:table-cell>
          <table:table-cell table:number-columns-repeated="16373"/>
        </table:table-row>
        <table:table-row table:style-name="ro7">
          <table:table-cell office:value-type="float" office:value="2703" table:style-name="ce1">
            <text:p>2703</text:p>
          </table:table-cell>
          <table:table-cell office:value-type="string" table:style-name="ce81">
            <text:p>-2,575.39</text:p>
          </table:table-cell>
          <table:table-cell office:value-type="float" office:value="0" table:style-name="ce82">
            <text:p>-<text:s/></text:p>
          </table:table-cell>
          <table:table-cell office:value-type="float" office:value="1680" table:style-name="ce82">
            <text:p>1.680,00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5205" table:style-name="ce1">
            <text:p>1752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89-001-101</text:p>
          </table:table-cell>
          <table:table-cell table:number-columns-repeated="16373"/>
        </table:table-row>
        <table:table-row table:style-name="ro7">
          <table:table-cell office:value-type="float" office:value="2704" table:style-name="ce1">
            <text:p>2704</text:p>
          </table:table-cell>
          <table:table-cell office:value-type="string" table:style-name="ce81">
            <text:p>-4,175.39</text:p>
          </table:table-cell>
          <table:table-cell office:value-type="float" office:value="0" table:style-name="ce82">
            <text:p>-<text:s/></text:p>
          </table:table-cell>
          <table:table-cell office:value-type="float" office:value="1600" table:style-name="ce82">
            <text:p>1.600,00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5105" table:style-name="ce1">
            <text:p>1751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90-001-101</text:p>
          </table:table-cell>
          <table:table-cell table:number-columns-repeated="16373"/>
        </table:table-row>
        <table:table-row table:style-name="ro7">
          <table:table-cell office:value-type="float" office:value="2705" table:style-name="ce1">
            <text:p>2705</text:p>
          </table:table-cell>
          <table:table-cell office:value-type="string" table:style-name="ce81">
            <text:p>-4,226.48</text:p>
          </table:table-cell>
          <table:table-cell office:value-type="float" office:value="0" table:style-name="ce82">
            <text:p>-<text:s/></text:p>
          </table:table-cell>
          <table:table-cell office:value-type="float" office:value="51.09" table:style-name="ce82">
            <text:p>51,09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5005" table:style-name="ce1">
            <text:p>1750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403616-001-011</text:p>
          </table:table-cell>
          <table:table-cell table:number-columns-repeated="16373"/>
        </table:table-row>
        <table:table-row table:style-name="ro7">
          <table:table-cell office:value-type="float" office:value="2706" table:style-name="ce1">
            <text:p>2706</text:p>
          </table:table-cell>
          <table:table-cell office:value-type="string" table:style-name="ce81">
            <text:p>-4,277.93</text:p>
          </table:table-cell>
          <table:table-cell office:value-type="float" office:value="0" table:style-name="ce82">
            <text:p>-<text:s/></text:p>
          </table:table-cell>
          <table:table-cell office:value-type="float" office:value="51.45" table:style-name="ce82">
            <text:p>51,45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4905" table:style-name="ce1">
            <text:p>1749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403615-001-011</text:p>
          </table:table-cell>
          <table:table-cell table:number-columns-repeated="16373"/>
        </table:table-row>
        <table:table-row table:style-name="ro7">
          <table:table-cell office:value-type="float" office:value="2707" table:style-name="ce1">
            <text:p>2707</text:p>
          </table:table-cell>
          <table:table-cell office:value-type="string" table:style-name="ce81">
            <text:p>-4,354.12</text:p>
          </table:table-cell>
          <table:table-cell office:value-type="float" office:value="0" table:style-name="ce82">
            <text:p>-<text:s/></text:p>
          </table:table-cell>
          <table:table-cell office:value-type="float" office:value="76.19" table:style-name="ce82">
            <text:p>76,19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4805" table:style-name="ce1">
            <text:p>1748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403614-001-011</text:p>
          </table:table-cell>
          <table:table-cell table:number-columns-repeated="16373"/>
        </table:table-row>
        <table:table-row table:style-name="ro7">
          <table:table-cell office:value-type="float" office:value="2708" table:style-name="ce1">
            <text:p>2708</text:p>
          </table:table-cell>
          <table:table-cell office:value-type="string" table:style-name="ce81">
            <text:p>-4,384.57</text:p>
          </table:table-cell>
          <table:table-cell office:value-type="float" office:value="0" table:style-name="ce82">
            <text:p>-<text:s/></text:p>
          </table:table-cell>
          <table:table-cell office:value-type="float" office:value="30.45" table:style-name="ce82">
            <text:p>30,45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4705" table:style-name="ce1">
            <text:p>1747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403647-001-011</text:p>
          </table:table-cell>
          <table:table-cell table:number-columns-repeated="16373"/>
        </table:table-row>
        <table:table-row table:style-name="ro7">
          <table:table-cell office:value-type="float" office:value="2709" table:style-name="ce1">
            <text:p>2709</text:p>
          </table:table-cell>
          <table:table-cell office:value-type="string" table:style-name="ce81">
            <text:p>-4,415.02</text:p>
          </table:table-cell>
          <table:table-cell office:value-type="float" office:value="0" table:style-name="ce82">
            <text:p>-<text:s/></text:p>
          </table:table-cell>
          <table:table-cell office:value-type="float" office:value="30.45" table:style-name="ce82">
            <text:p>30,45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4605" table:style-name="ce1">
            <text:p>1746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403620-001-011</text:p>
          </table:table-cell>
          <table:table-cell table:number-columns-repeated="16373"/>
        </table:table-row>
        <table:table-row table:style-name="ro7">
          <table:table-cell office:value-type="float" office:value="2710" table:style-name="ce1">
            <text:p>2710</text:p>
          </table:table-cell>
          <table:table-cell office:value-type="string" table:style-name="ce81">
            <text:p>-4,445.47</text:p>
          </table:table-cell>
          <table:table-cell office:value-type="float" office:value="0" table:style-name="ce82">
            <text:p>-<text:s/></text:p>
          </table:table-cell>
          <table:table-cell office:value-type="float" office:value="30.45" table:style-name="ce82">
            <text:p>30,45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4505" table:style-name="ce1">
            <text:p>1745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403613-001-011</text:p>
          </table:table-cell>
          <table:table-cell table:number-columns-repeated="16373"/>
        </table:table-row>
        <table:table-row table:style-name="ro7">
          <table:table-cell office:value-type="float" office:value="2711" table:style-name="ce1">
            <text:p>2711</text:p>
          </table:table-cell>
          <table:table-cell office:value-type="string" table:style-name="ce81">
            <text:p>-4,611.11</text:p>
          </table:table-cell>
          <table:table-cell office:value-type="float" office:value="0" table:style-name="ce82">
            <text:p>-<text:s/></text:p>
          </table:table-cell>
          <table:table-cell office:value-type="float" office:value="165.64" table:style-name="ce82">
            <text:p>165,64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4405" table:style-name="ce1">
            <text:p>1744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403609-001-011</text:p>
          </table:table-cell>
          <table:table-cell table:number-columns-repeated="16373"/>
        </table:table-row>
        <table:table-row table:style-name="ro7">
          <table:table-cell office:value-type="float" office:value="2712" table:style-name="ce1">
            <text:p>2712</text:p>
          </table:table-cell>
          <table:table-cell office:value-type="string" table:style-name="ce81">
            <text:p>-4,791.81</text:p>
          </table:table-cell>
          <table:table-cell office:value-type="float" office:value="0" table:style-name="ce82">
            <text:p>-<text:s/></text:p>
          </table:table-cell>
          <table:table-cell office:value-type="float" office:value="180.7" table:style-name="ce82">
            <text:p>180,70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6005" table:style-name="ce1">
            <text:p>1760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403646-001-011</text:p>
          </table:table-cell>
          <table:table-cell table:number-columns-repeated="16373"/>
        </table:table-row>
        <table:table-row table:style-name="ro7">
          <table:table-cell office:value-type="float" office:value="2713" table:style-name="ce1">
            <text:p>2713</text:p>
          </table:table-cell>
          <table:table-cell office:value-type="string" table:style-name="ce81">
            <text:p>-4,972.51</text:p>
          </table:table-cell>
          <table:table-cell office:value-type="float" office:value="0" table:style-name="ce82">
            <text:p>-<text:s/></text:p>
          </table:table-cell>
          <table:table-cell office:value-type="float" office:value="180.7" table:style-name="ce82">
            <text:p>180,70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5905" table:style-name="ce1">
            <text:p>1759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403619-001-011</text:p>
          </table:table-cell>
          <table:table-cell table:number-columns-repeated="16373"/>
        </table:table-row>
        <table:table-row table:style-name="ro7">
          <table:table-cell office:value-type="float" office:value="2714" table:style-name="ce1">
            <text:p>2714</text:p>
          </table:table-cell>
          <table:table-cell office:value-type="string" table:style-name="ce81">
            <text:p>-5,153.21</text:p>
          </table:table-cell>
          <table:table-cell office:value-type="float" office:value="0" table:style-name="ce82">
            <text:p>-<text:s/></text:p>
          </table:table-cell>
          <table:table-cell office:value-type="float" office:value="180.7" table:style-name="ce82">
            <text:p>180,70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5805" table:style-name="ce1">
            <text:p>1758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403618-001-011</text:p>
          </table:table-cell>
          <table:table-cell table:number-columns-repeated="16373"/>
        </table:table-row>
        <table:table-row table:style-name="ro7">
          <table:table-cell office:value-type="float" office:value="2715" table:style-name="ce1">
            <text:p>2715</text:p>
          </table:table-cell>
          <table:table-cell office:value-type="string" table:style-name="ce81">
            <text:p>-5,228.21</text:p>
          </table:table-cell>
          <table:table-cell office:value-type="float" office:value="0" table:style-name="ce82">
            <text:p>-<text:s/></text:p>
          </table:table-cell>
          <table:table-cell office:value-type="float" office:value="75" table:style-name="ce82">
            <text:p>75,00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5705" table:style-name="ce1">
            <text:p>1757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403617-001-011</text:p>
          </table:table-cell>
          <table:table-cell table:number-columns-repeated="16373"/>
        </table:table-row>
        <table:table-row table:style-name="ro7">
          <table:table-cell office:value-type="float" office:value="2716" table:style-name="ce1">
            <text:p>2716</text:p>
          </table:table-cell>
          <table:table-cell office:value-type="string" table:style-name="ce81">
            <text:p>-5,255.23</text:p>
          </table:table-cell>
          <table:table-cell office:value-type="float" office:value="0" table:style-name="ce82">
            <text:p>-<text:s/></text:p>
          </table:table-cell>
          <table:table-cell office:value-type="float" office:value="27.02" table:style-name="ce82">
            <text:p>27,02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5605" table:style-name="ce1">
            <text:p>1756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403605-001-011</text:p>
          </table:table-cell>
          <table:table-cell table:number-columns-repeated="16373"/>
        </table:table-row>
        <table:table-row table:style-name="ro7">
          <table:table-cell office:value-type="float" office:value="2717" table:style-name="ce1">
            <text:p>2717</text:p>
          </table:table-cell>
          <table:table-cell office:value-type="string" table:style-name="ce81">
            <text:p>-5,330.84</text:p>
          </table:table-cell>
          <table:table-cell office:value-type="float" office:value="0" table:style-name="ce82">
            <text:p>-<text:s/></text:p>
          </table:table-cell>
          <table:table-cell office:value-type="float" office:value="75.61" table:style-name="ce82">
            <text:p>75,61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5505" table:style-name="ce1">
            <text:p>1755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403648-001-011</text:p>
          </table:table-cell>
          <table:table-cell table:number-columns-repeated="16373"/>
        </table:table-row>
        <table:table-row table:style-name="ro7">
          <table:table-cell office:value-type="float" office:value="2718" table:style-name="ce1">
            <text:p>2718</text:p>
          </table:table-cell>
          <table:table-cell office:value-type="string" table:style-name="ce81">
            <text:p>-5,339.44</text:p>
          </table:table-cell>
          <table:table-cell office:value-type="float" office:value="0" table:style-name="ce82">
            <text:p>-<text:s/></text:p>
          </table:table-cell>
          <table:table-cell office:value-type="float" office:value="8.6" table:style-name="ce82">
            <text:p>8,60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5405" table:style-name="ce1">
            <text:p>1754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403612-001-011</text:p>
          </table:table-cell>
          <table:table-cell table:number-columns-repeated="16373"/>
        </table:table-row>
        <table:table-row table:style-name="ro7">
          <table:table-cell office:value-type="float" office:value="2719" table:style-name="ce1">
            <text:p>2719</text:p>
          </table:table-cell>
          <table:table-cell office:value-type="string" table:style-name="ce81">
            <text:p>-5,351.52</text:p>
          </table:table-cell>
          <table:table-cell office:value-type="float" office:value="0" table:style-name="ce82">
            <text:p>-<text:s/></text:p>
          </table:table-cell>
          <table:table-cell office:value-type="float" office:value="12.08" table:style-name="ce82">
            <text:p>12,08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6105" table:style-name="ce1">
            <text:p>1761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403603-001-011</text:p>
          </table:table-cell>
          <table:table-cell table:number-columns-repeated="16373"/>
        </table:table-row>
        <table:table-row table:style-name="ro7">
          <table:table-cell office:value-type="float" office:value="2720" table:style-name="ce1">
            <text:p>2720</text:p>
          </table:table-cell>
          <table:table-cell office:value-type="string" table:style-name="ce81">
            <text:p>-5,518.44</text:p>
          </table:table-cell>
          <table:table-cell office:value-type="float" office:value="0" table:style-name="ce82">
            <text:p>-<text:s/></text:p>
          </table:table-cell>
          <table:table-cell office:value-type="float" office:value="166.92" table:style-name="ce82">
            <text:p>166,92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6205" table:style-name="ce1">
            <text:p>1762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403603-001-011</text:p>
          </table:table-cell>
          <table:table-cell table:number-columns-repeated="16373"/>
        </table:table-row>
        <table:table-row table:style-name="ro7">
          <table:table-cell office:value-type="float" office:value="2721" table:style-name="ce1">
            <text:p>2721</text:p>
          </table:table-cell>
          <table:table-cell office:value-type="string" table:style-name="ce81">
            <text:p>-5,682.66</text:p>
          </table:table-cell>
          <table:table-cell office:value-type="float" office:value="0" table:style-name="ce82">
            <text:p>-<text:s/></text:p>
          </table:table-cell>
          <table:table-cell office:value-type="float" office:value="164.22" table:style-name="ce82">
            <text:p>164,22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4205" table:style-name="ce1">
            <text:p>1742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403611-001-011</text:p>
          </table:table-cell>
          <table:table-cell table:number-columns-repeated="16373"/>
        </table:table-row>
        <table:table-row table:style-name="ro7">
          <table:table-cell office:value-type="float" office:value="2722" table:style-name="ce1">
            <text:p>2722</text:p>
          </table:table-cell>
          <table:table-cell office:value-type="string" table:style-name="ce81">
            <text:p>-5,846.88</text:p>
          </table:table-cell>
          <table:table-cell office:value-type="float" office:value="0" table:style-name="ce82">
            <text:p>-<text:s/></text:p>
          </table:table-cell>
          <table:table-cell office:value-type="float" office:value="164.22" table:style-name="ce82">
            <text:p>164,22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4305" table:style-name="ce1">
            <text:p>1743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403610-001-011</text:p>
          </table:table-cell>
          <table:table-cell table:number-columns-repeated="16373"/>
        </table:table-row>
        <table:table-row table:style-name="ro7">
          <table:table-cell office:value-type="float" office:value="2723" table:style-name="ce1">
            <text:p>2723</text:p>
          </table:table-cell>
          <table:table-cell office:value-type="string" table:style-name="ce81">
            <text:p>-8,302.77</text:p>
          </table:table-cell>
          <table:table-cell office:value-type="float" office:value="0" table:style-name="ce82">
            <text:p>-<text:s/></text:p>
          </table:table-cell>
          <table:table-cell office:value-type="float" office:value="2455.89" table:style-name="ce82">
            <text:p>2.455,89<text:s/></text:p>
          </table:table-cell>
          <table:table-cell table:style-name="ce1"/>
          <table:table-cell office:value-type="float" office:value="1533" table:style-name="ce1">
            <text:p>153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7705" table:style-name="ce1">
            <text:p>177705</text:p>
          </table:table-cell>
          <table:table-cell office:value-type="date" office:date-value="2020-03-14T00:00:00" table:style-name="ce88">
            <text:p>14/03/2020</text:p>
          </table:table-cell>
          <table:table-cell office:value-type="string" table:style-name="ce1">
            <text:p>CL 57139-001-100</text:p>
          </table:table-cell>
          <table:table-cell table:number-columns-repeated="16373"/>
        </table:table-row>
        <table:table-row table:style-name="ro7">
          <table:table-cell office:value-type="float" office:value="2724" table:style-name="ce1">
            <text:p>2724</text:p>
          </table:table-cell>
          <table:table-cell office:value-type="string" table:style-name="ce81">
            <text:p>-8,331.25</text:p>
          </table:table-cell>
          <table:table-cell office:value-type="float" office:value="0" table:style-name="ce82">
            <text:p>-<text:s/></text:p>
          </table:table-cell>
          <table:table-cell office:value-type="float" office:value="28.48" table:style-name="ce82">
            <text:p>28,48<text:s/></text:p>
          </table:table-cell>
          <table:table-cell table:style-name="ce1"/>
          <table:table-cell office:value-type="float" office:value="1533" table:style-name="ce1">
            <text:p>153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8005" table:style-name="ce1">
            <text:p>178005</text:p>
          </table:table-cell>
          <table:table-cell office:value-type="date" office:date-value="2020-03-14T00:00:00" table:style-name="ce88">
            <text:p>14/03/2020</text:p>
          </table:table-cell>
          <table:table-cell office:value-type="string" table:style-name="ce1">
            <text:p>CL 159-001-100</text:p>
          </table:table-cell>
          <table:table-cell table:number-columns-repeated="16373"/>
        </table:table-row>
        <table:table-row table:style-name="ro7">
          <table:table-cell office:value-type="float" office:value="2725" table:style-name="ce1">
            <text:p>2725</text:p>
          </table:table-cell>
          <table:table-cell office:value-type="string" table:style-name="ce81">
            <text:p>-10,605.25</text:p>
          </table:table-cell>
          <table:table-cell office:value-type="float" office:value="0" table:style-name="ce82">
            <text:p>-<text:s/></text:p>
          </table:table-cell>
          <table:table-cell office:value-type="float" office:value="2274" table:style-name="ce82">
            <text:p>2.274,00<text:s/></text:p>
          </table:table-cell>
          <table:table-cell table:style-name="ce1"/>
          <table:table-cell office:value-type="float" office:value="1533" table:style-name="ce1">
            <text:p>153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8205" table:style-name="ce1">
            <text:p>178205</text:p>
          </table:table-cell>
          <table:table-cell office:value-type="date" office:date-value="2020-03-14T00:00:00" table:style-name="ce88">
            <text:p>14/03/2020</text:p>
          </table:table-cell>
          <table:table-cell office:value-type="string" table:style-name="ce1">
            <text:p>CL 659-001-001</text:p>
          </table:table-cell>
          <table:table-cell table:number-columns-repeated="16373"/>
        </table:table-row>
        <table:table-row table:style-name="ro7">
          <table:table-cell office:value-type="float" office:value="2726" table:style-name="ce1">
            <text:p>2726</text:p>
          </table:table-cell>
          <table:table-cell office:value-type="string" table:style-name="ce81">
            <text:p>-12,285.25</text:p>
          </table:table-cell>
          <table:table-cell office:value-type="float" office:value="0" table:style-name="ce82">
            <text:p>-<text:s/></text:p>
          </table:table-cell>
          <table:table-cell office:value-type="float" office:value="1680" table:style-name="ce82">
            <text:p>1.680,00<text:s/></text:p>
          </table:table-cell>
          <table:table-cell table:style-name="ce1"/>
          <table:table-cell office:value-type="float" office:value="1533" table:style-name="ce1">
            <text:p>153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7905" table:style-name="ce1">
            <text:p>177905</text:p>
          </table:table-cell>
          <table:table-cell office:value-type="date" office:date-value="2020-03-14T00:00:00" table:style-name="ce88">
            <text:p>14/03/2020</text:p>
          </table:table-cell>
          <table:table-cell office:value-type="string" table:style-name="ce1">
            <text:p>CL 98-001-101</text:p>
          </table:table-cell>
          <table:table-cell table:number-columns-repeated="16373"/>
        </table:table-row>
        <table:table-row table:style-name="ro7">
          <table:table-cell office:value-type="float" office:value="2727" table:style-name="ce1">
            <text:p>2727</text:p>
          </table:table-cell>
          <table:table-cell office:value-type="string" table:style-name="ce81">
            <text:p>-13,198.75</text:p>
          </table:table-cell>
          <table:table-cell office:value-type="float" office:value="0" table:style-name="ce82">
            <text:p>-<text:s/></text:p>
          </table:table-cell>
          <table:table-cell office:value-type="float" office:value="913.5" table:style-name="ce82">
            <text:p>913,50<text:s/></text:p>
          </table:table-cell>
          <table:table-cell table:style-name="ce1"/>
          <table:table-cell office:value-type="float" office:value="1533" table:style-name="ce1">
            <text:p>153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7605" table:style-name="ce1">
            <text:p>177605</text:p>
          </table:table-cell>
          <table:table-cell office:value-type="date" office:date-value="2020-03-14T00:00:00" table:style-name="ce88">
            <text:p>14/03/2020</text:p>
          </table:table-cell>
          <table:table-cell office:value-type="string" table:style-name="ce1">
            <text:p>CL 57045-001-100</text:p>
          </table:table-cell>
          <table:table-cell table:number-columns-repeated="16373"/>
        </table:table-row>
        <table:table-row table:style-name="ro7">
          <table:table-cell office:value-type="float" office:value="2728" table:style-name="ce1">
            <text:p>2728</text:p>
          </table:table-cell>
          <table:table-cell office:value-type="string" table:style-name="ce81">
            <text:p>-14,878.75</text:p>
          </table:table-cell>
          <table:table-cell office:value-type="float" office:value="0" table:style-name="ce82">
            <text:p>-<text:s/></text:p>
          </table:table-cell>
          <table:table-cell office:value-type="float" office:value="1680" table:style-name="ce82">
            <text:p>1.680,00<text:s/></text:p>
          </table:table-cell>
          <table:table-cell table:style-name="ce1"/>
          <table:table-cell office:value-type="float" office:value="1533" table:style-name="ce1">
            <text:p>153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8105" table:style-name="ce1">
            <text:p>178105</text:p>
          </table:table-cell>
          <table:table-cell office:value-type="date" office:date-value="2020-03-14T00:00:00" table:style-name="ce88">
            <text:p>14/03/2020</text:p>
          </table:table-cell>
          <table:table-cell office:value-type="string" table:style-name="ce1">
            <text:p>CL 99-001-101</text:p>
          </table:table-cell>
          <table:table-cell table:number-columns-repeated="16373"/>
        </table:table-row>
        <table:table-row table:style-name="ro7">
          <table:table-cell office:value-type="float" office:value="2729" table:style-name="ce1">
            <text:p>2729</text:p>
          </table:table-cell>
          <table:table-cell office:value-type="string" table:style-name="ce81">
            <text:p>-16,177.42</text:p>
          </table:table-cell>
          <table:table-cell office:value-type="float" office:value="0" table:style-name="ce82">
            <text:p>-<text:s/></text:p>
          </table:table-cell>
          <table:table-cell office:value-type="float" office:value="1298.67" table:style-name="ce82">
            <text:p>1.298,67<text:s/></text:p>
          </table:table-cell>
          <table:table-cell table:style-name="ce1"/>
          <table:table-cell office:value-type="float" office:value="1530" table:style-name="ce1">
            <text:p>15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8705" table:style-name="ce1">
            <text:p>178705</text:p>
          </table:table-cell>
          <table:table-cell office:value-type="date" office:date-value="2020-03-23T00:00:00" table:style-name="ce88">
            <text:p>23/03/2020</text:p>
          </table:table-cell>
          <table:table-cell office:value-type="string" table:style-name="ce1">
            <text:p>CL 408947-001-011</text:p>
          </table:table-cell>
          <table:table-cell table:number-columns-repeated="16373"/>
        </table:table-row>
        <table:table-row table:style-name="ro7">
          <table:table-cell office:value-type="float" office:value="2730" table:style-name="ce1">
            <text:p>2730</text:p>
          </table:table-cell>
          <table:table-cell office:value-type="string" table:style-name="ce81">
            <text:p>-17,476.09</text:p>
          </table:table-cell>
          <table:table-cell office:value-type="float" office:value="0" table:style-name="ce82">
            <text:p>-<text:s/></text:p>
          </table:table-cell>
          <table:table-cell office:value-type="float" office:value="1298.67" table:style-name="ce82">
            <text:p>1.298,67<text:s/></text:p>
          </table:table-cell>
          <table:table-cell table:style-name="ce1"/>
          <table:table-cell office:value-type="float" office:value="1530" table:style-name="ce1">
            <text:p>15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8605" table:style-name="ce1">
            <text:p>178605</text:p>
          </table:table-cell>
          <table:table-cell office:value-type="date" office:date-value="2020-03-23T00:00:00" table:style-name="ce88">
            <text:p>23/03/2020</text:p>
          </table:table-cell>
          <table:table-cell office:value-type="string" table:style-name="ce1">
            <text:p>CL 408946-001-011</text:p>
          </table:table-cell>
          <table:table-cell table:number-columns-repeated="16373"/>
        </table:table-row>
        <table:table-row table:style-name="ro7">
          <table:table-cell office:value-type="float" office:value="2731" table:style-name="ce1">
            <text:p>2731</text:p>
          </table:table-cell>
          <table:table-cell office:value-type="string" table:style-name="ce81">
            <text:p>-25,500.29</text:p>
          </table:table-cell>
          <table:table-cell office:value-type="float" office:value="0" table:style-name="ce82">
            <text:p>-<text:s/></text:p>
          </table:table-cell>
          <table:table-cell office:value-type="float" office:value="8024.2" table:style-name="ce82">
            <text:p>8.024,20<text:s/></text:p>
          </table:table-cell>
          <table:table-cell table:style-name="ce1"/>
          <table:table-cell office:value-type="float" office:value="1530" table:style-name="ce1">
            <text:p>15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8505" table:style-name="ce1">
            <text:p>178505</text:p>
          </table:table-cell>
          <table:table-cell office:value-type="date" office:date-value="2020-03-23T00:00:00" table:style-name="ce88">
            <text:p>23/03/2020</text:p>
          </table:table-cell>
          <table:table-cell office:value-type="string" table:style-name="ce1">
            <text:p>CL 161-002-002</text:p>
          </table:table-cell>
          <table:table-cell table:number-columns-repeated="16373"/>
        </table:table-row>
        <table:table-row table:style-name="ro7">
          <table:table-cell office:value-type="float" office:value="2732" table:style-name="ce1">
            <text:p>2732</text:p>
          </table:table-cell>
          <table:table-cell office:value-type="string" table:style-name="ce81">
            <text:p>-25,471.82</text:p>
          </table:table-cell>
          <table:table-cell office:value-type="float" office:value="28.47" table:style-name="ce82">
            <text:p>28,47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8703" table:style-name="ce1">
            <text:p>238703</text:p>
          </table:table-cell>
          <table:table-cell office:value-type="date" office:date-value="2020-03-31T00:00:00" table:style-name="ce88">
            <text:p>31/03/2020</text:p>
          </table:table-cell>
          <table:table-cell office:value-type="string" table:style-name="ce1">
            <text:p>FB 000000159-001100-PILA ALCALINA MAX "C"</text:p>
          </table:table-cell>
          <table:table-cell table:number-columns-repeated="16373"/>
        </table:table-row>
        <table:table-row table:style-name="ro7">
          <table:table-cell office:value-type="float" office:value="2733" table:style-name="ce1">
            <text:p>2733</text:p>
          </table:table-cell>
          <table:table-cell office:value-type="string" table:style-name="ce81">
            <text:p>-25,025.54</text:p>
          </table:table-cell>
          <table:table-cell office:value-type="float" office:value="446.28" table:style-name="ce82">
            <text:p>446,2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5803" table:style-name="ce1">
            <text:p>235803</text:p>
          </table:table-cell>
          <table:table-cell office:value-type="date" office:date-value="2020-03-31T00:00:00" table:style-name="ce88">
            <text:p>31/03/2020</text:p>
          </table:table-cell>
          <table:table-cell office:value-type="string" table:style-name="ce1">
            <text:p>FB 000000143-001100-LLAVE DE TUBO 36"-PINTURA SPRA</text:p>
          </table:table-cell>
          <table:table-cell table:number-columns-repeated="16373"/>
        </table:table-row>
        <table:table-row table:style-name="ro7">
          <table:table-cell office:value-type="float" office:value="2734" table:style-name="ce1">
            <text:p>2734</text:p>
          </table:table-cell>
          <table:table-cell office:value-type="string" table:style-name="ce81">
            <text:p>-24,417.63</text:p>
          </table:table-cell>
          <table:table-cell office:value-type="float" office:value="607.91" table:style-name="ce82">
            <text:p>607,91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8803" table:style-name="ce1">
            <text:p>238803</text:p>
          </table:table-cell>
          <table:table-cell office:value-type="date" office:date-value="2020-03-31T00:00:00" table:style-name="ce88">
            <text:p>31/03/2020</text:p>
          </table:table-cell>
          <table:table-cell office:value-type="string" table:style-name="ce1">
            <text:p>FB 000002049-001001-CABLE SUPERFLEX, CODO PVC, BRE</text:p>
          </table:table-cell>
          <table:table-cell table:number-columns-repeated="16373"/>
        </table:table-row>
        <table:table-row table:style-name="ro7">
          <table:table-cell office:value-type="float" office:value="2735" table:style-name="ce1">
            <text:p>2735</text:p>
          </table:table-cell>
          <table:table-cell office:value-type="string" table:style-name="ce81">
            <text:p>-22,737.63</text:p>
          </table:table-cell>
          <table:table-cell office:value-type="float" office:value="1680" table:style-name="ce82">
            <text:p>1.680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23" table:style-name="ce1">
            <text:p>152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9503" table:style-name="ce1">
            <text:p>239503</text:p>
          </table:table-cell>
          <table:table-cell office:value-type="date" office:date-value="2020-03-31T00:00:00" table:style-name="ce88">
            <text:p>31/03/2020</text:p>
          </table:table-cell>
          <table:table-cell office:value-type="string" table:style-name="ce1">
            <text:p>FB 000000099-001101-SUB-BASE</text:p>
          </table:table-cell>
          <table:table-cell table:number-columns-repeated="16373"/>
        </table:table-row>
        <table:table-row table:style-name="ro7">
          <table:table-cell office:value-type="float" office:value="2736" table:style-name="ce1">
            <text:p>2736</text:p>
          </table:table-cell>
          <table:table-cell office:value-type="string" table:style-name="ce81">
            <text:p>-21,400.53</text:p>
          </table:table-cell>
          <table:table-cell office:value-type="float" office:value="1337.1" table:style-name="ce82">
            <text:p>1.337,1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5403" table:style-name="ce1">
            <text:p>235403</text:p>
          </table:table-cell>
          <table:table-cell office:value-type="date" office:date-value="2020-03-31T00:00:00" table:style-name="ce88">
            <text:p>31/03/2020</text:p>
          </table:table-cell>
          <table:table-cell office:value-type="string" table:style-name="ce1">
            <text:p>FB 000000642-001001-IBROPISONADOR COMPACTADOR A GA</text:p>
          </table:table-cell>
          <table:table-cell table:number-columns-repeated="16373"/>
        </table:table-row>
        <table:table-row table:style-name="ro7">
          <table:table-cell office:value-type="float" office:value="2737" table:style-name="ce1">
            <text:p>2737</text:p>
          </table:table-cell>
          <table:table-cell office:value-type="string" table:style-name="ce81">
            <text:p>-18,418.13</text:p>
          </table:table-cell>
          <table:table-cell office:value-type="float" office:value="2982.4" table:style-name="ce82">
            <text:p>2.982,4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5903" table:style-name="ce1">
            <text:p>235903</text:p>
          </table:table-cell>
          <table:table-cell office:value-type="date" office:date-value="2020-03-31T00:00:00" table:style-name="ce88">
            <text:p>31/03/2020</text:p>
          </table:table-cell>
          <table:table-cell office:value-type="string" table:style-name="ce1">
            <text:p>FB 000002074-001001-SEÑALETICAS DE TRABAJO GALVANI</text:p>
          </table:table-cell>
          <table:table-cell table:number-columns-repeated="16373"/>
        </table:table-row>
        <table:table-row table:style-name="ro7">
          <table:table-cell office:value-type="float" office:value="2738" table:style-name="ce1">
            <text:p>2738</text:p>
          </table:table-cell>
          <table:table-cell office:value-type="string" table:style-name="ce81">
            <text:p>-17,504.63</text:p>
          </table:table-cell>
          <table:table-cell office:value-type="float" office:value="913.5" table:style-name="ce82">
            <text:p>913,5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6903" table:style-name="ce1">
            <text:p>236903</text:p>
          </table:table-cell>
          <table:table-cell office:value-type="date" office:date-value="2020-03-31T00:00:00" table:style-name="ce88">
            <text:p>31/03/2020</text:p>
          </table:table-cell>
          <table:table-cell office:value-type="string" table:style-name="ce1">
            <text:p>FB 000057045-001100-TABLA SEMIDURA, CUARTON SEMIDU</text:p>
          </table:table-cell>
          <table:table-cell table:number-columns-repeated="16373"/>
        </table:table-row>
        <table:table-row table:style-name="ro7">
          <table:table-cell office:value-type="float" office:value="2739" table:style-name="ce1">
            <text:p>2739</text:p>
          </table:table-cell>
          <table:table-cell office:value-type="string" table:style-name="ce81">
            <text:p>-15,330.91</text:p>
          </table:table-cell>
          <table:table-cell office:value-type="float" office:value="2173.7199999999998" table:style-name="ce82">
            <text:p>2.173,72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9303" table:style-name="ce1">
            <text:p>239303</text:p>
          </table:table-cell>
          <table:table-cell office:value-type="date" office:date-value="2020-03-31T00:00:00" table:style-name="ce88">
            <text:p>31/03/2020</text:p>
          </table:table-cell>
          <table:table-cell office:value-type="string" table:style-name="ce1">
            <text:p>FB 000013101-020001-COMPRA DE 1 BVP 18/45 (HONDA G</text:p>
          </table:table-cell>
          <table:table-cell table:number-columns-repeated="16373"/>
        </table:table-row>
        <table:table-row table:style-name="ro7">
          <table:table-cell office:value-type="float" office:value="2740" table:style-name="ce1">
            <text:p>2740</text:p>
          </table:table-cell>
          <table:table-cell office:value-type="string" table:style-name="ce81">
            <text:p>-12,840.91</text:p>
          </table:table-cell>
          <table:table-cell office:value-type="float" office:value="2490" table:style-name="ce82">
            <text:p>2.490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4703" table:style-name="ce1">
            <text:p>234703</text:p>
          </table:table-cell>
          <table:table-cell office:value-type="date" office:date-value="2020-03-31T00:00:00" table:style-name="ce88">
            <text:p>31/03/2020</text:p>
          </table:table-cell>
          <table:table-cell office:value-type="string" table:style-name="ce1">
            <text:p>FB 000000653-001001-VIBRADOR DE CONCRETO MULTIQUIP</text:p>
          </table:table-cell>
          <table:table-cell table:number-columns-repeated="16373"/>
        </table:table-row>
        <table:table-row table:style-name="ro7">
          <table:table-cell office:value-type="float" office:value="2741" table:style-name="ce1">
            <text:p>2741</text:p>
          </table:table-cell>
          <table:table-cell office:value-type="string" table:style-name="ce81">
            <text:p>-10,566.91</text:p>
          </table:table-cell>
          <table:table-cell office:value-type="float" office:value="2274" table:style-name="ce82">
            <text:p>2.274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9203" table:style-name="ce1">
            <text:p>239203</text:p>
          </table:table-cell>
          <table:table-cell office:value-type="date" office:date-value="2020-03-31T00:00:00" table:style-name="ce88">
            <text:p>31/03/2020</text:p>
          </table:table-cell>
          <table:table-cell office:value-type="string" table:style-name="ce1">
            <text:p>FB 000000659-001001-40 ROLLO MALLA SEGURIDAD PVC A</text:p>
          </table:table-cell>
          <table:table-cell table:number-columns-repeated="16373"/>
        </table:table-row>
        <table:table-row table:style-name="ro7">
          <table:table-cell office:value-type="float" office:value="2742" table:style-name="ce1">
            <text:p>2742</text:p>
          </table:table-cell>
          <table:table-cell office:value-type="string" table:style-name="ce81">
            <text:p>-8,966.91</text:p>
          </table:table-cell>
          <table:table-cell office:value-type="float" office:value="1600" table:style-name="ce82">
            <text:p>1.600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5203" table:style-name="ce1">
            <text:p>235203</text:p>
          </table:table-cell>
          <table:table-cell office:value-type="date" office:date-value="2020-03-31T00:00:00" table:style-name="ce88">
            <text:p>31/03/2020</text:p>
          </table:table-cell>
          <table:table-cell office:value-type="string" table:style-name="ce1">
            <text:p>FB 000000090-001101-SUB BASE</text:p>
          </table:table-cell>
          <table:table-cell table:number-columns-repeated="16373"/>
        </table:table-row>
        <table:table-row table:style-name="ro7">
          <table:table-cell office:value-type="float" office:value="2743" table:style-name="ce1">
            <text:p>2743</text:p>
          </table:table-cell>
          <table:table-cell office:value-type="string" table:style-name="ce81">
            <text:p>-6,511.02</text:p>
          </table:table-cell>
          <table:table-cell office:value-type="float" office:value="2455.89" table:style-name="ce82">
            <text:p>2.455,89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8403" table:style-name="ce1">
            <text:p>238403</text:p>
          </table:table-cell>
          <table:table-cell office:value-type="date" office:date-value="2020-03-31T00:00:00" table:style-name="ce88">
            <text:p>31/03/2020</text:p>
          </table:table-cell>
          <table:table-cell office:value-type="string" table:style-name="ce1">
            <text:p>FB 000057139-001100-CLAVO ACERO, PLYWOOD TRIPLEX,</text:p>
          </table:table-cell>
          <table:table-cell table:number-columns-repeated="16373"/>
        </table:table-row>
        <table:table-row table:style-name="ro7">
          <table:table-cell office:value-type="float" office:value="2744" table:style-name="ce1">
            <text:p>2744</text:p>
          </table:table-cell>
          <table:table-cell office:value-type="string" table:style-name="ce81">
            <text:p>-4,831.02</text:p>
          </table:table-cell>
          <table:table-cell office:value-type="float" office:value="1680" table:style-name="ce82">
            <text:p>1.680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5103" table:style-name="ce1">
            <text:p>235103</text:p>
          </table:table-cell>
          <table:table-cell office:value-type="date" office:date-value="2020-03-31T00:00:00" table:style-name="ce88">
            <text:p>31/03/2020</text:p>
          </table:table-cell>
          <table:table-cell office:value-type="string" table:style-name="ce1">
            <text:p>FB 000000089-001101-SUB BASE</text:p>
          </table:table-cell>
          <table:table-cell table:number-columns-repeated="16373"/>
        </table:table-row>
        <table:table-row table:style-name="ro7">
          <table:table-cell office:value-type="float" office:value="2745" table:style-name="ce1">
            <text:p>2745</text:p>
          </table:table-cell>
          <table:table-cell office:value-type="string" table:style-name="ce81">
            <text:p>-4,075.02</text:p>
          </table:table-cell>
          <table:table-cell office:value-type="float" office:value="756" table:style-name="ce82">
            <text:p>756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4803" table:style-name="ce1">
            <text:p>234803</text:p>
          </table:table-cell>
          <table:table-cell office:value-type="date" office:date-value="2020-03-31T00:00:00" table:style-name="ce88">
            <text:p>31/03/2020</text:p>
          </table:table-cell>
          <table:table-cell office:value-type="string" table:style-name="ce1">
            <text:p>FB 000027459-003006-TUBO E.M.T. FUJI NAC</text:p>
          </table:table-cell>
          <table:table-cell table:number-columns-repeated="16373"/>
        </table:table-row>
        <table:table-row table:style-name="ro7">
          <table:table-cell office:value-type="float" office:value="2746" table:style-name="ce1">
            <text:p>2746</text:p>
          </table:table-cell>
          <table:table-cell office:value-type="string" table:style-name="ce81">
            <text:p>-2,395.02</text:p>
          </table:table-cell>
          <table:table-cell office:value-type="float" office:value="1680" table:style-name="ce82">
            <text:p>1.680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18" table:style-name="ce1">
            <text:p>15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38503" table:style-name="ce1">
            <text:p>238503</text:p>
          </table:table-cell>
          <table:table-cell office:value-type="date" office:date-value="2020-03-31T00:00:00" table:style-name="ce88">
            <text:p>31/03/2020</text:p>
          </table:table-cell>
          <table:table-cell office:value-type="string" table:style-name="ce1">
            <text:p>FB 000000098-001101-SUB BASE</text:p>
          </table:table-cell>
          <table:table-cell table:number-columns-repeated="16373"/>
        </table:table-row>
        <table:table-row table:style-name="ro7">
          <table:table-cell office:value-type="float" office:value="2747" table:style-name="ce1">
            <text:p>2747</text:p>
          </table:table-cell>
          <table:table-cell office:value-type="string" table:style-name="ce81">
            <text:p>-1,096.35</text:p>
          </table:table-cell>
          <table:table-cell office:value-type="float" office:value="1298.67" table:style-name="ce82">
            <text:p>1.298,67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1003" table:style-name="ce1">
            <text:p>241003</text:p>
          </table:table-cell>
          <table:table-cell office:value-type="date" office:date-value="2020-04-30T00:00:00" table:style-name="ce88">
            <text:p>30/04/2020</text:p>
          </table:table-cell>
          <table:table-cell office:value-type="string" table:style-name="ce1">
            <text:p>FB 000408947-001011-PORTABLE HP PROBOOK 450 G7 L7</text:p>
          </table:table-cell>
          <table:table-cell table:number-columns-repeated="16373"/>
        </table:table-row>
        <table:table-row table:style-name="ro7">
          <table:table-cell office:value-type="float" office:value="2748" table:style-name="ce1">
            <text:p>2748</text:p>
          </table:table-cell>
          <table:table-cell office:value-type="string" table:style-name="ce81">
            <text:p><text:s/>6,927.85</text:p>
          </table:table-cell>
          <table:table-cell office:value-type="float" office:value="8024.2" table:style-name="ce82">
            <text:p>8.024,2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0703" table:style-name="ce1">
            <text:p>240703</text:p>
          </table:table-cell>
          <table:table-cell office:value-type="date" office:date-value="2020-04-30T00:00:00" table:style-name="ce88">
            <text:p>30/04/2020</text:p>
          </table:table-cell>
          <table:table-cell office:value-type="string" table:style-name="ce1">
            <text:p>FB 000000161-002002-CAJA DE CLAVO DE ACERO-TIRA SE</text:p>
          </table:table-cell>
          <table:table-cell table:number-columns-repeated="16373"/>
        </table:table-row>
        <table:table-row table:style-name="ro7">
          <table:table-cell office:value-type="float" office:value="2749" table:style-name="ce1">
            <text:p>2749</text:p>
          </table:table-cell>
          <table:table-cell office:value-type="string" table:style-name="ce81">
            <text:p><text:s/>8,226.52</text:p>
          </table:table-cell>
          <table:table-cell office:value-type="float" office:value="1298.67" table:style-name="ce82">
            <text:p>1.298,67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41" table:style-name="ce1">
            <text:p>15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0903" table:style-name="ce1">
            <text:p>240903</text:p>
          </table:table-cell>
          <table:table-cell office:value-type="date" office:date-value="2020-04-30T00:00:00" table:style-name="ce88">
            <text:p>30/04/2020</text:p>
          </table:table-cell>
          <table:table-cell office:value-type="string" table:style-name="ce1">
            <text:p>FB 000408946-001011-PORTABLE HP PROBOOK 450 G7-LIC</text:p>
          </table:table-cell>
          <table:table-cell table:number-columns-repeated="16373"/>
        </table:table-row>
        <table:table-row table:style-name="ro7">
          <table:table-cell office:value-type="float" office:value="2750" table:style-name="ce1">
            <text:p>2750</text:p>
          </table:table-cell>
          <table:table-cell office:value-type="string" table:style-name="ce81">
            <text:p><text:s/>6,066.52</text:p>
          </table:table-cell>
          <table:table-cell office:value-type="float" office:value="0" table:style-name="ce82">
            <text:p>-<text:s/></text:p>
          </table:table-cell>
          <table:table-cell office:value-type="float" office:value="2160" table:style-name="ce82">
            <text:p>2.160,00<text:s/></text:p>
          </table:table-cell>
          <table:table-cell table:style-name="ce1"/>
          <table:table-cell office:value-type="float" office:value="1554" table:style-name="ce1">
            <text:p>15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0405" table:style-name="ce1">
            <text:p>180405</text:p>
          </table:table-cell>
          <table:table-cell office:value-type="date" office:date-value="2020-05-05T00:00:00" table:style-name="ce88">
            <text:p>05/05/2020</text:p>
          </table:table-cell>
          <table:table-cell office:value-type="string" table:style-name="ce1">
            <text:p>CL 101-001-101</text:p>
          </table:table-cell>
          <table:table-cell table:number-columns-repeated="16373"/>
        </table:table-row>
        <table:table-row table:style-name="ro7">
          <table:table-cell office:value-type="float" office:value="2751" table:style-name="ce1">
            <text:p>2751</text:p>
          </table:table-cell>
          <table:table-cell office:value-type="string" table:style-name="ce81">
            <text:p><text:s/>1,254.52</text:p>
          </table:table-cell>
          <table:table-cell office:value-type="float" office:value="0" table:style-name="ce82">
            <text:p>-<text:s/></text:p>
          </table:table-cell>
          <table:table-cell office:value-type="float" office:value="4812" table:style-name="ce82">
            <text:p>4.812,00<text:s/></text:p>
          </table:table-cell>
          <table:table-cell table:style-name="ce1"/>
          <table:table-cell office:value-type="float" office:value="1554" table:style-name="ce1">
            <text:p>15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0505" table:style-name="ce1">
            <text:p>180505</text:p>
          </table:table-cell>
          <table:table-cell office:value-type="date" office:date-value="2020-05-05T00:00:00" table:style-name="ce88">
            <text:p>05/05/2020</text:p>
          </table:table-cell>
          <table:table-cell office:value-type="string" table:style-name="ce1">
            <text:p>CL 100-001-101</text:p>
          </table:table-cell>
          <table:table-cell table:number-columns-repeated="16373"/>
        </table:table-row>
        <table:table-row table:style-name="ro7">
          <table:table-cell office:value-type="float" office:value="2752" table:style-name="ce1">
            <text:p>2752</text:p>
          </table:table-cell>
          <table:table-cell office:value-type="string" table:style-name="ce81">
            <text:p><text:s/>1,220.82</text:p>
          </table:table-cell>
          <table:table-cell office:value-type="float" office:value="0" table:style-name="ce82">
            <text:p>-<text:s/></text:p>
          </table:table-cell>
          <table:table-cell office:value-type="float" office:value="33.700000000000003" table:style-name="ce82">
            <text:p>33,70<text:s/></text:p>
          </table:table-cell>
          <table:table-cell table:style-name="ce1"/>
          <table:table-cell office:value-type="float" office:value="1554" table:style-name="ce1">
            <text:p>15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0105" table:style-name="ce1">
            <text:p>180105</text:p>
          </table:table-cell>
          <table:table-cell office:value-type="date" office:date-value="2020-05-05T00:00:00" table:style-name="ce88">
            <text:p>05/05/2020</text:p>
          </table:table-cell>
          <table:table-cell office:value-type="string" table:style-name="ce1">
            <text:p>CL 167-002-002</text:p>
          </table:table-cell>
          <table:table-cell table:number-columns-repeated="16373"/>
        </table:table-row>
        <table:table-row table:style-name="ro7">
          <table:table-cell office:value-type="float" office:value="2753" table:style-name="ce1">
            <text:p>2753</text:p>
          </table:table-cell>
          <table:table-cell office:value-type="string" table:style-name="ce81">
            <text:p>-952.90</text:p>
          </table:table-cell>
          <table:table-cell office:value-type="float" office:value="0" table:style-name="ce82">
            <text:p>-<text:s/></text:p>
          </table:table-cell>
          <table:table-cell office:value-type="float" office:value="2173.7199999999998" table:style-name="ce82">
            <text:p>2.173,72<text:s/></text:p>
          </table:table-cell>
          <table:table-cell table:style-name="ce1"/>
          <table:table-cell office:value-type="float" office:value="1554" table:style-name="ce1">
            <text:p>15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9605" table:style-name="ce1">
            <text:p>179605</text:p>
          </table:table-cell>
          <table:table-cell office:value-type="date" office:date-value="2020-05-05T00:00:00" table:style-name="ce88">
            <text:p>05/05/2020</text:p>
          </table:table-cell>
          <table:table-cell office:value-type="string" table:style-name="ce1">
            <text:p>CL 131-001-001</text:p>
          </table:table-cell>
          <table:table-cell table:number-columns-repeated="16373"/>
        </table:table-row>
        <table:table-row table:style-name="ro7">
          <table:table-cell office:value-type="float" office:value="2754" table:style-name="ce1">
            <text:p>2754</text:p>
          </table:table-cell>
          <table:table-cell office:value-type="string" table:style-name="ce81">
            <text:p>-1,207.87</text:p>
          </table:table-cell>
          <table:table-cell office:value-type="float" office:value="0" table:style-name="ce82">
            <text:p>-<text:s/></text:p>
          </table:table-cell>
          <table:table-cell office:value-type="float" office:value="254.97" table:style-name="ce82">
            <text:p>254,97<text:s/></text:p>
          </table:table-cell>
          <table:table-cell table:style-name="ce1"/>
          <table:table-cell office:value-type="float" office:value="1554" table:style-name="ce1">
            <text:p>15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9705" table:style-name="ce1">
            <text:p>179705</text:p>
          </table:table-cell>
          <table:table-cell office:value-type="date" office:date-value="2020-05-05T00:00:00" table:style-name="ce88">
            <text:p>05/05/2020</text:p>
          </table:table-cell>
          <table:table-cell office:value-type="string" table:style-name="ce1">
            <text:p>CL 435-001-001</text:p>
          </table:table-cell>
          <table:table-cell table:number-columns-repeated="16373"/>
        </table:table-row>
        <table:table-row table:style-name="ro7">
          <table:table-cell office:value-type="float" office:value="2755" table:style-name="ce1">
            <text:p>2755</text:p>
          </table:table-cell>
          <table:table-cell office:value-type="string" table:style-name="ce81">
            <text:p>-1,805.77</text:p>
          </table:table-cell>
          <table:table-cell office:value-type="float" office:value="0" table:style-name="ce82">
            <text:p>-<text:s/></text:p>
          </table:table-cell>
          <table:table-cell office:value-type="float" office:value="597.9" table:style-name="ce82">
            <text:p>597,90<text:s/></text:p>
          </table:table-cell>
          <table:table-cell table:style-name="ce1"/>
          <table:table-cell office:value-type="float" office:value="1552" table:style-name="ce1">
            <text:p>15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0905" table:style-name="ce1">
            <text:p>180905</text:p>
          </table:table-cell>
          <table:table-cell office:value-type="date" office:date-value="2020-05-29T00:00:00" table:style-name="ce88">
            <text:p>29/05/2020</text:p>
          </table:table-cell>
          <table:table-cell office:value-type="string" table:style-name="ce1">
            <text:p>CL 54914-036-001</text:p>
          </table:table-cell>
          <table:table-cell table:number-columns-repeated="16373"/>
        </table:table-row>
        <table:table-row table:style-name="ro7">
          <table:table-cell office:value-type="float" office:value="2756" table:style-name="ce1">
            <text:p>2756</text:p>
          </table:table-cell>
          <table:table-cell office:value-type="string" table:style-name="ce81">
            <text:p>-1,550.80</text:p>
          </table:table-cell>
          <table:table-cell office:value-type="float" office:value="254.97" table:style-name="ce82">
            <text:p>254,97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2503" table:style-name="ce1">
            <text:p>242503</text:p>
          </table:table-cell>
          <table:table-cell office:value-type="date" office:date-value="2020-05-31T00:00:00" table:style-name="ce88">
            <text:p>31/05/2020</text:p>
          </table:table-cell>
          <table:table-cell office:value-type="string" table:style-name="ce1">
            <text:p>FB 000000435-001001-3 BOMBA MANUEL 20L- 3 KIT DESI</text:p>
          </table:table-cell>
          <table:table-cell table:number-columns-repeated="16373"/>
        </table:table-row>
        <table:table-row table:style-name="ro7">
          <table:table-cell office:value-type="float" office:value="2757" table:style-name="ce1">
            <text:p>2757</text:p>
          </table:table-cell>
          <table:table-cell office:value-type="string" table:style-name="ce81">
            <text:p>-1,517.10</text:p>
          </table:table-cell>
          <table:table-cell office:value-type="float" office:value="33.700000000000003" table:style-name="ce82">
            <text:p>33,7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2703" table:style-name="ce1">
            <text:p>242703</text:p>
          </table:table-cell>
          <table:table-cell office:value-type="date" office:date-value="2020-05-31T00:00:00" table:style-name="ce88">
            <text:p>31/05/2020</text:p>
          </table:table-cell>
          <table:table-cell office:value-type="string" table:style-name="ce1">
            <text:p>FB 000000167-002002-BRIDA PP90 PN16 DN80 PPST- POR</text:p>
          </table:table-cell>
          <table:table-cell table:number-columns-repeated="16373"/>
        </table:table-row>
        <table:table-row table:style-name="ro7">
          <table:table-cell office:value-type="float" office:value="2758" table:style-name="ce1">
            <text:p>2758</text:p>
          </table:table-cell>
          <table:table-cell office:value-type="string" table:style-name="ce81">
            <text:p>-919.20</text:p>
          </table:table-cell>
          <table:table-cell office:value-type="float" office:value="597.9" table:style-name="ce82">
            <text:p>597,9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2403" table:style-name="ce1">
            <text:p>242403</text:p>
          </table:table-cell>
          <table:table-cell office:value-type="date" office:date-value="2020-05-31T00:00:00" table:style-name="ce88">
            <text:p>31/05/2020</text:p>
          </table:table-cell>
          <table:table-cell office:value-type="string" table:style-name="ce1">
            <text:p>FB 000054914-036001-GENERADOR 5000 GASOL MONOF</text:p>
          </table:table-cell>
          <table:table-cell table:number-columns-repeated="16373"/>
        </table:table-row>
        <table:table-row table:style-name="ro7">
          <table:table-cell office:value-type="float" office:value="2759" table:style-name="ce1">
            <text:p>2759</text:p>
          </table:table-cell>
          <table:table-cell office:value-type="string" table:style-name="ce81">
            <text:p>-958.40</text:p>
          </table:table-cell>
          <table:table-cell office:value-type="float" office:value="0" table:style-name="ce82">
            <text:p>-<text:s/></text:p>
          </table:table-cell>
          <table:table-cell office:value-type="float" office:value="39.200000000000003" table:style-name="ce82">
            <text:p>39,20<text:s/></text:p>
          </table:table-cell>
          <table:table-cell table:style-name="ce1"/>
          <table:table-cell office:value-type="float" office:value="1568" table:style-name="ce1">
            <text:p>156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1505" table:style-name="ce1">
            <text:p>181505</text:p>
          </table:table-cell>
          <table:table-cell office:value-type="date" office:date-value="2020-06-01T00:00:00" table:style-name="ce88">
            <text:p>01/06/2020</text:p>
          </table:table-cell>
          <table:table-cell office:value-type="string" table:style-name="ce1">
            <text:p>CL 727-001-001</text:p>
          </table:table-cell>
          <table:table-cell table:number-columns-repeated="16373"/>
        </table:table-row>
        <table:table-row table:style-name="ro7">
          <table:table-cell office:value-type="float" office:value="2760" table:style-name="ce1">
            <text:p>2760</text:p>
          </table:table-cell>
          <table:table-cell office:value-type="string" table:style-name="ce81">
            <text:p>-1,036.25</text:p>
          </table:table-cell>
          <table:table-cell office:value-type="float" office:value="0" table:style-name="ce82">
            <text:p>-<text:s/></text:p>
          </table:table-cell>
          <table:table-cell office:value-type="float" office:value="77.849999999999994" table:style-name="ce82">
            <text:p>77,85<text:s/></text:p>
          </table:table-cell>
          <table:table-cell table:style-name="ce1"/>
          <table:table-cell office:value-type="float" office:value="1568" table:style-name="ce1">
            <text:p>156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1205" table:style-name="ce1">
            <text:p>181205</text:p>
          </table:table-cell>
          <table:table-cell office:value-type="date" office:date-value="2020-06-01T00:00:00" table:style-name="ce88">
            <text:p>01/06/2020</text:p>
          </table:table-cell>
          <table:table-cell office:value-type="string" table:style-name="ce1">
            <text:p>CL 49780-001-002</text:p>
          </table:table-cell>
          <table:table-cell table:number-columns-repeated="16373"/>
        </table:table-row>
        <table:table-row table:style-name="ro7">
          <table:table-cell office:value-type="float" office:value="2761" table:style-name="ce1">
            <text:p>2761</text:p>
          </table:table-cell>
          <table:table-cell office:value-type="string" table:style-name="ce81">
            <text:p>-1,047.95</text:p>
          </table:table-cell>
          <table:table-cell office:value-type="float" office:value="0" table:style-name="ce82">
            <text:p>-<text:s/></text:p>
          </table:table-cell>
          <table:table-cell office:value-type="float" office:value="11.7" table:style-name="ce82">
            <text:p>11,70<text:s/></text:p>
          </table:table-cell>
          <table:table-cell table:style-name="ce1"/>
          <table:table-cell office:value-type="float" office:value="1567" table:style-name="ce1">
            <text:p>156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2005" table:style-name="ce1">
            <text:p>182005</text:p>
          </table:table-cell>
          <table:table-cell office:value-type="date" office:date-value="2020-06-07T00:00:00" table:style-name="ce88">
            <text:p>07/06/2020</text:p>
          </table:table-cell>
          <table:table-cell office:value-type="string" table:style-name="ce1">
            <text:p>CL 745-001-001</text:p>
          </table:table-cell>
          <table:table-cell table:number-columns-repeated="16373"/>
        </table:table-row>
        <table:table-row table:style-name="ro7">
          <table:table-cell office:value-type="float" office:value="2762" table:style-name="ce1">
            <text:p>2762</text:p>
          </table:table-cell>
          <table:table-cell office:value-type="string" table:style-name="ce81">
            <text:p>-3,720.20</text:p>
          </table:table-cell>
          <table:table-cell office:value-type="float" office:value="0" table:style-name="ce82">
            <text:p>-<text:s/></text:p>
          </table:table-cell>
          <table:table-cell office:value-type="float" office:value="2672.25" table:style-name="ce82">
            <text:p>2.672,25<text:s/></text:p>
          </table:table-cell>
          <table:table-cell table:style-name="ce1"/>
          <table:table-cell office:value-type="float" office:value="1567" table:style-name="ce1">
            <text:p>156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1905" table:style-name="ce1">
            <text:p>181905</text:p>
          </table:table-cell>
          <table:table-cell office:value-type="date" office:date-value="2020-06-07T00:00:00" table:style-name="ce88">
            <text:p>07/06/2020</text:p>
          </table:table-cell>
          <table:table-cell office:value-type="string" table:style-name="ce1">
            <text:p>CL 193-002-002</text:p>
          </table:table-cell>
          <table:table-cell table:number-columns-repeated="16373"/>
        </table:table-row>
        <table:table-row table:style-name="ro7">
          <table:table-cell office:value-type="float" office:value="2763" table:style-name="ce1">
            <text:p>2763</text:p>
          </table:table-cell>
          <table:table-cell office:value-type="string" table:style-name="ce81">
            <text:p>-3,865.64</text:p>
          </table:table-cell>
          <table:table-cell office:value-type="float" office:value="0" table:style-name="ce82">
            <text:p>-<text:s/></text:p>
          </table:table-cell>
          <table:table-cell office:value-type="float" office:value="145.44" table:style-name="ce82">
            <text:p>145,44<text:s/></text:p>
          </table:table-cell>
          <table:table-cell table:style-name="ce1"/>
          <table:table-cell office:value-type="float" office:value="1567" table:style-name="ce1">
            <text:p>156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1605" table:style-name="ce1">
            <text:p>181605</text:p>
          </table:table-cell>
          <table:table-cell office:value-type="date" office:date-value="2020-06-07T00:00:00" table:style-name="ce88">
            <text:p>07/06/2020</text:p>
          </table:table-cell>
          <table:table-cell office:value-type="string" table:style-name="ce1">
            <text:p>CL 261-001-100</text:p>
          </table:table-cell>
          <table:table-cell table:number-columns-repeated="16373"/>
        </table:table-row>
        <table:table-row table:style-name="ro7">
          <table:table-cell office:value-type="float" office:value="2764" table:style-name="ce1">
            <text:p>2764</text:p>
          </table:table-cell>
          <table:table-cell office:value-type="string" table:style-name="ce81">
            <text:p>-5,162.00</text:p>
          </table:table-cell>
          <table:table-cell office:value-type="float" office:value="0" table:style-name="ce82">
            <text:p>-<text:s/></text:p>
          </table:table-cell>
          <table:table-cell office:value-type="float" office:value="1296.3599999999999" table:style-name="ce82">
            <text:p>1.296,36<text:s/></text:p>
          </table:table-cell>
          <table:table-cell table:style-name="ce1"/>
          <table:table-cell office:value-type="float" office:value="1566" table:style-name="ce1">
            <text:p>156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2205" table:style-name="ce1">
            <text:p>182205</text:p>
          </table:table-cell>
          <table:table-cell office:value-type="date" office:date-value="2020-06-11T00:00:00" table:style-name="ce88">
            <text:p>11/06/2020</text:p>
          </table:table-cell>
          <table:table-cell office:value-type="string" table:style-name="ce1">
            <text:p>CL 194-002-002</text:p>
          </table:table-cell>
          <table:table-cell table:number-columns-repeated="16373"/>
        </table:table-row>
        <table:table-row table:style-name="ro7">
          <table:table-cell office:value-type="float" office:value="2765" table:style-name="ce1">
            <text:p>2765</text:p>
          </table:table-cell>
          <table:table-cell office:value-type="string" table:style-name="ce81">
            <text:p>-7,442.90</text:p>
          </table:table-cell>
          <table:table-cell office:value-type="float" office:value="0" table:style-name="ce82">
            <text:p>-<text:s/></text:p>
          </table:table-cell>
          <table:table-cell office:value-type="float" office:value="2280.9" table:style-name="ce82">
            <text:p>2.280,90<text:s/></text:p>
          </table:table-cell>
          <table:table-cell table:style-name="ce1"/>
          <table:table-cell office:value-type="float" office:value="1566" table:style-name="ce1">
            <text:p>156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2305" table:style-name="ce1">
            <text:p>182305</text:p>
          </table:table-cell>
          <table:table-cell office:value-type="date" office:date-value="2020-06-11T00:00:00" table:style-name="ce88">
            <text:p>11/06/2020</text:p>
          </table:table-cell>
          <table:table-cell office:value-type="string" table:style-name="ce1">
            <text:p>CL 195-002-002</text:p>
          </table:table-cell>
          <table:table-cell table:number-columns-repeated="16373"/>
        </table:table-row>
        <table:table-row table:style-name="ro7">
          <table:table-cell office:value-type="float" office:value="2766" table:style-name="ce1">
            <text:p>2766</text:p>
          </table:table-cell>
          <table:table-cell office:value-type="string" table:style-name="ce81">
            <text:p>-8,282.90</text:p>
          </table:table-cell>
          <table:table-cell office:value-type="float" office:value="0" table:style-name="ce82">
            <text:p>-<text:s/></text:p>
          </table:table-cell>
          <table:table-cell office:value-type="float" office:value="840" table:style-name="ce82">
            <text:p>840,00<text:s/></text:p>
          </table:table-cell>
          <table:table-cell table:style-name="ce1"/>
          <table:table-cell office:value-type="float" office:value="1566" table:style-name="ce1">
            <text:p>156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2405" table:style-name="ce1">
            <text:p>182405</text:p>
          </table:table-cell>
          <table:table-cell office:value-type="date" office:date-value="2020-06-11T00:00:00" table:style-name="ce88">
            <text:p>11/06/2020</text:p>
          </table:table-cell>
          <table:table-cell office:value-type="string" table:style-name="ce1">
            <text:p>CL 108-001-101</text:p>
          </table:table-cell>
          <table:table-cell table:number-columns-repeated="16373"/>
        </table:table-row>
        <table:table-row table:style-name="ro7">
          <table:table-cell office:value-type="float" office:value="2767" table:style-name="ce1">
            <text:p>2767</text:p>
          </table:table-cell>
          <table:table-cell office:value-type="string" table:style-name="ce81">
            <text:p>-8,312.80</text:p>
          </table:table-cell>
          <table:table-cell office:value-type="float" office:value="0" table:style-name="ce82">
            <text:p>-<text:s/></text:p>
          </table:table-cell>
          <table:table-cell office:value-type="float" office:value="29.9" table:style-name="ce82">
            <text:p>29,90<text:s/></text:p>
          </table:table-cell>
          <table:table-cell table:style-name="ce1"/>
          <table:table-cell office:value-type="float" office:value="1566" table:style-name="ce1">
            <text:p>156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2605" table:style-name="ce1">
            <text:p>182605</text:p>
          </table:table-cell>
          <table:table-cell office:value-type="date" office:date-value="2020-06-11T00:00:00" table:style-name="ce88">
            <text:p>11/06/2020</text:p>
          </table:table-cell>
          <table:table-cell office:value-type="string" table:style-name="ce1">
            <text:p>CL 267-001-100</text:p>
          </table:table-cell>
          <table:table-cell table:number-columns-repeated="16373"/>
        </table:table-row>
        <table:table-row table:style-name="ro7">
          <table:table-cell office:value-type="float" office:value="2768" table:style-name="ce1">
            <text:p>2768</text:p>
          </table:table-cell>
          <table:table-cell office:value-type="string" table:style-name="ce81">
            <text:p>-8,366.72</text:p>
          </table:table-cell>
          <table:table-cell office:value-type="float" office:value="0" table:style-name="ce82">
            <text:p>-<text:s/></text:p>
          </table:table-cell>
          <table:table-cell office:value-type="float" office:value="53.92" table:style-name="ce82">
            <text:p>53,92<text:s/></text:p>
          </table:table-cell>
          <table:table-cell table:style-name="ce1"/>
          <table:table-cell office:value-type="float" office:value="1578" table:style-name="ce1">
            <text:p>157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2705" table:style-name="ce1">
            <text:p>182705</text:p>
          </table:table-cell>
          <table:table-cell office:value-type="date" office:date-value="2020-06-13T00:00:00" table:style-name="ce88">
            <text:p>13/06/2020</text:p>
          </table:table-cell>
          <table:table-cell office:value-type="string" table:style-name="ce1">
            <text:p>CL 56651-002-002</text:p>
          </table:table-cell>
          <table:table-cell table:number-columns-repeated="16373"/>
        </table:table-row>
        <table:table-row table:style-name="ro7">
          <table:table-cell office:value-type="float" office:value="2769" table:style-name="ce1">
            <text:p>2769</text:p>
          </table:table-cell>
          <table:table-cell office:value-type="string" table:style-name="ce81">
            <text:p>-9,813.76</text:p>
          </table:table-cell>
          <table:table-cell office:value-type="float" office:value="0" table:style-name="ce82">
            <text:p>-<text:s/></text:p>
          </table:table-cell>
          <table:table-cell office:value-type="float" office:value="1447.04" table:style-name="ce82">
            <text:p>1.447,04<text:s/></text:p>
          </table:table-cell>
          <table:table-cell table:style-name="ce1"/>
          <table:table-cell office:value-type="float" office:value="1577" table:style-name="ce1">
            <text:p>15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4005" table:style-name="ce1">
            <text:p>184005</text:p>
          </table:table-cell>
          <table:table-cell office:value-type="date" office:date-value="2020-06-17T00:00:00" table:style-name="ce88">
            <text:p>17/06/2020</text:p>
          </table:table-cell>
          <table:table-cell office:value-type="string" table:style-name="ce1">
            <text:p>CL 6746-001-001</text:p>
          </table:table-cell>
          <table:table-cell table:number-columns-repeated="16373"/>
        </table:table-row>
        <table:table-row table:style-name="ro7">
          <table:table-cell office:value-type="float" office:value="2770" table:style-name="ce1">
            <text:p>2770</text:p>
          </table:table-cell>
          <table:table-cell office:value-type="string" table:style-name="ce81">
            <text:p>-12,197.12</text:p>
          </table:table-cell>
          <table:table-cell office:value-type="float" office:value="0" table:style-name="ce82">
            <text:p>-<text:s/></text:p>
          </table:table-cell>
          <table:table-cell office:value-type="float" office:value="2383.36" table:style-name="ce82">
            <text:p>2.383,36<text:s/></text:p>
          </table:table-cell>
          <table:table-cell table:style-name="ce1"/>
          <table:table-cell office:value-type="float" office:value="1577" table:style-name="ce1">
            <text:p>15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3905" table:style-name="ce1">
            <text:p>183905</text:p>
          </table:table-cell>
          <table:table-cell office:value-type="date" office:date-value="2020-06-17T00:00:00" table:style-name="ce88">
            <text:p>17/06/2020</text:p>
          </table:table-cell>
          <table:table-cell office:value-type="string" table:style-name="ce1">
            <text:p>CL 6788-001-001</text:p>
          </table:table-cell>
          <table:table-cell table:number-columns-repeated="16373"/>
        </table:table-row>
        <table:table-row table:style-name="ro7">
          <table:table-cell office:value-type="float" office:value="2771" table:style-name="ce1">
            <text:p>2771</text:p>
          </table:table-cell>
          <table:table-cell office:value-type="string" table:style-name="ce81">
            <text:p>-12,215.12</text:p>
          </table:table-cell>
          <table:table-cell office:value-type="float" office:value="0" table:style-name="ce82">
            <text:p>-<text:s/></text:p>
          </table:table-cell>
          <table:table-cell office:value-type="float" office:value="18" table:style-name="ce82">
            <text:p>18,00<text:s/></text:p>
          </table:table-cell>
          <table:table-cell table:style-name="ce1"/>
          <table:table-cell office:value-type="float" office:value="1577" table:style-name="ce1">
            <text:p>15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3605" table:style-name="ce1">
            <text:p>183605</text:p>
          </table:table-cell>
          <table:table-cell office:value-type="date" office:date-value="2020-06-17T00:00:00" table:style-name="ce88">
            <text:p>17/06/2020</text:p>
          </table:table-cell>
          <table:table-cell office:value-type="string" table:style-name="ce1">
            <text:p>CL 283-001-100</text:p>
          </table:table-cell>
          <table:table-cell table:number-columns-repeated="16373"/>
        </table:table-row>
        <table:table-row table:style-name="ro7">
          <table:table-cell office:value-type="float" office:value="2772" table:style-name="ce1">
            <text:p>2772</text:p>
          </table:table-cell>
          <table:table-cell office:value-type="string" table:style-name="ce81">
            <text:p>-12,897.97</text:p>
          </table:table-cell>
          <table:table-cell office:value-type="float" office:value="0" table:style-name="ce82">
            <text:p>-<text:s/></text:p>
          </table:table-cell>
          <table:table-cell office:value-type="float" office:value="682.85" table:style-name="ce82">
            <text:p>682,85<text:s/></text:p>
          </table:table-cell>
          <table:table-cell table:style-name="ce1"/>
          <table:table-cell office:value-type="float" office:value="1577" table:style-name="ce1">
            <text:p>15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3705" table:style-name="ce1">
            <text:p>183705</text:p>
          </table:table-cell>
          <table:table-cell office:value-type="date" office:date-value="2020-06-17T00:00:00" table:style-name="ce88">
            <text:p>17/06/2020</text:p>
          </table:table-cell>
          <table:table-cell office:value-type="string" table:style-name="ce1">
            <text:p>CL 282-001-100</text:p>
          </table:table-cell>
          <table:table-cell table:number-columns-repeated="16373"/>
        </table:table-row>
        <table:table-row table:style-name="ro7">
          <table:table-cell office:value-type="float" office:value="2773" table:style-name="ce1">
            <text:p>2773</text:p>
          </table:table-cell>
          <table:table-cell office:value-type="string" table:style-name="ce81">
            <text:p>-15,238.77</text:p>
          </table:table-cell>
          <table:table-cell office:value-type="float" office:value="0" table:style-name="ce82">
            <text:p>-<text:s/></text:p>
          </table:table-cell>
          <table:table-cell office:value-type="float" office:value="2340.8000000000002" table:style-name="ce82">
            <text:p>2.340,80<text:s/></text:p>
          </table:table-cell>
          <table:table-cell table:style-name="ce1"/>
          <table:table-cell office:value-type="float" office:value="1577" table:style-name="ce1">
            <text:p>15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4205" table:style-name="ce1">
            <text:p>184205</text:p>
          </table:table-cell>
          <table:table-cell office:value-type="date" office:date-value="2020-06-17T00:00:00" table:style-name="ce88">
            <text:p>17/06/2020</text:p>
          </table:table-cell>
          <table:table-cell office:value-type="string" table:style-name="ce1">
            <text:p>CL 6762-001-001</text:p>
          </table:table-cell>
          <table:table-cell table:number-columns-repeated="16373"/>
        </table:table-row>
        <table:table-row table:style-name="ro7">
          <table:table-cell office:value-type="float" office:value="2774" table:style-name="ce1">
            <text:p>2774</text:p>
          </table:table-cell>
          <table:table-cell office:value-type="string" table:style-name="ce81">
            <text:p>-17,579.57</text:p>
          </table:table-cell>
          <table:table-cell office:value-type="float" office:value="0" table:style-name="ce82">
            <text:p>-<text:s/></text:p>
          </table:table-cell>
          <table:table-cell office:value-type="float" office:value="2340.8000000000002" table:style-name="ce82">
            <text:p>2.340,80<text:s/></text:p>
          </table:table-cell>
          <table:table-cell table:style-name="ce1"/>
          <table:table-cell office:value-type="float" office:value="1577" table:style-name="ce1">
            <text:p>15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4105" table:style-name="ce1">
            <text:p>184105</text:p>
          </table:table-cell>
          <table:table-cell office:value-type="date" office:date-value="2020-06-17T00:00:00" table:style-name="ce88">
            <text:p>17/06/2020</text:p>
          </table:table-cell>
          <table:table-cell office:value-type="string" table:style-name="ce1">
            <text:p>CL 6746-001-001</text:p>
          </table:table-cell>
          <table:table-cell table:number-columns-repeated="16373"/>
        </table:table-row>
        <table:table-row table:style-name="ro7">
          <table:table-cell office:value-type="float" office:value="2775" table:style-name="ce1">
            <text:p>2775</text:p>
          </table:table-cell>
          <table:table-cell office:value-type="string" table:style-name="ce81">
            <text:p>-17,597.51</text:p>
          </table:table-cell>
          <table:table-cell office:value-type="float" office:value="0" table:style-name="ce82">
            <text:p>-<text:s/></text:p>
          </table:table-cell>
          <table:table-cell office:value-type="float" office:value="17.940000000000001" table:style-name="ce82">
            <text:p>17,94<text:s/></text:p>
          </table:table-cell>
          <table:table-cell table:style-name="ce1"/>
          <table:table-cell office:value-type="float" office:value="1564" table:style-name="ce1">
            <text:p>156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4905" table:style-name="ce1">
            <text:p>184905</text:p>
          </table:table-cell>
          <table:table-cell office:value-type="date" office:date-value="2020-06-24T00:00:00" table:style-name="ce88">
            <text:p>24/06/2020</text:p>
          </table:table-cell>
          <table:table-cell office:value-type="string" table:style-name="ce1">
            <text:p>CL 299-001-100</text:p>
          </table:table-cell>
          <table:table-cell table:number-columns-repeated="16373"/>
        </table:table-row>
        <table:table-row table:style-name="ro7">
          <table:table-cell office:value-type="float" office:value="2776" table:style-name="ce1">
            <text:p>2776</text:p>
          </table:table-cell>
          <table:table-cell office:value-type="string" table:style-name="ce81">
            <text:p>-22,608.71</text:p>
          </table:table-cell>
          <table:table-cell office:value-type="float" office:value="0" table:style-name="ce82">
            <text:p>-<text:s/></text:p>
          </table:table-cell>
          <table:table-cell office:value-type="float" office:value="5011.2" table:style-name="ce82">
            <text:p>5.011,20<text:s/></text:p>
          </table:table-cell>
          <table:table-cell table:style-name="ce1"/>
          <table:table-cell office:value-type="float" office:value="1564" table:style-name="ce1">
            <text:p>156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4805" table:style-name="ce1">
            <text:p>184805</text:p>
          </table:table-cell>
          <table:table-cell office:value-type="date" office:date-value="2020-06-24T00:00:00" table:style-name="ce88">
            <text:p>24/06/2020</text:p>
          </table:table-cell>
          <table:table-cell office:value-type="string" table:style-name="ce1">
            <text:p>CL 213-002-002</text:p>
          </table:table-cell>
          <table:table-cell table:number-columns-repeated="16373"/>
        </table:table-row>
        <table:table-row table:style-name="ro7">
          <table:table-cell office:value-type="float" office:value="2777" table:style-name="ce1">
            <text:p>2777</text:p>
          </table:table-cell>
          <table:table-cell office:value-type="string" table:style-name="ce81">
            <text:p>-22,620.88</text:p>
          </table:table-cell>
          <table:table-cell office:value-type="float" office:value="0" table:style-name="ce82">
            <text:p>-<text:s/></text:p>
          </table:table-cell>
          <table:table-cell office:value-type="float" office:value="12.17" table:style-name="ce82">
            <text:p>12,17<text:s/></text:p>
          </table:table-cell>
          <table:table-cell table:style-name="ce1"/>
          <table:table-cell office:value-type="float" office:value="1564" table:style-name="ce1">
            <text:p>156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4305" table:style-name="ce1">
            <text:p>184305</text:p>
          </table:table-cell>
          <table:table-cell office:value-type="date" office:date-value="2020-06-24T00:00:00" table:style-name="ce88">
            <text:p>24/06/2020</text:p>
          </table:table-cell>
          <table:table-cell office:value-type="string" table:style-name="ce1">
            <text:p>CL 29272-003-006</text:p>
          </table:table-cell>
          <table:table-cell table:number-columns-repeated="16373"/>
        </table:table-row>
        <table:table-row table:style-name="ro7">
          <table:table-cell office:value-type="float" office:value="2778" table:style-name="ce1">
            <text:p>2778</text:p>
          </table:table-cell>
          <table:table-cell office:value-type="string" table:style-name="ce81">
            <text:p>-23,397.36</text:p>
          </table:table-cell>
          <table:table-cell office:value-type="float" office:value="0" table:style-name="ce82">
            <text:p>-<text:s/></text:p>
          </table:table-cell>
          <table:table-cell office:value-type="float" office:value="776.48" table:style-name="ce82">
            <text:p>776,48<text:s/></text:p>
          </table:table-cell>
          <table:table-cell table:style-name="ce1"/>
          <table:table-cell office:value-type="float" office:value="1564" table:style-name="ce1">
            <text:p>156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4505" table:style-name="ce1">
            <text:p>184505</text:p>
          </table:table-cell>
          <table:table-cell office:value-type="date" office:date-value="2020-06-24T00:00:00" table:style-name="ce88">
            <text:p>24/06/2020</text:p>
          </table:table-cell>
          <table:table-cell office:value-type="string" table:style-name="ce1">
            <text:p>CL 205-002-002</text:p>
          </table:table-cell>
          <table:table-cell table:number-columns-repeated="16373"/>
        </table:table-row>
        <table:table-row table:style-name="ro7">
          <table:table-cell office:value-type="float" office:value="2779" table:style-name="ce1">
            <text:p>2779</text:p>
          </table:table-cell>
          <table:table-cell office:value-type="string" table:style-name="ce81">
            <text:p>-24,359.85</text:p>
          </table:table-cell>
          <table:table-cell office:value-type="float" office:value="0" table:style-name="ce82">
            <text:p>-<text:s/></text:p>
          </table:table-cell>
          <table:table-cell office:value-type="float" office:value="962.49" table:style-name="ce82">
            <text:p>962,49<text:s/></text:p>
          </table:table-cell>
          <table:table-cell table:style-name="ce1"/>
          <table:table-cell office:value-type="float" office:value="1579" table:style-name="ce1">
            <text:p>157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5805" table:style-name="ce1">
            <text:p>185805</text:p>
          </table:table-cell>
          <table:table-cell office:value-type="date" office:date-value="2020-06-27T00:00:00" table:style-name="ce88">
            <text:p>27/06/2020</text:p>
          </table:table-cell>
          <table:table-cell office:value-type="string" table:style-name="ce1">
            <text:p>CL 92910-001-101</text:p>
          </table:table-cell>
          <table:table-cell table:number-columns-repeated="16373"/>
        </table:table-row>
        <table:table-row table:style-name="ro7">
          <table:table-cell office:value-type="float" office:value="2780" table:style-name="ce1">
            <text:p>2780</text:p>
          </table:table-cell>
          <table:table-cell office:value-type="string" table:style-name="ce81">
            <text:p>-24,608.95</text:p>
          </table:table-cell>
          <table:table-cell office:value-type="float" office:value="0" table:style-name="ce82">
            <text:p>-<text:s/></text:p>
          </table:table-cell>
          <table:table-cell office:value-type="float" office:value="249.1" table:style-name="ce82">
            <text:p>249,10<text:s/></text:p>
          </table:table-cell>
          <table:table-cell table:style-name="ce1"/>
          <table:table-cell office:value-type="float" office:value="1579" table:style-name="ce1">
            <text:p>157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5405" table:style-name="ce1">
            <text:p>185405</text:p>
          </table:table-cell>
          <table:table-cell office:value-type="date" office:date-value="2020-06-27T00:00:00" table:style-name="ce88">
            <text:p>27/06/2020</text:p>
          </table:table-cell>
          <table:table-cell office:value-type="string" table:style-name="ce1">
            <text:p>CL 768-001-001</text:p>
          </table:table-cell>
          <table:table-cell table:number-columns-repeated="16373"/>
        </table:table-row>
        <table:table-row table:style-name="ro7">
          <table:table-cell office:value-type="float" office:value="2781" table:style-name="ce1">
            <text:p>2781</text:p>
          </table:table-cell>
          <table:table-cell office:value-type="string" table:style-name="ce81">
            <text:p>-24,621.13</text:p>
          </table:table-cell>
          <table:table-cell office:value-type="float" office:value="0" table:style-name="ce82">
            <text:p>-<text:s/></text:p>
          </table:table-cell>
          <table:table-cell office:value-type="float" office:value="12.18" table:style-name="ce82">
            <text:p>12,18<text:s/></text:p>
          </table:table-cell>
          <table:table-cell table:style-name="ce1"/>
          <table:table-cell office:value-type="float" office:value="1579" table:style-name="ce1">
            <text:p>157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5605" table:style-name="ce1">
            <text:p>185605</text:p>
          </table:table-cell>
          <table:table-cell office:value-type="date" office:date-value="2020-06-27T00:00:00" table:style-name="ce88">
            <text:p>27/06/2020</text:p>
          </table:table-cell>
          <table:table-cell office:value-type="string" table:style-name="ce1">
            <text:p>CL 9374-001-007</text:p>
          </table:table-cell>
          <table:table-cell table:number-columns-repeated="16373"/>
        </table:table-row>
        <table:table-row table:style-name="ro7">
          <table:table-cell office:value-type="float" office:value="2782" table:style-name="ce1">
            <text:p>2782</text:p>
          </table:table-cell>
          <table:table-cell office:value-type="string" table:style-name="ce81">
            <text:p>-24,931.13</text:p>
          </table:table-cell>
          <table:table-cell office:value-type="float" office:value="0" table:style-name="ce82">
            <text:p>-<text:s/></text:p>
          </table:table-cell>
          <table:table-cell office:value-type="float" office:value="310" table:style-name="ce82">
            <text:p>310,00<text:s/></text:p>
          </table:table-cell>
          <table:table-cell table:style-name="ce1"/>
          <table:table-cell office:value-type="float" office:value="1579" table:style-name="ce1">
            <text:p>157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5305" table:style-name="ce1">
            <text:p>185305</text:p>
          </table:table-cell>
          <table:table-cell office:value-type="date" office:date-value="2020-06-27T00:00:00" table:style-name="ce88">
            <text:p>27/06/2020</text:p>
          </table:table-cell>
          <table:table-cell office:value-type="string" table:style-name="ce1">
            <text:p>CL 252-001-001</text:p>
          </table:table-cell>
          <table:table-cell table:number-columns-repeated="16373"/>
        </table:table-row>
        <table:table-row table:style-name="ro7">
          <table:table-cell office:value-type="float" office:value="2783" table:style-name="ce1">
            <text:p>2783</text:p>
          </table:table-cell>
          <table:table-cell office:value-type="string" table:style-name="ce81">
            <text:p>-26,122.81</text:p>
          </table:table-cell>
          <table:table-cell office:value-type="float" office:value="0" table:style-name="ce82">
            <text:p>-<text:s/></text:p>
          </table:table-cell>
          <table:table-cell office:value-type="float" office:value="1191.68" table:style-name="ce82">
            <text:p>1.191,68<text:s/></text:p>
          </table:table-cell>
          <table:table-cell table:style-name="ce1"/>
          <table:table-cell office:value-type="float" office:value="1579" table:style-name="ce1">
            <text:p>157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6005" table:style-name="ce1">
            <text:p>186005</text:p>
          </table:table-cell>
          <table:table-cell office:value-type="date" office:date-value="2020-06-27T00:00:00" table:style-name="ce88">
            <text:p>27/06/2020</text:p>
          </table:table-cell>
          <table:table-cell office:value-type="string" table:style-name="ce1">
            <text:p>CL 6911-001-001</text:p>
          </table:table-cell>
          <table:table-cell table:number-columns-repeated="16373"/>
        </table:table-row>
        <table:table-row table:style-name="ro7">
          <table:table-cell office:value-type="float" office:value="2784" table:style-name="ce1">
            <text:p>2784</text:p>
          </table:table-cell>
          <table:table-cell office:value-type="string" table:style-name="ce81">
            <text:p>-26,663.01</text:p>
          </table:table-cell>
          <table:table-cell office:value-type="float" office:value="0" table:style-name="ce82">
            <text:p>-<text:s/></text:p>
          </table:table-cell>
          <table:table-cell office:value-type="float" office:value="540.20000000000005" table:style-name="ce82">
            <text:p>540,20<text:s/></text:p>
          </table:table-cell>
          <table:table-cell table:style-name="ce1"/>
          <table:table-cell office:value-type="float" office:value="1579" table:style-name="ce1">
            <text:p>157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5905" table:style-name="ce1">
            <text:p>185905</text:p>
          </table:table-cell>
          <table:table-cell office:value-type="date" office:date-value="2020-06-27T00:00:00" table:style-name="ce88">
            <text:p>27/06/2020</text:p>
          </table:table-cell>
          <table:table-cell office:value-type="string" table:style-name="ce1">
            <text:p>CL 3324-001-002</text:p>
          </table:table-cell>
          <table:table-cell table:number-columns-repeated="16373"/>
        </table:table-row>
        <table:table-row table:style-name="ro7">
          <table:table-cell office:value-type="float" office:value="2785" table:style-name="ce1">
            <text:p>2785</text:p>
          </table:table-cell>
          <table:table-cell office:value-type="string" table:style-name="ce81">
            <text:p>-26,633.11</text:p>
          </table:table-cell>
          <table:table-cell office:value-type="float" office:value="29.9" table:style-name="ce82">
            <text:p>29,9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5603" table:style-name="ce1">
            <text:p>245603</text:p>
          </table:table-cell>
          <table:table-cell office:value-type="date" office:date-value="2020-06-30T00:00:00" table:style-name="ce88">
            <text:p>30/06/2020</text:p>
          </table:table-cell>
          <table:table-cell office:value-type="string" table:style-name="ce1">
            <text:p>FB 000000267-001100-5 UNID. DE LIQUIDO PENETRANTE</text:p>
          </table:table-cell>
          <table:table-cell table:number-columns-repeated="16373"/>
        </table:table-row>
        <table:table-row table:style-name="ro7">
          <table:table-cell office:value-type="float" office:value="2786" table:style-name="ce1">
            <text:p>2786</text:p>
          </table:table-cell>
          <table:table-cell office:value-type="string" table:style-name="ce81">
            <text:p>-26,579.19</text:p>
          </table:table-cell>
          <table:table-cell office:value-type="float" office:value="53.92" table:style-name="ce82">
            <text:p>53,92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5703" table:style-name="ce1">
            <text:p>245703</text:p>
          </table:table-cell>
          <table:table-cell office:value-type="date" office:date-value="2020-06-30T00:00:00" table:style-name="ce88">
            <text:p>30/06/2020</text:p>
          </table:table-cell>
          <table:table-cell office:value-type="string" table:style-name="ce1">
            <text:p>FB 000056651-002002-MOTOROEL SAE 20W-50 SN</text:p>
          </table:table-cell>
          <table:table-cell table:number-columns-repeated="16373"/>
        </table:table-row>
        <table:table-row table:style-name="ro7">
          <table:table-cell office:value-type="float" office:value="2787" table:style-name="ce1">
            <text:p>2787</text:p>
          </table:table-cell>
          <table:table-cell office:value-type="string" table:style-name="ce81">
            <text:p>-26,330.09</text:p>
          </table:table-cell>
          <table:table-cell office:value-type="float" office:value="249.1" table:style-name="ce82">
            <text:p>249,1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0603" table:style-name="ce1">
            <text:p>250603</text:p>
          </table:table-cell>
          <table:table-cell office:value-type="date" office:date-value="2020-06-30T00:00:00" table:style-name="ce88">
            <text:p>30/06/2020</text:p>
          </table:table-cell>
          <table:table-cell office:value-type="string" table:style-name="ce1">
            <text:p>FB 000000768-001001-6 UNID CODAL DE ALUMINIO DE 3</text:p>
          </table:table-cell>
          <table:table-cell table:number-columns-repeated="16373"/>
        </table:table-row>
        <table:table-row table:style-name="ro7">
          <table:table-cell office:value-type="float" office:value="2788" table:style-name="ce1">
            <text:p>2788</text:p>
          </table:table-cell>
          <table:table-cell office:value-type="string" table:style-name="ce81">
            <text:p>-26,297.79</text:p>
          </table:table-cell>
          <table:table-cell office:value-type="float" office:value="32.299999999999997" table:style-name="ce82">
            <text:p>32,3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0803" table:style-name="ce1">
            <text:p>250803</text:p>
          </table:table-cell>
          <table:table-cell office:value-type="date" office:date-value="2020-06-30T00:00:00" table:style-name="ce88">
            <text:p>30/06/2020</text:p>
          </table:table-cell>
          <table:table-cell office:value-type="string" table:style-name="ce1">
            <text:p>FB 000050088-001002-FUNDA DE BASURA BLANCA 18X20 P</text:p>
          </table:table-cell>
          <table:table-cell table:number-columns-repeated="16373"/>
        </table:table-row>
        <table:table-row table:style-name="ro7">
          <table:table-cell office:value-type="float" office:value="2789" table:style-name="ce1">
            <text:p>2789</text:p>
          </table:table-cell>
          <table:table-cell office:value-type="string" table:style-name="ce81">
            <text:p>-26,110.16</text:p>
          </table:table-cell>
          <table:table-cell office:value-type="float" office:value="187.63" table:style-name="ce82">
            <text:p>187,63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1103" table:style-name="ce1">
            <text:p>251103</text:p>
          </table:table-cell>
          <table:table-cell office:value-type="date" office:date-value="2020-06-30T00:00:00" table:style-name="ce88">
            <text:p>30/06/2020</text:p>
          </table:table-cell>
          <table:table-cell office:value-type="string" table:style-name="ce1">
            <text:p>FB 000414896-001011-TABLET SAMSUNG SM T 295-PANTAL</text:p>
          </table:table-cell>
          <table:table-cell table:number-columns-repeated="16373"/>
        </table:table-row>
        <table:table-row table:style-name="ro7">
          <table:table-cell office:value-type="float" office:value="2790" table:style-name="ce1">
            <text:p>2790</text:p>
          </table:table-cell>
          <table:table-cell office:value-type="string" table:style-name="ce81">
            <text:p>-25,179.05</text:p>
          </table:table-cell>
          <table:table-cell office:value-type="float" office:value="931.11" table:style-name="ce82">
            <text:p>931,11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1003" table:style-name="ce1">
            <text:p>251003</text:p>
          </table:table-cell>
          <table:table-cell office:value-type="date" office:date-value="2020-06-30T00:00:00" table:style-name="ce88">
            <text:p>30/06/2020</text:p>
          </table:table-cell>
          <table:table-cell office:value-type="string" table:style-name="ce1">
            <text:p>FB 000414895-001011-CINTA DE ACERO, VOLQUETADA DE</text:p>
          </table:table-cell>
          <table:table-cell table:number-columns-repeated="16373"/>
        </table:table-row>
        <table:table-row table:style-name="ro7">
          <table:table-cell office:value-type="float" office:value="2791" table:style-name="ce1">
            <text:p>2791</text:p>
          </table:table-cell>
          <table:table-cell office:value-type="string" table:style-name="ce81">
            <text:p>-25,122.83</text:p>
          </table:table-cell>
          <table:table-cell office:value-type="float" office:value="56.22" table:style-name="ce82">
            <text:p>56,22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0903" table:style-name="ce1">
            <text:p>250903</text:p>
          </table:table-cell>
          <table:table-cell office:value-type="date" office:date-value="2020-06-30T00:00:00" table:style-name="ce88">
            <text:p>30/06/2020</text:p>
          </table:table-cell>
          <table:table-cell office:value-type="string" table:style-name="ce1">
            <text:p>FB 000414894-001011-TUBO EMT 4</text:p>
          </table:table-cell>
          <table:table-cell table:number-columns-repeated="16373"/>
        </table:table-row>
        <table:table-row table:style-name="ro7">
          <table:table-cell office:value-type="float" office:value="2792" table:style-name="ce1">
            <text:p>2792</text:p>
          </table:table-cell>
          <table:table-cell office:value-type="string" table:style-name="ce81">
            <text:p>-24,282.83</text:p>
          </table:table-cell>
          <table:table-cell office:value-type="float" office:value="840" table:style-name="ce82">
            <text:p>840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5503" table:style-name="ce1">
            <text:p>245503</text:p>
          </table:table-cell>
          <table:table-cell office:value-type="date" office:date-value="2020-06-30T00:00:00" table:style-name="ce88">
            <text:p>30/06/2020</text:p>
          </table:table-cell>
          <table:table-cell office:value-type="string" table:style-name="ce1">
            <text:p>FB 000000108-001101-42 UNID. SUB BASE</text:p>
          </table:table-cell>
          <table:table-cell table:number-columns-repeated="16373"/>
        </table:table-row>
        <table:table-row table:style-name="ro7">
          <table:table-cell office:value-type="float" office:value="2793" table:style-name="ce1">
            <text:p>2793</text:p>
          </table:table-cell>
          <table:table-cell office:value-type="string" table:style-name="ce81">
            <text:p>-22,986.47</text:p>
          </table:table-cell>
          <table:table-cell office:value-type="float" office:value="1296.3599999999999" table:style-name="ce82">
            <text:p>1.296,36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5403" table:style-name="ce1">
            <text:p>245403</text:p>
          </table:table-cell>
          <table:table-cell office:value-type="date" office:date-value="2020-06-30T00:00:00" table:style-name="ce88">
            <text:p>30/06/2020</text:p>
          </table:table-cell>
          <table:table-cell office:value-type="string" table:style-name="ce1">
            <text:p>FB 000000194-002002-78 UNID. ANGULO 50X50X2MM - 78</text:p>
          </table:table-cell>
          <table:table-cell table:number-columns-repeated="16373"/>
        </table:table-row>
        <table:table-row table:style-name="ro7">
          <table:table-cell office:value-type="float" office:value="2794" table:style-name="ce1">
            <text:p>2794</text:p>
          </table:table-cell>
          <table:table-cell office:value-type="string" table:style-name="ce81">
            <text:p>-22,974.77</text:p>
          </table:table-cell>
          <table:table-cell office:value-type="float" office:value="11.7" table:style-name="ce82">
            <text:p>11,7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5303" table:style-name="ce1">
            <text:p>245303</text:p>
          </table:table-cell>
          <table:table-cell office:value-type="date" office:date-value="2020-06-30T00:00:00" table:style-name="ce88">
            <text:p>30/06/2020</text:p>
          </table:table-cell>
          <table:table-cell office:value-type="string" table:style-name="ce1">
            <text:p>FB 000000745-001001-6 UNID. DISCO DE CORTE METAL D</text:p>
          </table:table-cell>
          <table:table-cell table:number-columns-repeated="16373"/>
        </table:table-row>
        <table:table-row table:style-name="ro7">
          <table:table-cell office:value-type="float" office:value="2795" table:style-name="ce1">
            <text:p>2795</text:p>
          </table:table-cell>
          <table:table-cell office:value-type="string" table:style-name="ce81">
            <text:p>-22,935.57</text:p>
          </table:table-cell>
          <table:table-cell office:value-type="float" office:value="39.200000000000003" table:style-name="ce82">
            <text:p>39,2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5203" table:style-name="ce1">
            <text:p>245203</text:p>
          </table:table-cell>
          <table:table-cell office:value-type="date" office:date-value="2020-06-30T00:00:00" table:style-name="ce88">
            <text:p>30/06/2020</text:p>
          </table:table-cell>
          <table:table-cell office:value-type="string" table:style-name="ce1">
            <text:p>FB 000000727-001001-2 UNID TACHO BASURA ROJO 64CM</text:p>
          </table:table-cell>
          <table:table-cell table:number-columns-repeated="16373"/>
        </table:table-row>
        <table:table-row table:style-name="ro7">
          <table:table-cell office:value-type="float" office:value="2796" table:style-name="ce1">
            <text:p>2796</text:p>
          </table:table-cell>
          <table:table-cell office:value-type="string" table:style-name="ce81">
            <text:p>-22,625.57</text:p>
          </table:table-cell>
          <table:table-cell office:value-type="float" office:value="310" table:style-name="ce82">
            <text:p>310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6603" table:style-name="ce1">
            <text:p>246603</text:p>
          </table:table-cell>
          <table:table-cell office:value-type="date" office:date-value="2020-06-30T00:00:00" table:style-name="ce88">
            <text:p>30/06/2020</text:p>
          </table:table-cell>
          <table:table-cell office:value-type="string" table:style-name="ce1">
            <text:p>FB 000000252-001001-FABRICACION DE PASADOR CON ROS</text:p>
          </table:table-cell>
          <table:table-cell table:number-columns-repeated="16373"/>
        </table:table-row>
        <table:table-row table:style-name="ro7">
          <table:table-cell office:value-type="float" office:value="2797" table:style-name="ce1">
            <text:p>2797</text:p>
          </table:table-cell>
          <table:table-cell office:value-type="string" table:style-name="ce81">
            <text:p>-17,614.37</text:p>
          </table:table-cell>
          <table:table-cell office:value-type="float" office:value="5011.2" table:style-name="ce82">
            <text:p>5.011,2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6503" table:style-name="ce1">
            <text:p>246503</text:p>
          </table:table-cell>
          <table:table-cell office:value-type="date" office:date-value="2020-06-30T00:00:00" table:style-name="ce88">
            <text:p>30/06/2020</text:p>
          </table:table-cell>
          <table:table-cell office:value-type="string" table:style-name="ce1">
            <text:p>FB 000000213-002002-TUBERIA PEAD 160 X 11.80MM 1.2</text:p>
          </table:table-cell>
          <table:table-cell table:number-columns-repeated="16373"/>
        </table:table-row>
        <table:table-row table:style-name="ro7">
          <table:table-cell office:value-type="float" office:value="2798" table:style-name="ce1">
            <text:p>2798</text:p>
          </table:table-cell>
          <table:table-cell office:value-type="string" table:style-name="ce81">
            <text:p>-17,596.37</text:p>
          </table:table-cell>
          <table:table-cell office:value-type="float" office:value="18" table:style-name="ce82">
            <text:p>18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6303" table:style-name="ce1">
            <text:p>246303</text:p>
          </table:table-cell>
          <table:table-cell office:value-type="date" office:date-value="2020-06-30T00:00:00" table:style-name="ce88">
            <text:p>30/06/2020</text:p>
          </table:table-cell>
          <table:table-cell office:value-type="string" table:style-name="ce1">
            <text:p>FB 000000283-001100-SACO VACIO 25KG CLASICC</text:p>
          </table:table-cell>
          <table:table-cell table:number-columns-repeated="16373"/>
        </table:table-row>
        <table:table-row table:style-name="ro7">
          <table:table-cell office:value-type="float" office:value="2799" table:style-name="ce1">
            <text:p>2799</text:p>
          </table:table-cell>
          <table:table-cell office:value-type="string" table:style-name="ce81">
            <text:p>-17,578.43</text:p>
          </table:table-cell>
          <table:table-cell office:value-type="float" office:value="17.940000000000001" table:style-name="ce82">
            <text:p>17,94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3203" table:style-name="ce1">
            <text:p>253203</text:p>
          </table:table-cell>
          <table:table-cell office:value-type="date" office:date-value="2020-06-30T00:00:00" table:style-name="ce88">
            <text:p>30/06/2020</text:p>
          </table:table-cell>
          <table:table-cell office:value-type="string" table:style-name="ce1">
            <text:p>FB 000000299-001100-LIQUIDO PENETRANTE 11ONZ</text:p>
          </table:table-cell>
          <table:table-cell table:number-columns-repeated="16373"/>
        </table:table-row>
        <table:table-row table:style-name="ro7">
          <table:table-cell office:value-type="float" office:value="2800" table:style-name="ce1">
            <text:p>2800</text:p>
          </table:table-cell>
          <table:table-cell office:value-type="string" table:style-name="ce81">
            <text:p>-16,895.58</text:p>
          </table:table-cell>
          <table:table-cell office:value-type="float" office:value="682.85" table:style-name="ce82">
            <text:p>682,8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3103" table:style-name="ce1">
            <text:p>253103</text:p>
          </table:table-cell>
          <table:table-cell office:value-type="date" office:date-value="2020-06-30T00:00:00" table:style-name="ce88">
            <text:p>30/06/2020</text:p>
          </table:table-cell>
          <table:table-cell office:value-type="string" table:style-name="ce1">
            <text:p>FB 000000284-001100-MALLA HEX 1/2" 1X50M</text:p>
          </table:table-cell>
          <table:table-cell table:number-columns-repeated="16373"/>
        </table:table-row>
        <table:table-row table:style-name="ro7">
          <table:table-cell office:value-type="float" office:value="2801" table:style-name="ce1">
            <text:p>2801</text:p>
          </table:table-cell>
          <table:table-cell office:value-type="string" table:style-name="ce81">
            <text:p>-16,750.14</text:p>
          </table:table-cell>
          <table:table-cell office:value-type="float" office:value="145.44" table:style-name="ce82">
            <text:p>145,44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3003" table:style-name="ce1">
            <text:p>253003</text:p>
          </table:table-cell>
          <table:table-cell office:value-type="date" office:date-value="2020-06-30T00:00:00" table:style-name="ce88">
            <text:p>30/06/2020</text:p>
          </table:table-cell>
          <table:table-cell office:value-type="string" table:style-name="ce1">
            <text:p>FB 000000261-001100-LLAVE DE TUBO 36"</text:p>
          </table:table-cell>
          <table:table-cell table:number-columns-repeated="16373"/>
        </table:table-row>
        <table:table-row table:style-name="ro7">
          <table:table-cell office:value-type="float" office:value="2802" table:style-name="ce1">
            <text:p>2802</text:p>
          </table:table-cell>
          <table:table-cell office:value-type="string" table:style-name="ce81">
            <text:p>-16,698.69</text:p>
          </table:table-cell>
          <table:table-cell office:value-type="float" office:value="51.45" table:style-name="ce82">
            <text:p>51,4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2803" table:style-name="ce1">
            <text:p>252803</text:p>
          </table:table-cell>
          <table:table-cell office:value-type="date" office:date-value="2020-06-30T00:00:00" table:style-name="ce88">
            <text:p>30/06/2020</text:p>
          </table:table-cell>
          <table:table-cell office:value-type="string" table:style-name="ce1">
            <text:p>FB 000414924-001011-BOTA DIELECTRICA TALLA 40</text:p>
          </table:table-cell>
          <table:table-cell table:number-columns-repeated="16373"/>
        </table:table-row>
        <table:table-row table:style-name="ro7">
          <table:table-cell office:value-type="float" office:value="2803" table:style-name="ce1">
            <text:p>2803</text:p>
          </table:table-cell>
          <table:table-cell office:value-type="string" table:style-name="ce81">
            <text:p>-16,656.16</text:p>
          </table:table-cell>
          <table:table-cell office:value-type="float" office:value="42.53" table:style-name="ce82">
            <text:p>42,53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2703" table:style-name="ce1">
            <text:p>252703</text:p>
          </table:table-cell>
          <table:table-cell office:value-type="date" office:date-value="2020-06-30T00:00:00" table:style-name="ce88">
            <text:p>30/06/2020</text:p>
          </table:table-cell>
          <table:table-cell office:value-type="string" table:style-name="ce1">
            <text:p>FB 000414923-001011-JEAN TALLA 32 CON CINTA REFLEC</text:p>
          </table:table-cell>
          <table:table-cell table:number-columns-repeated="16373"/>
        </table:table-row>
        <table:table-row table:style-name="ro7">
          <table:table-cell office:value-type="float" office:value="2804" table:style-name="ce1">
            <text:p>2804</text:p>
          </table:table-cell>
          <table:table-cell office:value-type="string" table:style-name="ce81">
            <text:p>-16,500.57</text:p>
          </table:table-cell>
          <table:table-cell office:value-type="float" office:value="155.59" table:style-name="ce82">
            <text:p>155,59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2603" table:style-name="ce1">
            <text:p>252603</text:p>
          </table:table-cell>
          <table:table-cell office:value-type="date" office:date-value="2020-06-30T00:00:00" table:style-name="ce88">
            <text:p>30/06/2020</text:p>
          </table:table-cell>
          <table:table-cell office:value-type="string" table:style-name="ce1">
            <text:p>FB 000414922-001011-PINTURA SPRAY AZUL-CARPA 2X2 L</text:p>
          </table:table-cell>
          <table:table-cell table:number-columns-repeated="16373"/>
        </table:table-row>
        <table:table-row table:style-name="ro7">
          <table:table-cell office:value-type="float" office:value="2805" table:style-name="ce1">
            <text:p>2805</text:p>
          </table:table-cell>
          <table:table-cell office:value-type="string" table:style-name="ce81">
            <text:p>-16,467.93</text:p>
          </table:table-cell>
          <table:table-cell office:value-type="float" office:value="32.64" table:style-name="ce82">
            <text:p>32,64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2503" table:style-name="ce1">
            <text:p>252503</text:p>
          </table:table-cell>
          <table:table-cell office:value-type="date" office:date-value="2020-06-30T00:00:00" table:style-name="ce88">
            <text:p>30/06/2020</text:p>
          </table:table-cell>
          <table:table-cell office:value-type="string" table:style-name="ce1">
            <text:p>FB 000414921-001011-LIMPIADOR CONTACTO ELECTRONICO</text:p>
          </table:table-cell>
          <table:table-cell table:number-columns-repeated="16373"/>
        </table:table-row>
        <table:table-row table:style-name="ro7">
          <table:table-cell office:value-type="float" office:value="2806" table:style-name="ce1">
            <text:p>2806</text:p>
          </table:table-cell>
          <table:table-cell office:value-type="string" table:style-name="ce81">
            <text:p>-16,378.23</text:p>
          </table:table-cell>
          <table:table-cell office:value-type="float" office:value="89.7" table:style-name="ce82">
            <text:p>89,7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2403" table:style-name="ce1">
            <text:p>252403</text:p>
          </table:table-cell>
          <table:table-cell office:value-type="date" office:date-value="2020-06-30T00:00:00" table:style-name="ce88">
            <text:p>30/06/2020</text:p>
          </table:table-cell>
          <table:table-cell office:value-type="string" table:style-name="ce1">
            <text:p>FB 000414920-001011-TUBO PEAD 100/90MM</text:p>
          </table:table-cell>
          <table:table-cell table:number-columns-repeated="16373"/>
        </table:table-row>
        <table:table-row table:style-name="ro7">
          <table:table-cell office:value-type="float" office:value="2807" table:style-name="ce1">
            <text:p>2807</text:p>
          </table:table-cell>
          <table:table-cell office:value-type="string" table:style-name="ce81">
            <text:p>-16,326.78</text:p>
          </table:table-cell>
          <table:table-cell office:value-type="float" office:value="51.45" table:style-name="ce82">
            <text:p>51,4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2303" table:style-name="ce1">
            <text:p>252303</text:p>
          </table:table-cell>
          <table:table-cell office:value-type="date" office:date-value="2020-06-30T00:00:00" table:style-name="ce88">
            <text:p>30/06/2020</text:p>
          </table:table-cell>
          <table:table-cell office:value-type="string" table:style-name="ce1">
            <text:p>FB 000414918-001011-BOTA DIELECTRICA TALLA 40</text:p>
          </table:table-cell>
          <table:table-cell table:number-columns-repeated="16373"/>
        </table:table-row>
        <table:table-row table:style-name="ro7">
          <table:table-cell office:value-type="float" office:value="2808" table:style-name="ce1">
            <text:p>2808</text:p>
          </table:table-cell>
          <table:table-cell office:value-type="string" table:style-name="ce81">
            <text:p>-13,409.02</text:p>
          </table:table-cell>
          <table:table-cell office:value-type="float" office:value="2917.76" table:style-name="ce82">
            <text:p>2.917,76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2203" table:style-name="ce1">
            <text:p>252203</text:p>
          </table:table-cell>
          <table:table-cell office:value-type="date" office:date-value="2020-06-30T00:00:00" table:style-name="ce88">
            <text:p>30/06/2020</text:p>
          </table:table-cell>
          <table:table-cell office:value-type="string" table:style-name="ce1">
            <text:p>FB 000414917-001011-LLANTA12-16 5L5NHS MINICARGADO</text:p>
          </table:table-cell>
          <table:table-cell table:number-columns-repeated="16373"/>
        </table:table-row>
        <table:table-row table:style-name="ro7">
          <table:table-cell office:value-type="float" office:value="2809" table:style-name="ce1">
            <text:p>2809</text:p>
          </table:table-cell>
          <table:table-cell office:value-type="string" table:style-name="ce81">
            <text:p>-13,357.57</text:p>
          </table:table-cell>
          <table:table-cell office:value-type="float" office:value="51.45" table:style-name="ce82">
            <text:p>51,4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2103" table:style-name="ce1">
            <text:p>252103</text:p>
          </table:table-cell>
          <table:table-cell office:value-type="date" office:date-value="2020-06-30T00:00:00" table:style-name="ce88">
            <text:p>30/06/2020</text:p>
          </table:table-cell>
          <table:table-cell office:value-type="string" table:style-name="ce1">
            <text:p>FB 000414916-001011-BOTA DIELECTRICA TALLA 41</text:p>
          </table:table-cell>
          <table:table-cell table:number-columns-repeated="16373"/>
        </table:table-row>
        <table:table-row table:style-name="ro7">
          <table:table-cell office:value-type="float" office:value="2810" table:style-name="ce1">
            <text:p>2810</text:p>
          </table:table-cell>
          <table:table-cell office:value-type="string" table:style-name="ce81">
            <text:p>-13,345.40</text:p>
          </table:table-cell>
          <table:table-cell office:value-type="float" office:value="12.17" table:style-name="ce82">
            <text:p>12,17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49903" table:style-name="ce1">
            <text:p>249903</text:p>
          </table:table-cell>
          <table:table-cell office:value-type="date" office:date-value="2020-06-30T00:00:00" table:style-name="ce88">
            <text:p>30/06/2020</text:p>
          </table:table-cell>
          <table:table-cell office:value-type="string" table:style-name="ce1">
            <text:p>FB 000029272-003006-TUBO RIGIDO IMC 1/2 - 3/4 IPAC</text:p>
          </table:table-cell>
          <table:table-cell table:number-columns-repeated="16373"/>
        </table:table-row>
        <table:table-row table:style-name="ro7">
          <table:table-cell office:value-type="float" office:value="2811" table:style-name="ce1">
            <text:p>2811</text:p>
          </table:table-cell>
          <table:table-cell office:value-type="string" table:style-name="ce81">
            <text:p>-13,333.32</text:p>
          </table:table-cell>
          <table:table-cell office:value-type="float" office:value="12.08" table:style-name="ce82">
            <text:p>12,0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2003" table:style-name="ce1">
            <text:p>252003</text:p>
          </table:table-cell>
          <table:table-cell office:value-type="date" office:date-value="2020-06-30T00:00:00" table:style-name="ce88">
            <text:p>30/06/2020</text:p>
          </table:table-cell>
          <table:table-cell office:value-type="string" table:style-name="ce1">
            <text:p>FB 000414915-001011-JEAN TALLA 36 CON CINTA REFLEC</text:p>
          </table:table-cell>
          <table:table-cell table:number-columns-repeated="16373"/>
        </table:table-row>
        <table:table-row table:style-name="ro7">
          <table:table-cell office:value-type="float" office:value="2812" table:style-name="ce1">
            <text:p>2812</text:p>
          </table:table-cell>
          <table:table-cell office:value-type="string" table:style-name="ce81">
            <text:p>-13,320.52</text:p>
          </table:table-cell>
          <table:table-cell office:value-type="float" office:value="12.8" table:style-name="ce82">
            <text:p>12,8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1903" table:style-name="ce1">
            <text:p>251903</text:p>
          </table:table-cell>
          <table:table-cell office:value-type="date" office:date-value="2020-06-30T00:00:00" table:style-name="ce88">
            <text:p>30/06/2020</text:p>
          </table:table-cell>
          <table:table-cell office:value-type="string" table:style-name="ce1">
            <text:p>FB 000414914-001011-JEAN TALLA 36 CON CINTA REFLEC</text:p>
          </table:table-cell>
          <table:table-cell table:number-columns-repeated="16373"/>
        </table:table-row>
        <table:table-row table:style-name="ro7">
          <table:table-cell office:value-type="float" office:value="2813" table:style-name="ce1">
            <text:p>2813</text:p>
          </table:table-cell>
          <table:table-cell office:value-type="string" table:style-name="ce81">
            <text:p>-13,301.92</text:p>
          </table:table-cell>
          <table:table-cell office:value-type="float" office:value="18.600000000000001" table:style-name="ce82">
            <text:p>18,6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1803" table:style-name="ce1">
            <text:p>251803</text:p>
          </table:table-cell>
          <table:table-cell office:value-type="date" office:date-value="2020-06-30T00:00:00" table:style-name="ce88">
            <text:p>30/06/2020</text:p>
          </table:table-cell>
          <table:table-cell office:value-type="string" table:style-name="ce1">
            <text:p>FB 000414913-001011-GAFAS NEMESYS -JEAN TALLA 32 C</text:p>
          </table:table-cell>
          <table:table-cell table:number-columns-repeated="16373"/>
        </table:table-row>
        <table:table-row table:style-name="ro7">
          <table:table-cell office:value-type="float" office:value="2814" table:style-name="ce1">
            <text:p>2814</text:p>
          </table:table-cell>
          <table:table-cell office:value-type="string" table:style-name="ce81">
            <text:p>-13,252.72</text:p>
          </table:table-cell>
          <table:table-cell office:value-type="float" office:value="49.2" table:style-name="ce82">
            <text:p>49,2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1503" table:style-name="ce1">
            <text:p>251503</text:p>
          </table:table-cell>
          <table:table-cell office:value-type="date" office:date-value="2020-06-30T00:00:00" table:style-name="ce88">
            <text:p>30/06/2020</text:p>
          </table:table-cell>
          <table:table-cell office:value-type="string" table:style-name="ce1">
            <text:p>FB 000414910-001011-BOTA DIELECTRICA CON PUNTA DE</text:p>
          </table:table-cell>
          <table:table-cell table:number-columns-repeated="16373"/>
        </table:table-row>
        <table:table-row table:style-name="ro7">
          <table:table-cell office:value-type="float" office:value="2815" table:style-name="ce1">
            <text:p>2815</text:p>
          </table:table-cell>
          <table:table-cell office:value-type="string" table:style-name="ce81">
            <text:p>-13,223.37</text:p>
          </table:table-cell>
          <table:table-cell office:value-type="float" office:value="29.35" table:style-name="ce82">
            <text:p>29,3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1603" table:style-name="ce1">
            <text:p>251603</text:p>
          </table:table-cell>
          <table:table-cell office:value-type="date" office:date-value="2020-06-30T00:00:00" table:style-name="ce88">
            <text:p>30/06/2020</text:p>
          </table:table-cell>
          <table:table-cell office:value-type="string" table:style-name="ce1">
            <text:p>FB 000414911-001011-TRAJE DE PROTECCION KLEENGUARD</text:p>
          </table:table-cell>
          <table:table-cell table:number-columns-repeated="16373"/>
        </table:table-row>
        <table:table-row table:style-name="ro7">
          <table:table-cell office:value-type="float" office:value="2816" table:style-name="ce1">
            <text:p>2816</text:p>
          </table:table-cell>
          <table:table-cell office:value-type="string" table:style-name="ce81">
            <text:p>-13,211.29</text:p>
          </table:table-cell>
          <table:table-cell office:value-type="float" office:value="12.08" table:style-name="ce82">
            <text:p>12,0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1303" table:style-name="ce1">
            <text:p>251303</text:p>
          </table:table-cell>
          <table:table-cell office:value-type="date" office:date-value="2020-06-30T00:00:00" table:style-name="ce88">
            <text:p>30/06/2020</text:p>
          </table:table-cell>
          <table:table-cell office:value-type="string" table:style-name="ce1">
            <text:p>FB 000414897-001011-JEAN TALLA 32 CN CINTA REFLECT</text:p>
          </table:table-cell>
          <table:table-cell table:number-columns-repeated="16373"/>
        </table:table-row>
        <table:table-row table:style-name="ro7">
          <table:table-cell office:value-type="float" office:value="2817" table:style-name="ce1">
            <text:p>2817</text:p>
          </table:table-cell>
          <table:table-cell office:value-type="string" table:style-name="ce81">
            <text:p>-13,187.13</text:p>
          </table:table-cell>
          <table:table-cell office:value-type="float" office:value="24.16" table:style-name="ce82">
            <text:p>24,16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1403" table:style-name="ce1">
            <text:p>251403</text:p>
          </table:table-cell>
          <table:table-cell office:value-type="date" office:date-value="2020-06-30T00:00:00" table:style-name="ce88">
            <text:p>30/06/2020</text:p>
          </table:table-cell>
          <table:table-cell office:value-type="string" table:style-name="ce1">
            <text:p>FB 000414909-001011-JEAN TALLA 38 CON CINTA REFLEC</text:p>
          </table:table-cell>
          <table:table-cell table:number-columns-repeated="16373"/>
        </table:table-row>
        <table:table-row table:style-name="ro7">
          <table:table-cell office:value-type="float" office:value="2818" table:style-name="ce1">
            <text:p>2818</text:p>
          </table:table-cell>
          <table:table-cell office:value-type="string" table:style-name="ce81">
            <text:p>-13,129.68</text:p>
          </table:table-cell>
          <table:table-cell office:value-type="float" office:value="57.45" table:style-name="ce82">
            <text:p>57,4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81" table:style-name="ce1">
            <text:p>15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1703" table:style-name="ce1">
            <text:p>251703</text:p>
          </table:table-cell>
          <table:table-cell office:value-type="date" office:date-value="2020-06-30T00:00:00" table:style-name="ce88">
            <text:p>30/06/2020</text:p>
          </table:table-cell>
          <table:table-cell office:value-type="string" table:style-name="ce1">
            <text:p>FB 000414912-001011-MOCHILA MULTIUSO-JEAN TALLA 32</text:p>
          </table:table-cell>
          <table:table-cell table:number-columns-repeated="16373"/>
        </table:table-row>
        <table:table-row table:style-name="ro7">
          <table:table-cell office:value-type="float" office:value="2819" table:style-name="ce1">
            <text:p>2819</text:p>
          </table:table-cell>
          <table:table-cell office:value-type="string" table:style-name="ce81">
            <text:p>-13,653.52</text:p>
          </table:table-cell>
          <table:table-cell office:value-type="float" office:value="0" table:style-name="ce82">
            <text:p>-<text:s/></text:p>
          </table:table-cell>
          <table:table-cell office:value-type="float" office:value="523.84" table:style-name="ce82">
            <text:p>523,84<text:s/></text:p>
          </table:table-cell>
          <table:table-cell table:style-name="ce1"/>
          <table:table-cell office:value-type="float" office:value="1652" table:style-name="ce1">
            <text:p>16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6305" table:style-name="ce1">
            <text:p>186305</text:p>
          </table:table-cell>
          <table:table-cell office:value-type="date" office:date-value="2020-07-01T00:00:00" table:style-name="ce88">
            <text:p>01/07/2020</text:p>
          </table:table-cell>
          <table:table-cell office:value-type="string" table:style-name="ce1">
            <text:p>CL 1845-022-901</text:p>
          </table:table-cell>
          <table:table-cell table:number-columns-repeated="16373"/>
        </table:table-row>
        <table:table-row table:style-name="ro7">
          <table:table-cell office:value-type="float" office:value="2820" table:style-name="ce1">
            <text:p>2820</text:p>
          </table:table-cell>
          <table:table-cell office:value-type="string" table:style-name="ce81">
            <text:p>-14,415.52</text:p>
          </table:table-cell>
          <table:table-cell office:value-type="float" office:value="0" table:style-name="ce82">
            <text:p>-<text:s/></text:p>
          </table:table-cell>
          <table:table-cell office:value-type="float" office:value="762" table:style-name="ce82">
            <text:p>762,00<text:s/></text:p>
          </table:table-cell>
          <table:table-cell table:style-name="ce1"/>
          <table:table-cell office:value-type="float" office:value="1652" table:style-name="ce1">
            <text:p>16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6505" table:style-name="ce1">
            <text:p>186505</text:p>
          </table:table-cell>
          <table:table-cell office:value-type="date" office:date-value="2020-07-01T00:00:00" table:style-name="ce88">
            <text:p>01/07/2020</text:p>
          </table:table-cell>
          <table:table-cell office:value-type="string" table:style-name="ce1">
            <text:p>CL 794-001-001</text:p>
          </table:table-cell>
          <table:table-cell table:number-columns-repeated="16373"/>
        </table:table-row>
        <table:table-row table:style-name="ro7">
          <table:table-cell office:value-type="float" office:value="2821" table:style-name="ce1">
            <text:p>2821</text:p>
          </table:table-cell>
          <table:table-cell office:value-type="string" table:style-name="ce81">
            <text:p>-14,424.46</text:p>
          </table:table-cell>
          <table:table-cell office:value-type="float" office:value="0" table:style-name="ce82">
            <text:p>-<text:s/></text:p>
          </table:table-cell>
          <table:table-cell office:value-type="float" office:value="8.94" table:style-name="ce82">
            <text:p>8,94<text:s/></text:p>
          </table:table-cell>
          <table:table-cell table:style-name="ce1"/>
          <table:table-cell office:value-type="float" office:value="1652" table:style-name="ce1">
            <text:p>16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6205" table:style-name="ce1">
            <text:p>186205</text:p>
          </table:table-cell>
          <table:table-cell office:value-type="date" office:date-value="2020-07-01T00:00:00" table:style-name="ce88">
            <text:p>01/07/2020</text:p>
          </table:table-cell>
          <table:table-cell office:value-type="string" table:style-name="ce1">
            <text:p>CL 308-001-100</text:p>
          </table:table-cell>
          <table:table-cell table:number-columns-repeated="16373"/>
        </table:table-row>
        <table:table-row table:style-name="ro7">
          <table:table-cell office:value-type="float" office:value="2822" table:style-name="ce1">
            <text:p>2822</text:p>
          </table:table-cell>
          <table:table-cell office:value-type="string" table:style-name="ce81">
            <text:p>-15,107.31</text:p>
          </table:table-cell>
          <table:table-cell office:value-type="float" office:value="0" table:style-name="ce82">
            <text:p>-<text:s/></text:p>
          </table:table-cell>
          <table:table-cell office:value-type="float" office:value="682.85" table:style-name="ce82">
            <text:p>682,85<text:s/></text:p>
          </table:table-cell>
          <table:table-cell table:style-name="ce1"/>
          <table:table-cell office:value-type="float" office:value="1652" table:style-name="ce1">
            <text:p>16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6605" table:style-name="ce1">
            <text:p>186605</text:p>
          </table:table-cell>
          <table:table-cell office:value-type="date" office:date-value="2020-07-01T00:00:00" table:style-name="ce88">
            <text:p>01/07/2020</text:p>
          </table:table-cell>
          <table:table-cell office:value-type="string" table:style-name="ce1">
            <text:p>CL 307-001-100</text:p>
          </table:table-cell>
          <table:table-cell table:number-columns-repeated="16373"/>
        </table:table-row>
        <table:table-row table:style-name="ro7">
          <table:table-cell office:value-type="float" office:value="2823" table:style-name="ce1">
            <text:p>2823</text:p>
          </table:table-cell>
          <table:table-cell office:value-type="string" table:style-name="ce81">
            <text:p>-16,153.46</text:p>
          </table:table-cell>
          <table:table-cell office:value-type="float" office:value="0" table:style-name="ce82">
            <text:p>-<text:s/></text:p>
          </table:table-cell>
          <table:table-cell office:value-type="float" office:value="1046.1500000000001" table:style-name="ce82">
            <text:p>1.046,15<text:s/></text:p>
          </table:table-cell>
          <table:table-cell table:style-name="ce1"/>
          <table:table-cell office:value-type="float" office:value="1652" table:style-name="ce1">
            <text:p>16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6105" table:style-name="ce1">
            <text:p>186105</text:p>
          </table:table-cell>
          <table:table-cell office:value-type="date" office:date-value="2020-07-01T00:00:00" table:style-name="ce88">
            <text:p>01/07/2020</text:p>
          </table:table-cell>
          <table:table-cell office:value-type="string" table:style-name="ce1">
            <text:p>CL 93303-001-101</text:p>
          </table:table-cell>
          <table:table-cell table:number-columns-repeated="16373"/>
        </table:table-row>
        <table:table-row table:style-name="ro7">
          <table:table-cell office:value-type="float" office:value="2824" table:style-name="ce1">
            <text:p>2824</text:p>
          </table:table-cell>
          <table:table-cell office:value-type="string" table:style-name="ce81">
            <text:p>-17,621.99</text:p>
          </table:table-cell>
          <table:table-cell office:value-type="float" office:value="0" table:style-name="ce82">
            <text:p>-<text:s/></text:p>
          </table:table-cell>
          <table:table-cell office:value-type="float" office:value="1468.53" table:style-name="ce82">
            <text:p>1.468,53<text:s/></text:p>
          </table:table-cell>
          <table:table-cell table:style-name="ce1"/>
          <table:table-cell office:value-type="float" office:value="1652" table:style-name="ce1">
            <text:p>16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6705" table:style-name="ce1">
            <text:p>186705</text:p>
          </table:table-cell>
          <table:table-cell office:value-type="date" office:date-value="2020-07-01T00:00:00" table:style-name="ce88">
            <text:p>01/07/2020</text:p>
          </table:table-cell>
          <table:table-cell office:value-type="string" table:style-name="ce1">
            <text:p>CL 13458-001-003</text:p>
          </table:table-cell>
          <table:table-cell table:number-columns-repeated="16373"/>
        </table:table-row>
        <table:table-row table:style-name="ro7">
          <table:table-cell office:value-type="float" office:value="2825" table:style-name="ce1">
            <text:p>2825</text:p>
          </table:table-cell>
          <table:table-cell office:value-type="string" table:style-name="ce81">
            <text:p>-17,715.94</text:p>
          </table:table-cell>
          <table:table-cell office:value-type="float" office:value="0" table:style-name="ce82">
            <text:p>-<text:s/></text:p>
          </table:table-cell>
          <table:table-cell office:value-type="float" office:value="93.95" table:style-name="ce82">
            <text:p>93,95<text:s/></text:p>
          </table:table-cell>
          <table:table-cell table:style-name="ce1"/>
          <table:table-cell office:value-type="float" office:value="1652" table:style-name="ce1">
            <text:p>16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6405" table:style-name="ce1">
            <text:p>186405</text:p>
          </table:table-cell>
          <table:table-cell office:value-type="date" office:date-value="2020-07-01T00:00:00" table:style-name="ce88">
            <text:p>01/07/2020</text:p>
          </table:table-cell>
          <table:table-cell office:value-type="string" table:style-name="ce1">
            <text:p>CL 797-001-001</text:p>
          </table:table-cell>
          <table:table-cell table:number-columns-repeated="16373"/>
        </table:table-row>
        <table:table-row table:style-name="ro7">
          <table:table-cell office:value-type="float" office:value="2826" table:style-name="ce1">
            <text:p>2826</text:p>
          </table:table-cell>
          <table:table-cell office:value-type="string" table:style-name="ce81">
            <text:p>-18,226.66</text:p>
          </table:table-cell>
          <table:table-cell office:value-type="float" office:value="0" table:style-name="ce82">
            <text:p>-<text:s/></text:p>
          </table:table-cell>
          <table:table-cell office:value-type="float" office:value="510.72" table:style-name="ce82">
            <text:p>510,72<text:s/></text:p>
          </table:table-cell>
          <table:table-cell table:style-name="ce1"/>
          <table:table-cell office:value-type="float" office:value="1605" table:style-name="ce1">
            <text:p>16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6905" table:style-name="ce1">
            <text:p>186905</text:p>
          </table:table-cell>
          <table:table-cell office:value-type="date" office:date-value="2020-07-05T00:00:00" table:style-name="ce88">
            <text:p>05/07/2020</text:p>
          </table:table-cell>
          <table:table-cell office:value-type="string" table:style-name="ce1">
            <text:p>CL 6978-001-001</text:p>
          </table:table-cell>
          <table:table-cell table:number-columns-repeated="16373"/>
        </table:table-row>
        <table:table-row table:style-name="ro7">
          <table:table-cell office:value-type="float" office:value="2827" table:style-name="ce1">
            <text:p>2827</text:p>
          </table:table-cell>
          <table:table-cell office:value-type="string" table:style-name="ce81">
            <text:p>-18,278.11</text:p>
          </table:table-cell>
          <table:table-cell office:value-type="float" office:value="0" table:style-name="ce82">
            <text:p>-<text:s/></text:p>
          </table:table-cell>
          <table:table-cell office:value-type="float" office:value="51.45" table:style-name="ce82">
            <text:p>51,45<text:s/></text:p>
          </table:table-cell>
          <table:table-cell table:style-name="ce1"/>
          <table:table-cell office:value-type="float" office:value="1605" table:style-name="ce1">
            <text:p>16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7905" table:style-name="ce1">
            <text:p>187905</text:p>
          </table:table-cell>
          <table:table-cell office:value-type="date" office:date-value="2020-07-05T00:00:00" table:style-name="ce88">
            <text:p>05/07/2020</text:p>
          </table:table-cell>
          <table:table-cell office:value-type="string" table:style-name="ce1">
            <text:p>CL 414918-001-011</text:p>
          </table:table-cell>
          <table:table-cell table:number-columns-repeated="16373"/>
        </table:table-row>
        <table:table-row table:style-name="ro7">
          <table:table-cell office:value-type="float" office:value="2828" table:style-name="ce1">
            <text:p>2828</text:p>
          </table:table-cell>
          <table:table-cell office:value-type="string" table:style-name="ce81">
            <text:p>-18,643.11</text:p>
          </table:table-cell>
          <table:table-cell office:value-type="float" office:value="0" table:style-name="ce82">
            <text:p>-<text:s/></text:p>
          </table:table-cell>
          <table:table-cell office:value-type="float" office:value="365" table:style-name="ce82">
            <text:p>365,00<text:s/></text:p>
          </table:table-cell>
          <table:table-cell table:style-name="ce1"/>
          <table:table-cell office:value-type="float" office:value="1605" table:style-name="ce1">
            <text:p>16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8605" table:style-name="ce1">
            <text:p>188605</text:p>
          </table:table-cell>
          <table:table-cell office:value-type="date" office:date-value="2020-07-05T00:00:00" table:style-name="ce88">
            <text:p>05/07/2020</text:p>
          </table:table-cell>
          <table:table-cell office:value-type="string" table:style-name="ce1">
            <text:p>CL 3348-001-002</text:p>
          </table:table-cell>
          <table:table-cell table:number-columns-repeated="16373"/>
        </table:table-row>
        <table:table-row table:style-name="ro7">
          <table:table-cell office:value-type="float" office:value="2829" table:style-name="ce1">
            <text:p>2829</text:p>
          </table:table-cell>
          <table:table-cell office:value-type="string" table:style-name="ce81">
            <text:p>-21,560.87</text:p>
          </table:table-cell>
          <table:table-cell office:value-type="float" office:value="0" table:style-name="ce82">
            <text:p>-<text:s/></text:p>
          </table:table-cell>
          <table:table-cell office:value-type="float" office:value="2917.76" table:style-name="ce82">
            <text:p>2.917,76<text:s/></text:p>
          </table:table-cell>
          <table:table-cell table:style-name="ce1"/>
          <table:table-cell office:value-type="float" office:value="1605" table:style-name="ce1">
            <text:p>16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7805" table:style-name="ce1">
            <text:p>187805</text:p>
          </table:table-cell>
          <table:table-cell office:value-type="date" office:date-value="2020-07-05T00:00:00" table:style-name="ce88">
            <text:p>05/07/2020</text:p>
          </table:table-cell>
          <table:table-cell office:value-type="string" table:style-name="ce1">
            <text:p>CL 414917-001-011</text:p>
          </table:table-cell>
          <table:table-cell table:number-columns-repeated="16373"/>
        </table:table-row>
        <table:table-row table:style-name="ro7">
          <table:table-cell office:value-type="float" office:value="2830" table:style-name="ce1">
            <text:p>2830</text:p>
          </table:table-cell>
          <table:table-cell office:value-type="string" table:style-name="ce81">
            <text:p>-21,617.09</text:p>
          </table:table-cell>
          <table:table-cell office:value-type="float" office:value="0" table:style-name="ce82">
            <text:p>-<text:s/></text:p>
          </table:table-cell>
          <table:table-cell office:value-type="float" office:value="56.22" table:style-name="ce82">
            <text:p>56,22<text:s/></text:p>
          </table:table-cell>
          <table:table-cell table:style-name="ce1"/>
          <table:table-cell office:value-type="float" office:value="1605" table:style-name="ce1">
            <text:p>16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8805" table:style-name="ce1">
            <text:p>188805</text:p>
          </table:table-cell>
          <table:table-cell office:value-type="date" office:date-value="2020-07-05T00:00:00" table:style-name="ce88">
            <text:p>05/07/2020</text:p>
          </table:table-cell>
          <table:table-cell office:value-type="string" table:style-name="ce1">
            <text:p>CL 414894-001-011</text:p>
          </table:table-cell>
          <table:table-cell table:number-columns-repeated="16373"/>
        </table:table-row>
        <table:table-row table:style-name="ro7">
          <table:table-cell office:value-type="float" office:value="2831" table:style-name="ce1">
            <text:p>2831</text:p>
          </table:table-cell>
          <table:table-cell office:value-type="string" table:style-name="ce81">
            <text:p>-21,668.54</text:p>
          </table:table-cell>
          <table:table-cell office:value-type="float" office:value="0" table:style-name="ce82">
            <text:p>-<text:s/></text:p>
          </table:table-cell>
          <table:table-cell office:value-type="float" office:value="51.45" table:style-name="ce82">
            <text:p>51,45<text:s/></text:p>
          </table:table-cell>
          <table:table-cell table:style-name="ce1"/>
          <table:table-cell office:value-type="float" office:value="1605" table:style-name="ce1">
            <text:p>16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7705" table:style-name="ce1">
            <text:p>187705</text:p>
          </table:table-cell>
          <table:table-cell office:value-type="date" office:date-value="2020-07-05T00:00:00" table:style-name="ce88">
            <text:p>05/07/2020</text:p>
          </table:table-cell>
          <table:table-cell office:value-type="string" table:style-name="ce1">
            <text:p>CL 414916-001-011</text:p>
          </table:table-cell>
          <table:table-cell table:number-columns-repeated="16373"/>
        </table:table-row>
        <table:table-row table:style-name="ro7">
          <table:table-cell office:value-type="float" office:value="2832" table:style-name="ce1">
            <text:p>2832</text:p>
          </table:table-cell>
          <table:table-cell office:value-type="string" table:style-name="ce81">
            <text:p>-21,684.38</text:p>
          </table:table-cell>
          <table:table-cell office:value-type="float" office:value="0" table:style-name="ce82">
            <text:p>-<text:s/></text:p>
          </table:table-cell>
          <table:table-cell office:value-type="float" office:value="15.84" table:style-name="ce82">
            <text:p>15,84<text:s/></text:p>
          </table:table-cell>
          <table:table-cell table:style-name="ce1"/>
          <table:table-cell office:value-type="float" office:value="1605" table:style-name="ce1">
            <text:p>16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8505" table:style-name="ce1">
            <text:p>188505</text:p>
          </table:table-cell>
          <table:table-cell office:value-type="date" office:date-value="2020-07-05T00:00:00" table:style-name="ce88">
            <text:p>05/07/2020</text:p>
          </table:table-cell>
          <table:table-cell office:value-type="string" table:style-name="ce1">
            <text:p>CL 325-001-100</text:p>
          </table:table-cell>
          <table:table-cell table:number-columns-repeated="16373"/>
        </table:table-row>
        <table:table-row table:style-name="ro7">
          <table:table-cell office:value-type="float" office:value="2833" table:style-name="ce1">
            <text:p>2833</text:p>
          </table:table-cell>
          <table:table-cell office:value-type="string" table:style-name="ce81">
            <text:p>-21,696.46</text:p>
          </table:table-cell>
          <table:table-cell office:value-type="float" office:value="0" table:style-name="ce82">
            <text:p>-<text:s/></text:p>
          </table:table-cell>
          <table:table-cell office:value-type="float" office:value="12.08" table:style-name="ce82">
            <text:p>12,08<text:s/></text:p>
          </table:table-cell>
          <table:table-cell table:style-name="ce1"/>
          <table:table-cell office:value-type="float" office:value="1605" table:style-name="ce1">
            <text:p>16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7605" table:style-name="ce1">
            <text:p>187605</text:p>
          </table:table-cell>
          <table:table-cell office:value-type="date" office:date-value="2020-07-05T00:00:00" table:style-name="ce88">
            <text:p>05/07/2020</text:p>
          </table:table-cell>
          <table:table-cell office:value-type="string" table:style-name="ce1">
            <text:p>CL 414915-001-011</text:p>
          </table:table-cell>
          <table:table-cell table:number-columns-repeated="16373"/>
        </table:table-row>
        <table:table-row table:style-name="ro7">
          <table:table-cell office:value-type="float" office:value="2834" table:style-name="ce1">
            <text:p>2834</text:p>
          </table:table-cell>
          <table:table-cell office:value-type="string" table:style-name="ce81">
            <text:p>-22,717.90</text:p>
          </table:table-cell>
          <table:table-cell office:value-type="float" office:value="0" table:style-name="ce82">
            <text:p>-<text:s/></text:p>
          </table:table-cell>
          <table:table-cell office:value-type="float" office:value="1021.44" table:style-name="ce82">
            <text:p>1.021,44<text:s/></text:p>
          </table:table-cell>
          <table:table-cell table:style-name="ce1"/>
          <table:table-cell office:value-type="float" office:value="1605" table:style-name="ce1">
            <text:p>16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7005" table:style-name="ce1">
            <text:p>187005</text:p>
          </table:table-cell>
          <table:table-cell office:value-type="date" office:date-value="2020-07-05T00:00:00" table:style-name="ce88">
            <text:p>05/07/2020</text:p>
          </table:table-cell>
          <table:table-cell office:value-type="string" table:style-name="ce1">
            <text:p>CL 6978-001-001</text:p>
          </table:table-cell>
          <table:table-cell table:number-columns-repeated="16373"/>
        </table:table-row>
        <table:table-row table:style-name="ro7">
          <table:table-cell office:value-type="float" office:value="2835" table:style-name="ce1">
            <text:p>2835</text:p>
          </table:table-cell>
          <table:table-cell office:value-type="string" table:style-name="ce81">
            <text:p>-22,729.98</text:p>
          </table:table-cell>
          <table:table-cell office:value-type="float" office:value="0" table:style-name="ce82">
            <text:p>-<text:s/></text:p>
          </table:table-cell>
          <table:table-cell office:value-type="float" office:value="12.08" table:style-name="ce82">
            <text:p>12,08<text:s/></text:p>
          </table:table-cell>
          <table:table-cell table:style-name="ce1"/>
          <table:table-cell office:value-type="float" office:value="1605" table:style-name="ce1">
            <text:p>16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7505" table:style-name="ce1">
            <text:p>187505</text:p>
          </table:table-cell>
          <table:table-cell office:value-type="date" office:date-value="2020-07-05T00:00:00" table:style-name="ce88">
            <text:p>05/07/2020</text:p>
          </table:table-cell>
          <table:table-cell office:value-type="string" table:style-name="ce1">
            <text:p>CL 414897-001-011</text:p>
          </table:table-cell>
          <table:table-cell table:number-columns-repeated="16373"/>
        </table:table-row>
        <table:table-row table:style-name="ro7">
          <table:table-cell office:value-type="float" office:value="2836" table:style-name="ce1">
            <text:p>2836</text:p>
          </table:table-cell>
          <table:table-cell office:value-type="string" table:style-name="ce81">
            <text:p>-26,070.78</text:p>
          </table:table-cell>
          <table:table-cell office:value-type="float" office:value="0" table:style-name="ce82">
            <text:p>-<text:s/></text:p>
          </table:table-cell>
          <table:table-cell office:value-type="float" office:value="3340.8" table:style-name="ce82">
            <text:p>3.340,80<text:s/></text:p>
          </table:table-cell>
          <table:table-cell table:style-name="ce1"/>
          <table:table-cell office:value-type="float" office:value="1605" table:style-name="ce1">
            <text:p>16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8305" table:style-name="ce1">
            <text:p>188305</text:p>
          </table:table-cell>
          <table:table-cell office:value-type="date" office:date-value="2020-07-05T00:00:00" table:style-name="ce88">
            <text:p>05/07/2020</text:p>
          </table:table-cell>
          <table:table-cell office:value-type="string" table:style-name="ce1">
            <text:p>CL 239-002-002</text:p>
          </table:table-cell>
          <table:table-cell table:number-columns-repeated="16373"/>
        </table:table-row>
        <table:table-row table:style-name="ro7">
          <table:table-cell office:value-type="float" office:value="2837" table:style-name="ce1">
            <text:p>2837</text:p>
          </table:table-cell>
          <table:table-cell office:value-type="string" table:style-name="ce81">
            <text:p>-26,119.98</text:p>
          </table:table-cell>
          <table:table-cell office:value-type="float" office:value="0" table:style-name="ce82">
            <text:p>-<text:s/></text:p>
          </table:table-cell>
          <table:table-cell office:value-type="float" office:value="49.2" table:style-name="ce82">
            <text:p>49,20<text:s/></text:p>
          </table:table-cell>
          <table:table-cell table:style-name="ce1"/>
          <table:table-cell office:value-type="float" office:value="1605" table:style-name="ce1">
            <text:p>16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7405" table:style-name="ce1">
            <text:p>187405</text:p>
          </table:table-cell>
          <table:table-cell office:value-type="date" office:date-value="2020-07-05T00:00:00" table:style-name="ce88">
            <text:p>05/07/2020</text:p>
          </table:table-cell>
          <table:table-cell office:value-type="string" table:style-name="ce1">
            <text:p>CL 414910-001-011</text:p>
          </table:table-cell>
          <table:table-cell table:number-columns-repeated="16373"/>
        </table:table-row>
        <table:table-row table:style-name="ro7">
          <table:table-cell office:value-type="float" office:value="2838" table:style-name="ce1">
            <text:p>2838</text:p>
          </table:table-cell>
          <table:table-cell office:value-type="string" table:style-name="ce81">
            <text:p>-28,503.34</text:p>
          </table:table-cell>
          <table:table-cell office:value-type="float" office:value="0" table:style-name="ce82">
            <text:p>-<text:s/></text:p>
          </table:table-cell>
          <table:table-cell office:value-type="float" office:value="2383.36" table:style-name="ce82">
            <text:p>2.383,36<text:s/></text:p>
          </table:table-cell>
          <table:table-cell table:style-name="ce1"/>
          <table:table-cell office:value-type="float" office:value="1605" table:style-name="ce1">
            <text:p>16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7105" table:style-name="ce1">
            <text:p>187105</text:p>
          </table:table-cell>
          <table:table-cell office:value-type="date" office:date-value="2020-07-05T00:00:00" table:style-name="ce88">
            <text:p>05/07/2020</text:p>
          </table:table-cell>
          <table:table-cell office:value-type="string" table:style-name="ce1">
            <text:p>CL 6980-001-001</text:p>
          </table:table-cell>
          <table:table-cell table:number-columns-repeated="16373"/>
        </table:table-row>
        <table:table-row table:style-name="ro7">
          <table:table-cell office:value-type="float" office:value="2839" table:style-name="ce1">
            <text:p>2839</text:p>
          </table:table-cell>
          <table:table-cell office:value-type="string" table:style-name="ce81">
            <text:p>-29,099.18</text:p>
          </table:table-cell>
          <table:table-cell office:value-type="float" office:value="0" table:style-name="ce82">
            <text:p>-<text:s/></text:p>
          </table:table-cell>
          <table:table-cell office:value-type="float" office:value="595.84" table:style-name="ce82">
            <text:p>595,84<text:s/></text:p>
          </table:table-cell>
          <table:table-cell table:style-name="ce1"/>
          <table:table-cell office:value-type="float" office:value="1605" table:style-name="ce1">
            <text:p>16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7305" table:style-name="ce1">
            <text:p>187305</text:p>
          </table:table-cell>
          <table:table-cell office:value-type="date" office:date-value="2020-07-05T00:00:00" table:style-name="ce88">
            <text:p>05/07/2020</text:p>
          </table:table-cell>
          <table:table-cell office:value-type="string" table:style-name="ce1">
            <text:p>CL 7047-001-001</text:p>
          </table:table-cell>
          <table:table-cell table:number-columns-repeated="16373"/>
        </table:table-row>
        <table:table-row table:style-name="ro7">
          <table:table-cell office:value-type="float" office:value="2840" table:style-name="ce1">
            <text:p>2840</text:p>
          </table:table-cell>
          <table:table-cell office:value-type="string" table:style-name="ce81">
            <text:p>-30,180.28</text:p>
          </table:table-cell>
          <table:table-cell office:value-type="float" office:value="0" table:style-name="ce82">
            <text:p>-<text:s/></text:p>
          </table:table-cell>
          <table:table-cell office:value-type="float" office:value="1081.0999999999999" table:style-name="ce82">
            <text:p>1.081,10<text:s/></text:p>
          </table:table-cell>
          <table:table-cell table:style-name="ce1"/>
          <table:table-cell office:value-type="float" office:value="1605" table:style-name="ce1">
            <text:p>16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8705" table:style-name="ce1">
            <text:p>188705</text:p>
          </table:table-cell>
          <table:table-cell office:value-type="date" office:date-value="2020-07-05T00:00:00" table:style-name="ce88">
            <text:p>05/07/2020</text:p>
          </table:table-cell>
          <table:table-cell office:value-type="string" table:style-name="ce1">
            <text:p>CL 820-001-001</text:p>
          </table:table-cell>
          <table:table-cell table:number-columns-repeated="16373"/>
        </table:table-row>
        <table:table-row table:style-name="ro7">
          <table:table-cell office:value-type="float" office:value="2841" table:style-name="ce1">
            <text:p>2841</text:p>
          </table:table-cell>
          <table:table-cell office:value-type="string" table:style-name="ce81">
            <text:p>-30,212.92</text:p>
          </table:table-cell>
          <table:table-cell office:value-type="float" office:value="0" table:style-name="ce82">
            <text:p>-<text:s/></text:p>
          </table:table-cell>
          <table:table-cell office:value-type="float" office:value="32.64" table:style-name="ce82">
            <text:p>32,64<text:s/></text:p>
          </table:table-cell>
          <table:table-cell table:style-name="ce1"/>
          <table:table-cell office:value-type="float" office:value="1605" table:style-name="ce1">
            <text:p>16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8105" table:style-name="ce1">
            <text:p>188105</text:p>
          </table:table-cell>
          <table:table-cell office:value-type="date" office:date-value="2020-07-05T00:00:00" table:style-name="ce88">
            <text:p>05/07/2020</text:p>
          </table:table-cell>
          <table:table-cell office:value-type="string" table:style-name="ce1">
            <text:p>CL 414921-001-011</text:p>
          </table:table-cell>
          <table:table-cell table:number-columns-repeated="16373"/>
        </table:table-row>
        <table:table-row table:style-name="ro7">
          <table:table-cell office:value-type="float" office:value="2842" table:style-name="ce1">
            <text:p>2842</text:p>
          </table:table-cell>
          <table:table-cell office:value-type="string" table:style-name="ce81">
            <text:p>-30,315.73</text:p>
          </table:table-cell>
          <table:table-cell office:value-type="float" office:value="0" table:style-name="ce82">
            <text:p>-<text:s/></text:p>
          </table:table-cell>
          <table:table-cell office:value-type="float" office:value="102.81" table:style-name="ce82">
            <text:p>102,81<text:s/></text:p>
          </table:table-cell>
          <table:table-cell table:style-name="ce1"/>
          <table:table-cell office:value-type="float" office:value="1605" table:style-name="ce1">
            <text:p>16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8405" table:style-name="ce1">
            <text:p>188405</text:p>
          </table:table-cell>
          <table:table-cell office:value-type="date" office:date-value="2020-07-05T00:00:00" table:style-name="ce88">
            <text:p>05/07/2020</text:p>
          </table:table-cell>
          <table:table-cell office:value-type="string" table:style-name="ce1">
            <text:p>CL 317204-022-902</text:p>
          </table:table-cell>
          <table:table-cell table:number-columns-repeated="16373"/>
        </table:table-row>
        <table:table-row table:style-name="ro7">
          <table:table-cell office:value-type="float" office:value="2843" table:style-name="ce1">
            <text:p>2843</text:p>
          </table:table-cell>
          <table:table-cell office:value-type="string" table:style-name="ce81">
            <text:p>-30,540.63</text:p>
          </table:table-cell>
          <table:table-cell office:value-type="float" office:value="0" table:style-name="ce82">
            <text:p>-<text:s/></text:p>
          </table:table-cell>
          <table:table-cell office:value-type="float" office:value="224.9" table:style-name="ce82">
            <text:p>224,90<text:s/></text:p>
          </table:table-cell>
          <table:table-cell table:style-name="ce1"/>
          <table:table-cell office:value-type="float" office:value="1605" table:style-name="ce1">
            <text:p>16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6805" table:style-name="ce1">
            <text:p>186805</text:p>
          </table:table-cell>
          <table:table-cell office:value-type="date" office:date-value="2020-07-05T00:00:00" table:style-name="ce88">
            <text:p>05/07/2020</text:p>
          </table:table-cell>
          <table:table-cell office:value-type="string" table:style-name="ce1">
            <text:p>CL 82845-001-008</text:p>
          </table:table-cell>
          <table:table-cell table:number-columns-repeated="16373"/>
        </table:table-row>
        <table:table-row table:style-name="ro7">
          <table:table-cell office:value-type="float" office:value="2844" table:style-name="ce1">
            <text:p>2844</text:p>
          </table:table-cell>
          <table:table-cell office:value-type="string" table:style-name="ce81">
            <text:p>-31,136.47</text:p>
          </table:table-cell>
          <table:table-cell office:value-type="float" office:value="0" table:style-name="ce82">
            <text:p>-<text:s/></text:p>
          </table:table-cell>
          <table:table-cell office:value-type="float" office:value="595.84" table:style-name="ce82">
            <text:p>595,84<text:s/></text:p>
          </table:table-cell>
          <table:table-cell table:style-name="ce1"/>
          <table:table-cell office:value-type="float" office:value="1605" table:style-name="ce1">
            <text:p>16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7205" table:style-name="ce1">
            <text:p>187205</text:p>
          </table:table-cell>
          <table:table-cell office:value-type="date" office:date-value="2020-07-05T00:00:00" table:style-name="ce88">
            <text:p>05/07/2020</text:p>
          </table:table-cell>
          <table:table-cell office:value-type="string" table:style-name="ce1">
            <text:p>CL 7071-001-001</text:p>
          </table:table-cell>
          <table:table-cell table:number-columns-repeated="16373"/>
        </table:table-row>
        <table:table-row table:style-name="ro7">
          <table:table-cell office:value-type="float" office:value="2845" table:style-name="ce1">
            <text:p>2845</text:p>
          </table:table-cell>
          <table:table-cell office:value-type="string" table:style-name="ce81">
            <text:p>-31,226.17</text:p>
          </table:table-cell>
          <table:table-cell office:value-type="float" office:value="0" table:style-name="ce82">
            <text:p>-<text:s/></text:p>
          </table:table-cell>
          <table:table-cell office:value-type="float" office:value="89.7" table:style-name="ce82">
            <text:p>89,70<text:s/></text:p>
          </table:table-cell>
          <table:table-cell table:style-name="ce1"/>
          <table:table-cell office:value-type="float" office:value="1605" table:style-name="ce1">
            <text:p>16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8205" table:style-name="ce1">
            <text:p>188205</text:p>
          </table:table-cell>
          <table:table-cell office:value-type="date" office:date-value="2020-07-05T00:00:00" table:style-name="ce88">
            <text:p>05/07/2020</text:p>
          </table:table-cell>
          <table:table-cell office:value-type="string" table:style-name="ce1">
            <text:p>CL 414920-001-011</text:p>
          </table:table-cell>
          <table:table-cell table:number-columns-repeated="16373"/>
        </table:table-row>
        <table:table-row table:style-name="ro7">
          <table:table-cell office:value-type="float" office:value="2846" table:style-name="ce1">
            <text:p>2846</text:p>
          </table:table-cell>
          <table:table-cell office:value-type="string" table:style-name="ce81">
            <text:p>-31,381.76</text:p>
          </table:table-cell>
          <table:table-cell office:value-type="float" office:value="0" table:style-name="ce82">
            <text:p>-<text:s/></text:p>
          </table:table-cell>
          <table:table-cell office:value-type="float" office:value="155.59" table:style-name="ce82">
            <text:p>155,59<text:s/></text:p>
          </table:table-cell>
          <table:table-cell table:style-name="ce1"/>
          <table:table-cell office:value-type="float" office:value="1605" table:style-name="ce1">
            <text:p>16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8005" table:style-name="ce1">
            <text:p>188005</text:p>
          </table:table-cell>
          <table:table-cell office:value-type="date" office:date-value="2020-07-05T00:00:00" table:style-name="ce88">
            <text:p>05/07/2020</text:p>
          </table:table-cell>
          <table:table-cell office:value-type="string" table:style-name="ce1">
            <text:p>CL 414922-001-011</text:p>
          </table:table-cell>
          <table:table-cell table:number-columns-repeated="16373"/>
        </table:table-row>
        <table:table-row table:style-name="ro7">
          <table:table-cell office:value-type="float" office:value="2847" table:style-name="ce1">
            <text:p>2847</text:p>
          </table:table-cell>
          <table:table-cell office:value-type="string" table:style-name="ce81">
            <text:p>-33,298.81</text:p>
          </table:table-cell>
          <table:table-cell office:value-type="float" office:value="0" table:style-name="ce82">
            <text:p>-<text:s/></text:p>
          </table:table-cell>
          <table:table-cell office:value-type="float" office:value="1917.05" table:style-name="ce82">
            <text:p>1.917,05<text:s/></text:p>
          </table:table-cell>
          <table:table-cell table:style-name="ce1"/>
          <table:table-cell office:value-type="float" office:value="1608" table:style-name="ce1">
            <text:p>16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0605" table:style-name="ce1">
            <text:p>190605</text:p>
          </table:table-cell>
          <table:table-cell office:value-type="date" office:date-value="2020-07-09T00:00:00" table:style-name="ce88">
            <text:p>09/07/2020</text:p>
          </table:table-cell>
          <table:table-cell office:value-type="string" table:style-name="ce1">
            <text:p>CL 7134-001-001</text:p>
          </table:table-cell>
          <table:table-cell table:number-columns-repeated="16373"/>
        </table:table-row>
        <table:table-row table:style-name="ro7">
          <table:table-cell office:value-type="float" office:value="2848" table:style-name="ce1">
            <text:p>2848</text:p>
          </table:table-cell>
          <table:table-cell office:value-type="string" table:style-name="ce81">
            <text:p>-33,794.76</text:p>
          </table:table-cell>
          <table:table-cell office:value-type="float" office:value="0" table:style-name="ce82">
            <text:p>-<text:s/></text:p>
          </table:table-cell>
          <table:table-cell office:value-type="float" office:value="495.95" table:style-name="ce82">
            <text:p>495,95<text:s/></text:p>
          </table:table-cell>
          <table:table-cell table:style-name="ce1"/>
          <table:table-cell office:value-type="float" office:value="1626" table:style-name="ce1">
            <text:p>16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9805" table:style-name="ce1">
            <text:p>189805</text:p>
          </table:table-cell>
          <table:table-cell office:value-type="date" office:date-value="2020-07-09T00:00:00" table:style-name="ce88">
            <text:p>09/07/2020</text:p>
          </table:table-cell>
          <table:table-cell office:value-type="string" table:style-name="ce1">
            <text:p>CL 14433-001-003</text:p>
          </table:table-cell>
          <table:table-cell table:number-columns-repeated="16373"/>
        </table:table-row>
        <table:table-row table:style-name="ro7">
          <table:table-cell office:value-type="float" office:value="2849" table:style-name="ce1">
            <text:p>2849</text:p>
          </table:table-cell>
          <table:table-cell office:value-type="string" table:style-name="ce81">
            <text:p>-35,829.66</text:p>
          </table:table-cell>
          <table:table-cell office:value-type="float" office:value="0" table:style-name="ce82">
            <text:p>-<text:s/></text:p>
          </table:table-cell>
          <table:table-cell office:value-type="float" office:value="2034.9" table:style-name="ce82">
            <text:p>2.034,90<text:s/></text:p>
          </table:table-cell>
          <table:table-cell table:style-name="ce1"/>
          <table:table-cell office:value-type="float" office:value="1626" table:style-name="ce1">
            <text:p>16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9905" table:style-name="ce1">
            <text:p>189905</text:p>
          </table:table-cell>
          <table:table-cell office:value-type="date" office:date-value="2020-07-09T00:00:00" table:style-name="ce88">
            <text:p>09/07/2020</text:p>
          </table:table-cell>
          <table:table-cell office:value-type="string" table:style-name="ce1">
            <text:p>CL 19057-001-101</text:p>
          </table:table-cell>
          <table:table-cell table:number-columns-repeated="16373"/>
        </table:table-row>
        <table:table-row table:style-name="ro7">
          <table:table-cell office:value-type="float" office:value="2850" table:style-name="ce1">
            <text:p>2850</text:p>
          </table:table-cell>
          <table:table-cell office:value-type="string" table:style-name="ce81">
            <text:p>-36,151.98</text:p>
          </table:table-cell>
          <table:table-cell office:value-type="float" office:value="0" table:style-name="ce82">
            <text:p>-<text:s/></text:p>
          </table:table-cell>
          <table:table-cell office:value-type="float" office:value="322.32" table:style-name="ce82">
            <text:p>322,32<text:s/></text:p>
          </table:table-cell>
          <table:table-cell table:style-name="ce1"/>
          <table:table-cell office:value-type="float" office:value="1626" table:style-name="ce1">
            <text:p>16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9305" table:style-name="ce1">
            <text:p>189305</text:p>
          </table:table-cell>
          <table:table-cell office:value-type="date" office:date-value="2020-07-09T00:00:00" table:style-name="ce88">
            <text:p>09/07/2020</text:p>
          </table:table-cell>
          <table:table-cell office:value-type="string" table:style-name="ce1">
            <text:p>CL 93964-001-101</text:p>
          </table:table-cell>
          <table:table-cell table:number-columns-repeated="16373"/>
        </table:table-row>
        <table:table-row table:style-name="ro7">
          <table:table-cell office:value-type="float" office:value="2851" table:style-name="ce1">
            <text:p>2851</text:p>
          </table:table-cell>
          <table:table-cell office:value-type="string" table:style-name="ce81">
            <text:p>-37,166.71</text:p>
          </table:table-cell>
          <table:table-cell office:value-type="float" office:value="0" table:style-name="ce82">
            <text:p>-<text:s/></text:p>
          </table:table-cell>
          <table:table-cell office:value-type="float" office:value="1014.73" table:style-name="ce82">
            <text:p>1.014,73<text:s/></text:p>
          </table:table-cell>
          <table:table-cell table:style-name="ce1"/>
          <table:table-cell office:value-type="float" office:value="1626" table:style-name="ce1">
            <text:p>16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0505" table:style-name="ce1">
            <text:p>190505</text:p>
          </table:table-cell>
          <table:table-cell office:value-type="date" office:date-value="2020-07-09T00:00:00" table:style-name="ce88">
            <text:p>09/07/2020</text:p>
          </table:table-cell>
          <table:table-cell office:value-type="string" table:style-name="ce1">
            <text:p>CL 235-002-002</text:p>
          </table:table-cell>
          <table:table-cell table:number-columns-repeated="16373"/>
        </table:table-row>
        <table:table-row table:style-name="ro7">
          <table:table-cell office:value-type="float" office:value="2852" table:style-name="ce1">
            <text:p>2852</text:p>
          </table:table-cell>
          <table:table-cell office:value-type="string" table:style-name="ce81">
            <text:p>-37,179.51</text:p>
          </table:table-cell>
          <table:table-cell office:value-type="float" office:value="0" table:style-name="ce82">
            <text:p>-<text:s/></text:p>
          </table:table-cell>
          <table:table-cell office:value-type="float" office:value="12.8" table:style-name="ce82">
            <text:p>12,80<text:s/></text:p>
          </table:table-cell>
          <table:table-cell table:style-name="ce1"/>
          <table:table-cell office:value-type="float" office:value="1626" table:style-name="ce1">
            <text:p>16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8905" table:style-name="ce1">
            <text:p>188905</text:p>
          </table:table-cell>
          <table:table-cell office:value-type="date" office:date-value="2020-07-09T00:00:00" table:style-name="ce88">
            <text:p>09/07/2020</text:p>
          </table:table-cell>
          <table:table-cell office:value-type="string" table:style-name="ce1">
            <text:p>CL 414914-001-011</text:p>
          </table:table-cell>
          <table:table-cell table:number-columns-repeated="16373"/>
        </table:table-row>
        <table:table-row table:style-name="ro7">
          <table:table-cell office:value-type="float" office:value="2853" table:style-name="ce1">
            <text:p>2853</text:p>
          </table:table-cell>
          <table:table-cell office:value-type="string" table:style-name="ce81">
            <text:p>-37,198.11</text:p>
          </table:table-cell>
          <table:table-cell office:value-type="float" office:value="0" table:style-name="ce82">
            <text:p>-<text:s/></text:p>
          </table:table-cell>
          <table:table-cell office:value-type="float" office:value="18.600000000000001" table:style-name="ce82">
            <text:p>18,60<text:s/></text:p>
          </table:table-cell>
          <table:table-cell table:style-name="ce1"/>
          <table:table-cell office:value-type="float" office:value="1626" table:style-name="ce1">
            <text:p>16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9005" table:style-name="ce1">
            <text:p>189005</text:p>
          </table:table-cell>
          <table:table-cell office:value-type="date" office:date-value="2020-07-09T00:00:00" table:style-name="ce88">
            <text:p>09/07/2020</text:p>
          </table:table-cell>
          <table:table-cell office:value-type="string" table:style-name="ce1">
            <text:p>CL 414913-001-011</text:p>
          </table:table-cell>
          <table:table-cell table:number-columns-repeated="16373"/>
        </table:table-row>
        <table:table-row table:style-name="ro7">
          <table:table-cell office:value-type="float" office:value="2854" table:style-name="ce1">
            <text:p>2854</text:p>
          </table:table-cell>
          <table:table-cell office:value-type="string" table:style-name="ce81">
            <text:p>-37,385.74</text:p>
          </table:table-cell>
          <table:table-cell office:value-type="float" office:value="0" table:style-name="ce82">
            <text:p>-<text:s/></text:p>
          </table:table-cell>
          <table:table-cell office:value-type="float" office:value="187.63" table:style-name="ce82">
            <text:p>187,63<text:s/></text:p>
          </table:table-cell>
          <table:table-cell table:style-name="ce1"/>
          <table:table-cell office:value-type="float" office:value="1626" table:style-name="ce1">
            <text:p>16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9105" table:style-name="ce1">
            <text:p>189105</text:p>
          </table:table-cell>
          <table:table-cell office:value-type="date" office:date-value="2020-07-09T00:00:00" table:style-name="ce88">
            <text:p>09/07/2020</text:p>
          </table:table-cell>
          <table:table-cell office:value-type="string" table:style-name="ce1">
            <text:p>CL 414896-001-011</text:p>
          </table:table-cell>
          <table:table-cell table:number-columns-repeated="16373"/>
        </table:table-row>
        <table:table-row table:style-name="ro7">
          <table:table-cell office:value-type="float" office:value="2855" table:style-name="ce1">
            <text:p>2855</text:p>
          </table:table-cell>
          <table:table-cell office:value-type="string" table:style-name="ce81">
            <text:p>-37,415.09</text:p>
          </table:table-cell>
          <table:table-cell office:value-type="float" office:value="0" table:style-name="ce82">
            <text:p>-<text:s/></text:p>
          </table:table-cell>
          <table:table-cell office:value-type="float" office:value="29.35" table:style-name="ce82">
            <text:p>29,35<text:s/></text:p>
          </table:table-cell>
          <table:table-cell table:style-name="ce1"/>
          <table:table-cell office:value-type="float" office:value="1626" table:style-name="ce1">
            <text:p>16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9205" table:style-name="ce1">
            <text:p>189205</text:p>
          </table:table-cell>
          <table:table-cell office:value-type="date" office:date-value="2020-07-09T00:00:00" table:style-name="ce88">
            <text:p>09/07/2020</text:p>
          </table:table-cell>
          <table:table-cell office:value-type="string" table:style-name="ce1">
            <text:p>CL 414911-001-011</text:p>
          </table:table-cell>
          <table:table-cell table:number-columns-repeated="16373"/>
        </table:table-row>
        <table:table-row table:style-name="ro7">
          <table:table-cell office:value-type="float" office:value="2856" table:style-name="ce1">
            <text:p>2856</text:p>
          </table:table-cell>
          <table:table-cell office:value-type="string" table:style-name="ce81">
            <text:p>-37,799.59</text:p>
          </table:table-cell>
          <table:table-cell office:value-type="float" office:value="0" table:style-name="ce82">
            <text:p>-<text:s/></text:p>
          </table:table-cell>
          <table:table-cell office:value-type="float" office:value="384.5" table:style-name="ce82">
            <text:p>384,50<text:s/></text:p>
          </table:table-cell>
          <table:table-cell table:style-name="ce1"/>
          <table:table-cell office:value-type="float" office:value="1626" table:style-name="ce1">
            <text:p>16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9405" table:style-name="ce1">
            <text:p>189405</text:p>
          </table:table-cell>
          <table:table-cell office:value-type="date" office:date-value="2020-07-09T00:00:00" table:style-name="ce88">
            <text:p>09/07/2020</text:p>
          </table:table-cell>
          <table:table-cell office:value-type="string" table:style-name="ce1">
            <text:p>CL 350-001-100</text:p>
          </table:table-cell>
          <table:table-cell table:number-columns-repeated="16373"/>
        </table:table-row>
        <table:table-row table:style-name="ro7">
          <table:table-cell office:value-type="float" office:value="2857" table:style-name="ce1">
            <text:p>2857</text:p>
          </table:table-cell>
          <table:table-cell office:value-type="string" table:style-name="ce81">
            <text:p>-37,851.04</text:p>
          </table:table-cell>
          <table:table-cell office:value-type="float" office:value="0" table:style-name="ce82">
            <text:p>-<text:s/></text:p>
          </table:table-cell>
          <table:table-cell office:value-type="float" office:value="51.45" table:style-name="ce82">
            <text:p>51,45<text:s/></text:p>
          </table:table-cell>
          <table:table-cell table:style-name="ce1"/>
          <table:table-cell office:value-type="float" office:value="1626" table:style-name="ce1">
            <text:p>16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0005" table:style-name="ce1">
            <text:p>190005</text:p>
          </table:table-cell>
          <table:table-cell office:value-type="date" office:date-value="2020-07-09T00:00:00" table:style-name="ce88">
            <text:p>09/07/2020</text:p>
          </table:table-cell>
          <table:table-cell office:value-type="string" table:style-name="ce1">
            <text:p>CL 414924-001-011</text:p>
          </table:table-cell>
          <table:table-cell table:number-columns-repeated="16373"/>
        </table:table-row>
        <table:table-row table:style-name="ro7">
          <table:table-cell office:value-type="float" office:value="2858" table:style-name="ce1">
            <text:p>2858</text:p>
          </table:table-cell>
          <table:table-cell office:value-type="string" table:style-name="ce81">
            <text:p>-37,893.57</text:p>
          </table:table-cell>
          <table:table-cell office:value-type="float" office:value="0" table:style-name="ce82">
            <text:p>-<text:s/></text:p>
          </table:table-cell>
          <table:table-cell office:value-type="float" office:value="42.53" table:style-name="ce82">
            <text:p>42,53<text:s/></text:p>
          </table:table-cell>
          <table:table-cell table:style-name="ce1"/>
          <table:table-cell office:value-type="float" office:value="1626" table:style-name="ce1">
            <text:p>16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0105" table:style-name="ce1">
            <text:p>190105</text:p>
          </table:table-cell>
          <table:table-cell office:value-type="date" office:date-value="2020-07-09T00:00:00" table:style-name="ce88">
            <text:p>09/07/2020</text:p>
          </table:table-cell>
          <table:table-cell office:value-type="string" table:style-name="ce1">
            <text:p>CL 414923-001-011</text:p>
          </table:table-cell>
          <table:table-cell table:number-columns-repeated="16373"/>
        </table:table-row>
        <table:table-row table:style-name="ro7">
          <table:table-cell office:value-type="float" office:value="2859" table:style-name="ce1">
            <text:p>2859</text:p>
          </table:table-cell>
          <table:table-cell office:value-type="string" table:style-name="ce81">
            <text:p>-42,756.57</text:p>
          </table:table-cell>
          <table:table-cell office:value-type="float" office:value="0" table:style-name="ce82">
            <text:p>-<text:s/></text:p>
          </table:table-cell>
          <table:table-cell office:value-type="float" office:value="4863" table:style-name="ce82">
            <text:p>4.863,00<text:s/></text:p>
          </table:table-cell>
          <table:table-cell table:style-name="ce1"/>
          <table:table-cell office:value-type="float" office:value="1626" table:style-name="ce1">
            <text:p>16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9505" table:style-name="ce1">
            <text:p>189505</text:p>
          </table:table-cell>
          <table:table-cell office:value-type="date" office:date-value="2020-07-09T00:00:00" table:style-name="ce88">
            <text:p>09/07/2020</text:p>
          </table:table-cell>
          <table:table-cell office:value-type="string" table:style-name="ce1">
            <text:p>CL 14126-001-003</text:p>
          </table:table-cell>
          <table:table-cell table:number-columns-repeated="16373"/>
        </table:table-row>
        <table:table-row table:style-name="ro7">
          <table:table-cell office:value-type="float" office:value="2860" table:style-name="ce1">
            <text:p>2860</text:p>
          </table:table-cell>
          <table:table-cell office:value-type="string" table:style-name="ce81">
            <text:p>-44,211.30</text:p>
          </table:table-cell>
          <table:table-cell office:value-type="float" office:value="0" table:style-name="ce82">
            <text:p>-<text:s/></text:p>
          </table:table-cell>
          <table:table-cell office:value-type="float" office:value="1454.73" table:style-name="ce82">
            <text:p>1.454,73<text:s/></text:p>
          </table:table-cell>
          <table:table-cell table:style-name="ce1"/>
          <table:table-cell office:value-type="float" office:value="1626" table:style-name="ce1">
            <text:p>16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9705" table:style-name="ce1">
            <text:p>189705</text:p>
          </table:table-cell>
          <table:table-cell office:value-type="date" office:date-value="2020-07-09T00:00:00" table:style-name="ce88">
            <text:p>09/07/2020</text:p>
          </table:table-cell>
          <table:table-cell office:value-type="string" table:style-name="ce1">
            <text:p>CL 53263-001-102</text:p>
          </table:table-cell>
          <table:table-cell table:number-columns-repeated="16373"/>
        </table:table-row>
        <table:table-row table:style-name="ro7">
          <table:table-cell office:value-type="float" office:value="2861" table:style-name="ce1">
            <text:p>2861</text:p>
          </table:table-cell>
          <table:table-cell office:value-type="string" table:style-name="ce81">
            <text:p>-44,519.80</text:p>
          </table:table-cell>
          <table:table-cell office:value-type="float" office:value="0" table:style-name="ce82">
            <text:p>-<text:s/></text:p>
          </table:table-cell>
          <table:table-cell office:value-type="float" office:value="308.5" table:style-name="ce82">
            <text:p>308,50<text:s/></text:p>
          </table:table-cell>
          <table:table-cell table:style-name="ce1"/>
          <table:table-cell office:value-type="float" office:value="1626" table:style-name="ce1">
            <text:p>16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0305" table:style-name="ce1">
            <text:p>190305</text:p>
          </table:table-cell>
          <table:table-cell office:value-type="date" office:date-value="2020-07-09T00:00:00" table:style-name="ce88">
            <text:p>09/07/2020</text:p>
          </table:table-cell>
          <table:table-cell office:value-type="string" table:style-name="ce1">
            <text:p>CL 830-001-001</text:p>
          </table:table-cell>
          <table:table-cell table:number-columns-repeated="16373"/>
        </table:table-row>
        <table:table-row table:style-name="ro7">
          <table:table-cell office:value-type="float" office:value="2862" table:style-name="ce1">
            <text:p>2862</text:p>
          </table:table-cell>
          <table:table-cell office:value-type="string" table:style-name="ce81">
            <text:p>-46,910.30</text:p>
          </table:table-cell>
          <table:table-cell office:value-type="float" office:value="0" table:style-name="ce82">
            <text:p>-<text:s/></text:p>
          </table:table-cell>
          <table:table-cell office:value-type="float" office:value="2390.5" table:style-name="ce82">
            <text:p>2.390,50<text:s/></text:p>
          </table:table-cell>
          <table:table-cell table:style-name="ce1"/>
          <table:table-cell office:value-type="float" office:value="1626" table:style-name="ce1">
            <text:p>16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0405" table:style-name="ce1">
            <text:p>190405</text:p>
          </table:table-cell>
          <table:table-cell office:value-type="date" office:date-value="2020-07-09T00:00:00" table:style-name="ce88">
            <text:p>09/07/2020</text:p>
          </table:table-cell>
          <table:table-cell office:value-type="string" table:style-name="ce1">
            <text:p>CL 7165-001-001</text:p>
          </table:table-cell>
          <table:table-cell table:number-columns-repeated="16373"/>
        </table:table-row>
        <table:table-row table:style-name="ro7">
          <table:table-cell office:value-type="float" office:value="2863" table:style-name="ce1">
            <text:p>2863</text:p>
          </table:table-cell>
          <table:table-cell office:value-type="string" table:style-name="ce81">
            <text:p>-56,835.58</text:p>
          </table:table-cell>
          <table:table-cell office:value-type="float" office:value="0" table:style-name="ce82">
            <text:p>-<text:s/></text:p>
          </table:table-cell>
          <table:table-cell office:value-type="float" office:value="9925.2800000000007" table:style-name="ce82">
            <text:p>9.925,28<text:s/></text:p>
          </table:table-cell>
          <table:table-cell table:style-name="ce1"/>
          <table:table-cell office:value-type="float" office:value="1618" table:style-name="ce1">
            <text:p>16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0805" table:style-name="ce1">
            <text:p>190805</text:p>
          </table:table-cell>
          <table:table-cell office:value-type="date" office:date-value="2020-07-16T00:00:00" table:style-name="ce88">
            <text:p>16/07/2020</text:p>
          </table:table-cell>
          <table:table-cell office:value-type="string" table:style-name="ce1">
            <text:p>CL 1826-0001-501</text:p>
          </table:table-cell>
          <table:table-cell table:number-columns-repeated="16373"/>
        </table:table-row>
        <table:table-row table:style-name="ro7">
          <table:table-cell office:value-type="float" office:value="2864" table:style-name="ce1">
            <text:p>2864</text:p>
          </table:table-cell>
          <table:table-cell office:value-type="string" table:style-name="ce81">
            <text:p>-58,226.85</text:p>
          </table:table-cell>
          <table:table-cell office:value-type="float" office:value="0" table:style-name="ce82">
            <text:p>-<text:s/></text:p>
          </table:table-cell>
          <table:table-cell office:value-type="float" office:value="1391.27" table:style-name="ce82">
            <text:p>1.391,27<text:s/></text:p>
          </table:table-cell>
          <table:table-cell table:style-name="ce1"/>
          <table:table-cell office:value-type="float" office:value="1618" table:style-name="ce1">
            <text:p>16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1005" table:style-name="ce1">
            <text:p>191005</text:p>
          </table:table-cell>
          <table:table-cell office:value-type="date" office:date-value="2020-07-16T00:00:00" table:style-name="ce88">
            <text:p>16/07/2020</text:p>
          </table:table-cell>
          <table:table-cell office:value-type="string" table:style-name="ce1">
            <text:p>CL 30100-003-006</text:p>
          </table:table-cell>
          <table:table-cell table:number-columns-repeated="16373"/>
        </table:table-row>
        <table:table-row table:style-name="ro7">
          <table:table-cell office:value-type="float" office:value="2865" table:style-name="ce1">
            <text:p>2865</text:p>
          </table:table-cell>
          <table:table-cell office:value-type="string" table:style-name="ce81">
            <text:p>-58,228.44</text:p>
          </table:table-cell>
          <table:table-cell office:value-type="float" office:value="0" table:style-name="ce82">
            <text:p>-<text:s/></text:p>
          </table:table-cell>
          <table:table-cell office:value-type="float" office:value="1.59" table:style-name="ce82">
            <text:p>1,59<text:s/></text:p>
          </table:table-cell>
          <table:table-cell table:style-name="ce1"/>
          <table:table-cell office:value-type="float" office:value="1618" table:style-name="ce1">
            <text:p>16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0905" table:style-name="ce1">
            <text:p>190905</text:p>
          </table:table-cell>
          <table:table-cell office:value-type="date" office:date-value="2020-07-16T00:00:00" table:style-name="ce88">
            <text:p>16/07/2020</text:p>
          </table:table-cell>
          <table:table-cell office:value-type="string" table:style-name="ce1">
            <text:p>CL 250-002-002</text:p>
          </table:table-cell>
          <table:table-cell table:number-columns-repeated="16373"/>
        </table:table-row>
        <table:table-row table:style-name="ro7">
          <table:table-cell office:value-type="float" office:value="2866" table:style-name="ce1">
            <text:p>2866</text:p>
          </table:table-cell>
          <table:table-cell office:value-type="string" table:style-name="ce81">
            <text:p>-61,815.16</text:p>
          </table:table-cell>
          <table:table-cell office:value-type="float" office:value="0" table:style-name="ce82">
            <text:p>-<text:s/></text:p>
          </table:table-cell>
          <table:table-cell office:value-type="float" office:value="3586.72" table:style-name="ce82">
            <text:p>3.586,72<text:s/></text:p>
          </table:table-cell>
          <table:table-cell table:style-name="ce1"/>
          <table:table-cell office:value-type="float" office:value="1618" table:style-name="ce1">
            <text:p>16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0705" table:style-name="ce1">
            <text:p>190705</text:p>
          </table:table-cell>
          <table:table-cell office:value-type="date" office:date-value="2020-07-16T00:00:00" table:style-name="ce88">
            <text:p>16/07/2020</text:p>
          </table:table-cell>
          <table:table-cell office:value-type="string" table:style-name="ce1">
            <text:p>CL 7133-001-001</text:p>
          </table:table-cell>
          <table:table-cell table:number-columns-repeated="16373"/>
        </table:table-row>
        <table:table-row table:style-name="ro7">
          <table:table-cell office:value-type="float" office:value="2867" table:style-name="ce1">
            <text:p>2867</text:p>
          </table:table-cell>
          <table:table-cell office:value-type="string" table:style-name="ce81">
            <text:p>-63,006.84</text:p>
          </table:table-cell>
          <table:table-cell office:value-type="float" office:value="0" table:style-name="ce82">
            <text:p>-<text:s/></text:p>
          </table:table-cell>
          <table:table-cell office:value-type="float" office:value="1191.68" table:style-name="ce82">
            <text:p>1.191,68<text:s/></text:p>
          </table:table-cell>
          <table:table-cell table:style-name="ce1"/>
          <table:table-cell office:value-type="float" office:value="1611" table:style-name="ce1">
            <text:p>16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1805" table:style-name="ce1">
            <text:p>191805</text:p>
          </table:table-cell>
          <table:table-cell office:value-type="date" office:date-value="2020-07-20T00:00:00" table:style-name="ce88">
            <text:p>20/07/2020</text:p>
          </table:table-cell>
          <table:table-cell office:value-type="string" table:style-name="ce1">
            <text:p>CL 7183-001-001</text:p>
          </table:table-cell>
          <table:table-cell table:number-columns-repeated="16373"/>
        </table:table-row>
        <table:table-row table:style-name="ro7">
          <table:table-cell office:value-type="float" office:value="2868" table:style-name="ce1">
            <text:p>2868</text:p>
          </table:table-cell>
          <table:table-cell office:value-type="string" table:style-name="ce81">
            <text:p>-63,943.16</text:p>
          </table:table-cell>
          <table:table-cell office:value-type="float" office:value="0" table:style-name="ce82">
            <text:p>-<text:s/></text:p>
          </table:table-cell>
          <table:table-cell office:value-type="float" office:value="936.32" table:style-name="ce82">
            <text:p>936,32<text:s/></text:p>
          </table:table-cell>
          <table:table-cell table:style-name="ce1"/>
          <table:table-cell office:value-type="float" office:value="1611" table:style-name="ce1">
            <text:p>16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1505" table:style-name="ce1">
            <text:p>191505</text:p>
          </table:table-cell>
          <table:table-cell office:value-type="date" office:date-value="2020-07-20T00:00:00" table:style-name="ce88">
            <text:p>20/07/2020</text:p>
          </table:table-cell>
          <table:table-cell office:value-type="string" table:style-name="ce1">
            <text:p>CL 7234-001-001</text:p>
          </table:table-cell>
          <table:table-cell table:number-columns-repeated="16373"/>
        </table:table-row>
        <table:table-row table:style-name="ro7">
          <table:table-cell office:value-type="float" office:value="2869" table:style-name="ce1">
            <text:p>2869</text:p>
          </table:table-cell>
          <table:table-cell office:value-type="string" table:style-name="ce81">
            <text:p>-64,477.98</text:p>
          </table:table-cell>
          <table:table-cell office:value-type="float" office:value="0" table:style-name="ce82">
            <text:p>-<text:s/></text:p>
          </table:table-cell>
          <table:table-cell office:value-type="float" office:value="534.82000000000005" table:style-name="ce82">
            <text:p>534,82<text:s/></text:p>
          </table:table-cell>
          <table:table-cell table:style-name="ce1"/>
          <table:table-cell office:value-type="float" office:value="1611" table:style-name="ce1">
            <text:p>16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2505" table:style-name="ce1">
            <text:p>192505</text:p>
          </table:table-cell>
          <table:table-cell office:value-type="date" office:date-value="2020-07-20T00:00:00" table:style-name="ce88">
            <text:p>20/07/2020</text:p>
          </table:table-cell>
          <table:table-cell office:value-type="string" table:style-name="ce1">
            <text:p>CL 1881-022-901</text:p>
          </table:table-cell>
          <table:table-cell table:number-columns-repeated="16373"/>
        </table:table-row>
        <table:table-row table:style-name="ro7">
          <table:table-cell office:value-type="float" office:value="2870" table:style-name="ce1">
            <text:p>2870</text:p>
          </table:table-cell>
          <table:table-cell office:value-type="string" table:style-name="ce81">
            <text:p>-65,073.82</text:p>
          </table:table-cell>
          <table:table-cell office:value-type="float" office:value="0" table:style-name="ce82">
            <text:p>-<text:s/></text:p>
          </table:table-cell>
          <table:table-cell office:value-type="float" office:value="595.84" table:style-name="ce82">
            <text:p>595,84<text:s/></text:p>
          </table:table-cell>
          <table:table-cell table:style-name="ce1"/>
          <table:table-cell office:value-type="float" office:value="1611" table:style-name="ce1">
            <text:p>16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1605" table:style-name="ce1">
            <text:p>191605</text:p>
          </table:table-cell>
          <table:table-cell office:value-type="date" office:date-value="2020-07-20T00:00:00" table:style-name="ce88">
            <text:p>20/07/2020</text:p>
          </table:table-cell>
          <table:table-cell office:value-type="string" table:style-name="ce1">
            <text:p>CL 7166-001-001</text:p>
          </table:table-cell>
          <table:table-cell table:number-columns-repeated="16373"/>
        </table:table-row>
        <table:table-row table:style-name="ro7">
          <table:table-cell office:value-type="float" office:value="2871" table:style-name="ce1">
            <text:p>2871</text:p>
          </table:table-cell>
          <table:table-cell office:value-type="string" table:style-name="ce81">
            <text:p>-66,265.50</text:p>
          </table:table-cell>
          <table:table-cell office:value-type="float" office:value="0" table:style-name="ce82">
            <text:p>-<text:s/></text:p>
          </table:table-cell>
          <table:table-cell office:value-type="float" office:value="1191.68" table:style-name="ce82">
            <text:p>1.191,68<text:s/></text:p>
          </table:table-cell>
          <table:table-cell table:style-name="ce1"/>
          <table:table-cell office:value-type="float" office:value="1611" table:style-name="ce1">
            <text:p>16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1705" table:style-name="ce1">
            <text:p>191705</text:p>
          </table:table-cell>
          <table:table-cell office:value-type="date" office:date-value="2020-07-20T00:00:00" table:style-name="ce88">
            <text:p>20/07/2020</text:p>
          </table:table-cell>
          <table:table-cell office:value-type="string" table:style-name="ce1">
            <text:p>CL 7148-001-001</text:p>
          </table:table-cell>
          <table:table-cell table:number-columns-repeated="16373"/>
        </table:table-row>
        <table:table-row table:style-name="ro7">
          <table:table-cell office:value-type="float" office:value="2872" table:style-name="ce1">
            <text:p>2872</text:p>
          </table:table-cell>
          <table:table-cell office:value-type="string" table:style-name="ce81">
            <text:p>-69,653.90</text:p>
          </table:table-cell>
          <table:table-cell office:value-type="float" office:value="0" table:style-name="ce82">
            <text:p>-<text:s/></text:p>
          </table:table-cell>
          <table:table-cell office:value-type="float" office:value="3388.4" table:style-name="ce82">
            <text:p>3.388,40<text:s/></text:p>
          </table:table-cell>
          <table:table-cell table:style-name="ce1"/>
          <table:table-cell office:value-type="float" office:value="1611" table:style-name="ce1">
            <text:p>16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2205" table:style-name="ce1">
            <text:p>192205</text:p>
          </table:table-cell>
          <table:table-cell office:value-type="date" office:date-value="2020-07-20T00:00:00" table:style-name="ce88">
            <text:p>20/07/2020</text:p>
          </table:table-cell>
          <table:table-cell office:value-type="string" table:style-name="ce1">
            <text:p>CL 14809-001-003</text:p>
          </table:table-cell>
          <table:table-cell table:number-columns-repeated="16373"/>
        </table:table-row>
        <table:table-row table:style-name="ro7">
          <table:table-cell office:value-type="float" office:value="2873" table:style-name="ce1">
            <text:p>2873</text:p>
          </table:table-cell>
          <table:table-cell office:value-type="string" table:style-name="ce81">
            <text:p>-69,809.15</text:p>
          </table:table-cell>
          <table:table-cell office:value-type="float" office:value="0" table:style-name="ce82">
            <text:p>-<text:s/></text:p>
          </table:table-cell>
          <table:table-cell office:value-type="float" office:value="155.25" table:style-name="ce82">
            <text:p>155,25<text:s/></text:p>
          </table:table-cell>
          <table:table-cell table:style-name="ce1"/>
          <table:table-cell office:value-type="float" office:value="1611" table:style-name="ce1">
            <text:p>16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2105" table:style-name="ce1">
            <text:p>192105</text:p>
          </table:table-cell>
          <table:table-cell office:value-type="date" office:date-value="2020-07-20T00:00:00" table:style-name="ce88">
            <text:p>20/07/2020</text:p>
          </table:table-cell>
          <table:table-cell office:value-type="string" table:style-name="ce1">
            <text:p>CL 257-002-002</text:p>
          </table:table-cell>
          <table:table-cell table:number-columns-repeated="16373"/>
        </table:table-row>
        <table:table-row table:style-name="ro7">
          <table:table-cell office:value-type="float" office:value="2874" table:style-name="ce1">
            <text:p>2874</text:p>
          </table:table-cell>
          <table:table-cell office:value-type="string" table:style-name="ce81">
            <text:p>-70,809.15</text:p>
          </table:table-cell>
          <table:table-cell office:value-type="float" office:value="0" table:style-name="ce82">
            <text:p>-<text:s/></text:p>
          </table:table-cell>
          <table:table-cell office:value-type="float" office:value="1000" table:style-name="ce82">
            <text:p>1.000,00<text:s/></text:p>
          </table:table-cell>
          <table:table-cell table:style-name="ce1"/>
          <table:table-cell office:value-type="float" office:value="1611" table:style-name="ce1">
            <text:p>16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2705" table:style-name="ce1">
            <text:p>192705</text:p>
          </table:table-cell>
          <table:table-cell office:value-type="date" office:date-value="2020-07-20T00:00:00" table:style-name="ce88">
            <text:p>20/07/2020</text:p>
          </table:table-cell>
          <table:table-cell office:value-type="string" table:style-name="ce1">
            <text:p>CL 114-001-101</text:p>
          </table:table-cell>
          <table:table-cell table:number-columns-repeated="16373"/>
        </table:table-row>
        <table:table-row table:style-name="ro7">
          <table:table-cell office:value-type="float" office:value="2875" table:style-name="ce1">
            <text:p>2875</text:p>
          </table:table-cell>
          <table:table-cell office:value-type="string" table:style-name="ce81">
            <text:p>-71,509.15</text:p>
          </table:table-cell>
          <table:table-cell office:value-type="float" office:value="0" table:style-name="ce82">
            <text:p>-<text:s/></text:p>
          </table:table-cell>
          <table:table-cell office:value-type="float" office:value="700" table:style-name="ce82">
            <text:p>700,00<text:s/></text:p>
          </table:table-cell>
          <table:table-cell table:style-name="ce1"/>
          <table:table-cell office:value-type="float" office:value="1611" table:style-name="ce1">
            <text:p>16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2005" table:style-name="ce1">
            <text:p>192005</text:p>
          </table:table-cell>
          <table:table-cell office:value-type="date" office:date-value="2020-07-20T00:00:00" table:style-name="ce88">
            <text:p>20/07/2020</text:p>
          </table:table-cell>
          <table:table-cell office:value-type="string" table:style-name="ce1">
            <text:p>CL 846-001-001</text:p>
          </table:table-cell>
          <table:table-cell table:number-columns-repeated="16373"/>
        </table:table-row>
        <table:table-row table:style-name="ro7">
          <table:table-cell office:value-type="float" office:value="2876" table:style-name="ce1">
            <text:p>2876</text:p>
          </table:table-cell>
          <table:table-cell office:value-type="string" table:style-name="ce81">
            <text:p>-75,095.62</text:p>
          </table:table-cell>
          <table:table-cell office:value-type="float" office:value="0" table:style-name="ce82">
            <text:p>-<text:s/></text:p>
          </table:table-cell>
          <table:table-cell office:value-type="float" office:value="3586.47" table:style-name="ce82">
            <text:p>3.586,47<text:s/></text:p>
          </table:table-cell>
          <table:table-cell table:style-name="ce1"/>
          <table:table-cell office:value-type="float" office:value="1611" table:style-name="ce1">
            <text:p>16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1305" table:style-name="ce1">
            <text:p>191305</text:p>
          </table:table-cell>
          <table:table-cell office:value-type="date" office:date-value="2020-07-20T00:00:00" table:style-name="ce88">
            <text:p>20/07/2020</text:p>
          </table:table-cell>
          <table:table-cell office:value-type="string" table:style-name="ce1">
            <text:p>CL 1858-022-901</text:p>
          </table:table-cell>
          <table:table-cell table:number-columns-repeated="16373"/>
        </table:table-row>
        <table:table-row table:style-name="ro7">
          <table:table-cell office:value-type="float" office:value="2877" table:style-name="ce1">
            <text:p>2877</text:p>
          </table:table-cell>
          <table:table-cell office:value-type="string" table:style-name="ce81">
            <text:p>-75,253.06</text:p>
          </table:table-cell>
          <table:table-cell office:value-type="float" office:value="0" table:style-name="ce82">
            <text:p>-<text:s/></text:p>
          </table:table-cell>
          <table:table-cell office:value-type="float" office:value="157.44" table:style-name="ce82">
            <text:p>157,44<text:s/></text:p>
          </table:table-cell>
          <table:table-cell table:style-name="ce1"/>
          <table:table-cell office:value-type="float" office:value="1611" table:style-name="ce1">
            <text:p>16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1905" table:style-name="ce1">
            <text:p>191905</text:p>
          </table:table-cell>
          <table:table-cell office:value-type="date" office:date-value="2020-07-20T00:00:00" table:style-name="ce88">
            <text:p>20/07/2020</text:p>
          </table:table-cell>
          <table:table-cell office:value-type="string" table:style-name="ce1">
            <text:p>CL 47601-002-001</text:p>
          </table:table-cell>
          <table:table-cell table:number-columns-repeated="16373"/>
        </table:table-row>
        <table:table-row table:style-name="ro7">
          <table:table-cell office:value-type="float" office:value="2878" table:style-name="ce1">
            <text:p>2878</text:p>
          </table:table-cell>
          <table:table-cell office:value-type="string" table:style-name="ce81">
            <text:p>-78,550.46</text:p>
          </table:table-cell>
          <table:table-cell office:value-type="float" office:value="0" table:style-name="ce82">
            <text:p>-<text:s/></text:p>
          </table:table-cell>
          <table:table-cell office:value-type="float" office:value="3297.4" table:style-name="ce82">
            <text:p>3.297,40<text:s/></text:p>
          </table:table-cell>
          <table:table-cell table:style-name="ce1"/>
          <table:table-cell office:value-type="float" office:value="1611" table:style-name="ce1">
            <text:p>16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1205" table:style-name="ce1">
            <text:p>191205</text:p>
          </table:table-cell>
          <table:table-cell office:value-type="date" office:date-value="2020-07-20T00:00:00" table:style-name="ce88">
            <text:p>20/07/2020</text:p>
          </table:table-cell>
          <table:table-cell office:value-type="string" table:style-name="ce1">
            <text:p>CL 14608-001-003</text:p>
          </table:table-cell>
          <table:table-cell table:number-columns-repeated="16373"/>
        </table:table-row>
        <table:table-row table:style-name="ro7">
          <table:table-cell office:value-type="float" office:value="2879" table:style-name="ce1">
            <text:p>2879</text:p>
          </table:table-cell>
          <table:table-cell office:value-type="string" table:style-name="ce81">
            <text:p>-79,798.46</text:p>
          </table:table-cell>
          <table:table-cell office:value-type="float" office:value="0" table:style-name="ce82">
            <text:p>-<text:s/></text:p>
          </table:table-cell>
          <table:table-cell office:value-type="float" office:value="1248" table:style-name="ce82">
            <text:p>1.248,00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3405" table:style-name="ce1">
            <text:p>1934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CL 115-001-101</text:p>
          </table:table-cell>
          <table:table-cell table:number-columns-repeated="16373"/>
        </table:table-row>
        <table:table-row table:style-name="ro7">
          <table:table-cell office:value-type="float" office:value="2880" table:style-name="ce1">
            <text:p>2880</text:p>
          </table:table-cell>
          <table:table-cell office:value-type="string" table:style-name="ce81">
            <text:p>-82,008.26</text:p>
          </table:table-cell>
          <table:table-cell office:value-type="float" office:value="0" table:style-name="ce82">
            <text:p>-<text:s/></text:p>
          </table:table-cell>
          <table:table-cell office:value-type="float" office:value="2209.8000000000002" table:style-name="ce82">
            <text:p>2.209,80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4505" table:style-name="ce1">
            <text:p>1945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CL 4915-001-004</text:p>
          </table:table-cell>
          <table:table-cell table:number-columns-repeated="16373"/>
        </table:table-row>
        <table:table-row table:style-name="ro7">
          <table:table-cell office:value-type="float" office:value="2881" table:style-name="ce1">
            <text:p>2881</text:p>
          </table:table-cell>
          <table:table-cell office:value-type="string" table:style-name="ce81">
            <text:p>-82,569.76</text:p>
          </table:table-cell>
          <table:table-cell office:value-type="float" office:value="0" table:style-name="ce82">
            <text:p>-<text:s/></text:p>
          </table:table-cell>
          <table:table-cell office:value-type="float" office:value="561.5" table:style-name="ce82">
            <text:p>561,50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4305" table:style-name="ce1">
            <text:p>1943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CL 365-001-100</text:p>
          </table:table-cell>
          <table:table-cell table:number-columns-repeated="16373"/>
        </table:table-row>
        <table:table-row table:style-name="ro7">
          <table:table-cell office:value-type="float" office:value="2882" table:style-name="ce1">
            <text:p>2882</text:p>
          </table:table-cell>
          <table:table-cell office:value-type="string" table:style-name="ce81">
            <text:p>-82,627.21</text:p>
          </table:table-cell>
          <table:table-cell office:value-type="float" office:value="0" table:style-name="ce82">
            <text:p>-<text:s/></text:p>
          </table:table-cell>
          <table:table-cell office:value-type="float" office:value="57.45" table:style-name="ce82">
            <text:p>57,45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4205" table:style-name="ce1">
            <text:p>1942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CL 414912-001-011</text:p>
          </table:table-cell>
          <table:table-cell table:number-columns-repeated="16373"/>
        </table:table-row>
        <table:table-row table:style-name="ro7">
          <table:table-cell office:value-type="float" office:value="2883" table:style-name="ce1">
            <text:p>2883</text:p>
          </table:table-cell>
          <table:table-cell office:value-type="string" table:style-name="ce81">
            <text:p>-82,639.29</text:p>
          </table:table-cell>
          <table:table-cell office:value-type="float" office:value="0" table:style-name="ce82">
            <text:p>-<text:s/></text:p>
          </table:table-cell>
          <table:table-cell office:value-type="float" office:value="12.08" table:style-name="ce82">
            <text:p>12,08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4105" table:style-name="ce1">
            <text:p>1941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CL 414909-001-011</text:p>
          </table:table-cell>
          <table:table-cell table:number-columns-repeated="16373"/>
        </table:table-row>
        <table:table-row table:style-name="ro7">
          <table:table-cell office:value-type="float" office:value="2884" table:style-name="ce1">
            <text:p>2884</text:p>
          </table:table-cell>
          <table:table-cell office:value-type="string" table:style-name="ce81">
            <text:p>-82,651.37</text:p>
          </table:table-cell>
          <table:table-cell office:value-type="float" office:value="0" table:style-name="ce82">
            <text:p>-<text:s/></text:p>
          </table:table-cell>
          <table:table-cell office:value-type="float" office:value="12.08" table:style-name="ce82">
            <text:p>12,08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4005" table:style-name="ce1">
            <text:p>1940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CL 414909-001-011</text:p>
          </table:table-cell>
          <table:table-cell table:number-columns-repeated="16373"/>
        </table:table-row>
        <table:table-row table:style-name="ro7">
          <table:table-cell office:value-type="float" office:value="2885" table:style-name="ce1">
            <text:p>2885</text:p>
          </table:table-cell>
          <table:table-cell office:value-type="string" table:style-name="ce81">
            <text:p>-82,855.77</text:p>
          </table:table-cell>
          <table:table-cell office:value-type="float" office:value="0" table:style-name="ce82">
            <text:p>-<text:s/></text:p>
          </table:table-cell>
          <table:table-cell office:value-type="float" office:value="204.4" table:style-name="ce82">
            <text:p>204,40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4405" table:style-name="ce1">
            <text:p>1944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CL 366-001-100</text:p>
          </table:table-cell>
          <table:table-cell table:number-columns-repeated="16373"/>
        </table:table-row>
        <table:table-row table:style-name="ro7">
          <table:table-cell office:value-type="float" office:value="2886" table:style-name="ce1">
            <text:p>2886</text:p>
          </table:table-cell>
          <table:table-cell office:value-type="string" table:style-name="ce81">
            <text:p>-92,668.34</text:p>
          </table:table-cell>
          <table:table-cell office:value-type="float" office:value="0" table:style-name="ce82">
            <text:p>-<text:s/></text:p>
          </table:table-cell>
          <table:table-cell office:value-type="float" office:value="9812.57" table:style-name="ce82">
            <text:p>9.812,57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4805" table:style-name="ce1">
            <text:p>1948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CL 1899-022-901</text:p>
          </table:table-cell>
          <table:table-cell table:number-columns-repeated="16373"/>
        </table:table-row>
        <table:table-row table:style-name="ro7">
          <table:table-cell office:value-type="float" office:value="2887" table:style-name="ce1">
            <text:p>2887</text:p>
          </table:table-cell>
          <table:table-cell office:value-type="string" table:style-name="ce81">
            <text:p>-94,153.34</text:p>
          </table:table-cell>
          <table:table-cell office:value-type="float" office:value="0" table:style-name="ce82">
            <text:p>-<text:s/></text:p>
          </table:table-cell>
          <table:table-cell office:value-type="float" office:value="1485" table:style-name="ce82">
            <text:p>1.485,00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4605" table:style-name="ce1">
            <text:p>1946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CL 1207-001-001</text:p>
          </table:table-cell>
          <table:table-cell table:number-columns-repeated="16373"/>
        </table:table-row>
        <table:table-row table:style-name="ro7">
          <table:table-cell office:value-type="float" office:value="2888" table:style-name="ce1">
            <text:p>2888</text:p>
          </table:table-cell>
          <table:table-cell office:value-type="string" table:style-name="ce81">
            <text:p>-103,057.79</text:p>
          </table:table-cell>
          <table:table-cell office:value-type="float" office:value="0" table:style-name="ce82">
            <text:p>-<text:s/></text:p>
          </table:table-cell>
          <table:table-cell office:value-type="float" office:value="8904.4500000000007" table:style-name="ce82">
            <text:p>8.904,45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3905" table:style-name="ce1">
            <text:p>1939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CL 17397-018-501</text:p>
          </table:table-cell>
          <table:table-cell table:number-columns-repeated="16373"/>
        </table:table-row>
        <table:table-row table:style-name="ro7">
          <table:table-cell office:value-type="float" office:value="2889" table:style-name="ce1">
            <text:p>2889</text:p>
          </table:table-cell>
          <table:table-cell office:value-type="string" table:style-name="ce81">
            <text:p>-103,152.79</text:p>
          </table:table-cell>
          <table:table-cell office:value-type="float" office:value="0" table:style-name="ce82">
            <text:p>-<text:s/></text:p>
          </table:table-cell>
          <table:table-cell office:value-type="float" office:value="95" table:style-name="ce82">
            <text:p>95,00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3805" table:style-name="ce1">
            <text:p>1938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CL 56-001-001</text:p>
          </table:table-cell>
          <table:table-cell table:number-columns-repeated="16373"/>
        </table:table-row>
        <table:table-row table:style-name="ro7">
          <table:table-cell office:value-type="float" office:value="2890" table:style-name="ce1">
            <text:p>2890</text:p>
          </table:table-cell>
          <table:table-cell office:value-type="string" table:style-name="ce81">
            <text:p>-103,342.79</text:p>
          </table:table-cell>
          <table:table-cell office:value-type="float" office:value="0" table:style-name="ce82">
            <text:p>-<text:s/></text:p>
          </table:table-cell>
          <table:table-cell office:value-type="float" office:value="190" table:style-name="ce82">
            <text:p>190,00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3705" table:style-name="ce1">
            <text:p>1937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CL 55-001-001</text:p>
          </table:table-cell>
          <table:table-cell table:number-columns-repeated="16373"/>
        </table:table-row>
        <table:table-row table:style-name="ro7">
          <table:table-cell office:value-type="float" office:value="2891" table:style-name="ce1">
            <text:p>2891</text:p>
          </table:table-cell>
          <table:table-cell office:value-type="string" table:style-name="ce81">
            <text:p>-103,462.79</text:p>
          </table:table-cell>
          <table:table-cell office:value-type="float" office:value="0" table:style-name="ce82">
            <text:p>-<text:s/></text:p>
          </table:table-cell>
          <table:table-cell office:value-type="float" office:value="120" table:style-name="ce82">
            <text:p>120,00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3605" table:style-name="ce1">
            <text:p>1936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CL 853-001-001</text:p>
          </table:table-cell>
          <table:table-cell table:number-columns-repeated="16373"/>
        </table:table-row>
        <table:table-row table:style-name="ro7">
          <table:table-cell office:value-type="float" office:value="2892" table:style-name="ce1">
            <text:p>2892</text:p>
          </table:table-cell>
          <table:table-cell office:value-type="string" table:style-name="ce81">
            <text:p>-103,798.79</text:p>
          </table:table-cell>
          <table:table-cell office:value-type="float" office:value="0" table:style-name="ce82">
            <text:p>-<text:s/></text:p>
          </table:table-cell>
          <table:table-cell office:value-type="float" office:value="336" table:style-name="ce82">
            <text:p>336,00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3505" table:style-name="ce1">
            <text:p>1935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CL 14171-001-003</text:p>
          </table:table-cell>
          <table:table-cell table:number-columns-repeated="16373"/>
        </table:table-row>
        <table:table-row table:style-name="ro7">
          <table:table-cell office:value-type="float" office:value="2893" table:style-name="ce1">
            <text:p>2893</text:p>
          </table:table-cell>
          <table:table-cell office:value-type="string" table:style-name="ce81">
            <text:p>-103,703.79</text:p>
          </table:table-cell>
          <table:table-cell office:value-type="float" office:value="95" table:style-name="ce82">
            <text:p>95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65303" table:style-name="ce1">
            <text:p>265303</text:p>
          </table:table-cell>
          <table:table-cell office:value-type="date" office:date-value="2020-07-31T00:00:00" table:style-name="ce88">
            <text:p>31/07/2020</text:p>
          </table:table-cell>
          <table:table-cell office:value-type="string" table:style-name="ce1">
            <text:p>FB 000000056-001001-LUBE</text:p>
          </table:table-cell>
          <table:table-cell table:number-columns-repeated="16373"/>
        </table:table-row>
        <table:table-row table:style-name="ro7">
          <table:table-cell office:value-type="float" office:value="2894" table:style-name="ce1">
            <text:p>2894</text:p>
          </table:table-cell>
          <table:table-cell office:value-type="string" table:style-name="ce81">
            <text:p>-103,478.89</text:p>
          </table:table-cell>
          <table:table-cell office:value-type="float" office:value="224.9" table:style-name="ce82">
            <text:p>224,9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55103" table:style-name="ce1">
            <text:p>255103</text:p>
          </table:table-cell>
          <table:table-cell office:value-type="date" office:date-value="2020-07-31T00:00:00" table:style-name="ce88">
            <text:p>31/07/2020</text:p>
          </table:table-cell>
          <table:table-cell office:value-type="string" table:style-name="ce1">
            <text:p>FB 000082845-001008-BATERIAS 30H HD S3</text:p>
          </table:table-cell>
          <table:table-cell table:number-columns-repeated="16373"/>
        </table:table-row>
        <table:table-row table:style-name="ro7">
          <table:table-cell office:value-type="float" office:value="2895" table:style-name="ce1">
            <text:p>2895</text:p>
          </table:table-cell>
          <table:table-cell office:value-type="string" table:style-name="ce81">
            <text:p>-104,272.90</text:p>
          </table:table-cell>
          <table:table-cell office:value-type="float" office:value="0" table:style-name="ce82">
            <text:p>-<text:s/></text:p>
          </table:table-cell>
          <table:table-cell office:value-type="float" office:value="794.01" table:style-name="ce82">
            <text:p>794,01<text:s/></text:p>
          </table:table-cell>
          <table:table-cell table:style-name="ce1"/>
          <table:table-cell office:value-type="float" office:value="1663" table:style-name="ce1">
            <text:p>166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7405" table:style-name="ce1">
            <text:p>197405</text:p>
          </table:table-cell>
          <table:table-cell office:value-type="date" office:date-value="2020-08-02T00:00:00" table:style-name="ce88">
            <text:p>02/08/2020</text:p>
          </table:table-cell>
          <table:table-cell office:value-type="string" table:style-name="ce1">
            <text:p>CL 23643-001-501</text:p>
          </table:table-cell>
          <table:table-cell table:number-columns-repeated="16373"/>
        </table:table-row>
        <table:table-row table:style-name="ro7">
          <table:table-cell office:value-type="float" office:value="2896" table:style-name="ce1">
            <text:p>2896</text:p>
          </table:table-cell>
          <table:table-cell office:value-type="string" table:style-name="ce81">
            <text:p>-107,661.40</text:p>
          </table:table-cell>
          <table:table-cell office:value-type="float" office:value="0" table:style-name="ce82">
            <text:p>-<text:s/></text:p>
          </table:table-cell>
          <table:table-cell office:value-type="float" office:value="3388.5" table:style-name="ce82">
            <text:p>3.388,50<text:s/></text:p>
          </table:table-cell>
          <table:table-cell table:style-name="ce1"/>
          <table:table-cell office:value-type="float" office:value="1663" table:style-name="ce1">
            <text:p>166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7505" table:style-name="ce1">
            <text:p>197505</text:p>
          </table:table-cell>
          <table:table-cell office:value-type="date" office:date-value="2020-08-02T00:00:00" table:style-name="ce88">
            <text:p>02/08/2020</text:p>
          </table:table-cell>
          <table:table-cell office:value-type="string" table:style-name="ce1">
            <text:p>CL 15465-001-003</text:p>
          </table:table-cell>
          <table:table-cell table:number-columns-repeated="16373"/>
        </table:table-row>
        <table:table-row table:style-name="ro7">
          <table:table-cell office:value-type="float" office:value="2897" table:style-name="ce1">
            <text:p>2897</text:p>
          </table:table-cell>
          <table:table-cell office:value-type="string" table:style-name="ce81">
            <text:p>-107,687.61</text:p>
          </table:table-cell>
          <table:table-cell office:value-type="float" office:value="0" table:style-name="ce82">
            <text:p>-<text:s/></text:p>
          </table:table-cell>
          <table:table-cell office:value-type="float" office:value="26.21" table:style-name="ce82">
            <text:p>26,21<text:s/></text:p>
          </table:table-cell>
          <table:table-cell table:style-name="ce1"/>
          <table:table-cell office:value-type="float" office:value="1662" table:style-name="ce1">
            <text:p>166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7905" table:style-name="ce1">
            <text:p>197905</text:p>
          </table:table-cell>
          <table:table-cell office:value-type="date" office:date-value="2020-08-05T00:00:00" table:style-name="ce88">
            <text:p>05/08/2020</text:p>
          </table:table-cell>
          <table:table-cell office:value-type="string" table:style-name="ce1">
            <text:p>CL 15216-001-001</text:p>
          </table:table-cell>
          <table:table-cell table:number-columns-repeated="16373"/>
        </table:table-row>
        <table:table-row table:style-name="ro7">
          <table:table-cell office:value-type="float" office:value="2898" table:style-name="ce1">
            <text:p>2898</text:p>
          </table:table-cell>
          <table:table-cell office:value-type="string" table:style-name="ce81">
            <text:p>-107,824.18</text:p>
          </table:table-cell>
          <table:table-cell office:value-type="float" office:value="0" table:style-name="ce82">
            <text:p>-<text:s/></text:p>
          </table:table-cell>
          <table:table-cell office:value-type="float" office:value="136.57" table:style-name="ce82">
            <text:p>136,57<text:s/></text:p>
          </table:table-cell>
          <table:table-cell table:style-name="ce1"/>
          <table:table-cell office:value-type="float" office:value="1662" table:style-name="ce1">
            <text:p>166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8405" table:style-name="ce1">
            <text:p>198405</text:p>
          </table:table-cell>
          <table:table-cell office:value-type="date" office:date-value="2020-08-05T00:00:00" table:style-name="ce88">
            <text:p>05/08/2020</text:p>
          </table:table-cell>
          <table:table-cell office:value-type="string" table:style-name="ce1">
            <text:p>CL 385-001-100</text:p>
          </table:table-cell>
          <table:table-cell table:number-columns-repeated="16373"/>
        </table:table-row>
        <table:table-row table:style-name="ro7">
          <table:table-cell office:value-type="float" office:value="2899" table:style-name="ce1">
            <text:p>2899</text:p>
          </table:table-cell>
          <table:table-cell office:value-type="string" table:style-name="ce81">
            <text:p>-109,560.06</text:p>
          </table:table-cell>
          <table:table-cell office:value-type="float" office:value="0" table:style-name="ce82">
            <text:p>-<text:s/></text:p>
          </table:table-cell>
          <table:table-cell office:value-type="float" office:value="1735.88" table:style-name="ce82">
            <text:p>1.735,88<text:s/></text:p>
          </table:table-cell>
          <table:table-cell table:style-name="ce1"/>
          <table:table-cell office:value-type="float" office:value="1662" table:style-name="ce1">
            <text:p>166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8205" table:style-name="ce1">
            <text:p>198205</text:p>
          </table:table-cell>
          <table:table-cell office:value-type="date" office:date-value="2020-08-05T00:00:00" table:style-name="ce88">
            <text:p>05/08/2020</text:p>
          </table:table-cell>
          <table:table-cell office:value-type="string" table:style-name="ce1">
            <text:p>CL 8015-001-002</text:p>
          </table:table-cell>
          <table:table-cell table:number-columns-repeated="16373"/>
        </table:table-row>
        <table:table-row table:style-name="ro7">
          <table:table-cell office:value-type="float" office:value="2900" table:style-name="ce1">
            <text:p>2900</text:p>
          </table:table-cell>
          <table:table-cell office:value-type="string" table:style-name="ce81">
            <text:p>-110,382.00</text:p>
          </table:table-cell>
          <table:table-cell office:value-type="float" office:value="0" table:style-name="ce82">
            <text:p>-<text:s/></text:p>
          </table:table-cell>
          <table:table-cell office:value-type="float" office:value="821.94" table:style-name="ce82">
            <text:p>821,94<text:s/></text:p>
          </table:table-cell>
          <table:table-cell table:style-name="ce1"/>
          <table:table-cell office:value-type="float" office:value="1662" table:style-name="ce1">
            <text:p>166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7705" table:style-name="ce1">
            <text:p>197705</text:p>
          </table:table-cell>
          <table:table-cell office:value-type="date" office:date-value="2020-08-05T00:00:00" table:style-name="ce88">
            <text:p>05/08/2020</text:p>
          </table:table-cell>
          <table:table-cell office:value-type="string" table:style-name="ce1">
            <text:p>CL 95331-001-101</text:p>
          </table:table-cell>
          <table:table-cell table:number-columns-repeated="16373"/>
        </table:table-row>
        <table:table-row table:style-name="ro7">
          <table:table-cell office:value-type="float" office:value="2901" table:style-name="ce1">
            <text:p>2901</text:p>
          </table:table-cell>
          <table:table-cell office:value-type="string" table:style-name="ce81">
            <text:p>-114,267.90</text:p>
          </table:table-cell>
          <table:table-cell office:value-type="float" office:value="0" table:style-name="ce82">
            <text:p>-<text:s/></text:p>
          </table:table-cell>
          <table:table-cell office:value-type="float" office:value="3885.9" table:style-name="ce82">
            <text:p>3.885,90<text:s/></text:p>
          </table:table-cell>
          <table:table-cell table:style-name="ce1"/>
          <table:table-cell office:value-type="float" office:value="1662" table:style-name="ce1">
            <text:p>166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8305" table:style-name="ce1">
            <text:p>198305</text:p>
          </table:table-cell>
          <table:table-cell office:value-type="date" office:date-value="2020-08-05T00:00:00" table:style-name="ce88">
            <text:p>05/08/2020</text:p>
          </table:table-cell>
          <table:table-cell office:value-type="string" table:style-name="ce1">
            <text:p>CL 1309-001-001</text:p>
          </table:table-cell>
          <table:table-cell table:number-columns-repeated="16373"/>
        </table:table-row>
        <table:table-row table:style-name="ro7">
          <table:table-cell office:value-type="float" office:value="2902" table:style-name="ce1">
            <text:p>2902</text:p>
          </table:table-cell>
          <table:table-cell office:value-type="string" table:style-name="ce81">
            <text:p>-114,814.18</text:p>
          </table:table-cell>
          <table:table-cell office:value-type="float" office:value="0" table:style-name="ce82">
            <text:p>-<text:s/></text:p>
          </table:table-cell>
          <table:table-cell office:value-type="float" office:value="546.28" table:style-name="ce82">
            <text:p>546,28<text:s/></text:p>
          </table:table-cell>
          <table:table-cell table:style-name="ce1"/>
          <table:table-cell office:value-type="float" office:value="1662" table:style-name="ce1">
            <text:p>166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7805" table:style-name="ce1">
            <text:p>197805</text:p>
          </table:table-cell>
          <table:table-cell office:value-type="date" office:date-value="2020-08-05T00:00:00" table:style-name="ce88">
            <text:p>05/08/2020</text:p>
          </table:table-cell>
          <table:table-cell office:value-type="string" table:style-name="ce1">
            <text:p>CL 379-001-100</text:p>
          </table:table-cell>
          <table:table-cell table:number-columns-repeated="16373"/>
        </table:table-row>
        <table:table-row table:style-name="ro7">
          <table:table-cell office:value-type="float" office:value="2903" table:style-name="ce1">
            <text:p>2903</text:p>
          </table:table-cell>
          <table:table-cell office:value-type="string" table:style-name="ce81">
            <text:p>-114,988.78</text:p>
          </table:table-cell>
          <table:table-cell office:value-type="float" office:value="0" table:style-name="ce82">
            <text:p>-<text:s/></text:p>
          </table:table-cell>
          <table:table-cell office:value-type="float" office:value="174.6" table:style-name="ce82">
            <text:p>174,60<text:s/></text:p>
          </table:table-cell>
          <table:table-cell table:style-name="ce1"/>
          <table:table-cell office:value-type="float" office:value="1662" table:style-name="ce1">
            <text:p>166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8505" table:style-name="ce1">
            <text:p>198505</text:p>
          </table:table-cell>
          <table:table-cell office:value-type="date" office:date-value="2020-08-05T00:00:00" table:style-name="ce88">
            <text:p>05/08/2020</text:p>
          </table:table-cell>
          <table:table-cell office:value-type="string" table:style-name="ce1">
            <text:p>CL 393-001-100</text:p>
          </table:table-cell>
          <table:table-cell table:number-columns-repeated="16373"/>
        </table:table-row>
        <table:table-row table:style-name="ro7">
          <table:table-cell office:value-type="float" office:value="2904" table:style-name="ce1">
            <text:p>2904</text:p>
          </table:table-cell>
          <table:table-cell office:value-type="string" table:style-name="ce81">
            <text:p>-114,992.94</text:p>
          </table:table-cell>
          <table:table-cell office:value-type="float" office:value="0" table:style-name="ce82">
            <text:p>-<text:s/></text:p>
          </table:table-cell>
          <table:table-cell office:value-type="float" office:value="4.16" table:style-name="ce82">
            <text:p>4,16<text:s/></text:p>
          </table:table-cell>
          <table:table-cell table:style-name="ce1"/>
          <table:table-cell office:value-type="float" office:value="1662" table:style-name="ce1">
            <text:p>166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8005" table:style-name="ce1">
            <text:p>198005</text:p>
          </table:table-cell>
          <table:table-cell office:value-type="date" office:date-value="2020-08-05T00:00:00" table:style-name="ce88">
            <text:p>05/08/2020</text:p>
          </table:table-cell>
          <table:table-cell office:value-type="string" table:style-name="ce1">
            <text:p>CL 15222-001-001</text:p>
          </table:table-cell>
          <table:table-cell table:number-columns-repeated="16373"/>
        </table:table-row>
        <table:table-row table:style-name="ro7">
          <table:table-cell office:value-type="float" office:value="2905" table:style-name="ce1">
            <text:p>2905</text:p>
          </table:table-cell>
          <table:table-cell office:value-type="string" table:style-name="ce81">
            <text:p>-115,313.74</text:p>
          </table:table-cell>
          <table:table-cell office:value-type="float" office:value="0" table:style-name="ce82">
            <text:p>-<text:s/></text:p>
          </table:table-cell>
          <table:table-cell office:value-type="float" office:value="320.8" table:style-name="ce82">
            <text:p>320,80<text:s/></text:p>
          </table:table-cell>
          <table:table-cell table:style-name="ce1"/>
          <table:table-cell office:value-type="float" office:value="1662" table:style-name="ce1">
            <text:p>166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7605" table:style-name="ce1">
            <text:p>197605</text:p>
          </table:table-cell>
          <table:table-cell office:value-type="date" office:date-value="2020-08-05T00:00:00" table:style-name="ce88">
            <text:p>05/08/2020</text:p>
          </table:table-cell>
          <table:table-cell office:value-type="string" table:style-name="ce1">
            <text:p>CL 372-001-100</text:p>
          </table:table-cell>
          <table:table-cell table:number-columns-repeated="16373"/>
        </table:table-row>
        <table:table-row table:style-name="ro7">
          <table:table-cell office:value-type="float" office:value="2906" table:style-name="ce1">
            <text:p>2906</text:p>
          </table:table-cell>
          <table:table-cell office:value-type="string" table:style-name="ce81">
            <text:p>-116,313.74</text:p>
          </table:table-cell>
          <table:table-cell office:value-type="float" office:value="0" table:style-name="ce82">
            <text:p>-<text:s/></text:p>
          </table:table-cell>
          <table:table-cell office:value-type="float" office:value="1000" table:style-name="ce82">
            <text:p>1.000,00<text:s/></text:p>
          </table:table-cell>
          <table:table-cell table:style-name="ce1"/>
          <table:table-cell office:value-type="float" office:value="1664" table:style-name="ce1">
            <text:p>166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9405" table:style-name="ce1">
            <text:p>199405</text:p>
          </table:table-cell>
          <table:table-cell office:value-type="date" office:date-value="2020-08-12T00:00:00" table:style-name="ce88">
            <text:p>12/08/2020</text:p>
          </table:table-cell>
          <table:table-cell office:value-type="string" table:style-name="ce1">
            <text:p>CL 119-001-101</text:p>
          </table:table-cell>
          <table:table-cell table:number-columns-repeated="16373"/>
        </table:table-row>
        <table:table-row table:style-name="ro7">
          <table:table-cell office:value-type="float" office:value="2907" table:style-name="ce1">
            <text:p>2907</text:p>
          </table:table-cell>
          <table:table-cell office:value-type="string" table:style-name="ce81">
            <text:p>-120,153.74</text:p>
          </table:table-cell>
          <table:table-cell office:value-type="float" office:value="0" table:style-name="ce82">
            <text:p>-<text:s/></text:p>
          </table:table-cell>
          <table:table-cell office:value-type="float" office:value="3840" table:style-name="ce82">
            <text:p>3.840,00<text:s/></text:p>
          </table:table-cell>
          <table:table-cell table:style-name="ce1"/>
          <table:table-cell office:value-type="float" office:value="1664" table:style-name="ce1">
            <text:p>166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9205" table:style-name="ce1">
            <text:p>199205</text:p>
          </table:table-cell>
          <table:table-cell office:value-type="date" office:date-value="2020-08-12T00:00:00" table:style-name="ce88">
            <text:p>12/08/2020</text:p>
          </table:table-cell>
          <table:table-cell office:value-type="string" table:style-name="ce1">
            <text:p>CL 118-001-101</text:p>
          </table:table-cell>
          <table:table-cell table:number-columns-repeated="16373"/>
        </table:table-row>
        <table:table-row table:style-name="ro7">
          <table:table-cell office:value-type="float" office:value="2908" table:style-name="ce1">
            <text:p>2908</text:p>
          </table:table-cell>
          <table:table-cell office:value-type="string" table:style-name="ce81">
            <text:p>-122,978.77</text:p>
          </table:table-cell>
          <table:table-cell office:value-type="float" office:value="0" table:style-name="ce82">
            <text:p>-<text:s/></text:p>
          </table:table-cell>
          <table:table-cell office:value-type="float" office:value="2825.03" table:style-name="ce82">
            <text:p>2.825,03<text:s/></text:p>
          </table:table-cell>
          <table:table-cell table:style-name="ce1"/>
          <table:table-cell office:value-type="float" office:value="1664" table:style-name="ce1">
            <text:p>166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9105" table:style-name="ce1">
            <text:p>199105</text:p>
          </table:table-cell>
          <table:table-cell office:value-type="date" office:date-value="2020-08-12T00:00:00" table:style-name="ce88">
            <text:p>12/08/2020</text:p>
          </table:table-cell>
          <table:table-cell office:value-type="string" table:style-name="ce1">
            <text:p>CL 30913-003-006</text:p>
          </table:table-cell>
          <table:table-cell table:number-columns-repeated="16373"/>
        </table:table-row>
        <table:table-row table:style-name="ro7">
          <table:table-cell office:value-type="float" office:value="2909" table:style-name="ce1">
            <text:p>2909</text:p>
          </table:table-cell>
          <table:table-cell office:value-type="string" table:style-name="ce81">
            <text:p>-123,353.07</text:p>
          </table:table-cell>
          <table:table-cell office:value-type="float" office:value="0" table:style-name="ce82">
            <text:p>-<text:s/></text:p>
          </table:table-cell>
          <table:table-cell office:value-type="float" office:value="374.3" table:style-name="ce82">
            <text:p>374,30<text:s/></text:p>
          </table:table-cell>
          <table:table-cell table:style-name="ce1"/>
          <table:table-cell office:value-type="float" office:value="1664" table:style-name="ce1">
            <text:p>166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8705" table:style-name="ce1">
            <text:p>198705</text:p>
          </table:table-cell>
          <table:table-cell office:value-type="date" office:date-value="2020-08-12T00:00:00" table:style-name="ce88">
            <text:p>12/08/2020</text:p>
          </table:table-cell>
          <table:table-cell office:value-type="string" table:style-name="ce1">
            <text:p>CL 879-001-001</text:p>
          </table:table-cell>
          <table:table-cell table:number-columns-repeated="16373"/>
        </table:table-row>
        <table:table-row table:style-name="ro7">
          <table:table-cell office:value-type="float" office:value="2910" table:style-name="ce1">
            <text:p>2910</text:p>
          </table:table-cell>
          <table:table-cell office:value-type="string" table:style-name="ce81">
            <text:p>-124,998.77</text:p>
          </table:table-cell>
          <table:table-cell office:value-type="float" office:value="0" table:style-name="ce82">
            <text:p>-<text:s/></text:p>
          </table:table-cell>
          <table:table-cell office:value-type="float" office:value="1645.7" table:style-name="ce82">
            <text:p>1.645,70<text:s/></text:p>
          </table:table-cell>
          <table:table-cell table:style-name="ce1"/>
          <table:table-cell office:value-type="float" office:value="1664" table:style-name="ce1">
            <text:p>166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8605" table:style-name="ce1">
            <text:p>198605</text:p>
          </table:table-cell>
          <table:table-cell office:value-type="date" office:date-value="2020-08-12T00:00:00" table:style-name="ce88">
            <text:p>12/08/2020</text:p>
          </table:table-cell>
          <table:table-cell office:value-type="string" table:style-name="ce1">
            <text:p>CL 8070-001-002</text:p>
          </table:table-cell>
          <table:table-cell table:number-columns-repeated="16373"/>
        </table:table-row>
        <table:table-row table:style-name="ro7">
          <table:table-cell office:value-type="float" office:value="2911" table:style-name="ce1">
            <text:p>2911</text:p>
          </table:table-cell>
          <table:table-cell office:value-type="string" table:style-name="ce81">
            <text:p>-125,798.79</text:p>
          </table:table-cell>
          <table:table-cell office:value-type="float" office:value="0" table:style-name="ce82">
            <text:p>-<text:s/></text:p>
          </table:table-cell>
          <table:table-cell office:value-type="float" office:value="800.02" table:style-name="ce82">
            <text:p>800,02<text:s/></text:p>
          </table:table-cell>
          <table:table-cell table:style-name="ce1"/>
          <table:table-cell office:value-type="float" office:value="1664" table:style-name="ce1">
            <text:p>166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9005" table:style-name="ce1">
            <text:p>199005</text:p>
          </table:table-cell>
          <table:table-cell office:value-type="date" office:date-value="2020-08-12T00:00:00" table:style-name="ce88">
            <text:p>12/08/2020</text:p>
          </table:table-cell>
          <table:table-cell office:value-type="string" table:style-name="ce1">
            <text:p>CL 23643-001-501</text:p>
          </table:table-cell>
          <table:table-cell table:number-columns-repeated="16373"/>
        </table:table-row>
        <table:table-row table:style-name="ro7">
          <table:table-cell office:value-type="float" office:value="2912" table:style-name="ce1">
            <text:p>2912</text:p>
          </table:table-cell>
          <table:table-cell office:value-type="string" table:style-name="ce81">
            <text:p>-126,370.49</text:p>
          </table:table-cell>
          <table:table-cell office:value-type="float" office:value="0" table:style-name="ce82">
            <text:p>-<text:s/></text:p>
          </table:table-cell>
          <table:table-cell office:value-type="float" office:value="571.70000000000005" table:style-name="ce82">
            <text:p>571,70<text:s/></text:p>
          </table:table-cell>
          <table:table-cell table:style-name="ce1"/>
          <table:table-cell office:value-type="float" office:value="1664" table:style-name="ce1">
            <text:p>166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9505" table:style-name="ce1">
            <text:p>199505</text:p>
          </table:table-cell>
          <table:table-cell office:value-type="date" office:date-value="2020-08-12T00:00:00" table:style-name="ce88">
            <text:p>12/08/2020</text:p>
          </table:table-cell>
          <table:table-cell office:value-type="string" table:style-name="ce1">
            <text:p>CL 8130-001-002</text:p>
          </table:table-cell>
          <table:table-cell table:number-columns-repeated="16373"/>
        </table:table-row>
        <table:table-row table:style-name="ro7">
          <table:table-cell office:value-type="float" office:value="2913" table:style-name="ce1">
            <text:p>2913</text:p>
          </table:table-cell>
          <table:table-cell office:value-type="string" table:style-name="ce81">
            <text:p>-126,661.74</text:p>
          </table:table-cell>
          <table:table-cell office:value-type="float" office:value="0" table:style-name="ce82">
            <text:p>-<text:s/></text:p>
          </table:table-cell>
          <table:table-cell office:value-type="float" office:value="291.25" table:style-name="ce82">
            <text:p>291,25<text:s/></text:p>
          </table:table-cell>
          <table:table-cell table:style-name="ce1"/>
          <table:table-cell office:value-type="float" office:value="1661" table:style-name="ce1">
            <text:p>166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9805" table:style-name="ce1">
            <text:p>199805</text:p>
          </table:table-cell>
          <table:table-cell office:value-type="date" office:date-value="2020-08-17T00:00:00" table:style-name="ce88">
            <text:p>17/08/2020</text:p>
          </table:table-cell>
          <table:table-cell office:value-type="string" table:style-name="ce1">
            <text:p>CL 1962-891</text:p>
          </table:table-cell>
          <table:table-cell table:number-columns-repeated="16373"/>
        </table:table-row>
        <table:table-row table:style-name="ro7">
          <table:table-cell office:value-type="float" office:value="2914" table:style-name="ce1">
            <text:p>2914</text:p>
          </table:table-cell>
          <table:table-cell office:value-type="string" table:style-name="ce81">
            <text:p>-127,495.31</text:p>
          </table:table-cell>
          <table:table-cell office:value-type="float" office:value="0" table:style-name="ce82">
            <text:p>-<text:s/></text:p>
          </table:table-cell>
          <table:table-cell office:value-type="float" office:value="833.57" table:style-name="ce82">
            <text:p>833,57<text:s/></text:p>
          </table:table-cell>
          <table:table-cell table:style-name="ce1"/>
          <table:table-cell office:value-type="float" office:value="1661" table:style-name="ce1">
            <text:p>166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0405" table:style-name="ce1">
            <text:p>200405</text:p>
          </table:table-cell>
          <table:table-cell office:value-type="date" office:date-value="2020-08-17T00:00:00" table:style-name="ce88">
            <text:p>17/08/2020</text:p>
          </table:table-cell>
          <table:table-cell office:value-type="string" table:style-name="ce1">
            <text:p>CL 8232-001-002</text:p>
          </table:table-cell>
          <table:table-cell table:number-columns-repeated="16373"/>
        </table:table-row>
        <table:table-row table:style-name="ro7">
          <table:table-cell office:value-type="float" office:value="2915" table:style-name="ce1">
            <text:p>2915</text:p>
          </table:table-cell>
          <table:table-cell office:value-type="string" table:style-name="ce81">
            <text:p>-129,141.01</text:p>
          </table:table-cell>
          <table:table-cell office:value-type="float" office:value="0" table:style-name="ce82">
            <text:p>-<text:s/></text:p>
          </table:table-cell>
          <table:table-cell office:value-type="float" office:value="1645.7" table:style-name="ce82">
            <text:p>1.645,70<text:s/></text:p>
          </table:table-cell>
          <table:table-cell table:style-name="ce1"/>
          <table:table-cell office:value-type="float" office:value="1661" table:style-name="ce1">
            <text:p>166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9705" table:style-name="ce1">
            <text:p>199705</text:p>
          </table:table-cell>
          <table:table-cell office:value-type="date" office:date-value="2020-08-17T00:00:00" table:style-name="ce88">
            <text:p>17/08/2020</text:p>
          </table:table-cell>
          <table:table-cell office:value-type="string" table:style-name="ce1">
            <text:p>CL 8137-001-002</text:p>
          </table:table-cell>
          <table:table-cell table:number-columns-repeated="16373"/>
        </table:table-row>
        <table:table-row table:style-name="ro7">
          <table:table-cell office:value-type="float" office:value="2916" table:style-name="ce1">
            <text:p>2916</text:p>
          </table:table-cell>
          <table:table-cell office:value-type="string" table:style-name="ce81">
            <text:p>-129,224.76</text:p>
          </table:table-cell>
          <table:table-cell office:value-type="float" office:value="0" table:style-name="ce82">
            <text:p>-<text:s/></text:p>
          </table:table-cell>
          <table:table-cell office:value-type="float" office:value="83.75" table:style-name="ce82">
            <text:p>83,75<text:s/></text:p>
          </table:table-cell>
          <table:table-cell table:style-name="ce1"/>
          <table:table-cell office:value-type="float" office:value="1661" table:style-name="ce1">
            <text:p>166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9905" table:style-name="ce1">
            <text:p>199905</text:p>
          </table:table-cell>
          <table:table-cell office:value-type="date" office:date-value="2020-08-17T00:00:00" table:style-name="ce88">
            <text:p>17/08/2020</text:p>
          </table:table-cell>
          <table:table-cell office:value-type="string" table:style-name="ce1">
            <text:p>CL 890-001-001</text:p>
          </table:table-cell>
          <table:table-cell table:number-columns-repeated="16373"/>
        </table:table-row>
        <table:table-row table:style-name="ro7">
          <table:table-cell office:value-type="float" office:value="2917" table:style-name="ce1">
            <text:p>2917</text:p>
          </table:table-cell>
          <table:table-cell office:value-type="string" table:style-name="ce81">
            <text:p>-130,664.76</text:p>
          </table:table-cell>
          <table:table-cell office:value-type="float" office:value="0" table:style-name="ce82">
            <text:p>-<text:s/></text:p>
          </table:table-cell>
          <table:table-cell office:value-type="float" office:value="1440" table:style-name="ce82">
            <text:p>1.440,00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0905" table:style-name="ce1">
            <text:p>200905</text:p>
          </table:table-cell>
          <table:table-cell office:value-type="date" office:date-value="2020-08-21T00:00:00" table:style-name="ce88">
            <text:p>21/08/2020</text:p>
          </table:table-cell>
          <table:table-cell office:value-type="string" table:style-name="ce1">
            <text:p>CL 120-001-101</text:p>
          </table:table-cell>
          <table:table-cell table:number-columns-repeated="16373"/>
        </table:table-row>
        <table:table-row table:style-name="ro7">
          <table:table-cell office:value-type="float" office:value="2918" table:style-name="ce1">
            <text:p>2918</text:p>
          </table:table-cell>
          <table:table-cell office:value-type="string" table:style-name="ce81">
            <text:p>-131,675.46</text:p>
          </table:table-cell>
          <table:table-cell office:value-type="float" office:value="0" table:style-name="ce82">
            <text:p>-<text:s/></text:p>
          </table:table-cell>
          <table:table-cell office:value-type="float" office:value="1010.7" table:style-name="ce82">
            <text:p>1.010,70<text:s/></text:p>
          </table:table-cell>
          <table:table-cell table:style-name="ce1"/>
          <table:table-cell office:value-type="float" office:value="1658" table:style-name="ce1">
            <text:p>165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3405" table:style-name="ce1">
            <text:p>203405</text:p>
          </table:table-cell>
          <table:table-cell office:value-type="date" office:date-value="2020-08-21T00:00:00" table:style-name="ce88">
            <text:p>21/08/2020</text:p>
          </table:table-cell>
          <table:table-cell office:value-type="string" table:style-name="ce1">
            <text:p>CL 31209-003-006</text:p>
          </table:table-cell>
          <table:table-cell table:number-columns-repeated="16373"/>
        </table:table-row>
        <table:table-row table:style-name="ro7">
          <table:table-cell office:value-type="float" office:value="2919" table:style-name="ce1">
            <text:p>2919</text:p>
          </table:table-cell>
          <table:table-cell office:value-type="string" table:style-name="ce81">
            <text:p>-133,321.16</text:p>
          </table:table-cell>
          <table:table-cell office:value-type="float" office:value="0" table:style-name="ce82">
            <text:p>-<text:s/></text:p>
          </table:table-cell>
          <table:table-cell office:value-type="float" office:value="1645.7" table:style-name="ce82">
            <text:p>1.645,70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0605" table:style-name="ce1">
            <text:p>200605</text:p>
          </table:table-cell>
          <table:table-cell office:value-type="date" office:date-value="2020-08-21T00:00:00" table:style-name="ce88">
            <text:p>21/08/2020</text:p>
          </table:table-cell>
          <table:table-cell office:value-type="string" table:style-name="ce1">
            <text:p>CL 8265-001-002</text:p>
          </table:table-cell>
          <table:table-cell table:number-columns-repeated="16373"/>
        </table:table-row>
        <table:table-row table:style-name="ro7">
          <table:table-cell office:value-type="float" office:value="2920" table:style-name="ce1">
            <text:p>2920</text:p>
          </table:table-cell>
          <table:table-cell office:value-type="string" table:style-name="ce81">
            <text:p>-133,987.24</text:p>
          </table:table-cell>
          <table:table-cell office:value-type="float" office:value="0" table:style-name="ce82">
            <text:p>-<text:s/></text:p>
          </table:table-cell>
          <table:table-cell office:value-type="float" office:value="666.08" table:style-name="ce82">
            <text:p>666,08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3305" table:style-name="ce1">
            <text:p>203305</text:p>
          </table:table-cell>
          <table:table-cell office:value-type="date" office:date-value="2020-08-21T00:00:00" table:style-name="ce88">
            <text:p>21/08/2020</text:p>
          </table:table-cell>
          <table:table-cell office:value-type="string" table:style-name="ce1">
            <text:p>CL 2118-001-001</text:p>
          </table:table-cell>
          <table:table-cell table:number-columns-repeated="16373"/>
        </table:table-row>
        <table:table-row table:style-name="ro7">
          <table:table-cell office:value-type="float" office:value="2921" table:style-name="ce1">
            <text:p>2921</text:p>
          </table:table-cell>
          <table:table-cell office:value-type="string" table:style-name="ce81">
            <text:p>-134,013.04</text:p>
          </table:table-cell>
          <table:table-cell office:value-type="float" office:value="0" table:style-name="ce82">
            <text:p>-<text:s/></text:p>
          </table:table-cell>
          <table:table-cell office:value-type="float" office:value="25.8" table:style-name="ce82">
            <text:p>25,80<text:s/></text:p>
          </table:table-cell>
          <table:table-cell table:style-name="ce1"/>
          <table:table-cell office:value-type="float" office:value="1657" table:style-name="ce1">
            <text:p>16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3805" table:style-name="ce1">
            <text:p>203805</text:p>
          </table:table-cell>
          <table:table-cell office:value-type="date" office:date-value="2020-08-25T00:00:00" table:style-name="ce88">
            <text:p>25/08/2020</text:p>
          </table:table-cell>
          <table:table-cell office:value-type="string" table:style-name="ce1">
            <text:p>CL 8349-001-002</text:p>
          </table:table-cell>
          <table:table-cell table:number-columns-repeated="16373"/>
        </table:table-row>
        <table:table-row table:style-name="ro7">
          <table:table-cell office:value-type="float" office:value="2922" table:style-name="ce1">
            <text:p>2922</text:p>
          </table:table-cell>
          <table:table-cell office:value-type="string" table:style-name="ce81">
            <text:p>-134,557.36</text:p>
          </table:table-cell>
          <table:table-cell office:value-type="float" office:value="0" table:style-name="ce82">
            <text:p>-<text:s/></text:p>
          </table:table-cell>
          <table:table-cell office:value-type="float" office:value="544.32000000000005" table:style-name="ce82">
            <text:p>544,32<text:s/></text:p>
          </table:table-cell>
          <table:table-cell table:style-name="ce1"/>
          <table:table-cell office:value-type="float" office:value="1657" table:style-name="ce1">
            <text:p>16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5505" table:style-name="ce1">
            <text:p>205505</text:p>
          </table:table-cell>
          <table:table-cell office:value-type="date" office:date-value="2020-08-25T00:00:00" table:style-name="ce88">
            <text:p>25/08/2020</text:p>
          </table:table-cell>
          <table:table-cell office:value-type="string" table:style-name="ce1">
            <text:p>CL 167459-001-001</text:p>
          </table:table-cell>
          <table:table-cell table:number-columns-repeated="16373"/>
        </table:table-row>
        <table:table-row table:style-name="ro7">
          <table:table-cell office:value-type="float" office:value="2923" table:style-name="ce1">
            <text:p>2923</text:p>
          </table:table-cell>
          <table:table-cell office:value-type="string" table:style-name="ce81">
            <text:p>-135,104.40</text:p>
          </table:table-cell>
          <table:table-cell office:value-type="float" office:value="0" table:style-name="ce82">
            <text:p>-<text:s/></text:p>
          </table:table-cell>
          <table:table-cell office:value-type="float" office:value="547.04" table:style-name="ce82">
            <text:p>547,04<text:s/></text:p>
          </table:table-cell>
          <table:table-cell table:style-name="ce1"/>
          <table:table-cell office:value-type="float" office:value="1657" table:style-name="ce1">
            <text:p>16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5205" table:style-name="ce1">
            <text:p>205205</text:p>
          </table:table-cell>
          <table:table-cell office:value-type="date" office:date-value="2020-08-25T00:00:00" table:style-name="ce88">
            <text:p>25/08/2020</text:p>
          </table:table-cell>
          <table:table-cell office:value-type="string" table:style-name="ce1">
            <text:p>CL 417512-001-011</text:p>
          </table:table-cell>
          <table:table-cell table:number-columns-repeated="16373"/>
        </table:table-row>
        <table:table-row table:style-name="ro7">
          <table:table-cell office:value-type="float" office:value="2924" table:style-name="ce1">
            <text:p>2924</text:p>
          </table:table-cell>
          <table:table-cell office:value-type="string" table:style-name="ce81">
            <text:p>-135,125.40</text:p>
          </table:table-cell>
          <table:table-cell office:value-type="float" office:value="0" table:style-name="ce82">
            <text:p>-<text:s/></text:p>
          </table:table-cell>
          <table:table-cell office:value-type="float" office:value="21" table:style-name="ce82">
            <text:p>21,00<text:s/></text:p>
          </table:table-cell>
          <table:table-cell table:style-name="ce1"/>
          <table:table-cell office:value-type="float" office:value="1657" table:style-name="ce1">
            <text:p>16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5105" table:style-name="ce1">
            <text:p>205105</text:p>
          </table:table-cell>
          <table:table-cell office:value-type="date" office:date-value="2020-08-25T00:00:00" table:style-name="ce88">
            <text:p>25/08/2020</text:p>
          </table:table-cell>
          <table:table-cell office:value-type="string" table:style-name="ce1">
            <text:p>CL 417507-001.01</text:p>
          </table:table-cell>
          <table:table-cell table:number-columns-repeated="16373"/>
        </table:table-row>
        <table:table-row table:style-name="ro7">
          <table:table-cell office:value-type="float" office:value="2925" table:style-name="ce1">
            <text:p>2925</text:p>
          </table:table-cell>
          <table:table-cell office:value-type="string" table:style-name="ce81">
            <text:p>-135,288.96</text:p>
          </table:table-cell>
          <table:table-cell office:value-type="float" office:value="0" table:style-name="ce82">
            <text:p>-<text:s/></text:p>
          </table:table-cell>
          <table:table-cell office:value-type="float" office:value="163.56" table:style-name="ce82">
            <text:p>163,56<text:s/></text:p>
          </table:table-cell>
          <table:table-cell table:style-name="ce1"/>
          <table:table-cell office:value-type="float" office:value="1657" table:style-name="ce1">
            <text:p>16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5005" table:style-name="ce1">
            <text:p>205005</text:p>
          </table:table-cell>
          <table:table-cell office:value-type="date" office:date-value="2020-08-25T00:00:00" table:style-name="ce88">
            <text:p>25/08/2020</text:p>
          </table:table-cell>
          <table:table-cell office:value-type="string" table:style-name="ce1">
            <text:p>CL 417515-001-011</text:p>
          </table:table-cell>
          <table:table-cell table:number-columns-repeated="16373"/>
        </table:table-row>
        <table:table-row table:style-name="ro7">
          <table:table-cell office:value-type="float" office:value="2926" table:style-name="ce1">
            <text:p>2926</text:p>
          </table:table-cell>
          <table:table-cell office:value-type="string" table:style-name="ce81">
            <text:p>-135,340.41</text:p>
          </table:table-cell>
          <table:table-cell office:value-type="float" office:value="0" table:style-name="ce82">
            <text:p>-<text:s/></text:p>
          </table:table-cell>
          <table:table-cell office:value-type="float" office:value="51.45" table:style-name="ce82">
            <text:p>51,45<text:s/></text:p>
          </table:table-cell>
          <table:table-cell table:style-name="ce1"/>
          <table:table-cell office:value-type="float" office:value="1657" table:style-name="ce1">
            <text:p>16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4905" table:style-name="ce1">
            <text:p>204905</text:p>
          </table:table-cell>
          <table:table-cell office:value-type="date" office:date-value="2020-08-25T00:00:00" table:style-name="ce88">
            <text:p>25/08/2020</text:p>
          </table:table-cell>
          <table:table-cell office:value-type="string" table:style-name="ce1">
            <text:p>CL 417513-001-011</text:p>
          </table:table-cell>
          <table:table-cell table:number-columns-repeated="16373"/>
        </table:table-row>
        <table:table-row table:style-name="ro7">
          <table:table-cell office:value-type="float" office:value="2927" table:style-name="ce1">
            <text:p>2927</text:p>
          </table:table-cell>
          <table:table-cell office:value-type="string" table:style-name="ce81">
            <text:p>-135,391.86</text:p>
          </table:table-cell>
          <table:table-cell office:value-type="float" office:value="0" table:style-name="ce82">
            <text:p>-<text:s/></text:p>
          </table:table-cell>
          <table:table-cell office:value-type="float" office:value="51.45" table:style-name="ce82">
            <text:p>51,45<text:s/></text:p>
          </table:table-cell>
          <table:table-cell table:style-name="ce1"/>
          <table:table-cell office:value-type="float" office:value="1657" table:style-name="ce1">
            <text:p>16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4805" table:style-name="ce1">
            <text:p>204805</text:p>
          </table:table-cell>
          <table:table-cell office:value-type="date" office:date-value="2020-08-25T00:00:00" table:style-name="ce88">
            <text:p>25/08/2020</text:p>
          </table:table-cell>
          <table:table-cell office:value-type="string" table:style-name="ce1">
            <text:p>CL 417514-001-011</text:p>
          </table:table-cell>
          <table:table-cell table:number-columns-repeated="16373"/>
        </table:table-row>
        <table:table-row table:style-name="ro7">
          <table:table-cell office:value-type="float" office:value="2928" table:style-name="ce1">
            <text:p>2928</text:p>
          </table:table-cell>
          <table:table-cell office:value-type="string" table:style-name="ce81">
            <text:p>-135,403.94</text:p>
          </table:table-cell>
          <table:table-cell office:value-type="float" office:value="0" table:style-name="ce82">
            <text:p>-<text:s/></text:p>
          </table:table-cell>
          <table:table-cell office:value-type="float" office:value="12.08" table:style-name="ce82">
            <text:p>12,08<text:s/></text:p>
          </table:table-cell>
          <table:table-cell table:style-name="ce1"/>
          <table:table-cell office:value-type="float" office:value="1657" table:style-name="ce1">
            <text:p>16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4705" table:style-name="ce1">
            <text:p>204705</text:p>
          </table:table-cell>
          <table:table-cell office:value-type="date" office:date-value="2020-08-25T00:00:00" table:style-name="ce88">
            <text:p>25/08/2020</text:p>
          </table:table-cell>
          <table:table-cell office:value-type="string" table:style-name="ce1">
            <text:p>CL 417516-001-011</text:p>
          </table:table-cell>
          <table:table-cell table:number-columns-repeated="16373"/>
        </table:table-row>
        <table:table-row table:style-name="ro7">
          <table:table-cell office:value-type="float" office:value="2929" table:style-name="ce1">
            <text:p>2929</text:p>
          </table:table-cell>
          <table:table-cell office:value-type="string" table:style-name="ce81">
            <text:p>-136,015.42</text:p>
          </table:table-cell>
          <table:table-cell office:value-type="float" office:value="0" table:style-name="ce82">
            <text:p>-<text:s/></text:p>
          </table:table-cell>
          <table:table-cell office:value-type="float" office:value="611.48" table:style-name="ce82">
            <text:p>611,48<text:s/></text:p>
          </table:table-cell>
          <table:table-cell table:style-name="ce1"/>
          <table:table-cell office:value-type="float" office:value="1657" table:style-name="ce1">
            <text:p>16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4605" table:style-name="ce1">
            <text:p>204605</text:p>
          </table:table-cell>
          <table:table-cell office:value-type="date" office:date-value="2020-08-25T00:00:00" table:style-name="ce88">
            <text:p>25/08/2020</text:p>
          </table:table-cell>
          <table:table-cell office:value-type="string" table:style-name="ce1">
            <text:p>CL 417508-001-011</text:p>
          </table:table-cell>
          <table:table-cell table:number-columns-repeated="16373"/>
        </table:table-row>
        <table:table-row table:style-name="ro7">
          <table:table-cell office:value-type="float" office:value="2930" table:style-name="ce1">
            <text:p>2930</text:p>
          </table:table-cell>
          <table:table-cell office:value-type="string" table:style-name="ce81">
            <text:p>-137,878.94</text:p>
          </table:table-cell>
          <table:table-cell office:value-type="float" office:value="0" table:style-name="ce82">
            <text:p>-<text:s/></text:p>
          </table:table-cell>
          <table:table-cell office:value-type="float" office:value="1863.52" table:style-name="ce82">
            <text:p>1.863,52<text:s/></text:p>
          </table:table-cell>
          <table:table-cell table:style-name="ce1"/>
          <table:table-cell office:value-type="float" office:value="1657" table:style-name="ce1">
            <text:p>16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4505" table:style-name="ce1">
            <text:p>204505</text:p>
          </table:table-cell>
          <table:table-cell office:value-type="date" office:date-value="2020-08-25T00:00:00" table:style-name="ce88">
            <text:p>25/08/2020</text:p>
          </table:table-cell>
          <table:table-cell office:value-type="string" table:style-name="ce1">
            <text:p>CL 61556-001-100</text:p>
          </table:table-cell>
          <table:table-cell table:number-columns-repeated="16373"/>
        </table:table-row>
        <table:table-row table:style-name="ro7">
          <table:table-cell office:value-type="float" office:value="2931" table:style-name="ce1">
            <text:p>2931</text:p>
          </table:table-cell>
          <table:table-cell office:value-type="string" table:style-name="ce81">
            <text:p>-138,265.94</text:p>
          </table:table-cell>
          <table:table-cell office:value-type="float" office:value="0" table:style-name="ce82">
            <text:p>-<text:s/></text:p>
          </table:table-cell>
          <table:table-cell office:value-type="float" office:value="387" table:style-name="ce82">
            <text:p>387,00<text:s/></text:p>
          </table:table-cell>
          <table:table-cell table:style-name="ce1"/>
          <table:table-cell office:value-type="float" office:value="1657" table:style-name="ce1">
            <text:p>16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3705" table:style-name="ce1">
            <text:p>203705</text:p>
          </table:table-cell>
          <table:table-cell office:value-type="date" office:date-value="2020-08-25T00:00:00" table:style-name="ce88">
            <text:p>25/08/2020</text:p>
          </table:table-cell>
          <table:table-cell office:value-type="string" table:style-name="ce1">
            <text:p>CL 1527-001-001</text:p>
          </table:table-cell>
          <table:table-cell table:number-columns-repeated="16373"/>
        </table:table-row>
        <table:table-row table:style-name="ro7">
          <table:table-cell office:value-type="float" office:value="2932" table:style-name="ce1">
            <text:p>2932</text:p>
          </table:table-cell>
          <table:table-cell office:value-type="string" table:style-name="ce81">
            <text:p>-142,596.20</text:p>
          </table:table-cell>
          <table:table-cell office:value-type="float" office:value="0" table:style-name="ce82">
            <text:p>-<text:s/></text:p>
          </table:table-cell>
          <table:table-cell office:value-type="float" office:value="4330.26" table:style-name="ce82">
            <text:p>4.330,26<text:s/></text:p>
          </table:table-cell>
          <table:table-cell table:style-name="ce1"/>
          <table:table-cell office:value-type="float" office:value="1657" table:style-name="ce1">
            <text:p>16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4405" table:style-name="ce1">
            <text:p>204405</text:p>
          </table:table-cell>
          <table:table-cell office:value-type="date" office:date-value="2020-08-25T00:00:00" table:style-name="ce88">
            <text:p>25/08/2020</text:p>
          </table:table-cell>
          <table:table-cell office:value-type="string" table:style-name="ce1">
            <text:p>CL 24052-001-501</text:p>
          </table:table-cell>
          <table:table-cell table:number-columns-repeated="16373"/>
        </table:table-row>
        <table:table-row table:style-name="ro7">
          <table:table-cell office:value-type="float" office:value="2933" table:style-name="ce1">
            <text:p>2933</text:p>
          </table:table-cell>
          <table:table-cell office:value-type="string" table:style-name="ce81">
            <text:p>-142,843.64</text:p>
          </table:table-cell>
          <table:table-cell office:value-type="float" office:value="0" table:style-name="ce82">
            <text:p>-<text:s/></text:p>
          </table:table-cell>
          <table:table-cell office:value-type="float" office:value="247.44" table:style-name="ce82">
            <text:p>247,44<text:s/></text:p>
          </table:table-cell>
          <table:table-cell table:style-name="ce1"/>
          <table:table-cell office:value-type="float" office:value="1657" table:style-name="ce1">
            <text:p>16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4305" table:style-name="ce1">
            <text:p>204305</text:p>
          </table:table-cell>
          <table:table-cell office:value-type="date" office:date-value="2020-08-25T00:00:00" table:style-name="ce88">
            <text:p>25/08/2020</text:p>
          </table:table-cell>
          <table:table-cell office:value-type="string" table:style-name="ce1">
            <text:p>CL 1941-022-901</text:p>
          </table:table-cell>
          <table:table-cell table:number-columns-repeated="16373"/>
        </table:table-row>
        <table:table-row table:style-name="ro7">
          <table:table-cell office:value-type="float" office:value="2934" table:style-name="ce1">
            <text:p>2934</text:p>
          </table:table-cell>
          <table:table-cell office:value-type="string" table:style-name="ce81">
            <text:p>-143,245.59</text:p>
          </table:table-cell>
          <table:table-cell office:value-type="float" office:value="0" table:style-name="ce82">
            <text:p>-<text:s/></text:p>
          </table:table-cell>
          <table:table-cell office:value-type="float" office:value="401.95" table:style-name="ce82">
            <text:p>401,95<text:s/></text:p>
          </table:table-cell>
          <table:table-cell table:style-name="ce1"/>
          <table:table-cell office:value-type="float" office:value="1657" table:style-name="ce1">
            <text:p>16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4205" table:style-name="ce1">
            <text:p>204205</text:p>
          </table:table-cell>
          <table:table-cell office:value-type="date" office:date-value="2020-08-25T00:00:00" table:style-name="ce88">
            <text:p>25/08/2020</text:p>
          </table:table-cell>
          <table:table-cell office:value-type="string" table:style-name="ce1">
            <text:p>CL 61525-001-100</text:p>
          </table:table-cell>
          <table:table-cell table:number-columns-repeated="16373"/>
        </table:table-row>
        <table:table-row table:style-name="ro7">
          <table:table-cell office:value-type="float" office:value="2935" table:style-name="ce1">
            <text:p>2935</text:p>
          </table:table-cell>
          <table:table-cell office:value-type="string" table:style-name="ce81">
            <text:p>-143,520.59</text:p>
          </table:table-cell>
          <table:table-cell office:value-type="float" office:value="0" table:style-name="ce82">
            <text:p>-<text:s/></text:p>
          </table:table-cell>
          <table:table-cell office:value-type="float" office:value="275" table:style-name="ce82">
            <text:p>275,00<text:s/></text:p>
          </table:table-cell>
          <table:table-cell table:style-name="ce1"/>
          <table:table-cell office:value-type="float" office:value="1657" table:style-name="ce1">
            <text:p>16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4105" table:style-name="ce1">
            <text:p>204105</text:p>
          </table:table-cell>
          <table:table-cell office:value-type="date" office:date-value="2020-08-25T00:00:00" table:style-name="ce88">
            <text:p>25/08/2020</text:p>
          </table:table-cell>
          <table:table-cell office:value-type="string" table:style-name="ce1">
            <text:p>CL 8363-001-002</text:p>
          </table:table-cell>
          <table:table-cell table:number-columns-repeated="16373"/>
        </table:table-row>
        <table:table-row table:style-name="ro7">
          <table:table-cell office:value-type="float" office:value="2936" table:style-name="ce1">
            <text:p>2936</text:p>
          </table:table-cell>
          <table:table-cell office:value-type="string" table:style-name="ce81">
            <text:p>-143,600.19</text:p>
          </table:table-cell>
          <table:table-cell office:value-type="float" office:value="0" table:style-name="ce82">
            <text:p>-<text:s/></text:p>
          </table:table-cell>
          <table:table-cell office:value-type="float" office:value="79.599999999999994" table:style-name="ce82">
            <text:p>79,60<text:s/></text:p>
          </table:table-cell>
          <table:table-cell table:style-name="ce1"/>
          <table:table-cell office:value-type="float" office:value="1657" table:style-name="ce1">
            <text:p>16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3905" table:style-name="ce1">
            <text:p>203905</text:p>
          </table:table-cell>
          <table:table-cell office:value-type="date" office:date-value="2020-08-25T00:00:00" table:style-name="ce88">
            <text:p>25/08/2020</text:p>
          </table:table-cell>
          <table:table-cell office:value-type="string" table:style-name="ce1">
            <text:p>CL 905-001-001</text:p>
          </table:table-cell>
          <table:table-cell table:number-columns-repeated="16373"/>
        </table:table-row>
        <table:table-row table:style-name="ro7">
          <table:table-cell office:value-type="float" office:value="2937" table:style-name="ce1">
            <text:p>2937</text:p>
          </table:table-cell>
          <table:table-cell office:value-type="string" table:style-name="ce81">
            <text:p>-143,617.19</text:p>
          </table:table-cell>
          <table:table-cell office:value-type="float" office:value="0" table:style-name="ce82">
            <text:p>-<text:s/></text:p>
          </table:table-cell>
          <table:table-cell office:value-type="float" office:value="17" table:style-name="ce82">
            <text:p>17,00<text:s/></text:p>
          </table:table-cell>
          <table:table-cell table:style-name="ce1"/>
          <table:table-cell office:value-type="float" office:value="1657" table:style-name="ce1">
            <text:p>16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4005" table:style-name="ce1">
            <text:p>204005</text:p>
          </table:table-cell>
          <table:table-cell office:value-type="date" office:date-value="2020-08-25T00:00:00" table:style-name="ce88">
            <text:p>25/08/2020</text:p>
          </table:table-cell>
          <table:table-cell office:value-type="string" table:style-name="ce1">
            <text:p>CL 61469-001-100</text:p>
          </table:table-cell>
          <table:table-cell table:number-columns-repeated="16373"/>
        </table:table-row>
        <table:table-row table:style-name="ro7">
          <table:table-cell office:value-type="float" office:value="2938" table:style-name="ce1">
            <text:p>2938</text:p>
          </table:table-cell>
          <table:table-cell office:value-type="string" table:style-name="ce81">
            <text:p>-145,753.19</text:p>
          </table:table-cell>
          <table:table-cell office:value-type="float" office:value="0" table:style-name="ce82">
            <text:p>-<text:s/></text:p>
          </table:table-cell>
          <table:table-cell office:value-type="float" office:value="2136" table:style-name="ce82">
            <text:p>2.136,00<text:s/></text:p>
          </table:table-cell>
          <table:table-cell table:style-name="ce1"/>
          <table:table-cell office:value-type="float" office:value="1657" table:style-name="ce1">
            <text:p>16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3605" table:style-name="ce1">
            <text:p>203605</text:p>
          </table:table-cell>
          <table:table-cell office:value-type="date" office:date-value="2020-08-25T00:00:00" table:style-name="ce88">
            <text:p>25/08/2020</text:p>
          </table:table-cell>
          <table:table-cell office:value-type="string" table:style-name="ce1">
            <text:p>CL 343-001-001</text:p>
          </table:table-cell>
          <table:table-cell table:number-columns-repeated="16373"/>
        </table:table-row>
        <table:table-row table:style-name="ro7">
          <table:table-cell office:value-type="float" office:value="2939" table:style-name="ce1">
            <text:p>2939</text:p>
          </table:table-cell>
          <table:table-cell office:value-type="string" table:style-name="ce81">
            <text:p>-146,275.79</text:p>
          </table:table-cell>
          <table:table-cell office:value-type="float" office:value="0" table:style-name="ce82">
            <text:p>-<text:s/></text:p>
          </table:table-cell>
          <table:table-cell office:value-type="float" office:value="522.6" table:style-name="ce82">
            <text:p>522,60<text:s/></text:p>
          </table:table-cell>
          <table:table-cell table:style-name="ce1"/>
          <table:table-cell office:value-type="float" office:value="1657" table:style-name="ce1">
            <text:p>16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5405" table:style-name="ce1">
            <text:p>205405</text:p>
          </table:table-cell>
          <table:table-cell office:value-type="date" office:date-value="2020-08-25T00:00:00" table:style-name="ce88">
            <text:p>25/08/2020</text:p>
          </table:table-cell>
          <table:table-cell office:value-type="string" table:style-name="ce1">
            <text:p>CL 84905-001-008</text:p>
          </table:table-cell>
          <table:table-cell table:number-columns-repeated="16373"/>
        </table:table-row>
        <table:table-row table:style-name="ro7">
          <table:table-cell office:value-type="float" office:value="2940" table:style-name="ce1">
            <text:p>2940</text:p>
          </table:table-cell>
          <table:table-cell office:value-type="string" table:style-name="ce81">
            <text:p>-145,653.90</text:p>
          </table:table-cell>
          <table:table-cell office:value-type="float" office:value="621.89" table:style-name="ce82">
            <text:p>621,89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3403" table:style-name="ce1">
            <text:p>283403</text:p>
          </table:table-cell>
          <table:table-cell office:value-type="date" office:date-value="2020-08-31T00:00:00" table:style-name="ce88">
            <text:p>31/08/2020</text:p>
          </table:table-cell>
          <table:table-cell office:value-type="string" table:style-name="ce1">
            <text:p>FB 000421017-001011-F# 421017 PALLET ANTIDERRAM 4T</text:p>
          </table:table-cell>
          <table:table-cell table:number-columns-repeated="16373"/>
        </table:table-row>
        <table:table-row table:style-name="ro7">
          <table:table-cell office:value-type="float" office:value="2941" table:style-name="ce1">
            <text:p>2941</text:p>
          </table:table-cell>
          <table:table-cell office:value-type="string" table:style-name="ce81">
            <text:p>-143,576.16</text:p>
          </table:table-cell>
          <table:table-cell office:value-type="float" office:value="2077.7399999999998" table:style-name="ce82">
            <text:p>2.077,74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3503" table:style-name="ce1">
            <text:p>283503</text:p>
          </table:table-cell>
          <table:table-cell office:value-type="date" office:date-value="2020-08-31T00:00:00" table:style-name="ce88">
            <text:p>31/08/2020</text:p>
          </table:table-cell>
          <table:table-cell office:value-type="string" table:style-name="ce1">
            <text:p>FB 000421018-001011-F# 421018 TABLA SEMIDURA PLANC</text:p>
          </table:table-cell>
          <table:table-cell table:number-columns-repeated="16373"/>
        </table:table-row>
        <table:table-row table:style-name="ro7">
          <table:table-cell office:value-type="float" office:value="2942" table:style-name="ce1">
            <text:p>2942</text:p>
          </table:table-cell>
          <table:table-cell office:value-type="string" table:style-name="ce81">
            <text:p>-136,792.85</text:p>
          </table:table-cell>
          <table:table-cell office:value-type="float" office:value="6783.31" table:style-name="ce82">
            <text:p>6.783,31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3603" table:style-name="ce1">
            <text:p>283603</text:p>
          </table:table-cell>
          <table:table-cell office:value-type="date" office:date-value="2020-08-31T00:00:00" table:style-name="ce88">
            <text:p>31/08/2020</text:p>
          </table:table-cell>
          <table:table-cell office:value-type="string" table:style-name="ce1">
            <text:p>FB 000421019-001011-F# 421019 WHIPE D HILO 2 KILOS</text:p>
          </table:table-cell>
          <table:table-cell table:number-columns-repeated="16373"/>
        </table:table-row>
        <table:table-row table:style-name="ro7">
          <table:table-cell office:value-type="float" office:value="2943" table:style-name="ce1">
            <text:p>2943</text:p>
          </table:table-cell>
          <table:table-cell office:value-type="string" table:style-name="ce81">
            <text:p>-136,630.41</text:p>
          </table:table-cell>
          <table:table-cell office:value-type="float" office:value="162.44" table:style-name="ce82">
            <text:p>162,44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3703" table:style-name="ce1">
            <text:p>283703</text:p>
          </table:table-cell>
          <table:table-cell office:value-type="date" office:date-value="2020-08-31T00:00:00" table:style-name="ce88">
            <text:p>31/08/2020</text:p>
          </table:table-cell>
          <table:table-cell office:value-type="string" table:style-name="ce1">
            <text:p>FB 000421020-001011-F# 421020 CAMISETA MANGA LARGA</text:p>
          </table:table-cell>
          <table:table-cell table:number-columns-repeated="16373"/>
        </table:table-row>
        <table:table-row table:style-name="ro7">
          <table:table-cell office:value-type="float" office:value="2944" table:style-name="ce1">
            <text:p>2944</text:p>
          </table:table-cell>
          <table:table-cell office:value-type="string" table:style-name="ce81">
            <text:p>-135,252.67</text:p>
          </table:table-cell>
          <table:table-cell office:value-type="float" office:value="1377.74" table:style-name="ce82">
            <text:p>1.377,74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2103" table:style-name="ce1">
            <text:p>282103</text:p>
          </table:table-cell>
          <table:table-cell office:value-type="date" office:date-value="2020-08-31T00:00:00" table:style-name="ce88">
            <text:p>31/08/2020</text:p>
          </table:table-cell>
          <table:table-cell office:value-type="string" table:style-name="ce1">
            <text:p>FB 000421004-001011-F# 421004 COMPRA <text:s/>CINTA PARA E</text:p>
          </table:table-cell>
          <table:table-cell table:number-columns-repeated="16373"/>
        </table:table-row>
        <table:table-row table:style-name="ro7">
          <table:table-cell office:value-type="float" office:value="2945" table:style-name="ce1">
            <text:p>2945</text:p>
          </table:table-cell>
          <table:table-cell office:value-type="string" table:style-name="ce81">
            <text:p>-120,431.96</text:p>
          </table:table-cell>
          <table:table-cell office:value-type="float" office:value="14820.71" table:style-name="ce82">
            <text:p>14.820,71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2203" table:style-name="ce1">
            <text:p>282203</text:p>
          </table:table-cell>
          <table:table-cell office:value-type="date" office:date-value="2020-08-31T00:00:00" table:style-name="ce88">
            <text:p>31/08/2020</text:p>
          </table:table-cell>
          <table:table-cell office:value-type="string" table:style-name="ce1">
            <text:p>FB 000421005-001011-F# 421005 CEMENTO HOLCIN SACO</text:p>
          </table:table-cell>
          <table:table-cell table:number-columns-repeated="16373"/>
        </table:table-row>
        <table:table-row table:style-name="ro7">
          <table:table-cell office:value-type="float" office:value="2946" table:style-name="ce1">
            <text:p>2946</text:p>
          </table:table-cell>
          <table:table-cell office:value-type="string" table:style-name="ce81">
            <text:p>-121,118.53</text:p>
          </table:table-cell>
          <table:table-cell office:value-type="float" office:value="0" table:style-name="ce82">
            <text:p>-<text:s/></text:p>
          </table:table-cell>
          <table:table-cell office:value-type="float" office:value="686.57" table:style-name="ce82">
            <text:p>686,57<text:s/></text:p>
          </table:table-cell>
          <table:table-cell table:style-name="ce1"/>
          <table:table-cell office:value-type="float" office:value="1671" table:style-name="ce1">
            <text:p>167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4703" table:style-name="ce1">
            <text:p>284703</text:p>
          </table:table-cell>
          <table:table-cell office:value-type="date" office:date-value="2020-08-31T00:00:00" table:style-name="ce88">
            <text:p>31/08/2020</text:p>
          </table:table-cell>
          <table:table-cell office:value-type="string" table:style-name="ce1">
            <text:p>CI 000008072-000001-GRAIMAN - F #8072: REVERSO DE</text:p>
          </table:table-cell>
          <table:table-cell table:number-columns-repeated="16373"/>
        </table:table-row>
        <table:table-row table:style-name="ro7">
          <table:table-cell office:value-type="float" office:value="2947" table:style-name="ce1">
            <text:p>2947</text:p>
          </table:table-cell>
          <table:table-cell office:value-type="string" table:style-name="ce81">
            <text:p>-121,038.23</text:p>
          </table:table-cell>
          <table:table-cell office:value-type="float" office:value="80.3" table:style-name="ce82">
            <text:p>80,3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3803" table:style-name="ce1">
            <text:p>283803</text:p>
          </table:table-cell>
          <table:table-cell office:value-type="date" office:date-value="2020-08-31T00:00:00" table:style-name="ce88">
            <text:p>31/08/2020</text:p>
          </table:table-cell>
          <table:table-cell office:value-type="string" table:style-name="ce1">
            <text:p>FB 000421023-001011-F# 421023 CASCO DE SEGURIDAD C</text:p>
          </table:table-cell>
          <table:table-cell table:number-columns-repeated="16373"/>
        </table:table-row>
        <table:table-row table:style-name="ro7">
          <table:table-cell office:value-type="float" office:value="2948" table:style-name="ce1">
            <text:p>2948</text:p>
          </table:table-cell>
          <table:table-cell office:value-type="string" table:style-name="ce81">
            <text:p>-118,328.83</text:p>
          </table:table-cell>
          <table:table-cell office:value-type="float" office:value="2709.4" table:style-name="ce82">
            <text:p>2.709,4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2303" table:style-name="ce1">
            <text:p>282303</text:p>
          </table:table-cell>
          <table:table-cell office:value-type="date" office:date-value="2020-08-31T00:00:00" table:style-name="ce88">
            <text:p>31/08/2020</text:p>
          </table:table-cell>
          <table:table-cell office:value-type="string" table:style-name="ce1">
            <text:p>FB 000421006-001011-F# 421006 CEMENTO HOLCIN SACO</text:p>
          </table:table-cell>
          <table:table-cell table:number-columns-repeated="16373"/>
        </table:table-row>
        <table:table-row table:style-name="ro7">
          <table:table-cell office:value-type="float" office:value="2949" table:style-name="ce1">
            <text:p>2949</text:p>
          </table:table-cell>
          <table:table-cell office:value-type="string" table:style-name="ce81">
            <text:p><text:s/>91,823.52</text:p>
          </table:table-cell>
          <table:table-cell office:value-type="float" office:value="210152.35" table:style-name="ce82">
            <text:p>210.152,3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2403" table:style-name="ce1">
            <text:p>282403</text:p>
          </table:table-cell>
          <table:table-cell office:value-type="date" office:date-value="2020-08-31T00:00:00" table:style-name="ce88">
            <text:p>31/08/2020</text:p>
          </table:table-cell>
          <table:table-cell office:value-type="string" table:style-name="ce1">
            <text:p>FB 000421007-001011-F# 421007 TUBERIA PEAD 160MM X</text:p>
          </table:table-cell>
          <table:table-cell table:number-columns-repeated="16373"/>
        </table:table-row>
        <table:table-row table:style-name="ro7">
          <table:table-cell office:value-type="float" office:value="2950" table:style-name="ce1">
            <text:p>2950</text:p>
          </table:table-cell>
          <table:table-cell office:value-type="string" table:style-name="ce81">
            <text:p><text:s/>94,335.07</text:p>
          </table:table-cell>
          <table:table-cell office:value-type="float" office:value="2511.5500000000002" table:style-name="ce82">
            <text:p>2.511,5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2503" table:style-name="ce1">
            <text:p>282503</text:p>
          </table:table-cell>
          <table:table-cell office:value-type="date" office:date-value="2020-08-31T00:00:00" table:style-name="ce88">
            <text:p>31/08/2020</text:p>
          </table:table-cell>
          <table:table-cell office:value-type="string" table:style-name="ce1">
            <text:p>FB 000421008-001011-F# 421008 GUANTE LATEX TALLA M</text:p>
          </table:table-cell>
          <table:table-cell table:number-columns-repeated="16373"/>
        </table:table-row>
        <table:table-row table:style-name="ro7">
          <table:table-cell office:value-type="float" office:value="2951" table:style-name="ce1">
            <text:p>2951</text:p>
          </table:table-cell>
          <table:table-cell office:value-type="string" table:style-name="ce81">
            <text:p><text:s/>99,538.82</text:p>
          </table:table-cell>
          <table:table-cell office:value-type="float" office:value="5203.75" table:style-name="ce82">
            <text:p>5.203,7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2603" table:style-name="ce1">
            <text:p>282603</text:p>
          </table:table-cell>
          <table:table-cell office:value-type="date" office:date-value="2020-08-31T00:00:00" table:style-name="ce88">
            <text:p>31/08/2020</text:p>
          </table:table-cell>
          <table:table-cell office:value-type="string" table:style-name="ce1">
            <text:p>FB 000421009-001011-F# 421009 <text:s/>PORTA CREDENCIAL DE</text:p>
          </table:table-cell>
          <table:table-cell table:number-columns-repeated="16373"/>
        </table:table-row>
        <table:table-row table:style-name="ro7">
          <table:table-cell office:value-type="float" office:value="2952" table:style-name="ce1">
            <text:p>2952</text:p>
          </table:table-cell>
          <table:table-cell office:value-type="string" table:style-name="ce81">
            <text:p><text:s/>100,191.74</text:p>
          </table:table-cell>
          <table:table-cell office:value-type="float" office:value="652.91999999999996" table:style-name="ce82">
            <text:p>652,92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1203" table:style-name="ce1">
            <text:p>281203</text:p>
          </table:table-cell>
          <table:table-cell office:value-type="date" office:date-value="2020-08-31T00:00:00" table:style-name="ce88">
            <text:p>31/08/2020</text:p>
          </table:table-cell>
          <table:table-cell office:value-type="string" table:style-name="ce1">
            <text:p>FB 000421001-001011-F# 421001 COMPRA TABLET SAMSUN</text:p>
          </table:table-cell>
          <table:table-cell table:number-columns-repeated="16373"/>
        </table:table-row>
        <table:table-row table:style-name="ro7">
          <table:table-cell office:value-type="float" office:value="2953" table:style-name="ce1">
            <text:p>2953</text:p>
          </table:table-cell>
          <table:table-cell office:value-type="string" table:style-name="ce81">
            <text:p><text:s/>154,382.65</text:p>
          </table:table-cell>
          <table:table-cell office:value-type="float" office:value="54190.91" table:style-name="ce82">
            <text:p>54.190,91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1303" table:style-name="ce1">
            <text:p>281303</text:p>
          </table:table-cell>
          <table:table-cell office:value-type="date" office:date-value="2020-08-31T00:00:00" table:style-name="ce88">
            <text:p>31/08/2020</text:p>
          </table:table-cell>
          <table:table-cell office:value-type="string" table:style-name="ce1">
            <text:p>FB 000421024-001011-F# 421024 UNION PVC DESAGUUE 1</text:p>
          </table:table-cell>
          <table:table-cell table:number-columns-repeated="16373"/>
        </table:table-row>
        <table:table-row table:style-name="ro7">
          <table:table-cell office:value-type="float" office:value="2954" table:style-name="ce1">
            <text:p>2954</text:p>
          </table:table-cell>
          <table:table-cell office:value-type="string" table:style-name="ce81">
            <text:p><text:s/>160,955.99</text:p>
          </table:table-cell>
          <table:table-cell office:value-type="float" office:value="6573.34" table:style-name="ce82">
            <text:p>6.573,34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1403" table:style-name="ce1">
            <text:p>281403</text:p>
          </table:table-cell>
          <table:table-cell office:value-type="date" office:date-value="2020-08-31T00:00:00" table:style-name="ce88">
            <text:p>31/08/2020</text:p>
          </table:table-cell>
          <table:table-cell office:value-type="string" table:style-name="ce1">
            <text:p>FB 000421025-001011-F# 421025 COMPRA DE TIRA SEMID</text:p>
          </table:table-cell>
          <table:table-cell table:number-columns-repeated="16373"/>
        </table:table-row>
        <table:table-row table:style-name="ro7">
          <table:table-cell office:value-type="float" office:value="2955" table:style-name="ce1">
            <text:p>2955</text:p>
          </table:table-cell>
          <table:table-cell office:value-type="string" table:style-name="ce81">
            <text:p><text:s/>161,007.44</text:p>
          </table:table-cell>
          <table:table-cell office:value-type="float" office:value="51.45" table:style-name="ce82">
            <text:p>51,4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1503" table:style-name="ce1">
            <text:p>281503</text:p>
          </table:table-cell>
          <table:table-cell office:value-type="date" office:date-value="2020-08-31T00:00:00" table:style-name="ce88">
            <text:p>31/08/2020</text:p>
          </table:table-cell>
          <table:table-cell office:value-type="string" table:style-name="ce1">
            <text:p>FB 000421022-001011-F# 421022 COMPRA BOTA DIELECTR</text:p>
          </table:table-cell>
          <table:table-cell table:number-columns-repeated="16373"/>
        </table:table-row>
        <table:table-row table:style-name="ro7">
          <table:table-cell office:value-type="float" office:value="2956" table:style-name="ce1">
            <text:p>2956</text:p>
          </table:table-cell>
          <table:table-cell office:value-type="string" table:style-name="ce81">
            <text:p><text:s/>161,108.84</text:p>
          </table:table-cell>
          <table:table-cell office:value-type="float" office:value="101.4" table:style-name="ce82">
            <text:p>101,4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1603" table:style-name="ce1">
            <text:p>281603</text:p>
          </table:table-cell>
          <table:table-cell office:value-type="date" office:date-value="2020-08-31T00:00:00" table:style-name="ce88">
            <text:p>31/08/2020</text:p>
          </table:table-cell>
          <table:table-cell office:value-type="string" table:style-name="ce1">
            <text:p>FB 000421021-001011-F# 421021 COMPRA DE PLATINA 2</text:p>
          </table:table-cell>
          <table:table-cell table:number-columns-repeated="16373"/>
        </table:table-row>
        <table:table-row table:style-name="ro7">
          <table:table-cell office:value-type="float" office:value="2957" table:style-name="ce1">
            <text:p>2957</text:p>
          </table:table-cell>
          <table:table-cell office:value-type="string" table:style-name="ce81">
            <text:p><text:s/>161,271.28</text:p>
          </table:table-cell>
          <table:table-cell office:value-type="float" office:value="162.44" table:style-name="ce82">
            <text:p>162,44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2003" table:style-name="ce1">
            <text:p>282003</text:p>
          </table:table-cell>
          <table:table-cell office:value-type="date" office:date-value="2020-08-31T00:00:00" table:style-name="ce88">
            <text:p>31/08/2020</text:p>
          </table:table-cell>
          <table:table-cell office:value-type="string" table:style-name="ce1">
            <text:p>FB 000421003-001011-F# 421003 COMPRA GUANTES NITRA</text:p>
          </table:table-cell>
          <table:table-cell table:number-columns-repeated="16373"/>
        </table:table-row>
        <table:table-row table:style-name="ro7">
          <table:table-cell office:value-type="float" office:value="2958" table:style-name="ce1">
            <text:p>2958</text:p>
          </table:table-cell>
          <table:table-cell office:value-type="string" table:style-name="ce81">
            <text:p><text:s/>163,423.61</text:p>
          </table:table-cell>
          <table:table-cell office:value-type="float" office:value="2152.33" table:style-name="ce82">
            <text:p>2.152,33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2703" table:style-name="ce1">
            <text:p>282703</text:p>
          </table:table-cell>
          <table:table-cell office:value-type="date" office:date-value="2020-08-31T00:00:00" table:style-name="ce88">
            <text:p>31/08/2020</text:p>
          </table:table-cell>
          <table:table-cell office:value-type="string" table:style-name="ce1">
            <text:p>FB 000421010-001011-F# 421010 ALCOHOL INDUSTRIAL G</text:p>
          </table:table-cell>
          <table:table-cell table:number-columns-repeated="16373"/>
        </table:table-row>
        <table:table-row table:style-name="ro7">
          <table:table-cell office:value-type="float" office:value="2959" table:style-name="ce1">
            <text:p>2959</text:p>
          </table:table-cell>
          <table:table-cell office:value-type="string" table:style-name="ce81">
            <text:p><text:s/>166,875.93</text:p>
          </table:table-cell>
          <table:table-cell office:value-type="float" office:value="3452.32" table:style-name="ce82">
            <text:p>3.452,32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2803" table:style-name="ce1">
            <text:p>282803</text:p>
          </table:table-cell>
          <table:table-cell office:value-type="date" office:date-value="2020-08-31T00:00:00" table:style-name="ce88">
            <text:p>31/08/2020</text:p>
          </table:table-cell>
          <table:table-cell office:value-type="string" table:style-name="ce1">
            <text:p>FB 000421011-001011-F# 421011 TUBO PVC PROSCABLE 1</text:p>
          </table:table-cell>
          <table:table-cell table:number-columns-repeated="16373"/>
        </table:table-row>
        <table:table-row table:style-name="ro7">
          <table:table-cell office:value-type="float" office:value="2960" table:style-name="ce1">
            <text:p>2960</text:p>
          </table:table-cell>
          <table:table-cell office:value-type="string" table:style-name="ce81">
            <text:p><text:s/>167,084.11</text:p>
          </table:table-cell>
          <table:table-cell office:value-type="float" office:value="208.18" table:style-name="ce82">
            <text:p>208,1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2903" table:style-name="ce1">
            <text:p>282903</text:p>
          </table:table-cell>
          <table:table-cell office:value-type="date" office:date-value="2020-08-31T00:00:00" table:style-name="ce88">
            <text:p>31/08/2020</text:p>
          </table:table-cell>
          <table:table-cell office:value-type="string" table:style-name="ce1">
            <text:p>FB 000421012-001011-F# 421012 DISCO CORTE METAL PL</text:p>
          </table:table-cell>
          <table:table-cell table:number-columns-repeated="16373"/>
        </table:table-row>
        <table:table-row table:style-name="ro7">
          <table:table-cell office:value-type="float" office:value="2961" table:style-name="ce1">
            <text:p>2961</text:p>
          </table:table-cell>
          <table:table-cell office:value-type="string" table:style-name="ce81">
            <text:p><text:s/>167,500.73</text:p>
          </table:table-cell>
          <table:table-cell office:value-type="float" office:value="416.62" table:style-name="ce82">
            <text:p>416,62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3003" table:style-name="ce1">
            <text:p>283003</text:p>
          </table:table-cell>
          <table:table-cell office:value-type="date" office:date-value="2020-08-31T00:00:00" table:style-name="ce88">
            <text:p>31/08/2020</text:p>
          </table:table-cell>
          <table:table-cell office:value-type="string" table:style-name="ce1">
            <text:p>FB 000421013-001011-F# 421013 BAILEJO BELLOTA F CO</text:p>
          </table:table-cell>
          <table:table-cell table:number-columns-repeated="16373"/>
        </table:table-row>
        <table:table-row table:style-name="ro7">
          <table:table-cell office:value-type="float" office:value="2962" table:style-name="ce1">
            <text:p>2962</text:p>
          </table:table-cell>
          <table:table-cell office:value-type="string" table:style-name="ce81">
            <text:p><text:s/>169,349.06</text:p>
          </table:table-cell>
          <table:table-cell office:value-type="float" office:value="1848.33" table:style-name="ce82">
            <text:p>1.848,33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3103" table:style-name="ce1">
            <text:p>283103</text:p>
          </table:table-cell>
          <table:table-cell office:value-type="date" office:date-value="2020-08-31T00:00:00" table:style-name="ce88">
            <text:p>31/08/2020</text:p>
          </table:table-cell>
          <table:table-cell office:value-type="string" table:style-name="ce1">
            <text:p>FB 000421014-001011-F# 421014 ALAMBRE RECOCIDO NEG</text:p>
          </table:table-cell>
          <table:table-cell table:number-columns-repeated="16373"/>
        </table:table-row>
        <table:table-row table:style-name="ro7">
          <table:table-cell office:value-type="float" office:value="2963" table:style-name="ce1">
            <text:p>2963</text:p>
          </table:table-cell>
          <table:table-cell office:value-type="string" table:style-name="ce81">
            <text:p><text:s/>170,158.24</text:p>
          </table:table-cell>
          <table:table-cell office:value-type="float" office:value="809.18" table:style-name="ce82">
            <text:p>809,1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3203" table:style-name="ce1">
            <text:p>283203</text:p>
          </table:table-cell>
          <table:table-cell office:value-type="date" office:date-value="2020-08-31T00:00:00" table:style-name="ce88">
            <text:p>31/08/2020</text:p>
          </table:table-cell>
          <table:table-cell office:value-type="string" table:style-name="ce1">
            <text:p>FB 000421015-001011-F# 421015 TRAJES DUPONT TYVEK</text:p>
          </table:table-cell>
          <table:table-cell table:number-columns-repeated="16373"/>
        </table:table-row>
        <table:table-row table:style-name="ro7">
          <table:table-cell office:value-type="float" office:value="2964" table:style-name="ce1">
            <text:p>2964</text:p>
          </table:table-cell>
          <table:table-cell office:value-type="string" table:style-name="ce81">
            <text:p><text:s/>187,414.36</text:p>
          </table:table-cell>
          <table:table-cell office:value-type="float" office:value="17256.12" table:style-name="ce82">
            <text:p>17.256,12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1803" table:style-name="ce1">
            <text:p>281803</text:p>
          </table:table-cell>
          <table:table-cell office:value-type="date" office:date-value="2020-08-31T00:00:00" table:style-name="ce88">
            <text:p>31/08/2020</text:p>
          </table:table-cell>
          <table:table-cell office:value-type="string" table:style-name="ce1">
            <text:p>FB 000421002-001011-F# 421002 COMPRA DE JUEGO DE T</text:p>
          </table:table-cell>
          <table:table-cell table:number-columns-repeated="16373"/>
        </table:table-row>
        <table:table-row table:style-name="ro7">
          <table:table-cell office:value-type="float" office:value="2965" table:style-name="ce1">
            <text:p>2965</text:p>
          </table:table-cell>
          <table:table-cell office:value-type="string" table:style-name="ce81">
            <text:p><text:s/>187,581.60</text:p>
          </table:table-cell>
          <table:table-cell office:value-type="float" office:value="167.24" table:style-name="ce82">
            <text:p>167,24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3303" table:style-name="ce1">
            <text:p>283303</text:p>
          </table:table-cell>
          <table:table-cell office:value-type="date" office:date-value="2020-08-31T00:00:00" table:style-name="ce88">
            <text:p>31/08/2020</text:p>
          </table:table-cell>
          <table:table-cell office:value-type="string" table:style-name="ce1">
            <text:p>FB 000421016-001011-F# 421016 BOTA GAMOS DE MUJER</text:p>
          </table:table-cell>
          <table:table-cell table:number-columns-repeated="16373"/>
        </table:table-row>
        <table:table-row table:style-name="ro7">
          <table:table-cell office:value-type="float" office:value="2966" table:style-name="ce1">
            <text:p>2966</text:p>
          </table:table-cell>
          <table:table-cell office:value-type="string" table:style-name="ce81">
            <text:p><text:s/>164,991.60</text:p>
          </table:table-cell>
          <table:table-cell office:value-type="float" office:value="0" table:style-name="ce82">
            <text:p>-<text:s/></text:p>
          </table:table-cell>
          <table:table-cell office:value-type="float" office:value="22590" table:style-name="ce82">
            <text:p>22.590,00<text:s/></text:p>
          </table:table-cell>
          <table:table-cell table:style-name="ce1"/>
          <table:table-cell office:value-type="float" office:value="1725" table:style-name="ce1">
            <text:p>172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5605" table:style-name="ce1">
            <text:p>205605</text:p>
          </table:table-cell>
          <table:table-cell office:value-type="date" office:date-value="2020-09-02T00:00:00" table:style-name="ce88">
            <text:p>02/09/2020</text:p>
          </table:table-cell>
          <table:table-cell office:value-type="string" table:style-name="ce1">
            <text:p>CL 330-002-002</text:p>
          </table:table-cell>
          <table:table-cell table:number-columns-repeated="16373"/>
        </table:table-row>
        <table:table-row table:style-name="ro7">
          <table:table-cell office:value-type="float" office:value="2967" table:style-name="ce1">
            <text:p>2967</text:p>
          </table:table-cell>
          <table:table-cell office:value-type="string" table:style-name="ce81">
            <text:p><text:s/>163,345.87</text:p>
          </table:table-cell>
          <table:table-cell office:value-type="float" office:value="0" table:style-name="ce82">
            <text:p>-<text:s/></text:p>
          </table:table-cell>
          <table:table-cell office:value-type="float" office:value="1645.73" table:style-name="ce82">
            <text:p>1.645,73<text:s/></text:p>
          </table:table-cell>
          <table:table-cell table:style-name="ce1"/>
          <table:table-cell office:value-type="float" office:value="1725" table:style-name="ce1">
            <text:p>172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5805" table:style-name="ce1">
            <text:p>205805</text:p>
          </table:table-cell>
          <table:table-cell office:value-type="date" office:date-value="2020-09-02T00:00:00" table:style-name="ce88">
            <text:p>02/09/2020</text:p>
          </table:table-cell>
          <table:table-cell office:value-type="string" table:style-name="ce1">
            <text:p>CL 8518-001-002</text:p>
          </table:table-cell>
          <table:table-cell table:number-columns-repeated="16373"/>
        </table:table-row>
        <table:table-row table:style-name="ro7">
          <table:table-cell office:value-type="float" office:value="2968" table:style-name="ce1">
            <text:p>2968</text:p>
          </table:table-cell>
          <table:table-cell office:value-type="string" table:style-name="ce81">
            <text:p><text:s/>163,096.61</text:p>
          </table:table-cell>
          <table:table-cell office:value-type="float" office:value="0" table:style-name="ce82">
            <text:p>-<text:s/></text:p>
          </table:table-cell>
          <table:table-cell office:value-type="float" office:value="249.26" table:style-name="ce82">
            <text:p>249,26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8405" table:style-name="ce1">
            <text:p>208405</text:p>
          </table:table-cell>
          <table:table-cell office:value-type="date" office:date-value="2020-09-03T00:00:00" table:style-name="ce88">
            <text:p>03/09/2020</text:p>
          </table:table-cell>
          <table:table-cell office:value-type="string" table:style-name="ce1">
            <text:p>CL 4909-006-206</text:p>
          </table:table-cell>
          <table:table-cell table:number-columns-repeated="16373"/>
        </table:table-row>
        <table:table-row table:style-name="ro7">
          <table:table-cell office:value-type="float" office:value="2969" table:style-name="ce1">
            <text:p>2969</text:p>
          </table:table-cell>
          <table:table-cell office:value-type="string" table:style-name="ce81">
            <text:p><text:s/>162,314.93</text:p>
          </table:table-cell>
          <table:table-cell office:value-type="float" office:value="0" table:style-name="ce82">
            <text:p>-<text:s/></text:p>
          </table:table-cell>
          <table:table-cell office:value-type="float" office:value="781.68" table:style-name="ce82">
            <text:p>781,68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6705" table:style-name="ce1">
            <text:p>206705</text:p>
          </table:table-cell>
          <table:table-cell office:value-type="date" office:date-value="2020-09-03T00:00:00" table:style-name="ce88">
            <text:p>03/09/2020</text:p>
          </table:table-cell>
          <table:table-cell office:value-type="string" table:style-name="ce1">
            <text:p>CL 61972-001-100</text:p>
          </table:table-cell>
          <table:table-cell table:number-columns-repeated="16373"/>
        </table:table-row>
        <table:table-row table:style-name="ro7">
          <table:table-cell office:value-type="float" office:value="2970" table:style-name="ce1">
            <text:p>2970</text:p>
          </table:table-cell>
          <table:table-cell office:value-type="string" table:style-name="ce81">
            <text:p><text:s/>162,261.89</text:p>
          </table:table-cell>
          <table:table-cell office:value-type="float" office:value="0" table:style-name="ce82">
            <text:p>-<text:s/></text:p>
          </table:table-cell>
          <table:table-cell office:value-type="float" office:value="53.04" table:style-name="ce82">
            <text:p>53,04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7805" table:style-name="ce1">
            <text:p>207805</text:p>
          </table:table-cell>
          <table:table-cell office:value-type="date" office:date-value="2020-09-03T00:00:00" table:style-name="ce88">
            <text:p>03/09/2020</text:p>
          </table:table-cell>
          <table:table-cell office:value-type="string" table:style-name="ce1">
            <text:p>CL 1984-022-901</text:p>
          </table:table-cell>
          <table:table-cell table:number-columns-repeated="16373"/>
        </table:table-row>
        <table:table-row table:style-name="ro7">
          <table:table-cell office:value-type="float" office:value="2971" table:style-name="ce1">
            <text:p>2971</text:p>
          </table:table-cell>
          <table:table-cell office:value-type="string" table:style-name="ce81">
            <text:p><text:s/>162,080.44</text:p>
          </table:table-cell>
          <table:table-cell office:value-type="float" office:value="0" table:style-name="ce82">
            <text:p>-<text:s/></text:p>
          </table:table-cell>
          <table:table-cell office:value-type="float" office:value="181.45" table:style-name="ce82">
            <text:p>181,45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6205" table:style-name="ce1">
            <text:p>206205</text:p>
          </table:table-cell>
          <table:table-cell office:value-type="date" office:date-value="2020-09-03T00:00:00" table:style-name="ce88">
            <text:p>03/09/2020</text:p>
          </table:table-cell>
          <table:table-cell office:value-type="string" table:style-name="ce1">
            <text:p>CL 1977-022-901</text:p>
          </table:table-cell>
          <table:table-cell table:number-columns-repeated="16373"/>
        </table:table-row>
        <table:table-row table:style-name="ro7">
          <table:table-cell office:value-type="float" office:value="2972" table:style-name="ce1">
            <text:p>2972</text:p>
          </table:table-cell>
          <table:table-cell office:value-type="string" table:style-name="ce81">
            <text:p><text:s/>162,015.08</text:p>
          </table:table-cell>
          <table:table-cell office:value-type="float" office:value="0" table:style-name="ce82">
            <text:p>-<text:s/></text:p>
          </table:table-cell>
          <table:table-cell office:value-type="float" office:value="65.36" table:style-name="ce82">
            <text:p>65,36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7905" table:style-name="ce1">
            <text:p>207905</text:p>
          </table:table-cell>
          <table:table-cell office:value-type="date" office:date-value="2020-09-03T00:00:00" table:style-name="ce88">
            <text:p>03/09/2020</text:p>
          </table:table-cell>
          <table:table-cell office:value-type="string" table:style-name="ce1">
            <text:p>CL 1984-022-901</text:p>
          </table:table-cell>
          <table:table-cell table:number-columns-repeated="16373"/>
        </table:table-row>
        <table:table-row table:style-name="ro7">
          <table:table-cell office:value-type="float" office:value="2973" table:style-name="ce1">
            <text:p>2973</text:p>
          </table:table-cell>
          <table:table-cell office:value-type="string" table:style-name="ce81">
            <text:p><text:s/>160,369.35</text:p>
          </table:table-cell>
          <table:table-cell office:value-type="float" office:value="0" table:style-name="ce82">
            <text:p>-<text:s/></text:p>
          </table:table-cell>
          <table:table-cell office:value-type="float" office:value="1645.73" table:style-name="ce82">
            <text:p>1.645,73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6905" table:style-name="ce1">
            <text:p>206905</text:p>
          </table:table-cell>
          <table:table-cell office:value-type="date" office:date-value="2020-09-03T00:00:00" table:style-name="ce88">
            <text:p>03/09/2020</text:p>
          </table:table-cell>
          <table:table-cell office:value-type="string" table:style-name="ce1">
            <text:p>CL 8547-001-002</text:p>
          </table:table-cell>
          <table:table-cell table:number-columns-repeated="16373"/>
        </table:table-row>
        <table:table-row table:style-name="ro7">
          <table:table-cell office:value-type="float" office:value="2974" table:style-name="ce1">
            <text:p>2974</text:p>
          </table:table-cell>
          <table:table-cell office:value-type="string" table:style-name="ce81">
            <text:p><text:s/>160,324.50</text:p>
          </table:table-cell>
          <table:table-cell office:value-type="float" office:value="0" table:style-name="ce82">
            <text:p>-<text:s/></text:p>
          </table:table-cell>
          <table:table-cell office:value-type="float" office:value="44.85" table:style-name="ce82">
            <text:p>44,85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8005" table:style-name="ce1">
            <text:p>208005</text:p>
          </table:table-cell>
          <table:table-cell office:value-type="date" office:date-value="2020-09-03T00:00:00" table:style-name="ce88">
            <text:p>03/09/2020</text:p>
          </table:table-cell>
          <table:table-cell office:value-type="string" table:style-name="ce1">
            <text:p>CL 31489-003-006</text:p>
          </table:table-cell>
          <table:table-cell table:number-columns-repeated="16373"/>
        </table:table-row>
        <table:table-row table:style-name="ro7">
          <table:table-cell office:value-type="float" office:value="2975" table:style-name="ce1">
            <text:p>2975</text:p>
          </table:table-cell>
          <table:table-cell office:value-type="string" table:style-name="ce81">
            <text:p><text:s/>159,773.36</text:p>
          </table:table-cell>
          <table:table-cell office:value-type="float" office:value="0" table:style-name="ce82">
            <text:p>-<text:s/></text:p>
          </table:table-cell>
          <table:table-cell office:value-type="float" office:value="551.14" table:style-name="ce82">
            <text:p>551,14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7005" table:style-name="ce1">
            <text:p>207005</text:p>
          </table:table-cell>
          <table:table-cell office:value-type="date" office:date-value="2020-09-03T00:00:00" table:style-name="ce88">
            <text:p>03/09/2020</text:p>
          </table:table-cell>
          <table:table-cell office:value-type="string" table:style-name="ce1">
            <text:p>CL 8548-001-002</text:p>
          </table:table-cell>
          <table:table-cell table:number-columns-repeated="16373"/>
        </table:table-row>
        <table:table-row table:style-name="ro7">
          <table:table-cell office:value-type="float" office:value="2976" table:style-name="ce1">
            <text:p>2976</text:p>
          </table:table-cell>
          <table:table-cell office:value-type="string" table:style-name="ce81">
            <text:p><text:s/>158,808.16</text:p>
          </table:table-cell>
          <table:table-cell office:value-type="float" office:value="0" table:style-name="ce82">
            <text:p>-<text:s/></text:p>
          </table:table-cell>
          <table:table-cell office:value-type="float" office:value="965.2" table:style-name="ce82">
            <text:p>965,20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6605" table:style-name="ce1">
            <text:p>206605</text:p>
          </table:table-cell>
          <table:table-cell office:value-type="date" office:date-value="2020-09-03T00:00:00" table:style-name="ce88">
            <text:p>03/09/2020</text:p>
          </table:table-cell>
          <table:table-cell office:value-type="string" table:style-name="ce1">
            <text:p>CL 2120-001-001</text:p>
          </table:table-cell>
          <table:table-cell table:number-columns-repeated="16373"/>
        </table:table-row>
        <table:table-row table:style-name="ro7">
          <table:table-cell office:value-type="float" office:value="2977" table:style-name="ce1">
            <text:p>2977</text:p>
          </table:table-cell>
          <table:table-cell office:value-type="string" table:style-name="ce81">
            <text:p><text:s/>151,372.05</text:p>
          </table:table-cell>
          <table:table-cell office:value-type="float" office:value="0" table:style-name="ce82">
            <text:p>-<text:s/></text:p>
          </table:table-cell>
          <table:table-cell office:value-type="float" office:value="7436.11" table:style-name="ce82">
            <text:p>7.436,11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7405" table:style-name="ce1">
            <text:p>207405</text:p>
          </table:table-cell>
          <table:table-cell office:value-type="date" office:date-value="2020-09-03T00:00:00" table:style-name="ce88">
            <text:p>03/09/2020</text:p>
          </table:table-cell>
          <table:table-cell office:value-type="string" table:style-name="ce1">
            <text:p>CL 417505-001-011</text:p>
          </table:table-cell>
          <table:table-cell table:number-columns-repeated="16373"/>
        </table:table-row>
        <table:table-row table:style-name="ro7">
          <table:table-cell office:value-type="float" office:value="2978" table:style-name="ce1">
            <text:p>2978</text:p>
          </table:table-cell>
          <table:table-cell office:value-type="string" table:style-name="ce81">
            <text:p><text:s/>134,124.05</text:p>
          </table:table-cell>
          <table:table-cell office:value-type="float" office:value="0" table:style-name="ce82">
            <text:p>-<text:s/></text:p>
          </table:table-cell>
          <table:table-cell office:value-type="float" office:value="17248" table:style-name="ce82">
            <text:p>17.248,00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8105" table:style-name="ce1">
            <text:p>208105</text:p>
          </table:table-cell>
          <table:table-cell office:value-type="date" office:date-value="2020-09-03T00:00:00" table:style-name="ce88">
            <text:p>03/09/2020</text:p>
          </table:table-cell>
          <table:table-cell office:value-type="string" table:style-name="ce1">
            <text:p>CL 573-001-104</text:p>
          </table:table-cell>
          <table:table-cell table:number-columns-repeated="16373"/>
        </table:table-row>
        <table:table-row table:style-name="ro7">
          <table:table-cell office:value-type="float" office:value="2979" table:style-name="ce1">
            <text:p>2979</text:p>
          </table:table-cell>
          <table:table-cell office:value-type="string" table:style-name="ce81">
            <text:p><text:s/>132,718.71</text:p>
          </table:table-cell>
          <table:table-cell office:value-type="float" office:value="0" table:style-name="ce82">
            <text:p>-<text:s/></text:p>
          </table:table-cell>
          <table:table-cell office:value-type="float" office:value="1405.34" table:style-name="ce82">
            <text:p>1.405,34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7305" table:style-name="ce1">
            <text:p>207305</text:p>
          </table:table-cell>
          <table:table-cell office:value-type="date" office:date-value="2020-09-03T00:00:00" table:style-name="ce88">
            <text:p>03/09/2020</text:p>
          </table:table-cell>
          <table:table-cell office:value-type="string" table:style-name="ce1">
            <text:p>CL 417517-001-011</text:p>
          </table:table-cell>
          <table:table-cell table:number-columns-repeated="16373"/>
        </table:table-row>
        <table:table-row table:style-name="ro7">
          <table:table-cell office:value-type="float" office:value="2980" table:style-name="ce1">
            <text:p>2980</text:p>
          </table:table-cell>
          <table:table-cell office:value-type="string" table:style-name="ce81">
            <text:p><text:s/>132,178.71</text:p>
          </table:table-cell>
          <table:table-cell office:value-type="float" office:value="0" table:style-name="ce82">
            <text:p>-<text:s/></text:p>
          </table:table-cell>
          <table:table-cell office:value-type="float" office:value="540" table:style-name="ce82">
            <text:p>540,00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7505" table:style-name="ce1">
            <text:p>207505</text:p>
          </table:table-cell>
          <table:table-cell office:value-type="date" office:date-value="2020-09-03T00:00:00" table:style-name="ce88">
            <text:p>03/09/2020</text:p>
          </table:table-cell>
          <table:table-cell office:value-type="string" table:style-name="ce1">
            <text:p>CL 1535-001-001</text:p>
          </table:table-cell>
          <table:table-cell table:number-columns-repeated="16373"/>
        </table:table-row>
        <table:table-row table:style-name="ro7">
          <table:table-cell office:value-type="float" office:value="2981" table:style-name="ce1">
            <text:p>2981</text:p>
          </table:table-cell>
          <table:table-cell office:value-type="string" table:style-name="ce81">
            <text:p><text:s/>131,562.47</text:p>
          </table:table-cell>
          <table:table-cell office:value-type="float" office:value="0" table:style-name="ce82">
            <text:p>-<text:s/></text:p>
          </table:table-cell>
          <table:table-cell office:value-type="float" office:value="616.24" table:style-name="ce82">
            <text:p>616,24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7105" table:style-name="ce1">
            <text:p>207105</text:p>
          </table:table-cell>
          <table:table-cell office:value-type="date" office:date-value="2020-09-03T00:00:00" table:style-name="ce88">
            <text:p>03/09/2020</text:p>
          </table:table-cell>
          <table:table-cell office:value-type="string" table:style-name="ce1">
            <text:p>CL 48575-002-001</text:p>
          </table:table-cell>
          <table:table-cell table:number-columns-repeated="16373"/>
        </table:table-row>
        <table:table-row table:style-name="ro7">
          <table:table-cell office:value-type="float" office:value="2982" table:style-name="ce1">
            <text:p>2982</text:p>
          </table:table-cell>
          <table:table-cell office:value-type="string" table:style-name="ce81">
            <text:p><text:s/>131,411.27</text:p>
          </table:table-cell>
          <table:table-cell office:value-type="float" office:value="0" table:style-name="ce82">
            <text:p>-<text:s/></text:p>
          </table:table-cell>
          <table:table-cell office:value-type="float" office:value="151.19999999999999" table:style-name="ce82">
            <text:p>151,20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6805" table:style-name="ce1">
            <text:p>206805</text:p>
          </table:table-cell>
          <table:table-cell office:value-type="date" office:date-value="2020-09-03T00:00:00" table:style-name="ce88">
            <text:p>03/09/2020</text:p>
          </table:table-cell>
          <table:table-cell office:value-type="string" table:style-name="ce1">
            <text:p>CL 48549-002-001</text:p>
          </table:table-cell>
          <table:table-cell table:number-columns-repeated="16373"/>
        </table:table-row>
        <table:table-row table:style-name="ro7">
          <table:table-cell office:value-type="float" office:value="2983" table:style-name="ce1">
            <text:p>2983</text:p>
          </table:table-cell>
          <table:table-cell office:value-type="string" table:style-name="ce81">
            <text:p><text:s/>129,893.20</text:p>
          </table:table-cell>
          <table:table-cell office:value-type="float" office:value="0" table:style-name="ce82">
            <text:p>-<text:s/></text:p>
          </table:table-cell>
          <table:table-cell office:value-type="float" office:value="1518.07" table:style-name="ce82">
            <text:p>1.518,07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7705" table:style-name="ce1">
            <text:p>207705</text:p>
          </table:table-cell>
          <table:table-cell office:value-type="date" office:date-value="2020-09-03T00:00:00" table:style-name="ce88">
            <text:p>03/09/2020</text:p>
          </table:table-cell>
          <table:table-cell office:value-type="string" table:style-name="ce1">
            <text:p>CL 4895-006-206</text:p>
          </table:table-cell>
          <table:table-cell table:number-columns-repeated="16373"/>
        </table:table-row>
        <table:table-row table:style-name="ro7">
          <table:table-cell office:value-type="float" office:value="2984" table:style-name="ce1">
            <text:p>2984</text:p>
          </table:table-cell>
          <table:table-cell office:value-type="string" table:style-name="ce81">
            <text:p><text:s/>128,867.98</text:p>
          </table:table-cell>
          <table:table-cell office:value-type="float" office:value="0" table:style-name="ce82">
            <text:p>-<text:s/></text:p>
          </table:table-cell>
          <table:table-cell office:value-type="float" office:value="1025.22" table:style-name="ce82">
            <text:p>1.025,22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8705" table:style-name="ce1">
            <text:p>208705</text:p>
          </table:table-cell>
          <table:table-cell office:value-type="date" office:date-value="2020-09-03T00:00:00" table:style-name="ce88">
            <text:p>03/09/2020</text:p>
          </table:table-cell>
          <table:table-cell office:value-type="string" table:style-name="ce1">
            <text:p>CL 62313-001-100</text:p>
          </table:table-cell>
          <table:table-cell table:number-columns-repeated="16373"/>
        </table:table-row>
        <table:table-row table:style-name="ro7">
          <table:table-cell office:value-type="float" office:value="2985" table:style-name="ce1">
            <text:p>2985</text:p>
          </table:table-cell>
          <table:table-cell office:value-type="string" table:style-name="ce81">
            <text:p><text:s/>126,967.98</text:p>
          </table:table-cell>
          <table:table-cell office:value-type="float" office:value="0" table:style-name="ce82">
            <text:p>-<text:s/></text:p>
          </table:table-cell>
          <table:table-cell office:value-type="float" office:value="1900" table:style-name="ce82">
            <text:p>1.900,00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8305" table:style-name="ce1">
            <text:p>208305</text:p>
          </table:table-cell>
          <table:table-cell office:value-type="date" office:date-value="2020-09-03T00:00:00" table:style-name="ce88">
            <text:p>03/09/2020</text:p>
          </table:table-cell>
          <table:table-cell office:value-type="string" table:style-name="ce1">
            <text:p>CL 341-002-002</text:p>
          </table:table-cell>
          <table:table-cell table:number-columns-repeated="16373"/>
        </table:table-row>
        <table:table-row table:style-name="ro7">
          <table:table-cell office:value-type="float" office:value="2986" table:style-name="ce1">
            <text:p>2986</text:p>
          </table:table-cell>
          <table:table-cell office:value-type="string" table:style-name="ce81">
            <text:p><text:s/>126,145.12</text:p>
          </table:table-cell>
          <table:table-cell office:value-type="float" office:value="0" table:style-name="ce82">
            <text:p>-<text:s/></text:p>
          </table:table-cell>
          <table:table-cell office:value-type="float" office:value="822.86" table:style-name="ce82">
            <text:p>822,86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8505" table:style-name="ce1">
            <text:p>208505</text:p>
          </table:table-cell>
          <table:table-cell office:value-type="date" office:date-value="2020-09-03T00:00:00" table:style-name="ce88">
            <text:p>03/09/2020</text:p>
          </table:table-cell>
          <table:table-cell office:value-type="string" table:style-name="ce1">
            <text:p>CL 8680-001-002</text:p>
          </table:table-cell>
          <table:table-cell table:number-columns-repeated="16373"/>
        </table:table-row>
        <table:table-row table:style-name="ro7">
          <table:table-cell office:value-type="float" office:value="2987" table:style-name="ce1">
            <text:p>2987</text:p>
          </table:table-cell>
          <table:table-cell office:value-type="string" table:style-name="ce81">
            <text:p><text:s/>126,038.42</text:p>
          </table:table-cell>
          <table:table-cell office:value-type="float" office:value="0" table:style-name="ce82">
            <text:p>-<text:s/></text:p>
          </table:table-cell>
          <table:table-cell office:value-type="float" office:value="106.7" table:style-name="ce82">
            <text:p>106,70<text:s/></text:p>
          </table:table-cell>
          <table:table-cell table:style-name="ce1"/>
          <table:table-cell office:value-type="float" office:value="1738" table:style-name="ce1">
            <text:p>17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8905" table:style-name="ce1">
            <text:p>208905</text:p>
          </table:table-cell>
          <table:table-cell office:value-type="date" office:date-value="2020-09-10T00:00:00" table:style-name="ce88">
            <text:p>10/09/2020</text:p>
          </table:table-cell>
          <table:table-cell office:value-type="string" table:style-name="ce1">
            <text:p>CL 12273-001-001</text:p>
          </table:table-cell>
          <table:table-cell table:number-columns-repeated="16373"/>
        </table:table-row>
        <table:table-row table:style-name="ro7">
          <table:table-cell office:value-type="float" office:value="2988" table:style-name="ce1">
            <text:p>2988</text:p>
          </table:table-cell>
          <table:table-cell office:value-type="string" table:style-name="ce81">
            <text:p><text:s/>125,215.56</text:p>
          </table:table-cell>
          <table:table-cell office:value-type="float" office:value="0" table:style-name="ce82">
            <text:p>-<text:s/></text:p>
          </table:table-cell>
          <table:table-cell office:value-type="float" office:value="822.86" table:style-name="ce82">
            <text:p>822,86<text:s/></text:p>
          </table:table-cell>
          <table:table-cell table:style-name="ce1"/>
          <table:table-cell office:value-type="float" office:value="1738" table:style-name="ce1">
            <text:p>17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0805" table:style-name="ce1">
            <text:p>210805</text:p>
          </table:table-cell>
          <table:table-cell office:value-type="date" office:date-value="2020-09-10T00:00:00" table:style-name="ce88">
            <text:p>10/09/2020</text:p>
          </table:table-cell>
          <table:table-cell office:value-type="string" table:style-name="ce1">
            <text:p>CL 8782-001-002</text:p>
          </table:table-cell>
          <table:table-cell table:number-columns-repeated="16373"/>
        </table:table-row>
        <table:table-row table:style-name="ro7">
          <table:table-cell office:value-type="float" office:value="2989" table:style-name="ce1">
            <text:p>2989</text:p>
          </table:table-cell>
          <table:table-cell office:value-type="string" table:style-name="ce81">
            <text:p><text:s/>124,945.27</text:p>
          </table:table-cell>
          <table:table-cell office:value-type="float" office:value="0" table:style-name="ce82">
            <text:p>-<text:s/></text:p>
          </table:table-cell>
          <table:table-cell office:value-type="float" office:value="270.29000000000002" table:style-name="ce82">
            <text:p>270,29<text:s/></text:p>
          </table:table-cell>
          <table:table-cell table:style-name="ce1"/>
          <table:table-cell office:value-type="float" office:value="1738" table:style-name="ce1">
            <text:p>17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9505" table:style-name="ce1">
            <text:p>209505</text:p>
          </table:table-cell>
          <table:table-cell office:value-type="date" office:date-value="2020-09-10T00:00:00" table:style-name="ce88">
            <text:p>10/09/2020</text:p>
          </table:table-cell>
          <table:table-cell office:value-type="string" table:style-name="ce1">
            <text:p>CL 417506-001-011</text:p>
          </table:table-cell>
          <table:table-cell table:number-columns-repeated="16373"/>
        </table:table-row>
        <table:table-row table:style-name="ro7">
          <table:table-cell office:value-type="float" office:value="2990" table:style-name="ce1">
            <text:p>2990</text:p>
          </table:table-cell>
          <table:table-cell office:value-type="string" table:style-name="ce81">
            <text:p><text:s/>124,314.15</text:p>
          </table:table-cell>
          <table:table-cell office:value-type="float" office:value="0" table:style-name="ce82">
            <text:p>-<text:s/></text:p>
          </table:table-cell>
          <table:table-cell office:value-type="float" office:value="631.12" table:style-name="ce82">
            <text:p>631,12<text:s/></text:p>
          </table:table-cell>
          <table:table-cell table:style-name="ce1"/>
          <table:table-cell office:value-type="float" office:value="1738" table:style-name="ce1">
            <text:p>17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9005" table:style-name="ce1">
            <text:p>209005</text:p>
          </table:table-cell>
          <table:table-cell office:value-type="date" office:date-value="2020-09-10T00:00:00" table:style-name="ce88">
            <text:p>10/09/2020</text:p>
          </table:table-cell>
          <table:table-cell office:value-type="string" table:style-name="ce1">
            <text:p>CL 511-021-001</text:p>
          </table:table-cell>
          <table:table-cell table:number-columns-repeated="16373"/>
        </table:table-row>
        <table:table-row table:style-name="ro7">
          <table:table-cell office:value-type="float" office:value="2991" table:style-name="ce1">
            <text:p>2991</text:p>
          </table:table-cell>
          <table:table-cell office:value-type="string" table:style-name="ce81">
            <text:p><text:s/>124,213.73</text:p>
          </table:table-cell>
          <table:table-cell office:value-type="float" office:value="0" table:style-name="ce82">
            <text:p>-<text:s/></text:p>
          </table:table-cell>
          <table:table-cell office:value-type="float" office:value="100.42" table:style-name="ce82">
            <text:p>100,42<text:s/></text:p>
          </table:table-cell>
          <table:table-cell table:style-name="ce1"/>
          <table:table-cell office:value-type="float" office:value="1738" table:style-name="ce1">
            <text:p>17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1405" table:style-name="ce1">
            <text:p>211405</text:p>
          </table:table-cell>
          <table:table-cell office:value-type="date" office:date-value="2020-09-10T00:00:00" table:style-name="ce88">
            <text:p>10/09/2020</text:p>
          </table:table-cell>
          <table:table-cell office:value-type="string" table:style-name="ce1">
            <text:p>CL 85529-001-008</text:p>
          </table:table-cell>
          <table:table-cell table:number-columns-repeated="16373"/>
        </table:table-row>
        <table:table-row table:style-name="ro7">
          <table:table-cell office:value-type="float" office:value="2992" table:style-name="ce1">
            <text:p>2992</text:p>
          </table:table-cell>
          <table:table-cell office:value-type="string" table:style-name="ce81">
            <text:p><text:s/>123,672.77</text:p>
          </table:table-cell>
          <table:table-cell office:value-type="float" office:value="0" table:style-name="ce82">
            <text:p>-<text:s/></text:p>
          </table:table-cell>
          <table:table-cell office:value-type="float" office:value="540.96" table:style-name="ce82">
            <text:p>540,96<text:s/></text:p>
          </table:table-cell>
          <table:table-cell table:style-name="ce1"/>
          <table:table-cell office:value-type="float" office:value="1738" table:style-name="ce1">
            <text:p>17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9105" table:style-name="ce1">
            <text:p>209105</text:p>
          </table:table-cell>
          <table:table-cell office:value-type="date" office:date-value="2020-09-10T00:00:00" table:style-name="ce88">
            <text:p>10/09/2020</text:p>
          </table:table-cell>
          <table:table-cell office:value-type="string" table:style-name="ce1">
            <text:p>CL 512-021-001</text:p>
          </table:table-cell>
          <table:table-cell table:number-columns-repeated="16373"/>
        </table:table-row>
        <table:table-row table:style-name="ro7">
          <table:table-cell office:value-type="float" office:value="2993" table:style-name="ce1">
            <text:p>2993</text:p>
          </table:table-cell>
          <table:table-cell office:value-type="string" table:style-name="ce81">
            <text:p><text:s/>123,558.69</text:p>
          </table:table-cell>
          <table:table-cell office:value-type="float" office:value="0" table:style-name="ce82">
            <text:p>-<text:s/></text:p>
          </table:table-cell>
          <table:table-cell office:value-type="float" office:value="114.08" table:style-name="ce82">
            <text:p>114,08<text:s/></text:p>
          </table:table-cell>
          <table:table-cell table:style-name="ce1"/>
          <table:table-cell office:value-type="float" office:value="1738" table:style-name="ce1">
            <text:p>17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9605" table:style-name="ce1">
            <text:p>209605</text:p>
          </table:table-cell>
          <table:table-cell office:value-type="date" office:date-value="2020-09-10T00:00:00" table:style-name="ce88">
            <text:p>10/09/2020</text:p>
          </table:table-cell>
          <table:table-cell office:value-type="string" table:style-name="ce1">
            <text:p>CL 417111-001-011</text:p>
          </table:table-cell>
          <table:table-cell table:number-columns-repeated="16373"/>
        </table:table-row>
        <table:table-row table:style-name="ro7">
          <table:table-cell office:value-type="float" office:value="2994" table:style-name="ce1">
            <text:p>2994</text:p>
          </table:table-cell>
          <table:table-cell office:value-type="string" table:style-name="ce81">
            <text:p><text:s/>122,927.57</text:p>
          </table:table-cell>
          <table:table-cell office:value-type="float" office:value="0" table:style-name="ce82">
            <text:p>-<text:s/></text:p>
          </table:table-cell>
          <table:table-cell office:value-type="float" office:value="631.12" table:style-name="ce82">
            <text:p>631,12<text:s/></text:p>
          </table:table-cell>
          <table:table-cell table:style-name="ce1"/>
          <table:table-cell office:value-type="float" office:value="1738" table:style-name="ce1">
            <text:p>17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9205" table:style-name="ce1">
            <text:p>209205</text:p>
          </table:table-cell>
          <table:table-cell office:value-type="date" office:date-value="2020-09-10T00:00:00" table:style-name="ce88">
            <text:p>10/09/2020</text:p>
          </table:table-cell>
          <table:table-cell office:value-type="string" table:style-name="ce1">
            <text:p>CL 510-021-001</text:p>
          </table:table-cell>
          <table:table-cell table:number-columns-repeated="16373"/>
        </table:table-row>
        <table:table-row table:style-name="ro7">
          <table:table-cell office:value-type="float" office:value="2995" table:style-name="ce1">
            <text:p>2995</text:p>
          </table:table-cell>
          <table:table-cell office:value-type="string" table:style-name="ce81">
            <text:p><text:s/>122,158.36</text:p>
          </table:table-cell>
          <table:table-cell office:value-type="float" office:value="0" table:style-name="ce82">
            <text:p>-<text:s/></text:p>
          </table:table-cell>
          <table:table-cell office:value-type="float" office:value="769.21" table:style-name="ce82">
            <text:p>769,21<text:s/></text:p>
          </table:table-cell>
          <table:table-cell table:style-name="ce1"/>
          <table:table-cell office:value-type="float" office:value="1738" table:style-name="ce1">
            <text:p>17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0905" table:style-name="ce1">
            <text:p>210905</text:p>
          </table:table-cell>
          <table:table-cell office:value-type="date" office:date-value="2020-09-10T00:00:00" table:style-name="ce88">
            <text:p>10/09/2020</text:p>
          </table:table-cell>
          <table:table-cell office:value-type="string" table:style-name="ce1">
            <text:p>CL 8800-001-002</text:p>
          </table:table-cell>
          <table:table-cell table:number-columns-repeated="16373"/>
        </table:table-row>
        <table:table-row table:style-name="ro7">
          <table:table-cell office:value-type="float" office:value="2996" table:style-name="ce1">
            <text:p>2996</text:p>
          </table:table-cell>
          <table:table-cell office:value-type="string" table:style-name="ce81">
            <text:p><text:s/>121,076.44</text:p>
          </table:table-cell>
          <table:table-cell office:value-type="float" office:value="0" table:style-name="ce82">
            <text:p>-<text:s/></text:p>
          </table:table-cell>
          <table:table-cell office:value-type="float" office:value="1081.92" table:style-name="ce82">
            <text:p>1.081,92<text:s/></text:p>
          </table:table-cell>
          <table:table-cell table:style-name="ce1"/>
          <table:table-cell office:value-type="float" office:value="1738" table:style-name="ce1">
            <text:p>17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9305" table:style-name="ce1">
            <text:p>209305</text:p>
          </table:table-cell>
          <table:table-cell office:value-type="date" office:date-value="2020-09-10T00:00:00" table:style-name="ce88">
            <text:p>10/09/2020</text:p>
          </table:table-cell>
          <table:table-cell office:value-type="string" table:style-name="ce1">
            <text:p>CL 451-021-001</text:p>
          </table:table-cell>
          <table:table-cell table:number-columns-repeated="16373"/>
        </table:table-row>
        <table:table-row table:style-name="ro7">
          <table:table-cell office:value-type="float" office:value="2997" table:style-name="ce1">
            <text:p>2997</text:p>
          </table:table-cell>
          <table:table-cell office:value-type="string" table:style-name="ce81">
            <text:p><text:s/>120,975.04</text:p>
          </table:table-cell>
          <table:table-cell office:value-type="float" office:value="0" table:style-name="ce82">
            <text:p>-<text:s/></text:p>
          </table:table-cell>
          <table:table-cell office:value-type="float" office:value="101.4" table:style-name="ce82">
            <text:p>101,40<text:s/></text:p>
          </table:table-cell>
          <table:table-cell table:style-name="ce1"/>
          <table:table-cell office:value-type="float" office:value="1738" table:style-name="ce1">
            <text:p>17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9705" table:style-name="ce1">
            <text:p>209705</text:p>
          </table:table-cell>
          <table:table-cell office:value-type="date" office:date-value="2020-09-10T00:00:00" table:style-name="ce88">
            <text:p>10/09/2020</text:p>
          </table:table-cell>
          <table:table-cell office:value-type="string" table:style-name="ce1">
            <text:p>CL 421021-001-011</text:p>
          </table:table-cell>
          <table:table-cell table:number-columns-repeated="16373"/>
        </table:table-row>
        <table:table-row table:style-name="ro7">
          <table:table-cell office:value-type="float" office:value="2998" table:style-name="ce1">
            <text:p>2998</text:p>
          </table:table-cell>
          <table:table-cell office:value-type="string" table:style-name="ce81">
            <text:p><text:s/>119,712.80</text:p>
          </table:table-cell>
          <table:table-cell office:value-type="float" office:value="0" table:style-name="ce82">
            <text:p>-<text:s/></text:p>
          </table:table-cell>
          <table:table-cell office:value-type="float" office:value="1262.24" table:style-name="ce82">
            <text:p>1.262,24<text:s/></text:p>
          </table:table-cell>
          <table:table-cell table:style-name="ce1"/>
          <table:table-cell office:value-type="float" office:value="1738" table:style-name="ce1">
            <text:p>17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1005" table:style-name="ce1">
            <text:p>211005</text:p>
          </table:table-cell>
          <table:table-cell office:value-type="date" office:date-value="2020-09-10T00:00:00" table:style-name="ce88">
            <text:p>10/09/2020</text:p>
          </table:table-cell>
          <table:table-cell office:value-type="string" table:style-name="ce1">
            <text:p>CL 559-021-001</text:p>
          </table:table-cell>
          <table:table-cell table:number-columns-repeated="16373"/>
        </table:table-row>
        <table:table-row table:style-name="ro7">
          <table:table-cell office:value-type="float" office:value="2999" table:style-name="ce1">
            <text:p>2999</text:p>
          </table:table-cell>
          <table:table-cell office:value-type="string" table:style-name="ce81">
            <text:p><text:s/>118,298.43</text:p>
          </table:table-cell>
          <table:table-cell office:value-type="float" office:value="0" table:style-name="ce82">
            <text:p>-<text:s/></text:p>
          </table:table-cell>
          <table:table-cell office:value-type="float" office:value="1414.37" table:style-name="ce82">
            <text:p>1.414,37<text:s/></text:p>
          </table:table-cell>
          <table:table-cell table:style-name="ce1"/>
          <table:table-cell office:value-type="float" office:value="1738" table:style-name="ce1">
            <text:p>17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1305" table:style-name="ce1">
            <text:p>211305</text:p>
          </table:table-cell>
          <table:table-cell office:value-type="date" office:date-value="2020-09-10T00:00:00" table:style-name="ce88">
            <text:p>10/09/2020</text:p>
          </table:table-cell>
          <table:table-cell office:value-type="string" table:style-name="ce1">
            <text:p>CL 2015-022-901</text:p>
          </table:table-cell>
          <table:table-cell table:number-columns-repeated="16373"/>
        </table:table-row>
        <table:table-row table:style-name="ro7">
          <table:table-cell office:value-type="float" office:value="3000" table:style-name="ce1">
            <text:p>3000</text:p>
          </table:table-cell>
          <table:table-cell office:value-type="string" table:style-name="ce81">
            <text:p><text:s/>117,475.57</text:p>
          </table:table-cell>
          <table:table-cell office:value-type="float" office:value="0" table:style-name="ce82">
            <text:p>-<text:s/></text:p>
          </table:table-cell>
          <table:table-cell office:value-type="float" office:value="822.86" table:style-name="ce82">
            <text:p>822,86<text:s/></text:p>
          </table:table-cell>
          <table:table-cell table:style-name="ce1"/>
          <table:table-cell office:value-type="float" office:value="1738" table:style-name="ce1">
            <text:p>17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1205" table:style-name="ce1">
            <text:p>211205</text:p>
          </table:table-cell>
          <table:table-cell office:value-type="date" office:date-value="2020-09-10T00:00:00" table:style-name="ce88">
            <text:p>10/09/2020</text:p>
          </table:table-cell>
          <table:table-cell office:value-type="string" table:style-name="ce1">
            <text:p>CL 8824-001-002</text:p>
          </table:table-cell>
          <table:table-cell table:number-columns-repeated="16373"/>
        </table:table-row>
        <table:table-row table:style-name="ro7">
          <table:table-cell office:value-type="float" office:value="3001" table:style-name="ce1">
            <text:p>3001</text:p>
          </table:table-cell>
          <table:table-cell office:value-type="string" table:style-name="ce81">
            <text:p><text:s/>116,213.33</text:p>
          </table:table-cell>
          <table:table-cell office:value-type="float" office:value="0" table:style-name="ce82">
            <text:p>-<text:s/></text:p>
          </table:table-cell>
          <table:table-cell office:value-type="float" office:value="1262.24" table:style-name="ce82">
            <text:p>1.262,24<text:s/></text:p>
          </table:table-cell>
          <table:table-cell table:style-name="ce1"/>
          <table:table-cell office:value-type="float" office:value="1738" table:style-name="ce1">
            <text:p>17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1105" table:style-name="ce1">
            <text:p>211105</text:p>
          </table:table-cell>
          <table:table-cell office:value-type="date" office:date-value="2020-09-10T00:00:00" table:style-name="ce88">
            <text:p>10/09/2020</text:p>
          </table:table-cell>
          <table:table-cell office:value-type="string" table:style-name="ce1">
            <text:p>CL 558-021-001</text:p>
          </table:table-cell>
          <table:table-cell table:number-columns-repeated="16373"/>
        </table:table-row>
        <table:table-row table:style-name="ro7">
          <table:table-cell office:value-type="float" office:value="3002" table:style-name="ce1">
            <text:p>3002</text:p>
          </table:table-cell>
          <table:table-cell office:value-type="string" table:style-name="ce81">
            <text:p><text:s/>116,161.88</text:p>
          </table:table-cell>
          <table:table-cell office:value-type="float" office:value="0" table:style-name="ce82">
            <text:p>-<text:s/></text:p>
          </table:table-cell>
          <table:table-cell office:value-type="float" office:value="51.45" table:style-name="ce82">
            <text:p>51,45<text:s/></text:p>
          </table:table-cell>
          <table:table-cell table:style-name="ce1"/>
          <table:table-cell office:value-type="float" office:value="1738" table:style-name="ce1">
            <text:p>17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9805" table:style-name="ce1">
            <text:p>209805</text:p>
          </table:table-cell>
          <table:table-cell office:value-type="date" office:date-value="2020-09-10T00:00:00" table:style-name="ce88">
            <text:p>10/09/2020</text:p>
          </table:table-cell>
          <table:table-cell office:value-type="string" table:style-name="ce1">
            <text:p>CL 421022-001-011</text:p>
          </table:table-cell>
          <table:table-cell table:number-columns-repeated="16373"/>
        </table:table-row>
        <table:table-row table:style-name="ro7">
          <table:table-cell office:value-type="float" office:value="3003" table:style-name="ce1">
            <text:p>3003</text:p>
          </table:table-cell>
          <table:table-cell office:value-type="string" table:style-name="ce81">
            <text:p><text:s/>115,339.02</text:p>
          </table:table-cell>
          <table:table-cell office:value-type="float" office:value="0" table:style-name="ce82">
            <text:p>-<text:s/></text:p>
          </table:table-cell>
          <table:table-cell office:value-type="float" office:value="822.86" table:style-name="ce82">
            <text:p>822,86<text:s/></text:p>
          </table:table-cell>
          <table:table-cell table:style-name="ce1"/>
          <table:table-cell office:value-type="float" office:value="1738" table:style-name="ce1">
            <text:p>17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0005" table:style-name="ce1">
            <text:p>210005</text:p>
          </table:table-cell>
          <table:table-cell office:value-type="date" office:date-value="2020-09-10T00:00:00" table:style-name="ce88">
            <text:p>10/09/2020</text:p>
          </table:table-cell>
          <table:table-cell office:value-type="string" table:style-name="ce1">
            <text:p>CL 8719-001-002</text:p>
          </table:table-cell>
          <table:table-cell table:number-columns-repeated="16373"/>
        </table:table-row>
        <table:table-row table:style-name="ro7">
          <table:table-cell office:value-type="float" office:value="3004" table:style-name="ce1">
            <text:p>3004</text:p>
          </table:table-cell>
          <table:table-cell office:value-type="string" table:style-name="ce81">
            <text:p><text:s/>115,315.54</text:p>
          </table:table-cell>
          <table:table-cell office:value-type="float" office:value="0" table:style-name="ce82">
            <text:p>-<text:s/></text:p>
          </table:table-cell>
          <table:table-cell office:value-type="float" office:value="23.48" table:style-name="ce82">
            <text:p>23,48<text:s/></text:p>
          </table:table-cell>
          <table:table-cell table:style-name="ce1"/>
          <table:table-cell office:value-type="float" office:value="1738" table:style-name="ce1">
            <text:p>17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0205" table:style-name="ce1">
            <text:p>210205</text:p>
          </table:table-cell>
          <table:table-cell office:value-type="date" office:date-value="2020-09-10T00:00:00" table:style-name="ce88">
            <text:p>10/09/2020</text:p>
          </table:table-cell>
          <table:table-cell office:value-type="string" table:style-name="ce1">
            <text:p>CL 2002-022-901</text:p>
          </table:table-cell>
          <table:table-cell table:number-columns-repeated="16373"/>
        </table:table-row>
        <table:table-row table:style-name="ro7">
          <table:table-cell office:value-type="float" office:value="3005" table:style-name="ce1">
            <text:p>3005</text:p>
          </table:table-cell>
          <table:table-cell office:value-type="string" table:style-name="ce81">
            <text:p><text:s/>114,870.76</text:p>
          </table:table-cell>
          <table:table-cell office:value-type="float" office:value="0" table:style-name="ce82">
            <text:p>-<text:s/></text:p>
          </table:table-cell>
          <table:table-cell office:value-type="float" office:value="444.78" table:style-name="ce82">
            <text:p>444,78<text:s/></text:p>
          </table:table-cell>
          <table:table-cell table:style-name="ce1"/>
          <table:table-cell office:value-type="float" office:value="1738" table:style-name="ce1">
            <text:p>17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9405" table:style-name="ce1">
            <text:p>209405</text:p>
          </table:table-cell>
          <table:table-cell office:value-type="date" office:date-value="2020-09-10T00:00:00" table:style-name="ce88">
            <text:p>10/09/2020</text:p>
          </table:table-cell>
          <table:table-cell office:value-type="string" table:style-name="ce1">
            <text:p>CL 97151-001-101</text:p>
          </table:table-cell>
          <table:table-cell table:number-columns-repeated="16373"/>
        </table:table-row>
        <table:table-row table:style-name="ro7">
          <table:table-cell office:value-type="float" office:value="3006" table:style-name="ce1">
            <text:p>3006</text:p>
          </table:table-cell>
          <table:table-cell office:value-type="string" table:style-name="ce81">
            <text:p><text:s/>114,683.26</text:p>
          </table:table-cell>
          <table:table-cell office:value-type="float" office:value="0" table:style-name="ce82">
            <text:p>-<text:s/></text:p>
          </table:table-cell>
          <table:table-cell office:value-type="float" office:value="187.5" table:style-name="ce82">
            <text:p>187,50<text:s/></text:p>
          </table:table-cell>
          <table:table-cell table:style-name="ce1"/>
          <table:table-cell office:value-type="float" office:value="1738" table:style-name="ce1">
            <text:p>17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0505" table:style-name="ce1">
            <text:p>210505</text:p>
          </table:table-cell>
          <table:table-cell office:value-type="date" office:date-value="2020-09-10T00:00:00" table:style-name="ce88">
            <text:p>10/09/2020</text:p>
          </table:table-cell>
          <table:table-cell office:value-type="string" table:style-name="ce1">
            <text:p>CL 8715-001-002</text:p>
          </table:table-cell>
          <table:table-cell table:number-columns-repeated="16373"/>
        </table:table-row>
        <table:table-row table:style-name="ro7">
          <table:table-cell office:value-type="float" office:value="3007" table:style-name="ce1">
            <text:p>3007</text:p>
          </table:table-cell>
          <table:table-cell office:value-type="string" table:style-name="ce81">
            <text:p><text:s/>114,478.38</text:p>
          </table:table-cell>
          <table:table-cell office:value-type="float" office:value="0" table:style-name="ce82">
            <text:p>-<text:s/></text:p>
          </table:table-cell>
          <table:table-cell office:value-type="float" office:value="204.88" table:style-name="ce82">
            <text:p>204,88<text:s/></text:p>
          </table:table-cell>
          <table:table-cell table:style-name="ce1"/>
          <table:table-cell office:value-type="float" office:value="1738" table:style-name="ce1">
            <text:p>17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0105" table:style-name="ce1">
            <text:p>210105</text:p>
          </table:table-cell>
          <table:table-cell office:value-type="date" office:date-value="2020-09-10T00:00:00" table:style-name="ce88">
            <text:p>10/09/2020</text:p>
          </table:table-cell>
          <table:table-cell office:value-type="string" table:style-name="ce1">
            <text:p>CL 59324-002-002</text:p>
          </table:table-cell>
          <table:table-cell table:number-columns-repeated="16373"/>
        </table:table-row>
        <table:table-row table:style-name="ro7">
          <table:table-cell office:value-type="float" office:value="3008" table:style-name="ce1">
            <text:p>3008</text:p>
          </table:table-cell>
          <table:table-cell office:value-type="string" table:style-name="ce81">
            <text:p><text:s/>114,158.38</text:p>
          </table:table-cell>
          <table:table-cell office:value-type="float" office:value="0" table:style-name="ce82">
            <text:p>-<text:s/></text:p>
          </table:table-cell>
          <table:table-cell office:value-type="float" office:value="320" table:style-name="ce82">
            <text:p>320,00<text:s/></text:p>
          </table:table-cell>
          <table:table-cell table:style-name="ce1"/>
          <table:table-cell office:value-type="float" office:value="1738" table:style-name="ce1">
            <text:p>17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0605" table:style-name="ce1">
            <text:p>210605</text:p>
          </table:table-cell>
          <table:table-cell office:value-type="date" office:date-value="2020-09-10T00:00:00" table:style-name="ce88">
            <text:p>10/09/2020</text:p>
          </table:table-cell>
          <table:table-cell office:value-type="string" table:style-name="ce1">
            <text:p>CL 122-001-101</text:p>
          </table:table-cell>
          <table:table-cell table:number-columns-repeated="16373"/>
        </table:table-row>
        <table:table-row table:style-name="ro7">
          <table:table-cell office:value-type="float" office:value="3009" table:style-name="ce1">
            <text:p>3009</text:p>
          </table:table-cell>
          <table:table-cell office:value-type="string" table:style-name="ce81">
            <text:p><text:s/>113,071.38</text:p>
          </table:table-cell>
          <table:table-cell office:value-type="float" office:value="0" table:style-name="ce82">
            <text:p>-<text:s/></text:p>
          </table:table-cell>
          <table:table-cell office:value-type="float" office:value="1087" table:style-name="ce82">
            <text:p>1.087,00<text:s/></text:p>
          </table:table-cell>
          <table:table-cell table:style-name="ce1"/>
          <table:table-cell office:value-type="float" office:value="1738" table:style-name="ce1">
            <text:p>17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9905" table:style-name="ce1">
            <text:p>209905</text:p>
          </table:table-cell>
          <table:table-cell office:value-type="date" office:date-value="2020-09-10T00:00:00" table:style-name="ce88">
            <text:p>10/09/2020</text:p>
          </table:table-cell>
          <table:table-cell office:value-type="string" table:style-name="ce1">
            <text:p>CL 879648-005-002</text:p>
          </table:table-cell>
          <table:table-cell table:number-columns-repeated="16373"/>
        </table:table-row>
        <table:table-row table:style-name="ro7">
          <table:table-cell office:value-type="float" office:value="3010" table:style-name="ce1">
            <text:p>3010</text:p>
          </table:table-cell>
          <table:table-cell office:value-type="string" table:style-name="ce81">
            <text:p><text:s/>112,858.40</text:p>
          </table:table-cell>
          <table:table-cell office:value-type="float" office:value="0" table:style-name="ce82">
            <text:p>-<text:s/></text:p>
          </table:table-cell>
          <table:table-cell office:value-type="float" office:value="212.98" table:style-name="ce82">
            <text:p>212,98<text:s/></text:p>
          </table:table-cell>
          <table:table-cell table:style-name="ce1"/>
          <table:table-cell office:value-type="float" office:value="1738" table:style-name="ce1">
            <text:p>17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0305" table:style-name="ce1">
            <text:p>210305</text:p>
          </table:table-cell>
          <table:table-cell office:value-type="date" office:date-value="2020-09-10T00:00:00" table:style-name="ce88">
            <text:p>10/09/2020</text:p>
          </table:table-cell>
          <table:table-cell office:value-type="string" table:style-name="ce1">
            <text:p>CL 2002-022-901</text:p>
          </table:table-cell>
          <table:table-cell table:number-columns-repeated="16373"/>
        </table:table-row>
        <table:table-row table:style-name="ro7">
          <table:table-cell office:value-type="float" office:value="3011" table:style-name="ce1">
            <text:p>3011</text:p>
          </table:table-cell>
          <table:table-cell office:value-type="string" table:style-name="ce81">
            <text:p><text:s/>112,828.50</text:p>
          </table:table-cell>
          <table:table-cell office:value-type="float" office:value="0" table:style-name="ce82">
            <text:p>-<text:s/></text:p>
          </table:table-cell>
          <table:table-cell office:value-type="float" office:value="29.9" table:style-name="ce82">
            <text:p>29,90<text:s/></text:p>
          </table:table-cell>
          <table:table-cell table:style-name="ce1"/>
          <table:table-cell office:value-type="float" office:value="1746" table:style-name="ce1">
            <text:p>174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3305" table:style-name="ce1">
            <text:p>213305</text:p>
          </table:table-cell>
          <table:table-cell office:value-type="date" office:date-value="2020-09-17T00:00:00" table:style-name="ce88">
            <text:p>17/09/2020</text:p>
          </table:table-cell>
          <table:table-cell office:value-type="string" table:style-name="ce1">
            <text:p>CL 32119-003-006</text:p>
          </table:table-cell>
          <table:table-cell table:number-columns-repeated="16373"/>
        </table:table-row>
        <table:table-row table:style-name="ro7">
          <table:table-cell office:value-type="float" office:value="3012" table:style-name="ce1">
            <text:p>3012</text:p>
          </table:table-cell>
          <table:table-cell office:value-type="string" table:style-name="ce81">
            <text:p><text:s/>111,030.90</text:p>
          </table:table-cell>
          <table:table-cell office:value-type="float" office:value="0" table:style-name="ce82">
            <text:p>-<text:s/></text:p>
          </table:table-cell>
          <table:table-cell office:value-type="float" office:value="1797.6" table:style-name="ce82">
            <text:p>1.797,60<text:s/></text:p>
          </table:table-cell>
          <table:table-cell table:style-name="ce1"/>
          <table:table-cell office:value-type="float" office:value="1746" table:style-name="ce1">
            <text:p>174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3005" table:style-name="ce1">
            <text:p>213005</text:p>
          </table:table-cell>
          <table:table-cell office:value-type="date" office:date-value="2020-09-17T00:00:00" table:style-name="ce88">
            <text:p>17/09/2020</text:p>
          </table:table-cell>
          <table:table-cell office:value-type="string" table:style-name="ce1">
            <text:p>CL 701-021-001</text:p>
          </table:table-cell>
          <table:table-cell table:number-columns-repeated="16373"/>
        </table:table-row>
        <table:table-row table:style-name="ro7">
          <table:table-cell office:value-type="float" office:value="3013" table:style-name="ce1">
            <text:p>3013</text:p>
          </table:table-cell>
          <table:table-cell office:value-type="string" table:style-name="ce81">
            <text:p><text:s/>110,871.74</text:p>
          </table:table-cell>
          <table:table-cell office:value-type="float" office:value="0" table:style-name="ce82">
            <text:p>-<text:s/></text:p>
          </table:table-cell>
          <table:table-cell office:value-type="float" office:value="159.16" table:style-name="ce82">
            <text:p>159,16<text:s/></text:p>
          </table:table-cell>
          <table:table-cell table:style-name="ce1"/>
          <table:table-cell office:value-type="float" office:value="1746" table:style-name="ce1">
            <text:p>174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2205" table:style-name="ce1">
            <text:p>212205</text:p>
          </table:table-cell>
          <table:table-cell office:value-type="date" office:date-value="2020-09-17T00:00:00" table:style-name="ce88">
            <text:p>17/09/2020</text:p>
          </table:table-cell>
          <table:table-cell office:value-type="string" table:style-name="ce1">
            <text:p>CL 19435-018-501</text:p>
          </table:table-cell>
          <table:table-cell table:number-columns-repeated="16373"/>
        </table:table-row>
        <table:table-row table:style-name="ro7">
          <table:table-cell office:value-type="float" office:value="3014" table:style-name="ce1">
            <text:p>3014</text:p>
          </table:table-cell>
          <table:table-cell office:value-type="string" table:style-name="ce81">
            <text:p><text:s/>110,788.34</text:p>
          </table:table-cell>
          <table:table-cell office:value-type="float" office:value="0" table:style-name="ce82">
            <text:p>-<text:s/></text:p>
          </table:table-cell>
          <table:table-cell office:value-type="float" office:value="83.4" table:style-name="ce82">
            <text:p>83,40<text:s/></text:p>
          </table:table-cell>
          <table:table-cell table:style-name="ce1"/>
          <table:table-cell office:value-type="float" office:value="1746" table:style-name="ce1">
            <text:p>174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2305" table:style-name="ce1">
            <text:p>212305</text:p>
          </table:table-cell>
          <table:table-cell office:value-type="date" office:date-value="2020-09-17T00:00:00" table:style-name="ce88">
            <text:p>17/09/2020</text:p>
          </table:table-cell>
          <table:table-cell office:value-type="string" table:style-name="ce1">
            <text:p>CL 48945-002-002</text:p>
          </table:table-cell>
          <table:table-cell table:number-columns-repeated="16373"/>
        </table:table-row>
        <table:table-row table:style-name="ro7">
          <table:table-cell office:value-type="float" office:value="3015" table:style-name="ce1">
            <text:p>3015</text:p>
          </table:table-cell>
          <table:table-cell office:value-type="string" table:style-name="ce81">
            <text:p><text:s/>109,828.34</text:p>
          </table:table-cell>
          <table:table-cell office:value-type="float" office:value="0" table:style-name="ce82">
            <text:p>-<text:s/></text:p>
          </table:table-cell>
          <table:table-cell office:value-type="float" office:value="960" table:style-name="ce82">
            <text:p>960,00<text:s/></text:p>
          </table:table-cell>
          <table:table-cell table:style-name="ce1"/>
          <table:table-cell office:value-type="float" office:value="1746" table:style-name="ce1">
            <text:p>174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2905" table:style-name="ce1">
            <text:p>212905</text:p>
          </table:table-cell>
          <table:table-cell office:value-type="date" office:date-value="2020-09-17T00:00:00" table:style-name="ce88">
            <text:p>17/09/2020</text:p>
          </table:table-cell>
          <table:table-cell office:value-type="string" table:style-name="ce1">
            <text:p>CL 125-001-101</text:p>
          </table:table-cell>
          <table:table-cell table:number-columns-repeated="16373"/>
        </table:table-row>
        <table:table-row table:style-name="ro7">
          <table:table-cell office:value-type="float" office:value="3016" table:style-name="ce1">
            <text:p>3016</text:p>
          </table:table-cell>
          <table:table-cell office:value-type="string" table:style-name="ce81">
            <text:p><text:s/>108,868.33</text:p>
          </table:table-cell>
          <table:table-cell office:value-type="float" office:value="0" table:style-name="ce82">
            <text:p>-<text:s/></text:p>
          </table:table-cell>
          <table:table-cell office:value-type="float" office:value="960.01" table:style-name="ce82">
            <text:p>960,01<text:s/></text:p>
          </table:table-cell>
          <table:table-cell table:style-name="ce1"/>
          <table:table-cell office:value-type="float" office:value="1746" table:style-name="ce1">
            <text:p>174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3205" table:style-name="ce1">
            <text:p>213205</text:p>
          </table:table-cell>
          <table:table-cell office:value-type="date" office:date-value="2020-09-17T00:00:00" table:style-name="ce88">
            <text:p>17/09/2020</text:p>
          </table:table-cell>
          <table:table-cell office:value-type="string" table:style-name="ce1">
            <text:p>CL 8984-001-002</text:p>
          </table:table-cell>
          <table:table-cell table:number-columns-repeated="16373"/>
        </table:table-row>
        <table:table-row table:style-name="ro7">
          <table:table-cell office:value-type="float" office:value="3017" table:style-name="ce1">
            <text:p>3017</text:p>
          </table:table-cell>
          <table:table-cell office:value-type="string" table:style-name="ce81">
            <text:p><text:s/>108,860.72</text:p>
          </table:table-cell>
          <table:table-cell office:value-type="float" office:value="0" table:style-name="ce82">
            <text:p>-<text:s/></text:p>
          </table:table-cell>
          <table:table-cell office:value-type="float" office:value="7.61" table:style-name="ce82">
            <text:p>7,61<text:s/></text:p>
          </table:table-cell>
          <table:table-cell table:style-name="ce1"/>
          <table:table-cell office:value-type="float" office:value="1746" table:style-name="ce1">
            <text:p>174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2005" table:style-name="ce1">
            <text:p>212005</text:p>
          </table:table-cell>
          <table:table-cell office:value-type="date" office:date-value="2020-09-17T00:00:00" table:style-name="ce88">
            <text:p>17/09/2020</text:p>
          </table:table-cell>
          <table:table-cell office:value-type="string" table:style-name="ce1">
            <text:p>CL 62739-001-100</text:p>
          </table:table-cell>
          <table:table-cell table:number-columns-repeated="16373"/>
        </table:table-row>
        <table:table-row table:style-name="ro7">
          <table:table-cell office:value-type="float" office:value="3018" table:style-name="ce1">
            <text:p>3018</text:p>
          </table:table-cell>
          <table:table-cell office:value-type="string" table:style-name="ce81">
            <text:p><text:s/>108,700.72</text:p>
          </table:table-cell>
          <table:table-cell office:value-type="float" office:value="0" table:style-name="ce82">
            <text:p>-<text:s/></text:p>
          </table:table-cell>
          <table:table-cell office:value-type="float" office:value="160" table:style-name="ce82">
            <text:p>160,00<text:s/></text:p>
          </table:table-cell>
          <table:table-cell table:style-name="ce1"/>
          <table:table-cell office:value-type="float" office:value="1746" table:style-name="ce1">
            <text:p>174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3105" table:style-name="ce1">
            <text:p>213105</text:p>
          </table:table-cell>
          <table:table-cell office:value-type="date" office:date-value="2020-09-17T00:00:00" table:style-name="ce88">
            <text:p>17/09/2020</text:p>
          </table:table-cell>
          <table:table-cell office:value-type="string" table:style-name="ce1">
            <text:p>CL 123-001-101</text:p>
          </table:table-cell>
          <table:table-cell table:number-columns-repeated="16373"/>
        </table:table-row>
        <table:table-row table:style-name="ro7">
          <table:table-cell office:value-type="float" office:value="3019" table:style-name="ce1">
            <text:p>3019</text:p>
          </table:table-cell>
          <table:table-cell office:value-type="string" table:style-name="ce81">
            <text:p><text:s/>108,685.58</text:p>
          </table:table-cell>
          <table:table-cell office:value-type="float" office:value="0" table:style-name="ce82">
            <text:p>-<text:s/></text:p>
          </table:table-cell>
          <table:table-cell office:value-type="float" office:value="15.14" table:style-name="ce82">
            <text:p>15,14<text:s/></text:p>
          </table:table-cell>
          <table:table-cell table:style-name="ce1"/>
          <table:table-cell office:value-type="float" office:value="1746" table:style-name="ce1">
            <text:p>174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2105" table:style-name="ce1">
            <text:p>212105</text:p>
          </table:table-cell>
          <table:table-cell office:value-type="date" office:date-value="2020-09-17T00:00:00" table:style-name="ce88">
            <text:p>17/09/2020</text:p>
          </table:table-cell>
          <table:table-cell office:value-type="string" table:style-name="ce1">
            <text:p>CL 62741-001-100</text:p>
          </table:table-cell>
          <table:table-cell table:number-columns-repeated="16373"/>
        </table:table-row>
        <table:table-row table:style-name="ro7">
          <table:table-cell office:value-type="float" office:value="3020" table:style-name="ce1">
            <text:p>3020</text:p>
          </table:table-cell>
          <table:table-cell office:value-type="string" table:style-name="ce81">
            <text:p><text:s/>108,054.46</text:p>
          </table:table-cell>
          <table:table-cell office:value-type="float" office:value="0" table:style-name="ce82">
            <text:p>-<text:s/></text:p>
          </table:table-cell>
          <table:table-cell office:value-type="float" office:value="631.12" table:style-name="ce82">
            <text:p>631,12<text:s/></text:p>
          </table:table-cell>
          <table:table-cell table:style-name="ce1"/>
          <table:table-cell office:value-type="float" office:value="1746" table:style-name="ce1">
            <text:p>174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3405" table:style-name="ce1">
            <text:p>213405</text:p>
          </table:table-cell>
          <table:table-cell office:value-type="date" office:date-value="2020-09-17T00:00:00" table:style-name="ce88">
            <text:p>17/09/2020</text:p>
          </table:table-cell>
          <table:table-cell office:value-type="string" table:style-name="ce1">
            <text:p>CL 770-021-001</text:p>
          </table:table-cell>
          <table:table-cell table:number-columns-repeated="16373"/>
        </table:table-row>
        <table:table-row table:style-name="ro7">
          <table:table-cell office:value-type="float" office:value="3021" table:style-name="ce1">
            <text:p>3021</text:p>
          </table:table-cell>
          <table:table-cell office:value-type="string" table:style-name="ce81">
            <text:p><text:s/>105,976.72</text:p>
          </table:table-cell>
          <table:table-cell office:value-type="float" office:value="0" table:style-name="ce82">
            <text:p>-<text:s/></text:p>
          </table:table-cell>
          <table:table-cell office:value-type="float" office:value="2077.7399999999998" table:style-name="ce82">
            <text:p>2.077,74<text:s/></text:p>
          </table:table-cell>
          <table:table-cell table:style-name="ce1"/>
          <table:table-cell office:value-type="float" office:value="1743" table:style-name="ce1">
            <text:p>174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3805" table:style-name="ce1">
            <text:p>213805</text:p>
          </table:table-cell>
          <table:table-cell office:value-type="date" office:date-value="2020-09-26T00:00:00" table:style-name="ce88">
            <text:p>26/09/2020</text:p>
          </table:table-cell>
          <table:table-cell office:value-type="string" table:style-name="ce1">
            <text:p>CL 421018-001-011</text:p>
          </table:table-cell>
          <table:table-cell table:number-columns-repeated="16373"/>
        </table:table-row>
        <table:table-row table:style-name="ro7">
          <table:table-cell office:value-type="float" office:value="3022" table:style-name="ce1">
            <text:p>3022</text:p>
          </table:table-cell>
          <table:table-cell office:value-type="string" table:style-name="ce81">
            <text:p><text:s/>105,768.54</text:p>
          </table:table-cell>
          <table:table-cell office:value-type="float" office:value="0" table:style-name="ce82">
            <text:p>-<text:s/></text:p>
          </table:table-cell>
          <table:table-cell office:value-type="float" office:value="208.18" table:style-name="ce82">
            <text:p>208,18<text:s/></text:p>
          </table:table-cell>
          <table:table-cell table:style-name="ce1"/>
          <table:table-cell office:value-type="float" office:value="1743" table:style-name="ce1">
            <text:p>174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4005" table:style-name="ce1">
            <text:p>214005</text:p>
          </table:table-cell>
          <table:table-cell office:value-type="date" office:date-value="2020-09-26T00:00:00" table:style-name="ce88">
            <text:p>26/09/2020</text:p>
          </table:table-cell>
          <table:table-cell office:value-type="string" table:style-name="ce1">
            <text:p>CL 421012-001-011</text:p>
          </table:table-cell>
          <table:table-cell table:number-columns-repeated="16373"/>
        </table:table-row>
        <table:table-row table:style-name="ro7">
          <table:table-cell office:value-type="float" office:value="3023" table:style-name="ce1">
            <text:p>3023</text:p>
          </table:table-cell>
          <table:table-cell office:value-type="string" table:style-name="ce81">
            <text:p><text:s/>102,316.22</text:p>
          </table:table-cell>
          <table:table-cell office:value-type="float" office:value="0" table:style-name="ce82">
            <text:p>-<text:s/></text:p>
          </table:table-cell>
          <table:table-cell office:value-type="float" office:value="3452.32" table:style-name="ce82">
            <text:p>3.452,32<text:s/></text:p>
          </table:table-cell>
          <table:table-cell table:style-name="ce1"/>
          <table:table-cell office:value-type="float" office:value="1743" table:style-name="ce1">
            <text:p>174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3605" table:style-name="ce1">
            <text:p>213605</text:p>
          </table:table-cell>
          <table:table-cell office:value-type="date" office:date-value="2020-09-26T00:00:00" table:style-name="ce88">
            <text:p>26/09/2020</text:p>
          </table:table-cell>
          <table:table-cell office:value-type="string" table:style-name="ce1">
            <text:p>CL 421011-001-011</text:p>
          </table:table-cell>
          <table:table-cell table:number-columns-repeated="16373"/>
        </table:table-row>
        <table:table-row table:style-name="ro7">
          <table:table-cell office:value-type="float" office:value="3024" table:style-name="ce1">
            <text:p>3024</text:p>
          </table:table-cell>
          <table:table-cell office:value-type="string" table:style-name="ce81">
            <text:p><text:s/>95,532.91</text:p>
          </table:table-cell>
          <table:table-cell office:value-type="float" office:value="0" table:style-name="ce82">
            <text:p>-<text:s/></text:p>
          </table:table-cell>
          <table:table-cell office:value-type="float" office:value="6783.31" table:style-name="ce82">
            <text:p>6.783,31<text:s/></text:p>
          </table:table-cell>
          <table:table-cell table:style-name="ce1"/>
          <table:table-cell office:value-type="float" office:value="1743" table:style-name="ce1">
            <text:p>174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3905" table:style-name="ce1">
            <text:p>213905</text:p>
          </table:table-cell>
          <table:table-cell office:value-type="date" office:date-value="2020-09-26T00:00:00" table:style-name="ce88">
            <text:p>26/09/2020</text:p>
          </table:table-cell>
          <table:table-cell office:value-type="string" table:style-name="ce1">
            <text:p>CL 421019-001-011</text:p>
          </table:table-cell>
          <table:table-cell table:number-columns-repeated="16373"/>
        </table:table-row>
        <table:table-row table:style-name="ro7">
          <table:table-cell office:value-type="float" office:value="3025" table:style-name="ce1">
            <text:p>3025</text:p>
          </table:table-cell>
          <table:table-cell office:value-type="string" table:style-name="ce81">
            <text:p><text:s/>95,450.23</text:p>
          </table:table-cell>
          <table:table-cell office:value-type="float" office:value="0" table:style-name="ce82">
            <text:p>-<text:s/></text:p>
          </table:table-cell>
          <table:table-cell office:value-type="float" office:value="82.68" table:style-name="ce82">
            <text:p>82,68<text:s/></text:p>
          </table:table-cell>
          <table:table-cell table:style-name="ce1"/>
          <table:table-cell office:value-type="float" office:value="1743" table:style-name="ce1">
            <text:p>174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4105" table:style-name="ce1">
            <text:p>214105</text:p>
          </table:table-cell>
          <table:table-cell office:value-type="date" office:date-value="2020-09-26T00:00:00" table:style-name="ce88">
            <text:p>26/09/2020</text:p>
          </table:table-cell>
          <table:table-cell office:value-type="string" table:style-name="ce1">
            <text:p>CL 2062-022-901</text:p>
          </table:table-cell>
          <table:table-cell table:number-columns-repeated="16373"/>
        </table:table-row>
        <table:table-row table:style-name="ro7">
          <table:table-cell office:value-type="float" office:value="3026" table:style-name="ce1">
            <text:p>3026</text:p>
          </table:table-cell>
          <table:table-cell office:value-type="string" table:style-name="ce81">
            <text:p><text:s/>96,657.31</text:p>
          </table:table-cell>
          <table:table-cell office:value-type="float" office:value="1207.08" table:style-name="ce82">
            <text:p>1.207,0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8403" table:style-name="ce1">
            <text:p>298403</text:p>
          </table:table-cell>
          <table:table-cell office:value-type="date" office:date-value="2020-09-30T00:00:00" table:style-name="ce88">
            <text:p>30/09/2020</text:p>
          </table:table-cell>
          <table:table-cell office:value-type="string" table:style-name="ce1">
            <text:p>FB 000423936-001011-TELCONET F# 423936 COMPRA 20 P</text:p>
          </table:table-cell>
          <table:table-cell table:number-columns-repeated="16373"/>
        </table:table-row>
        <table:table-row table:style-name="ro7">
          <table:table-cell office:value-type="float" office:value="3027" table:style-name="ce1">
            <text:p>3027</text:p>
          </table:table-cell>
          <table:table-cell office:value-type="string" table:style-name="ce81">
            <text:p><text:s/>96,708.76</text:p>
          </table:table-cell>
          <table:table-cell office:value-type="float" office:value="51.45" table:style-name="ce82">
            <text:p>51,4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8503" table:style-name="ce1">
            <text:p>298503</text:p>
          </table:table-cell>
          <table:table-cell office:value-type="date" office:date-value="2020-09-30T00:00:00" table:style-name="ce88">
            <text:p>30/09/2020</text:p>
          </table:table-cell>
          <table:table-cell office:value-type="string" table:style-name="ce1">
            <text:p>FB 000423938-001011-TELCONET F# 423938 COMPRA 1 BO</text:p>
          </table:table-cell>
          <table:table-cell table:number-columns-repeated="16373"/>
        </table:table-row>
        <table:table-row table:style-name="ro7">
          <table:table-cell office:value-type="float" office:value="3028" table:style-name="ce1">
            <text:p>3028</text:p>
          </table:table-cell>
          <table:table-cell office:value-type="string" table:style-name="ce81">
            <text:p><text:s/>96,836.50</text:p>
          </table:table-cell>
          <table:table-cell office:value-type="float" office:value="127.74" table:style-name="ce82">
            <text:p>127,74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8603" table:style-name="ce1">
            <text:p>298603</text:p>
          </table:table-cell>
          <table:table-cell office:value-type="date" office:date-value="2020-09-30T00:00:00" table:style-name="ce88">
            <text:p>30/09/2020</text:p>
          </table:table-cell>
          <table:table-cell office:value-type="string" table:style-name="ce1">
            <text:p>FB 000423937-001011-TELCONET F# 423937 COMPRA 1 CA</text:p>
          </table:table-cell>
          <table:table-cell table:number-columns-repeated="16373"/>
        </table:table-row>
        <table:table-row table:style-name="ro7">
          <table:table-cell office:value-type="float" office:value="3029" table:style-name="ce1">
            <text:p>3029</text:p>
          </table:table-cell>
          <table:table-cell office:value-type="string" table:style-name="ce81">
            <text:p><text:s/>96,964.24</text:p>
          </table:table-cell>
          <table:table-cell office:value-type="float" office:value="127.74" table:style-name="ce82">
            <text:p>127,74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8703" table:style-name="ce1">
            <text:p>298703</text:p>
          </table:table-cell>
          <table:table-cell office:value-type="date" office:date-value="2020-09-30T00:00:00" table:style-name="ce88">
            <text:p>30/09/2020</text:p>
          </table:table-cell>
          <table:table-cell office:value-type="string" table:style-name="ce1">
            <text:p>FB 000423935-001011-TELCONET F# 423935 COMPRA 1 CA</text:p>
          </table:table-cell>
          <table:table-cell table:number-columns-repeated="16373"/>
        </table:table-row>
        <table:table-row table:style-name="ro7">
          <table:table-cell office:value-type="float" office:value="3030" table:style-name="ce1">
            <text:p>3030</text:p>
          </table:table-cell>
          <table:table-cell office:value-type="string" table:style-name="ce81">
            <text:p><text:s/>98,918.70</text:p>
          </table:table-cell>
          <table:table-cell office:value-type="float" office:value="1954.46" table:style-name="ce82">
            <text:p>1.954,46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8803" table:style-name="ce1">
            <text:p>298803</text:p>
          </table:table-cell>
          <table:table-cell office:value-type="date" office:date-value="2020-09-30T00:00:00" table:style-name="ce88">
            <text:p>30/09/2020</text:p>
          </table:table-cell>
          <table:table-cell office:value-type="string" table:style-name="ce1">
            <text:p>FB 000423939-001011-TELCONET F# 423939 COMPRA 11 V</text:p>
          </table:table-cell>
          <table:table-cell table:number-columns-repeated="16373"/>
        </table:table-row>
        <table:table-row table:style-name="ro7">
          <table:table-cell office:value-type="float" office:value="3031" table:style-name="ce1">
            <text:p>3031</text:p>
          </table:table-cell>
          <table:table-cell office:value-type="string" table:style-name="ce81">
            <text:p><text:s/>99,108.08</text:p>
          </table:table-cell>
          <table:table-cell office:value-type="float" office:value="189.38" table:style-name="ce82">
            <text:p>189,3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8903" table:style-name="ce1">
            <text:p>298903</text:p>
          </table:table-cell>
          <table:table-cell office:value-type="date" office:date-value="2020-09-30T00:00:00" table:style-name="ce88">
            <text:p>30/09/2020</text:p>
          </table:table-cell>
          <table:table-cell office:value-type="string" table:style-name="ce1">
            <text:p>FB 000423942-001011-TELCONET F# 423942 COMPRA 4 PL</text:p>
          </table:table-cell>
          <table:table-cell table:number-columns-repeated="16373"/>
        </table:table-row>
        <table:table-row table:style-name="ro7">
          <table:table-cell office:value-type="float" office:value="3032" table:style-name="ce1">
            <text:p>3032</text:p>
          </table:table-cell>
          <table:table-cell office:value-type="string" table:style-name="ce81">
            <text:p><text:s/>99,195.63</text:p>
          </table:table-cell>
          <table:table-cell office:value-type="float" office:value="87.55" table:style-name="ce82">
            <text:p>87,5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9003" table:style-name="ce1">
            <text:p>299003</text:p>
          </table:table-cell>
          <table:table-cell office:value-type="date" office:date-value="2020-09-30T00:00:00" table:style-name="ce88">
            <text:p>30/09/2020</text:p>
          </table:table-cell>
          <table:table-cell office:value-type="string" table:style-name="ce1">
            <text:p>FB 000423941-001011-TELCONET F# 423941 COMPRA 30 C</text:p>
          </table:table-cell>
          <table:table-cell table:number-columns-repeated="16373"/>
        </table:table-row>
        <table:table-row table:style-name="ro7">
          <table:table-cell office:value-type="float" office:value="3033" table:style-name="ce1">
            <text:p>3033</text:p>
          </table:table-cell>
          <table:table-cell office:value-type="string" table:style-name="ce81">
            <text:p><text:s/>99,266.91</text:p>
          </table:table-cell>
          <table:table-cell office:value-type="float" office:value="71.28" table:style-name="ce82">
            <text:p>71,2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9103" table:style-name="ce1">
            <text:p>299103</text:p>
          </table:table-cell>
          <table:table-cell office:value-type="date" office:date-value="2020-09-30T00:00:00" table:style-name="ce88">
            <text:p>30/09/2020</text:p>
          </table:table-cell>
          <table:table-cell office:value-type="string" table:style-name="ce1">
            <text:p>FB 000423940-001011-TELCONET F# 423940 COMPRA 33 V</text:p>
          </table:table-cell>
          <table:table-cell table:number-columns-repeated="16373"/>
        </table:table-row>
        <table:table-row table:style-name="ro7">
          <table:table-cell office:value-type="float" office:value="3034" table:style-name="ce1">
            <text:p>3034</text:p>
          </table:table-cell>
          <table:table-cell office:value-type="string" table:style-name="ce81">
            <text:p><text:s/>102,436.19</text:p>
          </table:table-cell>
          <table:table-cell office:value-type="float" office:value="3169.28" table:style-name="ce82">
            <text:p>3.169,2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9203" table:style-name="ce1">
            <text:p>299203</text:p>
          </table:table-cell>
          <table:table-cell office:value-type="date" office:date-value="2020-09-30T00:00:00" table:style-name="ce88">
            <text:p>30/09/2020</text:p>
          </table:table-cell>
          <table:table-cell office:value-type="string" table:style-name="ce1">
            <text:p>FB 000423921-001011-TELCONET F# 423921 COMPRA 3 VO</text:p>
          </table:table-cell>
          <table:table-cell table:number-columns-repeated="16373"/>
        </table:table-row>
        <table:table-row table:style-name="ro7">
          <table:table-cell office:value-type="float" office:value="3035" table:style-name="ce1">
            <text:p>3035</text:p>
          </table:table-cell>
          <table:table-cell office:value-type="string" table:style-name="ce81">
            <text:p><text:s/>102,487.64</text:p>
          </table:table-cell>
          <table:table-cell office:value-type="float" office:value="51.45" table:style-name="ce82">
            <text:p>51,4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9303" table:style-name="ce1">
            <text:p>299303</text:p>
          </table:table-cell>
          <table:table-cell office:value-type="date" office:date-value="2020-09-30T00:00:00" table:style-name="ce88">
            <text:p>30/09/2020</text:p>
          </table:table-cell>
          <table:table-cell office:value-type="string" table:style-name="ce1">
            <text:p>FB 000424004-001011-TELCONET F# 424004 COMPRA 1 BO</text:p>
          </table:table-cell>
          <table:table-cell table:number-columns-repeated="16373"/>
        </table:table-row>
        <table:table-row table:style-name="ro7">
          <table:table-cell office:value-type="float" office:value="3036" table:style-name="ce1">
            <text:p>3036</text:p>
          </table:table-cell>
          <table:table-cell office:value-type="string" table:style-name="ce81">
            <text:p><text:s/>102,539.09</text:p>
          </table:table-cell>
          <table:table-cell office:value-type="float" office:value="51.45" table:style-name="ce82">
            <text:p>51,4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9403" table:style-name="ce1">
            <text:p>299403</text:p>
          </table:table-cell>
          <table:table-cell office:value-type="date" office:date-value="2020-09-30T00:00:00" table:style-name="ce88">
            <text:p>30/09/2020</text:p>
          </table:table-cell>
          <table:table-cell office:value-type="string" table:style-name="ce1">
            <text:p>FB 000424002-001011-TELCONET F# 424002 COMPRA 1 BO</text:p>
          </table:table-cell>
          <table:table-cell table:number-columns-repeated="16373"/>
        </table:table-row>
        <table:table-row table:style-name="ro7">
          <table:table-cell office:value-type="float" office:value="3037" table:style-name="ce1">
            <text:p>3037</text:p>
          </table:table-cell>
          <table:table-cell office:value-type="string" table:style-name="ce81">
            <text:p><text:s/>102,575.33</text:p>
          </table:table-cell>
          <table:table-cell office:value-type="float" office:value="36.24" table:style-name="ce82">
            <text:p>36,24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9503" table:style-name="ce1">
            <text:p>299503</text:p>
          </table:table-cell>
          <table:table-cell office:value-type="date" office:date-value="2020-09-30T00:00:00" table:style-name="ce88">
            <text:p>30/09/2020</text:p>
          </table:table-cell>
          <table:table-cell office:value-type="string" table:style-name="ce1">
            <text:p>FB 000424003-001011-TELCONET F# 424003 COMPRA 3 JE</text:p>
          </table:table-cell>
          <table:table-cell table:number-columns-repeated="16373"/>
        </table:table-row>
        <table:table-row table:style-name="ro7">
          <table:table-cell office:value-type="float" office:value="3038" table:style-name="ce1">
            <text:p>3038</text:p>
          </table:table-cell>
          <table:table-cell office:value-type="string" table:style-name="ce81">
            <text:p><text:s/>102,599.49</text:p>
          </table:table-cell>
          <table:table-cell office:value-type="float" office:value="24.16" table:style-name="ce82">
            <text:p>24,16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9603" table:style-name="ce1">
            <text:p>299603</text:p>
          </table:table-cell>
          <table:table-cell office:value-type="date" office:date-value="2020-09-30T00:00:00" table:style-name="ce88">
            <text:p>30/09/2020</text:p>
          </table:table-cell>
          <table:table-cell office:value-type="string" table:style-name="ce1">
            <text:p>FB 000424001-001011-TELCONET F# 424001 COMPRA 2 JE</text:p>
          </table:table-cell>
          <table:table-cell table:number-columns-repeated="16373"/>
        </table:table-row>
        <table:table-row table:style-name="ro7">
          <table:table-cell office:value-type="float" office:value="3039" table:style-name="ce1">
            <text:p>3039</text:p>
          </table:table-cell>
          <table:table-cell office:value-type="string" table:style-name="ce81">
            <text:p><text:s/>103,686.49</text:p>
          </table:table-cell>
          <table:table-cell office:value-type="float" office:value="1087" table:style-name="ce82">
            <text:p>1.087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0603" table:style-name="ce1">
            <text:p>290603</text:p>
          </table:table-cell>
          <table:table-cell office:value-type="date" office:date-value="2020-09-30T00:00:00" table:style-name="ce88">
            <text:p>30/09/2020</text:p>
          </table:table-cell>
          <table:table-cell office:value-type="string" table:style-name="ce1">
            <text:p>FB 000879648-005002-ELECTRONICA SIGLO21 F# 879648</text:p>
          </table:table-cell>
          <table:table-cell table:number-columns-repeated="16373"/>
        </table:table-row>
        <table:table-row table:style-name="ro7">
          <table:table-cell office:value-type="float" office:value="3040" table:style-name="ce1">
            <text:p>3040</text:p>
          </table:table-cell>
          <table:table-cell office:value-type="string" table:style-name="ce81">
            <text:p><text:s/>103,716.39</text:p>
          </table:table-cell>
          <table:table-cell office:value-type="float" office:value="29.9" table:style-name="ce82">
            <text:p>29,9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5403" table:style-name="ce1">
            <text:p>295403</text:p>
          </table:table-cell>
          <table:table-cell office:value-type="date" office:date-value="2020-09-30T00:00:00" table:style-name="ce88">
            <text:p>30/09/2020</text:p>
          </table:table-cell>
          <table:table-cell office:value-type="string" table:style-name="ce1">
            <text:p>FB 000032119-003006-ELECTROLEG SA F# 32119 COMPRA</text:p>
          </table:table-cell>
          <table:table-cell table:number-columns-repeated="16373"/>
        </table:table-row>
        <table:table-row table:style-name="ro7">
          <table:table-cell office:value-type="float" office:value="3041" table:style-name="ce1">
            <text:p>3041</text:p>
          </table:table-cell>
          <table:table-cell office:value-type="string" table:style-name="ce81">
            <text:p><text:s/>103,921.27</text:p>
          </table:table-cell>
          <table:table-cell office:value-type="float" office:value="204.88" table:style-name="ce82">
            <text:p>204,8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0303" table:style-name="ce1">
            <text:p>300303</text:p>
          </table:table-cell>
          <table:table-cell office:value-type="date" office:date-value="2020-09-30T00:00:00" table:style-name="ce88">
            <text:p>30/09/2020</text:p>
          </table:table-cell>
          <table:table-cell office:value-type="string" table:style-name="ce1">
            <text:p>FB 000059058-002002-SWISSOIL F# 59058 COMPRA HIDRA</text:p>
          </table:table-cell>
          <table:table-cell table:number-columns-repeated="16373"/>
        </table:table-row>
        <table:table-row table:style-name="ro7">
          <table:table-cell office:value-type="float" office:value="3042" table:style-name="ce1">
            <text:p>3042</text:p>
          </table:table-cell>
          <table:table-cell office:value-type="string" table:style-name="ce81">
            <text:p><text:s/>104,070.87</text:p>
          </table:table-cell>
          <table:table-cell office:value-type="float" office:value="149.6" table:style-name="ce82">
            <text:p>149,6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7103" table:style-name="ce1">
            <text:p>297103</text:p>
          </table:table-cell>
          <table:table-cell office:value-type="date" office:date-value="2020-09-30T00:00:00" table:style-name="ce88">
            <text:p>30/09/2020</text:p>
          </table:table-cell>
          <table:table-cell office:value-type="string" table:style-name="ce1">
            <text:p>FB 000423934-001011-TELCONET F# 423934 COMPRA 1 BO</text:p>
          </table:table-cell>
          <table:table-cell table:number-columns-repeated="16373"/>
        </table:table-row>
        <table:table-row table:style-name="ro7">
          <table:table-cell office:value-type="float" office:value="3043" table:style-name="ce1">
            <text:p>3043</text:p>
          </table:table-cell>
          <table:table-cell office:value-type="string" table:style-name="ce81">
            <text:p><text:s/>104,150.92</text:p>
          </table:table-cell>
          <table:table-cell office:value-type="float" office:value="80.05" table:style-name="ce82">
            <text:p>80,0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7203" table:style-name="ce1">
            <text:p>297203</text:p>
          </table:table-cell>
          <table:table-cell office:value-type="date" office:date-value="2020-09-30T00:00:00" table:style-name="ce88">
            <text:p>30/09/2020</text:p>
          </table:table-cell>
          <table:table-cell office:value-type="string" table:style-name="ce1">
            <text:p>FB 000423930-001011-TELCONET F# 423930 COMPRA 1 CA</text:p>
          </table:table-cell>
          <table:table-cell table:number-columns-repeated="16373"/>
        </table:table-row>
        <table:table-row table:style-name="ro7">
          <table:table-cell office:value-type="float" office:value="3044" table:style-name="ce1">
            <text:p>3044</text:p>
          </table:table-cell>
          <table:table-cell office:value-type="string" table:style-name="ce81">
            <text:p><text:s/>104,206.82</text:p>
          </table:table-cell>
          <table:table-cell office:value-type="float" office:value="55.9" table:style-name="ce82">
            <text:p>55,9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7303" table:style-name="ce1">
            <text:p>297303</text:p>
          </table:table-cell>
          <table:table-cell office:value-type="date" office:date-value="2020-09-30T00:00:00" table:style-name="ce88">
            <text:p>30/09/2020</text:p>
          </table:table-cell>
          <table:table-cell office:value-type="string" table:style-name="ce1">
            <text:p>FB 000423929-001011-TELCONET F# 423929 COMPRA COMP</text:p>
          </table:table-cell>
          <table:table-cell table:number-columns-repeated="16373"/>
        </table:table-row>
        <table:table-row table:style-name="ro7">
          <table:table-cell office:value-type="float" office:value="3045" table:style-name="ce1">
            <text:p>3045</text:p>
          </table:table-cell>
          <table:table-cell office:value-type="string" table:style-name="ce81">
            <text:p><text:s/>126,796.82</text:p>
          </table:table-cell>
          <table:table-cell office:value-type="float" office:value="22590" table:style-name="ce82">
            <text:p>22.590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6203" table:style-name="ce1">
            <text:p>286203</text:p>
          </table:table-cell>
          <table:table-cell office:value-type="date" office:date-value="2020-09-30T00:00:00" table:style-name="ce88">
            <text:p>30/09/2020</text:p>
          </table:table-cell>
          <table:table-cell office:value-type="string" table:style-name="ce1">
            <text:p>FB 000000330-002002-BOWEN MENDOZA JOSE F# 330 COMP</text:p>
          </table:table-cell>
          <table:table-cell table:number-columns-repeated="16373"/>
        </table:table-row>
        <table:table-row table:style-name="ro7">
          <table:table-cell office:value-type="float" office:value="3046" table:style-name="ce1">
            <text:p>3046</text:p>
          </table:table-cell>
          <table:table-cell office:value-type="string" table:style-name="ce81">
            <text:p><text:s/>126,871.57</text:p>
          </table:table-cell>
          <table:table-cell office:value-type="float" office:value="74.75" table:style-name="ce82">
            <text:p>74,7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7403" table:style-name="ce1">
            <text:p>287403</text:p>
          </table:table-cell>
          <table:table-cell office:value-type="date" office:date-value="2020-09-30T00:00:00" table:style-name="ce88">
            <text:p>30/09/2020</text:p>
          </table:table-cell>
          <table:table-cell office:value-type="string" table:style-name="ce1">
            <text:p>FB 000031489-003006-ELECTROLEG SA F# 31489 COMPRA</text:p>
          </table:table-cell>
          <table:table-cell table:number-columns-repeated="16373"/>
        </table:table-row>
        <table:table-row table:style-name="ro7">
          <table:table-cell office:value-type="float" office:value="3047" table:style-name="ce1">
            <text:p>3047</text:p>
          </table:table-cell>
          <table:table-cell office:value-type="string" table:style-name="ce81">
            <text:p><text:s/>128,771.57</text:p>
          </table:table-cell>
          <table:table-cell office:value-type="float" office:value="1900" table:style-name="ce82">
            <text:p>1.900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7803" table:style-name="ce1">
            <text:p>287803</text:p>
          </table:table-cell>
          <table:table-cell office:value-type="date" office:date-value="2020-09-30T00:00:00" table:style-name="ce88">
            <text:p>30/09/2020</text:p>
          </table:table-cell>
          <table:table-cell office:value-type="string" table:style-name="ce1">
            <text:p>FB 000000341-002002-BOWEN MENDOZA JOSE F# 341 COMP</text:p>
          </table:table-cell>
          <table:table-cell table:number-columns-repeated="16373"/>
        </table:table-row>
        <table:table-row table:style-name="ro7">
          <table:table-cell office:value-type="float" office:value="3048" table:style-name="ce1">
            <text:p>3048</text:p>
          </table:table-cell>
          <table:table-cell office:value-type="string" table:style-name="ce81">
            <text:p><text:s/>128,808.08</text:p>
          </table:table-cell>
          <table:table-cell office:value-type="float" office:value="36.51" table:style-name="ce82">
            <text:p>36,51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7603" table:style-name="ce1">
            <text:p>297603</text:p>
          </table:table-cell>
          <table:table-cell office:value-type="date" office:date-value="2020-09-30T00:00:00" table:style-name="ce88">
            <text:p>30/09/2020</text:p>
          </table:table-cell>
          <table:table-cell office:value-type="string" table:style-name="ce1">
            <text:p>FB 000423928-001011-TELCONET F# 423928 COMPRA 1 GA</text:p>
          </table:table-cell>
          <table:table-cell table:number-columns-repeated="16373"/>
        </table:table-row>
        <table:table-row table:style-name="ro7">
          <table:table-cell office:value-type="float" office:value="3049" table:style-name="ce1">
            <text:p>3049</text:p>
          </table:table-cell>
          <table:table-cell office:value-type="string" table:style-name="ce81">
            <text:p><text:s/>128,992.97</text:p>
          </table:table-cell>
          <table:table-cell office:value-type="float" office:value="184.89" table:style-name="ce82">
            <text:p>184,89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7503" table:style-name="ce1">
            <text:p>297503</text:p>
          </table:table-cell>
          <table:table-cell office:value-type="date" office:date-value="2020-09-30T00:00:00" table:style-name="ce88">
            <text:p>30/09/2020</text:p>
          </table:table-cell>
          <table:table-cell office:value-type="string" table:style-name="ce1">
            <text:p>FB 000423923-001011-TELCONET F# 423923 COMPRA 12 C</text:p>
          </table:table-cell>
          <table:table-cell table:number-columns-repeated="16373"/>
        </table:table-row>
        <table:table-row table:style-name="ro7">
          <table:table-cell office:value-type="float" office:value="3050" table:style-name="ce1">
            <text:p>3050</text:p>
          </table:table-cell>
          <table:table-cell office:value-type="string" table:style-name="ce81">
            <text:p><text:s/>136,606.52</text:p>
          </table:table-cell>
          <table:table-cell office:value-type="float" office:value="7613.55" table:style-name="ce82">
            <text:p>7.613,5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7403" table:style-name="ce1">
            <text:p>297403</text:p>
          </table:table-cell>
          <table:table-cell office:value-type="date" office:date-value="2020-09-30T00:00:00" table:style-name="ce88">
            <text:p>30/09/2020</text:p>
          </table:table-cell>
          <table:table-cell office:value-type="string" table:style-name="ce1">
            <text:p>FB 000423933-001011-TELCONET F# 423933 COMPRA 15 V</text:p>
          </table:table-cell>
          <table:table-cell table:number-columns-repeated="16373"/>
        </table:table-row>
        <table:table-row table:style-name="ro7">
          <table:table-cell office:value-type="float" office:value="3051" table:style-name="ce1">
            <text:p>3051</text:p>
          </table:table-cell>
          <table:table-cell office:value-type="string" table:style-name="ce81">
            <text:p><text:s/>136,706.94</text:p>
          </table:table-cell>
          <table:table-cell office:value-type="float" office:value="100.42" table:style-name="ce82">
            <text:p>100,42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1803" table:style-name="ce1">
            <text:p>291803</text:p>
          </table:table-cell>
          <table:table-cell office:value-type="date" office:date-value="2020-09-30T00:00:00" table:style-name="ce88">
            <text:p>30/09/2020</text:p>
          </table:table-cell>
          <table:table-cell office:value-type="string" table:style-name="ce1">
            <text:p>FB 000085529-001008-TECNOVA SA F# 85529 COMPRA 2 B</text:p>
          </table:table-cell>
          <table:table-cell table:number-columns-repeated="16373"/>
        </table:table-row>
        <table:table-row table:style-name="ro7">
          <table:table-cell office:value-type="float" office:value="3052" table:style-name="ce1">
            <text:p>3052</text:p>
          </table:table-cell>
          <table:table-cell office:value-type="string" table:style-name="ce81">
            <text:p><text:s/>136,911.82</text:p>
          </table:table-cell>
          <table:table-cell office:value-type="float" office:value="204.88" table:style-name="ce82">
            <text:p>204,8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0703" table:style-name="ce1">
            <text:p>290703</text:p>
          </table:table-cell>
          <table:table-cell office:value-type="date" office:date-value="2020-09-30T00:00:00" table:style-name="ce88">
            <text:p>30/09/2020</text:p>
          </table:table-cell>
          <table:table-cell office:value-type="string" table:style-name="ce1">
            <text:p>FB 000059324-002002-SWISSOIL F# 59324 COMPRA HIDRA</text:p>
          </table:table-cell>
          <table:table-cell table:number-columns-repeated="16373"/>
        </table:table-row>
        <table:table-row table:style-name="ro7">
          <table:table-cell office:value-type="float" office:value="3053" table:style-name="ce1">
            <text:p>3053</text:p>
          </table:table-cell>
          <table:table-cell office:value-type="string" table:style-name="ce81">
            <text:p><text:s/>137,018.52</text:p>
          </table:table-cell>
          <table:table-cell office:value-type="float" office:value="106.7" table:style-name="ce82">
            <text:p>106,7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0003" table:style-name="ce1">
            <text:p>300003</text:p>
          </table:table-cell>
          <table:table-cell office:value-type="date" office:date-value="2020-09-30T00:00:00" table:style-name="ce88">
            <text:p>30/09/2020</text:p>
          </table:table-cell>
          <table:table-cell office:value-type="string" table:style-name="ce1">
            <text:p>FB 000012273-001001-CARRERA LLAGUNO JONATHAN F# 12</text:p>
          </table:table-cell>
          <table:table-cell table:number-columns-repeated="16373"/>
        </table:table-row>
        <table:table-row table:style-name="ro7">
          <table:table-cell office:value-type="float" office:value="3054" table:style-name="ce1">
            <text:p>3054</text:p>
          </table:table-cell>
          <table:table-cell office:value-type="string" table:style-name="ce81">
            <text:p><text:s/>136,988.62</text:p>
          </table:table-cell>
          <table:table-cell office:value-type="float" office:value="0" table:style-name="ce82">
            <text:p>-<text:s/></text:p>
          </table:table-cell>
          <table:table-cell office:value-type="float" office:value="29.9" table:style-name="ce82">
            <text:p>29,90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7503" table:style-name="ce1">
            <text:p>287503</text:p>
          </table:table-cell>
          <table:table-cell office:value-type="date" office:date-value="2020-09-30T00:00:00" table:style-name="ce88">
            <text:p>30/09/2020</text:p>
          </table:table-cell>
          <table:table-cell office:value-type="string" table:style-name="ce1">
            <text:p>NC 000014432-001007-ELECTROLEG NC# 14432 AFECTA F#</text:p>
          </table:table-cell>
          <table:table-cell table:number-columns-repeated="16373"/>
        </table:table-row>
        <table:table-row table:style-name="ro7">
          <table:table-cell office:value-type="float" office:value="3055" table:style-name="ce1">
            <text:p>3055</text:p>
          </table:table-cell>
          <table:table-cell office:value-type="string" table:style-name="ce81">
            <text:p><text:s/>136,783.74</text:p>
          </table:table-cell>
          <table:table-cell office:value-type="float" office:value="0" table:style-name="ce82">
            <text:p>-<text:s/></text:p>
          </table:table-cell>
          <table:table-cell office:value-type="float" office:value="204.88" table:style-name="ce82">
            <text:p>204,88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0403" table:style-name="ce1">
            <text:p>300403</text:p>
          </table:table-cell>
          <table:table-cell office:value-type="date" office:date-value="2020-09-30T00:00:00" table:style-name="ce88">
            <text:p>30/09/2020</text:p>
          </table:table-cell>
          <table:table-cell office:value-type="string" table:style-name="ce1">
            <text:p>NC 000009984-002002-SWISSOIL NC APLICA F# 59058 CO</text:p>
          </table:table-cell>
          <table:table-cell table:number-columns-repeated="16373"/>
        </table:table-row>
        <table:table-row table:style-name="ro7">
          <table:table-cell office:value-type="float" office:value="3056" table:style-name="ce1">
            <text:p>3056</text:p>
          </table:table-cell>
          <table:table-cell office:value-type="string" table:style-name="ce81">
            <text:p><text:s/>136,838.35</text:p>
          </table:table-cell>
          <table:table-cell office:value-type="float" office:value="54.61" table:style-name="ce82">
            <text:p>54,61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7703" table:style-name="ce1">
            <text:p>297703</text:p>
          </table:table-cell>
          <table:table-cell office:value-type="date" office:date-value="2020-09-30T00:00:00" table:style-name="ce88">
            <text:p>30/09/2020</text:p>
          </table:table-cell>
          <table:table-cell office:value-type="string" table:style-name="ce1">
            <text:p>FB 000423927-001011-TELCONET F# 423927 COMPRA 2 JE</text:p>
          </table:table-cell>
          <table:table-cell table:number-columns-repeated="16373"/>
        </table:table-row>
        <table:table-row table:style-name="ro7">
          <table:table-cell office:value-type="float" office:value="3057" table:style-name="ce1">
            <text:p>3057</text:p>
          </table:table-cell>
          <table:table-cell office:value-type="string" table:style-name="ce81">
            <text:p><text:s/>136,889.80</text:p>
          </table:table-cell>
          <table:table-cell office:value-type="float" office:value="51.45" table:style-name="ce82">
            <text:p>51,4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7803" table:style-name="ce1">
            <text:p>297803</text:p>
          </table:table-cell>
          <table:table-cell office:value-type="date" office:date-value="2020-09-30T00:00:00" table:style-name="ce88">
            <text:p>30/09/2020</text:p>
          </table:table-cell>
          <table:table-cell office:value-type="string" table:style-name="ce1">
            <text:p>FB 000423922-001011-TELCONET F# 423922 COMPRA 1 BO</text:p>
          </table:table-cell>
          <table:table-cell table:number-columns-repeated="16373"/>
        </table:table-row>
        <table:table-row table:style-name="ro7">
          <table:table-cell office:value-type="float" office:value="3058" table:style-name="ce1">
            <text:p>3058</text:p>
          </table:table-cell>
          <table:table-cell office:value-type="string" table:style-name="ce81">
            <text:p><text:s/>136,969.86</text:p>
          </table:table-cell>
          <table:table-cell office:value-type="float" office:value="80.06" table:style-name="ce82">
            <text:p>80,06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7903" table:style-name="ce1">
            <text:p>297903</text:p>
          </table:table-cell>
          <table:table-cell office:value-type="date" office:date-value="2020-09-30T00:00:00" table:style-name="ce88">
            <text:p>30/09/2020</text:p>
          </table:table-cell>
          <table:table-cell office:value-type="string" table:style-name="ce1">
            <text:p>FB 000423931-001011-TELCONET F# 423931 COMPRA 1 CA</text:p>
          </table:table-cell>
          <table:table-cell table:number-columns-repeated="16373"/>
        </table:table-row>
        <table:table-row table:style-name="ro7">
          <table:table-cell office:value-type="float" office:value="3059" table:style-name="ce1">
            <text:p>3059</text:p>
          </table:table-cell>
          <table:table-cell office:value-type="string" table:style-name="ce81">
            <text:p><text:s/>137,006.37</text:p>
          </table:table-cell>
          <table:table-cell office:value-type="float" office:value="36.51" table:style-name="ce82">
            <text:p>36,51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8003" table:style-name="ce1">
            <text:p>298003</text:p>
          </table:table-cell>
          <table:table-cell office:value-type="date" office:date-value="2020-09-30T00:00:00" table:style-name="ce88">
            <text:p>30/09/2020</text:p>
          </table:table-cell>
          <table:table-cell office:value-type="string" table:style-name="ce1">
            <text:p>FB 000423926-001011-TELCONET F# 423926 COMPRA 1 GA</text:p>
          </table:table-cell>
          <table:table-cell table:number-columns-repeated="16373"/>
        </table:table-row>
        <table:table-row table:style-name="ro7">
          <table:table-cell office:value-type="float" office:value="3060" table:style-name="ce1">
            <text:p>3060</text:p>
          </table:table-cell>
          <table:table-cell office:value-type="string" table:style-name="ce81">
            <text:p><text:s/>137,042.88</text:p>
          </table:table-cell>
          <table:table-cell office:value-type="float" office:value="36.51" table:style-name="ce82">
            <text:p>36,51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8103" table:style-name="ce1">
            <text:p>298103</text:p>
          </table:table-cell>
          <table:table-cell office:value-type="date" office:date-value="2020-09-30T00:00:00" table:style-name="ce88">
            <text:p>30/09/2020</text:p>
          </table:table-cell>
          <table:table-cell office:value-type="string" table:style-name="ce1">
            <text:p>FB 000423925-001011-TELCONET F# 423925 COMPRA 1 GA</text:p>
          </table:table-cell>
          <table:table-cell table:number-columns-repeated="16373"/>
        </table:table-row>
        <table:table-row table:style-name="ro7">
          <table:table-cell office:value-type="float" office:value="3061" table:style-name="ce1">
            <text:p>3061</text:p>
          </table:table-cell>
          <table:table-cell office:value-type="string" table:style-name="ce81">
            <text:p><text:s/>137,083.59</text:p>
          </table:table-cell>
          <table:table-cell office:value-type="float" office:value="40.71" table:style-name="ce82">
            <text:p>40,71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8203" table:style-name="ce1">
            <text:p>298203</text:p>
          </table:table-cell>
          <table:table-cell office:value-type="date" office:date-value="2020-09-30T00:00:00" table:style-name="ce88">
            <text:p>30/09/2020</text:p>
          </table:table-cell>
          <table:table-cell office:value-type="string" table:style-name="ce1">
            <text:p>FB 000423924-001011-TELCONET F# 423924 COMPRA 1 GA</text:p>
          </table:table-cell>
          <table:table-cell table:number-columns-repeated="16373"/>
        </table:table-row>
        <table:table-row table:style-name="ro7">
          <table:table-cell office:value-type="float" office:value="3062" table:style-name="ce1">
            <text:p>3062</text:p>
          </table:table-cell>
          <table:table-cell office:value-type="string" table:style-name="ce81">
            <text:p><text:s/>137,163.65</text:p>
          </table:table-cell>
          <table:table-cell office:value-type="float" office:value="80.06" table:style-name="ce82">
            <text:p>80,06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0" table:style-name="ce1">
            <text:p>17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98303" table:style-name="ce1">
            <text:p>298303</text:p>
          </table:table-cell>
          <table:table-cell office:value-type="date" office:date-value="2020-09-30T00:00:00" table:style-name="ce88">
            <text:p>30/09/2020</text:p>
          </table:table-cell>
          <table:table-cell office:value-type="string" table:style-name="ce1">
            <text:p>FB 000423932-001011-TELCONET F# 423932 COMPRA 1 CA</text:p>
          </table:table-cell>
          <table:table-cell table:number-columns-repeated="16373"/>
        </table:table-row>
        <table:table-row table:style-name="ro7">
          <table:table-cell office:value-type="float" office:value="3063" table:style-name="ce1">
            <text:p>3063</text:p>
          </table:table-cell>
          <table:table-cell office:value-type="string" table:style-name="ce81">
            <text:p><text:s/>136,037.43</text:p>
          </table:table-cell>
          <table:table-cell office:value-type="float" office:value="0" table:style-name="ce82">
            <text:p>-<text:s/></text:p>
          </table:table-cell>
          <table:table-cell office:value-type="float" office:value="1126.22" table:style-name="ce82">
            <text:p>1.126,22<text:s/></text:p>
          </table:table-cell>
          <table:table-cell table:style-name="ce1"/>
          <table:table-cell office:value-type="float" office:value="1781" table:style-name="ce1">
            <text:p>17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5205" table:style-name="ce1">
            <text:p>215205</text:p>
          </table:table-cell>
          <table:table-cell office:value-type="date" office:date-value="2020-10-02T00:00:00" table:style-name="ce88">
            <text:p>02/10/2020</text:p>
          </table:table-cell>
          <table:table-cell office:value-type="string" table:style-name="ce1">
            <text:p>CL 32554-003-006</text:p>
          </table:table-cell>
          <table:table-cell table:number-columns-repeated="16373"/>
        </table:table-row>
        <table:table-row table:style-name="ro7">
          <table:table-cell office:value-type="float" office:value="3064" table:style-name="ce1">
            <text:p>3064</text:p>
          </table:table-cell>
          <table:table-cell office:value-type="string" table:style-name="ce81">
            <text:p><text:s/>135,498.72</text:p>
          </table:table-cell>
          <table:table-cell office:value-type="float" office:value="0" table:style-name="ce82">
            <text:p>-<text:s/></text:p>
          </table:table-cell>
          <table:table-cell office:value-type="float" office:value="538.71" table:style-name="ce82">
            <text:p>538,71<text:s/></text:p>
          </table:table-cell>
          <table:table-cell table:style-name="ce1"/>
          <table:table-cell office:value-type="float" office:value="1781" table:style-name="ce1">
            <text:p>17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4705" table:style-name="ce1">
            <text:p>214705</text:p>
          </table:table-cell>
          <table:table-cell office:value-type="date" office:date-value="2020-10-02T00:00:00" table:style-name="ce88">
            <text:p>02/10/2020</text:p>
          </table:table-cell>
          <table:table-cell office:value-type="string" table:style-name="ce1">
            <text:p>CL 32449-003-006</text:p>
          </table:table-cell>
          <table:table-cell table:number-columns-repeated="16373"/>
        </table:table-row>
        <table:table-row table:style-name="ro7">
          <table:table-cell office:value-type="float" office:value="3065" table:style-name="ce1">
            <text:p>3065</text:p>
          </table:table-cell>
          <table:table-cell office:value-type="string" table:style-name="ce81">
            <text:p><text:s/>135,287.95</text:p>
          </table:table-cell>
          <table:table-cell office:value-type="float" office:value="0" table:style-name="ce82">
            <text:p>-<text:s/></text:p>
          </table:table-cell>
          <table:table-cell office:value-type="float" office:value="210.77" table:style-name="ce82">
            <text:p>210,77<text:s/></text:p>
          </table:table-cell>
          <table:table-cell table:style-name="ce1"/>
          <table:table-cell office:value-type="float" office:value="1781" table:style-name="ce1">
            <text:p>17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4605" table:style-name="ce1">
            <text:p>214605</text:p>
          </table:table-cell>
          <table:table-cell office:value-type="date" office:date-value="2020-10-02T00:00:00" table:style-name="ce88">
            <text:p>02/10/2020</text:p>
          </table:table-cell>
          <table:table-cell office:value-type="string" table:style-name="ce1">
            <text:p>CL 60708-001-102</text:p>
          </table:table-cell>
          <table:table-cell table:number-columns-repeated="16373"/>
        </table:table-row>
        <table:table-row table:style-name="ro7">
          <table:table-cell office:value-type="float" office:value="3066" table:style-name="ce1">
            <text:p>3066</text:p>
          </table:table-cell>
          <table:table-cell office:value-type="string" table:style-name="ce81">
            <text:p><text:s/>134,025.71</text:p>
          </table:table-cell>
          <table:table-cell office:value-type="float" office:value="0" table:style-name="ce82">
            <text:p>-<text:s/></text:p>
          </table:table-cell>
          <table:table-cell office:value-type="float" office:value="1262.24" table:style-name="ce82">
            <text:p>1.262,24<text:s/></text:p>
          </table:table-cell>
          <table:table-cell table:style-name="ce1"/>
          <table:table-cell office:value-type="float" office:value="1781" table:style-name="ce1">
            <text:p>17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5105" table:style-name="ce1">
            <text:p>215105</text:p>
          </table:table-cell>
          <table:table-cell office:value-type="date" office:date-value="2020-10-02T00:00:00" table:style-name="ce88">
            <text:p>02/10/2020</text:p>
          </table:table-cell>
          <table:table-cell office:value-type="string" table:style-name="ce1">
            <text:p>CL 980-021-001</text:p>
          </table:table-cell>
          <table:table-cell table:number-columns-repeated="16373"/>
        </table:table-row>
        <table:table-row table:style-name="ro7">
          <table:table-cell office:value-type="float" office:value="3067" table:style-name="ce1">
            <text:p>3067</text:p>
          </table:table-cell>
          <table:table-cell office:value-type="string" table:style-name="ce81">
            <text:p><text:s/>133,126.91</text:p>
          </table:table-cell>
          <table:table-cell office:value-type="float" office:value="0" table:style-name="ce82">
            <text:p>-<text:s/></text:p>
          </table:table-cell>
          <table:table-cell office:value-type="float" office:value="898.8" table:style-name="ce82">
            <text:p>898,80<text:s/></text:p>
          </table:table-cell>
          <table:table-cell table:style-name="ce1"/>
          <table:table-cell office:value-type="float" office:value="1781" table:style-name="ce1">
            <text:p>17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5005" table:style-name="ce1">
            <text:p>215005</text:p>
          </table:table-cell>
          <table:table-cell office:value-type="date" office:date-value="2020-10-02T00:00:00" table:style-name="ce88">
            <text:p>02/10/2020</text:p>
          </table:table-cell>
          <table:table-cell office:value-type="string" table:style-name="ce1">
            <text:p>CL 981-021-001</text:p>
          </table:table-cell>
          <table:table-cell table:number-columns-repeated="16373"/>
        </table:table-row>
        <table:table-row table:style-name="ro7">
          <table:table-cell office:value-type="float" office:value="3068" table:style-name="ce1">
            <text:p>3068</text:p>
          </table:table-cell>
          <table:table-cell office:value-type="string" table:style-name="ce81">
            <text:p><text:s/>131,774.51</text:p>
          </table:table-cell>
          <table:table-cell office:value-type="float" office:value="0" table:style-name="ce82">
            <text:p>-<text:s/></text:p>
          </table:table-cell>
          <table:table-cell office:value-type="float" office:value="1352.4" table:style-name="ce82">
            <text:p>1.352,40<text:s/></text:p>
          </table:table-cell>
          <table:table-cell table:style-name="ce1"/>
          <table:table-cell office:value-type="float" office:value="1781" table:style-name="ce1">
            <text:p>17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4905" table:style-name="ce1">
            <text:p>214905</text:p>
          </table:table-cell>
          <table:table-cell office:value-type="date" office:date-value="2020-10-02T00:00:00" table:style-name="ce88">
            <text:p>02/10/2020</text:p>
          </table:table-cell>
          <table:table-cell office:value-type="string" table:style-name="ce1">
            <text:p>CL 982-021-001</text:p>
          </table:table-cell>
          <table:table-cell table:number-columns-repeated="16373"/>
        </table:table-row>
        <table:table-row table:style-name="ro7">
          <table:table-cell office:value-type="float" office:value="3069" table:style-name="ce1">
            <text:p>3069</text:p>
          </table:table-cell>
          <table:table-cell office:value-type="string" table:style-name="ce81">
            <text:p><text:s/>130,154.53</text:p>
          </table:table-cell>
          <table:table-cell office:value-type="float" office:value="0" table:style-name="ce82">
            <text:p>-<text:s/></text:p>
          </table:table-cell>
          <table:table-cell office:value-type="float" office:value="1619.98" table:style-name="ce82">
            <text:p>1.619,98<text:s/></text:p>
          </table:table-cell>
          <table:table-cell table:style-name="ce1"/>
          <table:table-cell office:value-type="float" office:value="1781" table:style-name="ce1">
            <text:p>17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4805" table:style-name="ce1">
            <text:p>214805</text:p>
          </table:table-cell>
          <table:table-cell office:value-type="date" office:date-value="2020-10-02T00:00:00" table:style-name="ce88">
            <text:p>02/10/2020</text:p>
          </table:table-cell>
          <table:table-cell office:value-type="string" table:style-name="ce1">
            <text:p>CL 32491-003-006</text:p>
          </table:table-cell>
          <table:table-cell table:number-columns-repeated="16373"/>
        </table:table-row>
        <table:table-row table:style-name="ro7">
          <table:table-cell office:value-type="float" office:value="3070" table:style-name="ce1">
            <text:p>3070</text:p>
          </table:table-cell>
          <table:table-cell office:value-type="string" table:style-name="ce81">
            <text:p><text:s/>128,714.53</text:p>
          </table:table-cell>
          <table:table-cell office:value-type="float" office:value="0" table:style-name="ce82">
            <text:p>-<text:s/></text:p>
          </table:table-cell>
          <table:table-cell office:value-type="float" office:value="1440" table:style-name="ce82">
            <text:p>1.440,00<text:s/></text:p>
          </table:table-cell>
          <table:table-cell table:style-name="ce1"/>
          <table:table-cell office:value-type="float" office:value="1781" table:style-name="ce1">
            <text:p>17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4505" table:style-name="ce1">
            <text:p>214505</text:p>
          </table:table-cell>
          <table:table-cell office:value-type="date" office:date-value="2020-10-02T00:00:00" table:style-name="ce88">
            <text:p>02/10/2020</text:p>
          </table:table-cell>
          <table:table-cell office:value-type="string" table:style-name="ce1">
            <text:p>CL 141-001-101</text:p>
          </table:table-cell>
          <table:table-cell table:number-columns-repeated="16373"/>
        </table:table-row>
        <table:table-row table:style-name="ro7">
          <table:table-cell office:value-type="float" office:value="3071" table:style-name="ce1">
            <text:p>3071</text:p>
          </table:table-cell>
          <table:table-cell office:value-type="string" table:style-name="ce81">
            <text:p><text:s/>128,629.34</text:p>
          </table:table-cell>
          <table:table-cell office:value-type="float" office:value="0" table:style-name="ce82">
            <text:p>-<text:s/></text:p>
          </table:table-cell>
          <table:table-cell office:value-type="float" office:value="85.19" table:style-name="ce82">
            <text:p>85,19<text:s/></text:p>
          </table:table-cell>
          <table:table-cell table:style-name="ce1"/>
          <table:table-cell office:value-type="float" office:value="1781" table:style-name="ce1">
            <text:p>17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4305" table:style-name="ce1">
            <text:p>214305</text:p>
          </table:table-cell>
          <table:table-cell office:value-type="date" office:date-value="2020-10-02T00:00:00" table:style-name="ce88">
            <text:p>02/10/2020</text:p>
          </table:table-cell>
          <table:table-cell office:value-type="string" table:style-name="ce1">
            <text:p>CL 2062-022-901</text:p>
          </table:table-cell>
          <table:table-cell table:number-columns-repeated="16373"/>
        </table:table-row>
        <table:table-row table:style-name="ro7">
          <table:table-cell office:value-type="float" office:value="3072" table:style-name="ce1">
            <text:p>3072</text:p>
          </table:table-cell>
          <table:table-cell office:value-type="string" table:style-name="ce81">
            <text:p><text:s/>128,611.84</text:p>
          </table:table-cell>
          <table:table-cell office:value-type="float" office:value="0" table:style-name="ce82">
            <text:p>-<text:s/></text:p>
          </table:table-cell>
          <table:table-cell office:value-type="float" office:value="17.5" table:style-name="ce82">
            <text:p>17,50<text:s/></text:p>
          </table:table-cell>
          <table:table-cell table:style-name="ce1"/>
          <table:table-cell office:value-type="float" office:value="1781" table:style-name="ce1">
            <text:p>17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4405" table:style-name="ce1">
            <text:p>214405</text:p>
          </table:table-cell>
          <table:table-cell office:value-type="date" office:date-value="2020-10-02T00:00:00" table:style-name="ce88">
            <text:p>02/10/2020</text:p>
          </table:table-cell>
          <table:table-cell office:value-type="string" table:style-name="ce1">
            <text:p>CL 1002-001-001</text:p>
          </table:table-cell>
          <table:table-cell table:number-columns-repeated="16373"/>
        </table:table-row>
        <table:table-row table:style-name="ro7">
          <table:table-cell office:value-type="float" office:value="3073" table:style-name="ce1">
            <text:p>3073</text:p>
          </table:table-cell>
          <table:table-cell office:value-type="string" table:style-name="ce81">
            <text:p><text:s/>128,195.22</text:p>
          </table:table-cell>
          <table:table-cell office:value-type="float" office:value="0" table:style-name="ce82">
            <text:p>-<text:s/></text:p>
          </table:table-cell>
          <table:table-cell office:value-type="float" office:value="416.62" table:style-name="ce82">
            <text:p>416,62<text:s/></text:p>
          </table:table-cell>
          <table:table-cell table:style-name="ce1"/>
          <table:table-cell office:value-type="float" office:value="1790" table:style-name="ce1">
            <text:p>17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6005" table:style-name="ce1">
            <text:p>216005</text:p>
          </table:table-cell>
          <table:table-cell office:value-type="date" office:date-value="2020-10-07T00:00:00" table:style-name="ce88">
            <text:p>07/10/2020</text:p>
          </table:table-cell>
          <table:table-cell office:value-type="string" table:style-name="ce1">
            <text:p>CL 421013-001-011</text:p>
          </table:table-cell>
          <table:table-cell table:number-columns-repeated="16373"/>
        </table:table-row>
        <table:table-row table:style-name="ro7">
          <table:table-cell office:value-type="float" office:value="3074" table:style-name="ce1">
            <text:p>3074</text:p>
          </table:table-cell>
          <table:table-cell office:value-type="string" table:style-name="ce81">
            <text:p><text:s/>126,346.89</text:p>
          </table:table-cell>
          <table:table-cell office:value-type="float" office:value="0" table:style-name="ce82">
            <text:p>-<text:s/></text:p>
          </table:table-cell>
          <table:table-cell office:value-type="float" office:value="1848.33" table:style-name="ce82">
            <text:p>1.848,33<text:s/></text:p>
          </table:table-cell>
          <table:table-cell table:style-name="ce1"/>
          <table:table-cell office:value-type="float" office:value="1790" table:style-name="ce1">
            <text:p>17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5805" table:style-name="ce1">
            <text:p>215805</text:p>
          </table:table-cell>
          <table:table-cell office:value-type="date" office:date-value="2020-10-07T00:00:00" table:style-name="ce88">
            <text:p>07/10/2020</text:p>
          </table:table-cell>
          <table:table-cell office:value-type="string" table:style-name="ce1">
            <text:p>CL 421014-001-011</text:p>
          </table:table-cell>
          <table:table-cell table:number-columns-repeated="16373"/>
        </table:table-row>
        <table:table-row table:style-name="ro7">
          <table:table-cell office:value-type="float" office:value="3075" table:style-name="ce1">
            <text:p>3075</text:p>
          </table:table-cell>
          <table:table-cell office:value-type="string" table:style-name="ce81">
            <text:p><text:s/>125,946.89</text:p>
          </table:table-cell>
          <table:table-cell office:value-type="float" office:value="0" table:style-name="ce82">
            <text:p>-<text:s/></text:p>
          </table:table-cell>
          <table:table-cell office:value-type="float" office:value="400" table:style-name="ce82">
            <text:p>400,00<text:s/></text:p>
          </table:table-cell>
          <table:table-cell table:style-name="ce1"/>
          <table:table-cell office:value-type="float" office:value="1790" table:style-name="ce1">
            <text:p>17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6405" table:style-name="ce1">
            <text:p>216405</text:p>
          </table:table-cell>
          <table:table-cell office:value-type="date" office:date-value="2020-10-07T00:00:00" table:style-name="ce88">
            <text:p>07/10/2020</text:p>
          </table:table-cell>
          <table:table-cell office:value-type="string" table:style-name="ce1">
            <text:p>CL 145-001-101</text:p>
          </table:table-cell>
          <table:table-cell table:number-columns-repeated="16373"/>
        </table:table-row>
        <table:table-row table:style-name="ro7">
          <table:table-cell office:value-type="float" office:value="3076" table:style-name="ce1">
            <text:p>3076</text:p>
          </table:table-cell>
          <table:table-cell office:value-type="string" table:style-name="ce81">
            <text:p><text:s/>125,930.09</text:p>
          </table:table-cell>
          <table:table-cell office:value-type="float" office:value="0" table:style-name="ce82">
            <text:p>-<text:s/></text:p>
          </table:table-cell>
          <table:table-cell office:value-type="float" office:value="16.8" table:style-name="ce82">
            <text:p>16,80<text:s/></text:p>
          </table:table-cell>
          <table:table-cell table:style-name="ce1"/>
          <table:table-cell office:value-type="float" office:value="1790" table:style-name="ce1">
            <text:p>17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6205" table:style-name="ce1">
            <text:p>216205</text:p>
          </table:table-cell>
          <table:table-cell office:value-type="date" office:date-value="2020-10-07T00:00:00" table:style-name="ce88">
            <text:p>07/10/2020</text:p>
          </table:table-cell>
          <table:table-cell office:value-type="string" table:style-name="ce1">
            <text:p>CL 49328-002-001</text:p>
          </table:table-cell>
          <table:table-cell table:number-columns-repeated="16373"/>
        </table:table-row>
        <table:table-row table:style-name="ro7">
          <table:table-cell office:value-type="float" office:value="3077" table:style-name="ce1">
            <text:p>3077</text:p>
          </table:table-cell>
          <table:table-cell office:value-type="string" table:style-name="ce81">
            <text:p><text:s/>125,610.09</text:p>
          </table:table-cell>
          <table:table-cell office:value-type="float" office:value="0" table:style-name="ce82">
            <text:p>-<text:s/></text:p>
          </table:table-cell>
          <table:table-cell office:value-type="float" office:value="320" table:style-name="ce82">
            <text:p>320,00<text:s/></text:p>
          </table:table-cell>
          <table:table-cell table:style-name="ce1"/>
          <table:table-cell office:value-type="float" office:value="1790" table:style-name="ce1">
            <text:p>17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6305" table:style-name="ce1">
            <text:p>216305</text:p>
          </table:table-cell>
          <table:table-cell office:value-type="date" office:date-value="2020-10-07T00:00:00" table:style-name="ce88">
            <text:p>07/10/2020</text:p>
          </table:table-cell>
          <table:table-cell office:value-type="string" table:style-name="ce1">
            <text:p>CL 145-001-101</text:p>
          </table:table-cell>
          <table:table-cell table:number-columns-repeated="16373"/>
        </table:table-row>
        <table:table-row table:style-name="ro7">
          <table:table-cell office:value-type="float" office:value="3078" table:style-name="ce1">
            <text:p>3078</text:p>
          </table:table-cell>
          <table:table-cell office:value-type="string" table:style-name="ce81">
            <text:p><text:s/>124,800.91</text:p>
          </table:table-cell>
          <table:table-cell office:value-type="float" office:value="0" table:style-name="ce82">
            <text:p>-<text:s/></text:p>
          </table:table-cell>
          <table:table-cell office:value-type="float" office:value="809.18" table:style-name="ce82">
            <text:p>809,18<text:s/></text:p>
          </table:table-cell>
          <table:table-cell table:style-name="ce1"/>
          <table:table-cell office:value-type="float" office:value="1790" table:style-name="ce1">
            <text:p>17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5905" table:style-name="ce1">
            <text:p>215905</text:p>
          </table:table-cell>
          <table:table-cell office:value-type="date" office:date-value="2020-10-07T00:00:00" table:style-name="ce88">
            <text:p>07/10/2020</text:p>
          </table:table-cell>
          <table:table-cell office:value-type="string" table:style-name="ce1">
            <text:p>CL 421015-001-011</text:p>
          </table:table-cell>
          <table:table-cell table:number-columns-repeated="16373"/>
        </table:table-row>
        <table:table-row table:style-name="ro7">
          <table:table-cell office:value-type="float" office:value="3079" table:style-name="ce1">
            <text:p>3079</text:p>
          </table:table-cell>
          <table:table-cell office:value-type="string" table:style-name="ce81">
            <text:p><text:s/>124,640.91</text:p>
          </table:table-cell>
          <table:table-cell office:value-type="float" office:value="0" table:style-name="ce82">
            <text:p>-<text:s/></text:p>
          </table:table-cell>
          <table:table-cell office:value-type="float" office:value="160" table:style-name="ce82">
            <text:p>160,00<text:s/></text:p>
          </table:table-cell>
          <table:table-cell table:style-name="ce1"/>
          <table:table-cell office:value-type="float" office:value="1790" table:style-name="ce1">
            <text:p>17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6105" table:style-name="ce1">
            <text:p>216105</text:p>
          </table:table-cell>
          <table:table-cell office:value-type="date" office:date-value="2020-10-07T00:00:00" table:style-name="ce88">
            <text:p>07/10/2020</text:p>
          </table:table-cell>
          <table:table-cell office:value-type="string" table:style-name="ce1">
            <text:p>CL 144-001-101</text:p>
          </table:table-cell>
          <table:table-cell table:number-columns-repeated="16373"/>
        </table:table-row>
        <table:table-row table:style-name="ro7">
          <table:table-cell office:value-type="float" office:value="3080" table:style-name="ce1">
            <text:p>3080</text:p>
          </table:table-cell>
          <table:table-cell office:value-type="string" table:style-name="ce81">
            <text:p><text:s/>124,423.14</text:p>
          </table:table-cell>
          <table:table-cell office:value-type="float" office:value="0" table:style-name="ce82">
            <text:p>-<text:s/></text:p>
          </table:table-cell>
          <table:table-cell office:value-type="float" office:value="217.77" table:style-name="ce82">
            <text:p>217,77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1005" table:style-name="ce1">
            <text:p>221005</text:p>
          </table:table-cell>
          <table:table-cell office:value-type="date" office:date-value="2020-10-10T00:00:00" table:style-name="ce88">
            <text:p>10/10/2020</text:p>
          </table:table-cell>
          <table:table-cell office:value-type="string" table:style-name="ce1">
            <text:p>CL 2107-022-901</text:p>
          </table:table-cell>
          <table:table-cell table:number-columns-repeated="16373"/>
        </table:table-row>
        <table:table-row table:style-name="ro7">
          <table:table-cell office:value-type="float" office:value="3081" table:style-name="ce1">
            <text:p>3081</text:p>
          </table:table-cell>
          <table:table-cell office:value-type="string" table:style-name="ce81">
            <text:p><text:s/>124,416.14</text:p>
          </table:table-cell>
          <table:table-cell office:value-type="float" office:value="0" table:style-name="ce82">
            <text:p>-<text:s/></text:p>
          </table:table-cell>
          <table:table-cell office:value-type="float" office:value="7" table:style-name="ce82">
            <text:p>7,00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0605" table:style-name="ce1">
            <text:p>220605</text:p>
          </table:table-cell>
          <table:table-cell office:value-type="date" office:date-value="2020-10-10T00:00:00" table:style-name="ce88">
            <text:p>10/10/2020</text:p>
          </table:table-cell>
          <table:table-cell office:value-type="string" table:style-name="ce1">
            <text:p>CL 1025-001-001</text:p>
          </table:table-cell>
          <table:table-cell table:number-columns-repeated="16373"/>
        </table:table-row>
        <table:table-row table:style-name="ro7">
          <table:table-cell office:value-type="float" office:value="3082" table:style-name="ce1">
            <text:p>3082</text:p>
          </table:table-cell>
          <table:table-cell office:value-type="string" table:style-name="ce81">
            <text:p><text:s/>122,618.54</text:p>
          </table:table-cell>
          <table:table-cell office:value-type="float" office:value="0" table:style-name="ce82">
            <text:p>-<text:s/></text:p>
          </table:table-cell>
          <table:table-cell office:value-type="float" office:value="1797.6" table:style-name="ce82">
            <text:p>1.797,60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8805" table:style-name="ce1">
            <text:p>218805</text:p>
          </table:table-cell>
          <table:table-cell office:value-type="date" office:date-value="2020-10-10T00:00:00" table:style-name="ce88">
            <text:p>10/10/2020</text:p>
          </table:table-cell>
          <table:table-cell office:value-type="string" table:style-name="ce1">
            <text:p>CL 1123-021-001</text:p>
          </table:table-cell>
          <table:table-cell table:number-columns-repeated="16373"/>
        </table:table-row>
        <table:table-row table:style-name="ro7">
          <table:table-cell office:value-type="float" office:value="3083" table:style-name="ce1">
            <text:p>3083</text:p>
          </table:table-cell>
          <table:table-cell office:value-type="string" table:style-name="ce81">
            <text:p><text:s/>122,275.68</text:p>
          </table:table-cell>
          <table:table-cell office:value-type="float" office:value="0" table:style-name="ce82">
            <text:p>-<text:s/></text:p>
          </table:table-cell>
          <table:table-cell office:value-type="float" office:value="342.86" table:style-name="ce82">
            <text:p>342,86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1705" table:style-name="ce1">
            <text:p>221705</text:p>
          </table:table-cell>
          <table:table-cell office:value-type="date" office:date-value="2020-10-10T00:00:00" table:style-name="ce88">
            <text:p>10/10/2020</text:p>
          </table:table-cell>
          <table:table-cell office:value-type="string" table:style-name="ce1">
            <text:p>CL 9413-001-002</text:p>
          </table:table-cell>
          <table:table-cell table:number-columns-repeated="16373"/>
        </table:table-row>
        <table:table-row table:style-name="ro7">
          <table:table-cell office:value-type="float" office:value="3084" table:style-name="ce1">
            <text:p>3084</text:p>
          </table:table-cell>
          <table:table-cell office:value-type="string" table:style-name="ce81">
            <text:p><text:s/>122,215.09</text:p>
          </table:table-cell>
          <table:table-cell office:value-type="float" office:value="0" table:style-name="ce82">
            <text:p>-<text:s/></text:p>
          </table:table-cell>
          <table:table-cell office:value-type="float" office:value="60.59" table:style-name="ce82">
            <text:p>60,59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0905" table:style-name="ce1">
            <text:p>220905</text:p>
          </table:table-cell>
          <table:table-cell office:value-type="date" office:date-value="2020-10-10T00:00:00" table:style-name="ce88">
            <text:p>10/10/2020</text:p>
          </table:table-cell>
          <table:table-cell office:value-type="string" table:style-name="ce1">
            <text:p>CL 2107-022-901</text:p>
          </table:table-cell>
          <table:table-cell table:number-columns-repeated="16373"/>
        </table:table-row>
        <table:table-row table:style-name="ro7">
          <table:table-cell office:value-type="float" office:value="3085" table:style-name="ce1">
            <text:p>3085</text:p>
          </table:table-cell>
          <table:table-cell office:value-type="string" table:style-name="ce81">
            <text:p><text:s/>122,161.09</text:p>
          </table:table-cell>
          <table:table-cell office:value-type="float" office:value="0" table:style-name="ce82">
            <text:p>-<text:s/></text:p>
          </table:table-cell>
          <table:table-cell office:value-type="float" office:value="54" table:style-name="ce82">
            <text:p>54,00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0705" table:style-name="ce1">
            <text:p>220705</text:p>
          </table:table-cell>
          <table:table-cell office:value-type="date" office:date-value="2020-10-10T00:00:00" table:style-name="ce88">
            <text:p>10/10/2020</text:p>
          </table:table-cell>
          <table:table-cell office:value-type="string" table:style-name="ce1">
            <text:p>CL 92-001-001</text:p>
          </table:table-cell>
          <table:table-cell table:number-columns-repeated="16373"/>
        </table:table-row>
        <table:table-row table:style-name="ro7">
          <table:table-cell office:value-type="float" office:value="3086" table:style-name="ce1">
            <text:p>3086</text:p>
          </table:table-cell>
          <table:table-cell office:value-type="string" table:style-name="ce81">
            <text:p><text:s/>121,529.97</text:p>
          </table:table-cell>
          <table:table-cell office:value-type="float" office:value="0" table:style-name="ce82">
            <text:p>-<text:s/></text:p>
          </table:table-cell>
          <table:table-cell office:value-type="float" office:value="631.12" table:style-name="ce82">
            <text:p>631,12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9005" table:style-name="ce1">
            <text:p>219005</text:p>
          </table:table-cell>
          <table:table-cell office:value-type="date" office:date-value="2020-10-10T00:00:00" table:style-name="ce88">
            <text:p>10/10/2020</text:p>
          </table:table-cell>
          <table:table-cell office:value-type="string" table:style-name="ce1">
            <text:p>CL 1087-021-001</text:p>
          </table:table-cell>
          <table:table-cell table:number-columns-repeated="16373"/>
        </table:table-row>
        <table:table-row table:style-name="ro7">
          <table:table-cell office:value-type="float" office:value="3087" table:style-name="ce1">
            <text:p>3087</text:p>
          </table:table-cell>
          <table:table-cell office:value-type="string" table:style-name="ce81">
            <text:p><text:s/>121,256.76</text:p>
          </table:table-cell>
          <table:table-cell office:value-type="float" office:value="0" table:style-name="ce82">
            <text:p>-<text:s/></text:p>
          </table:table-cell>
          <table:table-cell office:value-type="float" office:value="273.20999999999998" table:style-name="ce82">
            <text:p>273,21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0805" table:style-name="ce1">
            <text:p>220805</text:p>
          </table:table-cell>
          <table:table-cell office:value-type="date" office:date-value="2020-10-10T00:00:00" table:style-name="ce88">
            <text:p>10/10/2020</text:p>
          </table:table-cell>
          <table:table-cell office:value-type="string" table:style-name="ce1">
            <text:p>CL 6579-001-004</text:p>
          </table:table-cell>
          <table:table-cell table:number-columns-repeated="16373"/>
        </table:table-row>
        <table:table-row table:style-name="ro7">
          <table:table-cell office:value-type="float" office:value="3088" table:style-name="ce1">
            <text:p>3088</text:p>
          </table:table-cell>
          <table:table-cell office:value-type="string" table:style-name="ce81">
            <text:p><text:s/>120,580.56</text:p>
          </table:table-cell>
          <table:table-cell office:value-type="float" office:value="0" table:style-name="ce82">
            <text:p>-<text:s/></text:p>
          </table:table-cell>
          <table:table-cell office:value-type="float" office:value="676.2" table:style-name="ce82">
            <text:p>676,20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9105" table:style-name="ce1">
            <text:p>219105</text:p>
          </table:table-cell>
          <table:table-cell office:value-type="date" office:date-value="2020-10-10T00:00:00" table:style-name="ce88">
            <text:p>10/10/2020</text:p>
          </table:table-cell>
          <table:table-cell office:value-type="string" table:style-name="ce1">
            <text:p>CL 1140-021-001</text:p>
          </table:table-cell>
          <table:table-cell table:number-columns-repeated="16373"/>
        </table:table-row>
        <table:table-row table:style-name="ro7">
          <table:table-cell office:value-type="float" office:value="3089" table:style-name="ce1">
            <text:p>3089</text:p>
          </table:table-cell>
          <table:table-cell office:value-type="string" table:style-name="ce81">
            <text:p><text:s/>120,100.56</text:p>
          </table:table-cell>
          <table:table-cell office:value-type="float" office:value="0" table:style-name="ce82">
            <text:p>-<text:s/></text:p>
          </table:table-cell>
          <table:table-cell office:value-type="float" office:value="480" table:style-name="ce82">
            <text:p>480,00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9305" table:style-name="ce1">
            <text:p>219305</text:p>
          </table:table-cell>
          <table:table-cell office:value-type="date" office:date-value="2020-10-10T00:00:00" table:style-name="ce88">
            <text:p>10/10/2020</text:p>
          </table:table-cell>
          <table:table-cell office:value-type="string" table:style-name="ce1">
            <text:p>CL 9207-001-002</text:p>
          </table:table-cell>
          <table:table-cell table:number-columns-repeated="16373"/>
        </table:table-row>
        <table:table-row table:style-name="ro7">
          <table:table-cell office:value-type="float" office:value="3090" table:style-name="ce1">
            <text:p>3090</text:p>
          </table:table-cell>
          <table:table-cell office:value-type="string" table:style-name="ce81">
            <text:p><text:s/>120,051.00</text:p>
          </table:table-cell>
          <table:table-cell office:value-type="float" office:value="0" table:style-name="ce82">
            <text:p>-<text:s/></text:p>
          </table:table-cell>
          <table:table-cell office:value-type="float" office:value="49.56" table:style-name="ce82">
            <text:p>49,56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2105" table:style-name="ce1">
            <text:p>222105</text:p>
          </table:table-cell>
          <table:table-cell office:value-type="date" office:date-value="2020-10-10T00:00:00" table:style-name="ce88">
            <text:p>10/10/2020</text:p>
          </table:table-cell>
          <table:table-cell office:value-type="string" table:style-name="ce1">
            <text:p>CL 6751-001-004</text:p>
          </table:table-cell>
          <table:table-cell table:number-columns-repeated="16373"/>
        </table:table-row>
        <table:table-row table:style-name="ro7">
          <table:table-cell office:value-type="float" office:value="3091" table:style-name="ce1">
            <text:p>3091</text:p>
          </table:table-cell>
          <table:table-cell office:value-type="string" table:style-name="ce81">
            <text:p><text:s/>118,788.76</text:p>
          </table:table-cell>
          <table:table-cell office:value-type="float" office:value="0" table:style-name="ce82">
            <text:p>-<text:s/></text:p>
          </table:table-cell>
          <table:table-cell office:value-type="float" office:value="1262.24" table:style-name="ce82">
            <text:p>1.262,24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8905" table:style-name="ce1">
            <text:p>218905</text:p>
          </table:table-cell>
          <table:table-cell office:value-type="date" office:date-value="2020-10-10T00:00:00" table:style-name="ce88">
            <text:p>10/10/2020</text:p>
          </table:table-cell>
          <table:table-cell office:value-type="string" table:style-name="ce1">
            <text:p>CL 1043-021-001</text:p>
          </table:table-cell>
          <table:table-cell table:number-columns-repeated="16373"/>
        </table:table-row>
        <table:table-row table:style-name="ro7">
          <table:table-cell office:value-type="float" office:value="3092" table:style-name="ce1">
            <text:p>3092</text:p>
          </table:table-cell>
          <table:table-cell office:value-type="string" table:style-name="ce81">
            <text:p><text:s/>118,717.33</text:p>
          </table:table-cell>
          <table:table-cell office:value-type="float" office:value="0" table:style-name="ce82">
            <text:p>-<text:s/></text:p>
          </table:table-cell>
          <table:table-cell office:value-type="float" office:value="71.430000000000007" table:style-name="ce82">
            <text:p>71,43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7005" table:style-name="ce1">
            <text:p>2270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6794-001-004</text:p>
          </table:table-cell>
          <table:table-cell table:number-columns-repeated="16373"/>
        </table:table-row>
        <table:table-row table:style-name="ro7">
          <table:table-cell office:value-type="float" office:value="3093" table:style-name="ce1">
            <text:p>3093</text:p>
          </table:table-cell>
          <table:table-cell office:value-type="string" table:style-name="ce81">
            <text:p><text:s/>118,104.73</text:p>
          </table:table-cell>
          <table:table-cell office:value-type="float" office:value="0" table:style-name="ce82">
            <text:p>-<text:s/></text:p>
          </table:table-cell>
          <table:table-cell office:value-type="float" office:value="612.6" table:style-name="ce82">
            <text:p>612,60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6905" table:style-name="ce1">
            <text:p>2269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9474-001-002</text:p>
          </table:table-cell>
          <table:table-cell table:number-columns-repeated="16373"/>
        </table:table-row>
        <table:table-row table:style-name="ro7">
          <table:table-cell office:value-type="float" office:value="3094" table:style-name="ce1">
            <text:p>3094</text:p>
          </table:table-cell>
          <table:table-cell office:value-type="string" table:style-name="ce81">
            <text:p><text:s/>114,935.45</text:p>
          </table:table-cell>
          <table:table-cell office:value-type="float" office:value="0" table:style-name="ce82">
            <text:p>-<text:s/></text:p>
          </table:table-cell>
          <table:table-cell office:value-type="float" office:value="3169.28" table:style-name="ce82">
            <text:p>3.169,28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2905" table:style-name="ce1">
            <text:p>2329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423921-001-011</text:p>
          </table:table-cell>
          <table:table-cell table:number-columns-repeated="16373"/>
        </table:table-row>
        <table:table-row table:style-name="ro7">
          <table:table-cell office:value-type="float" office:value="3095" table:style-name="ce1">
            <text:p>3095</text:p>
          </table:table-cell>
          <table:table-cell office:value-type="string" table:style-name="ce81">
            <text:p><text:s/>114,304.33</text:p>
          </table:table-cell>
          <table:table-cell office:value-type="float" office:value="0" table:style-name="ce82">
            <text:p>-<text:s/></text:p>
          </table:table-cell>
          <table:table-cell office:value-type="float" office:value="631.12" table:style-name="ce82">
            <text:p>631,12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3905" table:style-name="ce1">
            <text:p>2239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1235-021-001</text:p>
          </table:table-cell>
          <table:table-cell table:number-columns-repeated="16373"/>
        </table:table-row>
        <table:table-row table:style-name="ro7">
          <table:table-cell office:value-type="float" office:value="3096" table:style-name="ce1">
            <text:p>3096</text:p>
          </table:table-cell>
          <table:table-cell office:value-type="string" table:style-name="ce81">
            <text:p><text:s/>114,267.82</text:p>
          </table:table-cell>
          <table:table-cell office:value-type="float" office:value="0" table:style-name="ce82">
            <text:p>-<text:s/></text:p>
          </table:table-cell>
          <table:table-cell office:value-type="float" office:value="36.51" table:style-name="ce82">
            <text:p>36,51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6205" table:style-name="ce1">
            <text:p>2362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423928-001-011</text:p>
          </table:table-cell>
          <table:table-cell table:number-columns-repeated="16373"/>
        </table:table-row>
        <table:table-row table:style-name="ro7">
          <table:table-cell office:value-type="float" office:value="3097" table:style-name="ce1">
            <text:p>3097</text:p>
          </table:table-cell>
          <table:table-cell office:value-type="string" table:style-name="ce81">
            <text:p><text:s/>101,872.82</text:p>
          </table:table-cell>
          <table:table-cell office:value-type="float" office:value="0" table:style-name="ce82">
            <text:p>-<text:s/></text:p>
          </table:table-cell>
          <table:table-cell office:value-type="float" office:value="12395" table:style-name="ce82">
            <text:p>12.395,00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0805" table:style-name="ce1">
            <text:p>2408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3377-001-001</text:p>
          </table:table-cell>
          <table:table-cell table:number-columns-repeated="16373"/>
        </table:table-row>
        <table:table-row table:style-name="ro7">
          <table:table-cell office:value-type="float" office:value="3098" table:style-name="ce1">
            <text:p>3098</text:p>
          </table:table-cell>
          <table:table-cell office:value-type="string" table:style-name="ce81">
            <text:p><text:s/>95,275.84</text:p>
          </table:table-cell>
          <table:table-cell office:value-type="float" office:value="0" table:style-name="ce82">
            <text:p>-<text:s/></text:p>
          </table:table-cell>
          <table:table-cell office:value-type="float" office:value="6596.98" table:style-name="ce82">
            <text:p>6.596,98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0905" table:style-name="ce1">
            <text:p>2409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4539-001-001</text:p>
          </table:table-cell>
          <table:table-cell table:number-columns-repeated="16373"/>
        </table:table-row>
        <table:table-row table:style-name="ro7">
          <table:table-cell office:value-type="float" office:value="3099" table:style-name="ce1">
            <text:p>3099</text:p>
          </table:table-cell>
          <table:table-cell office:value-type="string" table:style-name="ce81">
            <text:p><text:s/>94,013.60</text:p>
          </table:table-cell>
          <table:table-cell office:value-type="float" office:value="0" table:style-name="ce82">
            <text:p>-<text:s/></text:p>
          </table:table-cell>
          <table:table-cell office:value-type="float" office:value="1262.24" table:style-name="ce82">
            <text:p>1.262,24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6005" table:style-name="ce1">
            <text:p>2260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1209-021-001</text:p>
          </table:table-cell>
          <table:table-cell table:number-columns-repeated="16373"/>
        </table:table-row>
        <table:table-row table:style-name="ro7">
          <table:table-cell office:value-type="float" office:value="3100" table:style-name="ce1">
            <text:p>3100</text:p>
          </table:table-cell>
          <table:table-cell office:value-type="string" table:style-name="ce81">
            <text:p><text:s/>93,958.99</text:p>
          </table:table-cell>
          <table:table-cell office:value-type="float" office:value="0" table:style-name="ce82">
            <text:p>-<text:s/></text:p>
          </table:table-cell>
          <table:table-cell office:value-type="float" office:value="54.61" table:style-name="ce82">
            <text:p>54,61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5205" table:style-name="ce1">
            <text:p>2352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423927-001-011</text:p>
          </table:table-cell>
          <table:table-cell table:number-columns-repeated="16373"/>
        </table:table-row>
        <table:table-row table:style-name="ro7">
          <table:table-cell office:value-type="float" office:value="3101" table:style-name="ce1">
            <text:p>3101</text:p>
          </table:table-cell>
          <table:table-cell office:value-type="string" table:style-name="ce81">
            <text:p><text:s/>93,922.48</text:p>
          </table:table-cell>
          <table:table-cell office:value-type="float" office:value="0" table:style-name="ce82">
            <text:p>-<text:s/></text:p>
          </table:table-cell>
          <table:table-cell office:value-type="float" office:value="36.51" table:style-name="ce82">
            <text:p>36,51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5305" table:style-name="ce1">
            <text:p>2353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423926-001-011</text:p>
          </table:table-cell>
          <table:table-cell table:number-columns-repeated="16373"/>
        </table:table-row>
        <table:table-row table:style-name="ro7">
          <table:table-cell office:value-type="float" office:value="3102" table:style-name="ce1">
            <text:p>3102</text:p>
          </table:table-cell>
          <table:table-cell office:value-type="string" table:style-name="ce81">
            <text:p><text:s/>93,885.97</text:p>
          </table:table-cell>
          <table:table-cell office:value-type="float" office:value="0" table:style-name="ce82">
            <text:p>-<text:s/></text:p>
          </table:table-cell>
          <table:table-cell office:value-type="float" office:value="36.51" table:style-name="ce82">
            <text:p>36,51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5605" table:style-name="ce1">
            <text:p>2356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423925-001-011</text:p>
          </table:table-cell>
          <table:table-cell table:number-columns-repeated="16373"/>
        </table:table-row>
        <table:table-row table:style-name="ro7">
          <table:table-cell office:value-type="float" office:value="3103" table:style-name="ce1">
            <text:p>3103</text:p>
          </table:table-cell>
          <table:table-cell office:value-type="string" table:style-name="ce81">
            <text:p><text:s/>93,845.26</text:p>
          </table:table-cell>
          <table:table-cell office:value-type="float" office:value="0" table:style-name="ce82">
            <text:p>-<text:s/></text:p>
          </table:table-cell>
          <table:table-cell office:value-type="float" office:value="40.71" table:style-name="ce82">
            <text:p>40,71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5805" table:style-name="ce1">
            <text:p>2358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423924-001-011</text:p>
          </table:table-cell>
          <table:table-cell table:number-columns-repeated="16373"/>
        </table:table-row>
        <table:table-row table:style-name="ro7">
          <table:table-cell office:value-type="float" office:value="3104" table:style-name="ce1">
            <text:p>3104</text:p>
          </table:table-cell>
          <table:table-cell office:value-type="string" table:style-name="ce81">
            <text:p><text:s/>93,660.37</text:p>
          </table:table-cell>
          <table:table-cell office:value-type="float" office:value="0" table:style-name="ce82">
            <text:p>-<text:s/></text:p>
          </table:table-cell>
          <table:table-cell office:value-type="float" office:value="184.89" table:style-name="ce82">
            <text:p>184,89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5905" table:style-name="ce1">
            <text:p>2359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423923-001-011</text:p>
          </table:table-cell>
          <table:table-cell table:number-columns-repeated="16373"/>
        </table:table-row>
        <table:table-row table:style-name="ro7">
          <table:table-cell office:value-type="float" office:value="3105" table:style-name="ce1">
            <text:p>3105</text:p>
          </table:table-cell>
          <table:table-cell office:value-type="string" table:style-name="ce81">
            <text:p><text:s/>93,608.92</text:p>
          </table:table-cell>
          <table:table-cell office:value-type="float" office:value="0" table:style-name="ce82">
            <text:p>-<text:s/></text:p>
          </table:table-cell>
          <table:table-cell office:value-type="float" office:value="51.45" table:style-name="ce82">
            <text:p>51,45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6005" table:style-name="ce1">
            <text:p>2360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423922-001-011</text:p>
          </table:table-cell>
          <table:table-cell table:number-columns-repeated="16373"/>
        </table:table-row>
        <table:table-row table:style-name="ro7">
          <table:table-cell office:value-type="float" office:value="3106" table:style-name="ce1">
            <text:p>3106</text:p>
          </table:table-cell>
          <table:table-cell office:value-type="string" table:style-name="ce81">
            <text:p><text:s/>93,557.47</text:p>
          </table:table-cell>
          <table:table-cell office:value-type="float" office:value="0" table:style-name="ce82">
            <text:p>-<text:s/></text:p>
          </table:table-cell>
          <table:table-cell office:value-type="float" office:value="51.45" table:style-name="ce82">
            <text:p>51,45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1605" table:style-name="ce1">
            <text:p>2316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423938-001-011</text:p>
          </table:table-cell>
          <table:table-cell table:number-columns-repeated="16373"/>
        </table:table-row>
        <table:table-row table:style-name="ro7">
          <table:table-cell office:value-type="float" office:value="3107" table:style-name="ce1">
            <text:p>3107</text:p>
          </table:table-cell>
          <table:table-cell office:value-type="string" table:style-name="ce81">
            <text:p><text:s/>93,429.73</text:p>
          </table:table-cell>
          <table:table-cell office:value-type="float" office:value="0" table:style-name="ce82">
            <text:p>-<text:s/></text:p>
          </table:table-cell>
          <table:table-cell office:value-type="float" office:value="127.74" table:style-name="ce82">
            <text:p>127,74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1705" table:style-name="ce1">
            <text:p>2317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423937-001-011</text:p>
          </table:table-cell>
          <table:table-cell table:number-columns-repeated="16373"/>
        </table:table-row>
        <table:table-row table:style-name="ro7">
          <table:table-cell office:value-type="float" office:value="3108" table:style-name="ce1">
            <text:p>3108</text:p>
          </table:table-cell>
          <table:table-cell office:value-type="string" table:style-name="ce81">
            <text:p><text:s/>93,373.83</text:p>
          </table:table-cell>
          <table:table-cell office:value-type="float" office:value="0" table:style-name="ce82">
            <text:p>-<text:s/></text:p>
          </table:table-cell>
          <table:table-cell office:value-type="float" office:value="55.9" table:style-name="ce82">
            <text:p>55,90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1905" table:style-name="ce1">
            <text:p>2319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423929-001-011</text:p>
          </table:table-cell>
          <table:table-cell table:number-columns-repeated="16373"/>
        </table:table-row>
        <table:table-row table:style-name="ro7">
          <table:table-cell office:value-type="float" office:value="3109" table:style-name="ce1">
            <text:p>3109</text:p>
          </table:table-cell>
          <table:table-cell office:value-type="string" table:style-name="ce81">
            <text:p><text:s/>93,293.77</text:p>
          </table:table-cell>
          <table:table-cell office:value-type="float" office:value="0" table:style-name="ce82">
            <text:p>-<text:s/></text:p>
          </table:table-cell>
          <table:table-cell office:value-type="float" office:value="80.06" table:style-name="ce82">
            <text:p>80,06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2005" table:style-name="ce1">
            <text:p>2320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423931-001-011</text:p>
          </table:table-cell>
          <table:table-cell table:number-columns-repeated="16373"/>
        </table:table-row>
        <table:table-row table:style-name="ro7">
          <table:table-cell office:value-type="float" office:value="3110" table:style-name="ce1">
            <text:p>3110</text:p>
          </table:table-cell>
          <table:table-cell office:value-type="string" table:style-name="ce81">
            <text:p><text:s/>85,680.22</text:p>
          </table:table-cell>
          <table:table-cell office:value-type="float" office:value="0" table:style-name="ce82">
            <text:p>-<text:s/></text:p>
          </table:table-cell>
          <table:table-cell office:value-type="float" office:value="7613.55" table:style-name="ce82">
            <text:p>7.613,55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2105" table:style-name="ce1">
            <text:p>2321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423933-001-011</text:p>
          </table:table-cell>
          <table:table-cell table:number-columns-repeated="16373"/>
        </table:table-row>
        <table:table-row table:style-name="ro7">
          <table:table-cell office:value-type="float" office:value="3111" table:style-name="ce1">
            <text:p>3111</text:p>
          </table:table-cell>
          <table:table-cell office:value-type="string" table:style-name="ce81">
            <text:p><text:s/>85,530.62</text:p>
          </table:table-cell>
          <table:table-cell office:value-type="float" office:value="0" table:style-name="ce82">
            <text:p>-<text:s/></text:p>
          </table:table-cell>
          <table:table-cell office:value-type="float" office:value="149.6" table:style-name="ce82">
            <text:p>149,60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2205" table:style-name="ce1">
            <text:p>2322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423934-001-011</text:p>
          </table:table-cell>
          <table:table-cell table:number-columns-repeated="16373"/>
        </table:table-row>
        <table:table-row table:style-name="ro7">
          <table:table-cell office:value-type="float" office:value="3112" table:style-name="ce1">
            <text:p>3112</text:p>
          </table:table-cell>
          <table:table-cell office:value-type="string" table:style-name="ce81">
            <text:p><text:s/>85,402.88</text:p>
          </table:table-cell>
          <table:table-cell office:value-type="float" office:value="0" table:style-name="ce82">
            <text:p>-<text:s/></text:p>
          </table:table-cell>
          <table:table-cell office:value-type="float" office:value="127.74" table:style-name="ce82">
            <text:p>127,74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2305" table:style-name="ce1">
            <text:p>2323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423935-001-011</text:p>
          </table:table-cell>
          <table:table-cell table:number-columns-repeated="16373"/>
        </table:table-row>
        <table:table-row table:style-name="ro7">
          <table:table-cell office:value-type="float" office:value="3113" table:style-name="ce1">
            <text:p>3113</text:p>
          </table:table-cell>
          <table:table-cell office:value-type="string" table:style-name="ce81">
            <text:p><text:s/>85,322.82</text:p>
          </table:table-cell>
          <table:table-cell office:value-type="float" office:value="0" table:style-name="ce82">
            <text:p>-<text:s/></text:p>
          </table:table-cell>
          <table:table-cell office:value-type="float" office:value="80.06" table:style-name="ce82">
            <text:p>80,06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2405" table:style-name="ce1">
            <text:p>2324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423932-001-011</text:p>
          </table:table-cell>
          <table:table-cell table:number-columns-repeated="16373"/>
        </table:table-row>
        <table:table-row table:style-name="ro7">
          <table:table-cell office:value-type="float" office:value="3114" table:style-name="ce1">
            <text:p>3114</text:p>
          </table:table-cell>
          <table:table-cell office:value-type="string" table:style-name="ce81">
            <text:p><text:s/>83,368.36</text:p>
          </table:table-cell>
          <table:table-cell office:value-type="float" office:value="0" table:style-name="ce82">
            <text:p>-<text:s/></text:p>
          </table:table-cell>
          <table:table-cell office:value-type="float" office:value="1954.46" table:style-name="ce82">
            <text:p>1.954,46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0005" table:style-name="ce1">
            <text:p>2300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423939-001-011</text:p>
          </table:table-cell>
          <table:table-cell table:number-columns-repeated="16373"/>
        </table:table-row>
        <table:table-row table:style-name="ro7">
          <table:table-cell office:value-type="float" office:value="3115" table:style-name="ce1">
            <text:p>3115</text:p>
          </table:table-cell>
          <table:table-cell office:value-type="string" table:style-name="ce81">
            <text:p><text:s/>83,201.12</text:p>
          </table:table-cell>
          <table:table-cell office:value-type="float" office:value="0" table:style-name="ce82">
            <text:p>-<text:s/></text:p>
          </table:table-cell>
          <table:table-cell office:value-type="float" office:value="167.24" table:style-name="ce82">
            <text:p>167,24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0105" table:style-name="ce1">
            <text:p>2301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421016-001-011</text:p>
          </table:table-cell>
          <table:table-cell table:number-columns-repeated="16373"/>
        </table:table-row>
        <table:table-row table:style-name="ro7">
          <table:table-cell office:value-type="float" office:value="3116" table:style-name="ce1">
            <text:p>3116</text:p>
          </table:table-cell>
          <table:table-cell office:value-type="string" table:style-name="ce81">
            <text:p><text:s/>83,113.57</text:p>
          </table:table-cell>
          <table:table-cell office:value-type="float" office:value="0" table:style-name="ce82">
            <text:p>-<text:s/></text:p>
          </table:table-cell>
          <table:table-cell office:value-type="float" office:value="87.55" table:style-name="ce82">
            <text:p>87,55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0205" table:style-name="ce1">
            <text:p>2302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423941-001-011</text:p>
          </table:table-cell>
          <table:table-cell table:number-columns-repeated="16373"/>
        </table:table-row>
        <table:table-row table:style-name="ro7">
          <table:table-cell office:value-type="float" office:value="3117" table:style-name="ce1">
            <text:p>3117</text:p>
          </table:table-cell>
          <table:table-cell office:value-type="string" table:style-name="ce81">
            <text:p><text:s/>83,062.12</text:p>
          </table:table-cell>
          <table:table-cell office:value-type="float" office:value="0" table:style-name="ce82">
            <text:p>-<text:s/></text:p>
          </table:table-cell>
          <table:table-cell office:value-type="float" office:value="51.45" table:style-name="ce82">
            <text:p>51,45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0305" table:style-name="ce1">
            <text:p>2303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424004-001-011</text:p>
          </table:table-cell>
          <table:table-cell table:number-columns-repeated="16373"/>
        </table:table-row>
        <table:table-row table:style-name="ro7">
          <table:table-cell office:value-type="float" office:value="3118" table:style-name="ce1">
            <text:p>3118</text:p>
          </table:table-cell>
          <table:table-cell office:value-type="string" table:style-name="ce81">
            <text:p><text:s/>82,927.94</text:p>
          </table:table-cell>
          <table:table-cell office:value-type="float" office:value="0" table:style-name="ce82">
            <text:p>-<text:s/></text:p>
          </table:table-cell>
          <table:table-cell office:value-type="float" office:value="134.18" table:style-name="ce82">
            <text:p>134,18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7105" table:style-name="ce1">
            <text:p>2271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9489-001-002</text:p>
          </table:table-cell>
          <table:table-cell table:number-columns-repeated="16373"/>
        </table:table-row>
        <table:table-row table:style-name="ro7">
          <table:table-cell office:value-type="float" office:value="3119" table:style-name="ce1">
            <text:p>3119</text:p>
          </table:table-cell>
          <table:table-cell office:value-type="string" table:style-name="ce81">
            <text:p><text:s/>83,198.23</text:p>
          </table:table-cell>
          <table:table-cell office:value-type="float" office:value="270.29000000000002" table:style-name="ce82">
            <text:p>270,29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9603" table:style-name="ce1">
            <text:p>309603</text:p>
          </table:table-cell>
          <table:table-cell office:value-type="date" office:date-value="2020-10-31T00:00:00" table:style-name="ce88">
            <text:p>31/10/2020</text:p>
          </table:table-cell>
          <table:table-cell office:value-type="string" table:style-name="ce1">
            <text:p>FB 000426883-001011-TELCONET F# 426883 COMPRA 3 TU</text:p>
          </table:table-cell>
          <table:table-cell table:number-columns-repeated="16373"/>
        </table:table-row>
        <table:table-row table:style-name="ro7">
          <table:table-cell office:value-type="float" office:value="3120" table:style-name="ce1">
            <text:p>3120</text:p>
          </table:table-cell>
          <table:table-cell office:value-type="string" table:style-name="ce81">
            <text:p><text:s/>83,745.27</text:p>
          </table:table-cell>
          <table:table-cell office:value-type="float" office:value="547.04" table:style-name="ce82">
            <text:p>547,04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9703" table:style-name="ce1">
            <text:p>309703</text:p>
          </table:table-cell>
          <table:table-cell office:value-type="date" office:date-value="2020-10-31T00:00:00" table:style-name="ce88">
            <text:p>31/10/2020</text:p>
          </table:table-cell>
          <table:table-cell office:value-type="string" table:style-name="ce1">
            <text:p>FB 000426891-001011-TELCONET F# 426891 COMPRA 1 VO</text:p>
          </table:table-cell>
          <table:table-cell table:number-columns-repeated="16373"/>
        </table:table-row>
        <table:table-row table:style-name="ro7">
          <table:table-cell office:value-type="float" office:value="3121" table:style-name="ce1">
            <text:p>3121</text:p>
          </table:table-cell>
          <table:table-cell office:value-type="string" table:style-name="ce81">
            <text:p><text:s/>84,356.75</text:p>
          </table:table-cell>
          <table:table-cell office:value-type="float" office:value="611.48" table:style-name="ce82">
            <text:p>611,4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9803" table:style-name="ce1">
            <text:p>309803</text:p>
          </table:table-cell>
          <table:table-cell office:value-type="date" office:date-value="2020-10-31T00:00:00" table:style-name="ce88">
            <text:p>31/10/2020</text:p>
          </table:table-cell>
          <table:table-cell office:value-type="string" table:style-name="ce1">
            <text:p>FB 000426881-001011-TELCONET F# 426881 COMPRA 100</text:p>
          </table:table-cell>
          <table:table-cell table:number-columns-repeated="16373"/>
        </table:table-row>
        <table:table-row table:style-name="ro7">
          <table:table-cell office:value-type="float" office:value="3122" table:style-name="ce1">
            <text:p>3122</text:p>
          </table:table-cell>
          <table:table-cell office:value-type="string" table:style-name="ce81">
            <text:p><text:s/>85,762.09</text:p>
          </table:table-cell>
          <table:table-cell office:value-type="float" office:value="1405.34" table:style-name="ce82">
            <text:p>1.405,34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10003" table:style-name="ce1">
            <text:p>310003</text:p>
          </table:table-cell>
          <table:table-cell office:value-type="date" office:date-value="2020-10-31T00:00:00" table:style-name="ce88">
            <text:p>31/10/2020</text:p>
          </table:table-cell>
          <table:table-cell office:value-type="string" table:style-name="ce1">
            <text:p>FB 000426889-001011-TELCONET F# 426889 COMPRA 3 PA</text:p>
          </table:table-cell>
          <table:table-cell table:number-columns-repeated="16373"/>
        </table:table-row>
        <table:table-row table:style-name="ro7">
          <table:table-cell office:value-type="float" office:value="3123" table:style-name="ce1">
            <text:p>3123</text:p>
          </table:table-cell>
          <table:table-cell office:value-type="string" table:style-name="ce81">
            <text:p><text:s/>85,813.54</text:p>
          </table:table-cell>
          <table:table-cell office:value-type="float" office:value="51.45" table:style-name="ce82">
            <text:p>51,4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10103" table:style-name="ce1">
            <text:p>310103</text:p>
          </table:table-cell>
          <table:table-cell office:value-type="date" office:date-value="2020-10-31T00:00:00" table:style-name="ce88">
            <text:p>31/10/2020</text:p>
          </table:table-cell>
          <table:table-cell office:value-type="string" table:style-name="ce1">
            <text:p>FB 000426880-001011-TELCONET F# 426880 COMPRA 1 BO</text:p>
          </table:table-cell>
          <table:table-cell table:number-columns-repeated="16373"/>
        </table:table-row>
        <table:table-row table:style-name="ro7">
          <table:table-cell office:value-type="float" office:value="3124" table:style-name="ce1">
            <text:p>3124</text:p>
          </table:table-cell>
          <table:table-cell office:value-type="string" table:style-name="ce81">
            <text:p><text:s/>85,850.07</text:p>
          </table:table-cell>
          <table:table-cell office:value-type="float" office:value="36.53" table:style-name="ce82">
            <text:p>36,53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10203" table:style-name="ce1">
            <text:p>310203</text:p>
          </table:table-cell>
          <table:table-cell office:value-type="date" office:date-value="2020-10-31T00:00:00" table:style-name="ce88">
            <text:p>31/10/2020</text:p>
          </table:table-cell>
          <table:table-cell office:value-type="string" table:style-name="ce1">
            <text:p>FB 000427133-001011-TELCONET F# 427133 COMPRA 1 GA</text:p>
          </table:table-cell>
          <table:table-cell table:number-columns-repeated="16373"/>
        </table:table-row>
        <table:table-row table:style-name="ro7">
          <table:table-cell office:value-type="float" office:value="3125" table:style-name="ce1">
            <text:p>3125</text:p>
          </table:table-cell>
          <table:table-cell office:value-type="string" table:style-name="ce81">
            <text:p><text:s/>85,890.78</text:p>
          </table:table-cell>
          <table:table-cell office:value-type="float" office:value="40.71" table:style-name="ce82">
            <text:p>40,71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10303" table:style-name="ce1">
            <text:p>310303</text:p>
          </table:table-cell>
          <table:table-cell office:value-type="date" office:date-value="2020-10-31T00:00:00" table:style-name="ce88">
            <text:p>31/10/2020</text:p>
          </table:table-cell>
          <table:table-cell office:value-type="string" table:style-name="ce1">
            <text:p>FB 000427134-001011-TELCONET F# 427134 COMPRA 1 GA</text:p>
          </table:table-cell>
          <table:table-cell table:number-columns-repeated="16373"/>
        </table:table-row>
        <table:table-row table:style-name="ro7">
          <table:table-cell office:value-type="float" office:value="3126" table:style-name="ce1">
            <text:p>3126</text:p>
          </table:table-cell>
          <table:table-cell office:value-type="string" table:style-name="ce81">
            <text:p><text:s/>85,927.29</text:p>
          </table:table-cell>
          <table:table-cell office:value-type="float" office:value="36.51" table:style-name="ce82">
            <text:p>36,51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10403" table:style-name="ce1">
            <text:p>310403</text:p>
          </table:table-cell>
          <table:table-cell office:value-type="date" office:date-value="2020-10-31T00:00:00" table:style-name="ce88">
            <text:p>31/10/2020</text:p>
          </table:table-cell>
          <table:table-cell office:value-type="string" table:style-name="ce1">
            <text:p>FB 000427175-001011-TELCONET F# 427175 COMPRA 1 GA</text:p>
          </table:table-cell>
          <table:table-cell table:number-columns-repeated="16373"/>
        </table:table-row>
        <table:table-row table:style-name="ro7">
          <table:table-cell office:value-type="float" office:value="3127" table:style-name="ce1">
            <text:p>3127</text:p>
          </table:table-cell>
          <table:table-cell office:value-type="string" table:style-name="ce81">
            <text:p><text:s/>85,963.80</text:p>
          </table:table-cell>
          <table:table-cell office:value-type="float" office:value="36.51" table:style-name="ce82">
            <text:p>36,51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10503" table:style-name="ce1">
            <text:p>310503</text:p>
          </table:table-cell>
          <table:table-cell office:value-type="date" office:date-value="2020-10-31T00:00:00" table:style-name="ce88">
            <text:p>31/10/2020</text:p>
          </table:table-cell>
          <table:table-cell office:value-type="string" table:style-name="ce1">
            <text:p>FB 000427174-001011-TELCONET F# 427174 COMPRA 1 GA</text:p>
          </table:table-cell>
          <table:table-cell table:number-columns-repeated="16373"/>
        </table:table-row>
        <table:table-row table:style-name="ro7">
          <table:table-cell office:value-type="float" office:value="3128" table:style-name="ce1">
            <text:p>3128</text:p>
          </table:table-cell>
          <table:table-cell office:value-type="string" table:style-name="ce81">
            <text:p><text:s/>86,077.88</text:p>
          </table:table-cell>
          <table:table-cell office:value-type="float" office:value="114.08" table:style-name="ce82">
            <text:p>114,0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9903" table:style-name="ce1">
            <text:p>309903</text:p>
          </table:table-cell>
          <table:table-cell office:value-type="date" office:date-value="2020-10-31T00:00:00" table:style-name="ce88">
            <text:p>31/10/2020</text:p>
          </table:table-cell>
          <table:table-cell office:value-type="string" table:style-name="ce1">
            <text:p>FB 000426882-001011-TELCONET F# 426882 COMPRA 8 TU</text:p>
          </table:table-cell>
          <table:table-cell table:number-columns-repeated="16373"/>
        </table:table-row>
        <table:table-row table:style-name="ro7">
          <table:table-cell office:value-type="float" office:value="3129" table:style-name="ce1">
            <text:p>3129</text:p>
          </table:table-cell>
          <table:table-cell office:value-type="string" table:style-name="ce81">
            <text:p><text:s/>86,129.33</text:p>
          </table:table-cell>
          <table:table-cell office:value-type="float" office:value="51.45" table:style-name="ce82">
            <text:p>51,4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9103" table:style-name="ce1">
            <text:p>309103</text:p>
          </table:table-cell>
          <table:table-cell office:value-type="date" office:date-value="2020-10-31T00:00:00" table:style-name="ce88">
            <text:p>31/10/2020</text:p>
          </table:table-cell>
          <table:table-cell office:value-type="string" table:style-name="ce1">
            <text:p>FB 000426888-001011-TELCONET F# 426888 COMPRA 1 BO</text:p>
          </table:table-cell>
          <table:table-cell table:number-columns-repeated="16373"/>
        </table:table-row>
        <table:table-row table:style-name="ro7">
          <table:table-cell office:value-type="float" office:value="3130" table:style-name="ce1">
            <text:p>3130</text:p>
          </table:table-cell>
          <table:table-cell office:value-type="string" table:style-name="ce81">
            <text:p><text:s/>86,292.89</text:p>
          </table:table-cell>
          <table:table-cell office:value-type="float" office:value="163.56" table:style-name="ce82">
            <text:p>163,56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9203" table:style-name="ce1">
            <text:p>309203</text:p>
          </table:table-cell>
          <table:table-cell office:value-type="date" office:date-value="2020-10-31T00:00:00" table:style-name="ce88">
            <text:p>31/10/2020</text:p>
          </table:table-cell>
          <table:table-cell office:value-type="string" table:style-name="ce1">
            <text:p>FB 000426890-001011-TELCONET F# 426890 COMPRA 1 TU</text:p>
          </table:table-cell>
          <table:table-cell table:number-columns-repeated="16373"/>
        </table:table-row>
        <table:table-row table:style-name="ro7">
          <table:table-cell office:value-type="float" office:value="3131" table:style-name="ce1">
            <text:p>3131</text:p>
          </table:table-cell>
          <table:table-cell office:value-type="string" table:style-name="ce81">
            <text:p><text:s/>86,313.89</text:p>
          </table:table-cell>
          <table:table-cell office:value-type="float" office:value="21" table:style-name="ce82">
            <text:p>21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9303" table:style-name="ce1">
            <text:p>309303</text:p>
          </table:table-cell>
          <table:table-cell office:value-type="date" office:date-value="2020-10-31T00:00:00" table:style-name="ce88">
            <text:p>31/10/2020</text:p>
          </table:table-cell>
          <table:table-cell office:value-type="string" table:style-name="ce1">
            <text:p>FB 000426884-001011-TELCONET F# 426884 COMPRA 100</text:p>
          </table:table-cell>
          <table:table-cell table:number-columns-repeated="16373"/>
        </table:table-row>
        <table:table-row table:style-name="ro7">
          <table:table-cell office:value-type="float" office:value="3132" table:style-name="ce1">
            <text:p>3132</text:p>
          </table:table-cell>
          <table:table-cell office:value-type="string" table:style-name="ce81">
            <text:p><text:s/>86,325.97</text:p>
          </table:table-cell>
          <table:table-cell office:value-type="float" office:value="12.08" table:style-name="ce82">
            <text:p>12,0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9403" table:style-name="ce1">
            <text:p>309403</text:p>
          </table:table-cell>
          <table:table-cell office:value-type="date" office:date-value="2020-10-31T00:00:00" table:style-name="ce88">
            <text:p>31/10/2020</text:p>
          </table:table-cell>
          <table:table-cell office:value-type="string" table:style-name="ce1">
            <text:p>FB 000426887-001011-TELCONET F# 426887 COMPRA 1 JE</text:p>
          </table:table-cell>
          <table:table-cell table:number-columns-repeated="16373"/>
        </table:table-row>
        <table:table-row table:style-name="ro7">
          <table:table-cell office:value-type="float" office:value="3133" table:style-name="ce1">
            <text:p>3133</text:p>
          </table:table-cell>
          <table:table-cell office:value-type="string" table:style-name="ce81">
            <text:p><text:s/>93,762.08</text:p>
          </table:table-cell>
          <table:table-cell office:value-type="float" office:value="7436.11" table:style-name="ce82">
            <text:p>7.436,11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309503" table:style-name="ce1">
            <text:p>309503</text:p>
          </table:table-cell>
          <table:table-cell office:value-type="date" office:date-value="2020-10-31T00:00:00" table:style-name="ce88">
            <text:p>31/10/2020</text:p>
          </table:table-cell>
          <table:table-cell office:value-type="string" table:style-name="ce1">
            <text:p>FB 000426886-001011-TELCONET F# 426886 COMPRA 1 EZ</text:p>
          </table:table-cell>
          <table:table-cell table:number-columns-repeated="16373"/>
        </table:table-row>
        <table:table-row table:style-name="ro8">
          <table:table-cell office:value-type="float" office:value="3178" table:style-name="ce84">
            <text:p>3178</text:p>
          </table:table-cell>
          <table:table-cell office:value-type="string" table:style-name="ce85">
            <text:p>1-2-1-01-01-002</text:p>
          </table:table-cell>
          <table:table-cell office:value-type="float" office:value="520510.42" table:style-name="ce86">
            <text:p>520.510,42<text:s/></text:p>
          </table:table-cell>
          <table:table-cell office:value-type="string" table:style-name="ce86">
            <text:p>Materiales y Equipos atencion a cli</text:p>
          </table:table-cell>
          <table:table-cell table:style-name="ce84"/>
          <table:table-cell table:number-columns-repeated="3" table:style-name="ce87"/>
          <table:table-cell table:number-columns-repeated="3" table:style-name="ce84"/>
          <table:table-cell table:number-columns-repeated="16373"/>
        </table:table-row>
        <table:table-row table:style-name="ro7">
          <table:table-cell office:value-type="float" office:value="3179" table:style-name="ce1">
            <text:p>3179</text:p>
          </table:table-cell>
          <table:table-cell office:value-type="string" table:style-name="ce81">
            <text:p><text:s/>520,482.19</text:p>
          </table:table-cell>
          <table:table-cell office:value-type="float" office:value="0" table:style-name="ce82">
            <text:p>-<text:s/></text:p>
          </table:table-cell>
          <table:table-cell office:value-type="float" office:value="28.23" table:style-name="ce82">
            <text:p>28,23<text:s/></text:p>
          </table:table-cell>
          <table:table-cell table:style-name="ce1"/>
          <table:table-cell office:value-type="float" office:value="1449" table:style-name="ce1">
            <text:p>144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4305" table:style-name="ce1">
            <text:p>164305</text:p>
          </table:table-cell>
          <table:table-cell office:value-type="date" office:date-value="2020-01-02T00:00:00" table:style-name="ce88">
            <text:p>02/01/2020</text:p>
          </table:table-cell>
          <table:table-cell office:value-type="string" table:style-name="ce1">
            <text:p>D1 1584-0</text:p>
          </table:table-cell>
          <table:table-cell table:number-columns-repeated="16373"/>
        </table:table-row>
        <table:table-row table:style-name="ro7">
          <table:table-cell office:value-type="float" office:value="3180" table:style-name="ce1">
            <text:p>3180</text:p>
          </table:table-cell>
          <table:table-cell office:value-type="string" table:style-name="ce81">
            <text:p><text:s/>520,474.08</text:p>
          </table:table-cell>
          <table:table-cell office:value-type="float" office:value="0" table:style-name="ce82">
            <text:p>-<text:s/></text:p>
          </table:table-cell>
          <table:table-cell office:value-type="float" office:value="8.11" table:style-name="ce82">
            <text:p>8,11<text:s/></text:p>
          </table:table-cell>
          <table:table-cell table:style-name="ce1"/>
          <table:table-cell office:value-type="float" office:value="1449" table:style-name="ce1">
            <text:p>144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4605" table:style-name="ce1">
            <text:p>164605</text:p>
          </table:table-cell>
          <table:table-cell office:value-type="date" office:date-value="2020-01-02T00:00:00" table:style-name="ce88">
            <text:p>02/01/2020</text:p>
          </table:table-cell>
          <table:table-cell office:value-type="string" table:style-name="ce1">
            <text:p>D1 1590-0</text:p>
          </table:table-cell>
          <table:table-cell table:number-columns-repeated="16373"/>
        </table:table-row>
        <table:table-row table:style-name="ro7">
          <table:table-cell office:value-type="float" office:value="3181" table:style-name="ce1">
            <text:p>3181</text:p>
          </table:table-cell>
          <table:table-cell office:value-type="string" table:style-name="ce81">
            <text:p><text:s/>520,474.09</text:p>
          </table:table-cell>
          <table:table-cell office:value-type="float" office:value="0.01" table:style-name="ce82">
            <text:p>0,01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49" table:style-name="ce1">
            <text:p>144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4705" table:style-name="ce1">
            <text:p>164705</text:p>
          </table:table-cell>
          <table:table-cell office:value-type="date" office:date-value="2020-01-02T00:00:00" table:style-name="ce88">
            <text:p>02/01/2020</text:p>
          </table:table-cell>
          <table:table-cell office:value-type="string" table:style-name="ce1">
            <text:p>DC 164705-0</text:p>
          </table:table-cell>
          <table:table-cell table:number-columns-repeated="16373"/>
        </table:table-row>
        <table:table-row table:style-name="ro7">
          <table:table-cell office:value-type="float" office:value="3182" table:style-name="ce1">
            <text:p>3182</text:p>
          </table:table-cell>
          <table:table-cell office:value-type="string" table:style-name="ce81">
            <text:p><text:s/>520,445.86</text:p>
          </table:table-cell>
          <table:table-cell office:value-type="float" office:value="0" table:style-name="ce82">
            <text:p>-<text:s/></text:p>
          </table:table-cell>
          <table:table-cell office:value-type="float" office:value="28.23" table:style-name="ce82">
            <text:p>28,23<text:s/></text:p>
          </table:table-cell>
          <table:table-cell table:style-name="ce1"/>
          <table:table-cell office:value-type="float" office:value="1449" table:style-name="ce1">
            <text:p>144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4205" table:style-name="ce1">
            <text:p>164205</text:p>
          </table:table-cell>
          <table:table-cell office:value-type="date" office:date-value="2020-01-02T00:00:00" table:style-name="ce88">
            <text:p>02/01/2020</text:p>
          </table:table-cell>
          <table:table-cell office:value-type="string" table:style-name="ce1">
            <text:p>D1 1582-0</text:p>
          </table:table-cell>
          <table:table-cell table:number-columns-repeated="16373"/>
        </table:table-row>
        <table:table-row table:style-name="ro7">
          <table:table-cell office:value-type="float" office:value="3183" table:style-name="ce1">
            <text:p>3183</text:p>
          </table:table-cell>
          <table:table-cell office:value-type="string" table:style-name="ce81">
            <text:p><text:s/>519,539.86</text:p>
          </table:table-cell>
          <table:table-cell office:value-type="float" office:value="0" table:style-name="ce82">
            <text:p>-<text:s/></text:p>
          </table:table-cell>
          <table:table-cell office:value-type="float" office:value="906" table:style-name="ce82">
            <text:p>906,00<text:s/></text:p>
          </table:table-cell>
          <table:table-cell table:style-name="ce1"/>
          <table:table-cell office:value-type="float" office:value="1449" table:style-name="ce1">
            <text:p>144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4405" table:style-name="ce1">
            <text:p>164405</text:p>
          </table:table-cell>
          <table:table-cell office:value-type="date" office:date-value="2020-01-02T00:00:00" table:style-name="ce88">
            <text:p>02/01/2020</text:p>
          </table:table-cell>
          <table:table-cell office:value-type="string" table:style-name="ce1">
            <text:p>D1 1586-0</text:p>
          </table:table-cell>
          <table:table-cell table:number-columns-repeated="16373"/>
        </table:table-row>
        <table:table-row table:style-name="ro7">
          <table:table-cell office:value-type="float" office:value="3184" table:style-name="ce1">
            <text:p>3184</text:p>
          </table:table-cell>
          <table:table-cell office:value-type="string" table:style-name="ce81">
            <text:p><text:s/>519,506.93</text:p>
          </table:table-cell>
          <table:table-cell office:value-type="float" office:value="0" table:style-name="ce82">
            <text:p>-<text:s/></text:p>
          </table:table-cell>
          <table:table-cell office:value-type="float" office:value="32.93" table:style-name="ce82">
            <text:p>32,93<text:s/></text:p>
          </table:table-cell>
          <table:table-cell table:style-name="ce1"/>
          <table:table-cell office:value-type="float" office:value="1449" table:style-name="ce1">
            <text:p>144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4505" table:style-name="ce1">
            <text:p>164505</text:p>
          </table:table-cell>
          <table:table-cell office:value-type="date" office:date-value="2020-01-02T00:00:00" table:style-name="ce88">
            <text:p>02/01/2020</text:p>
          </table:table-cell>
          <table:table-cell office:value-type="string" table:style-name="ce1">
            <text:p>D1 1588-0</text:p>
          </table:table-cell>
          <table:table-cell table:number-columns-repeated="16373"/>
        </table:table-row>
        <table:table-row table:style-name="ro7">
          <table:table-cell office:value-type="float" office:value="3185" table:style-name="ce1">
            <text:p>3185</text:p>
          </table:table-cell>
          <table:table-cell office:value-type="string" table:style-name="ce81">
            <text:p><text:s/>517,971.11</text:p>
          </table:table-cell>
          <table:table-cell office:value-type="float" office:value="0" table:style-name="ce82">
            <text:p>-<text:s/></text:p>
          </table:table-cell>
          <table:table-cell office:value-type="float" office:value="1535.82" table:style-name="ce82">
            <text:p>1.535,82<text:s/></text:p>
          </table:table-cell>
          <table:table-cell table:style-name="ce1"/>
          <table:table-cell office:value-type="float" office:value="1449" table:style-name="ce1">
            <text:p>144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4105" table:style-name="ce1">
            <text:p>164105</text:p>
          </table:table-cell>
          <table:table-cell office:value-type="date" office:date-value="2020-01-02T00:00:00" table:style-name="ce88">
            <text:p>02/01/2020</text:p>
          </table:table-cell>
          <table:table-cell office:value-type="string" table:style-name="ce1">
            <text:p>D1 1580-0</text:p>
          </table:table-cell>
          <table:table-cell table:number-columns-repeated="16373"/>
        </table:table-row>
        <table:table-row table:style-name="ro7">
          <table:table-cell office:value-type="float" office:value="3186" table:style-name="ce1">
            <text:p>3186</text:p>
          </table:table-cell>
          <table:table-cell office:value-type="string" table:style-name="ce81">
            <text:p><text:s/>516,880.98</text:p>
          </table:table-cell>
          <table:table-cell office:value-type="float" office:value="0" table:style-name="ce82">
            <text:p>-<text:s/></text:p>
          </table:table-cell>
          <table:table-cell office:value-type="float" office:value="1090.1300000000001" table:style-name="ce82">
            <text:p>1.090,13<text:s/></text:p>
          </table:table-cell>
          <table:table-cell table:style-name="ce1"/>
          <table:table-cell office:value-type="float" office:value="1443" table:style-name="ce1">
            <text:p>144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6805" table:style-name="ce1">
            <text:p>166805</text:p>
          </table:table-cell>
          <table:table-cell office:value-type="date" office:date-value="2020-01-10T00:00:00" table:style-name="ce88">
            <text:p>10/01/2020</text:p>
          </table:table-cell>
          <table:table-cell office:value-type="string" table:style-name="ce1">
            <text:p>EH 1615-0</text:p>
          </table:table-cell>
          <table:table-cell table:number-columns-repeated="16373"/>
        </table:table-row>
        <table:table-row table:style-name="ro7">
          <table:table-cell office:value-type="float" office:value="3187" table:style-name="ce1">
            <text:p>3187</text:p>
          </table:table-cell>
          <table:table-cell office:value-type="string" table:style-name="ce81">
            <text:p><text:s/>516,826.48</text:p>
          </table:table-cell>
          <table:table-cell office:value-type="float" office:value="0" table:style-name="ce82">
            <text:p>-<text:s/></text:p>
          </table:table-cell>
          <table:table-cell office:value-type="float" office:value="54.5" table:style-name="ce82">
            <text:p>54,50<text:s/></text:p>
          </table:table-cell>
          <table:table-cell table:style-name="ce1"/>
          <table:table-cell office:value-type="float" office:value="1443" table:style-name="ce1">
            <text:p>144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7105" table:style-name="ce1">
            <text:p>167105</text:p>
          </table:table-cell>
          <table:table-cell office:value-type="date" office:date-value="2020-01-10T00:00:00" table:style-name="ce88">
            <text:p>10/01/2020</text:p>
          </table:table-cell>
          <table:table-cell office:value-type="string" table:style-name="ce1">
            <text:p>EV 1618-0</text:p>
          </table:table-cell>
          <table:table-cell table:number-columns-repeated="16373"/>
        </table:table-row>
        <table:table-row table:style-name="ro7">
          <table:table-cell office:value-type="float" office:value="3188" table:style-name="ce1">
            <text:p>3188</text:p>
          </table:table-cell>
          <table:table-cell office:value-type="string" table:style-name="ce81">
            <text:p><text:s/>517,413.82</text:p>
          </table:table-cell>
          <table:table-cell office:value-type="float" office:value="587.34" table:style-name="ce82">
            <text:p>587,34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50" table:style-name="ce1">
            <text:p>14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5605" table:style-name="ce1">
            <text:p>165605</text:p>
          </table:table-cell>
          <table:table-cell office:value-type="date" office:date-value="2020-01-10T00:00:00" table:style-name="ce88">
            <text:p>10/01/2020</text:p>
          </table:table-cell>
          <table:table-cell office:value-type="string" table:style-name="ce1">
            <text:p>CL 53714-002-002</text:p>
          </table:table-cell>
          <table:table-cell table:number-columns-repeated="16373"/>
        </table:table-row>
        <table:table-row table:style-name="ro7">
          <table:table-cell office:value-type="float" office:value="3189" table:style-name="ce1">
            <text:p>3189</text:p>
          </table:table-cell>
          <table:table-cell office:value-type="string" table:style-name="ce81">
            <text:p><text:s/>517,575.82</text:p>
          </table:table-cell>
          <table:table-cell office:value-type="float" office:value="162" table:style-name="ce82">
            <text:p>162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50" table:style-name="ce1">
            <text:p>14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4905" table:style-name="ce1">
            <text:p>164905</text:p>
          </table:table-cell>
          <table:table-cell office:value-type="date" office:date-value="2020-01-10T00:00:00" table:style-name="ce88">
            <text:p>10/01/2020</text:p>
          </table:table-cell>
          <table:table-cell office:value-type="string" table:style-name="ce1">
            <text:p>CL 24703-001-001</text:p>
          </table:table-cell>
          <table:table-cell table:number-columns-repeated="16373"/>
        </table:table-row>
        <table:table-row table:style-name="ro7">
          <table:table-cell office:value-type="float" office:value="3190" table:style-name="ce1">
            <text:p>3190</text:p>
          </table:table-cell>
          <table:table-cell office:value-type="string" table:style-name="ce81">
            <text:p><text:s/>516,330.07</text:p>
          </table:table-cell>
          <table:table-cell office:value-type="float" office:value="0" table:style-name="ce82">
            <text:p>-<text:s/></text:p>
          </table:table-cell>
          <table:table-cell office:value-type="float" office:value="1245.75" table:style-name="ce82">
            <text:p>1.245,75<text:s/></text:p>
          </table:table-cell>
          <table:table-cell table:style-name="ce1"/>
          <table:table-cell office:value-type="float" office:value="1450" table:style-name="ce1">
            <text:p>14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5305" table:style-name="ce1">
            <text:p>165305</text:p>
          </table:table-cell>
          <table:table-cell office:value-type="date" office:date-value="2020-01-10T00:00:00" table:style-name="ce88">
            <text:p>10/01/2020</text:p>
          </table:table-cell>
          <table:table-cell office:value-type="string" table:style-name="ce1">
            <text:p>D1 1599-0</text:p>
          </table:table-cell>
          <table:table-cell table:number-columns-repeated="16373"/>
        </table:table-row>
        <table:table-row table:style-name="ro7">
          <table:table-cell office:value-type="float" office:value="3191" table:style-name="ce1">
            <text:p>3191</text:p>
          </table:table-cell>
          <table:table-cell office:value-type="string" table:style-name="ce81">
            <text:p><text:s/>515,424.07</text:p>
          </table:table-cell>
          <table:table-cell office:value-type="float" office:value="0" table:style-name="ce82">
            <text:p>-<text:s/></text:p>
          </table:table-cell>
          <table:table-cell office:value-type="float" office:value="906" table:style-name="ce82">
            <text:p>906,00<text:s/></text:p>
          </table:table-cell>
          <table:table-cell table:style-name="ce1"/>
          <table:table-cell office:value-type="float" office:value="1450" table:style-name="ce1">
            <text:p>14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5105" table:style-name="ce1">
            <text:p>165105</text:p>
          </table:table-cell>
          <table:table-cell office:value-type="date" office:date-value="2020-01-10T00:00:00" table:style-name="ce88">
            <text:p>10/01/2020</text:p>
          </table:table-cell>
          <table:table-cell office:value-type="string" table:style-name="ce1">
            <text:p>D1 1595-0</text:p>
          </table:table-cell>
          <table:table-cell table:number-columns-repeated="16373"/>
        </table:table-row>
        <table:table-row table:style-name="ro7">
          <table:table-cell office:value-type="float" office:value="3192" table:style-name="ce1">
            <text:p>3192</text:p>
          </table:table-cell>
          <table:table-cell office:value-type="string" table:style-name="ce81">
            <text:p><text:s/>514,518.07</text:p>
          </table:table-cell>
          <table:table-cell office:value-type="float" office:value="0" table:style-name="ce82">
            <text:p>-<text:s/></text:p>
          </table:table-cell>
          <table:table-cell office:value-type="float" office:value="906" table:style-name="ce82">
            <text:p>906,00<text:s/></text:p>
          </table:table-cell>
          <table:table-cell table:style-name="ce1"/>
          <table:table-cell office:value-type="float" office:value="1450" table:style-name="ce1">
            <text:p>14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5405" table:style-name="ce1">
            <text:p>165405</text:p>
          </table:table-cell>
          <table:table-cell office:value-type="date" office:date-value="2020-01-10T00:00:00" table:style-name="ce88">
            <text:p>10/01/2020</text:p>
          </table:table-cell>
          <table:table-cell office:value-type="string" table:style-name="ce1">
            <text:p>D1 1601-0</text:p>
          </table:table-cell>
          <table:table-cell table:number-columns-repeated="16373"/>
        </table:table-row>
        <table:table-row table:style-name="ro7">
          <table:table-cell office:value-type="float" office:value="3193" table:style-name="ce1">
            <text:p>3193</text:p>
          </table:table-cell>
          <table:table-cell office:value-type="string" table:style-name="ce81">
            <text:p><text:s/>514,033.95</text:p>
          </table:table-cell>
          <table:table-cell office:value-type="float" office:value="0" table:style-name="ce82">
            <text:p>-<text:s/></text:p>
          </table:table-cell>
          <table:table-cell office:value-type="float" office:value="484.12" table:style-name="ce82">
            <text:p>484,12<text:s/></text:p>
          </table:table-cell>
          <table:table-cell table:style-name="ce1"/>
          <table:table-cell office:value-type="float" office:value="1450" table:style-name="ce1">
            <text:p>14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5005" table:style-name="ce1">
            <text:p>165005</text:p>
          </table:table-cell>
          <table:table-cell office:value-type="date" office:date-value="2020-01-10T00:00:00" table:style-name="ce88">
            <text:p>10/01/2020</text:p>
          </table:table-cell>
          <table:table-cell office:value-type="string" table:style-name="ce1">
            <text:p>D1 1593-0</text:p>
          </table:table-cell>
          <table:table-cell table:number-columns-repeated="16373"/>
        </table:table-row>
        <table:table-row table:style-name="ro7">
          <table:table-cell office:value-type="float" office:value="3194" table:style-name="ce1">
            <text:p>3194</text:p>
          </table:table-cell>
          <table:table-cell office:value-type="string" table:style-name="ce81">
            <text:p><text:s/>513,127.95</text:p>
          </table:table-cell>
          <table:table-cell office:value-type="float" office:value="0" table:style-name="ce82">
            <text:p>-<text:s/></text:p>
          </table:table-cell>
          <table:table-cell office:value-type="float" office:value="906" table:style-name="ce82">
            <text:p>906,00<text:s/></text:p>
          </table:table-cell>
          <table:table-cell table:style-name="ce1"/>
          <table:table-cell office:value-type="float" office:value="1450" table:style-name="ce1">
            <text:p>14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5205" table:style-name="ce1">
            <text:p>165205</text:p>
          </table:table-cell>
          <table:table-cell office:value-type="date" office:date-value="2020-01-10T00:00:00" table:style-name="ce88">
            <text:p>10/01/2020</text:p>
          </table:table-cell>
          <table:table-cell office:value-type="string" table:style-name="ce1">
            <text:p>D1 1597-0</text:p>
          </table:table-cell>
          <table:table-cell table:number-columns-repeated="16373"/>
        </table:table-row>
        <table:table-row table:style-name="ro7">
          <table:table-cell office:value-type="float" office:value="3195" table:style-name="ce1">
            <text:p>3195</text:p>
          </table:table-cell>
          <table:table-cell office:value-type="string" table:style-name="ce81">
            <text:p><text:s/>502,712.95</text:p>
          </table:table-cell>
          <table:table-cell office:value-type="float" office:value="0" table:style-name="ce82">
            <text:p>-<text:s/></text:p>
          </table:table-cell>
          <table:table-cell office:value-type="float" office:value="10415" table:style-name="ce82">
            <text:p>10.415,00<text:s/></text:p>
          </table:table-cell>
          <table:table-cell table:style-name="ce1"/>
          <table:table-cell office:value-type="float" office:value="1443" table:style-name="ce1">
            <text:p>144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6705" table:style-name="ce1">
            <text:p>166705</text:p>
          </table:table-cell>
          <table:table-cell office:value-type="date" office:date-value="2020-01-10T00:00:00" table:style-name="ce88">
            <text:p>10/01/2020</text:p>
          </table:table-cell>
          <table:table-cell office:value-type="string" table:style-name="ce1">
            <text:p>EH 1613-0</text:p>
          </table:table-cell>
          <table:table-cell table:number-columns-repeated="16373"/>
        </table:table-row>
        <table:table-row table:style-name="ro7">
          <table:table-cell office:value-type="float" office:value="3196" table:style-name="ce1">
            <text:p>3196</text:p>
          </table:table-cell>
          <table:table-cell office:value-type="string" table:style-name="ce81">
            <text:p><text:s/>502,767.45</text:p>
          </table:table-cell>
          <table:table-cell office:value-type="float" office:value="54.5" table:style-name="ce82">
            <text:p>54,5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43" table:style-name="ce1">
            <text:p>144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6905" table:style-name="ce1">
            <text:p>166905</text:p>
          </table:table-cell>
          <table:table-cell office:value-type="date" office:date-value="2020-01-10T00:00:00" table:style-name="ce88">
            <text:p>10/01/2020</text:p>
          </table:table-cell>
          <table:table-cell office:value-type="string" table:style-name="ce1">
            <text:p>CL 547-001-001</text:p>
          </table:table-cell>
          <table:table-cell table:number-columns-repeated="16373"/>
        </table:table-row>
        <table:table-row table:style-name="ro7">
          <table:table-cell office:value-type="float" office:value="3197" table:style-name="ce1">
            <text:p>3197</text:p>
          </table:table-cell>
          <table:table-cell office:value-type="string" table:style-name="ce81">
            <text:p><text:s/>505,834.45</text:p>
          </table:table-cell>
          <table:table-cell office:value-type="float" office:value="3067" table:style-name="ce82">
            <text:p>3.067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43" table:style-name="ce1">
            <text:p>144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6505" table:style-name="ce1">
            <text:p>166505</text:p>
          </table:table-cell>
          <table:table-cell office:value-type="date" office:date-value="2020-01-10T00:00:00" table:style-name="ce88">
            <text:p>10/01/2020</text:p>
          </table:table-cell>
          <table:table-cell office:value-type="string" table:style-name="ce1">
            <text:p>CL 29-001-001</text:p>
          </table:table-cell>
          <table:table-cell table:number-columns-repeated="16373"/>
        </table:table-row>
        <table:table-row table:style-name="ro7">
          <table:table-cell office:value-type="float" office:value="3198" table:style-name="ce1">
            <text:p>3198</text:p>
          </table:table-cell>
          <table:table-cell office:value-type="string" table:style-name="ce81">
            <text:p><text:s/>516,249.45</text:p>
          </table:table-cell>
          <table:table-cell office:value-type="float" office:value="10415" table:style-name="ce82">
            <text:p>10.415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43" table:style-name="ce1">
            <text:p>144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5705" table:style-name="ce1">
            <text:p>165705</text:p>
          </table:table-cell>
          <table:table-cell office:value-type="date" office:date-value="2020-01-10T00:00:00" table:style-name="ce88">
            <text:p>10/01/2020</text:p>
          </table:table-cell>
          <table:table-cell office:value-type="string" table:style-name="ce1">
            <text:p>CL 646-001-001</text:p>
          </table:table-cell>
          <table:table-cell table:number-columns-repeated="16373"/>
        </table:table-row>
        <table:table-row table:style-name="ro7">
          <table:table-cell office:value-type="float" office:value="3199" table:style-name="ce1">
            <text:p>3199</text:p>
          </table:table-cell>
          <table:table-cell office:value-type="string" table:style-name="ce81">
            <text:p><text:s/>516,279.43</text:p>
          </table:table-cell>
          <table:table-cell office:value-type="float" office:value="29.98" table:style-name="ce82">
            <text:p>29,9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43" table:style-name="ce1">
            <text:p>144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7005" table:style-name="ce1">
            <text:p>167005</text:p>
          </table:table-cell>
          <table:table-cell office:value-type="date" office:date-value="2020-01-10T00:00:00" table:style-name="ce88">
            <text:p>10/01/2020</text:p>
          </table:table-cell>
          <table:table-cell office:value-type="string" table:style-name="ce1">
            <text:p>CL 29-001-100</text:p>
          </table:table-cell>
          <table:table-cell table:number-columns-repeated="16373"/>
        </table:table-row>
        <table:table-row table:style-name="ro7">
          <table:table-cell office:value-type="float" office:value="3200" table:style-name="ce1">
            <text:p>3200</text:p>
          </table:table-cell>
          <table:table-cell office:value-type="string" table:style-name="ce81">
            <text:p><text:s/>514,278.56</text:p>
          </table:table-cell>
          <table:table-cell office:value-type="float" office:value="0" table:style-name="ce82">
            <text:p>-<text:s/></text:p>
          </table:table-cell>
          <table:table-cell office:value-type="float" office:value="2000.87" table:style-name="ce82">
            <text:p>2.000,87<text:s/></text:p>
          </table:table-cell>
          <table:table-cell table:style-name="ce1"/>
          <table:table-cell office:value-type="float" office:value="1443" table:style-name="ce1">
            <text:p>144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6605" table:style-name="ce1">
            <text:p>166605</text:p>
          </table:table-cell>
          <table:table-cell office:value-type="date" office:date-value="2020-01-10T00:00:00" table:style-name="ce88">
            <text:p>10/01/2020</text:p>
          </table:table-cell>
          <table:table-cell office:value-type="string" table:style-name="ce1">
            <text:p>D1 1611-0</text:p>
          </table:table-cell>
          <table:table-cell table:number-columns-repeated="16373"/>
        </table:table-row>
        <table:table-row table:style-name="ro7">
          <table:table-cell office:value-type="float" office:value="3201" table:style-name="ce1">
            <text:p>3201</text:p>
          </table:table-cell>
          <table:table-cell office:value-type="string" table:style-name="ce81">
            <text:p><text:s/>514,079.86</text:p>
          </table:table-cell>
          <table:table-cell office:value-type="float" office:value="0" table:style-name="ce82">
            <text:p>-<text:s/></text:p>
          </table:table-cell>
          <table:table-cell office:value-type="float" office:value="198.7" table:style-name="ce82">
            <text:p>198,70<text:s/></text:p>
          </table:table-cell>
          <table:table-cell table:style-name="ce1"/>
          <table:table-cell office:value-type="float" office:value="1443" table:style-name="ce1">
            <text:p>144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6405" table:style-name="ce1">
            <text:p>166405</text:p>
          </table:table-cell>
          <table:table-cell office:value-type="date" office:date-value="2020-01-10T00:00:00" table:style-name="ce88">
            <text:p>10/01/2020</text:p>
          </table:table-cell>
          <table:table-cell office:value-type="string" table:style-name="ce1">
            <text:p>D1 1609-0</text:p>
          </table:table-cell>
          <table:table-cell table:number-columns-repeated="16373"/>
        </table:table-row>
        <table:table-row table:style-name="ro7">
          <table:table-cell office:value-type="float" office:value="3202" table:style-name="ce1">
            <text:p>3202</text:p>
          </table:table-cell>
          <table:table-cell office:value-type="string" table:style-name="ce81">
            <text:p><text:s/>513,923.63</text:p>
          </table:table-cell>
          <table:table-cell office:value-type="float" office:value="0" table:style-name="ce82">
            <text:p>-<text:s/></text:p>
          </table:table-cell>
          <table:table-cell office:value-type="float" office:value="156.22999999999999" table:style-name="ce82">
            <text:p>156,23<text:s/></text:p>
          </table:table-cell>
          <table:table-cell table:style-name="ce1"/>
          <table:table-cell office:value-type="float" office:value="1443" table:style-name="ce1">
            <text:p>144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6305" table:style-name="ce1">
            <text:p>166305</text:p>
          </table:table-cell>
          <table:table-cell office:value-type="date" office:date-value="2020-01-10T00:00:00" table:style-name="ce88">
            <text:p>10/01/2020</text:p>
          </table:table-cell>
          <table:table-cell office:value-type="string" table:style-name="ce1">
            <text:p>D1 1607-0</text:p>
          </table:table-cell>
          <table:table-cell table:number-columns-repeated="16373"/>
        </table:table-row>
        <table:table-row table:style-name="ro7">
          <table:table-cell office:value-type="float" office:value="3203" table:style-name="ce1">
            <text:p>3203</text:p>
          </table:table-cell>
          <table:table-cell office:value-type="string" table:style-name="ce81">
            <text:p><text:s/>513,641.16</text:p>
          </table:table-cell>
          <table:table-cell office:value-type="float" office:value="0" table:style-name="ce82">
            <text:p>-<text:s/></text:p>
          </table:table-cell>
          <table:table-cell office:value-type="float" office:value="282.47000000000003" table:style-name="ce82">
            <text:p>282,47<text:s/></text:p>
          </table:table-cell>
          <table:table-cell table:style-name="ce1"/>
          <table:table-cell office:value-type="float" office:value="1443" table:style-name="ce1">
            <text:p>144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6205" table:style-name="ce1">
            <text:p>166205</text:p>
          </table:table-cell>
          <table:table-cell office:value-type="date" office:date-value="2020-01-10T00:00:00" table:style-name="ce88">
            <text:p>10/01/2020</text:p>
          </table:table-cell>
          <table:table-cell office:value-type="string" table:style-name="ce1">
            <text:p>D1 1605-0</text:p>
          </table:table-cell>
          <table:table-cell table:number-columns-repeated="16373"/>
        </table:table-row>
        <table:table-row table:style-name="ro7">
          <table:table-cell office:value-type="float" office:value="3204" table:style-name="ce1">
            <text:p>3204</text:p>
          </table:table-cell>
          <table:table-cell office:value-type="string" table:style-name="ce81">
            <text:p><text:s/>513,418.69</text:p>
          </table:table-cell>
          <table:table-cell office:value-type="float" office:value="0" table:style-name="ce82">
            <text:p>-<text:s/></text:p>
          </table:table-cell>
          <table:table-cell office:value-type="float" office:value="222.47" table:style-name="ce82">
            <text:p>222,47<text:s/></text:p>
          </table:table-cell>
          <table:table-cell table:style-name="ce1"/>
          <table:table-cell office:value-type="float" office:value="1443" table:style-name="ce1">
            <text:p>144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6105" table:style-name="ce1">
            <text:p>166105</text:p>
          </table:table-cell>
          <table:table-cell office:value-type="date" office:date-value="2020-01-10T00:00:00" table:style-name="ce88">
            <text:p>10/01/2020</text:p>
          </table:table-cell>
          <table:table-cell office:value-type="string" table:style-name="ce1">
            <text:p>D1 1603-0</text:p>
          </table:table-cell>
          <table:table-cell table:number-columns-repeated="16373"/>
        </table:table-row>
        <table:table-row table:style-name="ro7">
          <table:table-cell office:value-type="float" office:value="3205" table:style-name="ce1">
            <text:p>3205</text:p>
          </table:table-cell>
          <table:table-cell office:value-type="string" table:style-name="ce81">
            <text:p><text:s/>514,308.69</text:p>
          </table:table-cell>
          <table:table-cell office:value-type="float" office:value="890" table:style-name="ce82">
            <text:p>890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43" table:style-name="ce1">
            <text:p>144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5905" table:style-name="ce1">
            <text:p>165905</text:p>
          </table:table-cell>
          <table:table-cell office:value-type="date" office:date-value="2020-01-10T00:00:00" table:style-name="ce88">
            <text:p>10/01/2020</text:p>
          </table:table-cell>
          <table:table-cell office:value-type="string" table:style-name="ce1">
            <text:p>CL 2207-001-001</text:p>
          </table:table-cell>
          <table:table-cell table:number-columns-repeated="16373"/>
        </table:table-row>
        <table:table-row table:style-name="ro7">
          <table:table-cell office:value-type="float" office:value="3206" table:style-name="ce1">
            <text:p>3206</text:p>
          </table:table-cell>
          <table:table-cell office:value-type="string" table:style-name="ce81">
            <text:p><text:s/>515,398.82</text:p>
          </table:table-cell>
          <table:table-cell office:value-type="float" office:value="1090.1300000000001" table:style-name="ce82">
            <text:p>1.090,13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43" table:style-name="ce1">
            <text:p>144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5805" table:style-name="ce1">
            <text:p>165805</text:p>
          </table:table-cell>
          <table:table-cell office:value-type="date" office:date-value="2020-01-10T00:00:00" table:style-name="ce88">
            <text:p>10/01/2020</text:p>
          </table:table-cell>
          <table:table-cell office:value-type="string" table:style-name="ce1">
            <text:p>CL 97260-001-014</text:p>
          </table:table-cell>
          <table:table-cell table:number-columns-repeated="16373"/>
        </table:table-row>
        <table:table-row table:style-name="ro7">
          <table:table-cell office:value-type="float" office:value="3207" table:style-name="ce1">
            <text:p>3207</text:p>
          </table:table-cell>
          <table:table-cell office:value-type="string" table:style-name="ce81">
            <text:p><text:s/>515,368.32</text:p>
          </table:table-cell>
          <table:table-cell office:value-type="float" office:value="0" table:style-name="ce82">
            <text:p>-<text:s/></text:p>
          </table:table-cell>
          <table:table-cell office:value-type="float" office:value="30.5" table:style-name="ce82">
            <text:p>30,50<text:s/></text:p>
          </table:table-cell>
          <table:table-cell table:style-name="ce1"/>
          <table:table-cell office:value-type="float" office:value="1451" table:style-name="ce1">
            <text:p>145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7405" table:style-name="ce1">
            <text:p>167405</text:p>
          </table:table-cell>
          <table:table-cell office:value-type="date" office:date-value="2020-01-27T00:00:00" table:style-name="ce88">
            <text:p>27/01/2020</text:p>
          </table:table-cell>
          <table:table-cell office:value-type="string" table:style-name="ce1">
            <text:p>D1 1622-0</text:p>
          </table:table-cell>
          <table:table-cell table:number-columns-repeated="16373"/>
        </table:table-row>
        <table:table-row table:style-name="ro7">
          <table:table-cell office:value-type="float" office:value="3208" table:style-name="ce1">
            <text:p>3208</text:p>
          </table:table-cell>
          <table:table-cell office:value-type="string" table:style-name="ce81">
            <text:p><text:s/>516,048.32</text:p>
          </table:table-cell>
          <table:table-cell office:value-type="float" office:value="680" table:style-name="ce82">
            <text:p>680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51" table:style-name="ce1">
            <text:p>145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7305" table:style-name="ce1">
            <text:p>167305</text:p>
          </table:table-cell>
          <table:table-cell office:value-type="date" office:date-value="2020-01-27T00:00:00" table:style-name="ce88">
            <text:p>27/01/2020</text:p>
          </table:table-cell>
          <table:table-cell office:value-type="string" table:style-name="ce1">
            <text:p>CL 666-001-001</text:p>
          </table:table-cell>
          <table:table-cell table:number-columns-repeated="16373"/>
        </table:table-row>
        <table:table-row table:style-name="ro7">
          <table:table-cell office:value-type="float" office:value="3209" table:style-name="ce1">
            <text:p>3209</text:p>
          </table:table-cell>
          <table:table-cell office:value-type="string" table:style-name="ce81">
            <text:p><text:s/>516,343.34</text:p>
          </table:table-cell>
          <table:table-cell office:value-type="float" office:value="295.02" table:style-name="ce82">
            <text:p>295,02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51" table:style-name="ce1">
            <text:p>145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7505" table:style-name="ce1">
            <text:p>167505</text:p>
          </table:table-cell>
          <table:table-cell office:value-type="date" office:date-value="2020-01-27T00:00:00" table:style-name="ce88">
            <text:p>27/01/2020</text:p>
          </table:table-cell>
          <table:table-cell office:value-type="string" table:style-name="ce1">
            <text:p>CL 400598-001-011</text:p>
          </table:table-cell>
          <table:table-cell table:number-columns-repeated="16373"/>
        </table:table-row>
        <table:table-row table:style-name="ro7">
          <table:table-cell office:value-type="float" office:value="3210" table:style-name="ce1">
            <text:p>3210</text:p>
          </table:table-cell>
          <table:table-cell office:value-type="string" table:style-name="ce81">
            <text:p><text:s/>513,246.36</text:p>
          </table:table-cell>
          <table:table-cell office:value-type="float" office:value="0" table:style-name="ce82">
            <text:p>-<text:s/></text:p>
          </table:table-cell>
          <table:table-cell office:value-type="float" office:value="3096.98" table:style-name="ce82">
            <text:p>3.096,98<text:s/></text:p>
          </table:table-cell>
          <table:table-cell table:style-name="ce1"/>
          <table:table-cell office:value-type="float" office:value="1451" table:style-name="ce1">
            <text:p>145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7205" table:style-name="ce1">
            <text:p>167205</text:p>
          </table:table-cell>
          <table:table-cell office:value-type="date" office:date-value="2020-01-27T00:00:00" table:style-name="ce88">
            <text:p>27/01/2020</text:p>
          </table:table-cell>
          <table:table-cell office:value-type="string" table:style-name="ce1">
            <text:p>EV 1620-0</text:p>
          </table:table-cell>
          <table:table-cell table:number-columns-repeated="16373"/>
        </table:table-row>
        <table:table-row table:style-name="ro7">
          <table:table-cell office:value-type="float" office:value="3211" table:style-name="ce1">
            <text:p>3211</text:p>
          </table:table-cell>
          <table:table-cell office:value-type="string" table:style-name="ce81">
            <text:p><text:s/>516,343.34</text:p>
          </table:table-cell>
          <table:table-cell office:value-type="float" office:value="3096.98" table:style-name="ce82">
            <text:p>3.096,9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51" table:style-name="ce1">
            <text:p>145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7605" table:style-name="ce1">
            <text:p>167605</text:p>
          </table:table-cell>
          <table:table-cell office:value-type="date" office:date-value="2020-01-27T00:00:00" table:style-name="ce88">
            <text:p>27/01/2020</text:p>
          </table:table-cell>
          <table:table-cell office:value-type="string" table:style-name="ce1">
            <text:p>DV 167605-0</text:p>
          </table:table-cell>
          <table:table-cell table:number-columns-repeated="16373"/>
        </table:table-row>
        <table:table-row table:style-name="ro7">
          <table:table-cell office:value-type="float" office:value="3212" table:style-name="ce1">
            <text:p>3212</text:p>
          </table:table-cell>
          <table:table-cell office:value-type="string" table:style-name="ce81">
            <text:p><text:s/>516,367.50</text:p>
          </table:table-cell>
          <table:table-cell office:value-type="float" office:value="24.16" table:style-name="ce82">
            <text:p>24,16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8405" table:style-name="ce1">
            <text:p>1684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CL 400589-001-011</text:p>
          </table:table-cell>
          <table:table-cell table:number-columns-repeated="16373"/>
        </table:table-row>
        <table:table-row table:style-name="ro7">
          <table:table-cell office:value-type="float" office:value="3213" table:style-name="ce1">
            <text:p>3213</text:p>
          </table:table-cell>
          <table:table-cell office:value-type="string" table:style-name="ce81">
            <text:p><text:s/>516,849.00</text:p>
          </table:table-cell>
          <table:table-cell office:value-type="float" office:value="481.5" table:style-name="ce82">
            <text:p>481,5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9005" table:style-name="ce1">
            <text:p>1690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CL 204-001-902</text:p>
          </table:table-cell>
          <table:table-cell table:number-columns-repeated="16373"/>
        </table:table-row>
        <table:table-row table:style-name="ro7">
          <table:table-cell office:value-type="float" office:value="3214" table:style-name="ce1">
            <text:p>3214</text:p>
          </table:table-cell>
          <table:table-cell office:value-type="string" table:style-name="ce81">
            <text:p><text:s/>517,707.00</text:p>
          </table:table-cell>
          <table:table-cell office:value-type="float" office:value="858" table:style-name="ce82">
            <text:p>858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0105" table:style-name="ce1">
            <text:p>1701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CL 239-001-001</text:p>
          </table:table-cell>
          <table:table-cell table:number-columns-repeated="16373"/>
        </table:table-row>
        <table:table-row table:style-name="ro7">
          <table:table-cell office:value-type="float" office:value="3215" table:style-name="ce1">
            <text:p>3215</text:p>
          </table:table-cell>
          <table:table-cell office:value-type="string" table:style-name="ce81">
            <text:p><text:s/>520,747.00</text:p>
          </table:table-cell>
          <table:table-cell office:value-type="float" office:value="3040" table:style-name="ce82">
            <text:p>3.040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8905" table:style-name="ce1">
            <text:p>1689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CL 425-001-001</text:p>
          </table:table-cell>
          <table:table-cell table:number-columns-repeated="16373"/>
        </table:table-row>
        <table:table-row table:style-name="ro7">
          <table:table-cell office:value-type="float" office:value="3216" table:style-name="ce1">
            <text:p>3216</text:p>
          </table:table-cell>
          <table:table-cell office:value-type="string" table:style-name="ce81">
            <text:p><text:s/>520,808.80</text:p>
          </table:table-cell>
          <table:table-cell office:value-type="float" office:value="61.8" table:style-name="ce82">
            <text:p>61,8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9705" table:style-name="ce1">
            <text:p>1697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CL 165136-001-001</text:p>
          </table:table-cell>
          <table:table-cell table:number-columns-repeated="16373"/>
        </table:table-row>
        <table:table-row table:style-name="ro7">
          <table:table-cell office:value-type="float" office:value="3217" table:style-name="ce1">
            <text:p>3217</text:p>
          </table:table-cell>
          <table:table-cell office:value-type="string" table:style-name="ce81">
            <text:p><text:s/>521,653.12</text:p>
          </table:table-cell>
          <table:table-cell office:value-type="float" office:value="844.32" table:style-name="ce82">
            <text:p>844,32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8805" table:style-name="ce1">
            <text:p>1688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CL 37499-001-001</text:p>
          </table:table-cell>
          <table:table-cell table:number-columns-repeated="16373"/>
        </table:table-row>
        <table:table-row table:style-name="ro7">
          <table:table-cell office:value-type="float" office:value="3218" table:style-name="ce1">
            <text:p>3218</text:p>
          </table:table-cell>
          <table:table-cell office:value-type="string" table:style-name="ce81">
            <text:p><text:s/>521,677.28</text:p>
          </table:table-cell>
          <table:table-cell office:value-type="float" office:value="24.16" table:style-name="ce82">
            <text:p>24,16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8105" table:style-name="ce1">
            <text:p>1681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CL 400591-001-011</text:p>
          </table:table-cell>
          <table:table-cell table:number-columns-repeated="16373"/>
        </table:table-row>
        <table:table-row table:style-name="ro7">
          <table:table-cell office:value-type="float" office:value="3219" table:style-name="ce1">
            <text:p>3219</text:p>
          </table:table-cell>
          <table:table-cell office:value-type="string" table:style-name="ce81">
            <text:p><text:s/>521,682.56</text:p>
          </table:table-cell>
          <table:table-cell office:value-type="float" office:value="5.28" table:style-name="ce82">
            <text:p>5,2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8605" table:style-name="ce1">
            <text:p>1686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CL 400592-001-011</text:p>
          </table:table-cell>
          <table:table-cell table:number-columns-repeated="16373"/>
        </table:table-row>
        <table:table-row table:style-name="ro7">
          <table:table-cell office:value-type="float" office:value="3220" table:style-name="ce1">
            <text:p>3220</text:p>
          </table:table-cell>
          <table:table-cell office:value-type="string" table:style-name="ce81">
            <text:p><text:s/>521,706.72</text:p>
          </table:table-cell>
          <table:table-cell office:value-type="float" office:value="24.16" table:style-name="ce82">
            <text:p>24,16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7705" table:style-name="ce1">
            <text:p>1677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CL 400596-001-011</text:p>
          </table:table-cell>
          <table:table-cell table:number-columns-repeated="16373"/>
        </table:table-row>
        <table:table-row table:style-name="ro7">
          <table:table-cell office:value-type="float" office:value="3221" table:style-name="ce1">
            <text:p>3221</text:p>
          </table:table-cell>
          <table:table-cell office:value-type="string" table:style-name="ce81">
            <text:p><text:s/>521,723.49</text:p>
          </table:table-cell>
          <table:table-cell office:value-type="float" office:value="16.77" table:style-name="ce82">
            <text:p>16,77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7805" table:style-name="ce1">
            <text:p>1678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CL 400595-001-011</text:p>
          </table:table-cell>
          <table:table-cell table:number-columns-repeated="16373"/>
        </table:table-row>
        <table:table-row table:style-name="ro7">
          <table:table-cell office:value-type="float" office:value="3222" table:style-name="ce1">
            <text:p>3222</text:p>
          </table:table-cell>
          <table:table-cell office:value-type="string" table:style-name="ce81">
            <text:p><text:s/>521,718.21</text:p>
          </table:table-cell>
          <table:table-cell office:value-type="float" office:value="0" table:style-name="ce82">
            <text:p>-<text:s/></text:p>
          </table:table-cell>
          <table:table-cell office:value-type="float" office:value="5.28" table:style-name="ce82">
            <text:p>5,28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1205" table:style-name="ce1">
            <text:p>1712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D1 1662-0</text:p>
          </table:table-cell>
          <table:table-cell table:number-columns-repeated="16373"/>
        </table:table-row>
        <table:table-row table:style-name="ro7">
          <table:table-cell office:value-type="float" office:value="3223" table:style-name="ce1">
            <text:p>3223</text:p>
          </table:table-cell>
          <table:table-cell office:value-type="string" table:style-name="ce81">
            <text:p><text:s/>521,189.42</text:p>
          </table:table-cell>
          <table:table-cell office:value-type="float" office:value="0" table:style-name="ce82">
            <text:p>-<text:s/></text:p>
          </table:table-cell>
          <table:table-cell office:value-type="float" office:value="528.79" table:style-name="ce82">
            <text:p>528,79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9405" table:style-name="ce1">
            <text:p>1694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D1 1630-0</text:p>
          </table:table-cell>
          <table:table-cell table:number-columns-repeated="16373"/>
        </table:table-row>
        <table:table-row table:style-name="ro7">
          <table:table-cell office:value-type="float" office:value="3224" table:style-name="ce1">
            <text:p>3224</text:p>
          </table:table-cell>
          <table:table-cell office:value-type="string" table:style-name="ce81">
            <text:p><text:s/>521,172.65</text:p>
          </table:table-cell>
          <table:table-cell office:value-type="float" office:value="0" table:style-name="ce82">
            <text:p>-<text:s/></text:p>
          </table:table-cell>
          <table:table-cell office:value-type="float" office:value="16.77" table:style-name="ce82">
            <text:p>16,77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0505" table:style-name="ce1">
            <text:p>1705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D1 1648-0</text:p>
          </table:table-cell>
          <table:table-cell table:number-columns-repeated="16373"/>
        </table:table-row>
        <table:table-row table:style-name="ro7">
          <table:table-cell office:value-type="float" office:value="3225" table:style-name="ce1">
            <text:p>3225</text:p>
          </table:table-cell>
          <table:table-cell office:value-type="string" table:style-name="ce81">
            <text:p><text:s/>521,167.37</text:p>
          </table:table-cell>
          <table:table-cell office:value-type="float" office:value="0" table:style-name="ce82">
            <text:p>-<text:s/></text:p>
          </table:table-cell>
          <table:table-cell office:value-type="float" office:value="5.28" table:style-name="ce82">
            <text:p>5,28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0605" table:style-name="ce1">
            <text:p>1706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D1 1650-0</text:p>
          </table:table-cell>
          <table:table-cell table:number-columns-repeated="16373"/>
        </table:table-row>
        <table:table-row table:style-name="ro7">
          <table:table-cell office:value-type="float" office:value="3226" table:style-name="ce1">
            <text:p>3226</text:p>
          </table:table-cell>
          <table:table-cell office:value-type="string" table:style-name="ce81">
            <text:p><text:s/>521,143.21</text:p>
          </table:table-cell>
          <table:table-cell office:value-type="float" office:value="0" table:style-name="ce82">
            <text:p>-<text:s/></text:p>
          </table:table-cell>
          <table:table-cell office:value-type="float" office:value="24.16" table:style-name="ce82">
            <text:p>24,16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0705" table:style-name="ce1">
            <text:p>1707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D1 1652-0</text:p>
          </table:table-cell>
          <table:table-cell table:number-columns-repeated="16373"/>
        </table:table-row>
        <table:table-row table:style-name="ro7">
          <table:table-cell office:value-type="float" office:value="3227" table:style-name="ce1">
            <text:p>3227</text:p>
          </table:table-cell>
          <table:table-cell office:value-type="string" table:style-name="ce81">
            <text:p><text:s/>521,119.05</text:p>
          </table:table-cell>
          <table:table-cell office:value-type="float" office:value="0" table:style-name="ce82">
            <text:p>-<text:s/></text:p>
          </table:table-cell>
          <table:table-cell office:value-type="float" office:value="24.16" table:style-name="ce82">
            <text:p>24,16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0805" table:style-name="ce1">
            <text:p>1708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D1 1654-0</text:p>
          </table:table-cell>
          <table:table-cell table:number-columns-repeated="16373"/>
        </table:table-row>
        <table:table-row table:style-name="ro7">
          <table:table-cell office:value-type="float" office:value="3228" table:style-name="ce1">
            <text:p>3228</text:p>
          </table:table-cell>
          <table:table-cell office:value-type="string" table:style-name="ce81">
            <text:p><text:s/>521,067.60</text:p>
          </table:table-cell>
          <table:table-cell office:value-type="float" office:value="0" table:style-name="ce82">
            <text:p>-<text:s/></text:p>
          </table:table-cell>
          <table:table-cell office:value-type="float" office:value="51.45" table:style-name="ce82">
            <text:p>51,45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0905" table:style-name="ce1">
            <text:p>1709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D1 1656-0</text:p>
          </table:table-cell>
          <table:table-cell table:number-columns-repeated="16373"/>
        </table:table-row>
        <table:table-row table:style-name="ro7">
          <table:table-cell office:value-type="float" office:value="3229" table:style-name="ce1">
            <text:p>3229</text:p>
          </table:table-cell>
          <table:table-cell office:value-type="string" table:style-name="ce81">
            <text:p><text:s/>521,043.44</text:p>
          </table:table-cell>
          <table:table-cell office:value-type="float" office:value="0" table:style-name="ce82">
            <text:p>-<text:s/></text:p>
          </table:table-cell>
          <table:table-cell office:value-type="float" office:value="24.16" table:style-name="ce82">
            <text:p>24,16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1005" table:style-name="ce1">
            <text:p>1710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D1 1658-0</text:p>
          </table:table-cell>
          <table:table-cell table:number-columns-repeated="16373"/>
        </table:table-row>
        <table:table-row table:style-name="ro7">
          <table:table-cell office:value-type="float" office:value="3230" table:style-name="ce1">
            <text:p>3230</text:p>
          </table:table-cell>
          <table:table-cell office:value-type="string" table:style-name="ce81">
            <text:p><text:s/>520,991.99</text:p>
          </table:table-cell>
          <table:table-cell office:value-type="float" office:value="0" table:style-name="ce82">
            <text:p>-<text:s/></text:p>
          </table:table-cell>
          <table:table-cell office:value-type="float" office:value="51.45" table:style-name="ce82">
            <text:p>51,45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1105" table:style-name="ce1">
            <text:p>1711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D1 1660-0</text:p>
          </table:table-cell>
          <table:table-cell table:number-columns-repeated="16373"/>
        </table:table-row>
        <table:table-row table:style-name="ro7">
          <table:table-cell office:value-type="float" office:value="3231" table:style-name="ce1">
            <text:p>3231</text:p>
          </table:table-cell>
          <table:table-cell office:value-type="string" table:style-name="ce81">
            <text:p><text:s/>520,967.83</text:p>
          </table:table-cell>
          <table:table-cell office:value-type="float" office:value="0" table:style-name="ce82">
            <text:p>-<text:s/></text:p>
          </table:table-cell>
          <table:table-cell office:value-type="float" office:value="24.16" table:style-name="ce82">
            <text:p>24,16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0405" table:style-name="ce1">
            <text:p>1704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D1 1646-0</text:p>
          </table:table-cell>
          <table:table-cell table:number-columns-repeated="16373"/>
        </table:table-row>
        <table:table-row table:style-name="ro7">
          <table:table-cell office:value-type="float" office:value="3232" table:style-name="ce1">
            <text:p>3232</text:p>
          </table:table-cell>
          <table:table-cell office:value-type="string" table:style-name="ce81">
            <text:p><text:s/>520,891.66</text:p>
          </table:table-cell>
          <table:table-cell office:value-type="float" office:value="0" table:style-name="ce82">
            <text:p>-<text:s/></text:p>
          </table:table-cell>
          <table:table-cell office:value-type="float" office:value="76.17" table:style-name="ce82">
            <text:p>76,17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0305" table:style-name="ce1">
            <text:p>1703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D1 1644-0</text:p>
          </table:table-cell>
          <table:table-cell table:number-columns-repeated="16373"/>
        </table:table-row>
        <table:table-row table:style-name="ro7">
          <table:table-cell office:value-type="float" office:value="3233" table:style-name="ce1">
            <text:p>3233</text:p>
          </table:table-cell>
          <table:table-cell office:value-type="string" table:style-name="ce81">
            <text:p><text:s/>520,047.34</text:p>
          </table:table-cell>
          <table:table-cell office:value-type="float" office:value="0" table:style-name="ce82">
            <text:p>-<text:s/></text:p>
          </table:table-cell>
          <table:table-cell office:value-type="float" office:value="844.32" table:style-name="ce82">
            <text:p>844,32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0205" table:style-name="ce1">
            <text:p>1702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EV 1642-0</text:p>
          </table:table-cell>
          <table:table-cell table:number-columns-repeated="16373"/>
        </table:table-row>
        <table:table-row table:style-name="ro7">
          <table:table-cell office:value-type="float" office:value="3234" table:style-name="ce1">
            <text:p>3234</text:p>
          </table:table-cell>
          <table:table-cell office:value-type="string" table:style-name="ce81">
            <text:p><text:s/>518,574.57</text:p>
          </table:table-cell>
          <table:table-cell office:value-type="float" office:value="0" table:style-name="ce82">
            <text:p>-<text:s/></text:p>
          </table:table-cell>
          <table:table-cell office:value-type="float" office:value="1472.77" table:style-name="ce82">
            <text:p>1.472,77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8705" table:style-name="ce1">
            <text:p>1687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D1 1624-0</text:p>
          </table:table-cell>
          <table:table-cell table:number-columns-repeated="16373"/>
        </table:table-row>
        <table:table-row table:style-name="ro7">
          <table:table-cell office:value-type="float" office:value="3235" table:style-name="ce1">
            <text:p>3235</text:p>
          </table:table-cell>
          <table:table-cell office:value-type="string" table:style-name="ce81">
            <text:p><text:s/>517,168.87</text:p>
          </table:table-cell>
          <table:table-cell office:value-type="float" office:value="0" table:style-name="ce82">
            <text:p>-<text:s/></text:p>
          </table:table-cell>
          <table:table-cell office:value-type="float" office:value="1405.7" table:style-name="ce82">
            <text:p>1.405,70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9305" table:style-name="ce1">
            <text:p>1693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EH 1628-0</text:p>
          </table:table-cell>
          <table:table-cell table:number-columns-repeated="16373"/>
        </table:table-row>
        <table:table-row table:style-name="ro7">
          <table:table-cell office:value-type="float" office:value="3236" table:style-name="ce1">
            <text:p>3236</text:p>
          </table:table-cell>
          <table:table-cell office:value-type="string" table:style-name="ce81">
            <text:p><text:s/>502,666.26</text:p>
          </table:table-cell>
          <table:table-cell office:value-type="float" office:value="0" table:style-name="ce82">
            <text:p>-<text:s/></text:p>
          </table:table-cell>
          <table:table-cell office:value-type="float" office:value="14502.61" table:style-name="ce82">
            <text:p>14.502,61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9105" table:style-name="ce1">
            <text:p>1691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EH 1626-0</text:p>
          </table:table-cell>
          <table:table-cell table:number-columns-repeated="16373"/>
        </table:table-row>
        <table:table-row table:style-name="ro7">
          <table:table-cell office:value-type="float" office:value="3237" table:style-name="ce1">
            <text:p>3237</text:p>
          </table:table-cell>
          <table:table-cell office:value-type="string" table:style-name="ce81">
            <text:p><text:s/>502,658.75</text:p>
          </table:table-cell>
          <table:table-cell office:value-type="float" office:value="0" table:style-name="ce82">
            <text:p>-<text:s/></text:p>
          </table:table-cell>
          <table:table-cell office:value-type="float" office:value="7.51" table:style-name="ce82">
            <text:p>7,51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1705" table:style-name="ce1">
            <text:p>1717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D1 1672-0</text:p>
          </table:table-cell>
          <table:table-cell table:number-columns-repeated="16373"/>
        </table:table-row>
        <table:table-row table:style-name="ro7">
          <table:table-cell office:value-type="float" office:value="3238" table:style-name="ce1">
            <text:p>3238</text:p>
          </table:table-cell>
          <table:table-cell office:value-type="string" table:style-name="ce81">
            <text:p><text:s/>502,584.67</text:p>
          </table:table-cell>
          <table:table-cell office:value-type="float" office:value="0" table:style-name="ce82">
            <text:p>-<text:s/></text:p>
          </table:table-cell>
          <table:table-cell office:value-type="float" office:value="74.08" table:style-name="ce82">
            <text:p>74,08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1305" table:style-name="ce1">
            <text:p>1713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D1 1664-0</text:p>
          </table:table-cell>
          <table:table-cell table:number-columns-repeated="16373"/>
        </table:table-row>
        <table:table-row table:style-name="ro7">
          <table:table-cell office:value-type="float" office:value="3239" table:style-name="ce1">
            <text:p>3239</text:p>
          </table:table-cell>
          <table:table-cell office:value-type="string" table:style-name="ce81">
            <text:p><text:s/>502,286.17</text:p>
          </table:table-cell>
          <table:table-cell office:value-type="float" office:value="0" table:style-name="ce82">
            <text:p>-<text:s/></text:p>
          </table:table-cell>
          <table:table-cell office:value-type="float" office:value="298.5" table:style-name="ce82">
            <text:p>298,50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1405" table:style-name="ce1">
            <text:p>1714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D1 1666-0</text:p>
          </table:table-cell>
          <table:table-cell table:number-columns-repeated="16373"/>
        </table:table-row>
        <table:table-row table:style-name="ro7">
          <table:table-cell office:value-type="float" office:value="3240" table:style-name="ce1">
            <text:p>3240</text:p>
          </table:table-cell>
          <table:table-cell office:value-type="string" table:style-name="ce81">
            <text:p><text:s/>501,991.15</text:p>
          </table:table-cell>
          <table:table-cell office:value-type="float" office:value="0" table:style-name="ce82">
            <text:p>-<text:s/></text:p>
          </table:table-cell>
          <table:table-cell office:value-type="float" office:value="295.02" table:style-name="ce82">
            <text:p>295,02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1505" table:style-name="ce1">
            <text:p>1715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D1 1668-0</text:p>
          </table:table-cell>
          <table:table-cell table:number-columns-repeated="16373"/>
        </table:table-row>
        <table:table-row table:style-name="ro7">
          <table:table-cell office:value-type="float" office:value="3241" table:style-name="ce1">
            <text:p>3241</text:p>
          </table:table-cell>
          <table:table-cell office:value-type="string" table:style-name="ce81">
            <text:p><text:s/>501,868.01</text:p>
          </table:table-cell>
          <table:table-cell office:value-type="float" office:value="0" table:style-name="ce82">
            <text:p>-<text:s/></text:p>
          </table:table-cell>
          <table:table-cell office:value-type="float" office:value="123.14" table:style-name="ce82">
            <text:p>123,14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1605" table:style-name="ce1">
            <text:p>1716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D1 1670-0</text:p>
          </table:table-cell>
          <table:table-cell table:number-columns-repeated="16373"/>
        </table:table-row>
        <table:table-row table:style-name="ro7">
          <table:table-cell office:value-type="float" office:value="3242" table:style-name="ce1">
            <text:p>3242</text:p>
          </table:table-cell>
          <table:table-cell office:value-type="string" table:style-name="ce81">
            <text:p><text:s/>500,595.31</text:p>
          </table:table-cell>
          <table:table-cell office:value-type="float" office:value="0" table:style-name="ce82">
            <text:p>-<text:s/></text:p>
          </table:table-cell>
          <table:table-cell office:value-type="float" office:value="1272.7" table:style-name="ce82">
            <text:p>1.272,70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9805" table:style-name="ce1">
            <text:p>1698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D1 1636-0</text:p>
          </table:table-cell>
          <table:table-cell table:number-columns-repeated="16373"/>
        </table:table-row>
        <table:table-row table:style-name="ro7">
          <table:table-cell office:value-type="float" office:value="3243" table:style-name="ce1">
            <text:p>3243</text:p>
          </table:table-cell>
          <table:table-cell office:value-type="string" table:style-name="ce81">
            <text:p><text:s/>499,915.31</text:p>
          </table:table-cell>
          <table:table-cell office:value-type="float" office:value="0" table:style-name="ce82">
            <text:p>-<text:s/></text:p>
          </table:table-cell>
          <table:table-cell office:value-type="float" office:value="680" table:style-name="ce82">
            <text:p>680,00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9505" table:style-name="ce1">
            <text:p>1695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D1 1632-0</text:p>
          </table:table-cell>
          <table:table-cell table:number-columns-repeated="16373"/>
        </table:table-row>
        <table:table-row table:style-name="ro7">
          <table:table-cell office:value-type="float" office:value="3244" table:style-name="ce1">
            <text:p>3244</text:p>
          </table:table-cell>
          <table:table-cell office:value-type="string" table:style-name="ce81">
            <text:p><text:s/>497,703.31</text:p>
          </table:table-cell>
          <table:table-cell office:value-type="float" office:value="0" table:style-name="ce82">
            <text:p>-<text:s/></text:p>
          </table:table-cell>
          <table:table-cell office:value-type="float" office:value="2212" table:style-name="ce82">
            <text:p>2.212,00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9605" table:style-name="ce1">
            <text:p>1696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D1 1634-0</text:p>
          </table:table-cell>
          <table:table-cell table:number-columns-repeated="16373"/>
        </table:table-row>
        <table:table-row table:style-name="ro7">
          <table:table-cell office:value-type="float" office:value="3245" table:style-name="ce1">
            <text:p>3245</text:p>
          </table:table-cell>
          <table:table-cell office:value-type="string" table:style-name="ce81">
            <text:p><text:s/>497,221.81</text:p>
          </table:table-cell>
          <table:table-cell office:value-type="float" office:value="0" table:style-name="ce82">
            <text:p>-<text:s/></text:p>
          </table:table-cell>
          <table:table-cell office:value-type="float" office:value="481.5" table:style-name="ce82">
            <text:p>481,50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9905" table:style-name="ce1">
            <text:p>1699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D1 1638-0</text:p>
          </table:table-cell>
          <table:table-cell table:number-columns-repeated="16373"/>
        </table:table-row>
        <table:table-row table:style-name="ro7">
          <table:table-cell office:value-type="float" office:value="3246" table:style-name="ce1">
            <text:p>3246</text:p>
          </table:table-cell>
          <table:table-cell office:value-type="string" table:style-name="ce81">
            <text:p><text:s/>497,160.01</text:p>
          </table:table-cell>
          <table:table-cell office:value-type="float" office:value="0" table:style-name="ce82">
            <text:p>-<text:s/></text:p>
          </table:table-cell>
          <table:table-cell office:value-type="float" office:value="61.8" table:style-name="ce82">
            <text:p>61,80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0005" table:style-name="ce1">
            <text:p>1700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D1 1640-0</text:p>
          </table:table-cell>
          <table:table-cell table:number-columns-repeated="16373"/>
        </table:table-row>
        <table:table-row table:style-name="ro7">
          <table:table-cell office:value-type="float" office:value="3247" table:style-name="ce1">
            <text:p>3247</text:p>
          </table:table-cell>
          <table:table-cell office:value-type="string" table:style-name="ce81">
            <text:p><text:s/>497,647.12</text:p>
          </table:table-cell>
          <table:table-cell office:value-type="float" office:value="487.11" table:style-name="ce82">
            <text:p>487,11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9205" table:style-name="ce1">
            <text:p>1692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CL 55162-001-100</text:p>
          </table:table-cell>
          <table:table-cell table:number-columns-repeated="16373"/>
        </table:table-row>
        <table:table-row table:style-name="ro7">
          <table:table-cell office:value-type="float" office:value="3248" table:style-name="ce1">
            <text:p>3248</text:p>
          </table:table-cell>
          <table:table-cell office:value-type="string" table:style-name="ce81">
            <text:p><text:s/>497,671.28</text:p>
          </table:table-cell>
          <table:table-cell office:value-type="float" office:value="24.16" table:style-name="ce82">
            <text:p>24,16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8505" table:style-name="ce1">
            <text:p>1685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CL 400588-001-011</text:p>
          </table:table-cell>
          <table:table-cell table:number-columns-repeated="16373"/>
        </table:table-row>
        <table:table-row table:style-name="ro7">
          <table:table-cell office:value-type="float" office:value="3249" table:style-name="ce1">
            <text:p>3249</text:p>
          </table:table-cell>
          <table:table-cell office:value-type="string" table:style-name="ce81">
            <text:p><text:s/>497,722.73</text:p>
          </table:table-cell>
          <table:table-cell office:value-type="float" office:value="51.45" table:style-name="ce82">
            <text:p>51,4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8205" table:style-name="ce1">
            <text:p>1682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CL 400593-001-011</text:p>
          </table:table-cell>
          <table:table-cell table:number-columns-repeated="16373"/>
        </table:table-row>
        <table:table-row table:style-name="ro7">
          <table:table-cell office:value-type="float" office:value="3250" table:style-name="ce1">
            <text:p>3250</text:p>
          </table:table-cell>
          <table:table-cell office:value-type="string" table:style-name="ce81">
            <text:p><text:s/>497,798.90</text:p>
          </table:table-cell>
          <table:table-cell office:value-type="float" office:value="76.17" table:style-name="ce82">
            <text:p>76,17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8005" table:style-name="ce1">
            <text:p>1680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CL 400594-001-011</text:p>
          </table:table-cell>
          <table:table-cell table:number-columns-repeated="16373"/>
        </table:table-row>
        <table:table-row table:style-name="ro7">
          <table:table-cell office:value-type="float" office:value="3251" table:style-name="ce1">
            <text:p>3251</text:p>
          </table:table-cell>
          <table:table-cell office:value-type="string" table:style-name="ce81">
            <text:p><text:s/>497,850.35</text:p>
          </table:table-cell>
          <table:table-cell office:value-type="float" office:value="51.45" table:style-name="ce82">
            <text:p>51,4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8305" table:style-name="ce1">
            <text:p>1683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CL 400590-001-011</text:p>
          </table:table-cell>
          <table:table-cell table:number-columns-repeated="16373"/>
        </table:table-row>
        <table:table-row table:style-name="ro7">
          <table:table-cell office:value-type="float" office:value="3252" table:style-name="ce1">
            <text:p>3252</text:p>
          </table:table-cell>
          <table:table-cell office:value-type="string" table:style-name="ce81">
            <text:p><text:s/>497,855.63</text:p>
          </table:table-cell>
          <table:table-cell office:value-type="float" office:value="5.28" table:style-name="ce82">
            <text:p>5,2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67905" table:style-name="ce1">
            <text:p>167905</text:p>
          </table:table-cell>
          <table:table-cell office:value-type="date" office:date-value="2020-01-28T00:00:00" table:style-name="ce88">
            <text:p>28/01/2020</text:p>
          </table:table-cell>
          <table:table-cell office:value-type="string" table:style-name="ce1">
            <text:p>CL 400597-001-011</text:p>
          </table:table-cell>
          <table:table-cell table:number-columns-repeated="16373"/>
        </table:table-row>
        <table:table-row table:style-name="ro7">
          <table:table-cell office:value-type="float" office:value="3253" table:style-name="ce1">
            <text:p>3253</text:p>
          </table:table-cell>
          <table:table-cell office:value-type="string" table:style-name="ce81">
            <text:p><text:s/>124,352.22</text:p>
          </table:table-cell>
          <table:table-cell office:value-type="float" office:value="0" table:style-name="ce82">
            <text:p>-<text:s/></text:p>
          </table:table-cell>
          <table:table-cell office:value-type="float" office:value="373503.41" table:style-name="ce82">
            <text:p>373.503,41<text:s/></text:p>
          </table:table-cell>
          <table:table-cell table:style-name="ce1"/>
          <table:table-cell office:value-type="float" office:value="1827" table:style-name="ce1">
            <text:p>18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1T00:00:00" table:style-name="ce88">
            <text:p>31/01/2020</text:p>
          </table:table-cell>
          <table:table-cell office:value-type="string" table:style-name="ce1">
            <text:p>AJUSTE VALOR SALDO INVENTARIO ERROR EJERCICIO 2018</text:p>
          </table:table-cell>
          <table:table-cell table:number-columns-repeated="16373"/>
        </table:table-row>
        <table:table-row table:style-name="ro7">
          <table:table-cell office:value-type="float" office:value="3254" table:style-name="ce1">
            <text:p>3254</text:p>
          </table:table-cell>
          <table:table-cell office:value-type="string" table:style-name="ce81">
            <text:p><text:s/>123,494.22</text:p>
          </table:table-cell>
          <table:table-cell office:value-type="float" office:value="0" table:style-name="ce82">
            <text:p>-<text:s/></text:p>
          </table:table-cell>
          <table:table-cell office:value-type="float" office:value="858" table:style-name="ce82">
            <text:p>858,00<text:s/></text:p>
          </table:table-cell>
          <table:table-cell table:style-name="ce1"/>
          <table:table-cell office:value-type="float" office:value="1489" table:style-name="ce1">
            <text:p>14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2105" table:style-name="ce1">
            <text:p>172105</text:p>
          </table:table-cell>
          <table:table-cell office:value-type="date" office:date-value="2020-02-10T00:00:00" table:style-name="ce88">
            <text:p>10/02/2020</text:p>
          </table:table-cell>
          <table:table-cell office:value-type="string" table:style-name="ce1">
            <text:p>EV 1676-0</text:p>
          </table:table-cell>
          <table:table-cell table:number-columns-repeated="16373"/>
        </table:table-row>
        <table:table-row table:style-name="ro7">
          <table:table-cell office:value-type="float" office:value="3255" table:style-name="ce1">
            <text:p>3255</text:p>
          </table:table-cell>
          <table:table-cell office:value-type="string" table:style-name="ce81">
            <text:p><text:s/>123,371.02</text:p>
          </table:table-cell>
          <table:table-cell office:value-type="float" office:value="0" table:style-name="ce82">
            <text:p>-<text:s/></text:p>
          </table:table-cell>
          <table:table-cell office:value-type="float" office:value="123.2" table:style-name="ce82">
            <text:p>123,20<text:s/></text:p>
          </table:table-cell>
          <table:table-cell table:style-name="ce1"/>
          <table:table-cell office:value-type="float" office:value="1489" table:style-name="ce1">
            <text:p>14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1805" table:style-name="ce1">
            <text:p>171805</text:p>
          </table:table-cell>
          <table:table-cell office:value-type="date" office:date-value="2020-02-10T00:00:00" table:style-name="ce88">
            <text:p>10/02/2020</text:p>
          </table:table-cell>
          <table:table-cell office:value-type="string" table:style-name="ce1">
            <text:p>EH 1674-0</text:p>
          </table:table-cell>
          <table:table-cell table:number-columns-repeated="16373"/>
        </table:table-row>
        <table:table-row table:style-name="ro7">
          <table:table-cell office:value-type="float" office:value="3256" table:style-name="ce1">
            <text:p>3256</text:p>
          </table:table-cell>
          <table:table-cell office:value-type="string" table:style-name="ce81">
            <text:p><text:s/>122,486.04</text:p>
          </table:table-cell>
          <table:table-cell office:value-type="float" office:value="0" table:style-name="ce82">
            <text:p>-<text:s/></text:p>
          </table:table-cell>
          <table:table-cell office:value-type="float" office:value="884.98" table:style-name="ce82">
            <text:p>884,98<text:s/></text:p>
          </table:table-cell>
          <table:table-cell table:style-name="ce1"/>
          <table:table-cell office:value-type="float" office:value="1489" table:style-name="ce1">
            <text:p>14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2205" table:style-name="ce1">
            <text:p>172205</text:p>
          </table:table-cell>
          <table:table-cell office:value-type="date" office:date-value="2020-02-10T00:00:00" table:style-name="ce88">
            <text:p>10/02/2020</text:p>
          </table:table-cell>
          <table:table-cell office:value-type="string" table:style-name="ce1">
            <text:p>EV 1678-0</text:p>
          </table:table-cell>
          <table:table-cell table:number-columns-repeated="16373"/>
        </table:table-row>
        <table:table-row table:style-name="ro7">
          <table:table-cell office:value-type="float" office:value="3257" table:style-name="ce1">
            <text:p>3257</text:p>
          </table:table-cell>
          <table:table-cell office:value-type="string" table:style-name="ce81">
            <text:p><text:s/>122,558.54</text:p>
          </table:table-cell>
          <table:table-cell office:value-type="float" office:value="72.5" table:style-name="ce82">
            <text:p>72,5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89" table:style-name="ce1">
            <text:p>14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2005" table:style-name="ce1">
            <text:p>172005</text:p>
          </table:table-cell>
          <table:table-cell office:value-type="date" office:date-value="2020-02-10T00:00:00" table:style-name="ce88">
            <text:p>10/02/2020</text:p>
          </table:table-cell>
          <table:table-cell office:value-type="string" table:style-name="ce1">
            <text:p>CL 45515-002-001</text:p>
          </table:table-cell>
          <table:table-cell table:number-columns-repeated="16373"/>
        </table:table-row>
        <table:table-row table:style-name="ro7">
          <table:table-cell office:value-type="float" office:value="3258" table:style-name="ce1">
            <text:p>3258</text:p>
          </table:table-cell>
          <table:table-cell office:value-type="string" table:style-name="ce81">
            <text:p><text:s/>122,697.12</text:p>
          </table:table-cell>
          <table:table-cell office:value-type="float" office:value="138.58000000000001" table:style-name="ce82">
            <text:p>138,5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89" table:style-name="ce1">
            <text:p>14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1905" table:style-name="ce1">
            <text:p>171905</text:p>
          </table:table-cell>
          <table:table-cell office:value-type="date" office:date-value="2020-02-10T00:00:00" table:style-name="ce88">
            <text:p>10/02/2020</text:p>
          </table:table-cell>
          <table:table-cell office:value-type="string" table:style-name="ce1">
            <text:p>CL 55516-001-100</text:p>
          </table:table-cell>
          <table:table-cell table:number-columns-repeated="16373"/>
        </table:table-row>
        <table:table-row table:style-name="ro7">
          <table:table-cell office:value-type="float" office:value="3259" table:style-name="ce1">
            <text:p>3259</text:p>
          </table:table-cell>
          <table:table-cell office:value-type="string" table:style-name="ce81">
            <text:p><text:s/>123,172.34</text:p>
          </table:table-cell>
          <table:table-cell office:value-type="float" office:value="475.22" table:style-name="ce82">
            <text:p>475,22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89" table:style-name="ce1">
            <text:p>14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2305" table:style-name="ce1">
            <text:p>172305</text:p>
          </table:table-cell>
          <table:table-cell office:value-type="date" office:date-value="2020-02-10T00:00:00" table:style-name="ce88">
            <text:p>10/02/2020</text:p>
          </table:table-cell>
          <table:table-cell office:value-type="string" table:style-name="ce1">
            <text:p>CL 80-001-100</text:p>
          </table:table-cell>
          <table:table-cell table:number-columns-repeated="16373"/>
        </table:table-row>
        <table:table-row table:style-name="ro7">
          <table:table-cell office:value-type="float" office:value="3260" table:style-name="ce1">
            <text:p>3260</text:p>
          </table:table-cell>
          <table:table-cell office:value-type="string" table:style-name="ce81">
            <text:p><text:s/>123,158.01</text:p>
          </table:table-cell>
          <table:table-cell office:value-type="float" office:value="0" table:style-name="ce82">
            <text:p>-<text:s/></text:p>
          </table:table-cell>
          <table:table-cell office:value-type="float" office:value="14.33" table:style-name="ce82">
            <text:p>14,33<text:s/></text:p>
          </table:table-cell>
          <table:table-cell table:style-name="ce1"/>
          <table:table-cell office:value-type="float" office:value="1499" table:style-name="ce1">
            <text:p>149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2605" table:style-name="ce1">
            <text:p>172605</text:p>
          </table:table-cell>
          <table:table-cell office:value-type="date" office:date-value="2020-02-18T00:00:00" table:style-name="ce88">
            <text:p>18/02/2020</text:p>
          </table:table-cell>
          <table:table-cell office:value-type="string" table:style-name="ce1">
            <text:p>D1 1682-0</text:p>
          </table:table-cell>
          <table:table-cell table:number-columns-repeated="16373"/>
        </table:table-row>
        <table:table-row table:style-name="ro7">
          <table:table-cell office:value-type="float" office:value="3261" table:style-name="ce1">
            <text:p>3261</text:p>
          </table:table-cell>
          <table:table-cell office:value-type="string" table:style-name="ce81">
            <text:p><text:s/>122,797.81</text:p>
          </table:table-cell>
          <table:table-cell office:value-type="float" office:value="0" table:style-name="ce82">
            <text:p>-<text:s/></text:p>
          </table:table-cell>
          <table:table-cell office:value-type="float" office:value="360.2" table:style-name="ce82">
            <text:p>360,20<text:s/></text:p>
          </table:table-cell>
          <table:table-cell table:style-name="ce1"/>
          <table:table-cell office:value-type="float" office:value="1499" table:style-name="ce1">
            <text:p>149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2405" table:style-name="ce1">
            <text:p>172405</text:p>
          </table:table-cell>
          <table:table-cell office:value-type="date" office:date-value="2020-02-18T00:00:00" table:style-name="ce88">
            <text:p>18/02/2020</text:p>
          </table:table-cell>
          <table:table-cell office:value-type="string" table:style-name="ce1">
            <text:p>D1 1680-0</text:p>
          </table:table-cell>
          <table:table-cell table:number-columns-repeated="16373"/>
        </table:table-row>
        <table:table-row table:style-name="ro7">
          <table:table-cell office:value-type="float" office:value="3262" table:style-name="ce1">
            <text:p>3262</text:p>
          </table:table-cell>
          <table:table-cell office:value-type="string" table:style-name="ce81">
            <text:p><text:s/>122,812.14</text:p>
          </table:table-cell>
          <table:table-cell office:value-type="float" office:value="14.33" table:style-name="ce82">
            <text:p>14,33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00" table:style-name="ce1">
            <text:p>150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3005" table:style-name="ce1">
            <text:p>173005</text:p>
          </table:table-cell>
          <table:table-cell office:value-type="date" office:date-value="2020-02-18T00:00:00" table:style-name="ce88">
            <text:p>18/02/2020</text:p>
          </table:table-cell>
          <table:table-cell office:value-type="string" table:style-name="ce1">
            <text:p>DC 173005-0</text:p>
          </table:table-cell>
          <table:table-cell table:number-columns-repeated="16373"/>
        </table:table-row>
        <table:table-row table:style-name="ro7">
          <table:table-cell office:value-type="float" office:value="3263" table:style-name="ce1">
            <text:p>3263</text:p>
          </table:table-cell>
          <table:table-cell office:value-type="string" table:style-name="ce81">
            <text:p><text:s/>122,844.53</text:p>
          </table:table-cell>
          <table:table-cell office:value-type="float" office:value="32.39" table:style-name="ce82">
            <text:p>32,39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99" table:style-name="ce1">
            <text:p>149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2805" table:style-name="ce1">
            <text:p>172805</text:p>
          </table:table-cell>
          <table:table-cell office:value-type="date" office:date-value="2020-02-18T00:00:00" table:style-name="ce88">
            <text:p>18/02/2020</text:p>
          </table:table-cell>
          <table:table-cell office:value-type="string" table:style-name="ce1">
            <text:p>DC 172805-0</text:p>
          </table:table-cell>
          <table:table-cell table:number-columns-repeated="16373"/>
        </table:table-row>
        <table:table-row table:style-name="ro7">
          <table:table-cell office:value-type="float" office:value="3264" table:style-name="ce1">
            <text:p>3264</text:p>
          </table:table-cell>
          <table:table-cell office:value-type="string" table:style-name="ce81">
            <text:p><text:s/>122,830.20</text:p>
          </table:table-cell>
          <table:table-cell office:value-type="float" office:value="0" table:style-name="ce82">
            <text:p>-<text:s/></text:p>
          </table:table-cell>
          <table:table-cell office:value-type="float" office:value="14.33" table:style-name="ce82">
            <text:p>14,33<text:s/></text:p>
          </table:table-cell>
          <table:table-cell table:style-name="ce1"/>
          <table:table-cell office:value-type="float" office:value="1499" table:style-name="ce1">
            <text:p>149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2705" table:style-name="ce1">
            <text:p>172705</text:p>
          </table:table-cell>
          <table:table-cell office:value-type="date" office:date-value="2020-02-18T00:00:00" table:style-name="ce88">
            <text:p>18/02/2020</text:p>
          </table:table-cell>
          <table:table-cell office:value-type="string" table:style-name="ce1">
            <text:p>EV 1684-0</text:p>
          </table:table-cell>
          <table:table-cell table:number-columns-repeated="16373"/>
        </table:table-row>
        <table:table-row table:style-name="ro7">
          <table:table-cell office:value-type="float" office:value="3265" table:style-name="ce1">
            <text:p>3265</text:p>
          </table:table-cell>
          <table:table-cell office:value-type="string" table:style-name="ce81">
            <text:p><text:s/>122,797.81</text:p>
          </table:table-cell>
          <table:table-cell office:value-type="float" office:value="0" table:style-name="ce82">
            <text:p>-<text:s/></text:p>
          </table:table-cell>
          <table:table-cell office:value-type="float" office:value="32.39" table:style-name="ce82">
            <text:p>32,39<text:s/></text:p>
          </table:table-cell>
          <table:table-cell table:style-name="ce1"/>
          <table:table-cell office:value-type="float" office:value="1499" table:style-name="ce1">
            <text:p>149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2905" table:style-name="ce1">
            <text:p>172905</text:p>
          </table:table-cell>
          <table:table-cell office:value-type="date" office:date-value="2020-02-18T00:00:00" table:style-name="ce88">
            <text:p>18/02/2020</text:p>
          </table:table-cell>
          <table:table-cell office:value-type="string" table:style-name="ce1">
            <text:p>D1 1686-0</text:p>
          </table:table-cell>
          <table:table-cell table:number-columns-repeated="16373"/>
        </table:table-row>
        <table:table-row table:style-name="ro7">
          <table:table-cell office:value-type="float" office:value="3266" table:style-name="ce1">
            <text:p>3266</text:p>
          </table:table-cell>
          <table:table-cell office:value-type="string" table:style-name="ce81">
            <text:p><text:s/>124,123.31</text:p>
          </table:table-cell>
          <table:table-cell office:value-type="float" office:value="1325.5" table:style-name="ce82">
            <text:p>1.325,5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499" table:style-name="ce1">
            <text:p>149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2505" table:style-name="ce1">
            <text:p>172505</text:p>
          </table:table-cell>
          <table:table-cell office:value-type="date" office:date-value="2020-02-18T00:00:00" table:style-name="ce88">
            <text:p>18/02/2020</text:p>
          </table:table-cell>
          <table:table-cell office:value-type="string" table:style-name="ce1">
            <text:p>CL 37-001-001</text:p>
          </table:table-cell>
          <table:table-cell table:number-columns-repeated="16373"/>
        </table:table-row>
        <table:table-row table:style-name="ro7">
          <table:table-cell office:value-type="float" office:value="3267" table:style-name="ce1">
            <text:p>3267</text:p>
          </table:table-cell>
          <table:table-cell office:value-type="string" table:style-name="ce81">
            <text:p><text:s/>124,076.95</text:p>
          </table:table-cell>
          <table:table-cell office:value-type="float" office:value="0" table:style-name="ce82">
            <text:p>-<text:s/></text:p>
          </table:table-cell>
          <table:table-cell office:value-type="float" office:value="46.36" table:style-name="ce82">
            <text:p>46,36<text:s/></text:p>
          </table:table-cell>
          <table:table-cell table:style-name="ce1"/>
          <table:table-cell office:value-type="float" office:value="1503" table:style-name="ce1">
            <text:p>150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3305" table:style-name="ce1">
            <text:p>173305</text:p>
          </table:table-cell>
          <table:table-cell office:value-type="date" office:date-value="2020-02-27T00:00:00" table:style-name="ce88">
            <text:p>27/02/2020</text:p>
          </table:table-cell>
          <table:table-cell office:value-type="string" table:style-name="ce1">
            <text:p>EV 1690-0</text:p>
          </table:table-cell>
          <table:table-cell table:number-columns-repeated="16373"/>
        </table:table-row>
        <table:table-row table:style-name="ro7">
          <table:table-cell office:value-type="float" office:value="3268" table:style-name="ce1">
            <text:p>3268</text:p>
          </table:table-cell>
          <table:table-cell office:value-type="string" table:style-name="ce81">
            <text:p><text:s/>118,295.39</text:p>
          </table:table-cell>
          <table:table-cell office:value-type="float" office:value="0" table:style-name="ce82">
            <text:p>-<text:s/></text:p>
          </table:table-cell>
          <table:table-cell office:value-type="float" office:value="5781.56" table:style-name="ce82">
            <text:p>5.781,56<text:s/></text:p>
          </table:table-cell>
          <table:table-cell table:style-name="ce1"/>
          <table:table-cell office:value-type="float" office:value="1503" table:style-name="ce1">
            <text:p>150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3105" table:style-name="ce1">
            <text:p>173105</text:p>
          </table:table-cell>
          <table:table-cell office:value-type="date" office:date-value="2020-02-27T00:00:00" table:style-name="ce88">
            <text:p>27/02/2020</text:p>
          </table:table-cell>
          <table:table-cell office:value-type="string" table:style-name="ce1">
            <text:p>EH 1688-0</text:p>
          </table:table-cell>
          <table:table-cell table:number-columns-repeated="16373"/>
        </table:table-row>
        <table:table-row table:style-name="ro7">
          <table:table-cell office:value-type="float" office:value="3269" table:style-name="ce1">
            <text:p>3269</text:p>
          </table:table-cell>
          <table:table-cell office:value-type="string" table:style-name="ce81">
            <text:p><text:s/>118,357.19</text:p>
          </table:table-cell>
          <table:table-cell office:value-type="float" office:value="61.8" table:style-name="ce82">
            <text:p>61,8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03" table:style-name="ce1">
            <text:p>150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3205" table:style-name="ce1">
            <text:p>173205</text:p>
          </table:table-cell>
          <table:table-cell office:value-type="date" office:date-value="2020-02-27T00:00:00" table:style-name="ce88">
            <text:p>27/02/2020</text:p>
          </table:table-cell>
          <table:table-cell office:value-type="string" table:style-name="ce1">
            <text:p>CL 165227-001-001</text:p>
          </table:table-cell>
          <table:table-cell table:number-columns-repeated="16373"/>
        </table:table-row>
        <table:table-row table:style-name="ro7">
          <table:table-cell office:value-type="float" office:value="3270" table:style-name="ce1">
            <text:p>3270</text:p>
          </table:table-cell>
          <table:table-cell office:value-type="string" table:style-name="ce81">
            <text:p><text:s/>118,310.83</text:p>
          </table:table-cell>
          <table:table-cell office:value-type="float" office:value="0" table:style-name="ce82">
            <text:p>-<text:s/></text:p>
          </table:table-cell>
          <table:table-cell office:value-type="float" office:value="46.36" table:style-name="ce82">
            <text:p>46,36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4005" table:style-name="ce1">
            <text:p>1740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EV 1700-0</text:p>
          </table:table-cell>
          <table:table-cell table:number-columns-repeated="16373"/>
        </table:table-row>
        <table:table-row table:style-name="ro7">
          <table:table-cell office:value-type="float" office:value="3271" table:style-name="ce1">
            <text:p>3271</text:p>
          </table:table-cell>
          <table:table-cell office:value-type="string" table:style-name="ce81">
            <text:p><text:s/>118,264.47</text:p>
          </table:table-cell>
          <table:table-cell office:value-type="float" office:value="0" table:style-name="ce82">
            <text:p>-<text:s/></text:p>
          </table:table-cell>
          <table:table-cell office:value-type="float" office:value="46.36" table:style-name="ce82">
            <text:p>46,36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4105" table:style-name="ce1">
            <text:p>1741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EV 1702-0</text:p>
          </table:table-cell>
          <table:table-cell table:number-columns-repeated="16373"/>
        </table:table-row>
        <table:table-row table:style-name="ro7">
          <table:table-cell office:value-type="float" office:value="3272" table:style-name="ce1">
            <text:p>3272</text:p>
          </table:table-cell>
          <table:table-cell office:value-type="string" table:style-name="ce81">
            <text:p><text:s/>119,944.47</text:p>
          </table:table-cell>
          <table:table-cell office:value-type="float" office:value="1680" table:style-name="ce82">
            <text:p>1.680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5205" table:style-name="ce1">
            <text:p>1752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89-001-101</text:p>
          </table:table-cell>
          <table:table-cell table:number-columns-repeated="16373"/>
        </table:table-row>
        <table:table-row table:style-name="ro7">
          <table:table-cell office:value-type="float" office:value="3273" table:style-name="ce1">
            <text:p>3273</text:p>
          </table:table-cell>
          <table:table-cell office:value-type="string" table:style-name="ce81">
            <text:p><text:s/>121,544.47</text:p>
          </table:table-cell>
          <table:table-cell office:value-type="float" office:value="1600" table:style-name="ce82">
            <text:p>1.600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5105" table:style-name="ce1">
            <text:p>1751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90-001-101</text:p>
          </table:table-cell>
          <table:table-cell table:number-columns-repeated="16373"/>
        </table:table-row>
        <table:table-row table:style-name="ro7">
          <table:table-cell office:value-type="float" office:value="3274" table:style-name="ce1">
            <text:p>3274</text:p>
          </table:table-cell>
          <table:table-cell office:value-type="string" table:style-name="ce81">
            <text:p><text:s/>121,595.56</text:p>
          </table:table-cell>
          <table:table-cell office:value-type="float" office:value="51.09" table:style-name="ce82">
            <text:p>51,09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5005" table:style-name="ce1">
            <text:p>1750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403616-001-011</text:p>
          </table:table-cell>
          <table:table-cell table:number-columns-repeated="16373"/>
        </table:table-row>
        <table:table-row table:style-name="ro7">
          <table:table-cell office:value-type="float" office:value="3275" table:style-name="ce1">
            <text:p>3275</text:p>
          </table:table-cell>
          <table:table-cell office:value-type="string" table:style-name="ce81">
            <text:p><text:s/>121,647.01</text:p>
          </table:table-cell>
          <table:table-cell office:value-type="float" office:value="51.45" table:style-name="ce82">
            <text:p>51,4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4905" table:style-name="ce1">
            <text:p>1749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403615-001-011</text:p>
          </table:table-cell>
          <table:table-cell table:number-columns-repeated="16373"/>
        </table:table-row>
        <table:table-row table:style-name="ro7">
          <table:table-cell office:value-type="float" office:value="3276" table:style-name="ce1">
            <text:p>3276</text:p>
          </table:table-cell>
          <table:table-cell office:value-type="string" table:style-name="ce81">
            <text:p><text:s/>121,723.20</text:p>
          </table:table-cell>
          <table:table-cell office:value-type="float" office:value="76.19" table:style-name="ce82">
            <text:p>76,19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4805" table:style-name="ce1">
            <text:p>1748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403614-001-011</text:p>
          </table:table-cell>
          <table:table-cell table:number-columns-repeated="16373"/>
        </table:table-row>
        <table:table-row table:style-name="ro7">
          <table:table-cell office:value-type="float" office:value="3277" table:style-name="ce1">
            <text:p>3277</text:p>
          </table:table-cell>
          <table:table-cell office:value-type="string" table:style-name="ce81">
            <text:p><text:s/>121,753.65</text:p>
          </table:table-cell>
          <table:table-cell office:value-type="float" office:value="30.45" table:style-name="ce82">
            <text:p>30,4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4705" table:style-name="ce1">
            <text:p>1747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403647-001-011</text:p>
          </table:table-cell>
          <table:table-cell table:number-columns-repeated="16373"/>
        </table:table-row>
        <table:table-row table:style-name="ro7">
          <table:table-cell office:value-type="float" office:value="3278" table:style-name="ce1">
            <text:p>3278</text:p>
          </table:table-cell>
          <table:table-cell office:value-type="string" table:style-name="ce81">
            <text:p><text:s/>121,784.10</text:p>
          </table:table-cell>
          <table:table-cell office:value-type="float" office:value="30.45" table:style-name="ce82">
            <text:p>30,4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4605" table:style-name="ce1">
            <text:p>1746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403620-001-011</text:p>
          </table:table-cell>
          <table:table-cell table:number-columns-repeated="16373"/>
        </table:table-row>
        <table:table-row table:style-name="ro7">
          <table:table-cell office:value-type="float" office:value="3279" table:style-name="ce1">
            <text:p>3279</text:p>
          </table:table-cell>
          <table:table-cell office:value-type="string" table:style-name="ce81">
            <text:p><text:s/>121,814.55</text:p>
          </table:table-cell>
          <table:table-cell office:value-type="float" office:value="30.45" table:style-name="ce82">
            <text:p>30,4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4505" table:style-name="ce1">
            <text:p>1745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403613-001-011</text:p>
          </table:table-cell>
          <table:table-cell table:number-columns-repeated="16373"/>
        </table:table-row>
        <table:table-row table:style-name="ro7">
          <table:table-cell office:value-type="float" office:value="3280" table:style-name="ce1">
            <text:p>3280</text:p>
          </table:table-cell>
          <table:table-cell office:value-type="string" table:style-name="ce81">
            <text:p><text:s/>121,980.19</text:p>
          </table:table-cell>
          <table:table-cell office:value-type="float" office:value="165.64" table:style-name="ce82">
            <text:p>165,64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4405" table:style-name="ce1">
            <text:p>1744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403609-001-011</text:p>
          </table:table-cell>
          <table:table-cell table:number-columns-repeated="16373"/>
        </table:table-row>
        <table:table-row table:style-name="ro7">
          <table:table-cell office:value-type="float" office:value="3281" table:style-name="ce1">
            <text:p>3281</text:p>
          </table:table-cell>
          <table:table-cell office:value-type="string" table:style-name="ce81">
            <text:p><text:s/>122,736.19</text:p>
          </table:table-cell>
          <table:table-cell office:value-type="float" office:value="756" table:style-name="ce82">
            <text:p>756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3805" table:style-name="ce1">
            <text:p>1738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27459-003006</text:p>
          </table:table-cell>
          <table:table-cell table:number-columns-repeated="16373"/>
        </table:table-row>
        <table:table-row table:style-name="ro7">
          <table:table-cell office:value-type="float" office:value="3282" table:style-name="ce1">
            <text:p>3282</text:p>
          </table:table-cell>
          <table:table-cell office:value-type="string" table:style-name="ce81">
            <text:p><text:s/>122,916.89</text:p>
          </table:table-cell>
          <table:table-cell office:value-type="float" office:value="180.7" table:style-name="ce82">
            <text:p>180,7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6005" table:style-name="ce1">
            <text:p>1760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403646-001-011</text:p>
          </table:table-cell>
          <table:table-cell table:number-columns-repeated="16373"/>
        </table:table-row>
        <table:table-row table:style-name="ro7">
          <table:table-cell office:value-type="float" office:value="3283" table:style-name="ce1">
            <text:p>3283</text:p>
          </table:table-cell>
          <table:table-cell office:value-type="string" table:style-name="ce81">
            <text:p><text:s/>123,097.59</text:p>
          </table:table-cell>
          <table:table-cell office:value-type="float" office:value="180.7" table:style-name="ce82">
            <text:p>180,7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5905" table:style-name="ce1">
            <text:p>1759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403619-001-011</text:p>
          </table:table-cell>
          <table:table-cell table:number-columns-repeated="16373"/>
        </table:table-row>
        <table:table-row table:style-name="ro7">
          <table:table-cell office:value-type="float" office:value="3284" table:style-name="ce1">
            <text:p>3284</text:p>
          </table:table-cell>
          <table:table-cell office:value-type="string" table:style-name="ce81">
            <text:p><text:s/>123,278.29</text:p>
          </table:table-cell>
          <table:table-cell office:value-type="float" office:value="180.7" table:style-name="ce82">
            <text:p>180,7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5805" table:style-name="ce1">
            <text:p>1758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403618-001-011</text:p>
          </table:table-cell>
          <table:table-cell table:number-columns-repeated="16373"/>
        </table:table-row>
        <table:table-row table:style-name="ro7">
          <table:table-cell office:value-type="float" office:value="3285" table:style-name="ce1">
            <text:p>3285</text:p>
          </table:table-cell>
          <table:table-cell office:value-type="string" table:style-name="ce81">
            <text:p><text:s/>123,353.29</text:p>
          </table:table-cell>
          <table:table-cell office:value-type="float" office:value="75" table:style-name="ce82">
            <text:p>75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5705" table:style-name="ce1">
            <text:p>1757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403617-001-011</text:p>
          </table:table-cell>
          <table:table-cell table:number-columns-repeated="16373"/>
        </table:table-row>
        <table:table-row table:style-name="ro7">
          <table:table-cell office:value-type="float" office:value="3286" table:style-name="ce1">
            <text:p>3286</text:p>
          </table:table-cell>
          <table:table-cell office:value-type="string" table:style-name="ce81">
            <text:p><text:s/>123,306.93</text:p>
          </table:table-cell>
          <table:table-cell office:value-type="float" office:value="0" table:style-name="ce82">
            <text:p>-<text:s/></text:p>
          </table:table-cell>
          <table:table-cell office:value-type="float" office:value="46.36" table:style-name="ce82">
            <text:p>46,36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3405" table:style-name="ce1">
            <text:p>1734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EV 1692-0</text:p>
          </table:table-cell>
          <table:table-cell table:number-columns-repeated="16373"/>
        </table:table-row>
        <table:table-row table:style-name="ro7">
          <table:table-cell office:value-type="float" office:value="3287" table:style-name="ce1">
            <text:p>3287</text:p>
          </table:table-cell>
          <table:table-cell office:value-type="string" table:style-name="ce81">
            <text:p><text:s/>123,260.57</text:p>
          </table:table-cell>
          <table:table-cell office:value-type="float" office:value="0" table:style-name="ce82">
            <text:p>-<text:s/></text:p>
          </table:table-cell>
          <table:table-cell office:value-type="float" office:value="46.36" table:style-name="ce82">
            <text:p>46,36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3505" table:style-name="ce1">
            <text:p>1735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EV 1694-0</text:p>
          </table:table-cell>
          <table:table-cell table:number-columns-repeated="16373"/>
        </table:table-row>
        <table:table-row table:style-name="ro7">
          <table:table-cell office:value-type="float" office:value="3288" table:style-name="ce1">
            <text:p>3288</text:p>
          </table:table-cell>
          <table:table-cell office:value-type="string" table:style-name="ce81">
            <text:p><text:s/>123,246.24</text:p>
          </table:table-cell>
          <table:table-cell office:value-type="float" office:value="0" table:style-name="ce82">
            <text:p>-<text:s/></text:p>
          </table:table-cell>
          <table:table-cell office:value-type="float" office:value="14.33" table:style-name="ce82">
            <text:p>14,33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3605" table:style-name="ce1">
            <text:p>1736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EV 1696-0</text:p>
          </table:table-cell>
          <table:table-cell table:number-columns-repeated="16373"/>
        </table:table-row>
        <table:table-row table:style-name="ro7">
          <table:table-cell office:value-type="float" office:value="3289" table:style-name="ce1">
            <text:p>3289</text:p>
          </table:table-cell>
          <table:table-cell office:value-type="string" table:style-name="ce81">
            <text:p><text:s/>123,231.91</text:p>
          </table:table-cell>
          <table:table-cell office:value-type="float" office:value="0" table:style-name="ce82">
            <text:p>-<text:s/></text:p>
          </table:table-cell>
          <table:table-cell office:value-type="float" office:value="14.33" table:style-name="ce82">
            <text:p>14,33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3705" table:style-name="ce1">
            <text:p>1737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EV 1698-0</text:p>
          </table:table-cell>
          <table:table-cell table:number-columns-repeated="16373"/>
        </table:table-row>
        <table:table-row table:style-name="ro7">
          <table:table-cell office:value-type="float" office:value="3290" table:style-name="ce1">
            <text:p>3290</text:p>
          </table:table-cell>
          <table:table-cell office:value-type="string" table:style-name="ce81">
            <text:p><text:s/>120,741.91</text:p>
          </table:table-cell>
          <table:table-cell office:value-type="float" office:value="0" table:style-name="ce82">
            <text:p>-<text:s/></text:p>
          </table:table-cell>
          <table:table-cell office:value-type="float" office:value="2490" table:style-name="ce82">
            <text:p>2.490,00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5305" table:style-name="ce1">
            <text:p>1753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D1 1704-0</text:p>
          </table:table-cell>
          <table:table-cell table:number-columns-repeated="16373"/>
        </table:table-row>
        <table:table-row table:style-name="ro7">
          <table:table-cell office:value-type="float" office:value="3291" table:style-name="ce1">
            <text:p>3291</text:p>
          </table:table-cell>
          <table:table-cell office:value-type="string" table:style-name="ce81">
            <text:p><text:s/>120,495.51</text:p>
          </table:table-cell>
          <table:table-cell office:value-type="float" office:value="0" table:style-name="ce82">
            <text:p>-<text:s/></text:p>
          </table:table-cell>
          <table:table-cell office:value-type="float" office:value="246.4" table:style-name="ce82">
            <text:p>246,40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6705" table:style-name="ce1">
            <text:p>1767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D1 1706-0</text:p>
          </table:table-cell>
          <table:table-cell table:number-columns-repeated="16373"/>
        </table:table-row>
        <table:table-row table:style-name="ro7">
          <table:table-cell office:value-type="float" office:value="3292" table:style-name="ce1">
            <text:p>3292</text:p>
          </table:table-cell>
          <table:table-cell office:value-type="string" table:style-name="ce81">
            <text:p><text:s/>119,970.21</text:p>
          </table:table-cell>
          <table:table-cell office:value-type="float" office:value="0" table:style-name="ce82">
            <text:p>-<text:s/></text:p>
          </table:table-cell>
          <table:table-cell office:value-type="float" office:value="525.29999999999995" table:style-name="ce82">
            <text:p>525,30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7205" table:style-name="ce1">
            <text:p>1772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D1 1710-0</text:p>
          </table:table-cell>
          <table:table-cell table:number-columns-repeated="16373"/>
        </table:table-row>
        <table:table-row table:style-name="ro7">
          <table:table-cell office:value-type="float" office:value="3293" table:style-name="ce1">
            <text:p>3293</text:p>
          </table:table-cell>
          <table:table-cell office:value-type="string" table:style-name="ce81">
            <text:p><text:s/>119,540.74</text:p>
          </table:table-cell>
          <table:table-cell office:value-type="float" office:value="0" table:style-name="ce82">
            <text:p>-<text:s/></text:p>
          </table:table-cell>
          <table:table-cell office:value-type="float" office:value="429.47" table:style-name="ce82">
            <text:p>429,47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7005" table:style-name="ce1">
            <text:p>1770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EH 1708-0</text:p>
          </table:table-cell>
          <table:table-cell table:number-columns-repeated="16373"/>
        </table:table-row>
        <table:table-row table:style-name="ro7">
          <table:table-cell office:value-type="float" office:value="3294" table:style-name="ce1">
            <text:p>3294</text:p>
          </table:table-cell>
          <table:table-cell office:value-type="string" table:style-name="ce81">
            <text:p><text:s/>119,774.42</text:p>
          </table:table-cell>
          <table:table-cell office:value-type="float" office:value="233.68" table:style-name="ce82">
            <text:p>233,6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6605" table:style-name="ce1">
            <text:p>1766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403607-001-011</text:p>
          </table:table-cell>
          <table:table-cell table:number-columns-repeated="16373"/>
        </table:table-row>
        <table:table-row table:style-name="ro7">
          <table:table-cell office:value-type="float" office:value="3295" table:style-name="ce1">
            <text:p>3295</text:p>
          </table:table-cell>
          <table:table-cell office:value-type="string" table:style-name="ce81">
            <text:p><text:s/>122,264.42</text:p>
          </table:table-cell>
          <table:table-cell office:value-type="float" office:value="2490" table:style-name="ce82">
            <text:p>2.490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3905" table:style-name="ce1">
            <text:p>1739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653-001001</text:p>
          </table:table-cell>
          <table:table-cell table:number-columns-repeated="16373"/>
        </table:table-row>
        <table:table-row table:style-name="ro7">
          <table:table-cell office:value-type="float" office:value="3296" table:style-name="ce1">
            <text:p>3296</text:p>
          </table:table-cell>
          <table:table-cell office:value-type="string" table:style-name="ce81">
            <text:p><text:s/>122,298.74</text:p>
          </table:table-cell>
          <table:table-cell office:value-type="float" office:value="34.32" table:style-name="ce82">
            <text:p>34,32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6505" table:style-name="ce1">
            <text:p>1765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403608-001-011</text:p>
          </table:table-cell>
          <table:table-cell table:number-columns-repeated="16373"/>
        </table:table-row>
        <table:table-row table:style-name="ro7">
          <table:table-cell office:value-type="float" office:value="3297" table:style-name="ce1">
            <text:p>3297</text:p>
          </table:table-cell>
          <table:table-cell office:value-type="string" table:style-name="ce81">
            <text:p><text:s/>122,310.82</text:p>
          </table:table-cell>
          <table:table-cell office:value-type="float" office:value="12.08" table:style-name="ce82">
            <text:p>12,0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6405" table:style-name="ce1">
            <text:p>1764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403606-001-011</text:p>
          </table:table-cell>
          <table:table-cell table:number-columns-repeated="16373"/>
        </table:table-row>
        <table:table-row table:style-name="ro7">
          <table:table-cell office:value-type="float" office:value="3298" table:style-name="ce1">
            <text:p>3298</text:p>
          </table:table-cell>
          <table:table-cell office:value-type="string" table:style-name="ce81">
            <text:p><text:s/>122,413.59</text:p>
          </table:table-cell>
          <table:table-cell office:value-type="float" office:value="102.77" table:style-name="ce82">
            <text:p>102,77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6305" table:style-name="ce1">
            <text:p>1763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403604-001-011</text:p>
          </table:table-cell>
          <table:table-cell table:number-columns-repeated="16373"/>
        </table:table-row>
        <table:table-row table:style-name="ro7">
          <table:table-cell office:value-type="float" office:value="3299" table:style-name="ce1">
            <text:p>3299</text:p>
          </table:table-cell>
          <table:table-cell office:value-type="string" table:style-name="ce81">
            <text:p><text:s/>122,859.87</text:p>
          </table:table-cell>
          <table:table-cell office:value-type="float" office:value="446.28" table:style-name="ce82">
            <text:p>446,2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6905" table:style-name="ce1">
            <text:p>1769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143-001-100</text:p>
          </table:table-cell>
          <table:table-cell table:number-columns-repeated="16373"/>
        </table:table-row>
        <table:table-row table:style-name="ro7">
          <table:table-cell office:value-type="float" office:value="3300" table:style-name="ce1">
            <text:p>3300</text:p>
          </table:table-cell>
          <table:table-cell office:value-type="string" table:style-name="ce81">
            <text:p><text:s/>124,196.97</text:p>
          </table:table-cell>
          <table:table-cell office:value-type="float" office:value="1337.1" table:style-name="ce82">
            <text:p>1.337,1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6805" table:style-name="ce1">
            <text:p>1768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642-001-001</text:p>
          </table:table-cell>
          <table:table-cell table:number-columns-repeated="16373"/>
        </table:table-row>
        <table:table-row table:style-name="ro7">
          <table:table-cell office:value-type="float" office:value="3301" table:style-name="ce1">
            <text:p>3301</text:p>
          </table:table-cell>
          <table:table-cell office:value-type="string" table:style-name="ce81">
            <text:p><text:s/>124,706.97</text:p>
          </table:table-cell>
          <table:table-cell office:value-type="float" office:value="510" table:style-name="ce82">
            <text:p>510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7105" table:style-name="ce1">
            <text:p>1771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1366-001-001</text:p>
          </table:table-cell>
          <table:table-cell table:number-columns-repeated="16373"/>
        </table:table-row>
        <table:table-row table:style-name="ro7">
          <table:table-cell office:value-type="float" office:value="3302" table:style-name="ce1">
            <text:p>3302</text:p>
          </table:table-cell>
          <table:table-cell office:value-type="string" table:style-name="ce81">
            <text:p><text:s/>124,719.05</text:p>
          </table:table-cell>
          <table:table-cell office:value-type="float" office:value="12.08" table:style-name="ce82">
            <text:p>12,0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6105" table:style-name="ce1">
            <text:p>1761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403603-001-011</text:p>
          </table:table-cell>
          <table:table-cell table:number-columns-repeated="16373"/>
        </table:table-row>
        <table:table-row table:style-name="ro7">
          <table:table-cell office:value-type="float" office:value="3303" table:style-name="ce1">
            <text:p>3303</text:p>
          </table:table-cell>
          <table:table-cell office:value-type="string" table:style-name="ce81">
            <text:p><text:s/>124,885.97</text:p>
          </table:table-cell>
          <table:table-cell office:value-type="float" office:value="166.92" table:style-name="ce82">
            <text:p>166,92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6205" table:style-name="ce1">
            <text:p>1762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403603-001-011</text:p>
          </table:table-cell>
          <table:table-cell table:number-columns-repeated="16373"/>
        </table:table-row>
        <table:table-row table:style-name="ro7">
          <table:table-cell office:value-type="float" office:value="3304" table:style-name="ce1">
            <text:p>3304</text:p>
          </table:table-cell>
          <table:table-cell office:value-type="string" table:style-name="ce81">
            <text:p><text:s/>125,050.19</text:p>
          </table:table-cell>
          <table:table-cell office:value-type="float" office:value="164.22" table:style-name="ce82">
            <text:p>164,22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4205" table:style-name="ce1">
            <text:p>1742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403611-001-011</text:p>
          </table:table-cell>
          <table:table-cell table:number-columns-repeated="16373"/>
        </table:table-row>
        <table:table-row table:style-name="ro7">
          <table:table-cell office:value-type="float" office:value="3305" table:style-name="ce1">
            <text:p>3305</text:p>
          </table:table-cell>
          <table:table-cell office:value-type="string" table:style-name="ce81">
            <text:p><text:s/>125,214.41</text:p>
          </table:table-cell>
          <table:table-cell office:value-type="float" office:value="164.22" table:style-name="ce82">
            <text:p>164,22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4305" table:style-name="ce1">
            <text:p>1743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403610-001-011</text:p>
          </table:table-cell>
          <table:table-cell table:number-columns-repeated="16373"/>
        </table:table-row>
        <table:table-row table:style-name="ro7">
          <table:table-cell office:value-type="float" office:value="3306" table:style-name="ce1">
            <text:p>3306</text:p>
          </table:table-cell>
          <table:table-cell office:value-type="string" table:style-name="ce81">
            <text:p><text:s/>125,223.01</text:p>
          </table:table-cell>
          <table:table-cell office:value-type="float" office:value="8.6" table:style-name="ce82">
            <text:p>8,6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5405" table:style-name="ce1">
            <text:p>1754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403612-001-011</text:p>
          </table:table-cell>
          <table:table-cell table:number-columns-repeated="16373"/>
        </table:table-row>
        <table:table-row table:style-name="ro7">
          <table:table-cell office:value-type="float" office:value="3307" table:style-name="ce1">
            <text:p>3307</text:p>
          </table:table-cell>
          <table:table-cell office:value-type="string" table:style-name="ce81">
            <text:p><text:s/>125,298.62</text:p>
          </table:table-cell>
          <table:table-cell office:value-type="float" office:value="75.61" table:style-name="ce82">
            <text:p>75,61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5505" table:style-name="ce1">
            <text:p>1755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403648-001-011</text:p>
          </table:table-cell>
          <table:table-cell table:number-columns-repeated="16373"/>
        </table:table-row>
        <table:table-row table:style-name="ro7">
          <table:table-cell office:value-type="float" office:value="3308" table:style-name="ce1">
            <text:p>3308</text:p>
          </table:table-cell>
          <table:table-cell office:value-type="string" table:style-name="ce81">
            <text:p><text:s/>125,325.64</text:p>
          </table:table-cell>
          <table:table-cell office:value-type="float" office:value="27.02" table:style-name="ce82">
            <text:p>27,02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22" table:style-name="ce1">
            <text:p>15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5605" table:style-name="ce1">
            <text:p>175605</text:p>
          </table:table-cell>
          <table:table-cell office:value-type="date" office:date-value="2020-03-03T00:00:00" table:style-name="ce88">
            <text:p>03/03/2020</text:p>
          </table:table-cell>
          <table:table-cell office:value-type="string" table:style-name="ce1">
            <text:p>CL 403605-001-011</text:p>
          </table:table-cell>
          <table:table-cell table:number-columns-repeated="16373"/>
        </table:table-row>
        <table:table-row table:style-name="ro7">
          <table:table-cell office:value-type="float" office:value="3309" table:style-name="ce1">
            <text:p>3309</text:p>
          </table:table-cell>
          <table:table-cell office:value-type="string" table:style-name="ce81">
            <text:p><text:s/>123,988.54</text:p>
          </table:table-cell>
          <table:table-cell office:value-type="float" office:value="0" table:style-name="ce82">
            <text:p>-<text:s/></text:p>
          </table:table-cell>
          <table:table-cell office:value-type="float" office:value="1337.1" table:style-name="ce82">
            <text:p>1.337,10<text:s/></text:p>
          </table:table-cell>
          <table:table-cell table:style-name="ce1"/>
          <table:table-cell office:value-type="float" office:value="1533" table:style-name="ce1">
            <text:p>153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7305" table:style-name="ce1">
            <text:p>177305</text:p>
          </table:table-cell>
          <table:table-cell office:value-type="date" office:date-value="2020-03-14T00:00:00" table:style-name="ce88">
            <text:p>14/03/2020</text:p>
          </table:table-cell>
          <table:table-cell office:value-type="string" table:style-name="ce1">
            <text:p>EV 1712-0</text:p>
          </table:table-cell>
          <table:table-cell table:number-columns-repeated="16373"/>
        </table:table-row>
        <table:table-row table:style-name="ro7">
          <table:table-cell office:value-type="float" office:value="3310" table:style-name="ce1">
            <text:p>3310</text:p>
          </table:table-cell>
          <table:table-cell office:value-type="string" table:style-name="ce81">
            <text:p><text:s/>123,742.14</text:p>
          </table:table-cell>
          <table:table-cell office:value-type="float" office:value="0" table:style-name="ce82">
            <text:p>-<text:s/></text:p>
          </table:table-cell>
          <table:table-cell office:value-type="float" office:value="246.4" table:style-name="ce82">
            <text:p>246,40<text:s/></text:p>
          </table:table-cell>
          <table:table-cell table:style-name="ce1"/>
          <table:table-cell office:value-type="float" office:value="1533" table:style-name="ce1">
            <text:p>153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7505" table:style-name="ce1">
            <text:p>177505</text:p>
          </table:table-cell>
          <table:table-cell office:value-type="date" office:date-value="2020-03-14T00:00:00" table:style-name="ce88">
            <text:p>14/03/2020</text:p>
          </table:table-cell>
          <table:table-cell office:value-type="string" table:style-name="ce1">
            <text:p>D1 1716-0</text:p>
          </table:table-cell>
          <table:table-cell table:number-columns-repeated="16373"/>
        </table:table-row>
        <table:table-row table:style-name="ro7">
          <table:table-cell office:value-type="float" office:value="3311" table:style-name="ce1">
            <text:p>3311</text:p>
          </table:table-cell>
          <table:table-cell office:value-type="string" table:style-name="ce81">
            <text:p><text:s/>123,770.62</text:p>
          </table:table-cell>
          <table:table-cell office:value-type="float" office:value="28.48" table:style-name="ce82">
            <text:p>28,4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33" table:style-name="ce1">
            <text:p>153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8005" table:style-name="ce1">
            <text:p>178005</text:p>
          </table:table-cell>
          <table:table-cell office:value-type="date" office:date-value="2020-03-14T00:00:00" table:style-name="ce88">
            <text:p>14/03/2020</text:p>
          </table:table-cell>
          <table:table-cell office:value-type="string" table:style-name="ce1">
            <text:p>CL 159-001-100</text:p>
          </table:table-cell>
          <table:table-cell table:number-columns-repeated="16373"/>
        </table:table-row>
        <table:table-row table:style-name="ro7">
          <table:table-cell office:value-type="float" office:value="3312" table:style-name="ce1">
            <text:p>3312</text:p>
          </table:table-cell>
          <table:table-cell office:value-type="string" table:style-name="ce81">
            <text:p><text:s/>125,450.62</text:p>
          </table:table-cell>
          <table:table-cell office:value-type="float" office:value="1680" table:style-name="ce82">
            <text:p>1.680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33" table:style-name="ce1">
            <text:p>153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7905" table:style-name="ce1">
            <text:p>177905</text:p>
          </table:table-cell>
          <table:table-cell office:value-type="date" office:date-value="2020-03-14T00:00:00" table:style-name="ce88">
            <text:p>14/03/2020</text:p>
          </table:table-cell>
          <table:table-cell office:value-type="string" table:style-name="ce1">
            <text:p>CL 98-001-101</text:p>
          </table:table-cell>
          <table:table-cell table:number-columns-repeated="16373"/>
        </table:table-row>
        <table:table-row table:style-name="ro7">
          <table:table-cell office:value-type="float" office:value="3313" table:style-name="ce1">
            <text:p>3313</text:p>
          </table:table-cell>
          <table:table-cell office:value-type="string" table:style-name="ce81">
            <text:p><text:s/>127,906.51</text:p>
          </table:table-cell>
          <table:table-cell office:value-type="float" office:value="2455.89" table:style-name="ce82">
            <text:p>2.455,89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33" table:style-name="ce1">
            <text:p>153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7705" table:style-name="ce1">
            <text:p>177705</text:p>
          </table:table-cell>
          <table:table-cell office:value-type="date" office:date-value="2020-03-14T00:00:00" table:style-name="ce88">
            <text:p>14/03/2020</text:p>
          </table:table-cell>
          <table:table-cell office:value-type="string" table:style-name="ce1">
            <text:p>CL 57139-001-100</text:p>
          </table:table-cell>
          <table:table-cell table:number-columns-repeated="16373"/>
        </table:table-row>
        <table:table-row table:style-name="ro7">
          <table:table-cell office:value-type="float" office:value="3314" table:style-name="ce1">
            <text:p>3314</text:p>
          </table:table-cell>
          <table:table-cell office:value-type="string" table:style-name="ce81">
            <text:p><text:s/>127,890.49</text:p>
          </table:table-cell>
          <table:table-cell office:value-type="float" office:value="0" table:style-name="ce82">
            <text:p>-<text:s/></text:p>
          </table:table-cell>
          <table:table-cell office:value-type="float" office:value="16.02" table:style-name="ce82">
            <text:p>16,02<text:s/></text:p>
          </table:table-cell>
          <table:table-cell table:style-name="ce1"/>
          <table:table-cell office:value-type="float" office:value="1533" table:style-name="ce1">
            <text:p>153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7805" table:style-name="ce1">
            <text:p>177805</text:p>
          </table:table-cell>
          <table:table-cell office:value-type="date" office:date-value="2020-03-14T00:00:00" table:style-name="ce88">
            <text:p>14/03/2020</text:p>
          </table:table-cell>
          <table:table-cell office:value-type="string" table:style-name="ce1">
            <text:p>D1 1718-0</text:p>
          </table:table-cell>
          <table:table-cell table:number-columns-repeated="16373"/>
        </table:table-row>
        <table:table-row table:style-name="ro7">
          <table:table-cell office:value-type="float" office:value="3315" table:style-name="ce1">
            <text:p>3315</text:p>
          </table:table-cell>
          <table:table-cell office:value-type="string" table:style-name="ce81">
            <text:p><text:s/>124,530.11</text:p>
          </table:table-cell>
          <table:table-cell office:value-type="float" office:value="0" table:style-name="ce82">
            <text:p>-<text:s/></text:p>
          </table:table-cell>
          <table:table-cell office:value-type="float" office:value="3360.38" table:style-name="ce82">
            <text:p>3.360,38<text:s/></text:p>
          </table:table-cell>
          <table:table-cell table:style-name="ce1"/>
          <table:table-cell office:value-type="float" office:value="1533" table:style-name="ce1">
            <text:p>153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8305" table:style-name="ce1">
            <text:p>178305</text:p>
          </table:table-cell>
          <table:table-cell office:value-type="date" office:date-value="2020-03-14T00:00:00" table:style-name="ce88">
            <text:p>14/03/2020</text:p>
          </table:table-cell>
          <table:table-cell office:value-type="string" table:style-name="ce1">
            <text:p>DG 2-0</text:p>
          </table:table-cell>
          <table:table-cell table:number-columns-repeated="16373"/>
        </table:table-row>
        <table:table-row table:style-name="ro7">
          <table:table-cell office:value-type="float" office:value="3316" table:style-name="ce1">
            <text:p>3316</text:p>
          </table:table-cell>
          <table:table-cell office:value-type="string" table:style-name="ce81">
            <text:p><text:s/>124,291.43</text:p>
          </table:table-cell>
          <table:table-cell office:value-type="float" office:value="0" table:style-name="ce82">
            <text:p>-<text:s/></text:p>
          </table:table-cell>
          <table:table-cell office:value-type="float" office:value="238.68" table:style-name="ce82">
            <text:p>238,68<text:s/></text:p>
          </table:table-cell>
          <table:table-cell table:style-name="ce1"/>
          <table:table-cell office:value-type="float" office:value="1533" table:style-name="ce1">
            <text:p>153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7405" table:style-name="ce1">
            <text:p>177405</text:p>
          </table:table-cell>
          <table:table-cell office:value-type="date" office:date-value="2020-03-14T00:00:00" table:style-name="ce88">
            <text:p>14/03/2020</text:p>
          </table:table-cell>
          <table:table-cell office:value-type="string" table:style-name="ce1">
            <text:p>D1 1714-0</text:p>
          </table:table-cell>
          <table:table-cell table:number-columns-repeated="16373"/>
        </table:table-row>
        <table:table-row table:style-name="ro7">
          <table:table-cell office:value-type="float" office:value="3317" table:style-name="ce1">
            <text:p>3317</text:p>
          </table:table-cell>
          <table:table-cell office:value-type="string" table:style-name="ce81">
            <text:p><text:s/>125,971.43</text:p>
          </table:table-cell>
          <table:table-cell office:value-type="float" office:value="1680" table:style-name="ce82">
            <text:p>1.680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33" table:style-name="ce1">
            <text:p>153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8105" table:style-name="ce1">
            <text:p>178105</text:p>
          </table:table-cell>
          <table:table-cell office:value-type="date" office:date-value="2020-03-14T00:00:00" table:style-name="ce88">
            <text:p>14/03/2020</text:p>
          </table:table-cell>
          <table:table-cell office:value-type="string" table:style-name="ce1">
            <text:p>CL 99-001-101</text:p>
          </table:table-cell>
          <table:table-cell table:number-columns-repeated="16373"/>
        </table:table-row>
        <table:table-row table:style-name="ro7">
          <table:table-cell office:value-type="float" office:value="3318" table:style-name="ce1">
            <text:p>3318</text:p>
          </table:table-cell>
          <table:table-cell office:value-type="string" table:style-name="ce81">
            <text:p><text:s/>126,884.93</text:p>
          </table:table-cell>
          <table:table-cell office:value-type="float" office:value="913.5" table:style-name="ce82">
            <text:p>913,5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33" table:style-name="ce1">
            <text:p>153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7605" table:style-name="ce1">
            <text:p>177605</text:p>
          </table:table-cell>
          <table:table-cell office:value-type="date" office:date-value="2020-03-14T00:00:00" table:style-name="ce88">
            <text:p>14/03/2020</text:p>
          </table:table-cell>
          <table:table-cell office:value-type="string" table:style-name="ce1">
            <text:p>CL 57045-001-100</text:p>
          </table:table-cell>
          <table:table-cell table:number-columns-repeated="16373"/>
        </table:table-row>
        <table:table-row table:style-name="ro7">
          <table:table-cell office:value-type="float" office:value="3319" table:style-name="ce1">
            <text:p>3319</text:p>
          </table:table-cell>
          <table:table-cell office:value-type="string" table:style-name="ce81">
            <text:p><text:s/>129,158.93</text:p>
          </table:table-cell>
          <table:table-cell office:value-type="float" office:value="2274" table:style-name="ce82">
            <text:p>2.274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33" table:style-name="ce1">
            <text:p>153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8205" table:style-name="ce1">
            <text:p>178205</text:p>
          </table:table-cell>
          <table:table-cell office:value-type="date" office:date-value="2020-03-14T00:00:00" table:style-name="ce88">
            <text:p>14/03/2020</text:p>
          </table:table-cell>
          <table:table-cell office:value-type="string" table:style-name="ce1">
            <text:p>CL 659-001-001</text:p>
          </table:table-cell>
          <table:table-cell table:number-columns-repeated="16373"/>
        </table:table-row>
        <table:table-row table:style-name="ro7">
          <table:table-cell office:value-type="float" office:value="3320" table:style-name="ce1">
            <text:p>3320</text:p>
          </table:table-cell>
          <table:table-cell office:value-type="string" table:style-name="ce81">
            <text:p><text:s/>129,020.54</text:p>
          </table:table-cell>
          <table:table-cell office:value-type="float" office:value="0" table:style-name="ce82">
            <text:p>-<text:s/></text:p>
          </table:table-cell>
          <table:table-cell office:value-type="float" office:value="138.38999999999999" table:style-name="ce82">
            <text:p>138,39<text:s/></text:p>
          </table:table-cell>
          <table:table-cell table:style-name="ce1"/>
          <table:table-cell office:value-type="float" office:value="1531" table:style-name="ce1">
            <text:p>15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8405" table:style-name="ce1">
            <text:p>178405</text:p>
          </table:table-cell>
          <table:table-cell office:value-type="date" office:date-value="2020-03-18T00:00:00" table:style-name="ce88">
            <text:p>18/03/2020</text:p>
          </table:table-cell>
          <table:table-cell office:value-type="string" table:style-name="ce1">
            <text:p>D1 1720-0</text:p>
          </table:table-cell>
          <table:table-cell table:number-columns-repeated="16373"/>
        </table:table-row>
        <table:table-row table:style-name="ro7">
          <table:table-cell office:value-type="float" office:value="3321" table:style-name="ce1">
            <text:p>3321</text:p>
          </table:table-cell>
          <table:table-cell office:value-type="string" table:style-name="ce81">
            <text:p><text:s/>137,044.74</text:p>
          </table:table-cell>
          <table:table-cell office:value-type="float" office:value="8024.2" table:style-name="ce82">
            <text:p>8.024,2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30" table:style-name="ce1">
            <text:p>15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8505" table:style-name="ce1">
            <text:p>178505</text:p>
          </table:table-cell>
          <table:table-cell office:value-type="date" office:date-value="2020-03-23T00:00:00" table:style-name="ce88">
            <text:p>23/03/2020</text:p>
          </table:table-cell>
          <table:table-cell office:value-type="string" table:style-name="ce1">
            <text:p>CL 161-002-002</text:p>
          </table:table-cell>
          <table:table-cell table:number-columns-repeated="16373"/>
        </table:table-row>
        <table:table-row table:style-name="ro7">
          <table:table-cell office:value-type="float" office:value="3322" table:style-name="ce1">
            <text:p>3322</text:p>
          </table:table-cell>
          <table:table-cell office:value-type="string" table:style-name="ce81">
            <text:p><text:s/>138,343.41</text:p>
          </table:table-cell>
          <table:table-cell office:value-type="float" office:value="1298.67" table:style-name="ce82">
            <text:p>1.298,67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30" table:style-name="ce1">
            <text:p>15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8605" table:style-name="ce1">
            <text:p>178605</text:p>
          </table:table-cell>
          <table:table-cell office:value-type="date" office:date-value="2020-03-23T00:00:00" table:style-name="ce88">
            <text:p>23/03/2020</text:p>
          </table:table-cell>
          <table:table-cell office:value-type="string" table:style-name="ce1">
            <text:p>CL 408946-001-011</text:p>
          </table:table-cell>
          <table:table-cell table:number-columns-repeated="16373"/>
        </table:table-row>
        <table:table-row table:style-name="ro7">
          <table:table-cell office:value-type="float" office:value="3323" table:style-name="ce1">
            <text:p>3323</text:p>
          </table:table-cell>
          <table:table-cell office:value-type="string" table:style-name="ce81">
            <text:p><text:s/>139,642.08</text:p>
          </table:table-cell>
          <table:table-cell office:value-type="float" office:value="1298.67" table:style-name="ce82">
            <text:p>1.298,67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30" table:style-name="ce1">
            <text:p>15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8705" table:style-name="ce1">
            <text:p>178705</text:p>
          </table:table-cell>
          <table:table-cell office:value-type="date" office:date-value="2020-03-23T00:00:00" table:style-name="ce88">
            <text:p>23/03/2020</text:p>
          </table:table-cell>
          <table:table-cell office:value-type="string" table:style-name="ce1">
            <text:p>CL 408947-001-011</text:p>
          </table:table-cell>
          <table:table-cell table:number-columns-repeated="16373"/>
        </table:table-row>
        <table:table-row table:style-name="ro7">
          <table:table-cell office:value-type="float" office:value="3324" table:style-name="ce1">
            <text:p>3324</text:p>
          </table:table-cell>
          <table:table-cell office:value-type="string" table:style-name="ce81">
            <text:p><text:s/>137,962.08</text:p>
          </table:table-cell>
          <table:table-cell office:value-type="float" office:value="0" table:style-name="ce82">
            <text:p>-<text:s/></text:p>
          </table:table-cell>
          <table:table-cell office:value-type="float" office:value="1680" table:style-name="ce82">
            <text:p>1.680,00<text:s/></text:p>
          </table:table-cell>
          <table:table-cell table:style-name="ce1"/>
          <table:table-cell office:value-type="float" office:value="1554" table:style-name="ce1">
            <text:p>15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0305" table:style-name="ce1">
            <text:p>180305</text:p>
          </table:table-cell>
          <table:table-cell office:value-type="date" office:date-value="2020-05-05T00:00:00" table:style-name="ce88">
            <text:p>05/05/2020</text:p>
          </table:table-cell>
          <table:table-cell office:value-type="string" table:style-name="ce1">
            <text:p>DG 4-0</text:p>
          </table:table-cell>
          <table:table-cell table:number-columns-repeated="16373"/>
        </table:table-row>
        <table:table-row table:style-name="ro7">
          <table:table-cell office:value-type="float" office:value="3325" table:style-name="ce1">
            <text:p>3325</text:p>
          </table:table-cell>
          <table:table-cell office:value-type="string" table:style-name="ce81">
            <text:p><text:s/>137,928.38</text:p>
          </table:table-cell>
          <table:table-cell office:value-type="float" office:value="0" table:style-name="ce82">
            <text:p>-<text:s/></text:p>
          </table:table-cell>
          <table:table-cell office:value-type="float" office:value="33.700000000000003" table:style-name="ce82">
            <text:p>33,70<text:s/></text:p>
          </table:table-cell>
          <table:table-cell table:style-name="ce1"/>
          <table:table-cell office:value-type="float" office:value="1554" table:style-name="ce1">
            <text:p>15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0205" table:style-name="ce1">
            <text:p>180205</text:p>
          </table:table-cell>
          <table:table-cell office:value-type="date" office:date-value="2020-05-05T00:00:00" table:style-name="ce88">
            <text:p>05/05/2020</text:p>
          </table:table-cell>
          <table:table-cell office:value-type="string" table:style-name="ce1">
            <text:p>D1 1744-0</text:p>
          </table:table-cell>
          <table:table-cell table:number-columns-repeated="16373"/>
        </table:table-row>
        <table:table-row table:style-name="ro7">
          <table:table-cell office:value-type="float" office:value="3326" table:style-name="ce1">
            <text:p>3326</text:p>
          </table:table-cell>
          <table:table-cell office:value-type="string" table:style-name="ce81">
            <text:p><text:s/>138,183.35</text:p>
          </table:table-cell>
          <table:table-cell office:value-type="float" office:value="254.97" table:style-name="ce82">
            <text:p>254,97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54" table:style-name="ce1">
            <text:p>15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9705" table:style-name="ce1">
            <text:p>179705</text:p>
          </table:table-cell>
          <table:table-cell office:value-type="date" office:date-value="2020-05-05T00:00:00" table:style-name="ce88">
            <text:p>05/05/2020</text:p>
          </table:table-cell>
          <table:table-cell office:value-type="string" table:style-name="ce1">
            <text:p>CL 435-001-001</text:p>
          </table:table-cell>
          <table:table-cell table:number-columns-repeated="16373"/>
        </table:table-row>
        <table:table-row table:style-name="ro7">
          <table:table-cell office:value-type="float" office:value="3327" table:style-name="ce1">
            <text:p>3327</text:p>
          </table:table-cell>
          <table:table-cell office:value-type="string" table:style-name="ce81">
            <text:p><text:s/>140,357.07</text:p>
          </table:table-cell>
          <table:table-cell office:value-type="float" office:value="2173.7199999999998" table:style-name="ce82">
            <text:p>2.173,72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54" table:style-name="ce1">
            <text:p>15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9605" table:style-name="ce1">
            <text:p>179605</text:p>
          </table:table-cell>
          <table:table-cell office:value-type="date" office:date-value="2020-05-05T00:00:00" table:style-name="ce88">
            <text:p>05/05/2020</text:p>
          </table:table-cell>
          <table:table-cell office:value-type="string" table:style-name="ce1">
            <text:p>CL 131-001-001</text:p>
          </table:table-cell>
          <table:table-cell table:number-columns-repeated="16373"/>
        </table:table-row>
        <table:table-row table:style-name="ro7">
          <table:table-cell office:value-type="float" office:value="3328" table:style-name="ce1">
            <text:p>3328</text:p>
          </table:table-cell>
          <table:table-cell office:value-type="string" table:style-name="ce81">
            <text:p><text:s/>140,349.06</text:p>
          </table:table-cell>
          <table:table-cell office:value-type="float" office:value="0" table:style-name="ce82">
            <text:p>-<text:s/></text:p>
          </table:table-cell>
          <table:table-cell office:value-type="float" office:value="8.01" table:style-name="ce82">
            <text:p>8,01<text:s/></text:p>
          </table:table-cell>
          <table:table-cell table:style-name="ce1"/>
          <table:table-cell office:value-type="float" office:value="1554" table:style-name="ce1">
            <text:p>15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9305" table:style-name="ce1">
            <text:p>179305</text:p>
          </table:table-cell>
          <table:table-cell office:value-type="date" office:date-value="2020-05-05T00:00:00" table:style-name="ce88">
            <text:p>05/05/2020</text:p>
          </table:table-cell>
          <table:table-cell office:value-type="string" table:style-name="ce1">
            <text:p>D1 1732-0</text:p>
          </table:table-cell>
          <table:table-cell table:number-columns-repeated="16373"/>
        </table:table-row>
        <table:table-row table:style-name="ro7">
          <table:table-cell office:value-type="float" office:value="3329" table:style-name="ce1">
            <text:p>3329</text:p>
          </table:table-cell>
          <table:table-cell office:value-type="string" table:style-name="ce81">
            <text:p><text:s/>135,537.06</text:p>
          </table:table-cell>
          <table:table-cell office:value-type="float" office:value="0" table:style-name="ce82">
            <text:p>-<text:s/></text:p>
          </table:table-cell>
          <table:table-cell office:value-type="float" office:value="4812" table:style-name="ce82">
            <text:p>4.812,00<text:s/></text:p>
          </table:table-cell>
          <table:table-cell table:style-name="ce1"/>
          <table:table-cell office:value-type="float" office:value="1554" table:style-name="ce1">
            <text:p>15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0605" table:style-name="ce1">
            <text:p>180605</text:p>
          </table:table-cell>
          <table:table-cell office:value-type="date" office:date-value="2020-05-05T00:00:00" table:style-name="ce88">
            <text:p>05/05/2020</text:p>
          </table:table-cell>
          <table:table-cell office:value-type="string" table:style-name="ce1">
            <text:p>EV 1746-0</text:p>
          </table:table-cell>
          <table:table-cell table:number-columns-repeated="16373"/>
        </table:table-row>
        <table:table-row table:style-name="ro7">
          <table:table-cell office:value-type="float" office:value="3330" table:style-name="ce1">
            <text:p>3330</text:p>
          </table:table-cell>
          <table:table-cell office:value-type="string" table:style-name="ce81">
            <text:p><text:s/>135,529.05</text:p>
          </table:table-cell>
          <table:table-cell office:value-type="float" office:value="0" table:style-name="ce82">
            <text:p>-<text:s/></text:p>
          </table:table-cell>
          <table:table-cell office:value-type="float" office:value="8.01" table:style-name="ce82">
            <text:p>8,01<text:s/></text:p>
          </table:table-cell>
          <table:table-cell table:style-name="ce1"/>
          <table:table-cell office:value-type="float" office:value="1554" table:style-name="ce1">
            <text:p>15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9205" table:style-name="ce1">
            <text:p>179205</text:p>
          </table:table-cell>
          <table:table-cell office:value-type="date" office:date-value="2020-05-05T00:00:00" table:style-name="ce88">
            <text:p>05/05/2020</text:p>
          </table:table-cell>
          <table:table-cell office:value-type="string" table:style-name="ce1">
            <text:p>D1 1730-0</text:p>
          </table:table-cell>
          <table:table-cell table:number-columns-repeated="16373"/>
        </table:table-row>
        <table:table-row table:style-name="ro7">
          <table:table-cell office:value-type="float" office:value="3331" table:style-name="ce1">
            <text:p>3331</text:p>
          </table:table-cell>
          <table:table-cell office:value-type="string" table:style-name="ce81">
            <text:p><text:s/>134,867.45</text:p>
          </table:table-cell>
          <table:table-cell office:value-type="float" office:value="0" table:style-name="ce82">
            <text:p>-<text:s/></text:p>
          </table:table-cell>
          <table:table-cell office:value-type="float" office:value="661.6" table:style-name="ce82">
            <text:p>661,60<text:s/></text:p>
          </table:table-cell>
          <table:table-cell table:style-name="ce1"/>
          <table:table-cell office:value-type="float" office:value="1554" table:style-name="ce1">
            <text:p>15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0005" table:style-name="ce1">
            <text:p>180005</text:p>
          </table:table-cell>
          <table:table-cell office:value-type="date" office:date-value="2020-05-05T00:00:00" table:style-name="ce88">
            <text:p>05/05/2020</text:p>
          </table:table-cell>
          <table:table-cell office:value-type="string" table:style-name="ce1">
            <text:p>D1 1742-0</text:p>
          </table:table-cell>
          <table:table-cell table:number-columns-repeated="16373"/>
        </table:table-row>
        <table:table-row table:style-name="ro7">
          <table:table-cell office:value-type="float" office:value="3332" table:style-name="ce1">
            <text:p>3332</text:p>
          </table:table-cell>
          <table:table-cell office:value-type="string" table:style-name="ce81">
            <text:p><text:s/>132,693.73</text:p>
          </table:table-cell>
          <table:table-cell office:value-type="float" office:value="0" table:style-name="ce82">
            <text:p>-<text:s/></text:p>
          </table:table-cell>
          <table:table-cell office:value-type="float" office:value="2173.7199999999998" table:style-name="ce82">
            <text:p>2.173,72<text:s/></text:p>
          </table:table-cell>
          <table:table-cell table:style-name="ce1"/>
          <table:table-cell office:value-type="float" office:value="1554" table:style-name="ce1">
            <text:p>15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9805" table:style-name="ce1">
            <text:p>179805</text:p>
          </table:table-cell>
          <table:table-cell office:value-type="date" office:date-value="2020-05-05T00:00:00" table:style-name="ce88">
            <text:p>05/05/2020</text:p>
          </table:table-cell>
          <table:table-cell office:value-type="string" table:style-name="ce1">
            <text:p>EA 1738-0</text:p>
          </table:table-cell>
          <table:table-cell table:number-columns-repeated="16373"/>
        </table:table-row>
        <table:table-row table:style-name="ro7">
          <table:table-cell office:value-type="float" office:value="3333" table:style-name="ce1">
            <text:p>3333</text:p>
          </table:table-cell>
          <table:table-cell office:value-type="string" table:style-name="ce81">
            <text:p><text:s/>132,685.72</text:p>
          </table:table-cell>
          <table:table-cell office:value-type="float" office:value="0" table:style-name="ce82">
            <text:p>-<text:s/></text:p>
          </table:table-cell>
          <table:table-cell office:value-type="float" office:value="8.01" table:style-name="ce82">
            <text:p>8,01<text:s/></text:p>
          </table:table-cell>
          <table:table-cell table:style-name="ce1"/>
          <table:table-cell office:value-type="float" office:value="1554" table:style-name="ce1">
            <text:p>15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9105" table:style-name="ce1">
            <text:p>179105</text:p>
          </table:table-cell>
          <table:table-cell office:value-type="date" office:date-value="2020-05-05T00:00:00" table:style-name="ce88">
            <text:p>05/05/2020</text:p>
          </table:table-cell>
          <table:table-cell office:value-type="string" table:style-name="ce1">
            <text:p>D1 1728-0</text:p>
          </table:table-cell>
          <table:table-cell table:number-columns-repeated="16373"/>
        </table:table-row>
        <table:table-row table:style-name="ro7">
          <table:table-cell office:value-type="float" office:value="3334" table:style-name="ce1">
            <text:p>3334</text:p>
          </table:table-cell>
          <table:table-cell office:value-type="string" table:style-name="ce81">
            <text:p><text:s/>132,450.62</text:p>
          </table:table-cell>
          <table:table-cell office:value-type="float" office:value="0" table:style-name="ce82">
            <text:p>-<text:s/></text:p>
          </table:table-cell>
          <table:table-cell office:value-type="float" office:value="235.1" table:style-name="ce82">
            <text:p>235,10<text:s/></text:p>
          </table:table-cell>
          <table:table-cell table:style-name="ce1"/>
          <table:table-cell office:value-type="float" office:value="1554" table:style-name="ce1">
            <text:p>15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9505" table:style-name="ce1">
            <text:p>179505</text:p>
          </table:table-cell>
          <table:table-cell office:value-type="date" office:date-value="2020-05-05T00:00:00" table:style-name="ce88">
            <text:p>05/05/2020</text:p>
          </table:table-cell>
          <table:table-cell office:value-type="string" table:style-name="ce1">
            <text:p>D1 1736-0</text:p>
          </table:table-cell>
          <table:table-cell table:number-columns-repeated="16373"/>
        </table:table-row>
        <table:table-row table:style-name="ro7">
          <table:table-cell office:value-type="float" office:value="3335" table:style-name="ce1">
            <text:p>3335</text:p>
          </table:table-cell>
          <table:table-cell office:value-type="string" table:style-name="ce81">
            <text:p><text:s/>132,333.07</text:p>
          </table:table-cell>
          <table:table-cell office:value-type="float" office:value="0" table:style-name="ce82">
            <text:p>-<text:s/></text:p>
          </table:table-cell>
          <table:table-cell office:value-type="float" office:value="117.55" table:style-name="ce82">
            <text:p>117,55<text:s/></text:p>
          </table:table-cell>
          <table:table-cell table:style-name="ce1"/>
          <table:table-cell office:value-type="float" office:value="1554" table:style-name="ce1">
            <text:p>15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9905" table:style-name="ce1">
            <text:p>179905</text:p>
          </table:table-cell>
          <table:table-cell office:value-type="date" office:date-value="2020-05-05T00:00:00" table:style-name="ce88">
            <text:p>05/05/2020</text:p>
          </table:table-cell>
          <table:table-cell office:value-type="string" table:style-name="ce1">
            <text:p>D1 1740-0</text:p>
          </table:table-cell>
          <table:table-cell table:number-columns-repeated="16373"/>
        </table:table-row>
        <table:table-row table:style-name="ro7">
          <table:table-cell office:value-type="float" office:value="3336" table:style-name="ce1">
            <text:p>3336</text:p>
          </table:table-cell>
          <table:table-cell office:value-type="string" table:style-name="ce81">
            <text:p><text:s/>132,317.05</text:p>
          </table:table-cell>
          <table:table-cell office:value-type="float" office:value="0" table:style-name="ce82">
            <text:p>-<text:s/></text:p>
          </table:table-cell>
          <table:table-cell office:value-type="float" office:value="16.02" table:style-name="ce82">
            <text:p>16,02<text:s/></text:p>
          </table:table-cell>
          <table:table-cell table:style-name="ce1"/>
          <table:table-cell office:value-type="float" office:value="1554" table:style-name="ce1">
            <text:p>15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9405" table:style-name="ce1">
            <text:p>179405</text:p>
          </table:table-cell>
          <table:table-cell office:value-type="date" office:date-value="2020-05-05T00:00:00" table:style-name="ce88">
            <text:p>05/05/2020</text:p>
          </table:table-cell>
          <table:table-cell office:value-type="string" table:style-name="ce1">
            <text:p>D1 1734-0</text:p>
          </table:table-cell>
          <table:table-cell table:number-columns-repeated="16373"/>
        </table:table-row>
        <table:table-row table:style-name="ro7">
          <table:table-cell office:value-type="float" office:value="3337" table:style-name="ce1">
            <text:p>3337</text:p>
          </table:table-cell>
          <table:table-cell office:value-type="string" table:style-name="ce81">
            <text:p><text:s/>132,309.04</text:p>
          </table:table-cell>
          <table:table-cell office:value-type="float" office:value="0" table:style-name="ce82">
            <text:p>-<text:s/></text:p>
          </table:table-cell>
          <table:table-cell office:value-type="float" office:value="8.01" table:style-name="ce82">
            <text:p>8,01<text:s/></text:p>
          </table:table-cell>
          <table:table-cell table:style-name="ce1"/>
          <table:table-cell office:value-type="float" office:value="1554" table:style-name="ce1">
            <text:p>15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8805" table:style-name="ce1">
            <text:p>178805</text:p>
          </table:table-cell>
          <table:table-cell office:value-type="date" office:date-value="2020-05-05T00:00:00" table:style-name="ce88">
            <text:p>05/05/2020</text:p>
          </table:table-cell>
          <table:table-cell office:value-type="string" table:style-name="ce1">
            <text:p>D1 1722-0</text:p>
          </table:table-cell>
          <table:table-cell table:number-columns-repeated="16373"/>
        </table:table-row>
        <table:table-row table:style-name="ro7">
          <table:table-cell office:value-type="float" office:value="3338" table:style-name="ce1">
            <text:p>3338</text:p>
          </table:table-cell>
          <table:table-cell office:value-type="string" table:style-name="ce81">
            <text:p><text:s/>132,293.02</text:p>
          </table:table-cell>
          <table:table-cell office:value-type="float" office:value="0" table:style-name="ce82">
            <text:p>-<text:s/></text:p>
          </table:table-cell>
          <table:table-cell office:value-type="float" office:value="16.02" table:style-name="ce82">
            <text:p>16,02<text:s/></text:p>
          </table:table-cell>
          <table:table-cell table:style-name="ce1"/>
          <table:table-cell office:value-type="float" office:value="1554" table:style-name="ce1">
            <text:p>15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8905" table:style-name="ce1">
            <text:p>178905</text:p>
          </table:table-cell>
          <table:table-cell office:value-type="date" office:date-value="2020-05-05T00:00:00" table:style-name="ce88">
            <text:p>05/05/2020</text:p>
          </table:table-cell>
          <table:table-cell office:value-type="string" table:style-name="ce1">
            <text:p>D1 1724-0</text:p>
          </table:table-cell>
          <table:table-cell table:number-columns-repeated="16373"/>
        </table:table-row>
        <table:table-row table:style-name="ro7">
          <table:table-cell office:value-type="float" office:value="3339" table:style-name="ce1">
            <text:p>3339</text:p>
          </table:table-cell>
          <table:table-cell office:value-type="string" table:style-name="ce81">
            <text:p><text:s/>132,285.01</text:p>
          </table:table-cell>
          <table:table-cell office:value-type="float" office:value="0" table:style-name="ce82">
            <text:p>-<text:s/></text:p>
          </table:table-cell>
          <table:table-cell office:value-type="float" office:value="8.01" table:style-name="ce82">
            <text:p>8,01<text:s/></text:p>
          </table:table-cell>
          <table:table-cell table:style-name="ce1"/>
          <table:table-cell office:value-type="float" office:value="1554" table:style-name="ce1">
            <text:p>15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79005" table:style-name="ce1">
            <text:p>179005</text:p>
          </table:table-cell>
          <table:table-cell office:value-type="date" office:date-value="2020-05-05T00:00:00" table:style-name="ce88">
            <text:p>05/05/2020</text:p>
          </table:table-cell>
          <table:table-cell office:value-type="string" table:style-name="ce1">
            <text:p>D1 1726-0</text:p>
          </table:table-cell>
          <table:table-cell table:number-columns-repeated="16373"/>
        </table:table-row>
        <table:table-row table:style-name="ro7">
          <table:table-cell office:value-type="float" office:value="3340" table:style-name="ce1">
            <text:p>3340</text:p>
          </table:table-cell>
          <table:table-cell office:value-type="string" table:style-name="ce81">
            <text:p><text:s/>132,318.71</text:p>
          </table:table-cell>
          <table:table-cell office:value-type="float" office:value="33.700000000000003" table:style-name="ce82">
            <text:p>33,7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54" table:style-name="ce1">
            <text:p>15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0105" table:style-name="ce1">
            <text:p>180105</text:p>
          </table:table-cell>
          <table:table-cell office:value-type="date" office:date-value="2020-05-05T00:00:00" table:style-name="ce88">
            <text:p>05/05/2020</text:p>
          </table:table-cell>
          <table:table-cell office:value-type="string" table:style-name="ce1">
            <text:p>CL 167-002-002</text:p>
          </table:table-cell>
          <table:table-cell table:number-columns-repeated="16373"/>
        </table:table-row>
        <table:table-row table:style-name="ro7">
          <table:table-cell office:value-type="float" office:value="3341" table:style-name="ce1">
            <text:p>3341</text:p>
          </table:table-cell>
          <table:table-cell office:value-type="string" table:style-name="ce81">
            <text:p><text:s/>137,130.71</text:p>
          </table:table-cell>
          <table:table-cell office:value-type="float" office:value="4812" table:style-name="ce82">
            <text:p>4.812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54" table:style-name="ce1">
            <text:p>15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0505" table:style-name="ce1">
            <text:p>180505</text:p>
          </table:table-cell>
          <table:table-cell office:value-type="date" office:date-value="2020-05-05T00:00:00" table:style-name="ce88">
            <text:p>05/05/2020</text:p>
          </table:table-cell>
          <table:table-cell office:value-type="string" table:style-name="ce1">
            <text:p>CL 100-001-101</text:p>
          </table:table-cell>
          <table:table-cell table:number-columns-repeated="16373"/>
        </table:table-row>
        <table:table-row table:style-name="ro7">
          <table:table-cell office:value-type="float" office:value="3342" table:style-name="ce1">
            <text:p>3342</text:p>
          </table:table-cell>
          <table:table-cell office:value-type="string" table:style-name="ce81">
            <text:p><text:s/>139,290.71</text:p>
          </table:table-cell>
          <table:table-cell office:value-type="float" office:value="2160" table:style-name="ce82">
            <text:p>2.160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54" table:style-name="ce1">
            <text:p>15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0405" table:style-name="ce1">
            <text:p>180405</text:p>
          </table:table-cell>
          <table:table-cell office:value-type="date" office:date-value="2020-05-05T00:00:00" table:style-name="ce88">
            <text:p>05/05/2020</text:p>
          </table:table-cell>
          <table:table-cell office:value-type="string" table:style-name="ce1">
            <text:p>CL 101-001-101</text:p>
          </table:table-cell>
          <table:table-cell table:number-columns-repeated="16373"/>
        </table:table-row>
        <table:table-row table:style-name="ro7">
          <table:table-cell office:value-type="float" office:value="3343" table:style-name="ce1">
            <text:p>3343</text:p>
          </table:table-cell>
          <table:table-cell office:value-type="string" table:style-name="ce81">
            <text:p><text:s/>139,141.95</text:p>
          </table:table-cell>
          <table:table-cell office:value-type="float" office:value="0" table:style-name="ce82">
            <text:p>-<text:s/></text:p>
          </table:table-cell>
          <table:table-cell office:value-type="float" office:value="148.76" table:style-name="ce82">
            <text:p>148,76<text:s/></text:p>
          </table:table-cell>
          <table:table-cell table:style-name="ce1"/>
          <table:table-cell office:value-type="float" office:value="1543" table:style-name="ce1">
            <text:p>154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0805" table:style-name="ce1">
            <text:p>180805</text:p>
          </table:table-cell>
          <table:table-cell office:value-type="date" office:date-value="2020-05-24T00:00:00" table:style-name="ce88">
            <text:p>24/05/2020</text:p>
          </table:table-cell>
          <table:table-cell office:value-type="string" table:style-name="ce1">
            <text:p>EH 1750-0</text:p>
          </table:table-cell>
          <table:table-cell table:number-columns-repeated="16373"/>
        </table:table-row>
        <table:table-row table:style-name="ro7">
          <table:table-cell office:value-type="float" office:value="3344" table:style-name="ce1">
            <text:p>3344</text:p>
          </table:table-cell>
          <table:table-cell office:value-type="string" table:style-name="ce81">
            <text:p><text:s/>136,981.95</text:p>
          </table:table-cell>
          <table:table-cell office:value-type="float" office:value="0" table:style-name="ce82">
            <text:p>-<text:s/></text:p>
          </table:table-cell>
          <table:table-cell office:value-type="float" office:value="2160" table:style-name="ce82">
            <text:p>2.160,00<text:s/></text:p>
          </table:table-cell>
          <table:table-cell table:style-name="ce1"/>
          <table:table-cell office:value-type="float" office:value="1543" table:style-name="ce1">
            <text:p>154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0705" table:style-name="ce1">
            <text:p>180705</text:p>
          </table:table-cell>
          <table:table-cell office:value-type="date" office:date-value="2020-05-24T00:00:00" table:style-name="ce88">
            <text:p>24/05/2020</text:p>
          </table:table-cell>
          <table:table-cell office:value-type="string" table:style-name="ce1">
            <text:p>EV 1748-0</text:p>
          </table:table-cell>
          <table:table-cell table:number-columns-repeated="16373"/>
        </table:table-row>
        <table:table-row table:style-name="ro7">
          <table:table-cell office:value-type="float" office:value="3345" table:style-name="ce1">
            <text:p>3345</text:p>
          </table:table-cell>
          <table:table-cell office:value-type="string" table:style-name="ce81">
            <text:p><text:s/>137,579.85</text:p>
          </table:table-cell>
          <table:table-cell office:value-type="float" office:value="597.9" table:style-name="ce82">
            <text:p>597,9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52" table:style-name="ce1">
            <text:p>15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0905" table:style-name="ce1">
            <text:p>180905</text:p>
          </table:table-cell>
          <table:table-cell office:value-type="date" office:date-value="2020-05-29T00:00:00" table:style-name="ce88">
            <text:p>29/05/2020</text:p>
          </table:table-cell>
          <table:table-cell office:value-type="string" table:style-name="ce1">
            <text:p>CL 54914-036-001</text:p>
          </table:table-cell>
          <table:table-cell table:number-columns-repeated="16373"/>
        </table:table-row>
        <table:table-row table:style-name="ro7">
          <table:table-cell office:value-type="float" office:value="3346" table:style-name="ce1">
            <text:p>3346</text:p>
          </table:table-cell>
          <table:table-cell office:value-type="string" table:style-name="ce81">
            <text:p><text:s/>137,509.32</text:p>
          </table:table-cell>
          <table:table-cell office:value-type="float" office:value="0" table:style-name="ce82">
            <text:p>-<text:s/></text:p>
          </table:table-cell>
          <table:table-cell office:value-type="float" office:value="70.53" table:style-name="ce82">
            <text:p>70,53<text:s/></text:p>
          </table:table-cell>
          <table:table-cell table:style-name="ce1"/>
          <table:table-cell office:value-type="float" office:value="1568" table:style-name="ce1">
            <text:p>156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1405" table:style-name="ce1">
            <text:p>181405</text:p>
          </table:table-cell>
          <table:table-cell office:value-type="date" office:date-value="2020-06-01T00:00:00" table:style-name="ce88">
            <text:p>01/06/2020</text:p>
          </table:table-cell>
          <table:table-cell office:value-type="string" table:style-name="ce1">
            <text:p>D1 1758-0</text:p>
          </table:table-cell>
          <table:table-cell table:number-columns-repeated="16373"/>
        </table:table-row>
        <table:table-row table:style-name="ro7">
          <table:table-cell office:value-type="float" office:value="3347" table:style-name="ce1">
            <text:p>3347</text:p>
          </table:table-cell>
          <table:table-cell office:value-type="string" table:style-name="ce81">
            <text:p><text:s/>137,413.23</text:p>
          </table:table-cell>
          <table:table-cell office:value-type="float" office:value="0" table:style-name="ce82">
            <text:p>-<text:s/></text:p>
          </table:table-cell>
          <table:table-cell office:value-type="float" office:value="96.09" table:style-name="ce82">
            <text:p>96,09<text:s/></text:p>
          </table:table-cell>
          <table:table-cell table:style-name="ce1"/>
          <table:table-cell office:value-type="float" office:value="1568" table:style-name="ce1">
            <text:p>156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1105" table:style-name="ce1">
            <text:p>181105</text:p>
          </table:table-cell>
          <table:table-cell office:value-type="date" office:date-value="2020-06-01T00:00:00" table:style-name="ce88">
            <text:p>01/06/2020</text:p>
          </table:table-cell>
          <table:table-cell office:value-type="string" table:style-name="ce1">
            <text:p>D1 1754-0</text:p>
          </table:table-cell>
          <table:table-cell table:number-columns-repeated="16373"/>
        </table:table-row>
        <table:table-row table:style-name="ro7">
          <table:table-cell office:value-type="float" office:value="3348" table:style-name="ce1">
            <text:p>3348</text:p>
          </table:table-cell>
          <table:table-cell office:value-type="string" table:style-name="ce81">
            <text:p><text:s/>137,381.20</text:p>
          </table:table-cell>
          <table:table-cell office:value-type="float" office:value="0" table:style-name="ce82">
            <text:p>-<text:s/></text:p>
          </table:table-cell>
          <table:table-cell office:value-type="float" office:value="32.03" table:style-name="ce82">
            <text:p>32,03<text:s/></text:p>
          </table:table-cell>
          <table:table-cell table:style-name="ce1"/>
          <table:table-cell office:value-type="float" office:value="1568" table:style-name="ce1">
            <text:p>156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1005" table:style-name="ce1">
            <text:p>181005</text:p>
          </table:table-cell>
          <table:table-cell office:value-type="date" office:date-value="2020-06-01T00:00:00" table:style-name="ce88">
            <text:p>01/06/2020</text:p>
          </table:table-cell>
          <table:table-cell office:value-type="string" table:style-name="ce1">
            <text:p>D1 1752-0</text:p>
          </table:table-cell>
          <table:table-cell table:number-columns-repeated="16373"/>
        </table:table-row>
        <table:table-row table:style-name="ro7">
          <table:table-cell office:value-type="float" office:value="3349" table:style-name="ce1">
            <text:p>3349</text:p>
          </table:table-cell>
          <table:table-cell office:value-type="string" table:style-name="ce81">
            <text:p><text:s/>137,137.20</text:p>
          </table:table-cell>
          <table:table-cell office:value-type="float" office:value="0" table:style-name="ce82">
            <text:p>-<text:s/></text:p>
          </table:table-cell>
          <table:table-cell office:value-type="float" office:value="244" table:style-name="ce82">
            <text:p>244,00<text:s/></text:p>
          </table:table-cell>
          <table:table-cell table:style-name="ce1"/>
          <table:table-cell office:value-type="float" office:value="1568" table:style-name="ce1">
            <text:p>156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1305" table:style-name="ce1">
            <text:p>181305</text:p>
          </table:table-cell>
          <table:table-cell office:value-type="date" office:date-value="2020-06-01T00:00:00" table:style-name="ce88">
            <text:p>01/06/2020</text:p>
          </table:table-cell>
          <table:table-cell office:value-type="string" table:style-name="ce1">
            <text:p>D1 1756-0</text:p>
          </table:table-cell>
          <table:table-cell table:number-columns-repeated="16373"/>
        </table:table-row>
        <table:table-row table:style-name="ro7">
          <table:table-cell office:value-type="float" office:value="3350" table:style-name="ce1">
            <text:p>3350</text:p>
          </table:table-cell>
          <table:table-cell office:value-type="string" table:style-name="ce81">
            <text:p><text:s/>137,176.40</text:p>
          </table:table-cell>
          <table:table-cell office:value-type="float" office:value="39.200000000000003" table:style-name="ce82">
            <text:p>39,2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68" table:style-name="ce1">
            <text:p>156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1505" table:style-name="ce1">
            <text:p>181505</text:p>
          </table:table-cell>
          <table:table-cell office:value-type="date" office:date-value="2020-06-01T00:00:00" table:style-name="ce88">
            <text:p>01/06/2020</text:p>
          </table:table-cell>
          <table:table-cell office:value-type="string" table:style-name="ce1">
            <text:p>CL 727-001-001</text:p>
          </table:table-cell>
          <table:table-cell table:number-columns-repeated="16373"/>
        </table:table-row>
        <table:table-row table:style-name="ro7">
          <table:table-cell office:value-type="float" office:value="3351" table:style-name="ce1">
            <text:p>3351</text:p>
          </table:table-cell>
          <table:table-cell office:value-type="string" table:style-name="ce81">
            <text:p><text:s/>137,254.25</text:p>
          </table:table-cell>
          <table:table-cell office:value-type="float" office:value="77.849999999999994" table:style-name="ce82">
            <text:p>77,8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68" table:style-name="ce1">
            <text:p>156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1205" table:style-name="ce1">
            <text:p>181205</text:p>
          </table:table-cell>
          <table:table-cell office:value-type="date" office:date-value="2020-06-01T00:00:00" table:style-name="ce88">
            <text:p>01/06/2020</text:p>
          </table:table-cell>
          <table:table-cell office:value-type="string" table:style-name="ce1">
            <text:p>CL 49780-001-002</text:p>
          </table:table-cell>
          <table:table-cell table:number-columns-repeated="16373"/>
        </table:table-row>
        <table:table-row table:style-name="ro7">
          <table:table-cell office:value-type="float" office:value="3352" table:style-name="ce1">
            <text:p>3352</text:p>
          </table:table-cell>
          <table:table-cell office:value-type="string" table:style-name="ce81">
            <text:p><text:s/>135,955.58</text:p>
          </table:table-cell>
          <table:table-cell office:value-type="float" office:value="0" table:style-name="ce82">
            <text:p>-<text:s/></text:p>
          </table:table-cell>
          <table:table-cell office:value-type="float" office:value="1298.67" table:style-name="ce82">
            <text:p>1.298,67<text:s/></text:p>
          </table:table-cell>
          <table:table-cell table:style-name="ce1"/>
          <table:table-cell office:value-type="float" office:value="1567" table:style-name="ce1">
            <text:p>156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1805" table:style-name="ce1">
            <text:p>181805</text:p>
          </table:table-cell>
          <table:table-cell office:value-type="date" office:date-value="2020-06-07T00:00:00" table:style-name="ce88">
            <text:p>07/06/2020</text:p>
          </table:table-cell>
          <table:table-cell office:value-type="string" table:style-name="ce1">
            <text:p>EO 1762-0</text:p>
          </table:table-cell>
          <table:table-cell table:number-columns-repeated="16373"/>
        </table:table-row>
        <table:table-row table:style-name="ro7">
          <table:table-cell office:value-type="float" office:value="3353" table:style-name="ce1">
            <text:p>3353</text:p>
          </table:table-cell>
          <table:table-cell office:value-type="string" table:style-name="ce81">
            <text:p><text:s/>135,570.48</text:p>
          </table:table-cell>
          <table:table-cell office:value-type="float" office:value="0" table:style-name="ce82">
            <text:p>-<text:s/></text:p>
          </table:table-cell>
          <table:table-cell office:value-type="float" office:value="385.1" table:style-name="ce82">
            <text:p>385,10<text:s/></text:p>
          </table:table-cell>
          <table:table-cell table:style-name="ce1"/>
          <table:table-cell office:value-type="float" office:value="1567" table:style-name="ce1">
            <text:p>156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1705" table:style-name="ce1">
            <text:p>181705</text:p>
          </table:table-cell>
          <table:table-cell office:value-type="date" office:date-value="2020-06-07T00:00:00" table:style-name="ce88">
            <text:p>07/06/2020</text:p>
          </table:table-cell>
          <table:table-cell office:value-type="string" table:style-name="ce1">
            <text:p>D1 1760-0</text:p>
          </table:table-cell>
          <table:table-cell table:number-columns-repeated="16373"/>
        </table:table-row>
        <table:table-row table:style-name="ro7">
          <table:table-cell office:value-type="float" office:value="3354" table:style-name="ce1">
            <text:p>3354</text:p>
          </table:table-cell>
          <table:table-cell office:value-type="string" table:style-name="ce81">
            <text:p><text:s/>135,715.92</text:p>
          </table:table-cell>
          <table:table-cell office:value-type="float" office:value="145.44" table:style-name="ce82">
            <text:p>145,44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67" table:style-name="ce1">
            <text:p>156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1605" table:style-name="ce1">
            <text:p>181605</text:p>
          </table:table-cell>
          <table:table-cell office:value-type="date" office:date-value="2020-06-07T00:00:00" table:style-name="ce88">
            <text:p>07/06/2020</text:p>
          </table:table-cell>
          <table:table-cell office:value-type="string" table:style-name="ce1">
            <text:p>CL 261-001-100</text:p>
          </table:table-cell>
          <table:table-cell table:number-columns-repeated="16373"/>
        </table:table-row>
        <table:table-row table:style-name="ro7">
          <table:table-cell office:value-type="float" office:value="3355" table:style-name="ce1">
            <text:p>3355</text:p>
          </table:table-cell>
          <table:table-cell office:value-type="string" table:style-name="ce81">
            <text:p><text:s/>135,727.62</text:p>
          </table:table-cell>
          <table:table-cell office:value-type="float" office:value="11.7" table:style-name="ce82">
            <text:p>11,7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67" table:style-name="ce1">
            <text:p>156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2005" table:style-name="ce1">
            <text:p>182005</text:p>
          </table:table-cell>
          <table:table-cell office:value-type="date" office:date-value="2020-06-07T00:00:00" table:style-name="ce88">
            <text:p>07/06/2020</text:p>
          </table:table-cell>
          <table:table-cell office:value-type="string" table:style-name="ce1">
            <text:p>CL 745-001-001</text:p>
          </table:table-cell>
          <table:table-cell table:number-columns-repeated="16373"/>
        </table:table-row>
        <table:table-row table:style-name="ro7">
          <table:table-cell office:value-type="float" office:value="3356" table:style-name="ce1">
            <text:p>3356</text:p>
          </table:table-cell>
          <table:table-cell office:value-type="string" table:style-name="ce81">
            <text:p><text:s/>138,399.87</text:p>
          </table:table-cell>
          <table:table-cell office:value-type="float" office:value="2672.25" table:style-name="ce82">
            <text:p>2.672,2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67" table:style-name="ce1">
            <text:p>156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1905" table:style-name="ce1">
            <text:p>181905</text:p>
          </table:table-cell>
          <table:table-cell office:value-type="date" office:date-value="2020-06-07T00:00:00" table:style-name="ce88">
            <text:p>07/06/2020</text:p>
          </table:table-cell>
          <table:table-cell office:value-type="string" table:style-name="ce1">
            <text:p>CL 193-002-002</text:p>
          </table:table-cell>
          <table:table-cell table:number-columns-repeated="16373"/>
        </table:table-row>
        <table:table-row table:style-name="ro7">
          <table:table-cell office:value-type="float" office:value="3357" table:style-name="ce1">
            <text:p>3357</text:p>
          </table:table-cell>
          <table:table-cell office:value-type="string" table:style-name="ce81">
            <text:p><text:s/>138,299.56</text:p>
          </table:table-cell>
          <table:table-cell office:value-type="float" office:value="0" table:style-name="ce82">
            <text:p>-<text:s/></text:p>
          </table:table-cell>
          <table:table-cell office:value-type="float" office:value="100.31" table:style-name="ce82">
            <text:p>100,31<text:s/></text:p>
          </table:table-cell>
          <table:table-cell table:style-name="ce1"/>
          <table:table-cell office:value-type="float" office:value="1580" table:style-name="ce1">
            <text:p>158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2105" table:style-name="ce1">
            <text:p>182105</text:p>
          </table:table-cell>
          <table:table-cell office:value-type="date" office:date-value="2020-06-10T00:00:00" table:style-name="ce88">
            <text:p>10/06/2020</text:p>
          </table:table-cell>
          <table:table-cell office:value-type="string" table:style-name="ce1">
            <text:p>D1 1764-0</text:p>
          </table:table-cell>
          <table:table-cell table:number-columns-repeated="16373"/>
        </table:table-row>
        <table:table-row table:style-name="ro7">
          <table:table-cell office:value-type="float" office:value="3358" table:style-name="ce1">
            <text:p>3358</text:p>
          </table:table-cell>
          <table:table-cell office:value-type="string" table:style-name="ce81">
            <text:p><text:s/>138,022.06</text:p>
          </table:table-cell>
          <table:table-cell office:value-type="float" office:value="0" table:style-name="ce82">
            <text:p>-<text:s/></text:p>
          </table:table-cell>
          <table:table-cell office:value-type="float" office:value="277.5" table:style-name="ce82">
            <text:p>277,50<text:s/></text:p>
          </table:table-cell>
          <table:table-cell table:style-name="ce1"/>
          <table:table-cell office:value-type="float" office:value="1566" table:style-name="ce1">
            <text:p>156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2505" table:style-name="ce1">
            <text:p>182505</text:p>
          </table:table-cell>
          <table:table-cell office:value-type="date" office:date-value="2020-06-11T00:00:00" table:style-name="ce88">
            <text:p>11/06/2020</text:p>
          </table:table-cell>
          <table:table-cell office:value-type="string" table:style-name="ce1">
            <text:p>D1 1766-0</text:p>
          </table:table-cell>
          <table:table-cell table:number-columns-repeated="16373"/>
        </table:table-row>
        <table:table-row table:style-name="ro7">
          <table:table-cell office:value-type="float" office:value="3359" table:style-name="ce1">
            <text:p>3359</text:p>
          </table:table-cell>
          <table:table-cell office:value-type="string" table:style-name="ce81">
            <text:p><text:s/>138,862.06</text:p>
          </table:table-cell>
          <table:table-cell office:value-type="float" office:value="840" table:style-name="ce82">
            <text:p>840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66" table:style-name="ce1">
            <text:p>156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2405" table:style-name="ce1">
            <text:p>182405</text:p>
          </table:table-cell>
          <table:table-cell office:value-type="date" office:date-value="2020-06-11T00:00:00" table:style-name="ce88">
            <text:p>11/06/2020</text:p>
          </table:table-cell>
          <table:table-cell office:value-type="string" table:style-name="ce1">
            <text:p>CL 108-001-101</text:p>
          </table:table-cell>
          <table:table-cell table:number-columns-repeated="16373"/>
        </table:table-row>
        <table:table-row table:style-name="ro7">
          <table:table-cell office:value-type="float" office:value="3360" table:style-name="ce1">
            <text:p>3360</text:p>
          </table:table-cell>
          <table:table-cell office:value-type="string" table:style-name="ce81">
            <text:p><text:s/>140,158.42</text:p>
          </table:table-cell>
          <table:table-cell office:value-type="float" office:value="1296.3599999999999" table:style-name="ce82">
            <text:p>1.296,36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66" table:style-name="ce1">
            <text:p>156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2205" table:style-name="ce1">
            <text:p>182205</text:p>
          </table:table-cell>
          <table:table-cell office:value-type="date" office:date-value="2020-06-11T00:00:00" table:style-name="ce88">
            <text:p>11/06/2020</text:p>
          </table:table-cell>
          <table:table-cell office:value-type="string" table:style-name="ce1">
            <text:p>CL 194-002-002</text:p>
          </table:table-cell>
          <table:table-cell table:number-columns-repeated="16373"/>
        </table:table-row>
        <table:table-row table:style-name="ro7">
          <table:table-cell office:value-type="float" office:value="3361" table:style-name="ce1">
            <text:p>3361</text:p>
          </table:table-cell>
          <table:table-cell office:value-type="string" table:style-name="ce81">
            <text:p><text:s/>140,188.32</text:p>
          </table:table-cell>
          <table:table-cell office:value-type="float" office:value="29.9" table:style-name="ce82">
            <text:p>29,9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66" table:style-name="ce1">
            <text:p>156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2605" table:style-name="ce1">
            <text:p>182605</text:p>
          </table:table-cell>
          <table:table-cell office:value-type="date" office:date-value="2020-06-11T00:00:00" table:style-name="ce88">
            <text:p>11/06/2020</text:p>
          </table:table-cell>
          <table:table-cell office:value-type="string" table:style-name="ce1">
            <text:p>CL 267-001-100</text:p>
          </table:table-cell>
          <table:table-cell table:number-columns-repeated="16373"/>
        </table:table-row>
        <table:table-row table:style-name="ro7">
          <table:table-cell office:value-type="float" office:value="3362" table:style-name="ce1">
            <text:p>3362</text:p>
          </table:table-cell>
          <table:table-cell office:value-type="string" table:style-name="ce81">
            <text:p><text:s/>142,469.22</text:p>
          </table:table-cell>
          <table:table-cell office:value-type="float" office:value="2280.9" table:style-name="ce82">
            <text:p>2.280,9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66" table:style-name="ce1">
            <text:p>156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2305" table:style-name="ce1">
            <text:p>182305</text:p>
          </table:table-cell>
          <table:table-cell office:value-type="date" office:date-value="2020-06-11T00:00:00" table:style-name="ce88">
            <text:p>11/06/2020</text:p>
          </table:table-cell>
          <table:table-cell office:value-type="string" table:style-name="ce1">
            <text:p>CL 195-002-002</text:p>
          </table:table-cell>
          <table:table-cell table:number-columns-repeated="16373"/>
        </table:table-row>
        <table:table-row table:style-name="ro7">
          <table:table-cell office:value-type="float" office:value="3363" table:style-name="ce1">
            <text:p>3363</text:p>
          </table:table-cell>
          <table:table-cell office:value-type="string" table:style-name="ce81">
            <text:p><text:s/>142,523.14</text:p>
          </table:table-cell>
          <table:table-cell office:value-type="float" office:value="53.92" table:style-name="ce82">
            <text:p>53,92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78" table:style-name="ce1">
            <text:p>157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2705" table:style-name="ce1">
            <text:p>182705</text:p>
          </table:table-cell>
          <table:table-cell office:value-type="date" office:date-value="2020-06-13T00:00:00" table:style-name="ce88">
            <text:p>13/06/2020</text:p>
          </table:table-cell>
          <table:table-cell office:value-type="string" table:style-name="ce1">
            <text:p>CL 56651-002-002</text:p>
          </table:table-cell>
          <table:table-cell table:number-columns-repeated="16373"/>
        </table:table-row>
        <table:table-row table:style-name="ro7">
          <table:table-cell office:value-type="float" office:value="3364" table:style-name="ce1">
            <text:p>3364</text:p>
          </table:table-cell>
          <table:table-cell office:value-type="string" table:style-name="ce81">
            <text:p><text:s/>142,504.18</text:p>
          </table:table-cell>
          <table:table-cell office:value-type="float" office:value="0" table:style-name="ce82">
            <text:p>-<text:s/></text:p>
          </table:table-cell>
          <table:table-cell office:value-type="float" office:value="18.96" table:style-name="ce82">
            <text:p>18,96<text:s/></text:p>
          </table:table-cell>
          <table:table-cell table:style-name="ce1"/>
          <table:table-cell office:value-type="float" office:value="1563" table:style-name="ce1">
            <text:p>156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3405" table:style-name="ce1">
            <text:p>183405</text:p>
          </table:table-cell>
          <table:table-cell office:value-type="date" office:date-value="2020-06-15T00:00:00" table:style-name="ce88">
            <text:p>15/06/2020</text:p>
          </table:table-cell>
          <table:table-cell office:value-type="string" table:style-name="ce1">
            <text:p>D1 1778-0</text:p>
          </table:table-cell>
          <table:table-cell table:number-columns-repeated="16373"/>
        </table:table-row>
        <table:table-row table:style-name="ro7">
          <table:table-cell office:value-type="float" office:value="3365" table:style-name="ce1">
            <text:p>3365</text:p>
          </table:table-cell>
          <table:table-cell office:value-type="string" table:style-name="ce81">
            <text:p><text:s/>142,475.70</text:p>
          </table:table-cell>
          <table:table-cell office:value-type="float" office:value="0" table:style-name="ce82">
            <text:p>-<text:s/></text:p>
          </table:table-cell>
          <table:table-cell office:value-type="float" office:value="28.48" table:style-name="ce82">
            <text:p>28,48<text:s/></text:p>
          </table:table-cell>
          <table:table-cell table:style-name="ce1"/>
          <table:table-cell office:value-type="float" office:value="1563" table:style-name="ce1">
            <text:p>156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2905" table:style-name="ce1">
            <text:p>182905</text:p>
          </table:table-cell>
          <table:table-cell office:value-type="date" office:date-value="2020-06-15T00:00:00" table:style-name="ce88">
            <text:p>15/06/2020</text:p>
          </table:table-cell>
          <table:table-cell office:value-type="string" table:style-name="ce1">
            <text:p>D1 1770-0</text:p>
          </table:table-cell>
          <table:table-cell table:number-columns-repeated="16373"/>
        </table:table-row>
        <table:table-row table:style-name="ro7">
          <table:table-cell office:value-type="float" office:value="3366" table:style-name="ce1">
            <text:p>3366</text:p>
          </table:table-cell>
          <table:table-cell office:value-type="string" table:style-name="ce81">
            <text:p><text:s/>142,391.88</text:p>
          </table:table-cell>
          <table:table-cell office:value-type="float" office:value="0" table:style-name="ce82">
            <text:p>-<text:s/></text:p>
          </table:table-cell>
          <table:table-cell office:value-type="float" office:value="83.82" table:style-name="ce82">
            <text:p>83,82<text:s/></text:p>
          </table:table-cell>
          <table:table-cell table:style-name="ce1"/>
          <table:table-cell office:value-type="float" office:value="1563" table:style-name="ce1">
            <text:p>156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2805" table:style-name="ce1">
            <text:p>182805</text:p>
          </table:table-cell>
          <table:table-cell office:value-type="date" office:date-value="2020-06-15T00:00:00" table:style-name="ce88">
            <text:p>15/06/2020</text:p>
          </table:table-cell>
          <table:table-cell office:value-type="string" table:style-name="ce1">
            <text:p>D1 1768-0</text:p>
          </table:table-cell>
          <table:table-cell table:number-columns-repeated="16373"/>
        </table:table-row>
        <table:table-row table:style-name="ro7">
          <table:table-cell office:value-type="float" office:value="3367" table:style-name="ce1">
            <text:p>3367</text:p>
          </table:table-cell>
          <table:table-cell office:value-type="string" table:style-name="ce81">
            <text:p><text:s/>142,240.18</text:p>
          </table:table-cell>
          <table:table-cell office:value-type="float" office:value="0" table:style-name="ce82">
            <text:p>-<text:s/></text:p>
          </table:table-cell>
          <table:table-cell office:value-type="float" office:value="151.69999999999999" table:style-name="ce82">
            <text:p>151,70<text:s/></text:p>
          </table:table-cell>
          <table:table-cell table:style-name="ce1"/>
          <table:table-cell office:value-type="float" office:value="1563" table:style-name="ce1">
            <text:p>156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3005" table:style-name="ce1">
            <text:p>183005</text:p>
          </table:table-cell>
          <table:table-cell office:value-type="date" office:date-value="2020-06-15T00:00:00" table:style-name="ce88">
            <text:p>15/06/2020</text:p>
          </table:table-cell>
          <table:table-cell office:value-type="string" table:style-name="ce1">
            <text:p>D1 1772-0</text:p>
          </table:table-cell>
          <table:table-cell table:number-columns-repeated="16373"/>
        </table:table-row>
        <table:table-row table:style-name="ro7">
          <table:table-cell office:value-type="float" office:value="3368" table:style-name="ce1">
            <text:p>3368</text:p>
          </table:table-cell>
          <table:table-cell office:value-type="string" table:style-name="ce81">
            <text:p><text:s/>142,164.33</text:p>
          </table:table-cell>
          <table:table-cell office:value-type="float" office:value="0" table:style-name="ce82">
            <text:p>-<text:s/></text:p>
          </table:table-cell>
          <table:table-cell office:value-type="float" office:value="75.849999999999994" table:style-name="ce82">
            <text:p>75,85<text:s/></text:p>
          </table:table-cell>
          <table:table-cell table:style-name="ce1"/>
          <table:table-cell office:value-type="float" office:value="1563" table:style-name="ce1">
            <text:p>156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3205" table:style-name="ce1">
            <text:p>183205</text:p>
          </table:table-cell>
          <table:table-cell office:value-type="date" office:date-value="2020-06-15T00:00:00" table:style-name="ce88">
            <text:p>15/06/2020</text:p>
          </table:table-cell>
          <table:table-cell office:value-type="string" table:style-name="ce1">
            <text:p>D1 1776-0</text:p>
          </table:table-cell>
          <table:table-cell table:number-columns-repeated="16373"/>
        </table:table-row>
        <table:table-row table:style-name="ro7">
          <table:table-cell office:value-type="float" office:value="3369" table:style-name="ce1">
            <text:p>3369</text:p>
          </table:table-cell>
          <table:table-cell office:value-type="string" table:style-name="ce81">
            <text:p><text:s/>142,240.17</text:p>
          </table:table-cell>
          <table:table-cell office:value-type="float" office:value="75.84" table:style-name="ce82">
            <text:p>75,84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63" table:style-name="ce1">
            <text:p>156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3305" table:style-name="ce1">
            <text:p>183305</text:p>
          </table:table-cell>
          <table:table-cell office:value-type="date" office:date-value="2020-06-15T00:00:00" table:style-name="ce88">
            <text:p>15/06/2020</text:p>
          </table:table-cell>
          <table:table-cell office:value-type="string" table:style-name="ce1">
            <text:p>DC 183305-0</text:p>
          </table:table-cell>
          <table:table-cell table:number-columns-repeated="16373"/>
        </table:table-row>
        <table:table-row table:style-name="ro7">
          <table:table-cell office:value-type="float" office:value="3370" table:style-name="ce1">
            <text:p>3370</text:p>
          </table:table-cell>
          <table:table-cell office:value-type="string" table:style-name="ce81">
            <text:p><text:s/>142,145.35</text:p>
          </table:table-cell>
          <table:table-cell office:value-type="float" office:value="0" table:style-name="ce82">
            <text:p>-<text:s/></text:p>
          </table:table-cell>
          <table:table-cell office:value-type="float" office:value="94.82" table:style-name="ce82">
            <text:p>94,82<text:s/></text:p>
          </table:table-cell>
          <table:table-cell table:style-name="ce1"/>
          <table:table-cell office:value-type="float" office:value="1563" table:style-name="ce1">
            <text:p>156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3105" table:style-name="ce1">
            <text:p>183105</text:p>
          </table:table-cell>
          <table:table-cell office:value-type="date" office:date-value="2020-06-15T00:00:00" table:style-name="ce88">
            <text:p>15/06/2020</text:p>
          </table:table-cell>
          <table:table-cell office:value-type="string" table:style-name="ce1">
            <text:p>D1 1774-0</text:p>
          </table:table-cell>
          <table:table-cell table:number-columns-repeated="16373"/>
        </table:table-row>
        <table:table-row table:style-name="ro7">
          <table:table-cell office:value-type="float" office:value="3371" table:style-name="ce1">
            <text:p>3371</text:p>
          </table:table-cell>
          <table:table-cell office:value-type="string" table:style-name="ce81">
            <text:p><text:s/>141,462.50</text:p>
          </table:table-cell>
          <table:table-cell office:value-type="float" office:value="0" table:style-name="ce82">
            <text:p>-<text:s/></text:p>
          </table:table-cell>
          <table:table-cell office:value-type="float" office:value="682.85" table:style-name="ce82">
            <text:p>682,85<text:s/></text:p>
          </table:table-cell>
          <table:table-cell table:style-name="ce1"/>
          <table:table-cell office:value-type="float" office:value="1577" table:style-name="ce1">
            <text:p>15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3805" table:style-name="ce1">
            <text:p>183805</text:p>
          </table:table-cell>
          <table:table-cell office:value-type="date" office:date-value="2020-06-17T00:00:00" table:style-name="ce88">
            <text:p>17/06/2020</text:p>
          </table:table-cell>
          <table:table-cell office:value-type="string" table:style-name="ce1">
            <text:p>DH 2-0</text:p>
          </table:table-cell>
          <table:table-cell table:number-columns-repeated="16373"/>
        </table:table-row>
        <table:table-row table:style-name="ro7">
          <table:table-cell office:value-type="float" office:value="3372" table:style-name="ce1">
            <text:p>3372</text:p>
          </table:table-cell>
          <table:table-cell office:value-type="string" table:style-name="ce81">
            <text:p><text:s/>141,227.40</text:p>
          </table:table-cell>
          <table:table-cell office:value-type="float" office:value="0" table:style-name="ce82">
            <text:p>-<text:s/></text:p>
          </table:table-cell>
          <table:table-cell office:value-type="float" office:value="235.1" table:style-name="ce82">
            <text:p>235,10<text:s/></text:p>
          </table:table-cell>
          <table:table-cell table:style-name="ce1"/>
          <table:table-cell office:value-type="float" office:value="1577" table:style-name="ce1">
            <text:p>15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3505" table:style-name="ce1">
            <text:p>183505</text:p>
          </table:table-cell>
          <table:table-cell office:value-type="date" office:date-value="2020-06-17T00:00:00" table:style-name="ce88">
            <text:p>17/06/2020</text:p>
          </table:table-cell>
          <table:table-cell office:value-type="string" table:style-name="ce1">
            <text:p>D1 1780-0</text:p>
          </table:table-cell>
          <table:table-cell table:number-columns-repeated="16373"/>
        </table:table-row>
        <table:table-row table:style-name="ro7">
          <table:table-cell office:value-type="float" office:value="3373" table:style-name="ce1">
            <text:p>3373</text:p>
          </table:table-cell>
          <table:table-cell office:value-type="string" table:style-name="ce81">
            <text:p><text:s/>141,245.40</text:p>
          </table:table-cell>
          <table:table-cell office:value-type="float" office:value="18" table:style-name="ce82">
            <text:p>18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77" table:style-name="ce1">
            <text:p>15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3605" table:style-name="ce1">
            <text:p>183605</text:p>
          </table:table-cell>
          <table:table-cell office:value-type="date" office:date-value="2020-06-17T00:00:00" table:style-name="ce88">
            <text:p>17/06/2020</text:p>
          </table:table-cell>
          <table:table-cell office:value-type="string" table:style-name="ce1">
            <text:p>CL 283-001-100</text:p>
          </table:table-cell>
          <table:table-cell table:number-columns-repeated="16373"/>
        </table:table-row>
        <table:table-row table:style-name="ro7">
          <table:table-cell office:value-type="float" office:value="3374" table:style-name="ce1">
            <text:p>3374</text:p>
          </table:table-cell>
          <table:table-cell office:value-type="string" table:style-name="ce81">
            <text:p><text:s/>143,586.20</text:p>
          </table:table-cell>
          <table:table-cell office:value-type="float" office:value="2340.8000000000002" table:style-name="ce82">
            <text:p>2.340,8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77" table:style-name="ce1">
            <text:p>15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4205" table:style-name="ce1">
            <text:p>184205</text:p>
          </table:table-cell>
          <table:table-cell office:value-type="date" office:date-value="2020-06-17T00:00:00" table:style-name="ce88">
            <text:p>17/06/2020</text:p>
          </table:table-cell>
          <table:table-cell office:value-type="string" table:style-name="ce1">
            <text:p>CL 6762-001-001</text:p>
          </table:table-cell>
          <table:table-cell table:number-columns-repeated="16373"/>
        </table:table-row>
        <table:table-row table:style-name="ro7">
          <table:table-cell office:value-type="float" office:value="3375" table:style-name="ce1">
            <text:p>3375</text:p>
          </table:table-cell>
          <table:table-cell office:value-type="string" table:style-name="ce81">
            <text:p><text:s/>145,927.00</text:p>
          </table:table-cell>
          <table:table-cell office:value-type="float" office:value="2340.8000000000002" table:style-name="ce82">
            <text:p>2.340,8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77" table:style-name="ce1">
            <text:p>15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4105" table:style-name="ce1">
            <text:p>184105</text:p>
          </table:table-cell>
          <table:table-cell office:value-type="date" office:date-value="2020-06-17T00:00:00" table:style-name="ce88">
            <text:p>17/06/2020</text:p>
          </table:table-cell>
          <table:table-cell office:value-type="string" table:style-name="ce1">
            <text:p>CL 6746-001-001</text:p>
          </table:table-cell>
          <table:table-cell table:number-columns-repeated="16373"/>
        </table:table-row>
        <table:table-row table:style-name="ro7">
          <table:table-cell office:value-type="float" office:value="3376" table:style-name="ce1">
            <text:p>3376</text:p>
          </table:table-cell>
          <table:table-cell office:value-type="string" table:style-name="ce81">
            <text:p><text:s/>147,374.04</text:p>
          </table:table-cell>
          <table:table-cell office:value-type="float" office:value="1447.04" table:style-name="ce82">
            <text:p>1.447,04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77" table:style-name="ce1">
            <text:p>15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4005" table:style-name="ce1">
            <text:p>184005</text:p>
          </table:table-cell>
          <table:table-cell office:value-type="date" office:date-value="2020-06-17T00:00:00" table:style-name="ce88">
            <text:p>17/06/2020</text:p>
          </table:table-cell>
          <table:table-cell office:value-type="string" table:style-name="ce1">
            <text:p>CL 6746-001-001</text:p>
          </table:table-cell>
          <table:table-cell table:number-columns-repeated="16373"/>
        </table:table-row>
        <table:table-row table:style-name="ro7">
          <table:table-cell office:value-type="float" office:value="3377" table:style-name="ce1">
            <text:p>3377</text:p>
          </table:table-cell>
          <table:table-cell office:value-type="string" table:style-name="ce81">
            <text:p><text:s/>149,757.40</text:p>
          </table:table-cell>
          <table:table-cell office:value-type="float" office:value="2383.36" table:style-name="ce82">
            <text:p>2.383,36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77" table:style-name="ce1">
            <text:p>15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3905" table:style-name="ce1">
            <text:p>183905</text:p>
          </table:table-cell>
          <table:table-cell office:value-type="date" office:date-value="2020-06-17T00:00:00" table:style-name="ce88">
            <text:p>17/06/2020</text:p>
          </table:table-cell>
          <table:table-cell office:value-type="string" table:style-name="ce1">
            <text:p>CL 6788-001-001</text:p>
          </table:table-cell>
          <table:table-cell table:number-columns-repeated="16373"/>
        </table:table-row>
        <table:table-row table:style-name="ro7">
          <table:table-cell office:value-type="float" office:value="3378" table:style-name="ce1">
            <text:p>3378</text:p>
          </table:table-cell>
          <table:table-cell office:value-type="string" table:style-name="ce81">
            <text:p><text:s/>150,440.25</text:p>
          </table:table-cell>
          <table:table-cell office:value-type="float" office:value="682.85" table:style-name="ce82">
            <text:p>682,8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77" table:style-name="ce1">
            <text:p>15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3705" table:style-name="ce1">
            <text:p>183705</text:p>
          </table:table-cell>
          <table:table-cell office:value-type="date" office:date-value="2020-06-17T00:00:00" table:style-name="ce88">
            <text:p>17/06/2020</text:p>
          </table:table-cell>
          <table:table-cell office:value-type="string" table:style-name="ce1">
            <text:p>CL 282-001-100</text:p>
          </table:table-cell>
          <table:table-cell table:number-columns-repeated="16373"/>
        </table:table-row>
        <table:table-row table:style-name="ro7">
          <table:table-cell office:value-type="float" office:value="3379" table:style-name="ce1">
            <text:p>3379</text:p>
          </table:table-cell>
          <table:table-cell office:value-type="string" table:style-name="ce81">
            <text:p><text:s/>150,408.22</text:p>
          </table:table-cell>
          <table:table-cell office:value-type="float" office:value="0" table:style-name="ce82">
            <text:p>-<text:s/></text:p>
          </table:table-cell>
          <table:table-cell office:value-type="float" office:value="32.03" table:style-name="ce82">
            <text:p>32,03<text:s/></text:p>
          </table:table-cell>
          <table:table-cell table:style-name="ce1"/>
          <table:table-cell office:value-type="float" office:value="1564" table:style-name="ce1">
            <text:p>156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5105" table:style-name="ce1">
            <text:p>185105</text:p>
          </table:table-cell>
          <table:table-cell office:value-type="date" office:date-value="2020-06-24T00:00:00" table:style-name="ce88">
            <text:p>24/06/2020</text:p>
          </table:table-cell>
          <table:table-cell office:value-type="string" table:style-name="ce1">
            <text:p>D1 1785-0</text:p>
          </table:table-cell>
          <table:table-cell table:number-columns-repeated="16373"/>
        </table:table-row>
        <table:table-row table:style-name="ro7">
          <table:table-cell office:value-type="float" office:value="3380" table:style-name="ce1">
            <text:p>3380</text:p>
          </table:table-cell>
          <table:table-cell office:value-type="string" table:style-name="ce81">
            <text:p><text:s/>150,115.22</text:p>
          </table:table-cell>
          <table:table-cell office:value-type="float" office:value="0" table:style-name="ce82">
            <text:p>-<text:s/></text:p>
          </table:table-cell>
          <table:table-cell office:value-type="float" office:value="293" table:style-name="ce82">
            <text:p>293,00<text:s/></text:p>
          </table:table-cell>
          <table:table-cell table:style-name="ce1"/>
          <table:table-cell office:value-type="float" office:value="1564" table:style-name="ce1">
            <text:p>156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5005" table:style-name="ce1">
            <text:p>185005</text:p>
          </table:table-cell>
          <table:table-cell office:value-type="date" office:date-value="2020-06-24T00:00:00" table:style-name="ce88">
            <text:p>24/06/2020</text:p>
          </table:table-cell>
          <table:table-cell office:value-type="string" table:style-name="ce1">
            <text:p>D1 1782-0</text:p>
          </table:table-cell>
          <table:table-cell table:number-columns-repeated="16373"/>
        </table:table-row>
        <table:table-row table:style-name="ro7">
          <table:table-cell office:value-type="float" office:value="3381" table:style-name="ce1">
            <text:p>3381</text:p>
          </table:table-cell>
          <table:table-cell office:value-type="string" table:style-name="ce81">
            <text:p><text:s/>150,891.70</text:p>
          </table:table-cell>
          <table:table-cell office:value-type="float" office:value="776.48" table:style-name="ce82">
            <text:p>776,4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64" table:style-name="ce1">
            <text:p>156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4505" table:style-name="ce1">
            <text:p>184505</text:p>
          </table:table-cell>
          <table:table-cell office:value-type="date" office:date-value="2020-06-24T00:00:00" table:style-name="ce88">
            <text:p>24/06/2020</text:p>
          </table:table-cell>
          <table:table-cell office:value-type="string" table:style-name="ce1">
            <text:p>CL 205-002-002</text:p>
          </table:table-cell>
          <table:table-cell table:number-columns-repeated="16373"/>
        </table:table-row>
        <table:table-row table:style-name="ro7">
          <table:table-cell office:value-type="float" office:value="3382" table:style-name="ce1">
            <text:p>3382</text:p>
          </table:table-cell>
          <table:table-cell office:value-type="string" table:style-name="ce81">
            <text:p><text:s/>155,902.90</text:p>
          </table:table-cell>
          <table:table-cell office:value-type="float" office:value="5011.2" table:style-name="ce82">
            <text:p>5.011,2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64" table:style-name="ce1">
            <text:p>156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4805" table:style-name="ce1">
            <text:p>184805</text:p>
          </table:table-cell>
          <table:table-cell office:value-type="date" office:date-value="2020-06-24T00:00:00" table:style-name="ce88">
            <text:p>24/06/2020</text:p>
          </table:table-cell>
          <table:table-cell office:value-type="string" table:style-name="ce1">
            <text:p>CL 213-002-002</text:p>
          </table:table-cell>
          <table:table-cell table:number-columns-repeated="16373"/>
        </table:table-row>
        <table:table-row table:style-name="ro7">
          <table:table-cell office:value-type="float" office:value="3383" table:style-name="ce1">
            <text:p>3383</text:p>
          </table:table-cell>
          <table:table-cell office:value-type="string" table:style-name="ce81">
            <text:p><text:s/>155,920.84</text:p>
          </table:table-cell>
          <table:table-cell office:value-type="float" office:value="17.940000000000001" table:style-name="ce82">
            <text:p>17,94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64" table:style-name="ce1">
            <text:p>156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4905" table:style-name="ce1">
            <text:p>184905</text:p>
          </table:table-cell>
          <table:table-cell office:value-type="date" office:date-value="2020-06-24T00:00:00" table:style-name="ce88">
            <text:p>24/06/2020</text:p>
          </table:table-cell>
          <table:table-cell office:value-type="string" table:style-name="ce1">
            <text:p>CL 299-001-100</text:p>
          </table:table-cell>
          <table:table-cell table:number-columns-repeated="16373"/>
        </table:table-row>
        <table:table-row table:style-name="ro7">
          <table:table-cell office:value-type="float" office:value="3384" table:style-name="ce1">
            <text:p>3384</text:p>
          </table:table-cell>
          <table:table-cell office:value-type="string" table:style-name="ce81">
            <text:p><text:s/>155,933.01</text:p>
          </table:table-cell>
          <table:table-cell office:value-type="float" office:value="12.17" table:style-name="ce82">
            <text:p>12,17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64" table:style-name="ce1">
            <text:p>156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4305" table:style-name="ce1">
            <text:p>184305</text:p>
          </table:table-cell>
          <table:table-cell office:value-type="date" office:date-value="2020-06-24T00:00:00" table:style-name="ce88">
            <text:p>24/06/2020</text:p>
          </table:table-cell>
          <table:table-cell office:value-type="string" table:style-name="ce1">
            <text:p>CL 29272-003-006</text:p>
          </table:table-cell>
          <table:table-cell table:number-columns-repeated="16373"/>
        </table:table-row>
        <table:table-row table:style-name="ro7">
          <table:table-cell office:value-type="float" office:value="3385" table:style-name="ce1">
            <text:p>3385</text:p>
          </table:table-cell>
          <table:table-cell office:value-type="string" table:style-name="ce81">
            <text:p><text:s/>155,820.87</text:p>
          </table:table-cell>
          <table:table-cell office:value-type="float" office:value="0" table:style-name="ce82">
            <text:p>-<text:s/></text:p>
          </table:table-cell>
          <table:table-cell office:value-type="float" office:value="112.14" table:style-name="ce82">
            <text:p>112,14<text:s/></text:p>
          </table:table-cell>
          <table:table-cell table:style-name="ce1"/>
          <table:table-cell office:value-type="float" office:value="1579" table:style-name="ce1">
            <text:p>157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5705" table:style-name="ce1">
            <text:p>185705</text:p>
          </table:table-cell>
          <table:table-cell office:value-type="date" office:date-value="2020-06-27T00:00:00" table:style-name="ce88">
            <text:p>27/06/2020</text:p>
          </table:table-cell>
          <table:table-cell office:value-type="string" table:style-name="ce1">
            <text:p>D1 1787-0</text:p>
          </table:table-cell>
          <table:table-cell table:number-columns-repeated="16373"/>
        </table:table-row>
        <table:table-row table:style-name="ro7">
          <table:table-cell office:value-type="float" office:value="3386" table:style-name="ce1">
            <text:p>3386</text:p>
          </table:table-cell>
          <table:table-cell office:value-type="string" table:style-name="ce81">
            <text:p><text:s/>156,130.87</text:p>
          </table:table-cell>
          <table:table-cell office:value-type="float" office:value="310" table:style-name="ce82">
            <text:p>310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79" table:style-name="ce1">
            <text:p>157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5305" table:style-name="ce1">
            <text:p>185305</text:p>
          </table:table-cell>
          <table:table-cell office:value-type="date" office:date-value="2020-06-27T00:00:00" table:style-name="ce88">
            <text:p>27/06/2020</text:p>
          </table:table-cell>
          <table:table-cell office:value-type="string" table:style-name="ce1">
            <text:p>CL 252-001-001</text:p>
          </table:table-cell>
          <table:table-cell table:number-columns-repeated="16373"/>
        </table:table-row>
        <table:table-row table:style-name="ro7">
          <table:table-cell office:value-type="float" office:value="3387" table:style-name="ce1">
            <text:p>3387</text:p>
          </table:table-cell>
          <table:table-cell office:value-type="string" table:style-name="ce81">
            <text:p><text:s/>156,143.05</text:p>
          </table:table-cell>
          <table:table-cell office:value-type="float" office:value="12.18" table:style-name="ce82">
            <text:p>12,1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79" table:style-name="ce1">
            <text:p>157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5605" table:style-name="ce1">
            <text:p>185605</text:p>
          </table:table-cell>
          <table:table-cell office:value-type="date" office:date-value="2020-06-27T00:00:00" table:style-name="ce88">
            <text:p>27/06/2020</text:p>
          </table:table-cell>
          <table:table-cell office:value-type="string" table:style-name="ce1">
            <text:p>CL 9374-001-007</text:p>
          </table:table-cell>
          <table:table-cell table:number-columns-repeated="16373"/>
        </table:table-row>
        <table:table-row table:style-name="ro7">
          <table:table-cell office:value-type="float" office:value="3388" table:style-name="ce1">
            <text:p>3388</text:p>
          </table:table-cell>
          <table:table-cell office:value-type="string" table:style-name="ce81">
            <text:p><text:s/>156,683.25</text:p>
          </table:table-cell>
          <table:table-cell office:value-type="float" office:value="540.20000000000005" table:style-name="ce82">
            <text:p>540,2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79" table:style-name="ce1">
            <text:p>157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5905" table:style-name="ce1">
            <text:p>185905</text:p>
          </table:table-cell>
          <table:table-cell office:value-type="date" office:date-value="2020-06-27T00:00:00" table:style-name="ce88">
            <text:p>27/06/2020</text:p>
          </table:table-cell>
          <table:table-cell office:value-type="string" table:style-name="ce1">
            <text:p>CL 3324-001-002</text:p>
          </table:table-cell>
          <table:table-cell table:number-columns-repeated="16373"/>
        </table:table-row>
        <table:table-row table:style-name="ro7">
          <table:table-cell office:value-type="float" office:value="3389" table:style-name="ce1">
            <text:p>3389</text:p>
          </table:table-cell>
          <table:table-cell office:value-type="string" table:style-name="ce81">
            <text:p><text:s/>157,645.74</text:p>
          </table:table-cell>
          <table:table-cell office:value-type="float" office:value="962.49" table:style-name="ce82">
            <text:p>962,49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79" table:style-name="ce1">
            <text:p>157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5805" table:style-name="ce1">
            <text:p>185805</text:p>
          </table:table-cell>
          <table:table-cell office:value-type="date" office:date-value="2020-06-27T00:00:00" table:style-name="ce88">
            <text:p>27/06/2020</text:p>
          </table:table-cell>
          <table:table-cell office:value-type="string" table:style-name="ce1">
            <text:p>CL 92910-001-101</text:p>
          </table:table-cell>
          <table:table-cell table:number-columns-repeated="16373"/>
        </table:table-row>
        <table:table-row table:style-name="ro7">
          <table:table-cell office:value-type="float" office:value="3390" table:style-name="ce1">
            <text:p>3390</text:p>
          </table:table-cell>
          <table:table-cell office:value-type="string" table:style-name="ce81">
            <text:p><text:s/>158,837.42</text:p>
          </table:table-cell>
          <table:table-cell office:value-type="float" office:value="1191.68" table:style-name="ce82">
            <text:p>1.191,6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79" table:style-name="ce1">
            <text:p>157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6005" table:style-name="ce1">
            <text:p>186005</text:p>
          </table:table-cell>
          <table:table-cell office:value-type="date" office:date-value="2020-06-27T00:00:00" table:style-name="ce88">
            <text:p>27/06/2020</text:p>
          </table:table-cell>
          <table:table-cell office:value-type="string" table:style-name="ce1">
            <text:p>CL 6911-001-001</text:p>
          </table:table-cell>
          <table:table-cell table:number-columns-repeated="16373"/>
        </table:table-row>
        <table:table-row table:style-name="ro7">
          <table:table-cell office:value-type="float" office:value="3391" table:style-name="ce1">
            <text:p>3391</text:p>
          </table:table-cell>
          <table:table-cell office:value-type="string" table:style-name="ce81">
            <text:p><text:s/>159,086.52</text:p>
          </table:table-cell>
          <table:table-cell office:value-type="float" office:value="249.1" table:style-name="ce82">
            <text:p>249,1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79" table:style-name="ce1">
            <text:p>157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5405" table:style-name="ce1">
            <text:p>185405</text:p>
          </table:table-cell>
          <table:table-cell office:value-type="date" office:date-value="2020-06-27T00:00:00" table:style-name="ce88">
            <text:p>27/06/2020</text:p>
          </table:table-cell>
          <table:table-cell office:value-type="string" table:style-name="ce1">
            <text:p>CL 768-001-001</text:p>
          </table:table-cell>
          <table:table-cell table:number-columns-repeated="16373"/>
        </table:table-row>
        <table:table-row table:style-name="ro7">
          <table:table-cell office:value-type="float" office:value="3392" table:style-name="ce1">
            <text:p>3392</text:p>
          </table:table-cell>
          <table:table-cell office:value-type="string" table:style-name="ce81">
            <text:p><text:s/>159,180.47</text:p>
          </table:table-cell>
          <table:table-cell office:value-type="float" office:value="93.95" table:style-name="ce82">
            <text:p>93,9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52" table:style-name="ce1">
            <text:p>16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6405" table:style-name="ce1">
            <text:p>186405</text:p>
          </table:table-cell>
          <table:table-cell office:value-type="date" office:date-value="2020-07-01T00:00:00" table:style-name="ce88">
            <text:p>01/07/2020</text:p>
          </table:table-cell>
          <table:table-cell office:value-type="string" table:style-name="ce1">
            <text:p>CL 797-001-001</text:p>
          </table:table-cell>
          <table:table-cell table:number-columns-repeated="16373"/>
        </table:table-row>
        <table:table-row table:style-name="ro7">
          <table:table-cell office:value-type="float" office:value="3393" table:style-name="ce1">
            <text:p>3393</text:p>
          </table:table-cell>
          <table:table-cell office:value-type="string" table:style-name="ce81">
            <text:p><text:s/>160,649.00</text:p>
          </table:table-cell>
          <table:table-cell office:value-type="float" office:value="1468.53" table:style-name="ce82">
            <text:p>1.468,53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52" table:style-name="ce1">
            <text:p>16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6705" table:style-name="ce1">
            <text:p>186705</text:p>
          </table:table-cell>
          <table:table-cell office:value-type="date" office:date-value="2020-07-01T00:00:00" table:style-name="ce88">
            <text:p>01/07/2020</text:p>
          </table:table-cell>
          <table:table-cell office:value-type="string" table:style-name="ce1">
            <text:p>CL 13458-001-003</text:p>
          </table:table-cell>
          <table:table-cell table:number-columns-repeated="16373"/>
        </table:table-row>
        <table:table-row table:style-name="ro7">
          <table:table-cell office:value-type="float" office:value="3394" table:style-name="ce1">
            <text:p>3394</text:p>
          </table:table-cell>
          <table:table-cell office:value-type="string" table:style-name="ce81">
            <text:p><text:s/>161,331.85</text:p>
          </table:table-cell>
          <table:table-cell office:value-type="float" office:value="682.85" table:style-name="ce82">
            <text:p>682,8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52" table:style-name="ce1">
            <text:p>16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6605" table:style-name="ce1">
            <text:p>186605</text:p>
          </table:table-cell>
          <table:table-cell office:value-type="date" office:date-value="2020-07-01T00:00:00" table:style-name="ce88">
            <text:p>01/07/2020</text:p>
          </table:table-cell>
          <table:table-cell office:value-type="string" table:style-name="ce1">
            <text:p>CL 307-001-100</text:p>
          </table:table-cell>
          <table:table-cell table:number-columns-repeated="16373"/>
        </table:table-row>
        <table:table-row table:style-name="ro7">
          <table:table-cell office:value-type="float" office:value="3395" table:style-name="ce1">
            <text:p>3395</text:p>
          </table:table-cell>
          <table:table-cell office:value-type="string" table:style-name="ce81">
            <text:p><text:s/>162,093.85</text:p>
          </table:table-cell>
          <table:table-cell office:value-type="float" office:value="762" table:style-name="ce82">
            <text:p>762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52" table:style-name="ce1">
            <text:p>16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6505" table:style-name="ce1">
            <text:p>186505</text:p>
          </table:table-cell>
          <table:table-cell office:value-type="date" office:date-value="2020-07-01T00:00:00" table:style-name="ce88">
            <text:p>01/07/2020</text:p>
          </table:table-cell>
          <table:table-cell office:value-type="string" table:style-name="ce1">
            <text:p>CL 794-001-001</text:p>
          </table:table-cell>
          <table:table-cell table:number-columns-repeated="16373"/>
        </table:table-row>
        <table:table-row table:style-name="ro7">
          <table:table-cell office:value-type="float" office:value="3396" table:style-name="ce1">
            <text:p>3396</text:p>
          </table:table-cell>
          <table:table-cell office:value-type="string" table:style-name="ce81">
            <text:p><text:s/>163,140.00</text:p>
          </table:table-cell>
          <table:table-cell office:value-type="float" office:value="1046.1500000000001" table:style-name="ce82">
            <text:p>1.046,1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52" table:style-name="ce1">
            <text:p>16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6105" table:style-name="ce1">
            <text:p>186105</text:p>
          </table:table-cell>
          <table:table-cell office:value-type="date" office:date-value="2020-07-01T00:00:00" table:style-name="ce88">
            <text:p>01/07/2020</text:p>
          </table:table-cell>
          <table:table-cell office:value-type="string" table:style-name="ce1">
            <text:p>CL 93303-001-101</text:p>
          </table:table-cell>
          <table:table-cell table:number-columns-repeated="16373"/>
        </table:table-row>
        <table:table-row table:style-name="ro7">
          <table:table-cell office:value-type="float" office:value="3397" table:style-name="ce1">
            <text:p>3397</text:p>
          </table:table-cell>
          <table:table-cell office:value-type="string" table:style-name="ce81">
            <text:p><text:s/>163,663.84</text:p>
          </table:table-cell>
          <table:table-cell office:value-type="float" office:value="523.84" table:style-name="ce82">
            <text:p>523,84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52" table:style-name="ce1">
            <text:p>16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6305" table:style-name="ce1">
            <text:p>186305</text:p>
          </table:table-cell>
          <table:table-cell office:value-type="date" office:date-value="2020-07-01T00:00:00" table:style-name="ce88">
            <text:p>01/07/2020</text:p>
          </table:table-cell>
          <table:table-cell office:value-type="string" table:style-name="ce1">
            <text:p>CL 1845-022-901</text:p>
          </table:table-cell>
          <table:table-cell table:number-columns-repeated="16373"/>
        </table:table-row>
        <table:table-row table:style-name="ro7">
          <table:table-cell office:value-type="float" office:value="3398" table:style-name="ce1">
            <text:p>3398</text:p>
          </table:table-cell>
          <table:table-cell office:value-type="string" table:style-name="ce81">
            <text:p><text:s/>163,672.78</text:p>
          </table:table-cell>
          <table:table-cell office:value-type="float" office:value="8.94" table:style-name="ce82">
            <text:p>8,94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52" table:style-name="ce1">
            <text:p>16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6205" table:style-name="ce1">
            <text:p>186205</text:p>
          </table:table-cell>
          <table:table-cell office:value-type="date" office:date-value="2020-07-01T00:00:00" table:style-name="ce88">
            <text:p>01/07/2020</text:p>
          </table:table-cell>
          <table:table-cell office:value-type="string" table:style-name="ce1">
            <text:p>CL 308-001-100</text:p>
          </table:table-cell>
          <table:table-cell table:number-columns-repeated="16373"/>
        </table:table-row>
        <table:table-row table:style-name="ro7">
          <table:table-cell office:value-type="float" office:value="3399" table:style-name="ce1">
            <text:p>3399</text:p>
          </table:table-cell>
          <table:table-cell office:value-type="string" table:style-name="ce81">
            <text:p><text:s/>163,729.00</text:p>
          </table:table-cell>
          <table:table-cell office:value-type="float" office:value="56.22" table:style-name="ce82">
            <text:p>56,22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05" table:style-name="ce1">
            <text:p>16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8805" table:style-name="ce1">
            <text:p>188805</text:p>
          </table:table-cell>
          <table:table-cell office:value-type="date" office:date-value="2020-07-05T00:00:00" table:style-name="ce88">
            <text:p>05/07/2020</text:p>
          </table:table-cell>
          <table:table-cell office:value-type="string" table:style-name="ce1">
            <text:p>CL 414894-001-011</text:p>
          </table:table-cell>
          <table:table-cell table:number-columns-repeated="16373"/>
        </table:table-row>
        <table:table-row table:style-name="ro7">
          <table:table-cell office:value-type="float" office:value="3400" table:style-name="ce1">
            <text:p>3400</text:p>
          </table:table-cell>
          <table:table-cell office:value-type="string" table:style-name="ce81">
            <text:p><text:s/>164,324.84</text:p>
          </table:table-cell>
          <table:table-cell office:value-type="float" office:value="595.84" table:style-name="ce82">
            <text:p>595,84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05" table:style-name="ce1">
            <text:p>16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7305" table:style-name="ce1">
            <text:p>187305</text:p>
          </table:table-cell>
          <table:table-cell office:value-type="date" office:date-value="2020-07-05T00:00:00" table:style-name="ce88">
            <text:p>05/07/2020</text:p>
          </table:table-cell>
          <table:table-cell office:value-type="string" table:style-name="ce1">
            <text:p>CL 7047-001-001</text:p>
          </table:table-cell>
          <table:table-cell table:number-columns-repeated="16373"/>
        </table:table-row>
        <table:table-row table:style-name="ro7">
          <table:table-cell office:value-type="float" office:value="3401" table:style-name="ce1">
            <text:p>3401</text:p>
          </table:table-cell>
          <table:table-cell office:value-type="string" table:style-name="ce81">
            <text:p><text:s/>164,835.56</text:p>
          </table:table-cell>
          <table:table-cell office:value-type="float" office:value="510.72" table:style-name="ce82">
            <text:p>510,72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05" table:style-name="ce1">
            <text:p>16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6905" table:style-name="ce1">
            <text:p>186905</text:p>
          </table:table-cell>
          <table:table-cell office:value-type="date" office:date-value="2020-07-05T00:00:00" table:style-name="ce88">
            <text:p>05/07/2020</text:p>
          </table:table-cell>
          <table:table-cell office:value-type="string" table:style-name="ce1">
            <text:p>CL 6978-001-001</text:p>
          </table:table-cell>
          <table:table-cell table:number-columns-repeated="16373"/>
        </table:table-row>
        <table:table-row table:style-name="ro7">
          <table:table-cell office:value-type="float" office:value="3402" table:style-name="ce1">
            <text:p>3402</text:p>
          </table:table-cell>
          <table:table-cell office:value-type="string" table:style-name="ce81">
            <text:p><text:s/>165,857.00</text:p>
          </table:table-cell>
          <table:table-cell office:value-type="float" office:value="1021.44" table:style-name="ce82">
            <text:p>1.021,44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05" table:style-name="ce1">
            <text:p>16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7005" table:style-name="ce1">
            <text:p>187005</text:p>
          </table:table-cell>
          <table:table-cell office:value-type="date" office:date-value="2020-07-05T00:00:00" table:style-name="ce88">
            <text:p>05/07/2020</text:p>
          </table:table-cell>
          <table:table-cell office:value-type="string" table:style-name="ce1">
            <text:p>CL 6978-001-001</text:p>
          </table:table-cell>
          <table:table-cell table:number-columns-repeated="16373"/>
        </table:table-row>
        <table:table-row table:style-name="ro7">
          <table:table-cell office:value-type="float" office:value="3403" table:style-name="ce1">
            <text:p>3403</text:p>
          </table:table-cell>
          <table:table-cell office:value-type="string" table:style-name="ce81">
            <text:p><text:s/>168,240.36</text:p>
          </table:table-cell>
          <table:table-cell office:value-type="float" office:value="2383.36" table:style-name="ce82">
            <text:p>2.383,36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05" table:style-name="ce1">
            <text:p>16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7105" table:style-name="ce1">
            <text:p>187105</text:p>
          </table:table-cell>
          <table:table-cell office:value-type="date" office:date-value="2020-07-05T00:00:00" table:style-name="ce88">
            <text:p>05/07/2020</text:p>
          </table:table-cell>
          <table:table-cell office:value-type="string" table:style-name="ce1">
            <text:p>CL 6980-001-001</text:p>
          </table:table-cell>
          <table:table-cell table:number-columns-repeated="16373"/>
        </table:table-row>
        <table:table-row table:style-name="ro7">
          <table:table-cell office:value-type="float" office:value="3404" table:style-name="ce1">
            <text:p>3404</text:p>
          </table:table-cell>
          <table:table-cell office:value-type="string" table:style-name="ce81">
            <text:p><text:s/>168,343.17</text:p>
          </table:table-cell>
          <table:table-cell office:value-type="float" office:value="102.81" table:style-name="ce82">
            <text:p>102,81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05" table:style-name="ce1">
            <text:p>16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8405" table:style-name="ce1">
            <text:p>188405</text:p>
          </table:table-cell>
          <table:table-cell office:value-type="date" office:date-value="2020-07-05T00:00:00" table:style-name="ce88">
            <text:p>05/07/2020</text:p>
          </table:table-cell>
          <table:table-cell office:value-type="string" table:style-name="ce1">
            <text:p>CL 317204-022-902</text:p>
          </table:table-cell>
          <table:table-cell table:number-columns-repeated="16373"/>
        </table:table-row>
        <table:table-row table:style-name="ro7">
          <table:table-cell office:value-type="float" office:value="3405" table:style-name="ce1">
            <text:p>3405</text:p>
          </table:table-cell>
          <table:table-cell office:value-type="string" table:style-name="ce81">
            <text:p><text:s/>171,683.97</text:p>
          </table:table-cell>
          <table:table-cell office:value-type="float" office:value="3340.8" table:style-name="ce82">
            <text:p>3.340,8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05" table:style-name="ce1">
            <text:p>16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8305" table:style-name="ce1">
            <text:p>188305</text:p>
          </table:table-cell>
          <table:table-cell office:value-type="date" office:date-value="2020-07-05T00:00:00" table:style-name="ce88">
            <text:p>05/07/2020</text:p>
          </table:table-cell>
          <table:table-cell office:value-type="string" table:style-name="ce1">
            <text:p>CL 239-002-002</text:p>
          </table:table-cell>
          <table:table-cell table:number-columns-repeated="16373"/>
        </table:table-row>
        <table:table-row table:style-name="ro7">
          <table:table-cell office:value-type="float" office:value="3406" table:style-name="ce1">
            <text:p>3406</text:p>
          </table:table-cell>
          <table:table-cell office:value-type="string" table:style-name="ce81">
            <text:p><text:s/>171,699.81</text:p>
          </table:table-cell>
          <table:table-cell office:value-type="float" office:value="15.84" table:style-name="ce82">
            <text:p>15,84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05" table:style-name="ce1">
            <text:p>16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8505" table:style-name="ce1">
            <text:p>188505</text:p>
          </table:table-cell>
          <table:table-cell office:value-type="date" office:date-value="2020-07-05T00:00:00" table:style-name="ce88">
            <text:p>05/07/2020</text:p>
          </table:table-cell>
          <table:table-cell office:value-type="string" table:style-name="ce1">
            <text:p>CL 325-001-100</text:p>
          </table:table-cell>
          <table:table-cell table:number-columns-repeated="16373"/>
        </table:table-row>
        <table:table-row table:style-name="ro7">
          <table:table-cell office:value-type="float" office:value="3407" table:style-name="ce1">
            <text:p>3407</text:p>
          </table:table-cell>
          <table:table-cell office:value-type="string" table:style-name="ce81">
            <text:p><text:s/>172,064.81</text:p>
          </table:table-cell>
          <table:table-cell office:value-type="float" office:value="365" table:style-name="ce82">
            <text:p>365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05" table:style-name="ce1">
            <text:p>16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8605" table:style-name="ce1">
            <text:p>188605</text:p>
          </table:table-cell>
          <table:table-cell office:value-type="date" office:date-value="2020-07-05T00:00:00" table:style-name="ce88">
            <text:p>05/07/2020</text:p>
          </table:table-cell>
          <table:table-cell office:value-type="string" table:style-name="ce1">
            <text:p>CL 3348-001-002</text:p>
          </table:table-cell>
          <table:table-cell table:number-columns-repeated="16373"/>
        </table:table-row>
        <table:table-row table:style-name="ro7">
          <table:table-cell office:value-type="float" office:value="3408" table:style-name="ce1">
            <text:p>3408</text:p>
          </table:table-cell>
          <table:table-cell office:value-type="string" table:style-name="ce81">
            <text:p><text:s/>173,145.91</text:p>
          </table:table-cell>
          <table:table-cell office:value-type="float" office:value="1081.0999999999999" table:style-name="ce82">
            <text:p>1.081,1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05" table:style-name="ce1">
            <text:p>16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8705" table:style-name="ce1">
            <text:p>188705</text:p>
          </table:table-cell>
          <table:table-cell office:value-type="date" office:date-value="2020-07-05T00:00:00" table:style-name="ce88">
            <text:p>05/07/2020</text:p>
          </table:table-cell>
          <table:table-cell office:value-type="string" table:style-name="ce1">
            <text:p>CL 820-001-001</text:p>
          </table:table-cell>
          <table:table-cell table:number-columns-repeated="16373"/>
        </table:table-row>
        <table:table-row table:style-name="ro7">
          <table:table-cell office:value-type="float" office:value="3409" table:style-name="ce1">
            <text:p>3409</text:p>
          </table:table-cell>
          <table:table-cell office:value-type="string" table:style-name="ce81">
            <text:p><text:s/>173,741.75</text:p>
          </table:table-cell>
          <table:table-cell office:value-type="float" office:value="595.84" table:style-name="ce82">
            <text:p>595,84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05" table:style-name="ce1">
            <text:p>16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7205" table:style-name="ce1">
            <text:p>187205</text:p>
          </table:table-cell>
          <table:table-cell office:value-type="date" office:date-value="2020-07-05T00:00:00" table:style-name="ce88">
            <text:p>05/07/2020</text:p>
          </table:table-cell>
          <table:table-cell office:value-type="string" table:style-name="ce1">
            <text:p>CL 7071-001-001</text:p>
          </table:table-cell>
          <table:table-cell table:number-columns-repeated="16373"/>
        </table:table-row>
        <table:table-row table:style-name="ro7">
          <table:table-cell office:value-type="float" office:value="3410" table:style-name="ce1">
            <text:p>3410</text:p>
          </table:table-cell>
          <table:table-cell office:value-type="string" table:style-name="ce81">
            <text:p><text:s/>173,790.95</text:p>
          </table:table-cell>
          <table:table-cell office:value-type="float" office:value="49.2" table:style-name="ce82">
            <text:p>49,2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05" table:style-name="ce1">
            <text:p>16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7405" table:style-name="ce1">
            <text:p>187405</text:p>
          </table:table-cell>
          <table:table-cell office:value-type="date" office:date-value="2020-07-05T00:00:00" table:style-name="ce88">
            <text:p>05/07/2020</text:p>
          </table:table-cell>
          <table:table-cell office:value-type="string" table:style-name="ce1">
            <text:p>CL 414910-001-011</text:p>
          </table:table-cell>
          <table:table-cell table:number-columns-repeated="16373"/>
        </table:table-row>
        <table:table-row table:style-name="ro7">
          <table:table-cell office:value-type="float" office:value="3411" table:style-name="ce1">
            <text:p>3411</text:p>
          </table:table-cell>
          <table:table-cell office:value-type="string" table:style-name="ce81">
            <text:p><text:s/>173,803.03</text:p>
          </table:table-cell>
          <table:table-cell office:value-type="float" office:value="12.08" table:style-name="ce82">
            <text:p>12,0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05" table:style-name="ce1">
            <text:p>16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7505" table:style-name="ce1">
            <text:p>187505</text:p>
          </table:table-cell>
          <table:table-cell office:value-type="date" office:date-value="2020-07-05T00:00:00" table:style-name="ce88">
            <text:p>05/07/2020</text:p>
          </table:table-cell>
          <table:table-cell office:value-type="string" table:style-name="ce1">
            <text:p>CL 414897-001-011</text:p>
          </table:table-cell>
          <table:table-cell table:number-columns-repeated="16373"/>
        </table:table-row>
        <table:table-row table:style-name="ro7">
          <table:table-cell office:value-type="float" office:value="3412" table:style-name="ce1">
            <text:p>3412</text:p>
          </table:table-cell>
          <table:table-cell office:value-type="string" table:style-name="ce81">
            <text:p><text:s/>173,815.11</text:p>
          </table:table-cell>
          <table:table-cell office:value-type="float" office:value="12.08" table:style-name="ce82">
            <text:p>12,0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05" table:style-name="ce1">
            <text:p>16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7605" table:style-name="ce1">
            <text:p>187605</text:p>
          </table:table-cell>
          <table:table-cell office:value-type="date" office:date-value="2020-07-05T00:00:00" table:style-name="ce88">
            <text:p>05/07/2020</text:p>
          </table:table-cell>
          <table:table-cell office:value-type="string" table:style-name="ce1">
            <text:p>CL 414915-001-011</text:p>
          </table:table-cell>
          <table:table-cell table:number-columns-repeated="16373"/>
        </table:table-row>
        <table:table-row table:style-name="ro7">
          <table:table-cell office:value-type="float" office:value="3413" table:style-name="ce1">
            <text:p>3413</text:p>
          </table:table-cell>
          <table:table-cell office:value-type="string" table:style-name="ce81">
            <text:p><text:s/>173,866.56</text:p>
          </table:table-cell>
          <table:table-cell office:value-type="float" office:value="51.45" table:style-name="ce82">
            <text:p>51,4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05" table:style-name="ce1">
            <text:p>16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7705" table:style-name="ce1">
            <text:p>187705</text:p>
          </table:table-cell>
          <table:table-cell office:value-type="date" office:date-value="2020-07-05T00:00:00" table:style-name="ce88">
            <text:p>05/07/2020</text:p>
          </table:table-cell>
          <table:table-cell office:value-type="string" table:style-name="ce1">
            <text:p>CL 414916-001-011</text:p>
          </table:table-cell>
          <table:table-cell table:number-columns-repeated="16373"/>
        </table:table-row>
        <table:table-row table:style-name="ro7">
          <table:table-cell office:value-type="float" office:value="3414" table:style-name="ce1">
            <text:p>3414</text:p>
          </table:table-cell>
          <table:table-cell office:value-type="string" table:style-name="ce81">
            <text:p><text:s/>176,784.32</text:p>
          </table:table-cell>
          <table:table-cell office:value-type="float" office:value="2917.76" table:style-name="ce82">
            <text:p>2.917,76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05" table:style-name="ce1">
            <text:p>16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7805" table:style-name="ce1">
            <text:p>187805</text:p>
          </table:table-cell>
          <table:table-cell office:value-type="date" office:date-value="2020-07-05T00:00:00" table:style-name="ce88">
            <text:p>05/07/2020</text:p>
          </table:table-cell>
          <table:table-cell office:value-type="string" table:style-name="ce1">
            <text:p>CL 414917-001-011</text:p>
          </table:table-cell>
          <table:table-cell table:number-columns-repeated="16373"/>
        </table:table-row>
        <table:table-row table:style-name="ro7">
          <table:table-cell office:value-type="float" office:value="3415" table:style-name="ce1">
            <text:p>3415</text:p>
          </table:table-cell>
          <table:table-cell office:value-type="string" table:style-name="ce81">
            <text:p><text:s/>176,835.77</text:p>
          </table:table-cell>
          <table:table-cell office:value-type="float" office:value="51.45" table:style-name="ce82">
            <text:p>51,4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05" table:style-name="ce1">
            <text:p>16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7905" table:style-name="ce1">
            <text:p>187905</text:p>
          </table:table-cell>
          <table:table-cell office:value-type="date" office:date-value="2020-07-05T00:00:00" table:style-name="ce88">
            <text:p>05/07/2020</text:p>
          </table:table-cell>
          <table:table-cell office:value-type="string" table:style-name="ce1">
            <text:p>CL 414918-001-011</text:p>
          </table:table-cell>
          <table:table-cell table:number-columns-repeated="16373"/>
        </table:table-row>
        <table:table-row table:style-name="ro7">
          <table:table-cell office:value-type="float" office:value="3416" table:style-name="ce1">
            <text:p>3416</text:p>
          </table:table-cell>
          <table:table-cell office:value-type="string" table:style-name="ce81">
            <text:p><text:s/>176,991.36</text:p>
          </table:table-cell>
          <table:table-cell office:value-type="float" office:value="155.59" table:style-name="ce82">
            <text:p>155,59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05" table:style-name="ce1">
            <text:p>16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8005" table:style-name="ce1">
            <text:p>188005</text:p>
          </table:table-cell>
          <table:table-cell office:value-type="date" office:date-value="2020-07-05T00:00:00" table:style-name="ce88">
            <text:p>05/07/2020</text:p>
          </table:table-cell>
          <table:table-cell office:value-type="string" table:style-name="ce1">
            <text:p>CL 414922-001-011</text:p>
          </table:table-cell>
          <table:table-cell table:number-columns-repeated="16373"/>
        </table:table-row>
        <table:table-row table:style-name="ro7">
          <table:table-cell office:value-type="float" office:value="3417" table:style-name="ce1">
            <text:p>3417</text:p>
          </table:table-cell>
          <table:table-cell office:value-type="string" table:style-name="ce81">
            <text:p><text:s/>177,024.00</text:p>
          </table:table-cell>
          <table:table-cell office:value-type="float" office:value="32.64" table:style-name="ce82">
            <text:p>32,64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05" table:style-name="ce1">
            <text:p>16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8105" table:style-name="ce1">
            <text:p>188105</text:p>
          </table:table-cell>
          <table:table-cell office:value-type="date" office:date-value="2020-07-05T00:00:00" table:style-name="ce88">
            <text:p>05/07/2020</text:p>
          </table:table-cell>
          <table:table-cell office:value-type="string" table:style-name="ce1">
            <text:p>CL 414921-001-011</text:p>
          </table:table-cell>
          <table:table-cell table:number-columns-repeated="16373"/>
        </table:table-row>
        <table:table-row table:style-name="ro7">
          <table:table-cell office:value-type="float" office:value="3418" table:style-name="ce1">
            <text:p>3418</text:p>
          </table:table-cell>
          <table:table-cell office:value-type="string" table:style-name="ce81">
            <text:p><text:s/>177,113.70</text:p>
          </table:table-cell>
          <table:table-cell office:value-type="float" office:value="89.7" table:style-name="ce82">
            <text:p>89,7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05" table:style-name="ce1">
            <text:p>16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8205" table:style-name="ce1">
            <text:p>188205</text:p>
          </table:table-cell>
          <table:table-cell office:value-type="date" office:date-value="2020-07-05T00:00:00" table:style-name="ce88">
            <text:p>05/07/2020</text:p>
          </table:table-cell>
          <table:table-cell office:value-type="string" table:style-name="ce1">
            <text:p>CL 414920-001-011</text:p>
          </table:table-cell>
          <table:table-cell table:number-columns-repeated="16373"/>
        </table:table-row>
        <table:table-row table:style-name="ro7">
          <table:table-cell office:value-type="float" office:value="3419" table:style-name="ce1">
            <text:p>3419</text:p>
          </table:table-cell>
          <table:table-cell office:value-type="string" table:style-name="ce81">
            <text:p><text:s/>177,338.60</text:p>
          </table:table-cell>
          <table:table-cell office:value-type="float" office:value="224.9" table:style-name="ce82">
            <text:p>224,9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05" table:style-name="ce1">
            <text:p>16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6805" table:style-name="ce1">
            <text:p>186805</text:p>
          </table:table-cell>
          <table:table-cell office:value-type="date" office:date-value="2020-07-05T00:00:00" table:style-name="ce88">
            <text:p>05/07/2020</text:p>
          </table:table-cell>
          <table:table-cell office:value-type="string" table:style-name="ce1">
            <text:p>CL 82845-001-008</text:p>
          </table:table-cell>
          <table:table-cell table:number-columns-repeated="16373"/>
        </table:table-row>
        <table:table-row table:style-name="ro7">
          <table:table-cell office:value-type="float" office:value="3420" table:style-name="ce1">
            <text:p>3420</text:p>
          </table:table-cell>
          <table:table-cell office:value-type="string" table:style-name="ce81">
            <text:p><text:s/>179,729.10</text:p>
          </table:table-cell>
          <table:table-cell office:value-type="float" office:value="2390.5" table:style-name="ce82">
            <text:p>2.390,5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26" table:style-name="ce1">
            <text:p>16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0405" table:style-name="ce1">
            <text:p>190405</text:p>
          </table:table-cell>
          <table:table-cell office:value-type="date" office:date-value="2020-07-09T00:00:00" table:style-name="ce88">
            <text:p>09/07/2020</text:p>
          </table:table-cell>
          <table:table-cell office:value-type="string" table:style-name="ce1">
            <text:p>CL 7165-001-001</text:p>
          </table:table-cell>
          <table:table-cell table:number-columns-repeated="16373"/>
        </table:table-row>
        <table:table-row table:style-name="ro7">
          <table:table-cell office:value-type="float" office:value="3421" table:style-name="ce1">
            <text:p>3421</text:p>
          </table:table-cell>
          <table:table-cell office:value-type="string" table:style-name="ce81">
            <text:p><text:s/>179,681.15</text:p>
          </table:table-cell>
          <table:table-cell office:value-type="float" office:value="0" table:style-name="ce82">
            <text:p>-<text:s/></text:p>
          </table:table-cell>
          <table:table-cell office:value-type="float" office:value="47.95" table:style-name="ce82">
            <text:p>47,95<text:s/></text:p>
          </table:table-cell>
          <table:table-cell table:style-name="ce1"/>
          <table:table-cell office:value-type="float" office:value="1626" table:style-name="ce1">
            <text:p>16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0205" table:style-name="ce1">
            <text:p>190205</text:p>
          </table:table-cell>
          <table:table-cell office:value-type="date" office:date-value="2020-07-09T00:00:00" table:style-name="ce88">
            <text:p>09/07/2020</text:p>
          </table:table-cell>
          <table:table-cell office:value-type="string" table:style-name="ce1">
            <text:p>D1 1789-0</text:p>
          </table:table-cell>
          <table:table-cell table:number-columns-repeated="16373"/>
        </table:table-row>
        <table:table-row table:style-name="ro7">
          <table:table-cell office:value-type="float" office:value="3422" table:style-name="ce1">
            <text:p>3422</text:p>
          </table:table-cell>
          <table:table-cell office:value-type="string" table:style-name="ce81">
            <text:p><text:s/>180,065.65</text:p>
          </table:table-cell>
          <table:table-cell office:value-type="float" office:value="384.5" table:style-name="ce82">
            <text:p>384,5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26" table:style-name="ce1">
            <text:p>16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9405" table:style-name="ce1">
            <text:p>189405</text:p>
          </table:table-cell>
          <table:table-cell office:value-type="date" office:date-value="2020-07-09T00:00:00" table:style-name="ce88">
            <text:p>09/07/2020</text:p>
          </table:table-cell>
          <table:table-cell office:value-type="string" table:style-name="ce1">
            <text:p>CL 350-001-100</text:p>
          </table:table-cell>
          <table:table-cell table:number-columns-repeated="16373"/>
        </table:table-row>
        <table:table-row table:style-name="ro7">
          <table:table-cell office:value-type="float" office:value="3423" table:style-name="ce1">
            <text:p>3423</text:p>
          </table:table-cell>
          <table:table-cell office:value-type="string" table:style-name="ce81">
            <text:p><text:s/>182,100.55</text:p>
          </table:table-cell>
          <table:table-cell office:value-type="float" office:value="2034.9" table:style-name="ce82">
            <text:p>2.034,9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26" table:style-name="ce1">
            <text:p>16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9905" table:style-name="ce1">
            <text:p>189905</text:p>
          </table:table-cell>
          <table:table-cell office:value-type="date" office:date-value="2020-07-09T00:00:00" table:style-name="ce88">
            <text:p>09/07/2020</text:p>
          </table:table-cell>
          <table:table-cell office:value-type="string" table:style-name="ce1">
            <text:p>CL 19057-001-101</text:p>
          </table:table-cell>
          <table:table-cell table:number-columns-repeated="16373"/>
        </table:table-row>
        <table:table-row table:style-name="ro7">
          <table:table-cell office:value-type="float" office:value="3424" table:style-name="ce1">
            <text:p>3424</text:p>
          </table:table-cell>
          <table:table-cell office:value-type="string" table:style-name="ce81">
            <text:p><text:s/>182,129.90</text:p>
          </table:table-cell>
          <table:table-cell office:value-type="float" office:value="29.35" table:style-name="ce82">
            <text:p>29,3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26" table:style-name="ce1">
            <text:p>16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9205" table:style-name="ce1">
            <text:p>189205</text:p>
          </table:table-cell>
          <table:table-cell office:value-type="date" office:date-value="2020-07-09T00:00:00" table:style-name="ce88">
            <text:p>09/07/2020</text:p>
          </table:table-cell>
          <table:table-cell office:value-type="string" table:style-name="ce1">
            <text:p>CL 414911-001-011</text:p>
          </table:table-cell>
          <table:table-cell table:number-columns-repeated="16373"/>
        </table:table-row>
        <table:table-row table:style-name="ro7">
          <table:table-cell office:value-type="float" office:value="3425" table:style-name="ce1">
            <text:p>3425</text:p>
          </table:table-cell>
          <table:table-cell office:value-type="string" table:style-name="ce81">
            <text:p><text:s/>182,148.50</text:p>
          </table:table-cell>
          <table:table-cell office:value-type="float" office:value="18.600000000000001" table:style-name="ce82">
            <text:p>18,6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26" table:style-name="ce1">
            <text:p>16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9005" table:style-name="ce1">
            <text:p>189005</text:p>
          </table:table-cell>
          <table:table-cell office:value-type="date" office:date-value="2020-07-09T00:00:00" table:style-name="ce88">
            <text:p>09/07/2020</text:p>
          </table:table-cell>
          <table:table-cell office:value-type="string" table:style-name="ce1">
            <text:p>CL 414913-001-011</text:p>
          </table:table-cell>
          <table:table-cell table:number-columns-repeated="16373"/>
        </table:table-row>
        <table:table-row table:style-name="ro7">
          <table:table-cell office:value-type="float" office:value="3426" table:style-name="ce1">
            <text:p>3426</text:p>
          </table:table-cell>
          <table:table-cell office:value-type="string" table:style-name="ce81">
            <text:p><text:s/>183,603.23</text:p>
          </table:table-cell>
          <table:table-cell office:value-type="float" office:value="1454.73" table:style-name="ce82">
            <text:p>1.454,73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26" table:style-name="ce1">
            <text:p>16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9705" table:style-name="ce1">
            <text:p>189705</text:p>
          </table:table-cell>
          <table:table-cell office:value-type="date" office:date-value="2020-07-09T00:00:00" table:style-name="ce88">
            <text:p>09/07/2020</text:p>
          </table:table-cell>
          <table:table-cell office:value-type="string" table:style-name="ce1">
            <text:p>CL 53263-001-102</text:p>
          </table:table-cell>
          <table:table-cell table:number-columns-repeated="16373"/>
        </table:table-row>
        <table:table-row table:style-name="ro7">
          <table:table-cell office:value-type="float" office:value="3427" table:style-name="ce1">
            <text:p>3427</text:p>
          </table:table-cell>
          <table:table-cell office:value-type="string" table:style-name="ce81">
            <text:p><text:s/>183,925.55</text:p>
          </table:table-cell>
          <table:table-cell office:value-type="float" office:value="322.32" table:style-name="ce82">
            <text:p>322,32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26" table:style-name="ce1">
            <text:p>16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9305" table:style-name="ce1">
            <text:p>189305</text:p>
          </table:table-cell>
          <table:table-cell office:value-type="date" office:date-value="2020-07-09T00:00:00" table:style-name="ce88">
            <text:p>09/07/2020</text:p>
          </table:table-cell>
          <table:table-cell office:value-type="string" table:style-name="ce1">
            <text:p>CL 93964-001-101</text:p>
          </table:table-cell>
          <table:table-cell table:number-columns-repeated="16373"/>
        </table:table-row>
        <table:table-row table:style-name="ro7">
          <table:table-cell office:value-type="float" office:value="3428" table:style-name="ce1">
            <text:p>3428</text:p>
          </table:table-cell>
          <table:table-cell office:value-type="string" table:style-name="ce81">
            <text:p><text:s/>183,977.00</text:p>
          </table:table-cell>
          <table:table-cell office:value-type="float" office:value="51.45" table:style-name="ce82">
            <text:p>51,4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26" table:style-name="ce1">
            <text:p>16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0005" table:style-name="ce1">
            <text:p>190005</text:p>
          </table:table-cell>
          <table:table-cell office:value-type="date" office:date-value="2020-07-09T00:00:00" table:style-name="ce88">
            <text:p>09/07/2020</text:p>
          </table:table-cell>
          <table:table-cell office:value-type="string" table:style-name="ce1">
            <text:p>CL 414924-001-011</text:p>
          </table:table-cell>
          <table:table-cell table:number-columns-repeated="16373"/>
        </table:table-row>
        <table:table-row table:style-name="ro7">
          <table:table-cell office:value-type="float" office:value="3429" table:style-name="ce1">
            <text:p>3429</text:p>
          </table:table-cell>
          <table:table-cell office:value-type="string" table:style-name="ce81">
            <text:p><text:s/>184,991.73</text:p>
          </table:table-cell>
          <table:table-cell office:value-type="float" office:value="1014.73" table:style-name="ce82">
            <text:p>1.014,73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26" table:style-name="ce1">
            <text:p>16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0505" table:style-name="ce1">
            <text:p>190505</text:p>
          </table:table-cell>
          <table:table-cell office:value-type="date" office:date-value="2020-07-09T00:00:00" table:style-name="ce88">
            <text:p>09/07/2020</text:p>
          </table:table-cell>
          <table:table-cell office:value-type="string" table:style-name="ce1">
            <text:p>CL 235-002-002</text:p>
          </table:table-cell>
          <table:table-cell table:number-columns-repeated="16373"/>
        </table:table-row>
        <table:table-row table:style-name="ro7">
          <table:table-cell office:value-type="float" office:value="3430" table:style-name="ce1">
            <text:p>3430</text:p>
          </table:table-cell>
          <table:table-cell office:value-type="string" table:style-name="ce81">
            <text:p><text:s/>186,908.78</text:p>
          </table:table-cell>
          <table:table-cell office:value-type="float" office:value="1917.05" table:style-name="ce82">
            <text:p>1.917,0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08" table:style-name="ce1">
            <text:p>16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0605" table:style-name="ce1">
            <text:p>190605</text:p>
          </table:table-cell>
          <table:table-cell office:value-type="date" office:date-value="2020-07-09T00:00:00" table:style-name="ce88">
            <text:p>09/07/2020</text:p>
          </table:table-cell>
          <table:table-cell office:value-type="string" table:style-name="ce1">
            <text:p>CL 7134-001-001</text:p>
          </table:table-cell>
          <table:table-cell table:number-columns-repeated="16373"/>
        </table:table-row>
        <table:table-row table:style-name="ro7">
          <table:table-cell office:value-type="float" office:value="3431" table:style-name="ce1">
            <text:p>3431</text:p>
          </table:table-cell>
          <table:table-cell office:value-type="string" table:style-name="ce81">
            <text:p><text:s/>186,921.58</text:p>
          </table:table-cell>
          <table:table-cell office:value-type="float" office:value="12.8" table:style-name="ce82">
            <text:p>12,8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26" table:style-name="ce1">
            <text:p>16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8905" table:style-name="ce1">
            <text:p>188905</text:p>
          </table:table-cell>
          <table:table-cell office:value-type="date" office:date-value="2020-07-09T00:00:00" table:style-name="ce88">
            <text:p>09/07/2020</text:p>
          </table:table-cell>
          <table:table-cell office:value-type="string" table:style-name="ce1">
            <text:p>CL 414914-001-011</text:p>
          </table:table-cell>
          <table:table-cell table:number-columns-repeated="16373"/>
        </table:table-row>
        <table:table-row table:style-name="ro7">
          <table:table-cell office:value-type="float" office:value="3432" table:style-name="ce1">
            <text:p>3432</text:p>
          </table:table-cell>
          <table:table-cell office:value-type="string" table:style-name="ce81">
            <text:p><text:s/>186,964.11</text:p>
          </table:table-cell>
          <table:table-cell office:value-type="float" office:value="42.53" table:style-name="ce82">
            <text:p>42,53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26" table:style-name="ce1">
            <text:p>16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0105" table:style-name="ce1">
            <text:p>190105</text:p>
          </table:table-cell>
          <table:table-cell office:value-type="date" office:date-value="2020-07-09T00:00:00" table:style-name="ce88">
            <text:p>09/07/2020</text:p>
          </table:table-cell>
          <table:table-cell office:value-type="string" table:style-name="ce1">
            <text:p>CL 414923-001-011</text:p>
          </table:table-cell>
          <table:table-cell table:number-columns-repeated="16373"/>
        </table:table-row>
        <table:table-row table:style-name="ro7">
          <table:table-cell office:value-type="float" office:value="3433" table:style-name="ce1">
            <text:p>3433</text:p>
          </table:table-cell>
          <table:table-cell office:value-type="string" table:style-name="ce81">
            <text:p><text:s/>187,460.06</text:p>
          </table:table-cell>
          <table:table-cell office:value-type="float" office:value="495.95" table:style-name="ce82">
            <text:p>495,9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26" table:style-name="ce1">
            <text:p>16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9805" table:style-name="ce1">
            <text:p>189805</text:p>
          </table:table-cell>
          <table:table-cell office:value-type="date" office:date-value="2020-07-09T00:00:00" table:style-name="ce88">
            <text:p>09/07/2020</text:p>
          </table:table-cell>
          <table:table-cell office:value-type="string" table:style-name="ce1">
            <text:p>CL 14433-001-003</text:p>
          </table:table-cell>
          <table:table-cell table:number-columns-repeated="16373"/>
        </table:table-row>
        <table:table-row table:style-name="ro7">
          <table:table-cell office:value-type="float" office:value="3434" table:style-name="ce1">
            <text:p>3434</text:p>
          </table:table-cell>
          <table:table-cell office:value-type="string" table:style-name="ce81">
            <text:p><text:s/>187,768.56</text:p>
          </table:table-cell>
          <table:table-cell office:value-type="float" office:value="308.5" table:style-name="ce82">
            <text:p>308,5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26" table:style-name="ce1">
            <text:p>16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0305" table:style-name="ce1">
            <text:p>190305</text:p>
          </table:table-cell>
          <table:table-cell office:value-type="date" office:date-value="2020-07-09T00:00:00" table:style-name="ce88">
            <text:p>09/07/2020</text:p>
          </table:table-cell>
          <table:table-cell office:value-type="string" table:style-name="ce1">
            <text:p>CL 830-001-001</text:p>
          </table:table-cell>
          <table:table-cell table:number-columns-repeated="16373"/>
        </table:table-row>
        <table:table-row table:style-name="ro7">
          <table:table-cell office:value-type="float" office:value="3435" table:style-name="ce1">
            <text:p>3435</text:p>
          </table:table-cell>
          <table:table-cell office:value-type="string" table:style-name="ce81">
            <text:p><text:s/>187,956.19</text:p>
          </table:table-cell>
          <table:table-cell office:value-type="float" office:value="187.63" table:style-name="ce82">
            <text:p>187,63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26" table:style-name="ce1">
            <text:p>16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9105" table:style-name="ce1">
            <text:p>189105</text:p>
          </table:table-cell>
          <table:table-cell office:value-type="date" office:date-value="2020-07-09T00:00:00" table:style-name="ce88">
            <text:p>09/07/2020</text:p>
          </table:table-cell>
          <table:table-cell office:value-type="string" table:style-name="ce1">
            <text:p>CL 414896-001-011</text:p>
          </table:table-cell>
          <table:table-cell table:number-columns-repeated="16373"/>
        </table:table-row>
        <table:table-row table:style-name="ro7">
          <table:table-cell office:value-type="float" office:value="3436" table:style-name="ce1">
            <text:p>3436</text:p>
          </table:table-cell>
          <table:table-cell office:value-type="string" table:style-name="ce81">
            <text:p><text:s/>192,819.19</text:p>
          </table:table-cell>
          <table:table-cell office:value-type="float" office:value="4863" table:style-name="ce82">
            <text:p>4.863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26" table:style-name="ce1">
            <text:p>16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89505" table:style-name="ce1">
            <text:p>189505</text:p>
          </table:table-cell>
          <table:table-cell office:value-type="date" office:date-value="2020-07-09T00:00:00" table:style-name="ce88">
            <text:p>09/07/2020</text:p>
          </table:table-cell>
          <table:table-cell office:value-type="string" table:style-name="ce1">
            <text:p>CL 14126-001-003</text:p>
          </table:table-cell>
          <table:table-cell table:number-columns-repeated="16373"/>
        </table:table-row>
        <table:table-row table:style-name="ro7">
          <table:table-cell office:value-type="float" office:value="3437" table:style-name="ce1">
            <text:p>3437</text:p>
          </table:table-cell>
          <table:table-cell office:value-type="string" table:style-name="ce81">
            <text:p><text:s/>194,210.46</text:p>
          </table:table-cell>
          <table:table-cell office:value-type="float" office:value="1391.27" table:style-name="ce82">
            <text:p>1.391,27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18" table:style-name="ce1">
            <text:p>16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1005" table:style-name="ce1">
            <text:p>191005</text:p>
          </table:table-cell>
          <table:table-cell office:value-type="date" office:date-value="2020-07-16T00:00:00" table:style-name="ce88">
            <text:p>16/07/2020</text:p>
          </table:table-cell>
          <table:table-cell office:value-type="string" table:style-name="ce1">
            <text:p>CL 30100-003-006</text:p>
          </table:table-cell>
          <table:table-cell table:number-columns-repeated="16373"/>
        </table:table-row>
        <table:table-row table:style-name="ro7">
          <table:table-cell office:value-type="float" office:value="3438" table:style-name="ce1">
            <text:p>3438</text:p>
          </table:table-cell>
          <table:table-cell office:value-type="string" table:style-name="ce81">
            <text:p><text:s/>194,078.18</text:p>
          </table:table-cell>
          <table:table-cell office:value-type="float" office:value="0" table:style-name="ce82">
            <text:p>-<text:s/></text:p>
          </table:table-cell>
          <table:table-cell office:value-type="float" office:value="132.28" table:style-name="ce82">
            <text:p>132,28<text:s/></text:p>
          </table:table-cell>
          <table:table-cell table:style-name="ce1"/>
          <table:table-cell office:value-type="float" office:value="1618" table:style-name="ce1">
            <text:p>16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1105" table:style-name="ce1">
            <text:p>191105</text:p>
          </table:table-cell>
          <table:table-cell office:value-type="date" office:date-value="2020-07-16T00:00:00" table:style-name="ce88">
            <text:p>16/07/2020</text:p>
          </table:table-cell>
          <table:table-cell office:value-type="string" table:style-name="ce1">
            <text:p>D1 1791-0</text:p>
          </table:table-cell>
          <table:table-cell table:number-columns-repeated="16373"/>
        </table:table-row>
        <table:table-row table:style-name="ro7">
          <table:table-cell office:value-type="float" office:value="3439" table:style-name="ce1">
            <text:p>3439</text:p>
          </table:table-cell>
          <table:table-cell office:value-type="string" table:style-name="ce81">
            <text:p><text:s/>197,664.90</text:p>
          </table:table-cell>
          <table:table-cell office:value-type="float" office:value="3586.72" table:style-name="ce82">
            <text:p>3.586,72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18" table:style-name="ce1">
            <text:p>16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0705" table:style-name="ce1">
            <text:p>190705</text:p>
          </table:table-cell>
          <table:table-cell office:value-type="date" office:date-value="2020-07-16T00:00:00" table:style-name="ce88">
            <text:p>16/07/2020</text:p>
          </table:table-cell>
          <table:table-cell office:value-type="string" table:style-name="ce1">
            <text:p>CL 7133-001-001</text:p>
          </table:table-cell>
          <table:table-cell table:number-columns-repeated="16373"/>
        </table:table-row>
        <table:table-row table:style-name="ro7">
          <table:table-cell office:value-type="float" office:value="3440" table:style-name="ce1">
            <text:p>3440</text:p>
          </table:table-cell>
          <table:table-cell office:value-type="string" table:style-name="ce81">
            <text:p><text:s/>197,666.49</text:p>
          </table:table-cell>
          <table:table-cell office:value-type="float" office:value="1.59" table:style-name="ce82">
            <text:p>1,59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18" table:style-name="ce1">
            <text:p>16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0905" table:style-name="ce1">
            <text:p>190905</text:p>
          </table:table-cell>
          <table:table-cell office:value-type="date" office:date-value="2020-07-16T00:00:00" table:style-name="ce88">
            <text:p>16/07/2020</text:p>
          </table:table-cell>
          <table:table-cell office:value-type="string" table:style-name="ce1">
            <text:p>CL 250-002-002</text:p>
          </table:table-cell>
          <table:table-cell table:number-columns-repeated="16373"/>
        </table:table-row>
        <table:table-row table:style-name="ro7">
          <table:table-cell office:value-type="float" office:value="3441" table:style-name="ce1">
            <text:p>3441</text:p>
          </table:table-cell>
          <table:table-cell office:value-type="string" table:style-name="ce81">
            <text:p><text:s/>207,591.77</text:p>
          </table:table-cell>
          <table:table-cell office:value-type="float" office:value="9925.2800000000007" table:style-name="ce82">
            <text:p>9.925,2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18" table:style-name="ce1">
            <text:p>16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0805" table:style-name="ce1">
            <text:p>190805</text:p>
          </table:table-cell>
          <table:table-cell office:value-type="date" office:date-value="2020-07-16T00:00:00" table:style-name="ce88">
            <text:p>16/07/2020</text:p>
          </table:table-cell>
          <table:table-cell office:value-type="string" table:style-name="ce1">
            <text:p>CL 1826-0001-501</text:p>
          </table:table-cell>
          <table:table-cell table:number-columns-repeated="16373"/>
        </table:table-row>
        <table:table-row table:style-name="ro7">
          <table:table-cell office:value-type="float" office:value="3442" table:style-name="ce1">
            <text:p>3442</text:p>
          </table:table-cell>
          <table:table-cell office:value-type="string" table:style-name="ce81">
            <text:p><text:s/>208,126.59</text:p>
          </table:table-cell>
          <table:table-cell office:value-type="float" office:value="534.82000000000005" table:style-name="ce82">
            <text:p>534,82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11" table:style-name="ce1">
            <text:p>16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2505" table:style-name="ce1">
            <text:p>192505</text:p>
          </table:table-cell>
          <table:table-cell office:value-type="date" office:date-value="2020-07-20T00:00:00" table:style-name="ce88">
            <text:p>20/07/2020</text:p>
          </table:table-cell>
          <table:table-cell office:value-type="string" table:style-name="ce1">
            <text:p>CL 1881-022-901</text:p>
          </table:table-cell>
          <table:table-cell table:number-columns-repeated="16373"/>
        </table:table-row>
        <table:table-row table:style-name="ro7">
          <table:table-cell office:value-type="float" office:value="3443" table:style-name="ce1">
            <text:p>3443</text:p>
          </table:table-cell>
          <table:table-cell office:value-type="string" table:style-name="ce81">
            <text:p><text:s/>209,318.27</text:p>
          </table:table-cell>
          <table:table-cell office:value-type="float" office:value="1191.68" table:style-name="ce82">
            <text:p>1.191,6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11" table:style-name="ce1">
            <text:p>16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1805" table:style-name="ce1">
            <text:p>191805</text:p>
          </table:table-cell>
          <table:table-cell office:value-type="date" office:date-value="2020-07-20T00:00:00" table:style-name="ce88">
            <text:p>20/07/2020</text:p>
          </table:table-cell>
          <table:table-cell office:value-type="string" table:style-name="ce1">
            <text:p>CL 7183-001-001</text:p>
          </table:table-cell>
          <table:table-cell table:number-columns-repeated="16373"/>
        </table:table-row>
        <table:table-row table:style-name="ro7">
          <table:table-cell office:value-type="float" office:value="3444" table:style-name="ce1">
            <text:p>3444</text:p>
          </table:table-cell>
          <table:table-cell office:value-type="string" table:style-name="ce81">
            <text:p><text:s/>209,303.94</text:p>
          </table:table-cell>
          <table:table-cell office:value-type="float" office:value="0" table:style-name="ce82">
            <text:p>-<text:s/></text:p>
          </table:table-cell>
          <table:table-cell office:value-type="float" office:value="14.33" table:style-name="ce82">
            <text:p>14,33<text:s/></text:p>
          </table:table-cell>
          <table:table-cell table:style-name="ce1"/>
          <table:table-cell office:value-type="float" office:value="1611" table:style-name="ce1">
            <text:p>16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2405" table:style-name="ce1">
            <text:p>192405</text:p>
          </table:table-cell>
          <table:table-cell office:value-type="date" office:date-value="2020-07-20T00:00:00" table:style-name="ce88">
            <text:p>20/07/2020</text:p>
          </table:table-cell>
          <table:table-cell office:value-type="string" table:style-name="ce1">
            <text:p>D1 1797-0</text:p>
          </table:table-cell>
          <table:table-cell table:number-columns-repeated="16373"/>
        </table:table-row>
        <table:table-row table:style-name="ro7">
          <table:table-cell office:value-type="float" office:value="3445" table:style-name="ce1">
            <text:p>3445</text:p>
          </table:table-cell>
          <table:table-cell office:value-type="string" table:style-name="ce81">
            <text:p><text:s/>208,350.42</text:p>
          </table:table-cell>
          <table:table-cell office:value-type="float" office:value="0" table:style-name="ce82">
            <text:p>-<text:s/></text:p>
          </table:table-cell>
          <table:table-cell office:value-type="float" office:value="953.52" table:style-name="ce82">
            <text:p>953,52<text:s/></text:p>
          </table:table-cell>
          <table:table-cell table:style-name="ce1"/>
          <table:table-cell office:value-type="float" office:value="1611" table:style-name="ce1">
            <text:p>16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1405" table:style-name="ce1">
            <text:p>191405</text:p>
          </table:table-cell>
          <table:table-cell office:value-type="date" office:date-value="2020-07-20T00:00:00" table:style-name="ce88">
            <text:p>20/07/2020</text:p>
          </table:table-cell>
          <table:table-cell office:value-type="string" table:style-name="ce1">
            <text:p>D1 1793-0</text:p>
          </table:table-cell>
          <table:table-cell table:number-columns-repeated="16373"/>
        </table:table-row>
        <table:table-row table:style-name="ro7">
          <table:table-cell office:value-type="float" office:value="3446" table:style-name="ce1">
            <text:p>3446</text:p>
          </table:table-cell>
          <table:table-cell office:value-type="string" table:style-name="ce81">
            <text:p><text:s/>208,304.06</text:p>
          </table:table-cell>
          <table:table-cell office:value-type="float" office:value="0" table:style-name="ce82">
            <text:p>-<text:s/></text:p>
          </table:table-cell>
          <table:table-cell office:value-type="float" office:value="46.36" table:style-name="ce82">
            <text:p>46,36<text:s/></text:p>
          </table:table-cell>
          <table:table-cell table:style-name="ce1"/>
          <table:table-cell office:value-type="float" office:value="1611" table:style-name="ce1">
            <text:p>16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2805" table:style-name="ce1">
            <text:p>192805</text:p>
          </table:table-cell>
          <table:table-cell office:value-type="date" office:date-value="2020-07-20T00:00:00" table:style-name="ce88">
            <text:p>20/07/2020</text:p>
          </table:table-cell>
          <table:table-cell office:value-type="string" table:style-name="ce1">
            <text:p>DH 4-0</text:p>
          </table:table-cell>
          <table:table-cell table:number-columns-repeated="16373"/>
        </table:table-row>
        <table:table-row table:style-name="ro7">
          <table:table-cell office:value-type="float" office:value="3447" table:style-name="ce1">
            <text:p>3447</text:p>
          </table:table-cell>
          <table:table-cell office:value-type="string" table:style-name="ce81">
            <text:p><text:s/>208,288.22</text:p>
          </table:table-cell>
          <table:table-cell office:value-type="float" office:value="0" table:style-name="ce82">
            <text:p>-<text:s/></text:p>
          </table:table-cell>
          <table:table-cell office:value-type="float" office:value="15.84" table:style-name="ce82">
            <text:p>15,84<text:s/></text:p>
          </table:table-cell>
          <table:table-cell table:style-name="ce1"/>
          <table:table-cell office:value-type="float" office:value="1611" table:style-name="ce1">
            <text:p>16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2605" table:style-name="ce1">
            <text:p>192605</text:p>
          </table:table-cell>
          <table:table-cell office:value-type="date" office:date-value="2020-07-20T00:00:00" table:style-name="ce88">
            <text:p>20/07/2020</text:p>
          </table:table-cell>
          <table:table-cell office:value-type="string" table:style-name="ce1">
            <text:p>D1 1799-0</text:p>
          </table:table-cell>
          <table:table-cell table:number-columns-repeated="16373"/>
        </table:table-row>
        <table:table-row table:style-name="ro7">
          <table:table-cell office:value-type="float" office:value="3448" table:style-name="ce1">
            <text:p>3448</text:p>
          </table:table-cell>
          <table:table-cell office:value-type="string" table:style-name="ce81">
            <text:p><text:s/>208,256.19</text:p>
          </table:table-cell>
          <table:table-cell office:value-type="float" office:value="0" table:style-name="ce82">
            <text:p>-<text:s/></text:p>
          </table:table-cell>
          <table:table-cell office:value-type="float" office:value="32.03" table:style-name="ce82">
            <text:p>32,03<text:s/></text:p>
          </table:table-cell>
          <table:table-cell table:style-name="ce1"/>
          <table:table-cell office:value-type="float" office:value="1611" table:style-name="ce1">
            <text:p>16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2305" table:style-name="ce1">
            <text:p>192305</text:p>
          </table:table-cell>
          <table:table-cell office:value-type="date" office:date-value="2020-07-20T00:00:00" table:style-name="ce88">
            <text:p>20/07/2020</text:p>
          </table:table-cell>
          <table:table-cell office:value-type="string" table:style-name="ce1">
            <text:p>D1 1795-0</text:p>
          </table:table-cell>
          <table:table-cell table:number-columns-repeated="16373"/>
        </table:table-row>
        <table:table-row table:style-name="ro7">
          <table:table-cell office:value-type="float" office:value="3449" table:style-name="ce1">
            <text:p>3449</text:p>
          </table:table-cell>
          <table:table-cell office:value-type="string" table:style-name="ce81">
            <text:p><text:s/>211,644.59</text:p>
          </table:table-cell>
          <table:table-cell office:value-type="float" office:value="3388.4" table:style-name="ce82">
            <text:p>3.388,4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11" table:style-name="ce1">
            <text:p>16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2205" table:style-name="ce1">
            <text:p>192205</text:p>
          </table:table-cell>
          <table:table-cell office:value-type="date" office:date-value="2020-07-20T00:00:00" table:style-name="ce88">
            <text:p>20/07/2020</text:p>
          </table:table-cell>
          <table:table-cell office:value-type="string" table:style-name="ce1">
            <text:p>CL 14809-001-003</text:p>
          </table:table-cell>
          <table:table-cell table:number-columns-repeated="16373"/>
        </table:table-row>
        <table:table-row table:style-name="ro7">
          <table:table-cell office:value-type="float" office:value="3450" table:style-name="ce1">
            <text:p>3450</text:p>
          </table:table-cell>
          <table:table-cell office:value-type="string" table:style-name="ce81">
            <text:p><text:s/>211,799.84</text:p>
          </table:table-cell>
          <table:table-cell office:value-type="float" office:value="155.25" table:style-name="ce82">
            <text:p>155,2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11" table:style-name="ce1">
            <text:p>16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2105" table:style-name="ce1">
            <text:p>192105</text:p>
          </table:table-cell>
          <table:table-cell office:value-type="date" office:date-value="2020-07-20T00:00:00" table:style-name="ce88">
            <text:p>20/07/2020</text:p>
          </table:table-cell>
          <table:table-cell office:value-type="string" table:style-name="ce1">
            <text:p>CL 257-002-002</text:p>
          </table:table-cell>
          <table:table-cell table:number-columns-repeated="16373"/>
        </table:table-row>
        <table:table-row table:style-name="ro7">
          <table:table-cell office:value-type="float" office:value="3451" table:style-name="ce1">
            <text:p>3451</text:p>
          </table:table-cell>
          <table:table-cell office:value-type="string" table:style-name="ce81">
            <text:p><text:s/>212,499.84</text:p>
          </table:table-cell>
          <table:table-cell office:value-type="float" office:value="700" table:style-name="ce82">
            <text:p>700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11" table:style-name="ce1">
            <text:p>16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2005" table:style-name="ce1">
            <text:p>192005</text:p>
          </table:table-cell>
          <table:table-cell office:value-type="date" office:date-value="2020-07-20T00:00:00" table:style-name="ce88">
            <text:p>20/07/2020</text:p>
          </table:table-cell>
          <table:table-cell office:value-type="string" table:style-name="ce1">
            <text:p>CL 846-001-001</text:p>
          </table:table-cell>
          <table:table-cell table:number-columns-repeated="16373"/>
        </table:table-row>
        <table:table-row table:style-name="ro7">
          <table:table-cell office:value-type="float" office:value="3452" table:style-name="ce1">
            <text:p>3452</text:p>
          </table:table-cell>
          <table:table-cell office:value-type="string" table:style-name="ce81">
            <text:p><text:s/>216,086.31</text:p>
          </table:table-cell>
          <table:table-cell office:value-type="float" office:value="3586.47" table:style-name="ce82">
            <text:p>3.586,47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11" table:style-name="ce1">
            <text:p>16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1305" table:style-name="ce1">
            <text:p>191305</text:p>
          </table:table-cell>
          <table:table-cell office:value-type="date" office:date-value="2020-07-20T00:00:00" table:style-name="ce88">
            <text:p>20/07/2020</text:p>
          </table:table-cell>
          <table:table-cell office:value-type="string" table:style-name="ce1">
            <text:p>CL 1858-022-901</text:p>
          </table:table-cell>
          <table:table-cell table:number-columns-repeated="16373"/>
        </table:table-row>
        <table:table-row table:style-name="ro7">
          <table:table-cell office:value-type="float" office:value="3453" table:style-name="ce1">
            <text:p>3453</text:p>
          </table:table-cell>
          <table:table-cell office:value-type="string" table:style-name="ce81">
            <text:p><text:s/>219,383.71</text:p>
          </table:table-cell>
          <table:table-cell office:value-type="float" office:value="3297.4" table:style-name="ce82">
            <text:p>3.297,4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11" table:style-name="ce1">
            <text:p>16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1205" table:style-name="ce1">
            <text:p>191205</text:p>
          </table:table-cell>
          <table:table-cell office:value-type="date" office:date-value="2020-07-20T00:00:00" table:style-name="ce88">
            <text:p>20/07/2020</text:p>
          </table:table-cell>
          <table:table-cell office:value-type="string" table:style-name="ce1">
            <text:p>CL 14608-001-003</text:p>
          </table:table-cell>
          <table:table-cell table:number-columns-repeated="16373"/>
        </table:table-row>
        <table:table-row table:style-name="ro7">
          <table:table-cell office:value-type="float" office:value="3454" table:style-name="ce1">
            <text:p>3454</text:p>
          </table:table-cell>
          <table:table-cell office:value-type="string" table:style-name="ce81">
            <text:p><text:s/>219,541.15</text:p>
          </table:table-cell>
          <table:table-cell office:value-type="float" office:value="157.44" table:style-name="ce82">
            <text:p>157,44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11" table:style-name="ce1">
            <text:p>16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1905" table:style-name="ce1">
            <text:p>191905</text:p>
          </table:table-cell>
          <table:table-cell office:value-type="date" office:date-value="2020-07-20T00:00:00" table:style-name="ce88">
            <text:p>20/07/2020</text:p>
          </table:table-cell>
          <table:table-cell office:value-type="string" table:style-name="ce1">
            <text:p>CL 47601-002-001</text:p>
          </table:table-cell>
          <table:table-cell table:number-columns-repeated="16373"/>
        </table:table-row>
        <table:table-row table:style-name="ro7">
          <table:table-cell office:value-type="float" office:value="3455" table:style-name="ce1">
            <text:p>3455</text:p>
          </table:table-cell>
          <table:table-cell office:value-type="string" table:style-name="ce81">
            <text:p><text:s/>220,732.83</text:p>
          </table:table-cell>
          <table:table-cell office:value-type="float" office:value="1191.68" table:style-name="ce82">
            <text:p>1.191,6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11" table:style-name="ce1">
            <text:p>16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1705" table:style-name="ce1">
            <text:p>191705</text:p>
          </table:table-cell>
          <table:table-cell office:value-type="date" office:date-value="2020-07-20T00:00:00" table:style-name="ce88">
            <text:p>20/07/2020</text:p>
          </table:table-cell>
          <table:table-cell office:value-type="string" table:style-name="ce1">
            <text:p>CL 7148-001-001</text:p>
          </table:table-cell>
          <table:table-cell table:number-columns-repeated="16373"/>
        </table:table-row>
        <table:table-row table:style-name="ro7">
          <table:table-cell office:value-type="float" office:value="3456" table:style-name="ce1">
            <text:p>3456</text:p>
          </table:table-cell>
          <table:table-cell office:value-type="string" table:style-name="ce81">
            <text:p><text:s/>221,328.67</text:p>
          </table:table-cell>
          <table:table-cell office:value-type="float" office:value="595.84" table:style-name="ce82">
            <text:p>595,84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11" table:style-name="ce1">
            <text:p>16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1605" table:style-name="ce1">
            <text:p>191605</text:p>
          </table:table-cell>
          <table:table-cell office:value-type="date" office:date-value="2020-07-20T00:00:00" table:style-name="ce88">
            <text:p>20/07/2020</text:p>
          </table:table-cell>
          <table:table-cell office:value-type="string" table:style-name="ce1">
            <text:p>CL 7166-001-001</text:p>
          </table:table-cell>
          <table:table-cell table:number-columns-repeated="16373"/>
        </table:table-row>
        <table:table-row table:style-name="ro7">
          <table:table-cell office:value-type="float" office:value="3457" table:style-name="ce1">
            <text:p>3457</text:p>
          </table:table-cell>
          <table:table-cell office:value-type="string" table:style-name="ce81">
            <text:p><text:s/>222,264.99</text:p>
          </table:table-cell>
          <table:table-cell office:value-type="float" office:value="936.32" table:style-name="ce82">
            <text:p>936,32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11" table:style-name="ce1">
            <text:p>16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1505" table:style-name="ce1">
            <text:p>191505</text:p>
          </table:table-cell>
          <table:table-cell office:value-type="date" office:date-value="2020-07-20T00:00:00" table:style-name="ce88">
            <text:p>20/07/2020</text:p>
          </table:table-cell>
          <table:table-cell office:value-type="string" table:style-name="ce1">
            <text:p>CL 7234-001-001</text:p>
          </table:table-cell>
          <table:table-cell table:number-columns-repeated="16373"/>
        </table:table-row>
        <table:table-row table:style-name="ro7">
          <table:table-cell office:value-type="float" office:value="3458" table:style-name="ce1">
            <text:p>3458</text:p>
          </table:table-cell>
          <table:table-cell office:value-type="string" table:style-name="ce81">
            <text:p><text:s/>223,264.99</text:p>
          </table:table-cell>
          <table:table-cell office:value-type="float" office:value="1000" table:style-name="ce82">
            <text:p>1.000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11" table:style-name="ce1">
            <text:p>16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2705" table:style-name="ce1">
            <text:p>192705</text:p>
          </table:table-cell>
          <table:table-cell office:value-type="date" office:date-value="2020-07-20T00:00:00" table:style-name="ce88">
            <text:p>20/07/2020</text:p>
          </table:table-cell>
          <table:table-cell office:value-type="string" table:style-name="ce1">
            <text:p>CL 114-001-101</text:p>
          </table:table-cell>
          <table:table-cell table:number-columns-repeated="16373"/>
        </table:table-row>
        <table:table-row table:style-name="ro7">
          <table:table-cell office:value-type="float" office:value="3459" table:style-name="ce1">
            <text:p>3459</text:p>
          </table:table-cell>
          <table:table-cell office:value-type="string" table:style-name="ce81">
            <text:p><text:s/>223,248.97</text:p>
          </table:table-cell>
          <table:table-cell office:value-type="float" office:value="0" table:style-name="ce82">
            <text:p>-<text:s/></text:p>
          </table:table-cell>
          <table:table-cell office:value-type="float" office:value="16.02" table:style-name="ce82">
            <text:p>16,02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5805" table:style-name="ce1">
            <text:p>1958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D1 1821-0</text:p>
          </table:table-cell>
          <table:table-cell table:number-columns-repeated="16373"/>
        </table:table-row>
        <table:table-row table:style-name="ro7">
          <table:table-cell office:value-type="float" office:value="3460" table:style-name="ce1">
            <text:p>3460</text:p>
          </table:table-cell>
          <table:table-cell office:value-type="string" table:style-name="ce81">
            <text:p><text:s/>223,232.95</text:p>
          </table:table-cell>
          <table:table-cell office:value-type="float" office:value="0" table:style-name="ce82">
            <text:p>-<text:s/></text:p>
          </table:table-cell>
          <table:table-cell office:value-type="float" office:value="16.02" table:style-name="ce82">
            <text:p>16,02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5905" table:style-name="ce1">
            <text:p>1959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D1 1823-0</text:p>
          </table:table-cell>
          <table:table-cell table:number-columns-repeated="16373"/>
        </table:table-row>
        <table:table-row table:style-name="ro7">
          <table:table-cell office:value-type="float" office:value="3461" table:style-name="ce1">
            <text:p>3461</text:p>
          </table:table-cell>
          <table:table-cell office:value-type="string" table:style-name="ce81">
            <text:p><text:s/>223,216.93</text:p>
          </table:table-cell>
          <table:table-cell office:value-type="float" office:value="0" table:style-name="ce82">
            <text:p>-<text:s/></text:p>
          </table:table-cell>
          <table:table-cell office:value-type="float" office:value="16.02" table:style-name="ce82">
            <text:p>16,02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6005" table:style-name="ce1">
            <text:p>1960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D1 1825-0</text:p>
          </table:table-cell>
          <table:table-cell table:number-columns-repeated="16373"/>
        </table:table-row>
        <table:table-row table:style-name="ro7">
          <table:table-cell office:value-type="float" office:value="3462" table:style-name="ce1">
            <text:p>3462</text:p>
          </table:table-cell>
          <table:table-cell office:value-type="string" table:style-name="ce81">
            <text:p><text:s/>223,200.91</text:p>
          </table:table-cell>
          <table:table-cell office:value-type="float" office:value="0" table:style-name="ce82">
            <text:p>-<text:s/></text:p>
          </table:table-cell>
          <table:table-cell office:value-type="float" office:value="16.02" table:style-name="ce82">
            <text:p>16,02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6105" table:style-name="ce1">
            <text:p>1961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D1 1827-0</text:p>
          </table:table-cell>
          <table:table-cell table:number-columns-repeated="16373"/>
        </table:table-row>
        <table:table-row table:style-name="ro7">
          <table:table-cell office:value-type="float" office:value="3463" table:style-name="ce1">
            <text:p>3463</text:p>
          </table:table-cell>
          <table:table-cell office:value-type="string" table:style-name="ce81">
            <text:p><text:s/>223,184.89</text:p>
          </table:table-cell>
          <table:table-cell office:value-type="float" office:value="0" table:style-name="ce82">
            <text:p>-<text:s/></text:p>
          </table:table-cell>
          <table:table-cell office:value-type="float" office:value="16.02" table:style-name="ce82">
            <text:p>16,02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6205" table:style-name="ce1">
            <text:p>1962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D1 1829-0</text:p>
          </table:table-cell>
          <table:table-cell table:number-columns-repeated="16373"/>
        </table:table-row>
        <table:table-row table:style-name="ro7">
          <table:table-cell office:value-type="float" office:value="3464" table:style-name="ce1">
            <text:p>3464</text:p>
          </table:table-cell>
          <table:table-cell office:value-type="string" table:style-name="ce81">
            <text:p><text:s/>223,168.87</text:p>
          </table:table-cell>
          <table:table-cell office:value-type="float" office:value="0" table:style-name="ce82">
            <text:p>-<text:s/></text:p>
          </table:table-cell>
          <table:table-cell office:value-type="float" office:value="16.02" table:style-name="ce82">
            <text:p>16,02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6305" table:style-name="ce1">
            <text:p>1963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D1 1831-0</text:p>
          </table:table-cell>
          <table:table-cell table:number-columns-repeated="16373"/>
        </table:table-row>
        <table:table-row table:style-name="ro7">
          <table:table-cell office:value-type="float" office:value="3465" table:style-name="ce1">
            <text:p>3465</text:p>
          </table:table-cell>
          <table:table-cell office:value-type="string" table:style-name="ce81">
            <text:p><text:s/>223,152.85</text:p>
          </table:table-cell>
          <table:table-cell office:value-type="float" office:value="0" table:style-name="ce82">
            <text:p>-<text:s/></text:p>
          </table:table-cell>
          <table:table-cell office:value-type="float" office:value="16.02" table:style-name="ce82">
            <text:p>16,02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6405" table:style-name="ce1">
            <text:p>1964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D1 1833-0</text:p>
          </table:table-cell>
          <table:table-cell table:number-columns-repeated="16373"/>
        </table:table-row>
        <table:table-row table:style-name="ro7">
          <table:table-cell office:value-type="float" office:value="3466" table:style-name="ce1">
            <text:p>3466</text:p>
          </table:table-cell>
          <table:table-cell office:value-type="string" table:style-name="ce81">
            <text:p><text:s/>223,120.82</text:p>
          </table:table-cell>
          <table:table-cell office:value-type="float" office:value="0" table:style-name="ce82">
            <text:p>-<text:s/></text:p>
          </table:table-cell>
          <table:table-cell office:value-type="float" office:value="32.03" table:style-name="ce82">
            <text:p>32,03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6505" table:style-name="ce1">
            <text:p>1965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D1 1835-0</text:p>
          </table:table-cell>
          <table:table-cell table:number-columns-repeated="16373"/>
        </table:table-row>
        <table:table-row table:style-name="ro7">
          <table:table-cell office:value-type="float" office:value="3467" table:style-name="ce1">
            <text:p>3467</text:p>
          </table:table-cell>
          <table:table-cell office:value-type="string" table:style-name="ce81">
            <text:p><text:s/>223,104.80</text:p>
          </table:table-cell>
          <table:table-cell office:value-type="float" office:value="0" table:style-name="ce82">
            <text:p>-<text:s/></text:p>
          </table:table-cell>
          <table:table-cell office:value-type="float" office:value="16.02" table:style-name="ce82">
            <text:p>16,02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6605" table:style-name="ce1">
            <text:p>1966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D1 1837-0</text:p>
          </table:table-cell>
          <table:table-cell table:number-columns-repeated="16373"/>
        </table:table-row>
        <table:table-row table:style-name="ro7">
          <table:table-cell office:value-type="float" office:value="3468" table:style-name="ce1">
            <text:p>3468</text:p>
          </table:table-cell>
          <table:table-cell office:value-type="string" table:style-name="ce81">
            <text:p><text:s/>223,072.77</text:p>
          </table:table-cell>
          <table:table-cell office:value-type="float" office:value="0" table:style-name="ce82">
            <text:p>-<text:s/></text:p>
          </table:table-cell>
          <table:table-cell office:value-type="float" office:value="32.03" table:style-name="ce82">
            <text:p>32,03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6705" table:style-name="ce1">
            <text:p>1967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D1 1839-0</text:p>
          </table:table-cell>
          <table:table-cell table:number-columns-repeated="16373"/>
        </table:table-row>
        <table:table-row table:style-name="ro7">
          <table:table-cell office:value-type="float" office:value="3469" table:style-name="ce1">
            <text:p>3469</text:p>
          </table:table-cell>
          <table:table-cell office:value-type="string" table:style-name="ce81">
            <text:p><text:s/>223,056.75</text:p>
          </table:table-cell>
          <table:table-cell office:value-type="float" office:value="0" table:style-name="ce82">
            <text:p>-<text:s/></text:p>
          </table:table-cell>
          <table:table-cell office:value-type="float" office:value="16.02" table:style-name="ce82">
            <text:p>16,02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6805" table:style-name="ce1">
            <text:p>1968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D1 1841-0</text:p>
          </table:table-cell>
          <table:table-cell table:number-columns-repeated="16373"/>
        </table:table-row>
        <table:table-row table:style-name="ro7">
          <table:table-cell office:value-type="float" office:value="3470" table:style-name="ce1">
            <text:p>3470</text:p>
          </table:table-cell>
          <table:table-cell office:value-type="string" table:style-name="ce81">
            <text:p><text:s/>223,040.73</text:p>
          </table:table-cell>
          <table:table-cell office:value-type="float" office:value="0" table:style-name="ce82">
            <text:p>-<text:s/></text:p>
          </table:table-cell>
          <table:table-cell office:value-type="float" office:value="16.02" table:style-name="ce82">
            <text:p>16,02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6905" table:style-name="ce1">
            <text:p>1969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D1 1843-0</text:p>
          </table:table-cell>
          <table:table-cell table:number-columns-repeated="16373"/>
        </table:table-row>
        <table:table-row table:style-name="ro7">
          <table:table-cell office:value-type="float" office:value="3471" table:style-name="ce1">
            <text:p>3471</text:p>
          </table:table-cell>
          <table:table-cell office:value-type="string" table:style-name="ce81">
            <text:p><text:s/>223,008.70</text:p>
          </table:table-cell>
          <table:table-cell office:value-type="float" office:value="0" table:style-name="ce82">
            <text:p>-<text:s/></text:p>
          </table:table-cell>
          <table:table-cell office:value-type="float" office:value="32.03" table:style-name="ce82">
            <text:p>32,03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3105" table:style-name="ce1">
            <text:p>1931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DH 10-0</text:p>
          </table:table-cell>
          <table:table-cell table:number-columns-repeated="16373"/>
        </table:table-row>
        <table:table-row table:style-name="ro7">
          <table:table-cell office:value-type="float" office:value="3472" table:style-name="ce1">
            <text:p>3472</text:p>
          </table:table-cell>
          <table:table-cell office:value-type="string" table:style-name="ce81">
            <text:p><text:s/>222,992.68</text:p>
          </table:table-cell>
          <table:table-cell office:value-type="float" office:value="0" table:style-name="ce82">
            <text:p>-<text:s/></text:p>
          </table:table-cell>
          <table:table-cell office:value-type="float" office:value="16.02" table:style-name="ce82">
            <text:p>16,02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5705" table:style-name="ce1">
            <text:p>1957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D1 1819-0</text:p>
          </table:table-cell>
          <table:table-cell table:number-columns-repeated="16373"/>
        </table:table-row>
        <table:table-row table:style-name="ro7">
          <table:table-cell office:value-type="float" office:value="3473" table:style-name="ce1">
            <text:p>3473</text:p>
          </table:table-cell>
          <table:table-cell office:value-type="string" table:style-name="ce81">
            <text:p><text:s/>222,976.66</text:p>
          </table:table-cell>
          <table:table-cell office:value-type="float" office:value="0" table:style-name="ce82">
            <text:p>-<text:s/></text:p>
          </table:table-cell>
          <table:table-cell office:value-type="float" office:value="16.02" table:style-name="ce82">
            <text:p>16,02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5605" table:style-name="ce1">
            <text:p>1956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D1 1817-0</text:p>
          </table:table-cell>
          <table:table-cell table:number-columns-repeated="16373"/>
        </table:table-row>
        <table:table-row table:style-name="ro7">
          <table:table-cell office:value-type="float" office:value="3474" table:style-name="ce1">
            <text:p>3474</text:p>
          </table:table-cell>
          <table:table-cell office:value-type="string" table:style-name="ce81">
            <text:p><text:s/>222,960.64</text:p>
          </table:table-cell>
          <table:table-cell office:value-type="float" office:value="0" table:style-name="ce82">
            <text:p>-<text:s/></text:p>
          </table:table-cell>
          <table:table-cell office:value-type="float" office:value="16.02" table:style-name="ce82">
            <text:p>16,02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5505" table:style-name="ce1">
            <text:p>1955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D1 1815-0</text:p>
          </table:table-cell>
          <table:table-cell table:number-columns-repeated="16373"/>
        </table:table-row>
        <table:table-row table:style-name="ro7">
          <table:table-cell office:value-type="float" office:value="3475" table:style-name="ce1">
            <text:p>3475</text:p>
          </table:table-cell>
          <table:table-cell office:value-type="string" table:style-name="ce81">
            <text:p><text:s/>222,944.62</text:p>
          </table:table-cell>
          <table:table-cell office:value-type="float" office:value="0" table:style-name="ce82">
            <text:p>-<text:s/></text:p>
          </table:table-cell>
          <table:table-cell office:value-type="float" office:value="16.02" table:style-name="ce82">
            <text:p>16,02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5405" table:style-name="ce1">
            <text:p>1954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D1 1813-0</text:p>
          </table:table-cell>
          <table:table-cell table:number-columns-repeated="16373"/>
        </table:table-row>
        <table:table-row table:style-name="ro7">
          <table:table-cell office:value-type="float" office:value="3476" table:style-name="ce1">
            <text:p>3476</text:p>
          </table:table-cell>
          <table:table-cell office:value-type="string" table:style-name="ce81">
            <text:p><text:s/>222,928.60</text:p>
          </table:table-cell>
          <table:table-cell office:value-type="float" office:value="0" table:style-name="ce82">
            <text:p>-<text:s/></text:p>
          </table:table-cell>
          <table:table-cell office:value-type="float" office:value="16.02" table:style-name="ce82">
            <text:p>16,02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5305" table:style-name="ce1">
            <text:p>1953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D1 1811-0</text:p>
          </table:table-cell>
          <table:table-cell table:number-columns-repeated="16373"/>
        </table:table-row>
        <table:table-row table:style-name="ro7">
          <table:table-cell office:value-type="float" office:value="3477" table:style-name="ce1">
            <text:p>3477</text:p>
          </table:table-cell>
          <table:table-cell office:value-type="string" table:style-name="ce81">
            <text:p><text:s/>222,912.58</text:p>
          </table:table-cell>
          <table:table-cell office:value-type="float" office:value="0" table:style-name="ce82">
            <text:p>-<text:s/></text:p>
          </table:table-cell>
          <table:table-cell office:value-type="float" office:value="16.02" table:style-name="ce82">
            <text:p>16,02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5205" table:style-name="ce1">
            <text:p>1952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D1 1809-0</text:p>
          </table:table-cell>
          <table:table-cell table:number-columns-repeated="16373"/>
        </table:table-row>
        <table:table-row table:style-name="ro7">
          <table:table-cell office:value-type="float" office:value="3478" table:style-name="ce1">
            <text:p>3478</text:p>
          </table:table-cell>
          <table:table-cell office:value-type="string" table:style-name="ce81">
            <text:p><text:s/>222,896.56</text:p>
          </table:table-cell>
          <table:table-cell office:value-type="float" office:value="0" table:style-name="ce82">
            <text:p>-<text:s/></text:p>
          </table:table-cell>
          <table:table-cell office:value-type="float" office:value="16.02" table:style-name="ce82">
            <text:p>16,02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5105" table:style-name="ce1">
            <text:p>1951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D1 1807-0</text:p>
          </table:table-cell>
          <table:table-cell table:number-columns-repeated="16373"/>
        </table:table-row>
        <table:table-row table:style-name="ro7">
          <table:table-cell office:value-type="float" office:value="3479" table:style-name="ce1">
            <text:p>3479</text:p>
          </table:table-cell>
          <table:table-cell office:value-type="string" table:style-name="ce81">
            <text:p><text:s/>222,880.54</text:p>
          </table:table-cell>
          <table:table-cell office:value-type="float" office:value="0" table:style-name="ce82">
            <text:p>-<text:s/></text:p>
          </table:table-cell>
          <table:table-cell office:value-type="float" office:value="16.02" table:style-name="ce82">
            <text:p>16,02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5005" table:style-name="ce1">
            <text:p>1950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D1 1805-0</text:p>
          </table:table-cell>
          <table:table-cell table:number-columns-repeated="16373"/>
        </table:table-row>
        <table:table-row table:style-name="ro7">
          <table:table-cell office:value-type="float" office:value="3480" table:style-name="ce1">
            <text:p>3480</text:p>
          </table:table-cell>
          <table:table-cell office:value-type="string" table:style-name="ce81">
            <text:p><text:s/>222,864.52</text:p>
          </table:table-cell>
          <table:table-cell office:value-type="float" office:value="0" table:style-name="ce82">
            <text:p>-<text:s/></text:p>
          </table:table-cell>
          <table:table-cell office:value-type="float" office:value="16.02" table:style-name="ce82">
            <text:p>16,02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4905" table:style-name="ce1">
            <text:p>1949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D1 1803-0</text:p>
          </table:table-cell>
          <table:table-cell table:number-columns-repeated="16373"/>
        </table:table-row>
        <table:table-row table:style-name="ro7">
          <table:table-cell office:value-type="float" office:value="3481" table:style-name="ce1">
            <text:p>3481</text:p>
          </table:table-cell>
          <table:table-cell office:value-type="string" table:style-name="ce81">
            <text:p><text:s/>222,848.50</text:p>
          </table:table-cell>
          <table:table-cell office:value-type="float" office:value="0" table:style-name="ce82">
            <text:p>-<text:s/></text:p>
          </table:table-cell>
          <table:table-cell office:value-type="float" office:value="16.02" table:style-name="ce82">
            <text:p>16,02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7005" table:style-name="ce1">
            <text:p>1970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D1 1845-0</text:p>
          </table:table-cell>
          <table:table-cell table:number-columns-repeated="16373"/>
        </table:table-row>
        <table:table-row table:style-name="ro7">
          <table:table-cell office:value-type="float" office:value="3482" table:style-name="ce1">
            <text:p>3482</text:p>
          </table:table-cell>
          <table:table-cell office:value-type="string" table:style-name="ce81">
            <text:p><text:s/>222,802.14</text:p>
          </table:table-cell>
          <table:table-cell office:value-type="float" office:value="0" table:style-name="ce82">
            <text:p>-<text:s/></text:p>
          </table:table-cell>
          <table:table-cell office:value-type="float" office:value="46.36" table:style-name="ce82">
            <text:p>46,36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2905" table:style-name="ce1">
            <text:p>1929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DH 6-0</text:p>
          </table:table-cell>
          <table:table-cell table:number-columns-repeated="16373"/>
        </table:table-row>
        <table:table-row table:style-name="ro7">
          <table:table-cell office:value-type="float" office:value="3483" table:style-name="ce1">
            <text:p>3483</text:p>
          </table:table-cell>
          <table:table-cell office:value-type="string" table:style-name="ce81">
            <text:p><text:s/>222,770.11</text:p>
          </table:table-cell>
          <table:table-cell office:value-type="float" office:value="0" table:style-name="ce82">
            <text:p>-<text:s/></text:p>
          </table:table-cell>
          <table:table-cell office:value-type="float" office:value="32.03" table:style-name="ce82">
            <text:p>32,03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3305" table:style-name="ce1">
            <text:p>1933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D1 1801-0</text:p>
          </table:table-cell>
          <table:table-cell table:number-columns-repeated="16373"/>
        </table:table-row>
        <table:table-row table:style-name="ro7">
          <table:table-cell office:value-type="float" office:value="3484" table:style-name="ce1">
            <text:p>3484</text:p>
          </table:table-cell>
          <table:table-cell office:value-type="string" table:style-name="ce81">
            <text:p><text:s/>222,723.75</text:p>
          </table:table-cell>
          <table:table-cell office:value-type="float" office:value="0" table:style-name="ce82">
            <text:p>-<text:s/></text:p>
          </table:table-cell>
          <table:table-cell office:value-type="float" office:value="46.36" table:style-name="ce82">
            <text:p>46,36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3005" table:style-name="ce1">
            <text:p>1930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DH 8-0</text:p>
          </table:table-cell>
          <table:table-cell table:number-columns-repeated="16373"/>
        </table:table-row>
        <table:table-row table:style-name="ro7">
          <table:table-cell office:value-type="float" office:value="3485" table:style-name="ce1">
            <text:p>3485</text:p>
          </table:table-cell>
          <table:table-cell office:value-type="string" table:style-name="ce81">
            <text:p><text:s/>222,709.42</text:p>
          </table:table-cell>
          <table:table-cell office:value-type="float" office:value="0" table:style-name="ce82">
            <text:p>-<text:s/></text:p>
          </table:table-cell>
          <table:table-cell office:value-type="float" office:value="14.33" table:style-name="ce82">
            <text:p>14,33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3205" table:style-name="ce1">
            <text:p>1932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DH 12-0</text:p>
          </table:table-cell>
          <table:table-cell table:number-columns-repeated="16373"/>
        </table:table-row>
        <table:table-row table:style-name="ro7">
          <table:table-cell office:value-type="float" office:value="3486" table:style-name="ce1">
            <text:p>3486</text:p>
          </table:table-cell>
          <table:table-cell office:value-type="string" table:style-name="ce81">
            <text:p><text:s/>222,627.42</text:p>
          </table:table-cell>
          <table:table-cell office:value-type="float" office:value="0" table:style-name="ce82">
            <text:p>-<text:s/></text:p>
          </table:table-cell>
          <table:table-cell office:value-type="float" office:value="82" table:style-name="ce82">
            <text:p>82,00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4705" table:style-name="ce1">
            <text:p>1947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DH 14-0</text:p>
          </table:table-cell>
          <table:table-cell table:number-columns-repeated="16373"/>
        </table:table-row>
        <table:table-row table:style-name="ro7">
          <table:table-cell office:value-type="float" office:value="3487" table:style-name="ce1">
            <text:p>3487</text:p>
          </table:table-cell>
          <table:table-cell office:value-type="string" table:style-name="ce81">
            <text:p><text:s/>222,817.42</text:p>
          </table:table-cell>
          <table:table-cell office:value-type="float" office:value="190" table:style-name="ce82">
            <text:p>190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3705" table:style-name="ce1">
            <text:p>1937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CL 55-001-001</text:p>
          </table:table-cell>
          <table:table-cell table:number-columns-repeated="16373"/>
        </table:table-row>
        <table:table-row table:style-name="ro7">
          <table:table-cell office:value-type="float" office:value="3488" table:style-name="ce1">
            <text:p>3488</text:p>
          </table:table-cell>
          <table:table-cell office:value-type="string" table:style-name="ce81">
            <text:p><text:s/>222,937.42</text:p>
          </table:table-cell>
          <table:table-cell office:value-type="float" office:value="120" table:style-name="ce82">
            <text:p>120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3605" table:style-name="ce1">
            <text:p>1936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CL 853-001-001</text:p>
          </table:table-cell>
          <table:table-cell table:number-columns-repeated="16373"/>
        </table:table-row>
        <table:table-row table:style-name="ro7">
          <table:table-cell office:value-type="float" office:value="3489" table:style-name="ce1">
            <text:p>3489</text:p>
          </table:table-cell>
          <table:table-cell office:value-type="string" table:style-name="ce81">
            <text:p><text:s/>223,273.42</text:p>
          </table:table-cell>
          <table:table-cell office:value-type="float" office:value="336" table:style-name="ce82">
            <text:p>336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3505" table:style-name="ce1">
            <text:p>1935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CL 14171-001-003</text:p>
          </table:table-cell>
          <table:table-cell table:number-columns-repeated="16373"/>
        </table:table-row>
        <table:table-row table:style-name="ro7">
          <table:table-cell office:value-type="float" office:value="3490" table:style-name="ce1">
            <text:p>3490</text:p>
          </table:table-cell>
          <table:table-cell office:value-type="string" table:style-name="ce81">
            <text:p><text:s/>224,521.42</text:p>
          </table:table-cell>
          <table:table-cell office:value-type="float" office:value="1248" table:style-name="ce82">
            <text:p>1.248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3405" table:style-name="ce1">
            <text:p>1934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CL 115-001-101</text:p>
          </table:table-cell>
          <table:table-cell table:number-columns-repeated="16373"/>
        </table:table-row>
        <table:table-row table:style-name="ro7">
          <table:table-cell office:value-type="float" office:value="3491" table:style-name="ce1">
            <text:p>3491</text:p>
          </table:table-cell>
          <table:table-cell office:value-type="string" table:style-name="ce81">
            <text:p><text:s/>224,725.82</text:p>
          </table:table-cell>
          <table:table-cell office:value-type="float" office:value="204.4" table:style-name="ce82">
            <text:p>204,4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4405" table:style-name="ce1">
            <text:p>1944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CL 366-001-100</text:p>
          </table:table-cell>
          <table:table-cell table:number-columns-repeated="16373"/>
        </table:table-row>
        <table:table-row table:style-name="ro7">
          <table:table-cell office:value-type="float" office:value="3492" table:style-name="ce1">
            <text:p>3492</text:p>
          </table:table-cell>
          <table:table-cell office:value-type="string" table:style-name="ce81">
            <text:p><text:s/>226,210.82</text:p>
          </table:table-cell>
          <table:table-cell office:value-type="float" office:value="1485" table:style-name="ce82">
            <text:p>1.485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4605" table:style-name="ce1">
            <text:p>1946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CL 1207-001-001</text:p>
          </table:table-cell>
          <table:table-cell table:number-columns-repeated="16373"/>
        </table:table-row>
        <table:table-row table:style-name="ro7">
          <table:table-cell office:value-type="float" office:value="3493" table:style-name="ce1">
            <text:p>3493</text:p>
          </table:table-cell>
          <table:table-cell office:value-type="string" table:style-name="ce81">
            <text:p><text:s/>226,305.82</text:p>
          </table:table-cell>
          <table:table-cell office:value-type="float" office:value="95" table:style-name="ce82">
            <text:p>95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3805" table:style-name="ce1">
            <text:p>1938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CL 56-001-001</text:p>
          </table:table-cell>
          <table:table-cell table:number-columns-repeated="16373"/>
        </table:table-row>
        <table:table-row table:style-name="ro7">
          <table:table-cell office:value-type="float" office:value="3494" table:style-name="ce1">
            <text:p>3494</text:p>
          </table:table-cell>
          <table:table-cell office:value-type="string" table:style-name="ce81">
            <text:p><text:s/>226,317.90</text:p>
          </table:table-cell>
          <table:table-cell office:value-type="float" office:value="12.08" table:style-name="ce82">
            <text:p>12,0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4105" table:style-name="ce1">
            <text:p>1941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CL 414909-001-011</text:p>
          </table:table-cell>
          <table:table-cell table:number-columns-repeated="16373"/>
        </table:table-row>
        <table:table-row table:style-name="ro7">
          <table:table-cell office:value-type="float" office:value="3495" table:style-name="ce1">
            <text:p>3495</text:p>
          </table:table-cell>
          <table:table-cell office:value-type="string" table:style-name="ce81">
            <text:p><text:s/>226,329.98</text:p>
          </table:table-cell>
          <table:table-cell office:value-type="float" office:value="12.08" table:style-name="ce82">
            <text:p>12,0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4005" table:style-name="ce1">
            <text:p>1940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CL 414909-001-011</text:p>
          </table:table-cell>
          <table:table-cell table:number-columns-repeated="16373"/>
        </table:table-row>
        <table:table-row table:style-name="ro7">
          <table:table-cell office:value-type="float" office:value="3496" table:style-name="ce1">
            <text:p>3496</text:p>
          </table:table-cell>
          <table:table-cell office:value-type="string" table:style-name="ce81">
            <text:p><text:s/>226,891.48</text:p>
          </table:table-cell>
          <table:table-cell office:value-type="float" office:value="561.5" table:style-name="ce82">
            <text:p>561,5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4305" table:style-name="ce1">
            <text:p>1943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CL 365-001-100</text:p>
          </table:table-cell>
          <table:table-cell table:number-columns-repeated="16373"/>
        </table:table-row>
        <table:table-row table:style-name="ro7">
          <table:table-cell office:value-type="float" office:value="3497" table:style-name="ce1">
            <text:p>3497</text:p>
          </table:table-cell>
          <table:table-cell office:value-type="string" table:style-name="ce81">
            <text:p><text:s/>236,704.05</text:p>
          </table:table-cell>
          <table:table-cell office:value-type="float" office:value="9812.57" table:style-name="ce82">
            <text:p>9.812,57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4805" table:style-name="ce1">
            <text:p>1948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CL 1899-022-901</text:p>
          </table:table-cell>
          <table:table-cell table:number-columns-repeated="16373"/>
        </table:table-row>
        <table:table-row table:style-name="ro7">
          <table:table-cell office:value-type="float" office:value="3498" table:style-name="ce1">
            <text:p>3498</text:p>
          </table:table-cell>
          <table:table-cell office:value-type="string" table:style-name="ce81">
            <text:p><text:s/>238,913.85</text:p>
          </table:table-cell>
          <table:table-cell office:value-type="float" office:value="2209.8000000000002" table:style-name="ce82">
            <text:p>2.209,8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4505" table:style-name="ce1">
            <text:p>1945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CL 4915-001-004</text:p>
          </table:table-cell>
          <table:table-cell table:number-columns-repeated="16373"/>
        </table:table-row>
        <table:table-row table:style-name="ro7">
          <table:table-cell office:value-type="float" office:value="3499" table:style-name="ce1">
            <text:p>3499</text:p>
          </table:table-cell>
          <table:table-cell office:value-type="string" table:style-name="ce81">
            <text:p><text:s/>247,818.30</text:p>
          </table:table-cell>
          <table:table-cell office:value-type="float" office:value="8904.4500000000007" table:style-name="ce82">
            <text:p>8.904,4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3905" table:style-name="ce1">
            <text:p>1939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CL 17397-018-501</text:p>
          </table:table-cell>
          <table:table-cell table:number-columns-repeated="16373"/>
        </table:table-row>
        <table:table-row table:style-name="ro7">
          <table:table-cell office:value-type="float" office:value="3500" table:style-name="ce1">
            <text:p>3500</text:p>
          </table:table-cell>
          <table:table-cell office:value-type="string" table:style-name="ce81">
            <text:p><text:s/>247,875.75</text:p>
          </table:table-cell>
          <table:table-cell office:value-type="float" office:value="57.45" table:style-name="ce82">
            <text:p>57,4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4205" table:style-name="ce1">
            <text:p>194205</text:p>
          </table:table-cell>
          <table:table-cell office:value-type="date" office:date-value="2020-07-27T00:00:00" table:style-name="ce88">
            <text:p>27/07/2020</text:p>
          </table:table-cell>
          <table:table-cell office:value-type="string" table:style-name="ce1">
            <text:p>CL 414912-001-011</text:p>
          </table:table-cell>
          <table:table-cell table:number-columns-repeated="16373"/>
        </table:table-row>
        <table:table-row table:style-name="ro7">
          <table:table-cell office:value-type="float" office:value="3501" table:style-name="ce1">
            <text:p>3501</text:p>
          </table:table-cell>
          <table:table-cell office:value-type="string" table:style-name="ce81">
            <text:p><text:s/>247,891.75</text:p>
          </table:table-cell>
          <table:table-cell office:value-type="float" office:value="16" table:style-name="ce82">
            <text:p>16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63" table:style-name="ce1">
            <text:p>166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7205" table:style-name="ce1">
            <text:p>197205</text:p>
          </table:table-cell>
          <table:table-cell office:value-type="date" office:date-value="2020-08-02T00:00:00" table:style-name="ce88">
            <text:p>02/08/2020</text:p>
          </table:table-cell>
          <table:table-cell office:value-type="string" table:style-name="ce1">
            <text:p>DC 197205-0</text:p>
          </table:table-cell>
          <table:table-cell table:number-columns-repeated="16373"/>
        </table:table-row>
        <table:table-row table:style-name="ro7">
          <table:table-cell office:value-type="float" office:value="3502" table:style-name="ce1">
            <text:p>3502</text:p>
          </table:table-cell>
          <table:table-cell office:value-type="string" table:style-name="ce81">
            <text:p><text:s/>248,685.76</text:p>
          </table:table-cell>
          <table:table-cell office:value-type="float" office:value="794.01" table:style-name="ce82">
            <text:p>794,01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63" table:style-name="ce1">
            <text:p>166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7405" table:style-name="ce1">
            <text:p>197405</text:p>
          </table:table-cell>
          <table:table-cell office:value-type="date" office:date-value="2020-08-02T00:00:00" table:style-name="ce88">
            <text:p>02/08/2020</text:p>
          </table:table-cell>
          <table:table-cell office:value-type="string" table:style-name="ce1">
            <text:p>CL 23643-001-501</text:p>
          </table:table-cell>
          <table:table-cell table:number-columns-repeated="16373"/>
        </table:table-row>
        <table:table-row table:style-name="ro7">
          <table:table-cell office:value-type="float" office:value="3503" table:style-name="ce1">
            <text:p>3503</text:p>
          </table:table-cell>
          <table:table-cell office:value-type="string" table:style-name="ce81">
            <text:p><text:s/>252,074.26</text:p>
          </table:table-cell>
          <table:table-cell office:value-type="float" office:value="3388.5" table:style-name="ce82">
            <text:p>3.388,5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63" table:style-name="ce1">
            <text:p>166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7505" table:style-name="ce1">
            <text:p>197505</text:p>
          </table:table-cell>
          <table:table-cell office:value-type="date" office:date-value="2020-08-02T00:00:00" table:style-name="ce88">
            <text:p>02/08/2020</text:p>
          </table:table-cell>
          <table:table-cell office:value-type="string" table:style-name="ce1">
            <text:p>CL 15465-001-003</text:p>
          </table:table-cell>
          <table:table-cell table:number-columns-repeated="16373"/>
        </table:table-row>
        <table:table-row table:style-name="ro7">
          <table:table-cell office:value-type="float" office:value="3504" table:style-name="ce1">
            <text:p>3504</text:p>
          </table:table-cell>
          <table:table-cell office:value-type="string" table:style-name="ce81">
            <text:p><text:s/>252,896.20</text:p>
          </table:table-cell>
          <table:table-cell office:value-type="float" office:value="821.94" table:style-name="ce82">
            <text:p>821,94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62" table:style-name="ce1">
            <text:p>166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7705" table:style-name="ce1">
            <text:p>197705</text:p>
          </table:table-cell>
          <table:table-cell office:value-type="date" office:date-value="2020-08-05T00:00:00" table:style-name="ce88">
            <text:p>05/08/2020</text:p>
          </table:table-cell>
          <table:table-cell office:value-type="string" table:style-name="ce1">
            <text:p>CL 95331-001-101</text:p>
          </table:table-cell>
          <table:table-cell table:number-columns-repeated="16373"/>
        </table:table-row>
        <table:table-row table:style-name="ro7">
          <table:table-cell office:value-type="float" office:value="3505" table:style-name="ce1">
            <text:p>3505</text:p>
          </table:table-cell>
          <table:table-cell office:value-type="string" table:style-name="ce81">
            <text:p><text:s/>253,217.00</text:p>
          </table:table-cell>
          <table:table-cell office:value-type="float" office:value="320.8" table:style-name="ce82">
            <text:p>320,8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62" table:style-name="ce1">
            <text:p>166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7605" table:style-name="ce1">
            <text:p>197605</text:p>
          </table:table-cell>
          <table:table-cell office:value-type="date" office:date-value="2020-08-05T00:00:00" table:style-name="ce88">
            <text:p>05/08/2020</text:p>
          </table:table-cell>
          <table:table-cell office:value-type="string" table:style-name="ce1">
            <text:p>CL 372-001-100</text:p>
          </table:table-cell>
          <table:table-cell table:number-columns-repeated="16373"/>
        </table:table-row>
        <table:table-row table:style-name="ro7">
          <table:table-cell office:value-type="float" office:value="3506" table:style-name="ce1">
            <text:p>3506</text:p>
          </table:table-cell>
          <table:table-cell office:value-type="string" table:style-name="ce81">
            <text:p><text:s/>253,763.28</text:p>
          </table:table-cell>
          <table:table-cell office:value-type="float" office:value="546.28" table:style-name="ce82">
            <text:p>546,2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62" table:style-name="ce1">
            <text:p>166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7805" table:style-name="ce1">
            <text:p>197805</text:p>
          </table:table-cell>
          <table:table-cell office:value-type="date" office:date-value="2020-08-05T00:00:00" table:style-name="ce88">
            <text:p>05/08/2020</text:p>
          </table:table-cell>
          <table:table-cell office:value-type="string" table:style-name="ce1">
            <text:p>CL 379-001-100</text:p>
          </table:table-cell>
          <table:table-cell table:number-columns-repeated="16373"/>
        </table:table-row>
        <table:table-row table:style-name="ro7">
          <table:table-cell office:value-type="float" office:value="3507" table:style-name="ce1">
            <text:p>3507</text:p>
          </table:table-cell>
          <table:table-cell office:value-type="string" table:style-name="ce81">
            <text:p><text:s/>253,767.44</text:p>
          </table:table-cell>
          <table:table-cell office:value-type="float" office:value="4.16" table:style-name="ce82">
            <text:p>4,16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62" table:style-name="ce1">
            <text:p>166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8005" table:style-name="ce1">
            <text:p>198005</text:p>
          </table:table-cell>
          <table:table-cell office:value-type="date" office:date-value="2020-08-05T00:00:00" table:style-name="ce88">
            <text:p>05/08/2020</text:p>
          </table:table-cell>
          <table:table-cell office:value-type="string" table:style-name="ce1">
            <text:p>CL 15222-001-001</text:p>
          </table:table-cell>
          <table:table-cell table:number-columns-repeated="16373"/>
        </table:table-row>
        <table:table-row table:style-name="ro7">
          <table:table-cell office:value-type="float" office:value="3508" table:style-name="ce1">
            <text:p>3508</text:p>
          </table:table-cell>
          <table:table-cell office:value-type="string" table:style-name="ce81">
            <text:p><text:s/>253,793.65</text:p>
          </table:table-cell>
          <table:table-cell office:value-type="float" office:value="26.21" table:style-name="ce82">
            <text:p>26,21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62" table:style-name="ce1">
            <text:p>166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7905" table:style-name="ce1">
            <text:p>197905</text:p>
          </table:table-cell>
          <table:table-cell office:value-type="date" office:date-value="2020-08-05T00:00:00" table:style-name="ce88">
            <text:p>05/08/2020</text:p>
          </table:table-cell>
          <table:table-cell office:value-type="string" table:style-name="ce1">
            <text:p>CL 15216-001-001</text:p>
          </table:table-cell>
          <table:table-cell table:number-columns-repeated="16373"/>
        </table:table-row>
        <table:table-row table:style-name="ro7">
          <table:table-cell office:value-type="float" office:value="3509" table:style-name="ce1">
            <text:p>3509</text:p>
          </table:table-cell>
          <table:table-cell office:value-type="string" table:style-name="ce81">
            <text:p><text:s/>253,930.22</text:p>
          </table:table-cell>
          <table:table-cell office:value-type="float" office:value="136.57" table:style-name="ce82">
            <text:p>136,57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62" table:style-name="ce1">
            <text:p>166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8405" table:style-name="ce1">
            <text:p>198405</text:p>
          </table:table-cell>
          <table:table-cell office:value-type="date" office:date-value="2020-08-05T00:00:00" table:style-name="ce88">
            <text:p>05/08/2020</text:p>
          </table:table-cell>
          <table:table-cell office:value-type="string" table:style-name="ce1">
            <text:p>CL 385-001-100</text:p>
          </table:table-cell>
          <table:table-cell table:number-columns-repeated="16373"/>
        </table:table-row>
        <table:table-row table:style-name="ro7">
          <table:table-cell office:value-type="float" office:value="3510" table:style-name="ce1">
            <text:p>3510</text:p>
          </table:table-cell>
          <table:table-cell office:value-type="string" table:style-name="ce81">
            <text:p><text:s/>254,104.82</text:p>
          </table:table-cell>
          <table:table-cell office:value-type="float" office:value="174.6" table:style-name="ce82">
            <text:p>174,6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62" table:style-name="ce1">
            <text:p>166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8505" table:style-name="ce1">
            <text:p>198505</text:p>
          </table:table-cell>
          <table:table-cell office:value-type="date" office:date-value="2020-08-05T00:00:00" table:style-name="ce88">
            <text:p>05/08/2020</text:p>
          </table:table-cell>
          <table:table-cell office:value-type="string" table:style-name="ce1">
            <text:p>CL 393-001-100</text:p>
          </table:table-cell>
          <table:table-cell table:number-columns-repeated="16373"/>
        </table:table-row>
        <table:table-row table:style-name="ro7">
          <table:table-cell office:value-type="float" office:value="3511" table:style-name="ce1">
            <text:p>3511</text:p>
          </table:table-cell>
          <table:table-cell office:value-type="string" table:style-name="ce81">
            <text:p><text:s/>255,840.70</text:p>
          </table:table-cell>
          <table:table-cell office:value-type="float" office:value="1735.88" table:style-name="ce82">
            <text:p>1.735,8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62" table:style-name="ce1">
            <text:p>166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8205" table:style-name="ce1">
            <text:p>198205</text:p>
          </table:table-cell>
          <table:table-cell office:value-type="date" office:date-value="2020-08-05T00:00:00" table:style-name="ce88">
            <text:p>05/08/2020</text:p>
          </table:table-cell>
          <table:table-cell office:value-type="string" table:style-name="ce1">
            <text:p>CL 8015-001-002</text:p>
          </table:table-cell>
          <table:table-cell table:number-columns-repeated="16373"/>
        </table:table-row>
        <table:table-row table:style-name="ro7">
          <table:table-cell office:value-type="float" office:value="3512" table:style-name="ce1">
            <text:p>3512</text:p>
          </table:table-cell>
          <table:table-cell office:value-type="string" table:style-name="ce81">
            <text:p><text:s/>259,726.60</text:p>
          </table:table-cell>
          <table:table-cell office:value-type="float" office:value="3885.9" table:style-name="ce82">
            <text:p>3.885,9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62" table:style-name="ce1">
            <text:p>166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8305" table:style-name="ce1">
            <text:p>198305</text:p>
          </table:table-cell>
          <table:table-cell office:value-type="date" office:date-value="2020-08-05T00:00:00" table:style-name="ce88">
            <text:p>05/08/2020</text:p>
          </table:table-cell>
          <table:table-cell office:value-type="string" table:style-name="ce1">
            <text:p>CL 1309-001-001</text:p>
          </table:table-cell>
          <table:table-cell table:number-columns-repeated="16373"/>
        </table:table-row>
        <table:table-row table:style-name="ro7">
          <table:table-cell office:value-type="float" office:value="3513" table:style-name="ce1">
            <text:p>3513</text:p>
          </table:table-cell>
          <table:table-cell office:value-type="string" table:style-name="ce81">
            <text:p><text:s/>259,712.27</text:p>
          </table:table-cell>
          <table:table-cell office:value-type="float" office:value="0" table:style-name="ce82">
            <text:p>-<text:s/></text:p>
          </table:table-cell>
          <table:table-cell office:value-type="float" office:value="14.33" table:style-name="ce82">
            <text:p>14,33<text:s/></text:p>
          </table:table-cell>
          <table:table-cell table:style-name="ce1"/>
          <table:table-cell office:value-type="float" office:value="1662" table:style-name="ce1">
            <text:p>166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8105" table:style-name="ce1">
            <text:p>198105</text:p>
          </table:table-cell>
          <table:table-cell office:value-type="date" office:date-value="2020-08-05T00:00:00" table:style-name="ce88">
            <text:p>05/08/2020</text:p>
          </table:table-cell>
          <table:table-cell office:value-type="string" table:style-name="ce1">
            <text:p>D1 1847-0</text:p>
          </table:table-cell>
          <table:table-cell table:number-columns-repeated="16373"/>
        </table:table-row>
        <table:table-row table:style-name="ro7">
          <table:table-cell office:value-type="float" office:value="3514" table:style-name="ce1">
            <text:p>3514</text:p>
          </table:table-cell>
          <table:table-cell office:value-type="string" table:style-name="ce81">
            <text:p><text:s/>259,665.91</text:p>
          </table:table-cell>
          <table:table-cell office:value-type="float" office:value="0" table:style-name="ce82">
            <text:p>-<text:s/></text:p>
          </table:table-cell>
          <table:table-cell office:value-type="float" office:value="46.36" table:style-name="ce82">
            <text:p>46,36<text:s/></text:p>
          </table:table-cell>
          <table:table-cell table:style-name="ce1"/>
          <table:table-cell office:value-type="float" office:value="1664" table:style-name="ce1">
            <text:p>166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8805" table:style-name="ce1">
            <text:p>198805</text:p>
          </table:table-cell>
          <table:table-cell office:value-type="date" office:date-value="2020-08-12T00:00:00" table:style-name="ce88">
            <text:p>12/08/2020</text:p>
          </table:table-cell>
          <table:table-cell office:value-type="string" table:style-name="ce1">
            <text:p>DH 16-0</text:p>
          </table:table-cell>
          <table:table-cell table:number-columns-repeated="16373"/>
        </table:table-row>
        <table:table-row table:style-name="ro7">
          <table:table-cell office:value-type="float" office:value="3515" table:style-name="ce1">
            <text:p>3515</text:p>
          </table:table-cell>
          <table:table-cell office:value-type="string" table:style-name="ce81">
            <text:p><text:s/>259,619.55</text:p>
          </table:table-cell>
          <table:table-cell office:value-type="float" office:value="0" table:style-name="ce82">
            <text:p>-<text:s/></text:p>
          </table:table-cell>
          <table:table-cell office:value-type="float" office:value="46.36" table:style-name="ce82">
            <text:p>46,36<text:s/></text:p>
          </table:table-cell>
          <table:table-cell table:style-name="ce1"/>
          <table:table-cell office:value-type="float" office:value="1664" table:style-name="ce1">
            <text:p>166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8905" table:style-name="ce1">
            <text:p>198905</text:p>
          </table:table-cell>
          <table:table-cell office:value-type="date" office:date-value="2020-08-12T00:00:00" table:style-name="ce88">
            <text:p>12/08/2020</text:p>
          </table:table-cell>
          <table:table-cell office:value-type="string" table:style-name="ce1">
            <text:p>DH 18-0</text:p>
          </table:table-cell>
          <table:table-cell table:number-columns-repeated="16373"/>
        </table:table-row>
        <table:table-row table:style-name="ro7">
          <table:table-cell office:value-type="float" office:value="3516" table:style-name="ce1">
            <text:p>3516</text:p>
          </table:table-cell>
          <table:table-cell office:value-type="string" table:style-name="ce81">
            <text:p><text:s/>260,419.57</text:p>
          </table:table-cell>
          <table:table-cell office:value-type="float" office:value="800.02" table:style-name="ce82">
            <text:p>800,02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64" table:style-name="ce1">
            <text:p>166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9005" table:style-name="ce1">
            <text:p>199005</text:p>
          </table:table-cell>
          <table:table-cell office:value-type="date" office:date-value="2020-08-12T00:00:00" table:style-name="ce88">
            <text:p>12/08/2020</text:p>
          </table:table-cell>
          <table:table-cell office:value-type="string" table:style-name="ce1">
            <text:p>CL 23643-001-501</text:p>
          </table:table-cell>
          <table:table-cell table:number-columns-repeated="16373"/>
        </table:table-row>
        <table:table-row table:style-name="ro7">
          <table:table-cell office:value-type="float" office:value="3517" table:style-name="ce1">
            <text:p>3517</text:p>
          </table:table-cell>
          <table:table-cell office:value-type="string" table:style-name="ce81">
            <text:p><text:s/>261,419.57</text:p>
          </table:table-cell>
          <table:table-cell office:value-type="float" office:value="1000" table:style-name="ce82">
            <text:p>1.000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64" table:style-name="ce1">
            <text:p>166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9405" table:style-name="ce1">
            <text:p>199405</text:p>
          </table:table-cell>
          <table:table-cell office:value-type="date" office:date-value="2020-08-12T00:00:00" table:style-name="ce88">
            <text:p>12/08/2020</text:p>
          </table:table-cell>
          <table:table-cell office:value-type="string" table:style-name="ce1">
            <text:p>CL 119-001-101</text:p>
          </table:table-cell>
          <table:table-cell table:number-columns-repeated="16373"/>
        </table:table-row>
        <table:table-row table:style-name="ro7">
          <table:table-cell office:value-type="float" office:value="3518" table:style-name="ce1">
            <text:p>3518</text:p>
          </table:table-cell>
          <table:table-cell office:value-type="string" table:style-name="ce81">
            <text:p><text:s/>261,991.27</text:p>
          </table:table-cell>
          <table:table-cell office:value-type="float" office:value="571.70000000000005" table:style-name="ce82">
            <text:p>571,7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64" table:style-name="ce1">
            <text:p>166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9505" table:style-name="ce1">
            <text:p>199505</text:p>
          </table:table-cell>
          <table:table-cell office:value-type="date" office:date-value="2020-08-12T00:00:00" table:style-name="ce88">
            <text:p>12/08/2020</text:p>
          </table:table-cell>
          <table:table-cell office:value-type="string" table:style-name="ce1">
            <text:p>CL 8130-001-002</text:p>
          </table:table-cell>
          <table:table-cell table:number-columns-repeated="16373"/>
        </table:table-row>
        <table:table-row table:style-name="ro7">
          <table:table-cell office:value-type="float" office:value="3519" table:style-name="ce1">
            <text:p>3519</text:p>
          </table:table-cell>
          <table:table-cell office:value-type="string" table:style-name="ce81">
            <text:p><text:s/>264,816.30</text:p>
          </table:table-cell>
          <table:table-cell office:value-type="float" office:value="2825.03" table:style-name="ce82">
            <text:p>2.825,03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64" table:style-name="ce1">
            <text:p>166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9105" table:style-name="ce1">
            <text:p>199105</text:p>
          </table:table-cell>
          <table:table-cell office:value-type="date" office:date-value="2020-08-12T00:00:00" table:style-name="ce88">
            <text:p>12/08/2020</text:p>
          </table:table-cell>
          <table:table-cell office:value-type="string" table:style-name="ce1">
            <text:p>CL 30913-003-006</text:p>
          </table:table-cell>
          <table:table-cell table:number-columns-repeated="16373"/>
        </table:table-row>
        <table:table-row table:style-name="ro7">
          <table:table-cell office:value-type="float" office:value="3520" table:style-name="ce1">
            <text:p>3520</text:p>
          </table:table-cell>
          <table:table-cell office:value-type="string" table:style-name="ce81">
            <text:p><text:s/>268,656.30</text:p>
          </table:table-cell>
          <table:table-cell office:value-type="float" office:value="3840" table:style-name="ce82">
            <text:p>3.840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64" table:style-name="ce1">
            <text:p>166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9205" table:style-name="ce1">
            <text:p>199205</text:p>
          </table:table-cell>
          <table:table-cell office:value-type="date" office:date-value="2020-08-12T00:00:00" table:style-name="ce88">
            <text:p>12/08/2020</text:p>
          </table:table-cell>
          <table:table-cell office:value-type="string" table:style-name="ce1">
            <text:p>CL 118-001-101</text:p>
          </table:table-cell>
          <table:table-cell table:number-columns-repeated="16373"/>
        </table:table-row>
        <table:table-row table:style-name="ro7">
          <table:table-cell office:value-type="float" office:value="3521" table:style-name="ce1">
            <text:p>3521</text:p>
          </table:table-cell>
          <table:table-cell office:value-type="string" table:style-name="ce81">
            <text:p><text:s/>269,030.60</text:p>
          </table:table-cell>
          <table:table-cell office:value-type="float" office:value="374.3" table:style-name="ce82">
            <text:p>374,3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64" table:style-name="ce1">
            <text:p>166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8705" table:style-name="ce1">
            <text:p>198705</text:p>
          </table:table-cell>
          <table:table-cell office:value-type="date" office:date-value="2020-08-12T00:00:00" table:style-name="ce88">
            <text:p>12/08/2020</text:p>
          </table:table-cell>
          <table:table-cell office:value-type="string" table:style-name="ce1">
            <text:p>CL 879-001-001</text:p>
          </table:table-cell>
          <table:table-cell table:number-columns-repeated="16373"/>
        </table:table-row>
        <table:table-row table:style-name="ro7">
          <table:table-cell office:value-type="float" office:value="3522" table:style-name="ce1">
            <text:p>3522</text:p>
          </table:table-cell>
          <table:table-cell office:value-type="string" table:style-name="ce81">
            <text:p><text:s/>270,676.30</text:p>
          </table:table-cell>
          <table:table-cell office:value-type="float" office:value="1645.7" table:style-name="ce82">
            <text:p>1.645,7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64" table:style-name="ce1">
            <text:p>166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8605" table:style-name="ce1">
            <text:p>198605</text:p>
          </table:table-cell>
          <table:table-cell office:value-type="date" office:date-value="2020-08-12T00:00:00" table:style-name="ce88">
            <text:p>12/08/2020</text:p>
          </table:table-cell>
          <table:table-cell office:value-type="string" table:style-name="ce1">
            <text:p>CL 8070-001-002</text:p>
          </table:table-cell>
          <table:table-cell table:number-columns-repeated="16373"/>
        </table:table-row>
        <table:table-row table:style-name="ro7">
          <table:table-cell office:value-type="float" office:value="3523" table:style-name="ce1">
            <text:p>3523</text:p>
          </table:table-cell>
          <table:table-cell office:value-type="string" table:style-name="ce81">
            <text:p><text:s/>270,118.70</text:p>
          </table:table-cell>
          <table:table-cell office:value-type="float" office:value="0" table:style-name="ce82">
            <text:p>-<text:s/></text:p>
          </table:table-cell>
          <table:table-cell office:value-type="float" office:value="557.6" table:style-name="ce82">
            <text:p>557,60<text:s/></text:p>
          </table:table-cell>
          <table:table-cell table:style-name="ce1"/>
          <table:table-cell office:value-type="float" office:value="1664" table:style-name="ce1">
            <text:p>166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9305" table:style-name="ce1">
            <text:p>199305</text:p>
          </table:table-cell>
          <table:table-cell office:value-type="date" office:date-value="2020-08-12T00:00:00" table:style-name="ce88">
            <text:p>12/08/2020</text:p>
          </table:table-cell>
          <table:table-cell office:value-type="string" table:style-name="ce1">
            <text:p>DH 20-0</text:p>
          </table:table-cell>
          <table:table-cell table:number-columns-repeated="16373"/>
        </table:table-row>
        <table:table-row table:style-name="ro7">
          <table:table-cell office:value-type="float" office:value="3524" table:style-name="ce1">
            <text:p>3524</text:p>
          </table:table-cell>
          <table:table-cell office:value-type="string" table:style-name="ce81">
            <text:p><text:s/>271,764.40</text:p>
          </table:table-cell>
          <table:table-cell office:value-type="float" office:value="1645.7" table:style-name="ce82">
            <text:p>1.645,7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61" table:style-name="ce1">
            <text:p>166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9705" table:style-name="ce1">
            <text:p>199705</text:p>
          </table:table-cell>
          <table:table-cell office:value-type="date" office:date-value="2020-08-17T00:00:00" table:style-name="ce88">
            <text:p>17/08/2020</text:p>
          </table:table-cell>
          <table:table-cell office:value-type="string" table:style-name="ce1">
            <text:p>CL 8137-001-002</text:p>
          </table:table-cell>
          <table:table-cell table:number-columns-repeated="16373"/>
        </table:table-row>
        <table:table-row table:style-name="ro7">
          <table:table-cell office:value-type="float" office:value="3525" table:style-name="ce1">
            <text:p>3525</text:p>
          </table:table-cell>
          <table:table-cell office:value-type="string" table:style-name="ce81">
            <text:p><text:s/>272,055.65</text:p>
          </table:table-cell>
          <table:table-cell office:value-type="float" office:value="291.25" table:style-name="ce82">
            <text:p>291,2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61" table:style-name="ce1">
            <text:p>166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9805" table:style-name="ce1">
            <text:p>199805</text:p>
          </table:table-cell>
          <table:table-cell office:value-type="date" office:date-value="2020-08-17T00:00:00" table:style-name="ce88">
            <text:p>17/08/2020</text:p>
          </table:table-cell>
          <table:table-cell office:value-type="string" table:style-name="ce1">
            <text:p>CL 1962-891</text:p>
          </table:table-cell>
          <table:table-cell table:number-columns-repeated="16373"/>
        </table:table-row>
        <table:table-row table:style-name="ro7">
          <table:table-cell office:value-type="float" office:value="3526" table:style-name="ce1">
            <text:p>3526</text:p>
          </table:table-cell>
          <table:table-cell office:value-type="string" table:style-name="ce81">
            <text:p><text:s/>272,889.22</text:p>
          </table:table-cell>
          <table:table-cell office:value-type="float" office:value="833.57" table:style-name="ce82">
            <text:p>833,57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61" table:style-name="ce1">
            <text:p>166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0405" table:style-name="ce1">
            <text:p>200405</text:p>
          </table:table-cell>
          <table:table-cell office:value-type="date" office:date-value="2020-08-17T00:00:00" table:style-name="ce88">
            <text:p>17/08/2020</text:p>
          </table:table-cell>
          <table:table-cell office:value-type="string" table:style-name="ce1">
            <text:p>CL 8232-001-002</text:p>
          </table:table-cell>
          <table:table-cell table:number-columns-repeated="16373"/>
        </table:table-row>
        <table:table-row table:style-name="ro7">
          <table:table-cell office:value-type="float" office:value="3527" table:style-name="ce1">
            <text:p>3527</text:p>
          </table:table-cell>
          <table:table-cell office:value-type="string" table:style-name="ce81">
            <text:p><text:s/>272,972.97</text:p>
          </table:table-cell>
          <table:table-cell office:value-type="float" office:value="83.75" table:style-name="ce82">
            <text:p>83,7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61" table:style-name="ce1">
            <text:p>166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9905" table:style-name="ce1">
            <text:p>199905</text:p>
          </table:table-cell>
          <table:table-cell office:value-type="date" office:date-value="2020-08-17T00:00:00" table:style-name="ce88">
            <text:p>17/08/2020</text:p>
          </table:table-cell>
          <table:table-cell office:value-type="string" table:style-name="ce1">
            <text:p>CL 890-001-001</text:p>
          </table:table-cell>
          <table:table-cell table:number-columns-repeated="16373"/>
        </table:table-row>
        <table:table-row table:style-name="ro7">
          <table:table-cell office:value-type="float" office:value="3528" table:style-name="ce1">
            <text:p>3528</text:p>
          </table:table-cell>
          <table:table-cell office:value-type="string" table:style-name="ce81">
            <text:p><text:s/>271,942.60</text:p>
          </table:table-cell>
          <table:table-cell office:value-type="float" office:value="0" table:style-name="ce82">
            <text:p>-<text:s/></text:p>
          </table:table-cell>
          <table:table-cell office:value-type="float" office:value="1030.3699999999999" table:style-name="ce82">
            <text:p>1.030,37<text:s/></text:p>
          </table:table-cell>
          <table:table-cell table:style-name="ce1"/>
          <table:table-cell office:value-type="float" office:value="1661" table:style-name="ce1">
            <text:p>166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199605" table:style-name="ce1">
            <text:p>199605</text:p>
          </table:table-cell>
          <table:table-cell office:value-type="date" office:date-value="2020-08-17T00:00:00" table:style-name="ce88">
            <text:p>17/08/2020</text:p>
          </table:table-cell>
          <table:table-cell office:value-type="string" table:style-name="ce1">
            <text:p>DH 22-0</text:p>
          </table:table-cell>
          <table:table-cell table:number-columns-repeated="16373"/>
        </table:table-row>
        <table:table-row table:style-name="ro7">
          <table:table-cell office:value-type="float" office:value="3529" table:style-name="ce1">
            <text:p>3529</text:p>
          </table:table-cell>
          <table:table-cell office:value-type="string" table:style-name="ce81">
            <text:p><text:s/>272,644.60</text:p>
          </table:table-cell>
          <table:table-cell office:value-type="float" office:value="702" table:style-name="ce82">
            <text:p>702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58" table:style-name="ce1">
            <text:p>165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3505" table:style-name="ce1">
            <text:p>203505</text:p>
          </table:table-cell>
          <table:table-cell office:value-type="date" office:date-value="2020-08-21T00:00:00" table:style-name="ce88">
            <text:p>21/08/2020</text:p>
          </table:table-cell>
          <table:table-cell office:value-type="string" table:style-name="ce1">
            <text:p>DC 203505-0</text:p>
          </table:table-cell>
          <table:table-cell table:number-columns-repeated="16373"/>
        </table:table-row>
        <table:table-row table:style-name="ro7">
          <table:table-cell office:value-type="float" office:value="3530" table:style-name="ce1">
            <text:p>3530</text:p>
          </table:table-cell>
          <table:table-cell office:value-type="string" table:style-name="ce81">
            <text:p><text:s/>274,290.30</text:p>
          </table:table-cell>
          <table:table-cell office:value-type="float" office:value="1645.7" table:style-name="ce82">
            <text:p>1.645,7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0605" table:style-name="ce1">
            <text:p>200605</text:p>
          </table:table-cell>
          <table:table-cell office:value-type="date" office:date-value="2020-08-21T00:00:00" table:style-name="ce88">
            <text:p>21/08/2020</text:p>
          </table:table-cell>
          <table:table-cell office:value-type="string" table:style-name="ce1">
            <text:p>CL 8265-001-002</text:p>
          </table:table-cell>
          <table:table-cell table:number-columns-repeated="16373"/>
        </table:table-row>
        <table:table-row table:style-name="ro7">
          <table:table-cell office:value-type="float" office:value="3531" table:style-name="ce1">
            <text:p>3531</text:p>
          </table:table-cell>
          <table:table-cell office:value-type="string" table:style-name="ce81">
            <text:p><text:s/>275,730.30</text:p>
          </table:table-cell>
          <table:table-cell office:value-type="float" office:value="1440" table:style-name="ce82">
            <text:p>1.440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0905" table:style-name="ce1">
            <text:p>200905</text:p>
          </table:table-cell>
          <table:table-cell office:value-type="date" office:date-value="2020-08-21T00:00:00" table:style-name="ce88">
            <text:p>21/08/2020</text:p>
          </table:table-cell>
          <table:table-cell office:value-type="string" table:style-name="ce1">
            <text:p>CL 120-001-101</text:p>
          </table:table-cell>
          <table:table-cell table:number-columns-repeated="16373"/>
        </table:table-row>
        <table:table-row table:style-name="ro7">
          <table:table-cell office:value-type="float" office:value="3532" table:style-name="ce1">
            <text:p>3532</text:p>
          </table:table-cell>
          <table:table-cell office:value-type="string" table:style-name="ce81">
            <text:p><text:s/>276,396.38</text:p>
          </table:table-cell>
          <table:table-cell office:value-type="float" office:value="666.08" table:style-name="ce82">
            <text:p>666,0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3305" table:style-name="ce1">
            <text:p>203305</text:p>
          </table:table-cell>
          <table:table-cell office:value-type="date" office:date-value="2020-08-21T00:00:00" table:style-name="ce88">
            <text:p>21/08/2020</text:p>
          </table:table-cell>
          <table:table-cell office:value-type="string" table:style-name="ce1">
            <text:p>CL 2118-001-001</text:p>
          </table:table-cell>
          <table:table-cell table:number-columns-repeated="16373"/>
        </table:table-row>
        <table:table-row table:style-name="ro7">
          <table:table-cell office:value-type="float" office:value="3533" table:style-name="ce1">
            <text:p>3533</text:p>
          </table:table-cell>
          <table:table-cell office:value-type="string" table:style-name="ce81">
            <text:p><text:s/>275,216.61</text:p>
          </table:table-cell>
          <table:table-cell office:value-type="float" office:value="0" table:style-name="ce82">
            <text:p>-<text:s/></text:p>
          </table:table-cell>
          <table:table-cell office:value-type="float" office:value="1179.77" table:style-name="ce82">
            <text:p>1.179,77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0505" table:style-name="ce1">
            <text:p>200505</text:p>
          </table:table-cell>
          <table:table-cell office:value-type="date" office:date-value="2020-08-21T00:00:00" table:style-name="ce88">
            <text:p>21/08/2020</text:p>
          </table:table-cell>
          <table:table-cell office:value-type="string" table:style-name="ce1">
            <text:p>D1 1849-0</text:p>
          </table:table-cell>
          <table:table-cell table:number-columns-repeated="16373"/>
        </table:table-row>
        <table:table-row table:style-name="ro7">
          <table:table-cell office:value-type="float" office:value="3534" table:style-name="ce1">
            <text:p>3534</text:p>
          </table:table-cell>
          <table:table-cell office:value-type="string" table:style-name="ce81">
            <text:p><text:s/>275,004.93</text:p>
          </table:table-cell>
          <table:table-cell office:value-type="float" office:value="0" table:style-name="ce82">
            <text:p>-<text:s/></text:p>
          </table:table-cell>
          <table:table-cell office:value-type="float" office:value="211.68" table:style-name="ce82">
            <text:p>211,68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1005" table:style-name="ce1">
            <text:p>201005</text:p>
          </table:table-cell>
          <table:table-cell office:value-type="date" office:date-value="2020-08-21T00:00:00" table:style-name="ce88">
            <text:p>21/08/2020</text:p>
          </table:table-cell>
          <table:table-cell office:value-type="string" table:style-name="ce1">
            <text:p>D1 1855-0</text:p>
          </table:table-cell>
          <table:table-cell table:number-columns-repeated="16373"/>
        </table:table-row>
        <table:table-row table:style-name="ro7">
          <table:table-cell office:value-type="float" office:value="3535" table:style-name="ce1">
            <text:p>3535</text:p>
          </table:table-cell>
          <table:table-cell office:value-type="string" table:style-name="ce81">
            <text:p><text:s/>274,900.65</text:p>
          </table:table-cell>
          <table:table-cell office:value-type="float" office:value="0" table:style-name="ce82">
            <text:p>-<text:s/></text:p>
          </table:table-cell>
          <table:table-cell office:value-type="float" office:value="104.28" table:style-name="ce82">
            <text:p>104,28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1105" table:style-name="ce1">
            <text:p>201105</text:p>
          </table:table-cell>
          <table:table-cell office:value-type="date" office:date-value="2020-08-21T00:00:00" table:style-name="ce88">
            <text:p>21/08/2020</text:p>
          </table:table-cell>
          <table:table-cell office:value-type="string" table:style-name="ce1">
            <text:p>D1 1857-0</text:p>
          </table:table-cell>
          <table:table-cell table:number-columns-repeated="16373"/>
        </table:table-row>
        <table:table-row table:style-name="ro7">
          <table:table-cell office:value-type="float" office:value="3536" table:style-name="ce1">
            <text:p>3536</text:p>
          </table:table-cell>
          <table:table-cell office:value-type="string" table:style-name="ce81">
            <text:p><text:s/>274,732.15</text:p>
          </table:table-cell>
          <table:table-cell office:value-type="float" office:value="0" table:style-name="ce82">
            <text:p>-<text:s/></text:p>
          </table:table-cell>
          <table:table-cell office:value-type="float" office:value="168.5" table:style-name="ce82">
            <text:p>168,50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1205" table:style-name="ce1">
            <text:p>201205</text:p>
          </table:table-cell>
          <table:table-cell office:value-type="date" office:date-value="2020-08-21T00:00:00" table:style-name="ce88">
            <text:p>21/08/2020</text:p>
          </table:table-cell>
          <table:table-cell office:value-type="string" table:style-name="ce1">
            <text:p>D1 1859-0</text:p>
          </table:table-cell>
          <table:table-cell table:number-columns-repeated="16373"/>
        </table:table-row>
        <table:table-row table:style-name="ro7">
          <table:table-cell office:value-type="float" office:value="3537" table:style-name="ce1">
            <text:p>3537</text:p>
          </table:table-cell>
          <table:table-cell office:value-type="string" table:style-name="ce81">
            <text:p><text:s/>274,683.16</text:p>
          </table:table-cell>
          <table:table-cell office:value-type="float" office:value="0" table:style-name="ce82">
            <text:p>-<text:s/></text:p>
          </table:table-cell>
          <table:table-cell office:value-type="float" office:value="48.99" table:style-name="ce82">
            <text:p>48,99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1305" table:style-name="ce1">
            <text:p>201305</text:p>
          </table:table-cell>
          <table:table-cell office:value-type="date" office:date-value="2020-08-21T00:00:00" table:style-name="ce88">
            <text:p>21/08/2020</text:p>
          </table:table-cell>
          <table:table-cell office:value-type="string" table:style-name="ce1">
            <text:p>D1 1861-0</text:p>
          </table:table-cell>
          <table:table-cell table:number-columns-repeated="16373"/>
        </table:table-row>
        <table:table-row table:style-name="ro7">
          <table:table-cell office:value-type="float" office:value="3538" table:style-name="ce1">
            <text:p>3538</text:p>
          </table:table-cell>
          <table:table-cell office:value-type="string" table:style-name="ce81">
            <text:p><text:s/>274,671.09</text:p>
          </table:table-cell>
          <table:table-cell office:value-type="float" office:value="0" table:style-name="ce82">
            <text:p>-<text:s/></text:p>
          </table:table-cell>
          <table:table-cell office:value-type="float" office:value="12.07" table:style-name="ce82">
            <text:p>12,07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1405" table:style-name="ce1">
            <text:p>201405</text:p>
          </table:table-cell>
          <table:table-cell office:value-type="date" office:date-value="2020-08-21T00:00:00" table:style-name="ce88">
            <text:p>21/08/2020</text:p>
          </table:table-cell>
          <table:table-cell office:value-type="string" table:style-name="ce1">
            <text:p>D1 1863-0</text:p>
          </table:table-cell>
          <table:table-cell table:number-columns-repeated="16373"/>
        </table:table-row>
        <table:table-row table:style-name="ro7">
          <table:table-cell office:value-type="float" office:value="3539" table:style-name="ce1">
            <text:p>3539</text:p>
          </table:table-cell>
          <table:table-cell office:value-type="string" table:style-name="ce81">
            <text:p><text:s/>274,659.02</text:p>
          </table:table-cell>
          <table:table-cell office:value-type="float" office:value="0" table:style-name="ce82">
            <text:p>-<text:s/></text:p>
          </table:table-cell>
          <table:table-cell office:value-type="float" office:value="12.07" table:style-name="ce82">
            <text:p>12,07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1505" table:style-name="ce1">
            <text:p>201505</text:p>
          </table:table-cell>
          <table:table-cell office:value-type="date" office:date-value="2020-08-21T00:00:00" table:style-name="ce88">
            <text:p>21/08/2020</text:p>
          </table:table-cell>
          <table:table-cell office:value-type="string" table:style-name="ce1">
            <text:p>D1 1865-0</text:p>
          </table:table-cell>
          <table:table-cell table:number-columns-repeated="16373"/>
        </table:table-row>
        <table:table-row table:style-name="ro7">
          <table:table-cell office:value-type="float" office:value="3540" table:style-name="ce1">
            <text:p>3540</text:p>
          </table:table-cell>
          <table:table-cell office:value-type="string" table:style-name="ce81">
            <text:p><text:s/>274,583.41</text:p>
          </table:table-cell>
          <table:table-cell office:value-type="float" office:value="0" table:style-name="ce82">
            <text:p>-<text:s/></text:p>
          </table:table-cell>
          <table:table-cell office:value-type="float" office:value="75.61" table:style-name="ce82">
            <text:p>75,61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1605" table:style-name="ce1">
            <text:p>201605</text:p>
          </table:table-cell>
          <table:table-cell office:value-type="date" office:date-value="2020-08-21T00:00:00" table:style-name="ce88">
            <text:p>21/08/2020</text:p>
          </table:table-cell>
          <table:table-cell office:value-type="string" table:style-name="ce1">
            <text:p>D1 1867-0</text:p>
          </table:table-cell>
          <table:table-cell table:number-columns-repeated="16373"/>
        </table:table-row>
        <table:table-row table:style-name="ro7">
          <table:table-cell office:value-type="float" office:value="3541" table:style-name="ce1">
            <text:p>3541</text:p>
          </table:table-cell>
          <table:table-cell office:value-type="string" table:style-name="ce81">
            <text:p><text:s/>274,531.96</text:p>
          </table:table-cell>
          <table:table-cell office:value-type="float" office:value="0" table:style-name="ce82">
            <text:p>-<text:s/></text:p>
          </table:table-cell>
          <table:table-cell office:value-type="float" office:value="51.45" table:style-name="ce82">
            <text:p>51,45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1705" table:style-name="ce1">
            <text:p>201705</text:p>
          </table:table-cell>
          <table:table-cell office:value-type="date" office:date-value="2020-08-21T00:00:00" table:style-name="ce88">
            <text:p>21/08/2020</text:p>
          </table:table-cell>
          <table:table-cell office:value-type="string" table:style-name="ce1">
            <text:p>D1 1869-0</text:p>
          </table:table-cell>
          <table:table-cell table:number-columns-repeated="16373"/>
        </table:table-row>
        <table:table-row table:style-name="ro7">
          <table:table-cell office:value-type="float" office:value="3542" table:style-name="ce1">
            <text:p>3542</text:p>
          </table:table-cell>
          <table:table-cell office:value-type="string" table:style-name="ce81">
            <text:p><text:s/>274,480.51</text:p>
          </table:table-cell>
          <table:table-cell office:value-type="float" office:value="0" table:style-name="ce82">
            <text:p>-<text:s/></text:p>
          </table:table-cell>
          <table:table-cell office:value-type="float" office:value="51.45" table:style-name="ce82">
            <text:p>51,45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1805" table:style-name="ce1">
            <text:p>201805</text:p>
          </table:table-cell>
          <table:table-cell office:value-type="date" office:date-value="2020-08-21T00:00:00" table:style-name="ce88">
            <text:p>21/08/2020</text:p>
          </table:table-cell>
          <table:table-cell office:value-type="string" table:style-name="ce1">
            <text:p>D1 1871-0</text:p>
          </table:table-cell>
          <table:table-cell table:number-columns-repeated="16373"/>
        </table:table-row>
        <table:table-row table:style-name="ro7">
          <table:table-cell office:value-type="float" office:value="3543" table:style-name="ce1">
            <text:p>3543</text:p>
          </table:table-cell>
          <table:table-cell office:value-type="string" table:style-name="ce81">
            <text:p><text:s/>274,404.31</text:p>
          </table:table-cell>
          <table:table-cell office:value-type="float" office:value="0" table:style-name="ce82">
            <text:p>-<text:s/></text:p>
          </table:table-cell>
          <table:table-cell office:value-type="float" office:value="76.2" table:style-name="ce82">
            <text:p>76,20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1905" table:style-name="ce1">
            <text:p>201905</text:p>
          </table:table-cell>
          <table:table-cell office:value-type="date" office:date-value="2020-08-21T00:00:00" table:style-name="ce88">
            <text:p>21/08/2020</text:p>
          </table:table-cell>
          <table:table-cell office:value-type="string" table:style-name="ce1">
            <text:p>D1 1873-0</text:p>
          </table:table-cell>
          <table:table-cell table:number-columns-repeated="16373"/>
        </table:table-row>
        <table:table-row table:style-name="ro7">
          <table:table-cell office:value-type="float" office:value="3544" table:style-name="ce1">
            <text:p>3544</text:p>
          </table:table-cell>
          <table:table-cell office:value-type="string" table:style-name="ce81">
            <text:p><text:s/>274,352.95</text:p>
          </table:table-cell>
          <table:table-cell office:value-type="float" office:value="0" table:style-name="ce82">
            <text:p>-<text:s/></text:p>
          </table:table-cell>
          <table:table-cell office:value-type="float" office:value="51.36" table:style-name="ce82">
            <text:p>51,36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2005" table:style-name="ce1">
            <text:p>202005</text:p>
          </table:table-cell>
          <table:table-cell office:value-type="date" office:date-value="2020-08-21T00:00:00" table:style-name="ce88">
            <text:p>21/08/2020</text:p>
          </table:table-cell>
          <table:table-cell office:value-type="string" table:style-name="ce1">
            <text:p>D1 1875-0</text:p>
          </table:table-cell>
          <table:table-cell table:number-columns-repeated="16373"/>
        </table:table-row>
        <table:table-row table:style-name="ro7">
          <table:table-cell office:value-type="float" office:value="3545" table:style-name="ce1">
            <text:p>3545</text:p>
          </table:table-cell>
          <table:table-cell office:value-type="string" table:style-name="ce81">
            <text:p><text:s/>274,301.59</text:p>
          </table:table-cell>
          <table:table-cell office:value-type="float" office:value="0" table:style-name="ce82">
            <text:p>-<text:s/></text:p>
          </table:table-cell>
          <table:table-cell office:value-type="float" office:value="51.36" table:style-name="ce82">
            <text:p>51,36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2105" table:style-name="ce1">
            <text:p>202105</text:p>
          </table:table-cell>
          <table:table-cell office:value-type="date" office:date-value="2020-08-21T00:00:00" table:style-name="ce88">
            <text:p>21/08/2020</text:p>
          </table:table-cell>
          <table:table-cell office:value-type="string" table:style-name="ce1">
            <text:p>D1 1877-0</text:p>
          </table:table-cell>
          <table:table-cell table:number-columns-repeated="16373"/>
        </table:table-row>
        <table:table-row table:style-name="ro7">
          <table:table-cell office:value-type="float" office:value="3546" table:style-name="ce1">
            <text:p>3546</text:p>
          </table:table-cell>
          <table:table-cell office:value-type="string" table:style-name="ce81">
            <text:p><text:s/>274,250.23</text:p>
          </table:table-cell>
          <table:table-cell office:value-type="float" office:value="0" table:style-name="ce82">
            <text:p>-<text:s/></text:p>
          </table:table-cell>
          <table:table-cell office:value-type="float" office:value="51.36" table:style-name="ce82">
            <text:p>51,36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2205" table:style-name="ce1">
            <text:p>202205</text:p>
          </table:table-cell>
          <table:table-cell office:value-type="date" office:date-value="2020-08-21T00:00:00" table:style-name="ce88">
            <text:p>21/08/2020</text:p>
          </table:table-cell>
          <table:table-cell office:value-type="string" table:style-name="ce1">
            <text:p>D1 1879-0</text:p>
          </table:table-cell>
          <table:table-cell table:number-columns-repeated="16373"/>
        </table:table-row>
        <table:table-row table:style-name="ro7">
          <table:table-cell office:value-type="float" office:value="3547" table:style-name="ce1">
            <text:p>3547</text:p>
          </table:table-cell>
          <table:table-cell office:value-type="string" table:style-name="ce81">
            <text:p><text:s/>274,226.07</text:p>
          </table:table-cell>
          <table:table-cell office:value-type="float" office:value="0" table:style-name="ce82">
            <text:p>-<text:s/></text:p>
          </table:table-cell>
          <table:table-cell office:value-type="float" office:value="24.16" table:style-name="ce82">
            <text:p>24,16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2305" table:style-name="ce1">
            <text:p>202305</text:p>
          </table:table-cell>
          <table:table-cell office:value-type="date" office:date-value="2020-08-21T00:00:00" table:style-name="ce88">
            <text:p>21/08/2020</text:p>
          </table:table-cell>
          <table:table-cell office:value-type="string" table:style-name="ce1">
            <text:p>D1 1881-0</text:p>
          </table:table-cell>
          <table:table-cell table:number-columns-repeated="16373"/>
        </table:table-row>
        <table:table-row table:style-name="ro7">
          <table:table-cell office:value-type="float" office:value="3548" table:style-name="ce1">
            <text:p>3548</text:p>
          </table:table-cell>
          <table:table-cell office:value-type="string" table:style-name="ce81">
            <text:p><text:s/>274,212.42</text:p>
          </table:table-cell>
          <table:table-cell office:value-type="float" office:value="0" table:style-name="ce82">
            <text:p>-<text:s/></text:p>
          </table:table-cell>
          <table:table-cell office:value-type="float" office:value="13.65" table:style-name="ce82">
            <text:p>13,65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2405" table:style-name="ce1">
            <text:p>202405</text:p>
          </table:table-cell>
          <table:table-cell office:value-type="date" office:date-value="2020-08-21T00:00:00" table:style-name="ce88">
            <text:p>21/08/2020</text:p>
          </table:table-cell>
          <table:table-cell office:value-type="string" table:style-name="ce1">
            <text:p>D1 1883-0</text:p>
          </table:table-cell>
          <table:table-cell table:number-columns-repeated="16373"/>
        </table:table-row>
        <table:table-row table:style-name="ro7">
          <table:table-cell office:value-type="float" office:value="3549" table:style-name="ce1">
            <text:p>3549</text:p>
          </table:table-cell>
          <table:table-cell office:value-type="string" table:style-name="ce81">
            <text:p><text:s/>274,160.97</text:p>
          </table:table-cell>
          <table:table-cell office:value-type="float" office:value="0" table:style-name="ce82">
            <text:p>-<text:s/></text:p>
          </table:table-cell>
          <table:table-cell office:value-type="float" office:value="51.45" table:style-name="ce82">
            <text:p>51,45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2505" table:style-name="ce1">
            <text:p>202505</text:p>
          </table:table-cell>
          <table:table-cell office:value-type="date" office:date-value="2020-08-21T00:00:00" table:style-name="ce88">
            <text:p>21/08/2020</text:p>
          </table:table-cell>
          <table:table-cell office:value-type="string" table:style-name="ce1">
            <text:p>D1 1885-0</text:p>
          </table:table-cell>
          <table:table-cell table:number-columns-repeated="16373"/>
        </table:table-row>
        <table:table-row table:style-name="ro7">
          <table:table-cell office:value-type="float" office:value="3550" table:style-name="ce1">
            <text:p>3550</text:p>
          </table:table-cell>
          <table:table-cell office:value-type="string" table:style-name="ce81">
            <text:p><text:s/>274,126.68</text:p>
          </table:table-cell>
          <table:table-cell office:value-type="float" office:value="0" table:style-name="ce82">
            <text:p>-<text:s/></text:p>
          </table:table-cell>
          <table:table-cell office:value-type="float" office:value="34.29" table:style-name="ce82">
            <text:p>34,29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2605" table:style-name="ce1">
            <text:p>202605</text:p>
          </table:table-cell>
          <table:table-cell office:value-type="date" office:date-value="2020-08-21T00:00:00" table:style-name="ce88">
            <text:p>21/08/2020</text:p>
          </table:table-cell>
          <table:table-cell office:value-type="string" table:style-name="ce1">
            <text:p>D1 1887-0</text:p>
          </table:table-cell>
          <table:table-cell table:number-columns-repeated="16373"/>
        </table:table-row>
        <table:table-row table:style-name="ro7">
          <table:table-cell office:value-type="float" office:value="3551" table:style-name="ce1">
            <text:p>3551</text:p>
          </table:table-cell>
          <table:table-cell office:value-type="string" table:style-name="ce81">
            <text:p><text:s/>274,069.21</text:p>
          </table:table-cell>
          <table:table-cell office:value-type="float" office:value="0" table:style-name="ce82">
            <text:p>-<text:s/></text:p>
          </table:table-cell>
          <table:table-cell office:value-type="float" office:value="57.47" table:style-name="ce82">
            <text:p>57,47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2705" table:style-name="ce1">
            <text:p>202705</text:p>
          </table:table-cell>
          <table:table-cell office:value-type="date" office:date-value="2020-08-21T00:00:00" table:style-name="ce88">
            <text:p>21/08/2020</text:p>
          </table:table-cell>
          <table:table-cell office:value-type="string" table:style-name="ce1">
            <text:p>D1 1889-0</text:p>
          </table:table-cell>
          <table:table-cell table:number-columns-repeated="16373"/>
        </table:table-row>
        <table:table-row table:style-name="ro7">
          <table:table-cell office:value-type="float" office:value="3552" table:style-name="ce1">
            <text:p>3552</text:p>
          </table:table-cell>
          <table:table-cell office:value-type="string" table:style-name="ce81">
            <text:p><text:s/>274,038.76</text:p>
          </table:table-cell>
          <table:table-cell office:value-type="float" office:value="0" table:style-name="ce82">
            <text:p>-<text:s/></text:p>
          </table:table-cell>
          <table:table-cell office:value-type="float" office:value="30.45" table:style-name="ce82">
            <text:p>30,45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2805" table:style-name="ce1">
            <text:p>202805</text:p>
          </table:table-cell>
          <table:table-cell office:value-type="date" office:date-value="2020-08-21T00:00:00" table:style-name="ce88">
            <text:p>21/08/2020</text:p>
          </table:table-cell>
          <table:table-cell office:value-type="string" table:style-name="ce1">
            <text:p>D1 1891-0</text:p>
          </table:table-cell>
          <table:table-cell table:number-columns-repeated="16373"/>
        </table:table-row>
        <table:table-row table:style-name="ro7">
          <table:table-cell office:value-type="float" office:value="3553" table:style-name="ce1">
            <text:p>3553</text:p>
          </table:table-cell>
          <table:table-cell office:value-type="string" table:style-name="ce81">
            <text:p><text:s/>273,996.23</text:p>
          </table:table-cell>
          <table:table-cell office:value-type="float" office:value="0" table:style-name="ce82">
            <text:p>-<text:s/></text:p>
          </table:table-cell>
          <table:table-cell office:value-type="float" office:value="42.53" table:style-name="ce82">
            <text:p>42,53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2905" table:style-name="ce1">
            <text:p>202905</text:p>
          </table:table-cell>
          <table:table-cell office:value-type="date" office:date-value="2020-08-21T00:00:00" table:style-name="ce88">
            <text:p>21/08/2020</text:p>
          </table:table-cell>
          <table:table-cell office:value-type="string" table:style-name="ce1">
            <text:p>D1 1893-0</text:p>
          </table:table-cell>
          <table:table-cell table:number-columns-repeated="16373"/>
        </table:table-row>
        <table:table-row table:style-name="ro7">
          <table:table-cell office:value-type="float" office:value="3554" table:style-name="ce1">
            <text:p>3554</text:p>
          </table:table-cell>
          <table:table-cell office:value-type="string" table:style-name="ce81">
            <text:p><text:s/>273,935.33</text:p>
          </table:table-cell>
          <table:table-cell office:value-type="float" office:value="0" table:style-name="ce82">
            <text:p>-<text:s/></text:p>
          </table:table-cell>
          <table:table-cell office:value-type="float" office:value="60.9" table:style-name="ce82">
            <text:p>60,90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3005" table:style-name="ce1">
            <text:p>203005</text:p>
          </table:table-cell>
          <table:table-cell office:value-type="date" office:date-value="2020-08-21T00:00:00" table:style-name="ce88">
            <text:p>21/08/2020</text:p>
          </table:table-cell>
          <table:table-cell office:value-type="string" table:style-name="ce1">
            <text:p>D1 1895-0</text:p>
          </table:table-cell>
          <table:table-cell table:number-columns-repeated="16373"/>
        </table:table-row>
        <table:table-row table:style-name="ro7">
          <table:table-cell office:value-type="float" office:value="3555" table:style-name="ce1">
            <text:p>3555</text:p>
          </table:table-cell>
          <table:table-cell office:value-type="string" table:style-name="ce81">
            <text:p><text:s/>273,910.45</text:p>
          </table:table-cell>
          <table:table-cell office:value-type="float" office:value="0" table:style-name="ce82">
            <text:p>-<text:s/></text:p>
          </table:table-cell>
          <table:table-cell office:value-type="float" office:value="24.88" table:style-name="ce82">
            <text:p>24,88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3105" table:style-name="ce1">
            <text:p>203105</text:p>
          </table:table-cell>
          <table:table-cell office:value-type="date" office:date-value="2020-08-21T00:00:00" table:style-name="ce88">
            <text:p>21/08/2020</text:p>
          </table:table-cell>
          <table:table-cell office:value-type="string" table:style-name="ce1">
            <text:p>D1 1897-0</text:p>
          </table:table-cell>
          <table:table-cell table:number-columns-repeated="16373"/>
        </table:table-row>
        <table:table-row table:style-name="ro7">
          <table:table-cell office:value-type="float" office:value="3556" table:style-name="ce1">
            <text:p>3556</text:p>
          </table:table-cell>
          <table:table-cell office:value-type="string" table:style-name="ce81">
            <text:p><text:s/>271,102.45</text:p>
          </table:table-cell>
          <table:table-cell office:value-type="float" office:value="0" table:style-name="ce82">
            <text:p>-<text:s/></text:p>
          </table:table-cell>
          <table:table-cell office:value-type="float" office:value="2808" table:style-name="ce82">
            <text:p>2.808,00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0705" table:style-name="ce1">
            <text:p>200705</text:p>
          </table:table-cell>
          <table:table-cell office:value-type="date" office:date-value="2020-08-21T00:00:00" table:style-name="ce88">
            <text:p>21/08/2020</text:p>
          </table:table-cell>
          <table:table-cell office:value-type="string" table:style-name="ce1">
            <text:p>D1 1851-0</text:p>
          </table:table-cell>
          <table:table-cell table:number-columns-repeated="16373"/>
        </table:table-row>
        <table:table-row table:style-name="ro7">
          <table:table-cell office:value-type="float" office:value="3557" table:style-name="ce1">
            <text:p>3557</text:p>
          </table:table-cell>
          <table:table-cell office:value-type="string" table:style-name="ce81">
            <text:p><text:s/>272,113.15</text:p>
          </table:table-cell>
          <table:table-cell office:value-type="float" office:value="1010.7" table:style-name="ce82">
            <text:p>1.010,7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58" table:style-name="ce1">
            <text:p>165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3405" table:style-name="ce1">
            <text:p>203405</text:p>
          </table:table-cell>
          <table:table-cell office:value-type="date" office:date-value="2020-08-21T00:00:00" table:style-name="ce88">
            <text:p>21/08/2020</text:p>
          </table:table-cell>
          <table:table-cell office:value-type="string" table:style-name="ce1">
            <text:p>CL 31209-003-006</text:p>
          </table:table-cell>
          <table:table-cell table:number-columns-repeated="16373"/>
        </table:table-row>
        <table:table-row table:style-name="ro7">
          <table:table-cell office:value-type="float" office:value="3558" table:style-name="ce1">
            <text:p>3558</text:p>
          </table:table-cell>
          <table:table-cell office:value-type="string" table:style-name="ce81">
            <text:p><text:s/>272,018.15</text:p>
          </table:table-cell>
          <table:table-cell office:value-type="float" office:value="0" table:style-name="ce82">
            <text:p>-<text:s/></text:p>
          </table:table-cell>
          <table:table-cell office:value-type="float" office:value="95" table:style-name="ce82">
            <text:p>95,00<text:s/>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0805" table:style-name="ce1">
            <text:p>200805</text:p>
          </table:table-cell>
          <table:table-cell office:value-type="date" office:date-value="2020-08-21T00:00:00" table:style-name="ce88">
            <text:p>21/08/2020</text:p>
          </table:table-cell>
          <table:table-cell office:value-type="string" table:style-name="ce1">
            <text:p>D1 1853-0</text:p>
          </table:table-cell>
          <table:table-cell table:number-columns-repeated="16373"/>
        </table:table-row>
        <table:table-row table:style-name="ro7">
          <table:table-cell office:value-type="float" office:value="3559" table:style-name="ce1">
            <text:p>3559</text:p>
          </table:table-cell>
          <table:table-cell office:value-type="string" table:style-name="ce81">
            <text:p><text:s/>272,265.59</text:p>
          </table:table-cell>
          <table:table-cell office:value-type="float" office:value="247.44" table:style-name="ce82">
            <text:p>247,44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57" table:style-name="ce1">
            <text:p>16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4305" table:style-name="ce1">
            <text:p>204305</text:p>
          </table:table-cell>
          <table:table-cell office:value-type="date" office:date-value="2020-08-25T00:00:00" table:style-name="ce88">
            <text:p>25/08/2020</text:p>
          </table:table-cell>
          <table:table-cell office:value-type="string" table:style-name="ce1">
            <text:p>CL 1941-022-901</text:p>
          </table:table-cell>
          <table:table-cell table:number-columns-repeated="16373"/>
        </table:table-row>
        <table:table-row table:style-name="ro7">
          <table:table-cell office:value-type="float" office:value="3560" table:style-name="ce1">
            <text:p>3560</text:p>
          </table:table-cell>
          <table:table-cell office:value-type="string" table:style-name="ce81">
            <text:p><text:s/>272,317.04</text:p>
          </table:table-cell>
          <table:table-cell office:value-type="float" office:value="51.45" table:style-name="ce82">
            <text:p>51,4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57" table:style-name="ce1">
            <text:p>16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4805" table:style-name="ce1">
            <text:p>204805</text:p>
          </table:table-cell>
          <table:table-cell office:value-type="date" office:date-value="2020-08-25T00:00:00" table:style-name="ce88">
            <text:p>25/08/2020</text:p>
          </table:table-cell>
          <table:table-cell office:value-type="string" table:style-name="ce1">
            <text:p>CL 417514-001-011</text:p>
          </table:table-cell>
          <table:table-cell table:number-columns-repeated="16373"/>
        </table:table-row>
        <table:table-row table:style-name="ro7">
          <table:table-cell office:value-type="float" office:value="3561" table:style-name="ce1">
            <text:p>3561</text:p>
          </table:table-cell>
          <table:table-cell office:value-type="string" table:style-name="ce81">
            <text:p><text:s/>272,718.99</text:p>
          </table:table-cell>
          <table:table-cell office:value-type="float" office:value="401.95" table:style-name="ce82">
            <text:p>401,9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57" table:style-name="ce1">
            <text:p>16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4205" table:style-name="ce1">
            <text:p>204205</text:p>
          </table:table-cell>
          <table:table-cell office:value-type="date" office:date-value="2020-08-25T00:00:00" table:style-name="ce88">
            <text:p>25/08/2020</text:p>
          </table:table-cell>
          <table:table-cell office:value-type="string" table:style-name="ce1">
            <text:p>CL 61525-001-100</text:p>
          </table:table-cell>
          <table:table-cell table:number-columns-repeated="16373"/>
        </table:table-row>
        <table:table-row table:style-name="ro7">
          <table:table-cell office:value-type="float" office:value="3562" table:style-name="ce1">
            <text:p>3562</text:p>
          </table:table-cell>
          <table:table-cell office:value-type="string" table:style-name="ce81">
            <text:p><text:s/>272,739.99</text:p>
          </table:table-cell>
          <table:table-cell office:value-type="float" office:value="21" table:style-name="ce82">
            <text:p>21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57" table:style-name="ce1">
            <text:p>16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5105" table:style-name="ce1">
            <text:p>205105</text:p>
          </table:table-cell>
          <table:table-cell office:value-type="date" office:date-value="2020-08-25T00:00:00" table:style-name="ce88">
            <text:p>25/08/2020</text:p>
          </table:table-cell>
          <table:table-cell office:value-type="string" table:style-name="ce1">
            <text:p>CL 417507-001.01</text:p>
          </table:table-cell>
          <table:table-cell table:number-columns-repeated="16373"/>
        </table:table-row>
        <table:table-row table:style-name="ro7">
          <table:table-cell office:value-type="float" office:value="3563" table:style-name="ce1">
            <text:p>3563</text:p>
          </table:table-cell>
          <table:table-cell office:value-type="string" table:style-name="ce81">
            <text:p><text:s/>273,014.99</text:p>
          </table:table-cell>
          <table:table-cell office:value-type="float" office:value="275" table:style-name="ce82">
            <text:p>275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57" table:style-name="ce1">
            <text:p>16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4105" table:style-name="ce1">
            <text:p>204105</text:p>
          </table:table-cell>
          <table:table-cell office:value-type="date" office:date-value="2020-08-25T00:00:00" table:style-name="ce88">
            <text:p>25/08/2020</text:p>
          </table:table-cell>
          <table:table-cell office:value-type="string" table:style-name="ce1">
            <text:p>CL 8363-001-002</text:p>
          </table:table-cell>
          <table:table-cell table:number-columns-repeated="16373"/>
        </table:table-row>
        <table:table-row table:style-name="ro7">
          <table:table-cell office:value-type="float" office:value="3564" table:style-name="ce1">
            <text:p>3564</text:p>
          </table:table-cell>
          <table:table-cell office:value-type="string" table:style-name="ce81">
            <text:p><text:s/>273,027.07</text:p>
          </table:table-cell>
          <table:table-cell office:value-type="float" office:value="12.08" table:style-name="ce82">
            <text:p>12,0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57" table:style-name="ce1">
            <text:p>16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4705" table:style-name="ce1">
            <text:p>204705</text:p>
          </table:table-cell>
          <table:table-cell office:value-type="date" office:date-value="2020-08-25T00:00:00" table:style-name="ce88">
            <text:p>25/08/2020</text:p>
          </table:table-cell>
          <table:table-cell office:value-type="string" table:style-name="ce1">
            <text:p>CL 417516-001-011</text:p>
          </table:table-cell>
          <table:table-cell table:number-columns-repeated="16373"/>
        </table:table-row>
        <table:table-row table:style-name="ro7">
          <table:table-cell office:value-type="float" office:value="3565" table:style-name="ce1">
            <text:p>3565</text:p>
          </table:table-cell>
          <table:table-cell office:value-type="string" table:style-name="ce81">
            <text:p><text:s/>275,163.07</text:p>
          </table:table-cell>
          <table:table-cell office:value-type="float" office:value="2136" table:style-name="ce82">
            <text:p>2.136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57" table:style-name="ce1">
            <text:p>16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3605" table:style-name="ce1">
            <text:p>203605</text:p>
          </table:table-cell>
          <table:table-cell office:value-type="date" office:date-value="2020-08-25T00:00:00" table:style-name="ce88">
            <text:p>25/08/2020</text:p>
          </table:table-cell>
          <table:table-cell office:value-type="string" table:style-name="ce1">
            <text:p>CL 343-001-001</text:p>
          </table:table-cell>
          <table:table-cell table:number-columns-repeated="16373"/>
        </table:table-row>
        <table:table-row table:style-name="ro7">
          <table:table-cell office:value-type="float" office:value="3566" table:style-name="ce1">
            <text:p>3566</text:p>
          </table:table-cell>
          <table:table-cell office:value-type="string" table:style-name="ce81">
            <text:p><text:s/>275,710.11</text:p>
          </table:table-cell>
          <table:table-cell office:value-type="float" office:value="547.04" table:style-name="ce82">
            <text:p>547,04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57" table:style-name="ce1">
            <text:p>16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5205" table:style-name="ce1">
            <text:p>205205</text:p>
          </table:table-cell>
          <table:table-cell office:value-type="date" office:date-value="2020-08-25T00:00:00" table:style-name="ce88">
            <text:p>25/08/2020</text:p>
          </table:table-cell>
          <table:table-cell office:value-type="string" table:style-name="ce1">
            <text:p>CL 417512-001-011</text:p>
          </table:table-cell>
          <table:table-cell table:number-columns-repeated="16373"/>
        </table:table-row>
        <table:table-row table:style-name="ro7">
          <table:table-cell office:value-type="float" office:value="3567" table:style-name="ce1">
            <text:p>3567</text:p>
          </table:table-cell>
          <table:table-cell office:value-type="string" table:style-name="ce81">
            <text:p><text:s/>277,573.63</text:p>
          </table:table-cell>
          <table:table-cell office:value-type="float" office:value="1863.52" table:style-name="ce82">
            <text:p>1.863,52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57" table:style-name="ce1">
            <text:p>16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4505" table:style-name="ce1">
            <text:p>204505</text:p>
          </table:table-cell>
          <table:table-cell office:value-type="date" office:date-value="2020-08-25T00:00:00" table:style-name="ce88">
            <text:p>25/08/2020</text:p>
          </table:table-cell>
          <table:table-cell office:value-type="string" table:style-name="ce1">
            <text:p>CL 61556-001-100</text:p>
          </table:table-cell>
          <table:table-cell table:number-columns-repeated="16373"/>
        </table:table-row>
        <table:table-row table:style-name="ro7">
          <table:table-cell office:value-type="float" office:value="3568" table:style-name="ce1">
            <text:p>3568</text:p>
          </table:table-cell>
          <table:table-cell office:value-type="string" table:style-name="ce81">
            <text:p><text:s/>278,117.95</text:p>
          </table:table-cell>
          <table:table-cell office:value-type="float" office:value="544.32000000000005" table:style-name="ce82">
            <text:p>544,32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57" table:style-name="ce1">
            <text:p>16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5505" table:style-name="ce1">
            <text:p>205505</text:p>
          </table:table-cell>
          <table:table-cell office:value-type="date" office:date-value="2020-08-25T00:00:00" table:style-name="ce88">
            <text:p>25/08/2020</text:p>
          </table:table-cell>
          <table:table-cell office:value-type="string" table:style-name="ce1">
            <text:p>CL 167459-001-001</text:p>
          </table:table-cell>
          <table:table-cell table:number-columns-repeated="16373"/>
        </table:table-row>
        <table:table-row table:style-name="ro7">
          <table:table-cell office:value-type="float" office:value="3569" table:style-name="ce1">
            <text:p>3569</text:p>
          </table:table-cell>
          <table:table-cell office:value-type="string" table:style-name="ce81">
            <text:p><text:s/>278,134.95</text:p>
          </table:table-cell>
          <table:table-cell office:value-type="float" office:value="17" table:style-name="ce82">
            <text:p>17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57" table:style-name="ce1">
            <text:p>16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4005" table:style-name="ce1">
            <text:p>204005</text:p>
          </table:table-cell>
          <table:table-cell office:value-type="date" office:date-value="2020-08-25T00:00:00" table:style-name="ce88">
            <text:p>25/08/2020</text:p>
          </table:table-cell>
          <table:table-cell office:value-type="string" table:style-name="ce1">
            <text:p>CL 61469-001-100</text:p>
          </table:table-cell>
          <table:table-cell table:number-columns-repeated="16373"/>
        </table:table-row>
        <table:table-row table:style-name="ro7">
          <table:table-cell office:value-type="float" office:value="3570" table:style-name="ce1">
            <text:p>3570</text:p>
          </table:table-cell>
          <table:table-cell office:value-type="string" table:style-name="ce81">
            <text:p><text:s/>278,746.43</text:p>
          </table:table-cell>
          <table:table-cell office:value-type="float" office:value="611.48" table:style-name="ce82">
            <text:p>611,4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57" table:style-name="ce1">
            <text:p>16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4605" table:style-name="ce1">
            <text:p>204605</text:p>
          </table:table-cell>
          <table:table-cell office:value-type="date" office:date-value="2020-08-25T00:00:00" table:style-name="ce88">
            <text:p>25/08/2020</text:p>
          </table:table-cell>
          <table:table-cell office:value-type="string" table:style-name="ce1">
            <text:p>CL 417508-001-011</text:p>
          </table:table-cell>
          <table:table-cell table:number-columns-repeated="16373"/>
        </table:table-row>
        <table:table-row table:style-name="ro7">
          <table:table-cell office:value-type="float" office:value="3571" table:style-name="ce1">
            <text:p>3571</text:p>
          </table:table-cell>
          <table:table-cell office:value-type="string" table:style-name="ce81">
            <text:p><text:s/>278,826.03</text:p>
          </table:table-cell>
          <table:table-cell office:value-type="float" office:value="79.599999999999994" table:style-name="ce82">
            <text:p>79,6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57" table:style-name="ce1">
            <text:p>16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3905" table:style-name="ce1">
            <text:p>203905</text:p>
          </table:table-cell>
          <table:table-cell office:value-type="date" office:date-value="2020-08-25T00:00:00" table:style-name="ce88">
            <text:p>25/08/2020</text:p>
          </table:table-cell>
          <table:table-cell office:value-type="string" table:style-name="ce1">
            <text:p>CL 905-001-001</text:p>
          </table:table-cell>
          <table:table-cell table:number-columns-repeated="16373"/>
        </table:table-row>
        <table:table-row table:style-name="ro7">
          <table:table-cell office:value-type="float" office:value="3572" table:style-name="ce1">
            <text:p>3572</text:p>
          </table:table-cell>
          <table:table-cell office:value-type="string" table:style-name="ce81">
            <text:p><text:s/>278,989.59</text:p>
          </table:table-cell>
          <table:table-cell office:value-type="float" office:value="163.56" table:style-name="ce82">
            <text:p>163,56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57" table:style-name="ce1">
            <text:p>16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5005" table:style-name="ce1">
            <text:p>205005</text:p>
          </table:table-cell>
          <table:table-cell office:value-type="date" office:date-value="2020-08-25T00:00:00" table:style-name="ce88">
            <text:p>25/08/2020</text:p>
          </table:table-cell>
          <table:table-cell office:value-type="string" table:style-name="ce1">
            <text:p>CL 417515-001-011</text:p>
          </table:table-cell>
          <table:table-cell table:number-columns-repeated="16373"/>
        </table:table-row>
        <table:table-row table:style-name="ro7">
          <table:table-cell office:value-type="float" office:value="3573" table:style-name="ce1">
            <text:p>3573</text:p>
          </table:table-cell>
          <table:table-cell office:value-type="string" table:style-name="ce81">
            <text:p><text:s/>278,973.57</text:p>
          </table:table-cell>
          <table:table-cell office:value-type="float" office:value="0" table:style-name="ce82">
            <text:p>-<text:s/></text:p>
          </table:table-cell>
          <table:table-cell office:value-type="float" office:value="16.02" table:style-name="ce82">
            <text:p>16,02<text:s/></text:p>
          </table:table-cell>
          <table:table-cell table:style-name="ce1"/>
          <table:table-cell office:value-type="float" office:value="1657" table:style-name="ce1">
            <text:p>16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5305" table:style-name="ce1">
            <text:p>205305</text:p>
          </table:table-cell>
          <table:table-cell office:value-type="date" office:date-value="2020-08-25T00:00:00" table:style-name="ce88">
            <text:p>25/08/2020</text:p>
          </table:table-cell>
          <table:table-cell office:value-type="string" table:style-name="ce1">
            <text:p>D1 1899-0</text:p>
          </table:table-cell>
          <table:table-cell table:number-columns-repeated="16373"/>
        </table:table-row>
        <table:table-row table:style-name="ro7">
          <table:table-cell office:value-type="float" office:value="3574" table:style-name="ce1">
            <text:p>3574</text:p>
          </table:table-cell>
          <table:table-cell office:value-type="string" table:style-name="ce81">
            <text:p><text:s/>278,999.37</text:p>
          </table:table-cell>
          <table:table-cell office:value-type="float" office:value="25.8" table:style-name="ce82">
            <text:p>25,8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57" table:style-name="ce1">
            <text:p>16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3805" table:style-name="ce1">
            <text:p>203805</text:p>
          </table:table-cell>
          <table:table-cell office:value-type="date" office:date-value="2020-08-25T00:00:00" table:style-name="ce88">
            <text:p>25/08/2020</text:p>
          </table:table-cell>
          <table:table-cell office:value-type="string" table:style-name="ce1">
            <text:p>CL 8349-001-002</text:p>
          </table:table-cell>
          <table:table-cell table:number-columns-repeated="16373"/>
        </table:table-row>
        <table:table-row table:style-name="ro7">
          <table:table-cell office:value-type="float" office:value="3575" table:style-name="ce1">
            <text:p>3575</text:p>
          </table:table-cell>
          <table:table-cell office:value-type="string" table:style-name="ce81">
            <text:p><text:s/>279,386.37</text:p>
          </table:table-cell>
          <table:table-cell office:value-type="float" office:value="387" table:style-name="ce82">
            <text:p>387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57" table:style-name="ce1">
            <text:p>16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3705" table:style-name="ce1">
            <text:p>203705</text:p>
          </table:table-cell>
          <table:table-cell office:value-type="date" office:date-value="2020-08-25T00:00:00" table:style-name="ce88">
            <text:p>25/08/2020</text:p>
          </table:table-cell>
          <table:table-cell office:value-type="string" table:style-name="ce1">
            <text:p>CL 1527-001-001</text:p>
          </table:table-cell>
          <table:table-cell table:number-columns-repeated="16373"/>
        </table:table-row>
        <table:table-row table:style-name="ro7">
          <table:table-cell office:value-type="float" office:value="3576" table:style-name="ce1">
            <text:p>3576</text:p>
          </table:table-cell>
          <table:table-cell office:value-type="string" table:style-name="ce81">
            <text:p><text:s/>279,437.82</text:p>
          </table:table-cell>
          <table:table-cell office:value-type="float" office:value="51.45" table:style-name="ce82">
            <text:p>51,4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57" table:style-name="ce1">
            <text:p>16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4905" table:style-name="ce1">
            <text:p>204905</text:p>
          </table:table-cell>
          <table:table-cell office:value-type="date" office:date-value="2020-08-25T00:00:00" table:style-name="ce88">
            <text:p>25/08/2020</text:p>
          </table:table-cell>
          <table:table-cell office:value-type="string" table:style-name="ce1">
            <text:p>CL 417513-001-011</text:p>
          </table:table-cell>
          <table:table-cell table:number-columns-repeated="16373"/>
        </table:table-row>
        <table:table-row table:style-name="ro7">
          <table:table-cell office:value-type="float" office:value="3577" table:style-name="ce1">
            <text:p>3577</text:p>
          </table:table-cell>
          <table:table-cell office:value-type="string" table:style-name="ce81">
            <text:p><text:s/>283,768.08</text:p>
          </table:table-cell>
          <table:table-cell office:value-type="float" office:value="4330.26" table:style-name="ce82">
            <text:p>4.330,26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57" table:style-name="ce1">
            <text:p>16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4405" table:style-name="ce1">
            <text:p>204405</text:p>
          </table:table-cell>
          <table:table-cell office:value-type="date" office:date-value="2020-08-25T00:00:00" table:style-name="ce88">
            <text:p>25/08/2020</text:p>
          </table:table-cell>
          <table:table-cell office:value-type="string" table:style-name="ce1">
            <text:p>CL 24052-001-501</text:p>
          </table:table-cell>
          <table:table-cell table:number-columns-repeated="16373"/>
        </table:table-row>
        <table:table-row table:style-name="ro7">
          <table:table-cell office:value-type="float" office:value="3578" table:style-name="ce1">
            <text:p>3578</text:p>
          </table:table-cell>
          <table:table-cell office:value-type="string" table:style-name="ce81">
            <text:p><text:s/>284,290.68</text:p>
          </table:table-cell>
          <table:table-cell office:value-type="float" office:value="522.6" table:style-name="ce82">
            <text:p>522,6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657" table:style-name="ce1">
            <text:p>16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5405" table:style-name="ce1">
            <text:p>205405</text:p>
          </table:table-cell>
          <table:table-cell office:value-type="date" office:date-value="2020-08-25T00:00:00" table:style-name="ce88">
            <text:p>25/08/2020</text:p>
          </table:table-cell>
          <table:table-cell office:value-type="string" table:style-name="ce1">
            <text:p>CL 84905-001-008</text:p>
          </table:table-cell>
          <table:table-cell table:number-columns-repeated="16373"/>
        </table:table-row>
        <table:table-row table:style-name="ro7">
          <table:table-cell office:value-type="float" office:value="3579" table:style-name="ce1">
            <text:p>3579</text:p>
          </table:table-cell>
          <table:table-cell office:value-type="string" table:style-name="ce81">
            <text:p><text:s/>306,880.68</text:p>
          </table:table-cell>
          <table:table-cell office:value-type="float" office:value="22590" table:style-name="ce82">
            <text:p>22.590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25" table:style-name="ce1">
            <text:p>172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5605" table:style-name="ce1">
            <text:p>205605</text:p>
          </table:table-cell>
          <table:table-cell office:value-type="date" office:date-value="2020-09-02T00:00:00" table:style-name="ce88">
            <text:p>02/09/2020</text:p>
          </table:table-cell>
          <table:table-cell office:value-type="string" table:style-name="ce1">
            <text:p>CL 330-002-002</text:p>
          </table:table-cell>
          <table:table-cell table:number-columns-repeated="16373"/>
        </table:table-row>
        <table:table-row table:style-name="ro7">
          <table:table-cell office:value-type="float" office:value="3580" table:style-name="ce1">
            <text:p>3580</text:p>
          </table:table-cell>
          <table:table-cell office:value-type="string" table:style-name="ce81">
            <text:p><text:s/>306,345.86</text:p>
          </table:table-cell>
          <table:table-cell office:value-type="float" office:value="0" table:style-name="ce82">
            <text:p>-<text:s/></text:p>
          </table:table-cell>
          <table:table-cell office:value-type="float" office:value="534.82000000000005" table:style-name="ce82">
            <text:p>534,82<text:s/></text:p>
          </table:table-cell>
          <table:table-cell table:style-name="ce1"/>
          <table:table-cell office:value-type="float" office:value="1725" table:style-name="ce1">
            <text:p>172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6005" table:style-name="ce1">
            <text:p>206005</text:p>
          </table:table-cell>
          <table:table-cell office:value-type="date" office:date-value="2020-09-02T00:00:00" table:style-name="ce88">
            <text:p>02/09/2020</text:p>
          </table:table-cell>
          <table:table-cell office:value-type="string" table:style-name="ce1">
            <text:p>D1 1905-0</text:p>
          </table:table-cell>
          <table:table-cell table:number-columns-repeated="16373"/>
        </table:table-row>
        <table:table-row table:style-name="ro7">
          <table:table-cell office:value-type="float" office:value="3581" table:style-name="ce1">
            <text:p>3581</text:p>
          </table:table-cell>
          <table:table-cell office:value-type="string" table:style-name="ce81">
            <text:p><text:s/>305,376.75</text:p>
          </table:table-cell>
          <table:table-cell office:value-type="float" office:value="0" table:style-name="ce82">
            <text:p>-<text:s/></text:p>
          </table:table-cell>
          <table:table-cell office:value-type="float" office:value="969.11" table:style-name="ce82">
            <text:p>969,11<text:s/></text:p>
          </table:table-cell>
          <table:table-cell table:style-name="ce1"/>
          <table:table-cell office:value-type="float" office:value="1725" table:style-name="ce1">
            <text:p>172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5905" table:style-name="ce1">
            <text:p>205905</text:p>
          </table:table-cell>
          <table:table-cell office:value-type="date" office:date-value="2020-09-02T00:00:00" table:style-name="ce88">
            <text:p>02/09/2020</text:p>
          </table:table-cell>
          <table:table-cell office:value-type="string" table:style-name="ce1">
            <text:p>D1 1903-0</text:p>
          </table:table-cell>
          <table:table-cell table:number-columns-repeated="16373"/>
        </table:table-row>
        <table:table-row table:style-name="ro7">
          <table:table-cell office:value-type="float" office:value="3582" table:style-name="ce1">
            <text:p>3582</text:p>
          </table:table-cell>
          <table:table-cell office:value-type="string" table:style-name="ce81">
            <text:p><text:s/>301,266.75</text:p>
          </table:table-cell>
          <table:table-cell office:value-type="float" office:value="0" table:style-name="ce82">
            <text:p>-<text:s/></text:p>
          </table:table-cell>
          <table:table-cell office:value-type="float" office:value="4110" table:style-name="ce82">
            <text:p>4.110,00<text:s/></text:p>
          </table:table-cell>
          <table:table-cell table:style-name="ce1"/>
          <table:table-cell office:value-type="float" office:value="1725" table:style-name="ce1">
            <text:p>172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5705" table:style-name="ce1">
            <text:p>205705</text:p>
          </table:table-cell>
          <table:table-cell office:value-type="date" office:date-value="2020-09-02T00:00:00" table:style-name="ce88">
            <text:p>02/09/2020</text:p>
          </table:table-cell>
          <table:table-cell office:value-type="string" table:style-name="ce1">
            <text:p>D1 1901-0</text:p>
          </table:table-cell>
          <table:table-cell table:number-columns-repeated="16373"/>
        </table:table-row>
        <table:table-row table:style-name="ro7">
          <table:table-cell office:value-type="float" office:value="3583" table:style-name="ce1">
            <text:p>3583</text:p>
          </table:table-cell>
          <table:table-cell office:value-type="string" table:style-name="ce81">
            <text:p><text:s/>302,912.48</text:p>
          </table:table-cell>
          <table:table-cell office:value-type="float" office:value="1645.73" table:style-name="ce82">
            <text:p>1.645,73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25" table:style-name="ce1">
            <text:p>172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5805" table:style-name="ce1">
            <text:p>205805</text:p>
          </table:table-cell>
          <table:table-cell office:value-type="date" office:date-value="2020-09-02T00:00:00" table:style-name="ce88">
            <text:p>02/09/2020</text:p>
          </table:table-cell>
          <table:table-cell office:value-type="string" table:style-name="ce1">
            <text:p>CL 8518-001-002</text:p>
          </table:table-cell>
          <table:table-cell table:number-columns-repeated="16373"/>
        </table:table-row>
        <table:table-row table:style-name="ro7">
          <table:table-cell office:value-type="float" office:value="3584" table:style-name="ce1">
            <text:p>3584</text:p>
          </table:table-cell>
          <table:table-cell office:value-type="string" table:style-name="ce81">
            <text:p><text:s/>302,099.76</text:p>
          </table:table-cell>
          <table:table-cell office:value-type="float" office:value="0" table:style-name="ce82">
            <text:p>-<text:s/></text:p>
          </table:table-cell>
          <table:table-cell office:value-type="float" office:value="812.72" table:style-name="ce82">
            <text:p>812,72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8605" table:style-name="ce1">
            <text:p>208605</text:p>
          </table:table-cell>
          <table:table-cell office:value-type="date" office:date-value="2020-09-03T00:00:00" table:style-name="ce88">
            <text:p>03/09/2020</text:p>
          </table:table-cell>
          <table:table-cell office:value-type="string" table:style-name="ce1">
            <text:p>D1 1919-0</text:p>
          </table:table-cell>
          <table:table-cell table:number-columns-repeated="16373"/>
        </table:table-row>
        <table:table-row table:style-name="ro7">
          <table:table-cell office:value-type="float" office:value="3585" table:style-name="ce1">
            <text:p>3585</text:p>
          </table:table-cell>
          <table:table-cell office:value-type="string" table:style-name="ce81">
            <text:p><text:s/>302,067.73</text:p>
          </table:table-cell>
          <table:table-cell office:value-type="float" office:value="0" table:style-name="ce82">
            <text:p>-<text:s/></text:p>
          </table:table-cell>
          <table:table-cell office:value-type="float" office:value="32.03" table:style-name="ce82">
            <text:p>32,03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8805" table:style-name="ce1">
            <text:p>208805</text:p>
          </table:table-cell>
          <table:table-cell office:value-type="date" office:date-value="2020-09-03T00:00:00" table:style-name="ce88">
            <text:p>03/09/2020</text:p>
          </table:table-cell>
          <table:table-cell office:value-type="string" table:style-name="ce1">
            <text:p>D1 1921-0</text:p>
          </table:table-cell>
          <table:table-cell table:number-columns-repeated="16373"/>
        </table:table-row>
        <table:table-row table:style-name="ro7">
          <table:table-cell office:value-type="float" office:value="3586" table:style-name="ce1">
            <text:p>3586</text:p>
          </table:table-cell>
          <table:table-cell office:value-type="string" table:style-name="ce81">
            <text:p><text:s/>284,819.73</text:p>
          </table:table-cell>
          <table:table-cell office:value-type="float" office:value="0" table:style-name="ce82">
            <text:p>-<text:s/></text:p>
          </table:table-cell>
          <table:table-cell office:value-type="float" office:value="17248" table:style-name="ce82">
            <text:p>17.248,00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8205" table:style-name="ce1">
            <text:p>208205</text:p>
          </table:table-cell>
          <table:table-cell office:value-type="date" office:date-value="2020-09-03T00:00:00" table:style-name="ce88">
            <text:p>03/09/2020</text:p>
          </table:table-cell>
          <table:table-cell office:value-type="string" table:style-name="ce1">
            <text:p>DH 24-0</text:p>
          </table:table-cell>
          <table:table-cell table:number-columns-repeated="16373"/>
        </table:table-row>
        <table:table-row table:style-name="ro7">
          <table:table-cell office:value-type="float" office:value="3587" table:style-name="ce1">
            <text:p>3587</text:p>
          </table:table-cell>
          <table:table-cell office:value-type="string" table:style-name="ce81">
            <text:p><text:s/>283,312.38</text:p>
          </table:table-cell>
          <table:table-cell office:value-type="float" office:value="0" table:style-name="ce82">
            <text:p>-<text:s/></text:p>
          </table:table-cell>
          <table:table-cell office:value-type="float" office:value="1507.35" table:style-name="ce82">
            <text:p>1.507,35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7205" table:style-name="ce1">
            <text:p>207205</text:p>
          </table:table-cell>
          <table:table-cell office:value-type="date" office:date-value="2020-09-03T00:00:00" table:style-name="ce88">
            <text:p>03/09/2020</text:p>
          </table:table-cell>
          <table:table-cell office:value-type="string" table:style-name="ce1">
            <text:p>D1 1915-0</text:p>
          </table:table-cell>
          <table:table-cell table:number-columns-repeated="16373"/>
        </table:table-row>
        <table:table-row table:style-name="ro7">
          <table:table-cell office:value-type="float" office:value="3588" table:style-name="ce1">
            <text:p>3588</text:p>
          </table:table-cell>
          <table:table-cell office:value-type="string" table:style-name="ce81">
            <text:p><text:s/>283,928.62</text:p>
          </table:table-cell>
          <table:table-cell office:value-type="float" office:value="616.24" table:style-name="ce82">
            <text:p>616,24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7105" table:style-name="ce1">
            <text:p>207105</text:p>
          </table:table-cell>
          <table:table-cell office:value-type="date" office:date-value="2020-09-03T00:00:00" table:style-name="ce88">
            <text:p>03/09/2020</text:p>
          </table:table-cell>
          <table:table-cell office:value-type="string" table:style-name="ce1">
            <text:p>CL 48575-002-001</text:p>
          </table:table-cell>
          <table:table-cell table:number-columns-repeated="16373"/>
        </table:table-row>
        <table:table-row table:style-name="ro7">
          <table:table-cell office:value-type="float" office:value="3589" table:style-name="ce1">
            <text:p>3589</text:p>
          </table:table-cell>
          <table:table-cell office:value-type="string" table:style-name="ce81">
            <text:p><text:s/>284,468.62</text:p>
          </table:table-cell>
          <table:table-cell office:value-type="float" office:value="540" table:style-name="ce82">
            <text:p>540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7505" table:style-name="ce1">
            <text:p>207505</text:p>
          </table:table-cell>
          <table:table-cell office:value-type="date" office:date-value="2020-09-03T00:00:00" table:style-name="ce88">
            <text:p>03/09/2020</text:p>
          </table:table-cell>
          <table:table-cell office:value-type="string" table:style-name="ce1">
            <text:p>CL 1535-001-001</text:p>
          </table:table-cell>
          <table:table-cell table:number-columns-repeated="16373"/>
        </table:table-row>
        <table:table-row table:style-name="ro7">
          <table:table-cell office:value-type="float" office:value="3590" table:style-name="ce1">
            <text:p>3590</text:p>
          </table:table-cell>
          <table:table-cell office:value-type="string" table:style-name="ce81">
            <text:p><text:s/>285,433.82</text:p>
          </table:table-cell>
          <table:table-cell office:value-type="float" office:value="965.2" table:style-name="ce82">
            <text:p>965,2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6605" table:style-name="ce1">
            <text:p>206605</text:p>
          </table:table-cell>
          <table:table-cell office:value-type="date" office:date-value="2020-09-03T00:00:00" table:style-name="ce88">
            <text:p>03/09/2020</text:p>
          </table:table-cell>
          <table:table-cell office:value-type="string" table:style-name="ce1">
            <text:p>CL 2120-001-001</text:p>
          </table:table-cell>
          <table:table-cell table:number-columns-repeated="16373"/>
        </table:table-row>
        <table:table-row table:style-name="ro7">
          <table:table-cell office:value-type="float" office:value="3591" table:style-name="ce1">
            <text:p>3591</text:p>
          </table:table-cell>
          <table:table-cell office:value-type="string" table:style-name="ce81">
            <text:p><text:s/>286,459.04</text:p>
          </table:table-cell>
          <table:table-cell office:value-type="float" office:value="1025.22" table:style-name="ce82">
            <text:p>1.025,22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8705" table:style-name="ce1">
            <text:p>208705</text:p>
          </table:table-cell>
          <table:table-cell office:value-type="date" office:date-value="2020-09-03T00:00:00" table:style-name="ce88">
            <text:p>03/09/2020</text:p>
          </table:table-cell>
          <table:table-cell office:value-type="string" table:style-name="ce1">
            <text:p>CL 62313-001-100</text:p>
          </table:table-cell>
          <table:table-cell table:number-columns-repeated="16373"/>
        </table:table-row>
        <table:table-row table:style-name="ro7">
          <table:table-cell office:value-type="float" office:value="3592" table:style-name="ce1">
            <text:p>3592</text:p>
          </table:table-cell>
          <table:table-cell office:value-type="string" table:style-name="ce81">
            <text:p><text:s/>287,977.11</text:p>
          </table:table-cell>
          <table:table-cell office:value-type="float" office:value="1518.07" table:style-name="ce82">
            <text:p>1.518,07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7705" table:style-name="ce1">
            <text:p>207705</text:p>
          </table:table-cell>
          <table:table-cell office:value-type="date" office:date-value="2020-09-03T00:00:00" table:style-name="ce88">
            <text:p>03/09/2020</text:p>
          </table:table-cell>
          <table:table-cell office:value-type="string" table:style-name="ce1">
            <text:p>CL 4895-006-206</text:p>
          </table:table-cell>
          <table:table-cell table:number-columns-repeated="16373"/>
        </table:table-row>
        <table:table-row table:style-name="ro7">
          <table:table-cell office:value-type="float" office:value="3593" table:style-name="ce1">
            <text:p>3593</text:p>
          </table:table-cell>
          <table:table-cell office:value-type="string" table:style-name="ce81">
            <text:p><text:s/>295,413.22</text:p>
          </table:table-cell>
          <table:table-cell office:value-type="float" office:value="7436.11" table:style-name="ce82">
            <text:p>7.436,11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7405" table:style-name="ce1">
            <text:p>207405</text:p>
          </table:table-cell>
          <table:table-cell office:value-type="date" office:date-value="2020-09-03T00:00:00" table:style-name="ce88">
            <text:p>03/09/2020</text:p>
          </table:table-cell>
          <table:table-cell office:value-type="string" table:style-name="ce1">
            <text:p>CL 417505-001-011</text:p>
          </table:table-cell>
          <table:table-cell table:number-columns-repeated="16373"/>
        </table:table-row>
        <table:table-row table:style-name="ro7">
          <table:table-cell office:value-type="float" office:value="3594" table:style-name="ce1">
            <text:p>3594</text:p>
          </table:table-cell>
          <table:table-cell office:value-type="string" table:style-name="ce81">
            <text:p><text:s/>312,661.22</text:p>
          </table:table-cell>
          <table:table-cell office:value-type="float" office:value="17248" table:style-name="ce82">
            <text:p>17.248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8105" table:style-name="ce1">
            <text:p>208105</text:p>
          </table:table-cell>
          <table:table-cell office:value-type="date" office:date-value="2020-09-03T00:00:00" table:style-name="ce88">
            <text:p>03/09/2020</text:p>
          </table:table-cell>
          <table:table-cell office:value-type="string" table:style-name="ce1">
            <text:p>CL 573-001-104</text:p>
          </table:table-cell>
          <table:table-cell table:number-columns-repeated="16373"/>
        </table:table-row>
        <table:table-row table:style-name="ro7">
          <table:table-cell office:value-type="float" office:value="3595" table:style-name="ce1">
            <text:p>3595</text:p>
          </table:table-cell>
          <table:table-cell office:value-type="string" table:style-name="ce81">
            <text:p><text:s/>314,066.56</text:p>
          </table:table-cell>
          <table:table-cell office:value-type="float" office:value="1405.34" table:style-name="ce82">
            <text:p>1.405,34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7305" table:style-name="ce1">
            <text:p>207305</text:p>
          </table:table-cell>
          <table:table-cell office:value-type="date" office:date-value="2020-09-03T00:00:00" table:style-name="ce88">
            <text:p>03/09/2020</text:p>
          </table:table-cell>
          <table:table-cell office:value-type="string" table:style-name="ce1">
            <text:p>CL 417517-001-011</text:p>
          </table:table-cell>
          <table:table-cell table:number-columns-repeated="16373"/>
        </table:table-row>
        <table:table-row table:style-name="ro7">
          <table:table-cell office:value-type="float" office:value="3596" table:style-name="ce1">
            <text:p>3596</text:p>
          </table:table-cell>
          <table:table-cell office:value-type="string" table:style-name="ce81">
            <text:p><text:s/>314,217.76</text:p>
          </table:table-cell>
          <table:table-cell office:value-type="float" office:value="151.19999999999999" table:style-name="ce82">
            <text:p>151,2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6805" table:style-name="ce1">
            <text:p>206805</text:p>
          </table:table-cell>
          <table:table-cell office:value-type="date" office:date-value="2020-09-03T00:00:00" table:style-name="ce88">
            <text:p>03/09/2020</text:p>
          </table:table-cell>
          <table:table-cell office:value-type="string" table:style-name="ce1">
            <text:p>CL 48549-002-001</text:p>
          </table:table-cell>
          <table:table-cell table:number-columns-repeated="16373"/>
        </table:table-row>
        <table:table-row table:style-name="ro7">
          <table:table-cell office:value-type="float" office:value="3597" table:style-name="ce1">
            <text:p>3597</text:p>
          </table:table-cell>
          <table:table-cell office:value-type="string" table:style-name="ce81">
            <text:p><text:s/>314,768.90</text:p>
          </table:table-cell>
          <table:table-cell office:value-type="float" office:value="551.14" table:style-name="ce82">
            <text:p>551,14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7005" table:style-name="ce1">
            <text:p>207005</text:p>
          </table:table-cell>
          <table:table-cell office:value-type="date" office:date-value="2020-09-03T00:00:00" table:style-name="ce88">
            <text:p>03/09/2020</text:p>
          </table:table-cell>
          <table:table-cell office:value-type="string" table:style-name="ce1">
            <text:p>CL 8548-001-002</text:p>
          </table:table-cell>
          <table:table-cell table:number-columns-repeated="16373"/>
        </table:table-row>
        <table:table-row table:style-name="ro7">
          <table:table-cell office:value-type="float" office:value="3598" table:style-name="ce1">
            <text:p>3598</text:p>
          </table:table-cell>
          <table:table-cell office:value-type="string" table:style-name="ce81">
            <text:p><text:s/>314,950.35</text:p>
          </table:table-cell>
          <table:table-cell office:value-type="float" office:value="181.45" table:style-name="ce82">
            <text:p>181,4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6205" table:style-name="ce1">
            <text:p>206205</text:p>
          </table:table-cell>
          <table:table-cell office:value-type="date" office:date-value="2020-09-03T00:00:00" table:style-name="ce88">
            <text:p>03/09/2020</text:p>
          </table:table-cell>
          <table:table-cell office:value-type="string" table:style-name="ce1">
            <text:p>CL 1977-022-901</text:p>
          </table:table-cell>
          <table:table-cell table:number-columns-repeated="16373"/>
        </table:table-row>
        <table:table-row table:style-name="ro7">
          <table:table-cell office:value-type="float" office:value="3599" table:style-name="ce1">
            <text:p>3599</text:p>
          </table:table-cell>
          <table:table-cell office:value-type="string" table:style-name="ce81">
            <text:p><text:s/>316,596.08</text:p>
          </table:table-cell>
          <table:table-cell office:value-type="float" office:value="1645.73" table:style-name="ce82">
            <text:p>1.645,73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6905" table:style-name="ce1">
            <text:p>206905</text:p>
          </table:table-cell>
          <table:table-cell office:value-type="date" office:date-value="2020-09-03T00:00:00" table:style-name="ce88">
            <text:p>03/09/2020</text:p>
          </table:table-cell>
          <table:table-cell office:value-type="string" table:style-name="ce1">
            <text:p>CL 8547-001-002</text:p>
          </table:table-cell>
          <table:table-cell table:number-columns-repeated="16373"/>
        </table:table-row>
        <table:table-row table:style-name="ro7">
          <table:table-cell office:value-type="float" office:value="3600" table:style-name="ce1">
            <text:p>3600</text:p>
          </table:table-cell>
          <table:table-cell office:value-type="string" table:style-name="ce81">
            <text:p><text:s/>317,418.94</text:p>
          </table:table-cell>
          <table:table-cell office:value-type="float" office:value="822.86" table:style-name="ce82">
            <text:p>822,86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8505" table:style-name="ce1">
            <text:p>208505</text:p>
          </table:table-cell>
          <table:table-cell office:value-type="date" office:date-value="2020-09-03T00:00:00" table:style-name="ce88">
            <text:p>03/09/2020</text:p>
          </table:table-cell>
          <table:table-cell office:value-type="string" table:style-name="ce1">
            <text:p>CL 8680-001-002</text:p>
          </table:table-cell>
          <table:table-cell table:number-columns-repeated="16373"/>
        </table:table-row>
        <table:table-row table:style-name="ro7">
          <table:table-cell office:value-type="float" office:value="3601" table:style-name="ce1">
            <text:p>3601</text:p>
          </table:table-cell>
          <table:table-cell office:value-type="string" table:style-name="ce81">
            <text:p><text:s/>318,200.62</text:p>
          </table:table-cell>
          <table:table-cell office:value-type="float" office:value="781.68" table:style-name="ce82">
            <text:p>781,6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6705" table:style-name="ce1">
            <text:p>206705</text:p>
          </table:table-cell>
          <table:table-cell office:value-type="date" office:date-value="2020-09-03T00:00:00" table:style-name="ce88">
            <text:p>03/09/2020</text:p>
          </table:table-cell>
          <table:table-cell office:value-type="string" table:style-name="ce1">
            <text:p>CL 61972-001-100</text:p>
          </table:table-cell>
          <table:table-cell table:number-columns-repeated="16373"/>
        </table:table-row>
        <table:table-row table:style-name="ro7">
          <table:table-cell office:value-type="float" office:value="3602" table:style-name="ce1">
            <text:p>3602</text:p>
          </table:table-cell>
          <table:table-cell office:value-type="string" table:style-name="ce81">
            <text:p><text:s/>320,100.62</text:p>
          </table:table-cell>
          <table:table-cell office:value-type="float" office:value="1900" table:style-name="ce82">
            <text:p>1.900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8305" table:style-name="ce1">
            <text:p>208305</text:p>
          </table:table-cell>
          <table:table-cell office:value-type="date" office:date-value="2020-09-03T00:00:00" table:style-name="ce88">
            <text:p>03/09/2020</text:p>
          </table:table-cell>
          <table:table-cell office:value-type="string" table:style-name="ce1">
            <text:p>CL 341-002-002</text:p>
          </table:table-cell>
          <table:table-cell table:number-columns-repeated="16373"/>
        </table:table-row>
        <table:table-row table:style-name="ro7">
          <table:table-cell office:value-type="float" office:value="3603" table:style-name="ce1">
            <text:p>3603</text:p>
          </table:table-cell>
          <table:table-cell office:value-type="string" table:style-name="ce81">
            <text:p><text:s/>319,875.72</text:p>
          </table:table-cell>
          <table:table-cell office:value-type="float" office:value="0" table:style-name="ce82">
            <text:p>-<text:s/></text:p>
          </table:table-cell>
          <table:table-cell office:value-type="float" office:value="224.9" table:style-name="ce82">
            <text:p>224,90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7605" table:style-name="ce1">
            <text:p>207605</text:p>
          </table:table-cell>
          <table:table-cell office:value-type="date" office:date-value="2020-09-03T00:00:00" table:style-name="ce88">
            <text:p>03/09/2020</text:p>
          </table:table-cell>
          <table:table-cell office:value-type="string" table:style-name="ce1">
            <text:p>D1 1917-0</text:p>
          </table:table-cell>
          <table:table-cell table:number-columns-repeated="16373"/>
        </table:table-row>
        <table:table-row table:style-name="ro7">
          <table:table-cell office:value-type="float" office:value="3604" table:style-name="ce1">
            <text:p>3604</text:p>
          </table:table-cell>
          <table:table-cell office:value-type="string" table:style-name="ce81">
            <text:p><text:s/>319,567.22</text:p>
          </table:table-cell>
          <table:table-cell office:value-type="float" office:value="0" table:style-name="ce82">
            <text:p>-<text:s/></text:p>
          </table:table-cell>
          <table:table-cell office:value-type="float" office:value="308.5" table:style-name="ce82">
            <text:p>308,50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6105" table:style-name="ce1">
            <text:p>206105</text:p>
          </table:table-cell>
          <table:table-cell office:value-type="date" office:date-value="2020-09-03T00:00:00" table:style-name="ce88">
            <text:p>03/09/2020</text:p>
          </table:table-cell>
          <table:table-cell office:value-type="string" table:style-name="ce1">
            <text:p>D1 1907-0</text:p>
          </table:table-cell>
          <table:table-cell table:number-columns-repeated="16373"/>
        </table:table-row>
        <table:table-row table:style-name="ro7">
          <table:table-cell office:value-type="float" office:value="3605" table:style-name="ce1">
            <text:p>3605</text:p>
          </table:table-cell>
          <table:table-cell office:value-type="string" table:style-name="ce81">
            <text:p><text:s/>317,516.00</text:p>
          </table:table-cell>
          <table:table-cell office:value-type="float" office:value="0" table:style-name="ce82">
            <text:p>-<text:s/></text:p>
          </table:table-cell>
          <table:table-cell office:value-type="float" office:value="2051.2199999999998" table:style-name="ce82">
            <text:p>2.051,22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6305" table:style-name="ce1">
            <text:p>206305</text:p>
          </table:table-cell>
          <table:table-cell office:value-type="date" office:date-value="2020-09-03T00:00:00" table:style-name="ce88">
            <text:p>03/09/2020</text:p>
          </table:table-cell>
          <table:table-cell office:value-type="string" table:style-name="ce1">
            <text:p>D1 1909-0</text:p>
          </table:table-cell>
          <table:table-cell table:number-columns-repeated="16373"/>
        </table:table-row>
        <table:table-row table:style-name="ro7">
          <table:table-cell office:value-type="float" office:value="3606" table:style-name="ce1">
            <text:p>3606</text:p>
          </table:table-cell>
          <table:table-cell office:value-type="string" table:style-name="ce81">
            <text:p><text:s/>316,754.00</text:p>
          </table:table-cell>
          <table:table-cell office:value-type="float" office:value="0" table:style-name="ce82">
            <text:p>-<text:s/></text:p>
          </table:table-cell>
          <table:table-cell office:value-type="float" office:value="762" table:style-name="ce82">
            <text:p>762,00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6405" table:style-name="ce1">
            <text:p>206405</text:p>
          </table:table-cell>
          <table:table-cell office:value-type="date" office:date-value="2020-09-03T00:00:00" table:style-name="ce88">
            <text:p>03/09/2020</text:p>
          </table:table-cell>
          <table:table-cell office:value-type="string" table:style-name="ce1">
            <text:p>D1 1911-0</text:p>
          </table:table-cell>
          <table:table-cell table:number-columns-repeated="16373"/>
        </table:table-row>
        <table:table-row table:style-name="ro7">
          <table:table-cell office:value-type="float" office:value="3607" table:style-name="ce1">
            <text:p>3607</text:p>
          </table:table-cell>
          <table:table-cell office:value-type="string" table:style-name="ce81">
            <text:p><text:s/>316,729.98</text:p>
          </table:table-cell>
          <table:table-cell office:value-type="float" office:value="0" table:style-name="ce82">
            <text:p>-<text:s/></text:p>
          </table:table-cell>
          <table:table-cell office:value-type="float" office:value="24.02" table:style-name="ce82">
            <text:p>24,02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6505" table:style-name="ce1">
            <text:p>206505</text:p>
          </table:table-cell>
          <table:table-cell office:value-type="date" office:date-value="2020-09-03T00:00:00" table:style-name="ce88">
            <text:p>03/09/2020</text:p>
          </table:table-cell>
          <table:table-cell office:value-type="string" table:style-name="ce1">
            <text:p>D1 1913-0</text:p>
          </table:table-cell>
          <table:table-cell table:number-columns-repeated="16373"/>
        </table:table-row>
        <table:table-row table:style-name="ro7">
          <table:table-cell office:value-type="float" office:value="3608" table:style-name="ce1">
            <text:p>3608</text:p>
          </table:table-cell>
          <table:table-cell office:value-type="string" table:style-name="ce81">
            <text:p><text:s/>316,979.24</text:p>
          </table:table-cell>
          <table:table-cell office:value-type="float" office:value="249.26" table:style-name="ce82">
            <text:p>249,26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8405" table:style-name="ce1">
            <text:p>208405</text:p>
          </table:table-cell>
          <table:table-cell office:value-type="date" office:date-value="2020-09-03T00:00:00" table:style-name="ce88">
            <text:p>03/09/2020</text:p>
          </table:table-cell>
          <table:table-cell office:value-type="string" table:style-name="ce1">
            <text:p>CL 4909-006-206</text:p>
          </table:table-cell>
          <table:table-cell table:number-columns-repeated="16373"/>
        </table:table-row>
        <table:table-row table:style-name="ro7">
          <table:table-cell office:value-type="float" office:value="3609" table:style-name="ce1">
            <text:p>3609</text:p>
          </table:table-cell>
          <table:table-cell office:value-type="string" table:style-name="ce81">
            <text:p><text:s/>317,024.09</text:p>
          </table:table-cell>
          <table:table-cell office:value-type="float" office:value="44.85" table:style-name="ce82">
            <text:p>44,8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8005" table:style-name="ce1">
            <text:p>208005</text:p>
          </table:table-cell>
          <table:table-cell office:value-type="date" office:date-value="2020-09-03T00:00:00" table:style-name="ce88">
            <text:p>03/09/2020</text:p>
          </table:table-cell>
          <table:table-cell office:value-type="string" table:style-name="ce1">
            <text:p>CL 31489-003-006</text:p>
          </table:table-cell>
          <table:table-cell table:number-columns-repeated="16373"/>
        </table:table-row>
        <table:table-row table:style-name="ro7">
          <table:table-cell office:value-type="float" office:value="3610" table:style-name="ce1">
            <text:p>3610</text:p>
          </table:table-cell>
          <table:table-cell office:value-type="string" table:style-name="ce81">
            <text:p><text:s/>317,089.45</text:p>
          </table:table-cell>
          <table:table-cell office:value-type="float" office:value="65.36" table:style-name="ce82">
            <text:p>65,36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7905" table:style-name="ce1">
            <text:p>207905</text:p>
          </table:table-cell>
          <table:table-cell office:value-type="date" office:date-value="2020-09-03T00:00:00" table:style-name="ce88">
            <text:p>03/09/2020</text:p>
          </table:table-cell>
          <table:table-cell office:value-type="string" table:style-name="ce1">
            <text:p>CL 1984-022-901</text:p>
          </table:table-cell>
          <table:table-cell table:number-columns-repeated="16373"/>
        </table:table-row>
        <table:table-row table:style-name="ro7">
          <table:table-cell office:value-type="float" office:value="3611" table:style-name="ce1">
            <text:p>3611</text:p>
          </table:table-cell>
          <table:table-cell office:value-type="string" table:style-name="ce81">
            <text:p><text:s/>317,142.49</text:p>
          </table:table-cell>
          <table:table-cell office:value-type="float" office:value="53.04" table:style-name="ce82">
            <text:p>53,04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7805" table:style-name="ce1">
            <text:p>207805</text:p>
          </table:table-cell>
          <table:table-cell office:value-type="date" office:date-value="2020-09-03T00:00:00" table:style-name="ce88">
            <text:p>03/09/2020</text:p>
          </table:table-cell>
          <table:table-cell office:value-type="string" table:style-name="ce1">
            <text:p>CL 1984-022-901</text:p>
          </table:table-cell>
          <table:table-cell table:number-columns-repeated="16373"/>
        </table:table-row>
        <table:table-row table:style-name="ro7">
          <table:table-cell office:value-type="float" office:value="3612" table:style-name="ce1">
            <text:p>3612</text:p>
          </table:table-cell>
          <table:table-cell office:value-type="string" table:style-name="ce81">
            <text:p><text:s/>317,118.47</text:p>
          </table:table-cell>
          <table:table-cell office:value-type="float" office:value="0" table:style-name="ce82">
            <text:p>-<text:s/></text:p>
          </table:table-cell>
          <table:table-cell office:value-type="float" office:value="24.02" table:style-name="ce82">
            <text:p>24,02<text:s/></text:p>
          </table:table-cell>
          <table:table-cell table:style-name="ce1"/>
          <table:table-cell office:value-type="float" office:value="1738" table:style-name="ce1">
            <text:p>17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0405" table:style-name="ce1">
            <text:p>210405</text:p>
          </table:table-cell>
          <table:table-cell office:value-type="date" office:date-value="2020-09-10T00:00:00" table:style-name="ce88">
            <text:p>10/09/2020</text:p>
          </table:table-cell>
          <table:table-cell office:value-type="string" table:style-name="ce1">
            <text:p>D1 1923-0</text:p>
          </table:table-cell>
          <table:table-cell table:number-columns-repeated="16373"/>
        </table:table-row>
        <table:table-row table:style-name="ro7">
          <table:table-cell office:value-type="float" office:value="3613" table:style-name="ce1">
            <text:p>3613</text:p>
          </table:table-cell>
          <table:table-cell office:value-type="string" table:style-name="ce81">
            <text:p><text:s/>317,218.89</text:p>
          </table:table-cell>
          <table:table-cell office:value-type="float" office:value="100.42" table:style-name="ce82">
            <text:p>100,42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8" table:style-name="ce1">
            <text:p>17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1405" table:style-name="ce1">
            <text:p>211405</text:p>
          </table:table-cell>
          <table:table-cell office:value-type="date" office:date-value="2020-09-10T00:00:00" table:style-name="ce88">
            <text:p>10/09/2020</text:p>
          </table:table-cell>
          <table:table-cell office:value-type="string" table:style-name="ce1">
            <text:p>CL 85529-001-008</text:p>
          </table:table-cell>
          <table:table-cell table:number-columns-repeated="16373"/>
        </table:table-row>
        <table:table-row table:style-name="ro7">
          <table:table-cell office:value-type="float" office:value="3614" table:style-name="ce1">
            <text:p>3614</text:p>
          </table:table-cell>
          <table:table-cell office:value-type="string" table:style-name="ce81">
            <text:p><text:s/>318,633.26</text:p>
          </table:table-cell>
          <table:table-cell office:value-type="float" office:value="1414.37" table:style-name="ce82">
            <text:p>1.414,37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8" table:style-name="ce1">
            <text:p>17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1305" table:style-name="ce1">
            <text:p>211305</text:p>
          </table:table-cell>
          <table:table-cell office:value-type="date" office:date-value="2020-09-10T00:00:00" table:style-name="ce88">
            <text:p>10/09/2020</text:p>
          </table:table-cell>
          <table:table-cell office:value-type="string" table:style-name="ce1">
            <text:p>CL 2015-022-901</text:p>
          </table:table-cell>
          <table:table-cell table:number-columns-repeated="16373"/>
        </table:table-row>
        <table:table-row table:style-name="ro7">
          <table:table-cell office:value-type="float" office:value="3615" table:style-name="ce1">
            <text:p>3615</text:p>
          </table:table-cell>
          <table:table-cell office:value-type="string" table:style-name="ce81">
            <text:p><text:s/>319,456.12</text:p>
          </table:table-cell>
          <table:table-cell office:value-type="float" office:value="822.86" table:style-name="ce82">
            <text:p>822,86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8" table:style-name="ce1">
            <text:p>17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1205" table:style-name="ce1">
            <text:p>211205</text:p>
          </table:table-cell>
          <table:table-cell office:value-type="date" office:date-value="2020-09-10T00:00:00" table:style-name="ce88">
            <text:p>10/09/2020</text:p>
          </table:table-cell>
          <table:table-cell office:value-type="string" table:style-name="ce1">
            <text:p>CL 8824-001-002</text:p>
          </table:table-cell>
          <table:table-cell table:number-columns-repeated="16373"/>
        </table:table-row>
        <table:table-row table:style-name="ro7">
          <table:table-cell office:value-type="float" office:value="3616" table:style-name="ce1">
            <text:p>3616</text:p>
          </table:table-cell>
          <table:table-cell office:value-type="string" table:style-name="ce81">
            <text:p><text:s/>320,718.36</text:p>
          </table:table-cell>
          <table:table-cell office:value-type="float" office:value="1262.24" table:style-name="ce82">
            <text:p>1.262,24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8" table:style-name="ce1">
            <text:p>17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1105" table:style-name="ce1">
            <text:p>211105</text:p>
          </table:table-cell>
          <table:table-cell office:value-type="date" office:date-value="2020-09-10T00:00:00" table:style-name="ce88">
            <text:p>10/09/2020</text:p>
          </table:table-cell>
          <table:table-cell office:value-type="string" table:style-name="ce1">
            <text:p>CL 558-021-001</text:p>
          </table:table-cell>
          <table:table-cell table:number-columns-repeated="16373"/>
        </table:table-row>
        <table:table-row table:style-name="ro7">
          <table:table-cell office:value-type="float" office:value="3617" table:style-name="ce1">
            <text:p>3617</text:p>
          </table:table-cell>
          <table:table-cell office:value-type="string" table:style-name="ce81">
            <text:p><text:s/>321,980.60</text:p>
          </table:table-cell>
          <table:table-cell office:value-type="float" office:value="1262.24" table:style-name="ce82">
            <text:p>1.262,24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8" table:style-name="ce1">
            <text:p>17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1005" table:style-name="ce1">
            <text:p>211005</text:p>
          </table:table-cell>
          <table:table-cell office:value-type="date" office:date-value="2020-09-10T00:00:00" table:style-name="ce88">
            <text:p>10/09/2020</text:p>
          </table:table-cell>
          <table:table-cell office:value-type="string" table:style-name="ce1">
            <text:p>CL 559-021-001</text:p>
          </table:table-cell>
          <table:table-cell table:number-columns-repeated="16373"/>
        </table:table-row>
        <table:table-row table:style-name="ro7">
          <table:table-cell office:value-type="float" office:value="3618" table:style-name="ce1">
            <text:p>3618</text:p>
          </table:table-cell>
          <table:table-cell office:value-type="string" table:style-name="ce81">
            <text:p><text:s/>323,062.52</text:p>
          </table:table-cell>
          <table:table-cell office:value-type="float" office:value="1081.92" table:style-name="ce82">
            <text:p>1.081,92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8" table:style-name="ce1">
            <text:p>17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9305" table:style-name="ce1">
            <text:p>209305</text:p>
          </table:table-cell>
          <table:table-cell office:value-type="date" office:date-value="2020-09-10T00:00:00" table:style-name="ce88">
            <text:p>10/09/2020</text:p>
          </table:table-cell>
          <table:table-cell office:value-type="string" table:style-name="ce1">
            <text:p>CL 451-021-001</text:p>
          </table:table-cell>
          <table:table-cell table:number-columns-repeated="16373"/>
        </table:table-row>
        <table:table-row table:style-name="ro7">
          <table:table-cell office:value-type="float" office:value="3619" table:style-name="ce1">
            <text:p>3619</text:p>
          </table:table-cell>
          <table:table-cell office:value-type="string" table:style-name="ce81">
            <text:p><text:s/>323,693.64</text:p>
          </table:table-cell>
          <table:table-cell office:value-type="float" office:value="631.12" table:style-name="ce82">
            <text:p>631,12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8" table:style-name="ce1">
            <text:p>17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9205" table:style-name="ce1">
            <text:p>209205</text:p>
          </table:table-cell>
          <table:table-cell office:value-type="date" office:date-value="2020-09-10T00:00:00" table:style-name="ce88">
            <text:p>10/09/2020</text:p>
          </table:table-cell>
          <table:table-cell office:value-type="string" table:style-name="ce1">
            <text:p>CL 510-021-001</text:p>
          </table:table-cell>
          <table:table-cell table:number-columns-repeated="16373"/>
        </table:table-row>
        <table:table-row table:style-name="ro7">
          <table:table-cell office:value-type="float" office:value="3620" table:style-name="ce1">
            <text:p>3620</text:p>
          </table:table-cell>
          <table:table-cell office:value-type="string" table:style-name="ce81">
            <text:p><text:s/>324,234.60</text:p>
          </table:table-cell>
          <table:table-cell office:value-type="float" office:value="540.96" table:style-name="ce82">
            <text:p>540,96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8" table:style-name="ce1">
            <text:p>17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9105" table:style-name="ce1">
            <text:p>209105</text:p>
          </table:table-cell>
          <table:table-cell office:value-type="date" office:date-value="2020-09-10T00:00:00" table:style-name="ce88">
            <text:p>10/09/2020</text:p>
          </table:table-cell>
          <table:table-cell office:value-type="string" table:style-name="ce1">
            <text:p>CL 512-021-001</text:p>
          </table:table-cell>
          <table:table-cell table:number-columns-repeated="16373"/>
        </table:table-row>
        <table:table-row table:style-name="ro7">
          <table:table-cell office:value-type="float" office:value="3621" table:style-name="ce1">
            <text:p>3621</text:p>
          </table:table-cell>
          <table:table-cell office:value-type="string" table:style-name="ce81">
            <text:p><text:s/>324,865.72</text:p>
          </table:table-cell>
          <table:table-cell office:value-type="float" office:value="631.12" table:style-name="ce82">
            <text:p>631,12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8" table:style-name="ce1">
            <text:p>17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9005" table:style-name="ce1">
            <text:p>209005</text:p>
          </table:table-cell>
          <table:table-cell office:value-type="date" office:date-value="2020-09-10T00:00:00" table:style-name="ce88">
            <text:p>10/09/2020</text:p>
          </table:table-cell>
          <table:table-cell office:value-type="string" table:style-name="ce1">
            <text:p>CL 511-021-001</text:p>
          </table:table-cell>
          <table:table-cell table:number-columns-repeated="16373"/>
        </table:table-row>
        <table:table-row table:style-name="ro7">
          <table:table-cell office:value-type="float" office:value="3622" table:style-name="ce1">
            <text:p>3622</text:p>
          </table:table-cell>
          <table:table-cell office:value-type="string" table:style-name="ce81">
            <text:p><text:s/>324,972.42</text:p>
          </table:table-cell>
          <table:table-cell office:value-type="float" office:value="106.7" table:style-name="ce82">
            <text:p>106,7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8" table:style-name="ce1">
            <text:p>17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8905" table:style-name="ce1">
            <text:p>208905</text:p>
          </table:table-cell>
          <table:table-cell office:value-type="date" office:date-value="2020-09-10T00:00:00" table:style-name="ce88">
            <text:p>10/09/2020</text:p>
          </table:table-cell>
          <table:table-cell office:value-type="string" table:style-name="ce1">
            <text:p>CL 12273-001-001</text:p>
          </table:table-cell>
          <table:table-cell table:number-columns-repeated="16373"/>
        </table:table-row>
        <table:table-row table:style-name="ro7">
          <table:table-cell office:value-type="float" office:value="3623" table:style-name="ce1">
            <text:p>3623</text:p>
          </table:table-cell>
          <table:table-cell office:value-type="string" table:style-name="ce81">
            <text:p><text:s/>325,292.42</text:p>
          </table:table-cell>
          <table:table-cell office:value-type="float" office:value="320" table:style-name="ce82">
            <text:p>320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8" table:style-name="ce1">
            <text:p>17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0605" table:style-name="ce1">
            <text:p>210605</text:p>
          </table:table-cell>
          <table:table-cell office:value-type="date" office:date-value="2020-09-10T00:00:00" table:style-name="ce88">
            <text:p>10/09/2020</text:p>
          </table:table-cell>
          <table:table-cell office:value-type="string" table:style-name="ce1">
            <text:p>CL 122-001-101</text:p>
          </table:table-cell>
          <table:table-cell table:number-columns-repeated="16373"/>
        </table:table-row>
        <table:table-row table:style-name="ro7">
          <table:table-cell office:value-type="float" office:value="3624" table:style-name="ce1">
            <text:p>3624</text:p>
          </table:table-cell>
          <table:table-cell office:value-type="string" table:style-name="ce81">
            <text:p><text:s/>325,479.92</text:p>
          </table:table-cell>
          <table:table-cell office:value-type="float" office:value="187.5" table:style-name="ce82">
            <text:p>187,5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8" table:style-name="ce1">
            <text:p>17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0505" table:style-name="ce1">
            <text:p>210505</text:p>
          </table:table-cell>
          <table:table-cell office:value-type="date" office:date-value="2020-09-10T00:00:00" table:style-name="ce88">
            <text:p>10/09/2020</text:p>
          </table:table-cell>
          <table:table-cell office:value-type="string" table:style-name="ce1">
            <text:p>CL 8715-001-002</text:p>
          </table:table-cell>
          <table:table-cell table:number-columns-repeated="16373"/>
        </table:table-row>
        <table:table-row table:style-name="ro7">
          <table:table-cell office:value-type="float" office:value="3625" table:style-name="ce1">
            <text:p>3625</text:p>
          </table:table-cell>
          <table:table-cell office:value-type="string" table:style-name="ce81">
            <text:p><text:s/>325,684.80</text:p>
          </table:table-cell>
          <table:table-cell office:value-type="float" office:value="204.88" table:style-name="ce82">
            <text:p>204,8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8" table:style-name="ce1">
            <text:p>17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0105" table:style-name="ce1">
            <text:p>210105</text:p>
          </table:table-cell>
          <table:table-cell office:value-type="date" office:date-value="2020-09-10T00:00:00" table:style-name="ce88">
            <text:p>10/09/2020</text:p>
          </table:table-cell>
          <table:table-cell office:value-type="string" table:style-name="ce1">
            <text:p>CL 59324-002-002</text:p>
          </table:table-cell>
          <table:table-cell table:number-columns-repeated="16373"/>
        </table:table-row>
        <table:table-row table:style-name="ro7">
          <table:table-cell office:value-type="float" office:value="3626" table:style-name="ce1">
            <text:p>3626</text:p>
          </table:table-cell>
          <table:table-cell office:value-type="string" table:style-name="ce81">
            <text:p><text:s/>326,507.66</text:p>
          </table:table-cell>
          <table:table-cell office:value-type="float" office:value="822.86" table:style-name="ce82">
            <text:p>822,86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8" table:style-name="ce1">
            <text:p>17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0005" table:style-name="ce1">
            <text:p>210005</text:p>
          </table:table-cell>
          <table:table-cell office:value-type="date" office:date-value="2020-09-10T00:00:00" table:style-name="ce88">
            <text:p>10/09/2020</text:p>
          </table:table-cell>
          <table:table-cell office:value-type="string" table:style-name="ce1">
            <text:p>CL 8719-001-002</text:p>
          </table:table-cell>
          <table:table-cell table:number-columns-repeated="16373"/>
        </table:table-row>
        <table:table-row table:style-name="ro7">
          <table:table-cell office:value-type="float" office:value="3627" table:style-name="ce1">
            <text:p>3627</text:p>
          </table:table-cell>
          <table:table-cell office:value-type="string" table:style-name="ce81">
            <text:p><text:s/>327,594.66</text:p>
          </table:table-cell>
          <table:table-cell office:value-type="float" office:value="1087" table:style-name="ce82">
            <text:p>1.087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8" table:style-name="ce1">
            <text:p>17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9905" table:style-name="ce1">
            <text:p>209905</text:p>
          </table:table-cell>
          <table:table-cell office:value-type="date" office:date-value="2020-09-10T00:00:00" table:style-name="ce88">
            <text:p>10/09/2020</text:p>
          </table:table-cell>
          <table:table-cell office:value-type="string" table:style-name="ce1">
            <text:p>CL 879648-005-002</text:p>
          </table:table-cell>
          <table:table-cell table:number-columns-repeated="16373"/>
        </table:table-row>
        <table:table-row table:style-name="ro7">
          <table:table-cell office:value-type="float" office:value="3628" table:style-name="ce1">
            <text:p>3628</text:p>
          </table:table-cell>
          <table:table-cell office:value-type="string" table:style-name="ce81">
            <text:p><text:s/>327,646.11</text:p>
          </table:table-cell>
          <table:table-cell office:value-type="float" office:value="51.45" table:style-name="ce82">
            <text:p>51,4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8" table:style-name="ce1">
            <text:p>17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9805" table:style-name="ce1">
            <text:p>209805</text:p>
          </table:table-cell>
          <table:table-cell office:value-type="date" office:date-value="2020-09-10T00:00:00" table:style-name="ce88">
            <text:p>10/09/2020</text:p>
          </table:table-cell>
          <table:table-cell office:value-type="string" table:style-name="ce1">
            <text:p>CL 421022-001-011</text:p>
          </table:table-cell>
          <table:table-cell table:number-columns-repeated="16373"/>
        </table:table-row>
        <table:table-row table:style-name="ro7">
          <table:table-cell office:value-type="float" office:value="3629" table:style-name="ce1">
            <text:p>3629</text:p>
          </table:table-cell>
          <table:table-cell office:value-type="string" table:style-name="ce81">
            <text:p><text:s/>327,747.51</text:p>
          </table:table-cell>
          <table:table-cell office:value-type="float" office:value="101.4" table:style-name="ce82">
            <text:p>101,4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8" table:style-name="ce1">
            <text:p>17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9705" table:style-name="ce1">
            <text:p>209705</text:p>
          </table:table-cell>
          <table:table-cell office:value-type="date" office:date-value="2020-09-10T00:00:00" table:style-name="ce88">
            <text:p>10/09/2020</text:p>
          </table:table-cell>
          <table:table-cell office:value-type="string" table:style-name="ce1">
            <text:p>CL 421021-001-011</text:p>
          </table:table-cell>
          <table:table-cell table:number-columns-repeated="16373"/>
        </table:table-row>
        <table:table-row table:style-name="ro7">
          <table:table-cell office:value-type="float" office:value="3630" table:style-name="ce1">
            <text:p>3630</text:p>
          </table:table-cell>
          <table:table-cell office:value-type="string" table:style-name="ce81">
            <text:p><text:s/>327,861.59</text:p>
          </table:table-cell>
          <table:table-cell office:value-type="float" office:value="114.08" table:style-name="ce82">
            <text:p>114,0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8" table:style-name="ce1">
            <text:p>17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9605" table:style-name="ce1">
            <text:p>209605</text:p>
          </table:table-cell>
          <table:table-cell office:value-type="date" office:date-value="2020-09-10T00:00:00" table:style-name="ce88">
            <text:p>10/09/2020</text:p>
          </table:table-cell>
          <table:table-cell office:value-type="string" table:style-name="ce1">
            <text:p>CL 417111-001-011</text:p>
          </table:table-cell>
          <table:table-cell table:number-columns-repeated="16373"/>
        </table:table-row>
        <table:table-row table:style-name="ro7">
          <table:table-cell office:value-type="float" office:value="3631" table:style-name="ce1">
            <text:p>3631</text:p>
          </table:table-cell>
          <table:table-cell office:value-type="string" table:style-name="ce81">
            <text:p><text:s/>328,131.88</text:p>
          </table:table-cell>
          <table:table-cell office:value-type="float" office:value="270.29000000000002" table:style-name="ce82">
            <text:p>270,29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8" table:style-name="ce1">
            <text:p>17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9505" table:style-name="ce1">
            <text:p>209505</text:p>
          </table:table-cell>
          <table:table-cell office:value-type="date" office:date-value="2020-09-10T00:00:00" table:style-name="ce88">
            <text:p>10/09/2020</text:p>
          </table:table-cell>
          <table:table-cell office:value-type="string" table:style-name="ce1">
            <text:p>CL 417506-001-011</text:p>
          </table:table-cell>
          <table:table-cell table:number-columns-repeated="16373"/>
        </table:table-row>
        <table:table-row table:style-name="ro7">
          <table:table-cell office:value-type="float" office:value="3632" table:style-name="ce1">
            <text:p>3632</text:p>
          </table:table-cell>
          <table:table-cell office:value-type="string" table:style-name="ce81">
            <text:p><text:s/>328,576.66</text:p>
          </table:table-cell>
          <table:table-cell office:value-type="float" office:value="444.78" table:style-name="ce82">
            <text:p>444,7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8" table:style-name="ce1">
            <text:p>17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09405" table:style-name="ce1">
            <text:p>209405</text:p>
          </table:table-cell>
          <table:table-cell office:value-type="date" office:date-value="2020-09-10T00:00:00" table:style-name="ce88">
            <text:p>10/09/2020</text:p>
          </table:table-cell>
          <table:table-cell office:value-type="string" table:style-name="ce1">
            <text:p>CL 97151-001-101</text:p>
          </table:table-cell>
          <table:table-cell table:number-columns-repeated="16373"/>
        </table:table-row>
        <table:table-row table:style-name="ro7">
          <table:table-cell office:value-type="float" office:value="3633" table:style-name="ce1">
            <text:p>3633</text:p>
          </table:table-cell>
          <table:table-cell office:value-type="string" table:style-name="ce81">
            <text:p><text:s/>328,789.64</text:p>
          </table:table-cell>
          <table:table-cell office:value-type="float" office:value="212.98" table:style-name="ce82">
            <text:p>212,9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8" table:style-name="ce1">
            <text:p>17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0305" table:style-name="ce1">
            <text:p>210305</text:p>
          </table:table-cell>
          <table:table-cell office:value-type="date" office:date-value="2020-09-10T00:00:00" table:style-name="ce88">
            <text:p>10/09/2020</text:p>
          </table:table-cell>
          <table:table-cell office:value-type="string" table:style-name="ce1">
            <text:p>CL 2002-022-901</text:p>
          </table:table-cell>
          <table:table-cell table:number-columns-repeated="16373"/>
        </table:table-row>
        <table:table-row table:style-name="ro7">
          <table:table-cell office:value-type="float" office:value="3634" table:style-name="ce1">
            <text:p>3634</text:p>
          </table:table-cell>
          <table:table-cell office:value-type="string" table:style-name="ce81">
            <text:p><text:s/>329,612.50</text:p>
          </table:table-cell>
          <table:table-cell office:value-type="float" office:value="822.86" table:style-name="ce82">
            <text:p>822,86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8" table:style-name="ce1">
            <text:p>17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0805" table:style-name="ce1">
            <text:p>210805</text:p>
          </table:table-cell>
          <table:table-cell office:value-type="date" office:date-value="2020-09-10T00:00:00" table:style-name="ce88">
            <text:p>10/09/2020</text:p>
          </table:table-cell>
          <table:table-cell office:value-type="string" table:style-name="ce1">
            <text:p>CL 8782-001-002</text:p>
          </table:table-cell>
          <table:table-cell table:number-columns-repeated="16373"/>
        </table:table-row>
        <table:table-row table:style-name="ro7">
          <table:table-cell office:value-type="float" office:value="3635" table:style-name="ce1">
            <text:p>3635</text:p>
          </table:table-cell>
          <table:table-cell office:value-type="string" table:style-name="ce81">
            <text:p><text:s/>330,381.71</text:p>
          </table:table-cell>
          <table:table-cell office:value-type="float" office:value="769.21" table:style-name="ce82">
            <text:p>769,21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8" table:style-name="ce1">
            <text:p>17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0905" table:style-name="ce1">
            <text:p>210905</text:p>
          </table:table-cell>
          <table:table-cell office:value-type="date" office:date-value="2020-09-10T00:00:00" table:style-name="ce88">
            <text:p>10/09/2020</text:p>
          </table:table-cell>
          <table:table-cell office:value-type="string" table:style-name="ce1">
            <text:p>CL 8800-001-002</text:p>
          </table:table-cell>
          <table:table-cell table:number-columns-repeated="16373"/>
        </table:table-row>
        <table:table-row table:style-name="ro7">
          <table:table-cell office:value-type="float" office:value="3636" table:style-name="ce1">
            <text:p>3636</text:p>
          </table:table-cell>
          <table:table-cell office:value-type="string" table:style-name="ce81">
            <text:p><text:s/>330,405.19</text:p>
          </table:table-cell>
          <table:table-cell office:value-type="float" office:value="23.48" table:style-name="ce82">
            <text:p>23,4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38" table:style-name="ce1">
            <text:p>17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0205" table:style-name="ce1">
            <text:p>210205</text:p>
          </table:table-cell>
          <table:table-cell office:value-type="date" office:date-value="2020-09-10T00:00:00" table:style-name="ce88">
            <text:p>10/09/2020</text:p>
          </table:table-cell>
          <table:table-cell office:value-type="string" table:style-name="ce1">
            <text:p>CL 2002-022-901</text:p>
          </table:table-cell>
          <table:table-cell table:number-columns-repeated="16373"/>
        </table:table-row>
        <table:table-row table:style-name="ro7">
          <table:table-cell office:value-type="float" office:value="3637" table:style-name="ce1">
            <text:p>3637</text:p>
          </table:table-cell>
          <table:table-cell office:value-type="string" table:style-name="ce81">
            <text:p><text:s/>327,105.19</text:p>
          </table:table-cell>
          <table:table-cell office:value-type="float" office:value="0" table:style-name="ce82">
            <text:p>-<text:s/></text:p>
          </table:table-cell>
          <table:table-cell office:value-type="float" office:value="3300" table:style-name="ce82">
            <text:p>3.300,00<text:s/></text:p>
          </table:table-cell>
          <table:table-cell table:style-name="ce1"/>
          <table:table-cell office:value-type="float" office:value="1738" table:style-name="ce1">
            <text:p>17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0705" table:style-name="ce1">
            <text:p>210705</text:p>
          </table:table-cell>
          <table:table-cell office:value-type="date" office:date-value="2020-09-10T00:00:00" table:style-name="ce88">
            <text:p>10/09/2020</text:p>
          </table:table-cell>
          <table:table-cell office:value-type="string" table:style-name="ce1">
            <text:p>D1 1925-0</text:p>
          </table:table-cell>
          <table:table-cell table:number-columns-repeated="16373"/>
        </table:table-row>
        <table:table-row table:style-name="ro7">
          <table:table-cell office:value-type="float" office:value="3638" table:style-name="ce1">
            <text:p>3638</text:p>
          </table:table-cell>
          <table:table-cell office:value-type="string" table:style-name="ce81">
            <text:p><text:s/>328,065.19</text:p>
          </table:table-cell>
          <table:table-cell office:value-type="float" office:value="960" table:style-name="ce82">
            <text:p>960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46" table:style-name="ce1">
            <text:p>174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2905" table:style-name="ce1">
            <text:p>212905</text:p>
          </table:table-cell>
          <table:table-cell office:value-type="date" office:date-value="2020-09-17T00:00:00" table:style-name="ce88">
            <text:p>17/09/2020</text:p>
          </table:table-cell>
          <table:table-cell office:value-type="string" table:style-name="ce1">
            <text:p>CL 125-001-101</text:p>
          </table:table-cell>
          <table:table-cell table:number-columns-repeated="16373"/>
        </table:table-row>
        <table:table-row table:style-name="ro7">
          <table:table-cell office:value-type="float" office:value="3639" table:style-name="ce1">
            <text:p>3639</text:p>
          </table:table-cell>
          <table:table-cell office:value-type="string" table:style-name="ce81">
            <text:p><text:s/>328,696.31</text:p>
          </table:table-cell>
          <table:table-cell office:value-type="float" office:value="631.12" table:style-name="ce82">
            <text:p>631,12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46" table:style-name="ce1">
            <text:p>174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3405" table:style-name="ce1">
            <text:p>213405</text:p>
          </table:table-cell>
          <table:table-cell office:value-type="date" office:date-value="2020-09-17T00:00:00" table:style-name="ce88">
            <text:p>17/09/2020</text:p>
          </table:table-cell>
          <table:table-cell office:value-type="string" table:style-name="ce1">
            <text:p>CL 770-021-001</text:p>
          </table:table-cell>
          <table:table-cell table:number-columns-repeated="16373"/>
        </table:table-row>
        <table:table-row table:style-name="ro7">
          <table:table-cell office:value-type="float" office:value="3640" table:style-name="ce1">
            <text:p>3640</text:p>
          </table:table-cell>
          <table:table-cell office:value-type="string" table:style-name="ce81">
            <text:p><text:s/>328,711.45</text:p>
          </table:table-cell>
          <table:table-cell office:value-type="float" office:value="15.14" table:style-name="ce82">
            <text:p>15,14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46" table:style-name="ce1">
            <text:p>174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2105" table:style-name="ce1">
            <text:p>212105</text:p>
          </table:table-cell>
          <table:table-cell office:value-type="date" office:date-value="2020-09-17T00:00:00" table:style-name="ce88">
            <text:p>17/09/2020</text:p>
          </table:table-cell>
          <table:table-cell office:value-type="string" table:style-name="ce1">
            <text:p>CL 62741-001-100</text:p>
          </table:table-cell>
          <table:table-cell table:number-columns-repeated="16373"/>
        </table:table-row>
        <table:table-row table:style-name="ro7">
          <table:table-cell office:value-type="float" office:value="3641" table:style-name="ce1">
            <text:p>3641</text:p>
          </table:table-cell>
          <table:table-cell office:value-type="string" table:style-name="ce81">
            <text:p><text:s/>329,671.46</text:p>
          </table:table-cell>
          <table:table-cell office:value-type="float" office:value="960.01" table:style-name="ce82">
            <text:p>960,01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46" table:style-name="ce1">
            <text:p>174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3205" table:style-name="ce1">
            <text:p>213205</text:p>
          </table:table-cell>
          <table:table-cell office:value-type="date" office:date-value="2020-09-17T00:00:00" table:style-name="ce88">
            <text:p>17/09/2020</text:p>
          </table:table-cell>
          <table:table-cell office:value-type="string" table:style-name="ce1">
            <text:p>CL 8984-001-002</text:p>
          </table:table-cell>
          <table:table-cell table:number-columns-repeated="16373"/>
        </table:table-row>
        <table:table-row table:style-name="ro7">
          <table:table-cell office:value-type="float" office:value="3642" table:style-name="ce1">
            <text:p>3642</text:p>
          </table:table-cell>
          <table:table-cell office:value-type="string" table:style-name="ce81">
            <text:p><text:s/>329,679.07</text:p>
          </table:table-cell>
          <table:table-cell office:value-type="float" office:value="7.61" table:style-name="ce82">
            <text:p>7,61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46" table:style-name="ce1">
            <text:p>174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2005" table:style-name="ce1">
            <text:p>212005</text:p>
          </table:table-cell>
          <table:table-cell office:value-type="date" office:date-value="2020-09-17T00:00:00" table:style-name="ce88">
            <text:p>17/09/2020</text:p>
          </table:table-cell>
          <table:table-cell office:value-type="string" table:style-name="ce1">
            <text:p>CL 62739-001-100</text:p>
          </table:table-cell>
          <table:table-cell table:number-columns-repeated="16373"/>
        </table:table-row>
        <table:table-row table:style-name="ro7">
          <table:table-cell office:value-type="float" office:value="3643" table:style-name="ce1">
            <text:p>3643</text:p>
          </table:table-cell>
          <table:table-cell office:value-type="string" table:style-name="ce81">
            <text:p><text:s/>329,708.97</text:p>
          </table:table-cell>
          <table:table-cell office:value-type="float" office:value="29.9" table:style-name="ce82">
            <text:p>29,9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46" table:style-name="ce1">
            <text:p>174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3305" table:style-name="ce1">
            <text:p>213305</text:p>
          </table:table-cell>
          <table:table-cell office:value-type="date" office:date-value="2020-09-17T00:00:00" table:style-name="ce88">
            <text:p>17/09/2020</text:p>
          </table:table-cell>
          <table:table-cell office:value-type="string" table:style-name="ce1">
            <text:p>CL 32119-003-006</text:p>
          </table:table-cell>
          <table:table-cell table:number-columns-repeated="16373"/>
        </table:table-row>
        <table:table-row table:style-name="ro7">
          <table:table-cell office:value-type="float" office:value="3644" table:style-name="ce1">
            <text:p>3644</text:p>
          </table:table-cell>
          <table:table-cell office:value-type="string" table:style-name="ce81">
            <text:p><text:s/>327,808.97</text:p>
          </table:table-cell>
          <table:table-cell office:value-type="float" office:value="0" table:style-name="ce82">
            <text:p>-<text:s/></text:p>
          </table:table-cell>
          <table:table-cell office:value-type="float" office:value="1900" table:style-name="ce82">
            <text:p>1.900,00<text:s/></text:p>
          </table:table-cell>
          <table:table-cell table:style-name="ce1"/>
          <table:table-cell office:value-type="float" office:value="1746" table:style-name="ce1">
            <text:p>174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1905" table:style-name="ce1">
            <text:p>211905</text:p>
          </table:table-cell>
          <table:table-cell office:value-type="date" office:date-value="2020-09-17T00:00:00" table:style-name="ce88">
            <text:p>17/09/2020</text:p>
          </table:table-cell>
          <table:table-cell office:value-type="string" table:style-name="ce1">
            <text:p>D1 1928-0</text:p>
          </table:table-cell>
          <table:table-cell table:number-columns-repeated="16373"/>
        </table:table-row>
        <table:table-row table:style-name="ro7">
          <table:table-cell office:value-type="float" office:value="3645" table:style-name="ce1">
            <text:p>3645</text:p>
          </table:table-cell>
          <table:table-cell office:value-type="string" table:style-name="ce81">
            <text:p><text:s/>327,968.97</text:p>
          </table:table-cell>
          <table:table-cell office:value-type="float" office:value="160" table:style-name="ce82">
            <text:p>160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46" table:style-name="ce1">
            <text:p>174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3105" table:style-name="ce1">
            <text:p>213105</text:p>
          </table:table-cell>
          <table:table-cell office:value-type="date" office:date-value="2020-09-17T00:00:00" table:style-name="ce88">
            <text:p>17/09/2020</text:p>
          </table:table-cell>
          <table:table-cell office:value-type="string" table:style-name="ce1">
            <text:p>CL 123-001-101</text:p>
          </table:table-cell>
          <table:table-cell table:number-columns-repeated="16373"/>
        </table:table-row>
        <table:table-row table:style-name="ro7">
          <table:table-cell office:value-type="float" office:value="3646" table:style-name="ce1">
            <text:p>3646</text:p>
          </table:table-cell>
          <table:table-cell office:value-type="string" table:style-name="ce81">
            <text:p><text:s/>328,052.37</text:p>
          </table:table-cell>
          <table:table-cell office:value-type="float" office:value="83.4" table:style-name="ce82">
            <text:p>83,4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46" table:style-name="ce1">
            <text:p>174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2305" table:style-name="ce1">
            <text:p>212305</text:p>
          </table:table-cell>
          <table:table-cell office:value-type="date" office:date-value="2020-09-17T00:00:00" table:style-name="ce88">
            <text:p>17/09/2020</text:p>
          </table:table-cell>
          <table:table-cell office:value-type="string" table:style-name="ce1">
            <text:p>CL 48945-002-002</text:p>
          </table:table-cell>
          <table:table-cell table:number-columns-repeated="16373"/>
        </table:table-row>
        <table:table-row table:style-name="ro7">
          <table:table-cell office:value-type="float" office:value="3647" table:style-name="ce1">
            <text:p>3647</text:p>
          </table:table-cell>
          <table:table-cell office:value-type="string" table:style-name="ce81">
            <text:p><text:s/>328,211.53</text:p>
          </table:table-cell>
          <table:table-cell office:value-type="float" office:value="159.16" table:style-name="ce82">
            <text:p>159,16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46" table:style-name="ce1">
            <text:p>174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2205" table:style-name="ce1">
            <text:p>212205</text:p>
          </table:table-cell>
          <table:table-cell office:value-type="date" office:date-value="2020-09-17T00:00:00" table:style-name="ce88">
            <text:p>17/09/2020</text:p>
          </table:table-cell>
          <table:table-cell office:value-type="string" table:style-name="ce1">
            <text:p>CL 19435-018-501</text:p>
          </table:table-cell>
          <table:table-cell table:number-columns-repeated="16373"/>
        </table:table-row>
        <table:table-row table:style-name="ro7">
          <table:table-cell office:value-type="float" office:value="3648" table:style-name="ce1">
            <text:p>3648</text:p>
          </table:table-cell>
          <table:table-cell office:value-type="string" table:style-name="ce81">
            <text:p><text:s/>330,009.13</text:p>
          </table:table-cell>
          <table:table-cell office:value-type="float" office:value="1797.6" table:style-name="ce82">
            <text:p>1.797,6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46" table:style-name="ce1">
            <text:p>174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3005" table:style-name="ce1">
            <text:p>213005</text:p>
          </table:table-cell>
          <table:table-cell office:value-type="date" office:date-value="2020-09-17T00:00:00" table:style-name="ce88">
            <text:p>17/09/2020</text:p>
          </table:table-cell>
          <table:table-cell office:value-type="string" table:style-name="ce1">
            <text:p>CL 701-021-001</text:p>
          </table:table-cell>
          <table:table-cell table:number-columns-repeated="16373"/>
        </table:table-row>
        <table:table-row table:style-name="ro7">
          <table:table-cell office:value-type="float" office:value="3649" table:style-name="ce1">
            <text:p>3649</text:p>
          </table:table-cell>
          <table:table-cell office:value-type="string" table:style-name="ce81">
            <text:p><text:s/>330,091.81</text:p>
          </table:table-cell>
          <table:table-cell office:value-type="float" office:value="82.68" table:style-name="ce82">
            <text:p>82,6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43" table:style-name="ce1">
            <text:p>174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4105" table:style-name="ce1">
            <text:p>214105</text:p>
          </table:table-cell>
          <table:table-cell office:value-type="date" office:date-value="2020-09-26T00:00:00" table:style-name="ce88">
            <text:p>26/09/2020</text:p>
          </table:table-cell>
          <table:table-cell office:value-type="string" table:style-name="ce1">
            <text:p>CL 2062-022-901</text:p>
          </table:table-cell>
          <table:table-cell table:number-columns-repeated="16373"/>
        </table:table-row>
        <table:table-row table:style-name="ro7">
          <table:table-cell office:value-type="float" office:value="3650" table:style-name="ce1">
            <text:p>3650</text:p>
          </table:table-cell>
          <table:table-cell office:value-type="string" table:style-name="ce81">
            <text:p><text:s/>330,299.99</text:p>
          </table:table-cell>
          <table:table-cell office:value-type="float" office:value="208.18" table:style-name="ce82">
            <text:p>208,1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43" table:style-name="ce1">
            <text:p>174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4005" table:style-name="ce1">
            <text:p>214005</text:p>
          </table:table-cell>
          <table:table-cell office:value-type="date" office:date-value="2020-09-26T00:00:00" table:style-name="ce88">
            <text:p>26/09/2020</text:p>
          </table:table-cell>
          <table:table-cell office:value-type="string" table:style-name="ce1">
            <text:p>CL 421012-001-011</text:p>
          </table:table-cell>
          <table:table-cell table:number-columns-repeated="16373"/>
        </table:table-row>
        <table:table-row table:style-name="ro7">
          <table:table-cell office:value-type="float" office:value="3651" table:style-name="ce1">
            <text:p>3651</text:p>
          </table:table-cell>
          <table:table-cell office:value-type="string" table:style-name="ce81">
            <text:p><text:s/>337,083.30</text:p>
          </table:table-cell>
          <table:table-cell office:value-type="float" office:value="6783.31" table:style-name="ce82">
            <text:p>6.783,31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43" table:style-name="ce1">
            <text:p>174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3905" table:style-name="ce1">
            <text:p>213905</text:p>
          </table:table-cell>
          <table:table-cell office:value-type="date" office:date-value="2020-09-26T00:00:00" table:style-name="ce88">
            <text:p>26/09/2020</text:p>
          </table:table-cell>
          <table:table-cell office:value-type="string" table:style-name="ce1">
            <text:p>CL 421019-001-011</text:p>
          </table:table-cell>
          <table:table-cell table:number-columns-repeated="16373"/>
        </table:table-row>
        <table:table-row table:style-name="ro7">
          <table:table-cell office:value-type="float" office:value="3652" table:style-name="ce1">
            <text:p>3652</text:p>
          </table:table-cell>
          <table:table-cell office:value-type="string" table:style-name="ce81">
            <text:p><text:s/>340,535.62</text:p>
          </table:table-cell>
          <table:table-cell office:value-type="float" office:value="3452.32" table:style-name="ce82">
            <text:p>3.452,32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43" table:style-name="ce1">
            <text:p>174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3605" table:style-name="ce1">
            <text:p>213605</text:p>
          </table:table-cell>
          <table:table-cell office:value-type="date" office:date-value="2020-09-26T00:00:00" table:style-name="ce88">
            <text:p>26/09/2020</text:p>
          </table:table-cell>
          <table:table-cell office:value-type="string" table:style-name="ce1">
            <text:p>CL 421011-001-011</text:p>
          </table:table-cell>
          <table:table-cell table:number-columns-repeated="16373"/>
        </table:table-row>
        <table:table-row table:style-name="ro7">
          <table:table-cell office:value-type="float" office:value="3653" table:style-name="ce1">
            <text:p>3653</text:p>
          </table:table-cell>
          <table:table-cell office:value-type="string" table:style-name="ce81">
            <text:p><text:s/>342,613.36</text:p>
          </table:table-cell>
          <table:table-cell office:value-type="float" office:value="2077.7399999999998" table:style-name="ce82">
            <text:p>2.077,74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43" table:style-name="ce1">
            <text:p>174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3805" table:style-name="ce1">
            <text:p>213805</text:p>
          </table:table-cell>
          <table:table-cell office:value-type="date" office:date-value="2020-09-26T00:00:00" table:style-name="ce88">
            <text:p>26/09/2020</text:p>
          </table:table-cell>
          <table:table-cell office:value-type="string" table:style-name="ce1">
            <text:p>CL 421018-001-011</text:p>
          </table:table-cell>
          <table:table-cell table:number-columns-repeated="16373"/>
        </table:table-row>
        <table:table-row table:style-name="ro7">
          <table:table-cell office:value-type="float" office:value="3654" table:style-name="ce1">
            <text:p>3654</text:p>
          </table:table-cell>
          <table:table-cell office:value-type="string" table:style-name="ce81">
            <text:p><text:s/>343,965.76</text:p>
          </table:table-cell>
          <table:table-cell office:value-type="float" office:value="1352.4" table:style-name="ce82">
            <text:p>1.352,4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1" table:style-name="ce1">
            <text:p>17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4905" table:style-name="ce1">
            <text:p>214905</text:p>
          </table:table-cell>
          <table:table-cell office:value-type="date" office:date-value="2020-10-02T00:00:00" table:style-name="ce88">
            <text:p>02/10/2020</text:p>
          </table:table-cell>
          <table:table-cell office:value-type="string" table:style-name="ce1">
            <text:p>CL 982-021-001</text:p>
          </table:table-cell>
          <table:table-cell table:number-columns-repeated="16373"/>
        </table:table-row>
        <table:table-row table:style-name="ro7">
          <table:table-cell office:value-type="float" office:value="3655" table:style-name="ce1">
            <text:p>3655</text:p>
          </table:table-cell>
          <table:table-cell office:value-type="string" table:style-name="ce81">
            <text:p><text:s/>345,585.74</text:p>
          </table:table-cell>
          <table:table-cell office:value-type="float" office:value="1619.98" table:style-name="ce82">
            <text:p>1.619,9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1" table:style-name="ce1">
            <text:p>17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4805" table:style-name="ce1">
            <text:p>214805</text:p>
          </table:table-cell>
          <table:table-cell office:value-type="date" office:date-value="2020-10-02T00:00:00" table:style-name="ce88">
            <text:p>02/10/2020</text:p>
          </table:table-cell>
          <table:table-cell office:value-type="string" table:style-name="ce1">
            <text:p>CL 32491-003-006</text:p>
          </table:table-cell>
          <table:table-cell table:number-columns-repeated="16373"/>
        </table:table-row>
        <table:table-row table:style-name="ro7">
          <table:table-cell office:value-type="float" office:value="3656" table:style-name="ce1">
            <text:p>3656</text:p>
          </table:table-cell>
          <table:table-cell office:value-type="string" table:style-name="ce81">
            <text:p><text:s/>346,124.45</text:p>
          </table:table-cell>
          <table:table-cell office:value-type="float" office:value="538.71" table:style-name="ce82">
            <text:p>538,71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1" table:style-name="ce1">
            <text:p>17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4705" table:style-name="ce1">
            <text:p>214705</text:p>
          </table:table-cell>
          <table:table-cell office:value-type="date" office:date-value="2020-10-02T00:00:00" table:style-name="ce88">
            <text:p>02/10/2020</text:p>
          </table:table-cell>
          <table:table-cell office:value-type="string" table:style-name="ce1">
            <text:p>CL 32449-003-006</text:p>
          </table:table-cell>
          <table:table-cell table:number-columns-repeated="16373"/>
        </table:table-row>
        <table:table-row table:style-name="ro7">
          <table:table-cell office:value-type="float" office:value="3657" table:style-name="ce1">
            <text:p>3657</text:p>
          </table:table-cell>
          <table:table-cell office:value-type="string" table:style-name="ce81">
            <text:p><text:s/>347,250.67</text:p>
          </table:table-cell>
          <table:table-cell office:value-type="float" office:value="1126.22" table:style-name="ce82">
            <text:p>1.126,22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1" table:style-name="ce1">
            <text:p>17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5205" table:style-name="ce1">
            <text:p>215205</text:p>
          </table:table-cell>
          <table:table-cell office:value-type="date" office:date-value="2020-10-02T00:00:00" table:style-name="ce88">
            <text:p>02/10/2020</text:p>
          </table:table-cell>
          <table:table-cell office:value-type="string" table:style-name="ce1">
            <text:p>CL 32554-003-006</text:p>
          </table:table-cell>
          <table:table-cell table:number-columns-repeated="16373"/>
        </table:table-row>
        <table:table-row table:style-name="ro7">
          <table:table-cell office:value-type="float" office:value="3658" table:style-name="ce1">
            <text:p>3658</text:p>
          </table:table-cell>
          <table:table-cell office:value-type="string" table:style-name="ce81">
            <text:p><text:s/>348,149.47</text:p>
          </table:table-cell>
          <table:table-cell office:value-type="float" office:value="898.8" table:style-name="ce82">
            <text:p>898,8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1" table:style-name="ce1">
            <text:p>17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5005" table:style-name="ce1">
            <text:p>215005</text:p>
          </table:table-cell>
          <table:table-cell office:value-type="date" office:date-value="2020-10-02T00:00:00" table:style-name="ce88">
            <text:p>02/10/2020</text:p>
          </table:table-cell>
          <table:table-cell office:value-type="string" table:style-name="ce1">
            <text:p>CL 981-021-001</text:p>
          </table:table-cell>
          <table:table-cell table:number-columns-repeated="16373"/>
        </table:table-row>
        <table:table-row table:style-name="ro7">
          <table:table-cell office:value-type="float" office:value="3659" table:style-name="ce1">
            <text:p>3659</text:p>
          </table:table-cell>
          <table:table-cell office:value-type="string" table:style-name="ce81">
            <text:p><text:s/>348,360.24</text:p>
          </table:table-cell>
          <table:table-cell office:value-type="float" office:value="210.77" table:style-name="ce82">
            <text:p>210,77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1" table:style-name="ce1">
            <text:p>17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4605" table:style-name="ce1">
            <text:p>214605</text:p>
          </table:table-cell>
          <table:table-cell office:value-type="date" office:date-value="2020-10-02T00:00:00" table:style-name="ce88">
            <text:p>02/10/2020</text:p>
          </table:table-cell>
          <table:table-cell office:value-type="string" table:style-name="ce1">
            <text:p>CL 60708-001-102</text:p>
          </table:table-cell>
          <table:table-cell table:number-columns-repeated="16373"/>
        </table:table-row>
        <table:table-row table:style-name="ro7">
          <table:table-cell office:value-type="float" office:value="3660" table:style-name="ce1">
            <text:p>3660</text:p>
          </table:table-cell>
          <table:table-cell office:value-type="string" table:style-name="ce81">
            <text:p><text:s/>348,377.74</text:p>
          </table:table-cell>
          <table:table-cell office:value-type="float" office:value="17.5" table:style-name="ce82">
            <text:p>17,5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1" table:style-name="ce1">
            <text:p>17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4405" table:style-name="ce1">
            <text:p>214405</text:p>
          </table:table-cell>
          <table:table-cell office:value-type="date" office:date-value="2020-10-02T00:00:00" table:style-name="ce88">
            <text:p>02/10/2020</text:p>
          </table:table-cell>
          <table:table-cell office:value-type="string" table:style-name="ce1">
            <text:p>CL 1002-001-001</text:p>
          </table:table-cell>
          <table:table-cell table:number-columns-repeated="16373"/>
        </table:table-row>
        <table:table-row table:style-name="ro7">
          <table:table-cell office:value-type="float" office:value="3661" table:style-name="ce1">
            <text:p>3661</text:p>
          </table:table-cell>
          <table:table-cell office:value-type="string" table:style-name="ce81">
            <text:p><text:s/>349,639.98</text:p>
          </table:table-cell>
          <table:table-cell office:value-type="float" office:value="1262.24" table:style-name="ce82">
            <text:p>1.262,24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1" table:style-name="ce1">
            <text:p>17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5105" table:style-name="ce1">
            <text:p>215105</text:p>
          </table:table-cell>
          <table:table-cell office:value-type="date" office:date-value="2020-10-02T00:00:00" table:style-name="ce88">
            <text:p>02/10/2020</text:p>
          </table:table-cell>
          <table:table-cell office:value-type="string" table:style-name="ce1">
            <text:p>CL 980-021-001</text:p>
          </table:table-cell>
          <table:table-cell table:number-columns-repeated="16373"/>
        </table:table-row>
        <table:table-row table:style-name="ro7">
          <table:table-cell office:value-type="float" office:value="3662" table:style-name="ce1">
            <text:p>3662</text:p>
          </table:table-cell>
          <table:table-cell office:value-type="string" table:style-name="ce81">
            <text:p><text:s/>351,079.98</text:p>
          </table:table-cell>
          <table:table-cell office:value-type="float" office:value="1440" table:style-name="ce82">
            <text:p>1.440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1" table:style-name="ce1">
            <text:p>17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4505" table:style-name="ce1">
            <text:p>214505</text:p>
          </table:table-cell>
          <table:table-cell office:value-type="date" office:date-value="2020-10-02T00:00:00" table:style-name="ce88">
            <text:p>02/10/2020</text:p>
          </table:table-cell>
          <table:table-cell office:value-type="string" table:style-name="ce1">
            <text:p>CL 141-001-101</text:p>
          </table:table-cell>
          <table:table-cell table:number-columns-repeated="16373"/>
        </table:table-row>
        <table:table-row table:style-name="ro7">
          <table:table-cell office:value-type="float" office:value="3663" table:style-name="ce1">
            <text:p>3663</text:p>
          </table:table-cell>
          <table:table-cell office:value-type="string" table:style-name="ce81">
            <text:p><text:s/>351,165.17</text:p>
          </table:table-cell>
          <table:table-cell office:value-type="float" office:value="85.19" table:style-name="ce82">
            <text:p>85,19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1" table:style-name="ce1">
            <text:p>17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4305" table:style-name="ce1">
            <text:p>214305</text:p>
          </table:table-cell>
          <table:table-cell office:value-type="date" office:date-value="2020-10-02T00:00:00" table:style-name="ce88">
            <text:p>02/10/2020</text:p>
          </table:table-cell>
          <table:table-cell office:value-type="string" table:style-name="ce1">
            <text:p>CL 2062-022-901</text:p>
          </table:table-cell>
          <table:table-cell table:number-columns-repeated="16373"/>
        </table:table-row>
        <table:table-row table:style-name="ro7">
          <table:table-cell office:value-type="float" office:value="3664" table:style-name="ce1">
            <text:p>3664</text:p>
          </table:table-cell>
          <table:table-cell office:value-type="string" table:style-name="ce81">
            <text:p><text:s/>350,778.17</text:p>
          </table:table-cell>
          <table:table-cell office:value-type="float" office:value="0" table:style-name="ce82">
            <text:p>-<text:s/></text:p>
          </table:table-cell>
          <table:table-cell office:value-type="float" office:value="387" table:style-name="ce82">
            <text:p>387,00<text:s/></text:p>
          </table:table-cell>
          <table:table-cell table:style-name="ce1"/>
          <table:table-cell office:value-type="float" office:value="1790" table:style-name="ce1">
            <text:p>17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7905" table:style-name="ce1">
            <text:p>217905</text:p>
          </table:table-cell>
          <table:table-cell office:value-type="date" office:date-value="2020-10-07T00:00:00" table:style-name="ce88">
            <text:p>07/10/2020</text:p>
          </table:table-cell>
          <table:table-cell office:value-type="string" table:style-name="ce1">
            <text:p>DH 50-0</text:p>
          </table:table-cell>
          <table:table-cell table:number-columns-repeated="16373"/>
        </table:table-row>
        <table:table-row table:style-name="ro7">
          <table:table-cell office:value-type="float" office:value="3665" table:style-name="ce1">
            <text:p>3665</text:p>
          </table:table-cell>
          <table:table-cell office:value-type="string" table:style-name="ce81">
            <text:p><text:s/>349,390.57</text:p>
          </table:table-cell>
          <table:table-cell office:value-type="float" office:value="0" table:style-name="ce82">
            <text:p>-<text:s/></text:p>
          </table:table-cell>
          <table:table-cell office:value-type="float" office:value="1387.6" table:style-name="ce82">
            <text:p>1.387,60<text:s/></text:p>
          </table:table-cell>
          <table:table-cell table:style-name="ce1"/>
          <table:table-cell office:value-type="float" office:value="1790" table:style-name="ce1">
            <text:p>17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7505" table:style-name="ce1">
            <text:p>217505</text:p>
          </table:table-cell>
          <table:table-cell office:value-type="date" office:date-value="2020-10-07T00:00:00" table:style-name="ce88">
            <text:p>07/10/2020</text:p>
          </table:table-cell>
          <table:table-cell office:value-type="string" table:style-name="ce1">
            <text:p>DH 42-0</text:p>
          </table:table-cell>
          <table:table-cell table:number-columns-repeated="16373"/>
        </table:table-row>
        <table:table-row table:style-name="ro7">
          <table:table-cell office:value-type="float" office:value="3666" table:style-name="ce1">
            <text:p>3666</text:p>
          </table:table-cell>
          <table:table-cell office:value-type="string" table:style-name="ce81">
            <text:p><text:s/>349,372.61</text:p>
          </table:table-cell>
          <table:table-cell office:value-type="float" office:value="0" table:style-name="ce82">
            <text:p>-<text:s/></text:p>
          </table:table-cell>
          <table:table-cell office:value-type="float" office:value="17.96" table:style-name="ce82">
            <text:p>17,96<text:s/></text:p>
          </table:table-cell>
          <table:table-cell table:style-name="ce1"/>
          <table:table-cell office:value-type="float" office:value="1790" table:style-name="ce1">
            <text:p>17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8005" table:style-name="ce1">
            <text:p>218005</text:p>
          </table:table-cell>
          <table:table-cell office:value-type="date" office:date-value="2020-10-07T00:00:00" table:style-name="ce88">
            <text:p>07/10/2020</text:p>
          </table:table-cell>
          <table:table-cell office:value-type="string" table:style-name="ce1">
            <text:p>DH 52-0</text:p>
          </table:table-cell>
          <table:table-cell table:number-columns-repeated="16373"/>
        </table:table-row>
        <table:table-row table:style-name="ro7">
          <table:table-cell office:value-type="float" office:value="3667" table:style-name="ce1">
            <text:p>3667</text:p>
          </table:table-cell>
          <table:table-cell office:value-type="string" table:style-name="ce81">
            <text:p><text:s/>348,525.61</text:p>
          </table:table-cell>
          <table:table-cell office:value-type="float" office:value="0" table:style-name="ce82">
            <text:p>-<text:s/></text:p>
          </table:table-cell>
          <table:table-cell office:value-type="float" office:value="847" table:style-name="ce82">
            <text:p>847,00<text:s/></text:p>
          </table:table-cell>
          <table:table-cell table:style-name="ce1"/>
          <table:table-cell office:value-type="float" office:value="1790" table:style-name="ce1">
            <text:p>17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6905" table:style-name="ce1">
            <text:p>216905</text:p>
          </table:table-cell>
          <table:table-cell office:value-type="date" office:date-value="2020-10-07T00:00:00" table:style-name="ce88">
            <text:p>07/10/2020</text:p>
          </table:table-cell>
          <table:table-cell office:value-type="string" table:style-name="ce1">
            <text:p>DH 30-0</text:p>
          </table:table-cell>
          <table:table-cell table:number-columns-repeated="16373"/>
        </table:table-row>
        <table:table-row table:style-name="ro7">
          <table:table-cell office:value-type="float" office:value="3668" table:style-name="ce1">
            <text:p>3668</text:p>
          </table:table-cell>
          <table:table-cell office:value-type="string" table:style-name="ce81">
            <text:p><text:s/>346,371.48</text:p>
          </table:table-cell>
          <table:table-cell office:value-type="float" office:value="0" table:style-name="ce82">
            <text:p>-<text:s/></text:p>
          </table:table-cell>
          <table:table-cell office:value-type="float" office:value="2154.13" table:style-name="ce82">
            <text:p>2.154,13<text:s/></text:p>
          </table:table-cell>
          <table:table-cell table:style-name="ce1"/>
          <table:table-cell office:value-type="float" office:value="1790" table:style-name="ce1">
            <text:p>17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7605" table:style-name="ce1">
            <text:p>217605</text:p>
          </table:table-cell>
          <table:table-cell office:value-type="date" office:date-value="2020-10-07T00:00:00" table:style-name="ce88">
            <text:p>07/10/2020</text:p>
          </table:table-cell>
          <table:table-cell office:value-type="string" table:style-name="ce1">
            <text:p>DH 44-0</text:p>
          </table:table-cell>
          <table:table-cell table:number-columns-repeated="16373"/>
        </table:table-row>
        <table:table-row table:style-name="ro7">
          <table:table-cell office:value-type="float" office:value="3669" table:style-name="ce1">
            <text:p>3669</text:p>
          </table:table-cell>
          <table:table-cell office:value-type="string" table:style-name="ce81">
            <text:p><text:s/>344,886.48</text:p>
          </table:table-cell>
          <table:table-cell office:value-type="float" office:value="0" table:style-name="ce82">
            <text:p>-<text:s/></text:p>
          </table:table-cell>
          <table:table-cell office:value-type="float" office:value="1485" table:style-name="ce82">
            <text:p>1.485,00<text:s/></text:p>
          </table:table-cell>
          <table:table-cell table:style-name="ce1"/>
          <table:table-cell office:value-type="float" office:value="1790" table:style-name="ce1">
            <text:p>17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6705" table:style-name="ce1">
            <text:p>216705</text:p>
          </table:table-cell>
          <table:table-cell office:value-type="date" office:date-value="2020-10-07T00:00:00" table:style-name="ce88">
            <text:p>07/10/2020</text:p>
          </table:table-cell>
          <table:table-cell office:value-type="string" table:style-name="ce1">
            <text:p>DG 6-0</text:p>
          </table:table-cell>
          <table:table-cell table:number-columns-repeated="16373"/>
        </table:table-row>
        <table:table-row table:style-name="ro7">
          <table:table-cell office:value-type="float" office:value="3670" table:style-name="ce1">
            <text:p>3670</text:p>
          </table:table-cell>
          <table:table-cell office:value-type="string" table:style-name="ce81">
            <text:p><text:s/>346,734.81</text:p>
          </table:table-cell>
          <table:table-cell office:value-type="float" office:value="1848.33" table:style-name="ce82">
            <text:p>1.848,33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90" table:style-name="ce1">
            <text:p>17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5805" table:style-name="ce1">
            <text:p>215805</text:p>
          </table:table-cell>
          <table:table-cell office:value-type="date" office:date-value="2020-10-07T00:00:00" table:style-name="ce88">
            <text:p>07/10/2020</text:p>
          </table:table-cell>
          <table:table-cell office:value-type="string" table:style-name="ce1">
            <text:p>CL 421014-001-011</text:p>
          </table:table-cell>
          <table:table-cell table:number-columns-repeated="16373"/>
        </table:table-row>
        <table:table-row table:style-name="ro7">
          <table:table-cell office:value-type="float" office:value="3671" table:style-name="ce1">
            <text:p>3671</text:p>
          </table:table-cell>
          <table:table-cell office:value-type="string" table:style-name="ce81">
            <text:p><text:s/>346,894.81</text:p>
          </table:table-cell>
          <table:table-cell office:value-type="float" office:value="160" table:style-name="ce82">
            <text:p>160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90" table:style-name="ce1">
            <text:p>17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6105" table:style-name="ce1">
            <text:p>216105</text:p>
          </table:table-cell>
          <table:table-cell office:value-type="date" office:date-value="2020-10-07T00:00:00" table:style-name="ce88">
            <text:p>07/10/2020</text:p>
          </table:table-cell>
          <table:table-cell office:value-type="string" table:style-name="ce1">
            <text:p>CL 144-001-101</text:p>
          </table:table-cell>
          <table:table-cell table:number-columns-repeated="16373"/>
        </table:table-row>
        <table:table-row table:style-name="ro7">
          <table:table-cell office:value-type="float" office:value="3672" table:style-name="ce1">
            <text:p>3672</text:p>
          </table:table-cell>
          <table:table-cell office:value-type="string" table:style-name="ce81">
            <text:p><text:s/>347,294.81</text:p>
          </table:table-cell>
          <table:table-cell office:value-type="float" office:value="400" table:style-name="ce82">
            <text:p>400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90" table:style-name="ce1">
            <text:p>17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6405" table:style-name="ce1">
            <text:p>216405</text:p>
          </table:table-cell>
          <table:table-cell office:value-type="date" office:date-value="2020-10-07T00:00:00" table:style-name="ce88">
            <text:p>07/10/2020</text:p>
          </table:table-cell>
          <table:table-cell office:value-type="string" table:style-name="ce1">
            <text:p>CL 145-001-101</text:p>
          </table:table-cell>
          <table:table-cell table:number-columns-repeated="16373"/>
        </table:table-row>
        <table:table-row table:style-name="ro7">
          <table:table-cell office:value-type="float" office:value="3673" table:style-name="ce1">
            <text:p>3673</text:p>
          </table:table-cell>
          <table:table-cell office:value-type="string" table:style-name="ce81">
            <text:p><text:s/>347,311.61</text:p>
          </table:table-cell>
          <table:table-cell office:value-type="float" office:value="16.8" table:style-name="ce82">
            <text:p>16,8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90" table:style-name="ce1">
            <text:p>17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6205" table:style-name="ce1">
            <text:p>216205</text:p>
          </table:table-cell>
          <table:table-cell office:value-type="date" office:date-value="2020-10-07T00:00:00" table:style-name="ce88">
            <text:p>07/10/2020</text:p>
          </table:table-cell>
          <table:table-cell office:value-type="string" table:style-name="ce1">
            <text:p>CL 49328-002-001</text:p>
          </table:table-cell>
          <table:table-cell table:number-columns-repeated="16373"/>
        </table:table-row>
        <table:table-row table:style-name="ro7">
          <table:table-cell office:value-type="float" office:value="3674" table:style-name="ce1">
            <text:p>3674</text:p>
          </table:table-cell>
          <table:table-cell office:value-type="string" table:style-name="ce81">
            <text:p><text:s/>340,378.82</text:p>
          </table:table-cell>
          <table:table-cell office:value-type="float" office:value="0" table:style-name="ce82">
            <text:p>-<text:s/></text:p>
          </table:table-cell>
          <table:table-cell office:value-type="float" office:value="6932.79" table:style-name="ce82">
            <text:p>6.932,79<text:s/></text:p>
          </table:table-cell>
          <table:table-cell table:style-name="ce1"/>
          <table:table-cell office:value-type="float" office:value="1790" table:style-name="ce1">
            <text:p>17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7205" table:style-name="ce1">
            <text:p>217205</text:p>
          </table:table-cell>
          <table:table-cell office:value-type="date" office:date-value="2020-10-07T00:00:00" table:style-name="ce88">
            <text:p>07/10/2020</text:p>
          </table:table-cell>
          <table:table-cell office:value-type="string" table:style-name="ce1">
            <text:p>DH 36-0</text:p>
          </table:table-cell>
          <table:table-cell table:number-columns-repeated="16373"/>
        </table:table-row>
        <table:table-row table:style-name="ro7">
          <table:table-cell office:value-type="float" office:value="3675" table:style-name="ce1">
            <text:p>3675</text:p>
          </table:table-cell>
          <table:table-cell office:value-type="string" table:style-name="ce81">
            <text:p><text:s/>340,218.82</text:p>
          </table:table-cell>
          <table:table-cell office:value-type="float" office:value="0" table:style-name="ce82">
            <text:p>-<text:s/></text:p>
          </table:table-cell>
          <table:table-cell office:value-type="float" office:value="160" table:style-name="ce82">
            <text:p>160,00<text:s/></text:p>
          </table:table-cell>
          <table:table-cell table:style-name="ce1"/>
          <table:table-cell office:value-type="float" office:value="1790" table:style-name="ce1">
            <text:p>17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7805" table:style-name="ce1">
            <text:p>217805</text:p>
          </table:table-cell>
          <table:table-cell office:value-type="date" office:date-value="2020-10-07T00:00:00" table:style-name="ce88">
            <text:p>07/10/2020</text:p>
          </table:table-cell>
          <table:table-cell office:value-type="string" table:style-name="ce1">
            <text:p>DH 48-0</text:p>
          </table:table-cell>
          <table:table-cell table:number-columns-repeated="16373"/>
        </table:table-row>
        <table:table-row table:style-name="ro7">
          <table:table-cell office:value-type="float" office:value="3676" table:style-name="ce1">
            <text:p>3676</text:p>
          </table:table-cell>
          <table:table-cell office:value-type="string" table:style-name="ce81">
            <text:p><text:s/>340,042.49</text:p>
          </table:table-cell>
          <table:table-cell office:value-type="float" office:value="0" table:style-name="ce82">
            <text:p>-<text:s/></text:p>
          </table:table-cell>
          <table:table-cell office:value-type="float" office:value="176.33" table:style-name="ce82">
            <text:p>176,33<text:s/></text:p>
          </table:table-cell>
          <table:table-cell table:style-name="ce1"/>
          <table:table-cell office:value-type="float" office:value="1790" table:style-name="ce1">
            <text:p>17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7005" table:style-name="ce1">
            <text:p>217005</text:p>
          </table:table-cell>
          <table:table-cell office:value-type="date" office:date-value="2020-10-07T00:00:00" table:style-name="ce88">
            <text:p>07/10/2020</text:p>
          </table:table-cell>
          <table:table-cell office:value-type="string" table:style-name="ce1">
            <text:p>DH 32-0</text:p>
          </table:table-cell>
          <table:table-cell table:number-columns-repeated="16373"/>
        </table:table-row>
        <table:table-row table:style-name="ro7">
          <table:table-cell office:value-type="float" office:value="3677" table:style-name="ce1">
            <text:p>3677</text:p>
          </table:table-cell>
          <table:table-cell office:value-type="string" table:style-name="ce81">
            <text:p><text:s/>339,947.49</text:p>
          </table:table-cell>
          <table:table-cell office:value-type="float" office:value="0" table:style-name="ce82">
            <text:p>-<text:s/></text:p>
          </table:table-cell>
          <table:table-cell office:value-type="float" office:value="95" table:style-name="ce82">
            <text:p>95,00<text:s/></text:p>
          </table:table-cell>
          <table:table-cell table:style-name="ce1"/>
          <table:table-cell office:value-type="float" office:value="1790" table:style-name="ce1">
            <text:p>17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6605" table:style-name="ce1">
            <text:p>216605</text:p>
          </table:table-cell>
          <table:table-cell office:value-type="date" office:date-value="2020-10-07T00:00:00" table:style-name="ce88">
            <text:p>07/10/2020</text:p>
          </table:table-cell>
          <table:table-cell office:value-type="string" table:style-name="ce1">
            <text:p>D1 1937-0</text:p>
          </table:table-cell>
          <table:table-cell table:number-columns-repeated="16373"/>
        </table:table-row>
        <table:table-row table:style-name="ro7">
          <table:table-cell office:value-type="float" office:value="3678" table:style-name="ce1">
            <text:p>3678</text:p>
          </table:table-cell>
          <table:table-cell office:value-type="string" table:style-name="ce81">
            <text:p><text:s/>339,712.39</text:p>
          </table:table-cell>
          <table:table-cell office:value-type="float" office:value="0" table:style-name="ce82">
            <text:p>-<text:s/></text:p>
          </table:table-cell>
          <table:table-cell office:value-type="float" office:value="235.1" table:style-name="ce82">
            <text:p>235,10<text:s/></text:p>
          </table:table-cell>
          <table:table-cell table:style-name="ce1"/>
          <table:table-cell office:value-type="float" office:value="1790" table:style-name="ce1">
            <text:p>17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6505" table:style-name="ce1">
            <text:p>216505</text:p>
          </table:table-cell>
          <table:table-cell office:value-type="date" office:date-value="2020-10-07T00:00:00" table:style-name="ce88">
            <text:p>07/10/2020</text:p>
          </table:table-cell>
          <table:table-cell office:value-type="string" table:style-name="ce1">
            <text:p>D1 1935-0</text:p>
          </table:table-cell>
          <table:table-cell table:number-columns-repeated="16373"/>
        </table:table-row>
        <table:table-row table:style-name="ro7">
          <table:table-cell office:value-type="float" office:value="3679" table:style-name="ce1">
            <text:p>3679</text:p>
          </table:table-cell>
          <table:table-cell office:value-type="string" table:style-name="ce81">
            <text:p><text:s/>339,012.39</text:p>
          </table:table-cell>
          <table:table-cell office:value-type="float" office:value="0" table:style-name="ce82">
            <text:p>-<text:s/></text:p>
          </table:table-cell>
          <table:table-cell office:value-type="float" office:value="700" table:style-name="ce82">
            <text:p>700,00<text:s/></text:p>
          </table:table-cell>
          <table:table-cell table:style-name="ce1"/>
          <table:table-cell office:value-type="float" office:value="1790" table:style-name="ce1">
            <text:p>17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6805" table:style-name="ce1">
            <text:p>216805</text:p>
          </table:table-cell>
          <table:table-cell office:value-type="date" office:date-value="2020-10-07T00:00:00" table:style-name="ce88">
            <text:p>07/10/2020</text:p>
          </table:table-cell>
          <table:table-cell office:value-type="string" table:style-name="ce1">
            <text:p>DG 8-0</text:p>
          </table:table-cell>
          <table:table-cell table:number-columns-repeated="16373"/>
        </table:table-row>
        <table:table-row table:style-name="ro7">
          <table:table-cell office:value-type="float" office:value="3680" table:style-name="ce1">
            <text:p>3680</text:p>
          </table:table-cell>
          <table:table-cell office:value-type="string" table:style-name="ce81">
            <text:p><text:s/>338,993.42</text:p>
          </table:table-cell>
          <table:table-cell office:value-type="float" office:value="0" table:style-name="ce82">
            <text:p>-<text:s/></text:p>
          </table:table-cell>
          <table:table-cell office:value-type="float" office:value="18.97" table:style-name="ce82">
            <text:p>18,97<text:s/></text:p>
          </table:table-cell>
          <table:table-cell table:style-name="ce1"/>
          <table:table-cell office:value-type="float" office:value="1790" table:style-name="ce1">
            <text:p>17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7705" table:style-name="ce1">
            <text:p>217705</text:p>
          </table:table-cell>
          <table:table-cell office:value-type="date" office:date-value="2020-10-07T00:00:00" table:style-name="ce88">
            <text:p>07/10/2020</text:p>
          </table:table-cell>
          <table:table-cell office:value-type="string" table:style-name="ce1">
            <text:p>DH 46-0</text:p>
          </table:table-cell>
          <table:table-cell table:number-columns-repeated="16373"/>
        </table:table-row>
        <table:table-row table:style-name="ro7">
          <table:table-cell office:value-type="float" office:value="3681" table:style-name="ce1">
            <text:p>3681</text:p>
          </table:table-cell>
          <table:table-cell office:value-type="string" table:style-name="ce81">
            <text:p><text:s/>338,619.12</text:p>
          </table:table-cell>
          <table:table-cell office:value-type="float" office:value="0" table:style-name="ce82">
            <text:p>-<text:s/></text:p>
          </table:table-cell>
          <table:table-cell office:value-type="float" office:value="374.3" table:style-name="ce82">
            <text:p>374,30<text:s/></text:p>
          </table:table-cell>
          <table:table-cell table:style-name="ce1"/>
          <table:table-cell office:value-type="float" office:value="1790" table:style-name="ce1">
            <text:p>17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7305" table:style-name="ce1">
            <text:p>217305</text:p>
          </table:table-cell>
          <table:table-cell office:value-type="date" office:date-value="2020-10-07T00:00:00" table:style-name="ce88">
            <text:p>07/10/2020</text:p>
          </table:table-cell>
          <table:table-cell office:value-type="string" table:style-name="ce1">
            <text:p>DH 38-0</text:p>
          </table:table-cell>
          <table:table-cell table:number-columns-repeated="16373"/>
        </table:table-row>
        <table:table-row table:style-name="ro7">
          <table:table-cell office:value-type="float" office:value="3682" table:style-name="ce1">
            <text:p>3682</text:p>
          </table:table-cell>
          <table:table-cell office:value-type="string" table:style-name="ce81">
            <text:p><text:s/>338,535.37</text:p>
          </table:table-cell>
          <table:table-cell office:value-type="float" office:value="0" table:style-name="ce82">
            <text:p>-<text:s/></text:p>
          </table:table-cell>
          <table:table-cell office:value-type="float" office:value="83.75" table:style-name="ce82">
            <text:p>83,75<text:s/></text:p>
          </table:table-cell>
          <table:table-cell table:style-name="ce1"/>
          <table:table-cell office:value-type="float" office:value="1790" table:style-name="ce1">
            <text:p>17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7405" table:style-name="ce1">
            <text:p>217405</text:p>
          </table:table-cell>
          <table:table-cell office:value-type="date" office:date-value="2020-10-07T00:00:00" table:style-name="ce88">
            <text:p>07/10/2020</text:p>
          </table:table-cell>
          <table:table-cell office:value-type="string" table:style-name="ce1">
            <text:p>DH 40-0</text:p>
          </table:table-cell>
          <table:table-cell table:number-columns-repeated="16373"/>
        </table:table-row>
        <table:table-row table:style-name="ro7">
          <table:table-cell office:value-type="float" office:value="3683" table:style-name="ce1">
            <text:p>3683</text:p>
          </table:table-cell>
          <table:table-cell office:value-type="string" table:style-name="ce81">
            <text:p><text:s/>337,852.52</text:p>
          </table:table-cell>
          <table:table-cell office:value-type="float" office:value="0" table:style-name="ce82">
            <text:p>-<text:s/></text:p>
          </table:table-cell>
          <table:table-cell office:value-type="float" office:value="682.85" table:style-name="ce82">
            <text:p>682,85<text:s/></text:p>
          </table:table-cell>
          <table:table-cell table:style-name="ce1"/>
          <table:table-cell office:value-type="float" office:value="1790" table:style-name="ce1">
            <text:p>17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7105" table:style-name="ce1">
            <text:p>217105</text:p>
          </table:table-cell>
          <table:table-cell office:value-type="date" office:date-value="2020-10-07T00:00:00" table:style-name="ce88">
            <text:p>07/10/2020</text:p>
          </table:table-cell>
          <table:table-cell office:value-type="string" table:style-name="ce1">
            <text:p>DH 34-0</text:p>
          </table:table-cell>
          <table:table-cell table:number-columns-repeated="16373"/>
        </table:table-row>
        <table:table-row table:style-name="ro7">
          <table:table-cell office:value-type="float" office:value="3684" table:style-name="ce1">
            <text:p>3684</text:p>
          </table:table-cell>
          <table:table-cell office:value-type="string" table:style-name="ce81">
            <text:p><text:s/>338,172.52</text:p>
          </table:table-cell>
          <table:table-cell office:value-type="float" office:value="320" table:style-name="ce82">
            <text:p>320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90" table:style-name="ce1">
            <text:p>17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6305" table:style-name="ce1">
            <text:p>216305</text:p>
          </table:table-cell>
          <table:table-cell office:value-type="date" office:date-value="2020-10-07T00:00:00" table:style-name="ce88">
            <text:p>07/10/2020</text:p>
          </table:table-cell>
          <table:table-cell office:value-type="string" table:style-name="ce1">
            <text:p>CL 145-001-101</text:p>
          </table:table-cell>
          <table:table-cell table:number-columns-repeated="16373"/>
        </table:table-row>
        <table:table-row table:style-name="ro7">
          <table:table-cell office:value-type="float" office:value="3685" table:style-name="ce1">
            <text:p>3685</text:p>
          </table:table-cell>
          <table:table-cell office:value-type="string" table:style-name="ce81">
            <text:p><text:s/>338,981.70</text:p>
          </table:table-cell>
          <table:table-cell office:value-type="float" office:value="809.18" table:style-name="ce82">
            <text:p>809,1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90" table:style-name="ce1">
            <text:p>17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5905" table:style-name="ce1">
            <text:p>215905</text:p>
          </table:table-cell>
          <table:table-cell office:value-type="date" office:date-value="2020-10-07T00:00:00" table:style-name="ce88">
            <text:p>07/10/2020</text:p>
          </table:table-cell>
          <table:table-cell office:value-type="string" table:style-name="ce1">
            <text:p>CL 421015-001-011</text:p>
          </table:table-cell>
          <table:table-cell table:number-columns-repeated="16373"/>
        </table:table-row>
        <table:table-row table:style-name="ro7">
          <table:table-cell office:value-type="float" office:value="3686" table:style-name="ce1">
            <text:p>3686</text:p>
          </table:table-cell>
          <table:table-cell office:value-type="string" table:style-name="ce81">
            <text:p><text:s/>339,398.32</text:p>
          </table:table-cell>
          <table:table-cell office:value-type="float" office:value="416.62" table:style-name="ce82">
            <text:p>416,62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90" table:style-name="ce1">
            <text:p>17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6005" table:style-name="ce1">
            <text:p>216005</text:p>
          </table:table-cell>
          <table:table-cell office:value-type="date" office:date-value="2020-10-07T00:00:00" table:style-name="ce88">
            <text:p>07/10/2020</text:p>
          </table:table-cell>
          <table:table-cell office:value-type="string" table:style-name="ce1">
            <text:p>CL 421013-001-011</text:p>
          </table:table-cell>
          <table:table-cell table:number-columns-repeated="16373"/>
        </table:table-row>
        <table:table-row table:style-name="ro7">
          <table:table-cell office:value-type="float" office:value="3687" table:style-name="ce1">
            <text:p>3687</text:p>
          </table:table-cell>
          <table:table-cell office:value-type="string" table:style-name="ce81">
            <text:p><text:s/>338,440.29</text:p>
          </table:table-cell>
          <table:table-cell office:value-type="float" office:value="0" table:style-name="ce82">
            <text:p>-<text:s/></text:p>
          </table:table-cell>
          <table:table-cell office:value-type="float" office:value="958.03" table:style-name="ce82">
            <text:p>958,03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0105" table:style-name="ce1">
            <text:p>220105</text:p>
          </table:table-cell>
          <table:table-cell office:value-type="date" office:date-value="2020-10-10T00:00:00" table:style-name="ce88">
            <text:p>10/10/2020</text:p>
          </table:table-cell>
          <table:table-cell office:value-type="string" table:style-name="ce1">
            <text:p>DH 68-0</text:p>
          </table:table-cell>
          <table:table-cell table:number-columns-repeated="16373"/>
        </table:table-row>
        <table:table-row table:style-name="ro7">
          <table:table-cell office:value-type="float" office:value="3688" table:style-name="ce1">
            <text:p>3688</text:p>
          </table:table-cell>
          <table:table-cell office:value-type="string" table:style-name="ce81">
            <text:p><text:s/>339,702.53</text:p>
          </table:table-cell>
          <table:table-cell office:value-type="float" office:value="1262.24" table:style-name="ce82">
            <text:p>1.262,24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8905" table:style-name="ce1">
            <text:p>218905</text:p>
          </table:table-cell>
          <table:table-cell office:value-type="date" office:date-value="2020-10-10T00:00:00" table:style-name="ce88">
            <text:p>10/10/2020</text:p>
          </table:table-cell>
          <table:table-cell office:value-type="string" table:style-name="ce1">
            <text:p>CL 1043-021-001</text:p>
          </table:table-cell>
          <table:table-cell table:number-columns-repeated="16373"/>
        </table:table-row>
        <table:table-row table:style-name="ro7">
          <table:table-cell office:value-type="float" office:value="3689" table:style-name="ce1">
            <text:p>3689</text:p>
          </table:table-cell>
          <table:table-cell office:value-type="string" table:style-name="ce81">
            <text:p><text:s/>339,686.33</text:p>
          </table:table-cell>
          <table:table-cell office:value-type="float" office:value="0" table:style-name="ce82">
            <text:p>-<text:s/></text:p>
          </table:table-cell>
          <table:table-cell office:value-type="float" office:value="16.2" table:style-name="ce82">
            <text:p>16,20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9905" table:style-name="ce1">
            <text:p>219905</text:p>
          </table:table-cell>
          <table:table-cell office:value-type="date" office:date-value="2020-10-10T00:00:00" table:style-name="ce88">
            <text:p>10/10/2020</text:p>
          </table:table-cell>
          <table:table-cell office:value-type="string" table:style-name="ce1">
            <text:p>DH 64-0</text:p>
          </table:table-cell>
          <table:table-cell table:number-columns-repeated="16373"/>
        </table:table-row>
        <table:table-row table:style-name="ro7">
          <table:table-cell office:value-type="float" office:value="3690" table:style-name="ce1">
            <text:p>3690</text:p>
          </table:table-cell>
          <table:table-cell office:value-type="string" table:style-name="ce81">
            <text:p><text:s/>337,222.83</text:p>
          </table:table-cell>
          <table:table-cell office:value-type="float" office:value="0" table:style-name="ce82">
            <text:p>-<text:s/></text:p>
          </table:table-cell>
          <table:table-cell office:value-type="float" office:value="2463.5" table:style-name="ce82">
            <text:p>2.463,50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0205" table:style-name="ce1">
            <text:p>220205</text:p>
          </table:table-cell>
          <table:table-cell office:value-type="date" office:date-value="2020-10-10T00:00:00" table:style-name="ce88">
            <text:p>10/10/2020</text:p>
          </table:table-cell>
          <table:table-cell office:value-type="string" table:style-name="ce1">
            <text:p>DH 70-0</text:p>
          </table:table-cell>
          <table:table-cell table:number-columns-repeated="16373"/>
        </table:table-row>
        <table:table-row table:style-name="ro7">
          <table:table-cell office:value-type="float" office:value="3691" table:style-name="ce1">
            <text:p>3691</text:p>
          </table:table-cell>
          <table:table-cell office:value-type="string" table:style-name="ce81">
            <text:p><text:s/>333,117.00</text:p>
          </table:table-cell>
          <table:table-cell office:value-type="float" office:value="0" table:style-name="ce82">
            <text:p>-<text:s/></text:p>
          </table:table-cell>
          <table:table-cell office:value-type="float" office:value="4105.83" table:style-name="ce82">
            <text:p>4.105,83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0305" table:style-name="ce1">
            <text:p>220305</text:p>
          </table:table-cell>
          <table:table-cell office:value-type="date" office:date-value="2020-10-10T00:00:00" table:style-name="ce88">
            <text:p>10/10/2020</text:p>
          </table:table-cell>
          <table:table-cell office:value-type="string" table:style-name="ce1">
            <text:p>DH 72-0</text:p>
          </table:table-cell>
          <table:table-cell table:number-columns-repeated="16373"/>
        </table:table-row>
        <table:table-row table:style-name="ro7">
          <table:table-cell office:value-type="float" office:value="3692" table:style-name="ce1">
            <text:p>3692</text:p>
          </table:table-cell>
          <table:table-cell office:value-type="string" table:style-name="ce81">
            <text:p><text:s/>329,695.47</text:p>
          </table:table-cell>
          <table:table-cell office:value-type="float" office:value="0" table:style-name="ce82">
            <text:p>-<text:s/></text:p>
          </table:table-cell>
          <table:table-cell office:value-type="float" office:value="3421.53" table:style-name="ce82">
            <text:p>3.421,53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0405" table:style-name="ce1">
            <text:p>220405</text:p>
          </table:table-cell>
          <table:table-cell office:value-type="date" office:date-value="2020-10-10T00:00:00" table:style-name="ce88">
            <text:p>10/10/2020</text:p>
          </table:table-cell>
          <table:table-cell office:value-type="string" table:style-name="ce1">
            <text:p>DH 74-0</text:p>
          </table:table-cell>
          <table:table-cell table:number-columns-repeated="16373"/>
        </table:table-row>
        <table:table-row table:style-name="ro7">
          <table:table-cell office:value-type="float" office:value="3693" table:style-name="ce1">
            <text:p>3693</text:p>
          </table:table-cell>
          <table:table-cell office:value-type="string" table:style-name="ce81">
            <text:p><text:s/>326,273.94</text:p>
          </table:table-cell>
          <table:table-cell office:value-type="float" office:value="0" table:style-name="ce82">
            <text:p>-<text:s/></text:p>
          </table:table-cell>
          <table:table-cell office:value-type="float" office:value="3421.53" table:style-name="ce82">
            <text:p>3.421,53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0505" table:style-name="ce1">
            <text:p>220505</text:p>
          </table:table-cell>
          <table:table-cell office:value-type="date" office:date-value="2020-10-10T00:00:00" table:style-name="ce88">
            <text:p>10/10/2020</text:p>
          </table:table-cell>
          <table:table-cell office:value-type="string" table:style-name="ce1">
            <text:p>DH 76-0</text:p>
          </table:table-cell>
          <table:table-cell table:number-columns-repeated="16373"/>
        </table:table-row>
        <table:table-row table:style-name="ro7">
          <table:table-cell office:value-type="float" office:value="3694" table:style-name="ce1">
            <text:p>3694</text:p>
          </table:table-cell>
          <table:table-cell office:value-type="string" table:style-name="ce81">
            <text:p><text:s/>326,072.22</text:p>
          </table:table-cell>
          <table:table-cell office:value-type="float" office:value="0" table:style-name="ce82">
            <text:p>-<text:s/></text:p>
          </table:table-cell>
          <table:table-cell office:value-type="float" office:value="201.72" table:style-name="ce82">
            <text:p>201,72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1905" table:style-name="ce1">
            <text:p>221905</text:p>
          </table:table-cell>
          <table:table-cell office:value-type="date" office:date-value="2020-10-10T00:00:00" table:style-name="ce88">
            <text:p>10/10/2020</text:p>
          </table:table-cell>
          <table:table-cell office:value-type="string" table:style-name="ce1">
            <text:p>DH 81-0</text:p>
          </table:table-cell>
          <table:table-cell table:number-columns-repeated="16373"/>
        </table:table-row>
        <table:table-row table:style-name="ro7">
          <table:table-cell office:value-type="float" office:value="3695" table:style-name="ce1">
            <text:p>3695</text:p>
          </table:table-cell>
          <table:table-cell office:value-type="string" table:style-name="ce81">
            <text:p><text:s/>326,068.18</text:p>
          </table:table-cell>
          <table:table-cell office:value-type="float" office:value="0" table:style-name="ce82">
            <text:p>-<text:s/></text:p>
          </table:table-cell>
          <table:table-cell office:value-type="float" office:value="4.04" table:style-name="ce82">
            <text:p>4,04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9705" table:style-name="ce1">
            <text:p>219705</text:p>
          </table:table-cell>
          <table:table-cell office:value-type="date" office:date-value="2020-10-10T00:00:00" table:style-name="ce88">
            <text:p>10/10/2020</text:p>
          </table:table-cell>
          <table:table-cell office:value-type="string" table:style-name="ce1">
            <text:p>DH 60-0</text:p>
          </table:table-cell>
          <table:table-cell table:number-columns-repeated="16373"/>
        </table:table-row>
        <table:table-row table:style-name="ro7">
          <table:table-cell office:value-type="float" office:value="3696" table:style-name="ce1">
            <text:p>3696</text:p>
          </table:table-cell>
          <table:table-cell office:value-type="string" table:style-name="ce81">
            <text:p><text:s/>326,016.43</text:p>
          </table:table-cell>
          <table:table-cell office:value-type="float" office:value="0" table:style-name="ce82">
            <text:p>-<text:s/></text:p>
          </table:table-cell>
          <table:table-cell office:value-type="float" office:value="51.75" table:style-name="ce82">
            <text:p>51,75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9505" table:style-name="ce1">
            <text:p>219505</text:p>
          </table:table-cell>
          <table:table-cell office:value-type="date" office:date-value="2020-10-10T00:00:00" table:style-name="ce88">
            <text:p>10/10/2020</text:p>
          </table:table-cell>
          <table:table-cell office:value-type="string" table:style-name="ce1">
            <text:p>DH 56-0</text:p>
          </table:table-cell>
          <table:table-cell table:number-columns-repeated="16373"/>
        </table:table-row>
        <table:table-row table:style-name="ro7">
          <table:table-cell office:value-type="float" office:value="3697" table:style-name="ce1">
            <text:p>3697</text:p>
          </table:table-cell>
          <table:table-cell office:value-type="string" table:style-name="ce81">
            <text:p><text:s/>325,999.18</text:p>
          </table:table-cell>
          <table:table-cell office:value-type="float" office:value="0" table:style-name="ce82">
            <text:p>-<text:s/></text:p>
          </table:table-cell>
          <table:table-cell office:value-type="float" office:value="17.25" table:style-name="ce82">
            <text:p>17,25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9605" table:style-name="ce1">
            <text:p>219605</text:p>
          </table:table-cell>
          <table:table-cell office:value-type="date" office:date-value="2020-10-10T00:00:00" table:style-name="ce88">
            <text:p>10/10/2020</text:p>
          </table:table-cell>
          <table:table-cell office:value-type="string" table:style-name="ce1">
            <text:p>DH 58-0</text:p>
          </table:table-cell>
          <table:table-cell table:number-columns-repeated="16373"/>
        </table:table-row>
        <table:table-row table:style-name="ro7">
          <table:table-cell office:value-type="float" office:value="3698" table:style-name="ce1">
            <text:p>3698</text:p>
          </table:table-cell>
          <table:table-cell office:value-type="string" table:style-name="ce81">
            <text:p><text:s/>320,987.98</text:p>
          </table:table-cell>
          <table:table-cell office:value-type="float" office:value="0" table:style-name="ce82">
            <text:p>-<text:s/></text:p>
          </table:table-cell>
          <table:table-cell office:value-type="float" office:value="5011.2" table:style-name="ce82">
            <text:p>5.011,20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9205" table:style-name="ce1">
            <text:p>219205</text:p>
          </table:table-cell>
          <table:table-cell office:value-type="date" office:date-value="2020-10-10T00:00:00" table:style-name="ce88">
            <text:p>10/10/2020</text:p>
          </table:table-cell>
          <table:table-cell office:value-type="string" table:style-name="ce1">
            <text:p>DG 10-0</text:p>
          </table:table-cell>
          <table:table-cell table:number-columns-repeated="16373"/>
        </table:table-row>
        <table:table-row table:style-name="ro7">
          <table:table-cell office:value-type="float" office:value="3699" table:style-name="ce1">
            <text:p>3699</text:p>
          </table:table-cell>
          <table:table-cell office:value-type="string" table:style-name="ce81">
            <text:p><text:s/>320,937.55</text:p>
          </table:table-cell>
          <table:table-cell office:value-type="float" office:value="0" table:style-name="ce82">
            <text:p>-<text:s/></text:p>
          </table:table-cell>
          <table:table-cell office:value-type="float" office:value="50.43" table:style-name="ce82">
            <text:p>50,43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1805" table:style-name="ce1">
            <text:p>221805</text:p>
          </table:table-cell>
          <table:table-cell office:value-type="date" office:date-value="2020-10-10T00:00:00" table:style-name="ce88">
            <text:p>10/10/2020</text:p>
          </table:table-cell>
          <table:table-cell office:value-type="string" table:style-name="ce1">
            <text:p>DH 79-0</text:p>
          </table:table-cell>
          <table:table-cell table:number-columns-repeated="16373"/>
        </table:table-row>
        <table:table-row table:style-name="ro7">
          <table:table-cell office:value-type="float" office:value="3700" table:style-name="ce1">
            <text:p>3700</text:p>
          </table:table-cell>
          <table:table-cell office:value-type="string" table:style-name="ce81">
            <text:p><text:s/>317,596.75</text:p>
          </table:table-cell>
          <table:table-cell office:value-type="float" office:value="0" table:style-name="ce82">
            <text:p>-<text:s/></text:p>
          </table:table-cell>
          <table:table-cell office:value-type="float" office:value="3340.8" table:style-name="ce82">
            <text:p>3.340,80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9405" table:style-name="ce1">
            <text:p>219405</text:p>
          </table:table-cell>
          <table:table-cell office:value-type="date" office:date-value="2020-10-10T00:00:00" table:style-name="ce88">
            <text:p>10/10/2020</text:p>
          </table:table-cell>
          <table:table-cell office:value-type="string" table:style-name="ce1">
            <text:p>DG 12-0</text:p>
          </table:table-cell>
          <table:table-cell table:number-columns-repeated="16373"/>
        </table:table-row>
        <table:table-row table:style-name="ro7">
          <table:table-cell office:value-type="float" office:value="3701" table:style-name="ce1">
            <text:p>3701</text:p>
          </table:table-cell>
          <table:table-cell office:value-type="string" table:style-name="ce81">
            <text:p><text:s/>317,526.15</text:p>
          </table:table-cell>
          <table:table-cell office:value-type="float" office:value="0" table:style-name="ce82">
            <text:p>-<text:s/></text:p>
          </table:table-cell>
          <table:table-cell office:value-type="float" office:value="70.599999999999994" table:style-name="ce82">
            <text:p>70,60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2005" table:style-name="ce1">
            <text:p>222005</text:p>
          </table:table-cell>
          <table:table-cell office:value-type="date" office:date-value="2020-10-10T00:00:00" table:style-name="ce88">
            <text:p>10/10/2020</text:p>
          </table:table-cell>
          <table:table-cell office:value-type="string" table:style-name="ce1">
            <text:p>DH 83-0</text:p>
          </table:table-cell>
          <table:table-cell table:number-columns-repeated="16373"/>
        </table:table-row>
        <table:table-row table:style-name="ro7">
          <table:table-cell office:value-type="float" office:value="3702" table:style-name="ce1">
            <text:p>3702</text:p>
          </table:table-cell>
          <table:table-cell office:value-type="string" table:style-name="ce81">
            <text:p><text:s/>317,439.75</text:p>
          </table:table-cell>
          <table:table-cell office:value-type="float" office:value="0" table:style-name="ce82">
            <text:p>-<text:s/></text:p>
          </table:table-cell>
          <table:table-cell office:value-type="float" office:value="86.4" table:style-name="ce82">
            <text:p>86,40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9805" table:style-name="ce1">
            <text:p>219805</text:p>
          </table:table-cell>
          <table:table-cell office:value-type="date" office:date-value="2020-10-10T00:00:00" table:style-name="ce88">
            <text:p>10/10/2020</text:p>
          </table:table-cell>
          <table:table-cell office:value-type="string" table:style-name="ce1">
            <text:p>DH 62-0</text:p>
          </table:table-cell>
          <table:table-cell table:number-columns-repeated="16373"/>
        </table:table-row>
        <table:table-row table:style-name="ro7">
          <table:table-cell office:value-type="float" office:value="3703" table:style-name="ce1">
            <text:p>3703</text:p>
          </table:table-cell>
          <table:table-cell office:value-type="string" table:style-name="ce81">
            <text:p><text:s/>317,657.52</text:p>
          </table:table-cell>
          <table:table-cell office:value-type="float" office:value="217.77" table:style-name="ce82">
            <text:p>217,77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1005" table:style-name="ce1">
            <text:p>221005</text:p>
          </table:table-cell>
          <table:table-cell office:value-type="date" office:date-value="2020-10-10T00:00:00" table:style-name="ce88">
            <text:p>10/10/2020</text:p>
          </table:table-cell>
          <table:table-cell office:value-type="string" table:style-name="ce1">
            <text:p>CL 2107-022-901</text:p>
          </table:table-cell>
          <table:table-cell table:number-columns-repeated="16373"/>
        </table:table-row>
        <table:table-row table:style-name="ro7">
          <table:table-cell office:value-type="float" office:value="3704" table:style-name="ce1">
            <text:p>3704</text:p>
          </table:table-cell>
          <table:table-cell office:value-type="string" table:style-name="ce81">
            <text:p><text:s/>317,664.52</text:p>
          </table:table-cell>
          <table:table-cell office:value-type="float" office:value="7" table:style-name="ce82">
            <text:p>7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0605" table:style-name="ce1">
            <text:p>220605</text:p>
          </table:table-cell>
          <table:table-cell office:value-type="date" office:date-value="2020-10-10T00:00:00" table:style-name="ce88">
            <text:p>10/10/2020</text:p>
          </table:table-cell>
          <table:table-cell office:value-type="string" table:style-name="ce1">
            <text:p>CL 1025-001-001</text:p>
          </table:table-cell>
          <table:table-cell table:number-columns-repeated="16373"/>
        </table:table-row>
        <table:table-row table:style-name="ro7">
          <table:table-cell office:value-type="float" office:value="3705" table:style-name="ce1">
            <text:p>3705</text:p>
          </table:table-cell>
          <table:table-cell office:value-type="string" table:style-name="ce81">
            <text:p><text:s/>317,714.08</text:p>
          </table:table-cell>
          <table:table-cell office:value-type="float" office:value="49.56" table:style-name="ce82">
            <text:p>49,56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2105" table:style-name="ce1">
            <text:p>222105</text:p>
          </table:table-cell>
          <table:table-cell office:value-type="date" office:date-value="2020-10-10T00:00:00" table:style-name="ce88">
            <text:p>10/10/2020</text:p>
          </table:table-cell>
          <table:table-cell office:value-type="string" table:style-name="ce1">
            <text:p>CL 6751-001-004</text:p>
          </table:table-cell>
          <table:table-cell table:number-columns-repeated="16373"/>
        </table:table-row>
        <table:table-row table:style-name="ro7">
          <table:table-cell office:value-type="float" office:value="3706" table:style-name="ce1">
            <text:p>3706</text:p>
          </table:table-cell>
          <table:table-cell office:value-type="string" table:style-name="ce81">
            <text:p><text:s/>319,511.68</text:p>
          </table:table-cell>
          <table:table-cell office:value-type="float" office:value="1797.6" table:style-name="ce82">
            <text:p>1.797,6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8805" table:style-name="ce1">
            <text:p>218805</text:p>
          </table:table-cell>
          <table:table-cell office:value-type="date" office:date-value="2020-10-10T00:00:00" table:style-name="ce88">
            <text:p>10/10/2020</text:p>
          </table:table-cell>
          <table:table-cell office:value-type="string" table:style-name="ce1">
            <text:p>CL 1123-021-001</text:p>
          </table:table-cell>
          <table:table-cell table:number-columns-repeated="16373"/>
        </table:table-row>
        <table:table-row table:style-name="ro7">
          <table:table-cell office:value-type="float" office:value="3707" table:style-name="ce1">
            <text:p>3707</text:p>
          </table:table-cell>
          <table:table-cell office:value-type="string" table:style-name="ce81">
            <text:p><text:s/>319,784.89</text:p>
          </table:table-cell>
          <table:table-cell office:value-type="float" office:value="273.20999999999998" table:style-name="ce82">
            <text:p>273,21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0805" table:style-name="ce1">
            <text:p>220805</text:p>
          </table:table-cell>
          <table:table-cell office:value-type="date" office:date-value="2020-10-10T00:00:00" table:style-name="ce88">
            <text:p>10/10/2020</text:p>
          </table:table-cell>
          <table:table-cell office:value-type="string" table:style-name="ce1">
            <text:p>CL 6579-001-004</text:p>
          </table:table-cell>
          <table:table-cell table:number-columns-repeated="16373"/>
        </table:table-row>
        <table:table-row table:style-name="ro7">
          <table:table-cell office:value-type="float" office:value="3708" table:style-name="ce1">
            <text:p>3708</text:p>
          </table:table-cell>
          <table:table-cell office:value-type="string" table:style-name="ce81">
            <text:p><text:s/>320,264.89</text:p>
          </table:table-cell>
          <table:table-cell office:value-type="float" office:value="480" table:style-name="ce82">
            <text:p>480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9305" table:style-name="ce1">
            <text:p>219305</text:p>
          </table:table-cell>
          <table:table-cell office:value-type="date" office:date-value="2020-10-10T00:00:00" table:style-name="ce88">
            <text:p>10/10/2020</text:p>
          </table:table-cell>
          <table:table-cell office:value-type="string" table:style-name="ce1">
            <text:p>CL 9207-001-002</text:p>
          </table:table-cell>
          <table:table-cell table:number-columns-repeated="16373"/>
        </table:table-row>
        <table:table-row table:style-name="ro7">
          <table:table-cell office:value-type="float" office:value="3709" table:style-name="ce1">
            <text:p>3709</text:p>
          </table:table-cell>
          <table:table-cell office:value-type="string" table:style-name="ce81">
            <text:p><text:s/>320,318.89</text:p>
          </table:table-cell>
          <table:table-cell office:value-type="float" office:value="54" table:style-name="ce82">
            <text:p>54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0705" table:style-name="ce1">
            <text:p>220705</text:p>
          </table:table-cell>
          <table:table-cell office:value-type="date" office:date-value="2020-10-10T00:00:00" table:style-name="ce88">
            <text:p>10/10/2020</text:p>
          </table:table-cell>
          <table:table-cell office:value-type="string" table:style-name="ce1">
            <text:p>CL 92-001-001</text:p>
          </table:table-cell>
          <table:table-cell table:number-columns-repeated="16373"/>
        </table:table-row>
        <table:table-row table:style-name="ro7">
          <table:table-cell office:value-type="float" office:value="3710" table:style-name="ce1">
            <text:p>3710</text:p>
          </table:table-cell>
          <table:table-cell office:value-type="string" table:style-name="ce81">
            <text:p><text:s/>320,950.01</text:p>
          </table:table-cell>
          <table:table-cell office:value-type="float" office:value="631.12" table:style-name="ce82">
            <text:p>631,12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9005" table:style-name="ce1">
            <text:p>219005</text:p>
          </table:table-cell>
          <table:table-cell office:value-type="date" office:date-value="2020-10-10T00:00:00" table:style-name="ce88">
            <text:p>10/10/2020</text:p>
          </table:table-cell>
          <table:table-cell office:value-type="string" table:style-name="ce1">
            <text:p>CL 1087-021-001</text:p>
          </table:table-cell>
          <table:table-cell table:number-columns-repeated="16373"/>
        </table:table-row>
        <table:table-row table:style-name="ro7">
          <table:table-cell office:value-type="float" office:value="3711" table:style-name="ce1">
            <text:p>3711</text:p>
          </table:table-cell>
          <table:table-cell office:value-type="string" table:style-name="ce81">
            <text:p><text:s/>321,292.87</text:p>
          </table:table-cell>
          <table:table-cell office:value-type="float" office:value="342.86" table:style-name="ce82">
            <text:p>342,86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1705" table:style-name="ce1">
            <text:p>221705</text:p>
          </table:table-cell>
          <table:table-cell office:value-type="date" office:date-value="2020-10-10T00:00:00" table:style-name="ce88">
            <text:p>10/10/2020</text:p>
          </table:table-cell>
          <table:table-cell office:value-type="string" table:style-name="ce1">
            <text:p>CL 9413-001-002</text:p>
          </table:table-cell>
          <table:table-cell table:number-columns-repeated="16373"/>
        </table:table-row>
        <table:table-row table:style-name="ro7">
          <table:table-cell office:value-type="float" office:value="3712" table:style-name="ce1">
            <text:p>3712</text:p>
          </table:table-cell>
          <table:table-cell office:value-type="string" table:style-name="ce81">
            <text:p><text:s/>321,353.46</text:p>
          </table:table-cell>
          <table:table-cell office:value-type="float" office:value="60.59" table:style-name="ce82">
            <text:p>60,59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0905" table:style-name="ce1">
            <text:p>220905</text:p>
          </table:table-cell>
          <table:table-cell office:value-type="date" office:date-value="2020-10-10T00:00:00" table:style-name="ce88">
            <text:p>10/10/2020</text:p>
          </table:table-cell>
          <table:table-cell office:value-type="string" table:style-name="ce1">
            <text:p>CL 2107-022-901</text:p>
          </table:table-cell>
          <table:table-cell table:number-columns-repeated="16373"/>
        </table:table-row>
        <table:table-row table:style-name="ro7">
          <table:table-cell office:value-type="float" office:value="3713" table:style-name="ce1">
            <text:p>3713</text:p>
          </table:table-cell>
          <table:table-cell office:value-type="string" table:style-name="ce81">
            <text:p><text:s/>322,029.66</text:p>
          </table:table-cell>
          <table:table-cell office:value-type="float" office:value="676.2" table:style-name="ce82">
            <text:p>676,2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19105" table:style-name="ce1">
            <text:p>219105</text:p>
          </table:table-cell>
          <table:table-cell office:value-type="date" office:date-value="2020-10-10T00:00:00" table:style-name="ce88">
            <text:p>10/10/2020</text:p>
          </table:table-cell>
          <table:table-cell office:value-type="string" table:style-name="ce1">
            <text:p>CL 1140-021-001</text:p>
          </table:table-cell>
          <table:table-cell table:number-columns-repeated="16373"/>
        </table:table-row>
        <table:table-row table:style-name="ro7">
          <table:table-cell office:value-type="float" office:value="3714" table:style-name="ce1">
            <text:p>3714</text:p>
          </table:table-cell>
          <table:table-cell office:value-type="string" table:style-name="ce81">
            <text:p><text:s/>321,550.65</text:p>
          </table:table-cell>
          <table:table-cell office:value-type="float" office:value="0" table:style-name="ce82">
            <text:p>-<text:s/></text:p>
          </table:table-cell>
          <table:table-cell office:value-type="float" office:value="479.01" table:style-name="ce82">
            <text:p>479,01<text:s/>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0005" table:style-name="ce1">
            <text:p>220005</text:p>
          </table:table-cell>
          <table:table-cell office:value-type="date" office:date-value="2020-10-10T00:00:00" table:style-name="ce88">
            <text:p>10/10/2020</text:p>
          </table:table-cell>
          <table:table-cell office:value-type="string" table:style-name="ce1">
            <text:p>DH 66-0</text:p>
          </table:table-cell>
          <table:table-cell table:number-columns-repeated="16373"/>
        </table:table-row>
        <table:table-row table:style-name="ro7">
          <table:table-cell office:value-type="float" office:value="3715" table:style-name="ce1">
            <text:p>3715</text:p>
          </table:table-cell>
          <table:table-cell office:value-type="string" table:style-name="ce81">
            <text:p><text:s/>321,420.84</text:p>
          </table:table-cell>
          <table:table-cell office:value-type="float" office:value="0" table:style-name="ce82">
            <text:p>-<text:s/></text:p>
          </table:table-cell>
          <table:table-cell office:value-type="float" office:value="129.81" table:style-name="ce82">
            <text:p>129,81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1505" table:style-name="ce1">
            <text:p>2415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1 1960-0</text:p>
          </table:table-cell>
          <table:table-cell table:number-columns-repeated="16373"/>
        </table:table-row>
        <table:table-row table:style-name="ro7">
          <table:table-cell office:value-type="float" office:value="3716" table:style-name="ce1">
            <text:p>3716</text:p>
          </table:table-cell>
          <table:table-cell office:value-type="string" table:style-name="ce81">
            <text:p><text:s/>320,580.84</text:p>
          </table:table-cell>
          <table:table-cell office:value-type="float" office:value="0" table:style-name="ce82">
            <text:p>-<text:s/></text:p>
          </table:table-cell>
          <table:table-cell office:value-type="float" office:value="840" table:style-name="ce82">
            <text:p>840,00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1605" table:style-name="ce1">
            <text:p>2416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G 50-0</text:p>
          </table:table-cell>
          <table:table-cell table:number-columns-repeated="16373"/>
        </table:table-row>
        <table:table-row table:style-name="ro7">
          <table:table-cell office:value-type="float" office:value="3717" table:style-name="ce1">
            <text:p>3717</text:p>
          </table:table-cell>
          <table:table-cell office:value-type="string" table:style-name="ce81">
            <text:p><text:s/>316,740.84</text:p>
          </table:table-cell>
          <table:table-cell office:value-type="float" office:value="0" table:style-name="ce82">
            <text:p>-<text:s/></text:p>
          </table:table-cell>
          <table:table-cell office:value-type="float" office:value="3840" table:style-name="ce82">
            <text:p>3.840,00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1705" table:style-name="ce1">
            <text:p>2417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273-0</text:p>
          </table:table-cell>
          <table:table-cell table:number-columns-repeated="16373"/>
        </table:table-row>
        <table:table-row table:style-name="ro7">
          <table:table-cell office:value-type="float" office:value="3718" table:style-name="ce1">
            <text:p>3718</text:p>
          </table:table-cell>
          <table:table-cell office:value-type="string" table:style-name="ce81">
            <text:p><text:s/>312,180.84</text:p>
          </table:table-cell>
          <table:table-cell office:value-type="float" office:value="0" table:style-name="ce82">
            <text:p>-<text:s/></text:p>
          </table:table-cell>
          <table:table-cell office:value-type="float" office:value="4560" table:style-name="ce82">
            <text:p>4.560,00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1805" table:style-name="ce1">
            <text:p>2418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275-0</text:p>
          </table:table-cell>
          <table:table-cell table:number-columns-repeated="16373"/>
        </table:table-row>
        <table:table-row table:style-name="ro7">
          <table:table-cell office:value-type="float" office:value="3719" table:style-name="ce1">
            <text:p>3719</text:p>
          </table:table-cell>
          <table:table-cell office:value-type="string" table:style-name="ce81">
            <text:p><text:s/>312,077.26</text:p>
          </table:table-cell>
          <table:table-cell office:value-type="float" office:value="0" table:style-name="ce82">
            <text:p>-<text:s/></text:p>
          </table:table-cell>
          <table:table-cell office:value-type="float" office:value="103.58" table:style-name="ce82">
            <text:p>103,58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3505" table:style-name="ce1">
            <text:p>2335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1 1939-0</text:p>
          </table:table-cell>
          <table:table-cell table:number-columns-repeated="16373"/>
        </table:table-row>
        <table:table-row table:style-name="ro7">
          <table:table-cell office:value-type="float" office:value="3720" table:style-name="ce1">
            <text:p>3720</text:p>
          </table:table-cell>
          <table:table-cell office:value-type="string" table:style-name="ce81">
            <text:p><text:s/>312,021.36</text:p>
          </table:table-cell>
          <table:table-cell office:value-type="float" office:value="0" table:style-name="ce82">
            <text:p>-<text:s/></text:p>
          </table:table-cell>
          <table:table-cell office:value-type="float" office:value="55.9" table:style-name="ce82">
            <text:p>55,90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3605" table:style-name="ce1">
            <text:p>2336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1 1941-0</text:p>
          </table:table-cell>
          <table:table-cell table:number-columns-repeated="16373"/>
        </table:table-row>
        <table:table-row table:style-name="ro7">
          <table:table-cell office:value-type="float" office:value="3721" table:style-name="ce1">
            <text:p>3721</text:p>
          </table:table-cell>
          <table:table-cell office:value-type="string" table:style-name="ce81">
            <text:p><text:s/>311,941.30</text:p>
          </table:table-cell>
          <table:table-cell office:value-type="float" office:value="0" table:style-name="ce82">
            <text:p>-<text:s/></text:p>
          </table:table-cell>
          <table:table-cell office:value-type="float" office:value="80.06" table:style-name="ce82">
            <text:p>80,06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3705" table:style-name="ce1">
            <text:p>2337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1 1943-0</text:p>
          </table:table-cell>
          <table:table-cell table:number-columns-repeated="16373"/>
        </table:table-row>
        <table:table-row table:style-name="ro7">
          <table:table-cell office:value-type="float" office:value="3722" table:style-name="ce1">
            <text:p>3722</text:p>
          </table:table-cell>
          <table:table-cell office:value-type="string" table:style-name="ce81">
            <text:p><text:s/>311,813.56</text:p>
          </table:table-cell>
          <table:table-cell office:value-type="float" office:value="0" table:style-name="ce82">
            <text:p>-<text:s/></text:p>
          </table:table-cell>
          <table:table-cell office:value-type="float" office:value="127.74" table:style-name="ce82">
            <text:p>127,74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4305" table:style-name="ce1">
            <text:p>2343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1 1947-0</text:p>
          </table:table-cell>
          <table:table-cell table:number-columns-repeated="16373"/>
        </table:table-row>
        <table:table-row table:style-name="ro7">
          <table:table-cell office:value-type="float" office:value="3723" table:style-name="ce1">
            <text:p>3723</text:p>
          </table:table-cell>
          <table:table-cell office:value-type="string" table:style-name="ce81">
            <text:p><text:s/>311,733.50</text:p>
          </table:table-cell>
          <table:table-cell office:value-type="float" office:value="0" table:style-name="ce82">
            <text:p>-<text:s/></text:p>
          </table:table-cell>
          <table:table-cell office:value-type="float" office:value="80.06" table:style-name="ce82">
            <text:p>80,06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4405" table:style-name="ce1">
            <text:p>2344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1 1949-0</text:p>
          </table:table-cell>
          <table:table-cell table:number-columns-repeated="16373"/>
        </table:table-row>
        <table:table-row table:style-name="ro7">
          <table:table-cell office:value-type="float" office:value="3724" table:style-name="ce1">
            <text:p>3724</text:p>
          </table:table-cell>
          <table:table-cell office:value-type="string" table:style-name="ce81">
            <text:p><text:s/>311,581.08</text:p>
          </table:table-cell>
          <table:table-cell office:value-type="float" office:value="0" table:style-name="ce82">
            <text:p>-<text:s/></text:p>
          </table:table-cell>
          <table:table-cell office:value-type="float" office:value="152.41999999999999" table:style-name="ce82">
            <text:p>152,42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5705" table:style-name="ce1">
            <text:p>2457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295-0</text:p>
          </table:table-cell>
          <table:table-cell table:number-columns-repeated="16373"/>
        </table:table-row>
        <table:table-row table:style-name="ro7">
          <table:table-cell office:value-type="float" office:value="3725" table:style-name="ce1">
            <text:p>3725</text:p>
          </table:table-cell>
          <table:table-cell office:value-type="string" table:style-name="ce81">
            <text:p><text:s/>309,516.17</text:p>
          </table:table-cell>
          <table:table-cell office:value-type="float" office:value="0" table:style-name="ce82">
            <text:p>-<text:s/></text:p>
          </table:table-cell>
          <table:table-cell office:value-type="float" office:value="2064.91" table:style-name="ce82">
            <text:p>2.064,91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3005" table:style-name="ce1">
            <text:p>2330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G 36-0</text:p>
          </table:table-cell>
          <table:table-cell table:number-columns-repeated="16373"/>
        </table:table-row>
        <table:table-row table:style-name="ro7">
          <table:table-cell office:value-type="float" office:value="3726" table:style-name="ce1">
            <text:p>3726</text:p>
          </table:table-cell>
          <table:table-cell office:value-type="string" table:style-name="ce81">
            <text:p><text:s/>309,165.86</text:p>
          </table:table-cell>
          <table:table-cell office:value-type="float" office:value="0" table:style-name="ce82">
            <text:p>-<text:s/></text:p>
          </table:table-cell>
          <table:table-cell office:value-type="float" office:value="350.31" table:style-name="ce82">
            <text:p>350,31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1005" table:style-name="ce1">
            <text:p>2410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265-0</text:p>
          </table:table-cell>
          <table:table-cell table:number-columns-repeated="16373"/>
        </table:table-row>
        <table:table-row table:style-name="ro7">
          <table:table-cell office:value-type="float" office:value="3727" table:style-name="ce1">
            <text:p>3727</text:p>
          </table:table-cell>
          <table:table-cell office:value-type="string" table:style-name="ce81">
            <text:p><text:s/>308,912.82</text:p>
          </table:table-cell>
          <table:table-cell office:value-type="float" office:value="0" table:style-name="ce82">
            <text:p>-<text:s/></text:p>
          </table:table-cell>
          <table:table-cell office:value-type="float" office:value="253.04" table:style-name="ce82">
            <text:p>253,04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9805" table:style-name="ce1">
            <text:p>2298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159-0</text:p>
          </table:table-cell>
          <table:table-cell table:number-columns-repeated="16373"/>
        </table:table-row>
        <table:table-row table:style-name="ro7">
          <table:table-cell office:value-type="float" office:value="3728" table:style-name="ce1">
            <text:p>3728</text:p>
          </table:table-cell>
          <table:table-cell office:value-type="string" table:style-name="ce81">
            <text:p><text:s/>308,858.82</text:p>
          </table:table-cell>
          <table:table-cell office:value-type="float" office:value="0" table:style-name="ce82">
            <text:p>-<text:s/></text:p>
          </table:table-cell>
          <table:table-cell office:value-type="float" office:value="54" table:style-name="ce82">
            <text:p>54,00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9905" table:style-name="ce1">
            <text:p>2299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G 30-0</text:p>
          </table:table-cell>
          <table:table-cell table:number-columns-repeated="16373"/>
        </table:table-row>
        <table:table-row table:style-name="ro7">
          <table:table-cell office:value-type="float" office:value="3729" table:style-name="ce1">
            <text:p>3729</text:p>
          </table:table-cell>
          <table:table-cell office:value-type="string" table:style-name="ce81">
            <text:p><text:s/>305,724.51</text:p>
          </table:table-cell>
          <table:table-cell office:value-type="float" office:value="0" table:style-name="ce82">
            <text:p>-<text:s/></text:p>
          </table:table-cell>
          <table:table-cell office:value-type="float" office:value="3134.31" table:style-name="ce82">
            <text:p>3.134,31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8405" table:style-name="ce1">
            <text:p>2284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137-0</text:p>
          </table:table-cell>
          <table:table-cell table:number-columns-repeated="16373"/>
        </table:table-row>
        <table:table-row table:style-name="ro7">
          <table:table-cell office:value-type="float" office:value="3730" table:style-name="ce1">
            <text:p>3730</text:p>
          </table:table-cell>
          <table:table-cell office:value-type="string" table:style-name="ce81">
            <text:p><text:s/>305,502.48</text:p>
          </table:table-cell>
          <table:table-cell office:value-type="float" office:value="0" table:style-name="ce82">
            <text:p>-<text:s/></text:p>
          </table:table-cell>
          <table:table-cell office:value-type="float" office:value="222.03" table:style-name="ce82">
            <text:p>222,03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8905" table:style-name="ce1">
            <text:p>2389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247-0</text:p>
          </table:table-cell>
          <table:table-cell table:number-columns-repeated="16373"/>
        </table:table-row>
        <table:table-row table:style-name="ro7">
          <table:table-cell office:value-type="float" office:value="3731" table:style-name="ce1">
            <text:p>3731</text:p>
          </table:table-cell>
          <table:table-cell office:value-type="string" table:style-name="ce81">
            <text:p><text:s/>305,393.68</text:p>
          </table:table-cell>
          <table:table-cell office:value-type="float" office:value="0" table:style-name="ce82">
            <text:p>-<text:s/></text:p>
          </table:table-cell>
          <table:table-cell office:value-type="float" office:value="108.8" table:style-name="ce82">
            <text:p>108,80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9005" table:style-name="ce1">
            <text:p>2390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249-0</text:p>
          </table:table-cell>
          <table:table-cell table:number-columns-repeated="16373"/>
        </table:table-row>
        <table:table-row table:style-name="ro7">
          <table:table-cell office:value-type="float" office:value="3732" table:style-name="ce1">
            <text:p>3732</text:p>
          </table:table-cell>
          <table:table-cell office:value-type="string" table:style-name="ce81">
            <text:p><text:s/>304,840.43</text:p>
          </table:table-cell>
          <table:table-cell office:value-type="float" office:value="0" table:style-name="ce82">
            <text:p>-<text:s/></text:p>
          </table:table-cell>
          <table:table-cell office:value-type="float" office:value="553.25" table:style-name="ce82">
            <text:p>553,25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9105" table:style-name="ce1">
            <text:p>2391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251-0</text:p>
          </table:table-cell>
          <table:table-cell table:number-columns-repeated="16373"/>
        </table:table-row>
        <table:table-row table:style-name="ro7">
          <table:table-cell office:value-type="float" office:value="3733" table:style-name="ce1">
            <text:p>3733</text:p>
          </table:table-cell>
          <table:table-cell office:value-type="string" table:style-name="ce81">
            <text:p><text:s/>296,081.94</text:p>
          </table:table-cell>
          <table:table-cell office:value-type="float" office:value="0" table:style-name="ce82">
            <text:p>-<text:s/></text:p>
          </table:table-cell>
          <table:table-cell office:value-type="float" office:value="8758.49" table:style-name="ce82">
            <text:p>8.758,49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9205" table:style-name="ce1">
            <text:p>2392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253-0</text:p>
          </table:table-cell>
          <table:table-cell table:number-columns-repeated="16373"/>
        </table:table-row>
        <table:table-row table:style-name="ro7">
          <table:table-cell office:value-type="float" office:value="3734" table:style-name="ce1">
            <text:p>3734</text:p>
          </table:table-cell>
          <table:table-cell office:value-type="string" table:style-name="ce81">
            <text:p><text:s/>293,566.28</text:p>
          </table:table-cell>
          <table:table-cell office:value-type="float" office:value="0" table:style-name="ce82">
            <text:p>-<text:s/></text:p>
          </table:table-cell>
          <table:table-cell office:value-type="float" office:value="2515.66" table:style-name="ce82">
            <text:p>2.515,66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9305" table:style-name="ce1">
            <text:p>2393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255-0</text:p>
          </table:table-cell>
          <table:table-cell table:number-columns-repeated="16373"/>
        </table:table-row>
        <table:table-row table:style-name="ro7">
          <table:table-cell office:value-type="float" office:value="3735" table:style-name="ce1">
            <text:p>3735</text:p>
          </table:table-cell>
          <table:table-cell office:value-type="string" table:style-name="ce81">
            <text:p><text:s/>292,900.20</text:p>
          </table:table-cell>
          <table:table-cell office:value-type="float" office:value="0" table:style-name="ce82">
            <text:p>-<text:s/></text:p>
          </table:table-cell>
          <table:table-cell office:value-type="float" office:value="666.08" table:style-name="ce82">
            <text:p>666,08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9405" table:style-name="ce1">
            <text:p>2394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257-0</text:p>
          </table:table-cell>
          <table:table-cell table:number-columns-repeated="16373"/>
        </table:table-row>
        <table:table-row table:style-name="ro7">
          <table:table-cell office:value-type="float" office:value="3736" table:style-name="ce1">
            <text:p>3736</text:p>
          </table:table-cell>
          <table:table-cell office:value-type="string" table:style-name="ce81">
            <text:p><text:s/>292,815.01</text:p>
          </table:table-cell>
          <table:table-cell office:value-type="float" office:value="0" table:style-name="ce82">
            <text:p>-<text:s/></text:p>
          </table:table-cell>
          <table:table-cell office:value-type="float" office:value="85.19" table:style-name="ce82">
            <text:p>85,19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2705" table:style-name="ce1">
            <text:p>2327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185-0</text:p>
          </table:table-cell>
          <table:table-cell table:number-columns-repeated="16373"/>
        </table:table-row>
        <table:table-row table:style-name="ro7">
          <table:table-cell office:value-type="float" office:value="3737" table:style-name="ce1">
            <text:p>3737</text:p>
          </table:table-cell>
          <table:table-cell office:value-type="string" table:style-name="ce81">
            <text:p><text:s/>292,999.90</text:p>
          </table:table-cell>
          <table:table-cell office:value-type="float" office:value="184.89" table:style-name="ce82">
            <text:p>184,89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5905" table:style-name="ce1">
            <text:p>2359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423923-001-011</text:p>
          </table:table-cell>
          <table:table-cell table:number-columns-repeated="16373"/>
        </table:table-row>
        <table:table-row table:style-name="ro7">
          <table:table-cell office:value-type="float" office:value="3738" table:style-name="ce1">
            <text:p>3738</text:p>
          </table:table-cell>
          <table:table-cell office:value-type="string" table:style-name="ce81">
            <text:p><text:s/>293,051.35</text:p>
          </table:table-cell>
          <table:table-cell office:value-type="float" office:value="51.45" table:style-name="ce82">
            <text:p>51,4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6005" table:style-name="ce1">
            <text:p>2360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423922-001-011</text:p>
          </table:table-cell>
          <table:table-cell table:number-columns-repeated="16373"/>
        </table:table-row>
        <table:table-row table:style-name="ro7">
          <table:table-cell office:value-type="float" office:value="3739" table:style-name="ce1">
            <text:p>3739</text:p>
          </table:table-cell>
          <table:table-cell office:value-type="string" table:style-name="ce81">
            <text:p><text:s/>296,220.63</text:p>
          </table:table-cell>
          <table:table-cell office:value-type="float" office:value="3169.28" table:style-name="ce82">
            <text:p>3.169,2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2905" table:style-name="ce1">
            <text:p>2329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423921-001-011</text:p>
          </table:table-cell>
          <table:table-cell table:number-columns-repeated="16373"/>
        </table:table-row>
        <table:table-row table:style-name="ro7">
          <table:table-cell office:value-type="float" office:value="3740" table:style-name="ce1">
            <text:p>3740</text:p>
          </table:table-cell>
          <table:table-cell office:value-type="string" table:style-name="ce81">
            <text:p><text:s/>296,354.81</text:p>
          </table:table-cell>
          <table:table-cell office:value-type="float" office:value="134.18" table:style-name="ce82">
            <text:p>134,1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7105" table:style-name="ce1">
            <text:p>2271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9489-001-002</text:p>
          </table:table-cell>
          <table:table-cell table:number-columns-repeated="16373"/>
        </table:table-row>
        <table:table-row table:style-name="ro7">
          <table:table-cell office:value-type="float" office:value="3741" table:style-name="ce1">
            <text:p>3741</text:p>
          </table:table-cell>
          <table:table-cell office:value-type="string" table:style-name="ce81">
            <text:p><text:s/>296,426.24</text:p>
          </table:table-cell>
          <table:table-cell office:value-type="float" office:value="71.430000000000007" table:style-name="ce82">
            <text:p>71,43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7005" table:style-name="ce1">
            <text:p>2270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6794-001-004</text:p>
          </table:table-cell>
          <table:table-cell table:number-columns-repeated="16373"/>
        </table:table-row>
        <table:table-row table:style-name="ro7">
          <table:table-cell office:value-type="float" office:value="3742" table:style-name="ce1">
            <text:p>3742</text:p>
          </table:table-cell>
          <table:table-cell office:value-type="string" table:style-name="ce81">
            <text:p><text:s/>297,038.84</text:p>
          </table:table-cell>
          <table:table-cell office:value-type="float" office:value="612.6" table:style-name="ce82">
            <text:p>612,6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6905" table:style-name="ce1">
            <text:p>2269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9474-001-002</text:p>
          </table:table-cell>
          <table:table-cell table:number-columns-repeated="16373"/>
        </table:table-row>
        <table:table-row table:style-name="ro7">
          <table:table-cell office:value-type="float" office:value="3743" table:style-name="ce1">
            <text:p>3743</text:p>
          </table:table-cell>
          <table:table-cell office:value-type="string" table:style-name="ce81">
            <text:p><text:s/>297,079.55</text:p>
          </table:table-cell>
          <table:table-cell office:value-type="float" office:value="40.71" table:style-name="ce82">
            <text:p>40,71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5805" table:style-name="ce1">
            <text:p>2358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423924-001-011</text:p>
          </table:table-cell>
          <table:table-cell table:number-columns-repeated="16373"/>
        </table:table-row>
        <table:table-row table:style-name="ro7">
          <table:table-cell office:value-type="float" office:value="3744" table:style-name="ce1">
            <text:p>3744</text:p>
          </table:table-cell>
          <table:table-cell office:value-type="string" table:style-name="ce81">
            <text:p><text:s/>297,159.61</text:p>
          </table:table-cell>
          <table:table-cell office:value-type="float" office:value="80.06" table:style-name="ce82">
            <text:p>80,06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2405" table:style-name="ce1">
            <text:p>2324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423932-001-011</text:p>
          </table:table-cell>
          <table:table-cell table:number-columns-repeated="16373"/>
        </table:table-row>
        <table:table-row table:style-name="ro7">
          <table:table-cell office:value-type="float" office:value="3745" table:style-name="ce1">
            <text:p>3745</text:p>
          </table:table-cell>
          <table:table-cell office:value-type="string" table:style-name="ce81">
            <text:p><text:s/>297,989.95</text:p>
          </table:table-cell>
          <table:table-cell office:value-type="float" office:value="830.34" table:style-name="ce82">
            <text:p>830,34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2505" table:style-name="ce1">
            <text:p>2325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1D 232505-0</text:p>
          </table:table-cell>
          <table:table-cell table:number-columns-repeated="16373"/>
        </table:table-row>
        <table:table-row table:style-name="ro7">
          <table:table-cell office:value-type="float" office:value="3746" table:style-name="ce1">
            <text:p>3746</text:p>
          </table:table-cell>
          <table:table-cell office:value-type="string" table:style-name="ce81">
            <text:p><text:s/>298,026.46</text:p>
          </table:table-cell>
          <table:table-cell office:value-type="float" office:value="36.51" table:style-name="ce82">
            <text:p>36,51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5305" table:style-name="ce1">
            <text:p>2353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423926-001-011</text:p>
          </table:table-cell>
          <table:table-cell table:number-columns-repeated="16373"/>
        </table:table-row>
        <table:table-row table:style-name="ro7">
          <table:table-cell office:value-type="float" office:value="3747" table:style-name="ce1">
            <text:p>3747</text:p>
          </table:table-cell>
          <table:table-cell office:value-type="string" table:style-name="ce81">
            <text:p><text:s/>298,081.07</text:p>
          </table:table-cell>
          <table:table-cell office:value-type="float" office:value="54.61" table:style-name="ce82">
            <text:p>54,61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5205" table:style-name="ce1">
            <text:p>2352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423927-001-011</text:p>
          </table:table-cell>
          <table:table-cell table:number-columns-repeated="16373"/>
        </table:table-row>
        <table:table-row table:style-name="ro7">
          <table:table-cell office:value-type="float" office:value="3748" table:style-name="ce1">
            <text:p>3748</text:p>
          </table:table-cell>
          <table:table-cell office:value-type="string" table:style-name="ce81">
            <text:p><text:s/>299,343.31</text:p>
          </table:table-cell>
          <table:table-cell office:value-type="float" office:value="1262.24" table:style-name="ce82">
            <text:p>1.262,24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6005" table:style-name="ce1">
            <text:p>2260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1209-021-001</text:p>
          </table:table-cell>
          <table:table-cell table:number-columns-repeated="16373"/>
        </table:table-row>
        <table:table-row table:style-name="ro7">
          <table:table-cell office:value-type="float" office:value="3749" table:style-name="ce1">
            <text:p>3749</text:p>
          </table:table-cell>
          <table:table-cell office:value-type="string" table:style-name="ce81">
            <text:p><text:s/>305,940.29</text:p>
          </table:table-cell>
          <table:table-cell office:value-type="float" office:value="6596.98" table:style-name="ce82">
            <text:p>6.596,98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0905" table:style-name="ce1">
            <text:p>2409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4539-001-001</text:p>
          </table:table-cell>
          <table:table-cell table:number-columns-repeated="16373"/>
        </table:table-row>
        <table:table-row table:style-name="ro7">
          <table:table-cell office:value-type="float" office:value="3750" table:style-name="ce1">
            <text:p>3750</text:p>
          </table:table-cell>
          <table:table-cell office:value-type="string" table:style-name="ce81">
            <text:p><text:s/>318,335.29</text:p>
          </table:table-cell>
          <table:table-cell office:value-type="float" office:value="12395" table:style-name="ce82">
            <text:p>12.395,0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0805" table:style-name="ce1">
            <text:p>2408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3377-001-001</text:p>
          </table:table-cell>
          <table:table-cell table:number-columns-repeated="16373"/>
        </table:table-row>
        <table:table-row table:style-name="ro7">
          <table:table-cell office:value-type="float" office:value="3751" table:style-name="ce1">
            <text:p>3751</text:p>
          </table:table-cell>
          <table:table-cell office:value-type="string" table:style-name="ce81">
            <text:p><text:s/>318,371.80</text:p>
          </table:table-cell>
          <table:table-cell office:value-type="float" office:value="36.51" table:style-name="ce82">
            <text:p>36,51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6205" table:style-name="ce1">
            <text:p>2362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423928-001-011</text:p>
          </table:table-cell>
          <table:table-cell table:number-columns-repeated="16373"/>
        </table:table-row>
        <table:table-row table:style-name="ro7">
          <table:table-cell office:value-type="float" office:value="3752" table:style-name="ce1">
            <text:p>3752</text:p>
          </table:table-cell>
          <table:table-cell office:value-type="string" table:style-name="ce81">
            <text:p><text:s/>318,499.54</text:p>
          </table:table-cell>
          <table:table-cell office:value-type="float" office:value="127.74" table:style-name="ce82">
            <text:p>127,74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2305" table:style-name="ce1">
            <text:p>2323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423935-001-011</text:p>
          </table:table-cell>
          <table:table-cell table:number-columns-repeated="16373"/>
        </table:table-row>
        <table:table-row table:style-name="ro7">
          <table:table-cell office:value-type="float" office:value="3753" table:style-name="ce1">
            <text:p>3753</text:p>
          </table:table-cell>
          <table:table-cell office:value-type="string" table:style-name="ce81">
            <text:p><text:s/>319,130.66</text:p>
          </table:table-cell>
          <table:table-cell office:value-type="float" office:value="631.12" table:style-name="ce82">
            <text:p>631,12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3905" table:style-name="ce1">
            <text:p>2239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1235-021-001</text:p>
          </table:table-cell>
          <table:table-cell table:number-columns-repeated="16373"/>
        </table:table-row>
        <table:table-row table:style-name="ro7">
          <table:table-cell office:value-type="float" office:value="3754" table:style-name="ce1">
            <text:p>3754</text:p>
          </table:table-cell>
          <table:table-cell office:value-type="string" table:style-name="ce81">
            <text:p><text:s/>319,167.17</text:p>
          </table:table-cell>
          <table:table-cell office:value-type="float" office:value="36.51" table:style-name="ce82">
            <text:p>36,51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5605" table:style-name="ce1">
            <text:p>2356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423925-001-011</text:p>
          </table:table-cell>
          <table:table-cell table:number-columns-repeated="16373"/>
        </table:table-row>
        <table:table-row table:style-name="ro7">
          <table:table-cell office:value-type="float" office:value="3755" table:style-name="ce1">
            <text:p>3755</text:p>
          </table:table-cell>
          <table:table-cell office:value-type="string" table:style-name="ce81">
            <text:p><text:s/>320,465.84</text:p>
          </table:table-cell>
          <table:table-cell office:value-type="float" office:value="1298.67" table:style-name="ce82">
            <text:p>1.298,67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5405" table:style-name="ce1">
            <text:p>2454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C 245405-0</text:p>
          </table:table-cell>
          <table:table-cell table:number-columns-repeated="16373"/>
        </table:table-row>
        <table:table-row table:style-name="ro7">
          <table:table-cell office:value-type="float" office:value="3756" table:style-name="ce1">
            <text:p>3756</text:p>
          </table:table-cell>
          <table:table-cell office:value-type="string" table:style-name="ce81">
            <text:p><text:s/>320,615.44</text:p>
          </table:table-cell>
          <table:table-cell office:value-type="float" office:value="149.6" table:style-name="ce82">
            <text:p>149,6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2205" table:style-name="ce1">
            <text:p>2322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423934-001-011</text:p>
          </table:table-cell>
          <table:table-cell table:number-columns-repeated="16373"/>
        </table:table-row>
        <table:table-row table:style-name="ro7">
          <table:table-cell office:value-type="float" office:value="3757" table:style-name="ce1">
            <text:p>3757</text:p>
          </table:table-cell>
          <table:table-cell office:value-type="string" table:style-name="ce81">
            <text:p><text:s/>328,228.99</text:p>
          </table:table-cell>
          <table:table-cell office:value-type="float" office:value="7613.55" table:style-name="ce82">
            <text:p>7.613,5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2105" table:style-name="ce1">
            <text:p>2321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423933-001-011</text:p>
          </table:table-cell>
          <table:table-cell table:number-columns-repeated="16373"/>
        </table:table-row>
        <table:table-row table:style-name="ro7">
          <table:table-cell office:value-type="float" office:value="3758" table:style-name="ce1">
            <text:p>3758</text:p>
          </table:table-cell>
          <table:table-cell office:value-type="string" table:style-name="ce81">
            <text:p><text:s/>328,309.05</text:p>
          </table:table-cell>
          <table:table-cell office:value-type="float" office:value="80.06" table:style-name="ce82">
            <text:p>80,06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2005" table:style-name="ce1">
            <text:p>2320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423931-001-011</text:p>
          </table:table-cell>
          <table:table-cell table:number-columns-repeated="16373"/>
        </table:table-row>
        <table:table-row table:style-name="ro7">
          <table:table-cell office:value-type="float" office:value="3759" table:style-name="ce1">
            <text:p>3759</text:p>
          </table:table-cell>
          <table:table-cell office:value-type="string" table:style-name="ce81">
            <text:p><text:s/>328,360.50</text:p>
          </table:table-cell>
          <table:table-cell office:value-type="float" office:value="51.45" table:style-name="ce82">
            <text:p>51,4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0305" table:style-name="ce1">
            <text:p>2303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424004-001-011</text:p>
          </table:table-cell>
          <table:table-cell table:number-columns-repeated="16373"/>
        </table:table-row>
        <table:table-row table:style-name="ro7">
          <table:table-cell office:value-type="float" office:value="3760" table:style-name="ce1">
            <text:p>3760</text:p>
          </table:table-cell>
          <table:table-cell office:value-type="string" table:style-name="ce81">
            <text:p><text:s/>328,448.05</text:p>
          </table:table-cell>
          <table:table-cell office:value-type="float" office:value="87.55" table:style-name="ce82">
            <text:p>87,5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0205" table:style-name="ce1">
            <text:p>2302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423941-001-011</text:p>
          </table:table-cell>
          <table:table-cell table:number-columns-repeated="16373"/>
        </table:table-row>
        <table:table-row table:style-name="ro7">
          <table:table-cell office:value-type="float" office:value="3761" table:style-name="ce1">
            <text:p>3761</text:p>
          </table:table-cell>
          <table:table-cell office:value-type="string" table:style-name="ce81">
            <text:p><text:s/>328,615.29</text:p>
          </table:table-cell>
          <table:table-cell office:value-type="float" office:value="167.24" table:style-name="ce82">
            <text:p>167,24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0105" table:style-name="ce1">
            <text:p>2301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421016-001-011</text:p>
          </table:table-cell>
          <table:table-cell table:number-columns-repeated="16373"/>
        </table:table-row>
        <table:table-row table:style-name="ro7">
          <table:table-cell office:value-type="float" office:value="3762" table:style-name="ce1">
            <text:p>3762</text:p>
          </table:table-cell>
          <table:table-cell office:value-type="string" table:style-name="ce81">
            <text:p><text:s/>330,569.75</text:p>
          </table:table-cell>
          <table:table-cell office:value-type="float" office:value="1954.46" table:style-name="ce82">
            <text:p>1.954,46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0005" table:style-name="ce1">
            <text:p>2300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423939-001-011</text:p>
          </table:table-cell>
          <table:table-cell table:number-columns-repeated="16373"/>
        </table:table-row>
        <table:table-row table:style-name="ro7">
          <table:table-cell office:value-type="float" office:value="3763" table:style-name="ce1">
            <text:p>3763</text:p>
          </table:table-cell>
          <table:table-cell office:value-type="string" table:style-name="ce81">
            <text:p><text:s/>330,625.65</text:p>
          </table:table-cell>
          <table:table-cell office:value-type="float" office:value="55.9" table:style-name="ce82">
            <text:p>55,90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1905" table:style-name="ce1">
            <text:p>2319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423929-001-011</text:p>
          </table:table-cell>
          <table:table-cell table:number-columns-repeated="16373"/>
        </table:table-row>
        <table:table-row table:style-name="ro7">
          <table:table-cell office:value-type="float" office:value="3764" table:style-name="ce1">
            <text:p>3764</text:p>
          </table:table-cell>
          <table:table-cell office:value-type="string" table:style-name="ce81">
            <text:p><text:s/>330,753.39</text:p>
          </table:table-cell>
          <table:table-cell office:value-type="float" office:value="127.74" table:style-name="ce82">
            <text:p>127,74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1705" table:style-name="ce1">
            <text:p>2317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423937-001-011</text:p>
          </table:table-cell>
          <table:table-cell table:number-columns-repeated="16373"/>
        </table:table-row>
        <table:table-row table:style-name="ro7">
          <table:table-cell office:value-type="float" office:value="3765" table:style-name="ce1">
            <text:p>3765</text:p>
          </table:table-cell>
          <table:table-cell office:value-type="string" table:style-name="ce81">
            <text:p><text:s/>330,804.84</text:p>
          </table:table-cell>
          <table:table-cell office:value-type="float" office:value="51.45" table:style-name="ce82">
            <text:p>51,45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1605" table:style-name="ce1">
            <text:p>2316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CL 423938-001-011</text:p>
          </table:table-cell>
          <table:table-cell table:number-columns-repeated="16373"/>
        </table:table-row>
        <table:table-row table:style-name="ro7">
          <table:table-cell office:value-type="float" office:value="3766" table:style-name="ce1">
            <text:p>3766</text:p>
          </table:table-cell>
          <table:table-cell office:value-type="string" table:style-name="ce81">
            <text:p><text:s/>330,802.00</text:p>
          </table:table-cell>
          <table:table-cell office:value-type="float" office:value="0" table:style-name="ce82">
            <text:p>-<text:s/></text:p>
          </table:table-cell>
          <table:table-cell office:value-type="float" office:value="2.84" table:style-name="ce82">
            <text:p>2,84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3505" table:style-name="ce1">
            <text:p>2435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1 1976-0</text:p>
          </table:table-cell>
          <table:table-cell table:number-columns-repeated="16373"/>
        </table:table-row>
        <table:table-row table:style-name="ro7">
          <table:table-cell office:value-type="float" office:value="3767" table:style-name="ce1">
            <text:p>3767</text:p>
          </table:table-cell>
          <table:table-cell office:value-type="string" table:style-name="ce81">
            <text:p><text:s/>330,799.16</text:p>
          </table:table-cell>
          <table:table-cell office:value-type="float" office:value="0" table:style-name="ce82">
            <text:p>-<text:s/></text:p>
          </table:table-cell>
          <table:table-cell office:value-type="float" office:value="2.84" table:style-name="ce82">
            <text:p>2,84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3605" table:style-name="ce1">
            <text:p>2436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1 1978-0</text:p>
          </table:table-cell>
          <table:table-cell table:number-columns-repeated="16373"/>
        </table:table-row>
        <table:table-row table:style-name="ro7">
          <table:table-cell office:value-type="float" office:value="3768" table:style-name="ce1">
            <text:p>3768</text:p>
          </table:table-cell>
          <table:table-cell office:value-type="string" table:style-name="ce81">
            <text:p><text:s/>330,796.32</text:p>
          </table:table-cell>
          <table:table-cell office:value-type="float" office:value="0" table:style-name="ce82">
            <text:p>-<text:s/></text:p>
          </table:table-cell>
          <table:table-cell office:value-type="float" office:value="2.84" table:style-name="ce82">
            <text:p>2,84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3705" table:style-name="ce1">
            <text:p>2437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1 1980-0</text:p>
          </table:table-cell>
          <table:table-cell table:number-columns-repeated="16373"/>
        </table:table-row>
        <table:table-row table:style-name="ro7">
          <table:table-cell office:value-type="float" office:value="3769" table:style-name="ce1">
            <text:p>3769</text:p>
          </table:table-cell>
          <table:table-cell office:value-type="string" table:style-name="ce81">
            <text:p><text:s/>330,759.79</text:p>
          </table:table-cell>
          <table:table-cell office:value-type="float" office:value="0" table:style-name="ce82">
            <text:p>-<text:s/></text:p>
          </table:table-cell>
          <table:table-cell office:value-type="float" office:value="36.53" table:style-name="ce82">
            <text:p>36,53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3905" table:style-name="ce1">
            <text:p>2439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1 1982-0</text:p>
          </table:table-cell>
          <table:table-cell table:number-columns-repeated="16373"/>
        </table:table-row>
        <table:table-row table:style-name="ro7">
          <table:table-cell office:value-type="float" office:value="3770" table:style-name="ce1">
            <text:p>3770</text:p>
          </table:table-cell>
          <table:table-cell office:value-type="string" table:style-name="ce81">
            <text:p><text:s/>330,721.90</text:p>
          </table:table-cell>
          <table:table-cell office:value-type="float" office:value="0" table:style-name="ce82">
            <text:p>-<text:s/></text:p>
          </table:table-cell>
          <table:table-cell office:value-type="float" office:value="37.89" table:style-name="ce82">
            <text:p>37,89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4105" table:style-name="ce1">
            <text:p>2441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1 1984-0</text:p>
          </table:table-cell>
          <table:table-cell table:number-columns-repeated="16373"/>
        </table:table-row>
        <table:table-row table:style-name="ro7">
          <table:table-cell office:value-type="float" office:value="3771" table:style-name="ce1">
            <text:p>3771</text:p>
          </table:table-cell>
          <table:table-cell office:value-type="string" table:style-name="ce81">
            <text:p><text:s/>330,688.21</text:p>
          </table:table-cell>
          <table:table-cell office:value-type="float" office:value="0" table:style-name="ce82">
            <text:p>-<text:s/></text:p>
          </table:table-cell>
          <table:table-cell office:value-type="float" office:value="33.69" table:style-name="ce82">
            <text:p>33,69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4205" table:style-name="ce1">
            <text:p>2442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1 1986-0</text:p>
          </table:table-cell>
          <table:table-cell table:number-columns-repeated="16373"/>
        </table:table-row>
        <table:table-row table:style-name="ro7">
          <table:table-cell office:value-type="float" office:value="3772" table:style-name="ce1">
            <text:p>3772</text:p>
          </table:table-cell>
          <table:table-cell office:value-type="string" table:style-name="ce81">
            <text:p><text:s/>330,654.52</text:p>
          </table:table-cell>
          <table:table-cell office:value-type="float" office:value="0" table:style-name="ce82">
            <text:p>-<text:s/></text:p>
          </table:table-cell>
          <table:table-cell office:value-type="float" office:value="33.69" table:style-name="ce82">
            <text:p>33,69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4305" table:style-name="ce1">
            <text:p>2443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1 1988-0</text:p>
          </table:table-cell>
          <table:table-cell table:number-columns-repeated="16373"/>
        </table:table-row>
        <table:table-row table:style-name="ro7">
          <table:table-cell office:value-type="float" office:value="3773" table:style-name="ce1">
            <text:p>3773</text:p>
          </table:table-cell>
          <table:table-cell office:value-type="string" table:style-name="ce81">
            <text:p><text:s/>330,603.07</text:p>
          </table:table-cell>
          <table:table-cell office:value-type="float" office:value="0" table:style-name="ce82">
            <text:p>-<text:s/></text:p>
          </table:table-cell>
          <table:table-cell office:value-type="float" office:value="51.45" table:style-name="ce82">
            <text:p>51,45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4405" table:style-name="ce1">
            <text:p>2444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1 1990-0</text:p>
          </table:table-cell>
          <table:table-cell table:number-columns-repeated="16373"/>
        </table:table-row>
        <table:table-row table:style-name="ro7">
          <table:table-cell office:value-type="float" office:value="3774" table:style-name="ce1">
            <text:p>3774</text:p>
          </table:table-cell>
          <table:table-cell office:value-type="string" table:style-name="ce81">
            <text:p><text:s/>330,551.62</text:p>
          </table:table-cell>
          <table:table-cell office:value-type="float" office:value="0" table:style-name="ce82">
            <text:p>-<text:s/></text:p>
          </table:table-cell>
          <table:table-cell office:value-type="float" office:value="51.45" table:style-name="ce82">
            <text:p>51,45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4505" table:style-name="ce1">
            <text:p>2445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1 1992-0</text:p>
          </table:table-cell>
          <table:table-cell table:number-columns-repeated="16373"/>
        </table:table-row>
        <table:table-row table:style-name="ro7">
          <table:table-cell office:value-type="float" office:value="3775" table:style-name="ce1">
            <text:p>3775</text:p>
          </table:table-cell>
          <table:table-cell office:value-type="string" table:style-name="ce81">
            <text:p><text:s/>330,500.17</text:p>
          </table:table-cell>
          <table:table-cell office:value-type="float" office:value="0" table:style-name="ce82">
            <text:p>-<text:s/></text:p>
          </table:table-cell>
          <table:table-cell office:value-type="float" office:value="51.45" table:style-name="ce82">
            <text:p>51,45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4605" table:style-name="ce1">
            <text:p>2446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1 1994-0</text:p>
          </table:table-cell>
          <table:table-cell table:number-columns-repeated="16373"/>
        </table:table-row>
        <table:table-row table:style-name="ro7">
          <table:table-cell office:value-type="float" office:value="3776" table:style-name="ce1">
            <text:p>3776</text:p>
          </table:table-cell>
          <table:table-cell office:value-type="string" table:style-name="ce81">
            <text:p><text:s/>321,818.30</text:p>
          </table:table-cell>
          <table:table-cell office:value-type="float" office:value="0" table:style-name="ce82">
            <text:p>-<text:s/></text:p>
          </table:table-cell>
          <table:table-cell office:value-type="float" office:value="8681.8700000000008" table:style-name="ce82">
            <text:p>8.681,87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7805" table:style-name="ce1">
            <text:p>2378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225-0</text:p>
          </table:table-cell>
          <table:table-cell table:number-columns-repeated="16373"/>
        </table:table-row>
        <table:table-row table:style-name="ro7">
          <table:table-cell office:value-type="float" office:value="3777" table:style-name="ce1">
            <text:p>3777</text:p>
          </table:table-cell>
          <table:table-cell office:value-type="string" table:style-name="ce81">
            <text:p><text:s/>320,081.93</text:p>
          </table:table-cell>
          <table:table-cell office:value-type="float" office:value="0" table:style-name="ce82">
            <text:p>-<text:s/></text:p>
          </table:table-cell>
          <table:table-cell office:value-type="float" office:value="1736.37" table:style-name="ce82">
            <text:p>1.736,37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7905" table:style-name="ce1">
            <text:p>2379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227-0</text:p>
          </table:table-cell>
          <table:table-cell table:number-columns-repeated="16373"/>
        </table:table-row>
        <table:table-row table:style-name="ro7">
          <table:table-cell office:value-type="float" office:value="3778" table:style-name="ce1">
            <text:p>3778</text:p>
          </table:table-cell>
          <table:table-cell office:value-type="string" table:style-name="ce81">
            <text:p><text:s/>316,609.18</text:p>
          </table:table-cell>
          <table:table-cell office:value-type="float" office:value="0" table:style-name="ce82">
            <text:p>-<text:s/></text:p>
          </table:table-cell>
          <table:table-cell office:value-type="float" office:value="3472.75" table:style-name="ce82">
            <text:p>3.472,75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8005" table:style-name="ce1">
            <text:p>2380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229-0</text:p>
          </table:table-cell>
          <table:table-cell table:number-columns-repeated="16373"/>
        </table:table-row>
        <table:table-row table:style-name="ro7">
          <table:table-cell office:value-type="float" office:value="3779" table:style-name="ce1">
            <text:p>3779</text:p>
          </table:table-cell>
          <table:table-cell office:value-type="string" table:style-name="ce81">
            <text:p><text:s/>315,393.72</text:p>
          </table:table-cell>
          <table:table-cell office:value-type="float" office:value="0" table:style-name="ce82">
            <text:p>-<text:s/></text:p>
          </table:table-cell>
          <table:table-cell office:value-type="float" office:value="1215.46" table:style-name="ce82">
            <text:p>1.215,46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8105" table:style-name="ce1">
            <text:p>2381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231-0</text:p>
          </table:table-cell>
          <table:table-cell table:number-columns-repeated="16373"/>
        </table:table-row>
        <table:table-row table:style-name="ro7">
          <table:table-cell office:value-type="float" office:value="3780" table:style-name="ce1">
            <text:p>3780</text:p>
          </table:table-cell>
          <table:table-cell office:value-type="string" table:style-name="ce81">
            <text:p><text:s/>313,223.25</text:p>
          </table:table-cell>
          <table:table-cell office:value-type="float" office:value="0" table:style-name="ce82">
            <text:p>-<text:s/></text:p>
          </table:table-cell>
          <table:table-cell office:value-type="float" office:value="2170.4699999999998" table:style-name="ce82">
            <text:p>2.170,47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8205" table:style-name="ce1">
            <text:p>2382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233-0</text:p>
          </table:table-cell>
          <table:table-cell table:number-columns-repeated="16373"/>
        </table:table-row>
        <table:table-row table:style-name="ro7">
          <table:table-cell office:value-type="float" office:value="3781" table:style-name="ce1">
            <text:p>3781</text:p>
          </table:table-cell>
          <table:table-cell office:value-type="string" table:style-name="ce81">
            <text:p><text:s/>309,229.59</text:p>
          </table:table-cell>
          <table:table-cell office:value-type="float" office:value="0" table:style-name="ce82">
            <text:p>-<text:s/></text:p>
          </table:table-cell>
          <table:table-cell office:value-type="float" office:value="3993.66" table:style-name="ce82">
            <text:p>3.993,66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8305" table:style-name="ce1">
            <text:p>2383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235-0</text:p>
          </table:table-cell>
          <table:table-cell table:number-columns-repeated="16373"/>
        </table:table-row>
        <table:table-row table:style-name="ro7">
          <table:table-cell office:value-type="float" office:value="3782" table:style-name="ce1">
            <text:p>3782</text:p>
          </table:table-cell>
          <table:table-cell office:value-type="string" table:style-name="ce81">
            <text:p><text:s/>301,696.30</text:p>
          </table:table-cell>
          <table:table-cell office:value-type="float" office:value="0" table:style-name="ce82">
            <text:p>-<text:s/></text:p>
          </table:table-cell>
          <table:table-cell office:value-type="float" office:value="7533.29" table:style-name="ce82">
            <text:p>7.533,29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8405" table:style-name="ce1">
            <text:p>2384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237-0</text:p>
          </table:table-cell>
          <table:table-cell table:number-columns-repeated="16373"/>
        </table:table-row>
        <table:table-row table:style-name="ro7">
          <table:table-cell office:value-type="float" office:value="3783" table:style-name="ce1">
            <text:p>3783</text:p>
          </table:table-cell>
          <table:table-cell office:value-type="string" table:style-name="ce81">
            <text:p><text:s/>301,181.83</text:p>
          </table:table-cell>
          <table:table-cell office:value-type="float" office:value="0" table:style-name="ce82">
            <text:p>-<text:s/></text:p>
          </table:table-cell>
          <table:table-cell office:value-type="float" office:value="514.47" table:style-name="ce82">
            <text:p>514,47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8505" table:style-name="ce1">
            <text:p>2385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239-0</text:p>
          </table:table-cell>
          <table:table-cell table:number-columns-repeated="16373"/>
        </table:table-row>
        <table:table-row table:style-name="ro7">
          <table:table-cell office:value-type="float" office:value="3784" table:style-name="ce1">
            <text:p>3784</text:p>
          </table:table-cell>
          <table:table-cell office:value-type="string" table:style-name="ce81">
            <text:p><text:s/>301,130.38</text:p>
          </table:table-cell>
          <table:table-cell office:value-type="float" office:value="0" table:style-name="ce82">
            <text:p>-<text:s/></text:p>
          </table:table-cell>
          <table:table-cell office:value-type="float" office:value="51.45" table:style-name="ce82">
            <text:p>51,45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4705" table:style-name="ce1">
            <text:p>2447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1 1996-0</text:p>
          </table:table-cell>
          <table:table-cell table:number-columns-repeated="16373"/>
        </table:table-row>
        <table:table-row table:style-name="ro7">
          <table:table-cell office:value-type="float" office:value="3785" table:style-name="ce1">
            <text:p>3785</text:p>
          </table:table-cell>
          <table:table-cell office:value-type="string" table:style-name="ce81">
            <text:p><text:s/>301,078.93</text:p>
          </table:table-cell>
          <table:table-cell office:value-type="float" office:value="0" table:style-name="ce82">
            <text:p>-<text:s/></text:p>
          </table:table-cell>
          <table:table-cell office:value-type="float" office:value="51.45" table:style-name="ce82">
            <text:p>51,45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4805" table:style-name="ce1">
            <text:p>2448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1 1998-0</text:p>
          </table:table-cell>
          <table:table-cell table:number-columns-repeated="16373"/>
        </table:table-row>
        <table:table-row table:style-name="ro7">
          <table:table-cell office:value-type="float" office:value="3786" table:style-name="ce1">
            <text:p>3786</text:p>
          </table:table-cell>
          <table:table-cell office:value-type="string" table:style-name="ce81">
            <text:p><text:s/>301,027.48</text:p>
          </table:table-cell>
          <table:table-cell office:value-type="float" office:value="0" table:style-name="ce82">
            <text:p>-<text:s/></text:p>
          </table:table-cell>
          <table:table-cell office:value-type="float" office:value="51.45" table:style-name="ce82">
            <text:p>51,45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4905" table:style-name="ce1">
            <text:p>2449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1 2000-0</text:p>
          </table:table-cell>
          <table:table-cell table:number-columns-repeated="16373"/>
        </table:table-row>
        <table:table-row table:style-name="ro7">
          <table:table-cell office:value-type="float" office:value="3787" table:style-name="ce1">
            <text:p>3787</text:p>
          </table:table-cell>
          <table:table-cell office:value-type="string" table:style-name="ce81">
            <text:p><text:s/>301,003.32</text:p>
          </table:table-cell>
          <table:table-cell office:value-type="float" office:value="0" table:style-name="ce82">
            <text:p>-<text:s/></text:p>
          </table:table-cell>
          <table:table-cell office:value-type="float" office:value="24.16" table:style-name="ce82">
            <text:p>24,16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5005" table:style-name="ce1">
            <text:p>2450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1 2002-0</text:p>
          </table:table-cell>
          <table:table-cell table:number-columns-repeated="16373"/>
        </table:table-row>
        <table:table-row table:style-name="ro7">
          <table:table-cell office:value-type="float" office:value="3788" table:style-name="ce1">
            <text:p>3788</text:p>
          </table:table-cell>
          <table:table-cell office:value-type="string" table:style-name="ce81">
            <text:p><text:s/>299,704.65</text:p>
          </table:table-cell>
          <table:table-cell office:value-type="float" office:value="0" table:style-name="ce82">
            <text:p>-<text:s/></text:p>
          </table:table-cell>
          <table:table-cell office:value-type="float" office:value="1298.67" table:style-name="ce82">
            <text:p>1.298,67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5105" table:style-name="ce1">
            <text:p>2451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1 2004-0</text:p>
          </table:table-cell>
          <table:table-cell table:number-columns-repeated="16373"/>
        </table:table-row>
        <table:table-row table:style-name="ro7">
          <table:table-cell office:value-type="float" office:value="3789" table:style-name="ce1">
            <text:p>3789</text:p>
          </table:table-cell>
          <table:table-cell office:value-type="string" table:style-name="ce81">
            <text:p><text:s/>298,617.65</text:p>
          </table:table-cell>
          <table:table-cell office:value-type="float" office:value="0" table:style-name="ce82">
            <text:p>-<text:s/></text:p>
          </table:table-cell>
          <table:table-cell office:value-type="float" office:value="1087" table:style-name="ce82">
            <text:p>1.087,00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5305" table:style-name="ce1">
            <text:p>2453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EO 2006-0</text:p>
          </table:table-cell>
          <table:table-cell table:number-columns-repeated="16373"/>
        </table:table-row>
        <table:table-row table:style-name="ro7">
          <table:table-cell office:value-type="float" office:value="3790" table:style-name="ce1">
            <text:p>3790</text:p>
          </table:table-cell>
          <table:table-cell office:value-type="string" table:style-name="ce81">
            <text:p><text:s/>297,572.27</text:p>
          </table:table-cell>
          <table:table-cell office:value-type="float" office:value="0" table:style-name="ce82">
            <text:p>-<text:s/></text:p>
          </table:table-cell>
          <table:table-cell office:value-type="float" office:value="1045.3800000000001" table:style-name="ce82">
            <text:p>1.045,38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5505" table:style-name="ce1">
            <text:p>2455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EO 2008-0</text:p>
          </table:table-cell>
          <table:table-cell table:number-columns-repeated="16373"/>
        </table:table-row>
        <table:table-row table:style-name="ro7">
          <table:table-cell office:value-type="float" office:value="3791" table:style-name="ce1">
            <text:p>3791</text:p>
          </table:table-cell>
          <table:table-cell office:value-type="string" table:style-name="ce81">
            <text:p><text:s/>297,318.98</text:p>
          </table:table-cell>
          <table:table-cell office:value-type="float" office:value="0" table:style-name="ce82">
            <text:p>-<text:s/></text:p>
          </table:table-cell>
          <table:table-cell office:value-type="float" office:value="253.29" table:style-name="ce82">
            <text:p>253,29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5605" table:style-name="ce1">
            <text:p>2456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1 2010-0</text:p>
          </table:table-cell>
          <table:table-cell table:number-columns-repeated="16373"/>
        </table:table-row>
        <table:table-row table:style-name="ro7">
          <table:table-cell office:value-type="float" office:value="3792" table:style-name="ce1">
            <text:p>3792</text:p>
          </table:table-cell>
          <table:table-cell office:value-type="string" table:style-name="ce81">
            <text:p><text:s/>297,180.98</text:p>
          </table:table-cell>
          <table:table-cell office:value-type="float" office:value="0" table:style-name="ce82">
            <text:p>-<text:s/></text:p>
          </table:table-cell>
          <table:table-cell office:value-type="float" office:value="138" table:style-name="ce82">
            <text:p>138,00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5105" table:style-name="ce1">
            <text:p>2351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195-0</text:p>
          </table:table-cell>
          <table:table-cell table:number-columns-repeated="16373"/>
        </table:table-row>
        <table:table-row table:style-name="ro7">
          <table:table-cell office:value-type="float" office:value="3793" table:style-name="ce1">
            <text:p>3793</text:p>
          </table:table-cell>
          <table:table-cell office:value-type="string" table:style-name="ce81">
            <text:p><text:s/>295,580.98</text:p>
          </table:table-cell>
          <table:table-cell office:value-type="float" office:value="0" table:style-name="ce82">
            <text:p>-<text:s/></text:p>
          </table:table-cell>
          <table:table-cell office:value-type="float" office:value="1600" table:style-name="ce82">
            <text:p>1.600,00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5405" table:style-name="ce1">
            <text:p>2354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G 40-0</text:p>
          </table:table-cell>
          <table:table-cell table:number-columns-repeated="16373"/>
        </table:table-row>
        <table:table-row table:style-name="ro7">
          <table:table-cell office:value-type="float" office:value="3794" table:style-name="ce1">
            <text:p>3794</text:p>
          </table:table-cell>
          <table:table-cell office:value-type="string" table:style-name="ce81">
            <text:p><text:s/>293,900.98</text:p>
          </table:table-cell>
          <table:table-cell office:value-type="float" office:value="0" table:style-name="ce82">
            <text:p>-<text:s/></text:p>
          </table:table-cell>
          <table:table-cell office:value-type="float" office:value="1680" table:style-name="ce82">
            <text:p>1.680,00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5505" table:style-name="ce1">
            <text:p>2355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G 42-0</text:p>
          </table:table-cell>
          <table:table-cell table:number-columns-repeated="16373"/>
        </table:table-row>
        <table:table-row table:style-name="ro7">
          <table:table-cell office:value-type="float" office:value="3795" table:style-name="ce1">
            <text:p>3795</text:p>
          </table:table-cell>
          <table:table-cell office:value-type="string" table:style-name="ce81">
            <text:p><text:s/>292,220.98</text:p>
          </table:table-cell>
          <table:table-cell office:value-type="float" office:value="0" table:style-name="ce82">
            <text:p>-<text:s/></text:p>
          </table:table-cell>
          <table:table-cell office:value-type="float" office:value="1680" table:style-name="ce82">
            <text:p>1.680,00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5705" table:style-name="ce1">
            <text:p>2357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G 44-0</text:p>
          </table:table-cell>
          <table:table-cell table:number-columns-repeated="16373"/>
        </table:table-row>
        <table:table-row table:style-name="ro7">
          <table:table-cell office:value-type="float" office:value="3796" table:style-name="ce1">
            <text:p>3796</text:p>
          </table:table-cell>
          <table:table-cell office:value-type="string" table:style-name="ce81">
            <text:p><text:s/>291,677.57</text:p>
          </table:table-cell>
          <table:table-cell office:value-type="float" office:value="0" table:style-name="ce82">
            <text:p>-<text:s/></text:p>
          </table:table-cell>
          <table:table-cell office:value-type="float" office:value="543.41" table:style-name="ce82">
            <text:p>543,41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6705" table:style-name="ce1">
            <text:p>2367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G 46-0</text:p>
          </table:table-cell>
          <table:table-cell table:number-columns-repeated="16373"/>
        </table:table-row>
        <table:table-row table:style-name="ro7">
          <table:table-cell office:value-type="float" office:value="3797" table:style-name="ce1">
            <text:p>3797</text:p>
          </table:table-cell>
          <table:table-cell office:value-type="string" table:style-name="ce81">
            <text:p><text:s/>291,665.05</text:p>
          </table:table-cell>
          <table:table-cell office:value-type="float" office:value="0" table:style-name="ce82">
            <text:p>-<text:s/></text:p>
          </table:table-cell>
          <table:table-cell office:value-type="float" office:value="12.52" table:style-name="ce82">
            <text:p>12,52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6805" table:style-name="ce1">
            <text:p>2368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205-0</text:p>
          </table:table-cell>
          <table:table-cell table:number-columns-repeated="16373"/>
        </table:table-row>
        <table:table-row table:style-name="ro7">
          <table:table-cell office:value-type="float" office:value="3798" table:style-name="ce1">
            <text:p>3798</text:p>
          </table:table-cell>
          <table:table-cell office:value-type="string" table:style-name="ce81">
            <text:p><text:s/>290,689.07</text:p>
          </table:table-cell>
          <table:table-cell office:value-type="float" office:value="0" table:style-name="ce82">
            <text:p>-<text:s/></text:p>
          </table:table-cell>
          <table:table-cell office:value-type="float" office:value="975.98" table:style-name="ce82">
            <text:p>975,98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6905" table:style-name="ce1">
            <text:p>2369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207-0</text:p>
          </table:table-cell>
          <table:table-cell table:number-columns-repeated="16373"/>
        </table:table-row>
        <table:table-row table:style-name="ro7">
          <table:table-cell office:value-type="float" office:value="3799" table:style-name="ce1">
            <text:p>3799</text:p>
          </table:table-cell>
          <table:table-cell office:value-type="string" table:style-name="ce81">
            <text:p><text:s/>290,632.21</text:p>
          </table:table-cell>
          <table:table-cell office:value-type="float" office:value="0" table:style-name="ce82">
            <text:p>-<text:s/></text:p>
          </table:table-cell>
          <table:table-cell office:value-type="float" office:value="56.86" table:style-name="ce82">
            <text:p>56,86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9305" table:style-name="ce1">
            <text:p>2293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151-0</text:p>
          </table:table-cell>
          <table:table-cell table:number-columns-repeated="16373"/>
        </table:table-row>
        <table:table-row table:style-name="ro7">
          <table:table-cell office:value-type="float" office:value="3800" table:style-name="ce1">
            <text:p>3800</text:p>
          </table:table-cell>
          <table:table-cell office:value-type="string" table:style-name="ce81">
            <text:p><text:s/>288,496.21</text:p>
          </table:table-cell>
          <table:table-cell office:value-type="float" office:value="0" table:style-name="ce82">
            <text:p>-<text:s/></text:p>
          </table:table-cell>
          <table:table-cell office:value-type="float" office:value="2136" table:style-name="ce82">
            <text:p>2.136,00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9405" table:style-name="ce1">
            <text:p>2294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153-0</text:p>
          </table:table-cell>
          <table:table-cell table:number-columns-repeated="16373"/>
        </table:table-row>
        <table:table-row table:style-name="ro7">
          <table:table-cell office:value-type="float" office:value="3801" table:style-name="ce1">
            <text:p>3801</text:p>
          </table:table-cell>
          <table:table-cell office:value-type="string" table:style-name="ce81">
            <text:p><text:s/>288,480.42</text:p>
          </table:table-cell>
          <table:table-cell office:value-type="float" office:value="0" table:style-name="ce82">
            <text:p>-<text:s/></text:p>
          </table:table-cell>
          <table:table-cell office:value-type="float" office:value="15.79" table:style-name="ce82">
            <text:p>15,79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9505" table:style-name="ce1">
            <text:p>2295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155-0</text:p>
          </table:table-cell>
          <table:table-cell table:number-columns-repeated="16373"/>
        </table:table-row>
        <table:table-row table:style-name="ro7">
          <table:table-cell office:value-type="float" office:value="3802" table:style-name="ce1">
            <text:p>3802</text:p>
          </table:table-cell>
          <table:table-cell office:value-type="string" table:style-name="ce81">
            <text:p><text:s/>288,466.23</text:p>
          </table:table-cell>
          <table:table-cell office:value-type="float" office:value="0" table:style-name="ce82">
            <text:p>-<text:s/></text:p>
          </table:table-cell>
          <table:table-cell office:value-type="float" office:value="14.19" table:style-name="ce82">
            <text:p>14,19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9605" table:style-name="ce1">
            <text:p>2296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G 28-0</text:p>
          </table:table-cell>
          <table:table-cell table:number-columns-repeated="16373"/>
        </table:table-row>
        <table:table-row table:style-name="ro7">
          <table:table-cell office:value-type="float" office:value="3803" table:style-name="ce1">
            <text:p>3803</text:p>
          </table:table-cell>
          <table:table-cell office:value-type="string" table:style-name="ce81">
            <text:p><text:s/>286,668.63</text:p>
          </table:table-cell>
          <table:table-cell office:value-type="float" office:value="0" table:style-name="ce82">
            <text:p>-<text:s/></text:p>
          </table:table-cell>
          <table:table-cell office:value-type="float" office:value="1797.6" table:style-name="ce82">
            <text:p>1.797,60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9705" table:style-name="ce1">
            <text:p>2297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157-0</text:p>
          </table:table-cell>
          <table:table-cell table:number-columns-repeated="16373"/>
        </table:table-row>
        <table:table-row table:style-name="ro7">
          <table:table-cell office:value-type="float" office:value="3804" table:style-name="ce1">
            <text:p>3804</text:p>
          </table:table-cell>
          <table:table-cell office:value-type="string" table:style-name="ce81">
            <text:p><text:s/>286,079.23</text:p>
          </table:table-cell>
          <table:table-cell office:value-type="float" office:value="0" table:style-name="ce82">
            <text:p>-<text:s/></text:p>
          </table:table-cell>
          <table:table-cell office:value-type="float" office:value="589.4" table:style-name="ce82">
            <text:p>589,40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7605" table:style-name="ce1">
            <text:p>2376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221-0</text:p>
          </table:table-cell>
          <table:table-cell table:number-columns-repeated="16373"/>
        </table:table-row>
        <table:table-row table:style-name="ro7">
          <table:table-cell office:value-type="float" office:value="3805" table:style-name="ce1">
            <text:p>3805</text:p>
          </table:table-cell>
          <table:table-cell office:value-type="string" table:style-name="ce81">
            <text:p><text:s/>285,953.25</text:p>
          </table:table-cell>
          <table:table-cell office:value-type="float" office:value="0" table:style-name="ce82">
            <text:p>-<text:s/></text:p>
          </table:table-cell>
          <table:table-cell office:value-type="float" office:value="125.98" table:style-name="ce82">
            <text:p>125,98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7705" table:style-name="ce1">
            <text:p>2377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223-0</text:p>
          </table:table-cell>
          <table:table-cell table:number-columns-repeated="16373"/>
        </table:table-row>
        <table:table-row table:style-name="ro7">
          <table:table-cell office:value-type="float" office:value="3806" table:style-name="ce1">
            <text:p>3806</text:p>
          </table:table-cell>
          <table:table-cell office:value-type="string" table:style-name="ce81">
            <text:p><text:s/>279,743.42</text:p>
          </table:table-cell>
          <table:table-cell office:value-type="float" office:value="0" table:style-name="ce82">
            <text:p>-<text:s/></text:p>
          </table:table-cell>
          <table:table-cell office:value-type="float" office:value="6209.83" table:style-name="ce82">
            <text:p>6.209,83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6205" table:style-name="ce1">
            <text:p>2262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110-0</text:p>
          </table:table-cell>
          <table:table-cell table:number-columns-repeated="16373"/>
        </table:table-row>
        <table:table-row table:style-name="ro7">
          <table:table-cell office:value-type="float" office:value="3807" table:style-name="ce1">
            <text:p>3807</text:p>
          </table:table-cell>
          <table:table-cell office:value-type="string" table:style-name="ce81">
            <text:p><text:s/>278,184.91</text:p>
          </table:table-cell>
          <table:table-cell office:value-type="float" office:value="0" table:style-name="ce82">
            <text:p>-<text:s/></text:p>
          </table:table-cell>
          <table:table-cell office:value-type="float" office:value="1558.51" table:style-name="ce82">
            <text:p>1.558,51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6305" table:style-name="ce1">
            <text:p>2263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G 14-0</text:p>
          </table:table-cell>
          <table:table-cell table:number-columns-repeated="16373"/>
        </table:table-row>
        <table:table-row table:style-name="ro7">
          <table:table-cell office:value-type="float" office:value="3808" table:style-name="ce1">
            <text:p>3808</text:p>
          </table:table-cell>
          <table:table-cell office:value-type="string" table:style-name="ce81">
            <text:p><text:s/>277,121.08</text:p>
          </table:table-cell>
          <table:table-cell office:value-type="float" office:value="0" table:style-name="ce82">
            <text:p>-<text:s/></text:p>
          </table:table-cell>
          <table:table-cell office:value-type="float" office:value="1063.83" table:style-name="ce82">
            <text:p>1.063,83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7005" table:style-name="ce1">
            <text:p>2370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209-0</text:p>
          </table:table-cell>
          <table:table-cell table:number-columns-repeated="16373"/>
        </table:table-row>
        <table:table-row table:style-name="ro7">
          <table:table-cell office:value-type="float" office:value="3809" table:style-name="ce1">
            <text:p>3809</text:p>
          </table:table-cell>
          <table:table-cell office:value-type="string" table:style-name="ce81">
            <text:p><text:s/>276,597.24</text:p>
          </table:table-cell>
          <table:table-cell office:value-type="float" office:value="0" table:style-name="ce82">
            <text:p>-<text:s/></text:p>
          </table:table-cell>
          <table:table-cell office:value-type="float" office:value="523.84" table:style-name="ce82">
            <text:p>523,84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7105" table:style-name="ce1">
            <text:p>2371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211-0</text:p>
          </table:table-cell>
          <table:table-cell table:number-columns-repeated="16373"/>
        </table:table-row>
        <table:table-row table:style-name="ro7">
          <table:table-cell office:value-type="float" office:value="3810" table:style-name="ce1">
            <text:p>3810</text:p>
          </table:table-cell>
          <table:table-cell office:value-type="string" table:style-name="ce81">
            <text:p><text:s/>265,077.85</text:p>
          </table:table-cell>
          <table:table-cell office:value-type="float" office:value="0" table:style-name="ce82">
            <text:p>-<text:s/></text:p>
          </table:table-cell>
          <table:table-cell office:value-type="float" office:value="11519.39" table:style-name="ce82">
            <text:p>11.519,39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7205" table:style-name="ce1">
            <text:p>2372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213-0</text:p>
          </table:table-cell>
          <table:table-cell table:number-columns-repeated="16373"/>
        </table:table-row>
        <table:table-row table:style-name="ro7">
          <table:table-cell office:value-type="float" office:value="3811" table:style-name="ce1">
            <text:p>3811</text:p>
          </table:table-cell>
          <table:table-cell office:value-type="string" table:style-name="ce81">
            <text:p><text:s/>260,747.65</text:p>
          </table:table-cell>
          <table:table-cell office:value-type="float" office:value="0" table:style-name="ce82">
            <text:p>-<text:s/></text:p>
          </table:table-cell>
          <table:table-cell office:value-type="float" office:value="4330.2" table:style-name="ce82">
            <text:p>4.330,20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7305" table:style-name="ce1">
            <text:p>2373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215-0</text:p>
          </table:table-cell>
          <table:table-cell table:number-columns-repeated="16373"/>
        </table:table-row>
        <table:table-row table:style-name="ro7">
          <table:table-cell office:value-type="float" office:value="3812" table:style-name="ce1">
            <text:p>3812</text:p>
          </table:table-cell>
          <table:table-cell office:value-type="string" table:style-name="ce81">
            <text:p><text:s/>260,598.63</text:p>
          </table:table-cell>
          <table:table-cell office:value-type="float" office:value="0" table:style-name="ce82">
            <text:p>-<text:s/></text:p>
          </table:table-cell>
          <table:table-cell office:value-type="float" office:value="149.02000000000001" table:style-name="ce82">
            <text:p>149,02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7405" table:style-name="ce1">
            <text:p>2374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217-0</text:p>
          </table:table-cell>
          <table:table-cell table:number-columns-repeated="16373"/>
        </table:table-row>
        <table:table-row table:style-name="ro7">
          <table:table-cell office:value-type="float" office:value="3813" table:style-name="ce1">
            <text:p>3813</text:p>
          </table:table-cell>
          <table:table-cell office:value-type="string" table:style-name="ce81">
            <text:p><text:s/>260,406.38</text:p>
          </table:table-cell>
          <table:table-cell office:value-type="float" office:value="0" table:style-name="ce82">
            <text:p>-<text:s/></text:p>
          </table:table-cell>
          <table:table-cell office:value-type="float" office:value="192.25" table:style-name="ce82">
            <text:p>192,25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7505" table:style-name="ce1">
            <text:p>2375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219-0</text:p>
          </table:table-cell>
          <table:table-cell table:number-columns-repeated="16373"/>
        </table:table-row>
        <table:table-row table:style-name="ro7">
          <table:table-cell office:value-type="float" office:value="3814" table:style-name="ce1">
            <text:p>3814</text:p>
          </table:table-cell>
          <table:table-cell office:value-type="string" table:style-name="ce81">
            <text:p><text:s/>260,303.57</text:p>
          </table:table-cell>
          <table:table-cell office:value-type="float" office:value="0" table:style-name="ce82">
            <text:p>-<text:s/></text:p>
          </table:table-cell>
          <table:table-cell office:value-type="float" office:value="102.81" table:style-name="ce82">
            <text:p>102,81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6605" table:style-name="ce1">
            <text:p>2266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115-0</text:p>
          </table:table-cell>
          <table:table-cell table:number-columns-repeated="16373"/>
        </table:table-row>
        <table:table-row table:style-name="ro7">
          <table:table-cell office:value-type="float" office:value="3815" table:style-name="ce1">
            <text:p>3815</text:p>
          </table:table-cell>
          <table:table-cell office:value-type="string" table:style-name="ce81">
            <text:p><text:s/>255,425.30</text:p>
          </table:table-cell>
          <table:table-cell office:value-type="float" office:value="0" table:style-name="ce82">
            <text:p>-<text:s/></text:p>
          </table:table-cell>
          <table:table-cell office:value-type="float" office:value="4878.2700000000004" table:style-name="ce82">
            <text:p>4.878,27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6705" table:style-name="ce1">
            <text:p>2267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117-0</text:p>
          </table:table-cell>
          <table:table-cell table:number-columns-repeated="16373"/>
        </table:table-row>
        <table:table-row table:style-name="ro7">
          <table:table-cell office:value-type="float" office:value="3816" table:style-name="ce1">
            <text:p>3816</text:p>
          </table:table-cell>
          <table:table-cell office:value-type="string" table:style-name="ce81">
            <text:p><text:s/>255,375.74</text:p>
          </table:table-cell>
          <table:table-cell office:value-type="float" office:value="0" table:style-name="ce82">
            <text:p>-<text:s/></text:p>
          </table:table-cell>
          <table:table-cell office:value-type="float" office:value="49.56" table:style-name="ce82">
            <text:p>49,56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6805" table:style-name="ce1">
            <text:p>2268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119-0</text:p>
          </table:table-cell>
          <table:table-cell table:number-columns-repeated="16373"/>
        </table:table-row>
        <table:table-row table:style-name="ro7">
          <table:table-cell office:value-type="float" office:value="3817" table:style-name="ce1">
            <text:p>3817</text:p>
          </table:table-cell>
          <table:table-cell office:value-type="string" table:style-name="ce81">
            <text:p><text:s/>254,946.23</text:p>
          </table:table-cell>
          <table:table-cell office:value-type="float" office:value="0" table:style-name="ce82">
            <text:p>-<text:s/></text:p>
          </table:table-cell>
          <table:table-cell office:value-type="float" office:value="429.51" table:style-name="ce82">
            <text:p>429,51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6105" table:style-name="ce1">
            <text:p>2361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197-0</text:p>
          </table:table-cell>
          <table:table-cell table:number-columns-repeated="16373"/>
        </table:table-row>
        <table:table-row table:style-name="ro7">
          <table:table-cell office:value-type="float" office:value="3818" table:style-name="ce1">
            <text:p>3818</text:p>
          </table:table-cell>
          <table:table-cell office:value-type="string" table:style-name="ce81">
            <text:p><text:s/>254,777.63</text:p>
          </table:table-cell>
          <table:table-cell office:value-type="float" office:value="0" table:style-name="ce82">
            <text:p>-<text:s/></text:p>
          </table:table-cell>
          <table:table-cell office:value-type="float" office:value="168.6" table:style-name="ce82">
            <text:p>168,60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6305" table:style-name="ce1">
            <text:p>2363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1 1952-0</text:p>
          </table:table-cell>
          <table:table-cell table:number-columns-repeated="16373"/>
        </table:table-row>
        <table:table-row table:style-name="ro7">
          <table:table-cell office:value-type="float" office:value="3819" table:style-name="ce1">
            <text:p>3819</text:p>
          </table:table-cell>
          <table:table-cell office:value-type="string" table:style-name="ce81">
            <text:p><text:s/>254,062.16</text:p>
          </table:table-cell>
          <table:table-cell office:value-type="float" office:value="0" table:style-name="ce82">
            <text:p>-<text:s/></text:p>
          </table:table-cell>
          <table:table-cell office:value-type="float" office:value="715.47" table:style-name="ce82">
            <text:p>715,47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6405" table:style-name="ce1">
            <text:p>2364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199-0</text:p>
          </table:table-cell>
          <table:table-cell table:number-columns-repeated="16373"/>
        </table:table-row>
        <table:table-row table:style-name="ro7">
          <table:table-cell office:value-type="float" office:value="3820" table:style-name="ce1">
            <text:p>3820</text:p>
          </table:table-cell>
          <table:table-cell office:value-type="string" table:style-name="ce81">
            <text:p><text:s/>252,145.12</text:p>
          </table:table-cell>
          <table:table-cell office:value-type="float" office:value="0" table:style-name="ce82">
            <text:p>-<text:s/></text:p>
          </table:table-cell>
          <table:table-cell office:value-type="float" office:value="1917.04" table:style-name="ce82">
            <text:p>1.917,04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6505" table:style-name="ce1">
            <text:p>2365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201-0</text:p>
          </table:table-cell>
          <table:table-cell table:number-columns-repeated="16373"/>
        </table:table-row>
        <table:table-row table:style-name="ro7">
          <table:table-cell office:value-type="float" office:value="3821" table:style-name="ce1">
            <text:p>3821</text:p>
          </table:table-cell>
          <table:table-cell office:value-type="string" table:style-name="ce81">
            <text:p><text:s/>248,558.39</text:p>
          </table:table-cell>
          <table:table-cell office:value-type="float" office:value="0" table:style-name="ce82">
            <text:p>-<text:s/></text:p>
          </table:table-cell>
          <table:table-cell office:value-type="float" office:value="3586.73" table:style-name="ce82">
            <text:p>3.586,73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6605" table:style-name="ce1">
            <text:p>2366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203-0</text:p>
          </table:table-cell>
          <table:table-cell table:number-columns-repeated="16373"/>
        </table:table-row>
        <table:table-row table:style-name="ro7">
          <table:table-cell office:value-type="float" office:value="3822" table:style-name="ce1">
            <text:p>3822</text:p>
          </table:table-cell>
          <table:table-cell office:value-type="string" table:style-name="ce81">
            <text:p><text:s/>247,762.49</text:p>
          </table:table-cell>
          <table:table-cell office:value-type="float" office:value="0" table:style-name="ce82">
            <text:p>-<text:s/></text:p>
          </table:table-cell>
          <table:table-cell office:value-type="float" office:value="795.9" table:style-name="ce82">
            <text:p>795,90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2505" table:style-name="ce1">
            <text:p>2425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287-0</text:p>
          </table:table-cell>
          <table:table-cell table:number-columns-repeated="16373"/>
        </table:table-row>
        <table:table-row table:style-name="ro7">
          <table:table-cell office:value-type="float" office:value="3823" table:style-name="ce1">
            <text:p>3823</text:p>
          </table:table-cell>
          <table:table-cell office:value-type="string" table:style-name="ce81">
            <text:p><text:s/>245,489.48</text:p>
          </table:table-cell>
          <table:table-cell office:value-type="float" office:value="0" table:style-name="ce82">
            <text:p>-<text:s/></text:p>
          </table:table-cell>
          <table:table-cell office:value-type="float" office:value="2273.0100000000002" table:style-name="ce82">
            <text:p>2.273,01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2605" table:style-name="ce1">
            <text:p>2426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289-0</text:p>
          </table:table-cell>
          <table:table-cell table:number-columns-repeated="16373"/>
        </table:table-row>
        <table:table-row table:style-name="ro7">
          <table:table-cell office:value-type="float" office:value="3824" table:style-name="ce1">
            <text:p>3824</text:p>
          </table:table-cell>
          <table:table-cell office:value-type="string" table:style-name="ce81">
            <text:p><text:s/>245,194.50</text:p>
          </table:table-cell>
          <table:table-cell office:value-type="float" office:value="0" table:style-name="ce82">
            <text:p>-<text:s/></text:p>
          </table:table-cell>
          <table:table-cell office:value-type="float" office:value="294.98" table:style-name="ce82">
            <text:p>294,98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2705" table:style-name="ce1">
            <text:p>2427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291-0</text:p>
          </table:table-cell>
          <table:table-cell table:number-columns-repeated="16373"/>
        </table:table-row>
        <table:table-row table:style-name="ro7">
          <table:table-cell office:value-type="float" office:value="3825" table:style-name="ce1">
            <text:p>3825</text:p>
          </table:table-cell>
          <table:table-cell office:value-type="string" table:style-name="ce81">
            <text:p><text:s/>244,879.01</text:p>
          </table:table-cell>
          <table:table-cell office:value-type="float" office:value="0" table:style-name="ce82">
            <text:p>-<text:s/></text:p>
          </table:table-cell>
          <table:table-cell office:value-type="float" office:value="315.49" table:style-name="ce82">
            <text:p>315,49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2805" table:style-name="ce1">
            <text:p>2428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1 1964-0</text:p>
          </table:table-cell>
          <table:table-cell table:number-columns-repeated="16373"/>
        </table:table-row>
        <table:table-row table:style-name="ro7">
          <table:table-cell office:value-type="float" office:value="3826" table:style-name="ce1">
            <text:p>3826</text:p>
          </table:table-cell>
          <table:table-cell office:value-type="string" table:style-name="ce81">
            <text:p><text:s/>244,738.89</text:p>
          </table:table-cell>
          <table:table-cell office:value-type="float" office:value="0" table:style-name="ce82">
            <text:p>-<text:s/></text:p>
          </table:table-cell>
          <table:table-cell office:value-type="float" office:value="140.12" table:style-name="ce82">
            <text:p>140,12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1105" table:style-name="ce1">
            <text:p>2411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267-0</text:p>
          </table:table-cell>
          <table:table-cell table:number-columns-repeated="16373"/>
        </table:table-row>
        <table:table-row table:style-name="ro7">
          <table:table-cell office:value-type="float" office:value="3827" table:style-name="ce1">
            <text:p>3827</text:p>
          </table:table-cell>
          <table:table-cell office:value-type="string" table:style-name="ce81">
            <text:p><text:s/>238,435.82</text:p>
          </table:table-cell>
          <table:table-cell office:value-type="float" office:value="0" table:style-name="ce82">
            <text:p>-<text:s/></text:p>
          </table:table-cell>
          <table:table-cell office:value-type="float" office:value="6303.07" table:style-name="ce82">
            <text:p>6.303,07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1205" table:style-name="ce1">
            <text:p>2412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269-0</text:p>
          </table:table-cell>
          <table:table-cell table:number-columns-repeated="16373"/>
        </table:table-row>
        <table:table-row table:style-name="ro7">
          <table:table-cell office:value-type="float" office:value="3828" table:style-name="ce1">
            <text:p>3828</text:p>
          </table:table-cell>
          <table:table-cell office:value-type="string" table:style-name="ce81">
            <text:p><text:s/>237,828.78</text:p>
          </table:table-cell>
          <table:table-cell office:value-type="float" office:value="0" table:style-name="ce82">
            <text:p>-<text:s/></text:p>
          </table:table-cell>
          <table:table-cell office:value-type="float" office:value="607.04" table:style-name="ce82">
            <text:p>607,04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1305" table:style-name="ce1">
            <text:p>2413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G 48-0</text:p>
          </table:table-cell>
          <table:table-cell table:number-columns-repeated="16373"/>
        </table:table-row>
        <table:table-row table:style-name="ro7">
          <table:table-cell office:value-type="float" office:value="3829" table:style-name="ce1">
            <text:p>3829</text:p>
          </table:table-cell>
          <table:table-cell office:value-type="string" table:style-name="ce81">
            <text:p><text:s/>236,867.57</text:p>
          </table:table-cell>
          <table:table-cell office:value-type="float" office:value="0" table:style-name="ce82">
            <text:p>-<text:s/></text:p>
          </table:table-cell>
          <table:table-cell office:value-type="float" office:value="961.21" table:style-name="ce82">
            <text:p>961,21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1405" table:style-name="ce1">
            <text:p>2414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271-0</text:p>
          </table:table-cell>
          <table:table-cell table:number-columns-repeated="16373"/>
        </table:table-row>
        <table:table-row table:style-name="ro7">
          <table:table-cell office:value-type="float" office:value="3830" table:style-name="ce1">
            <text:p>3830</text:p>
          </table:table-cell>
          <table:table-cell office:value-type="string" table:style-name="ce81">
            <text:p><text:s/>236,618.31</text:p>
          </table:table-cell>
          <table:table-cell office:value-type="float" office:value="0" table:style-name="ce82">
            <text:p>-<text:s/></text:p>
          </table:table-cell>
          <table:table-cell office:value-type="float" office:value="249.26" table:style-name="ce82">
            <text:p>249,26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1005" table:style-name="ce1">
            <text:p>2310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173-0</text:p>
          </table:table-cell>
          <table:table-cell table:number-columns-repeated="16373"/>
        </table:table-row>
        <table:table-row table:style-name="ro7">
          <table:table-cell office:value-type="float" office:value="3831" table:style-name="ce1">
            <text:p>3831</text:p>
          </table:table-cell>
          <table:table-cell office:value-type="string" table:style-name="ce81">
            <text:p><text:s/>236,482.89</text:p>
          </table:table-cell>
          <table:table-cell office:value-type="float" office:value="0" table:style-name="ce82">
            <text:p>-<text:s/></text:p>
          </table:table-cell>
          <table:table-cell office:value-type="float" office:value="135.41999999999999" table:style-name="ce82">
            <text:p>135,42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1105" table:style-name="ce1">
            <text:p>2311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175-0</text:p>
          </table:table-cell>
          <table:table-cell table:number-columns-repeated="16373"/>
        </table:table-row>
        <table:table-row table:style-name="ro7">
          <table:table-cell office:value-type="float" office:value="3832" table:style-name="ce1">
            <text:p>3832</text:p>
          </table:table-cell>
          <table:table-cell office:value-type="string" table:style-name="ce81">
            <text:p><text:s/>236,295.39</text:p>
          </table:table-cell>
          <table:table-cell office:value-type="float" office:value="0" table:style-name="ce82">
            <text:p>-<text:s/></text:p>
          </table:table-cell>
          <table:table-cell office:value-type="float" office:value="187.5" table:style-name="ce82">
            <text:p>187,50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1205" table:style-name="ce1">
            <text:p>2312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177-0</text:p>
          </table:table-cell>
          <table:table-cell table:number-columns-repeated="16373"/>
        </table:table-row>
        <table:table-row table:style-name="ro7">
          <table:table-cell office:value-type="float" office:value="3833" table:style-name="ce1">
            <text:p>3833</text:p>
          </table:table-cell>
          <table:table-cell office:value-type="string" table:style-name="ce81">
            <text:p><text:s/>235,243.46</text:p>
          </table:table-cell>
          <table:table-cell office:value-type="float" office:value="0" table:style-name="ce82">
            <text:p>-<text:s/></text:p>
          </table:table-cell>
          <table:table-cell office:value-type="float" office:value="1051.93" table:style-name="ce82">
            <text:p>1.051,93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1305" table:style-name="ce1">
            <text:p>2313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179-0</text:p>
          </table:table-cell>
          <table:table-cell table:number-columns-repeated="16373"/>
        </table:table-row>
        <table:table-row table:style-name="ro7">
          <table:table-cell office:value-type="float" office:value="3834" table:style-name="ce1">
            <text:p>3834</text:p>
          </table:table-cell>
          <table:table-cell office:value-type="string" table:style-name="ce81">
            <text:p><text:s/>234,379.73</text:p>
          </table:table-cell>
          <table:table-cell office:value-type="float" office:value="0" table:style-name="ce82">
            <text:p>-<text:s/></text:p>
          </table:table-cell>
          <table:table-cell office:value-type="float" office:value="863.73" table:style-name="ce82">
            <text:p>863,73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0405" table:style-name="ce1">
            <text:p>2304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161-0</text:p>
          </table:table-cell>
          <table:table-cell table:number-columns-repeated="16373"/>
        </table:table-row>
        <table:table-row table:style-name="ro7">
          <table:table-cell office:value-type="float" office:value="3835" table:style-name="ce1">
            <text:p>3835</text:p>
          </table:table-cell>
          <table:table-cell office:value-type="string" table:style-name="ce81">
            <text:p><text:s/>233,849.89</text:p>
          </table:table-cell>
          <table:table-cell office:value-type="float" office:value="0" table:style-name="ce82">
            <text:p>-<text:s/></text:p>
          </table:table-cell>
          <table:table-cell office:value-type="float" office:value="529.84" table:style-name="ce82">
            <text:p>529,84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0505" table:style-name="ce1">
            <text:p>2305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163-0</text:p>
          </table:table-cell>
          <table:table-cell table:number-columns-repeated="16373"/>
        </table:table-row>
        <table:table-row table:style-name="ro7">
          <table:table-cell office:value-type="float" office:value="3836" table:style-name="ce1">
            <text:p>3836</text:p>
          </table:table-cell>
          <table:table-cell office:value-type="string" table:style-name="ce81">
            <text:p><text:s/>233,668.44</text:p>
          </table:table-cell>
          <table:table-cell office:value-type="float" office:value="0" table:style-name="ce82">
            <text:p>-<text:s/></text:p>
          </table:table-cell>
          <table:table-cell office:value-type="float" office:value="181.45" table:style-name="ce82">
            <text:p>181,45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0605" table:style-name="ce1">
            <text:p>2306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165-0</text:p>
          </table:table-cell>
          <table:table-cell table:number-columns-repeated="16373"/>
        </table:table-row>
        <table:table-row table:style-name="ro7">
          <table:table-cell office:value-type="float" office:value="3837" table:style-name="ce1">
            <text:p>3837</text:p>
          </table:table-cell>
          <table:table-cell office:value-type="string" table:style-name="ce81">
            <text:p><text:s/>233,517.24</text:p>
          </table:table-cell>
          <table:table-cell office:value-type="float" office:value="0" table:style-name="ce82">
            <text:p>-<text:s/></text:p>
          </table:table-cell>
          <table:table-cell office:value-type="float" office:value="151.19999999999999" table:style-name="ce82">
            <text:p>151,20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0705" table:style-name="ce1">
            <text:p>2307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167-0</text:p>
          </table:table-cell>
          <table:table-cell table:number-columns-repeated="16373"/>
        </table:table-row>
        <table:table-row table:style-name="ro7">
          <table:table-cell office:value-type="float" office:value="3838" table:style-name="ce1">
            <text:p>3838</text:p>
          </table:table-cell>
          <table:table-cell office:value-type="string" table:style-name="ce81">
            <text:p><text:s/>232,934.63</text:p>
          </table:table-cell>
          <table:table-cell office:value-type="float" office:value="0" table:style-name="ce82">
            <text:p>-<text:s/></text:p>
          </table:table-cell>
          <table:table-cell office:value-type="float" office:value="582.61" table:style-name="ce82">
            <text:p>582,61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0805" table:style-name="ce1">
            <text:p>2308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169-0</text:p>
          </table:table-cell>
          <table:table-cell table:number-columns-repeated="16373"/>
        </table:table-row>
        <table:table-row table:style-name="ro7">
          <table:table-cell office:value-type="float" office:value="3839" table:style-name="ce1">
            <text:p>3839</text:p>
          </table:table-cell>
          <table:table-cell office:value-type="string" table:style-name="ce81">
            <text:p><text:s/>232,868.40</text:p>
          </table:table-cell>
          <table:table-cell office:value-type="float" office:value="0" table:style-name="ce82">
            <text:p>-<text:s/></text:p>
          </table:table-cell>
          <table:table-cell office:value-type="float" office:value="66.23" table:style-name="ce82">
            <text:p>66,23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0905" table:style-name="ce1">
            <text:p>2309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171-0</text:p>
          </table:table-cell>
          <table:table-cell table:number-columns-repeated="16373"/>
        </table:table-row>
        <table:table-row table:style-name="ro7">
          <table:table-cell office:value-type="float" office:value="3840" table:style-name="ce1">
            <text:p>3840</text:p>
          </table:table-cell>
          <table:table-cell office:value-type="string" table:style-name="ce81">
            <text:p><text:s/>232,863.28</text:p>
          </table:table-cell>
          <table:table-cell office:value-type="float" office:value="0" table:style-name="ce82">
            <text:p>-<text:s/></text:p>
          </table:table-cell>
          <table:table-cell office:value-type="float" office:value="5.12" table:style-name="ce82">
            <text:p>5,12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1905" table:style-name="ce1">
            <text:p>2419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277-0</text:p>
          </table:table-cell>
          <table:table-cell table:number-columns-repeated="16373"/>
        </table:table-row>
        <table:table-row table:style-name="ro7">
          <table:table-cell office:value-type="float" office:value="3841" table:style-name="ce1">
            <text:p>3841</text:p>
          </table:table-cell>
          <table:table-cell office:value-type="string" table:style-name="ce81">
            <text:p><text:s/>232,758.57</text:p>
          </table:table-cell>
          <table:table-cell office:value-type="float" office:value="0" table:style-name="ce82">
            <text:p>-<text:s/></text:p>
          </table:table-cell>
          <table:table-cell office:value-type="float" office:value="104.71" table:style-name="ce82">
            <text:p>104,71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2005" table:style-name="ce1">
            <text:p>2420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279-0</text:p>
          </table:table-cell>
          <table:table-cell table:number-columns-repeated="16373"/>
        </table:table-row>
        <table:table-row table:style-name="ro7">
          <table:table-cell office:value-type="float" office:value="3842" table:style-name="ce1">
            <text:p>3842</text:p>
          </table:table-cell>
          <table:table-cell office:value-type="string" table:style-name="ce81">
            <text:p><text:s/>230,083.12</text:p>
          </table:table-cell>
          <table:table-cell office:value-type="float" office:value="0" table:style-name="ce82">
            <text:p>-<text:s/></text:p>
          </table:table-cell>
          <table:table-cell office:value-type="float" office:value="2675.45" table:style-name="ce82">
            <text:p>2.675,45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2105" table:style-name="ce1">
            <text:p>2421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281-0</text:p>
          </table:table-cell>
          <table:table-cell table:number-columns-repeated="16373"/>
        </table:table-row>
        <table:table-row table:style-name="ro7">
          <table:table-cell office:value-type="float" office:value="3843" table:style-name="ce1">
            <text:p>3843</text:p>
          </table:table-cell>
          <table:table-cell office:value-type="string" table:style-name="ce81">
            <text:p><text:s/>229,760.80</text:p>
          </table:table-cell>
          <table:table-cell office:value-type="float" office:value="0" table:style-name="ce82">
            <text:p>-<text:s/></text:p>
          </table:table-cell>
          <table:table-cell office:value-type="float" office:value="322.32" table:style-name="ce82">
            <text:p>322,32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2205" table:style-name="ce1">
            <text:p>2422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283-0</text:p>
          </table:table-cell>
          <table:table-cell table:number-columns-repeated="16373"/>
        </table:table-row>
        <table:table-row table:style-name="ro7">
          <table:table-cell office:value-type="float" office:value="3844" table:style-name="ce1">
            <text:p>3844</text:p>
          </table:table-cell>
          <table:table-cell office:value-type="string" table:style-name="ce81">
            <text:p><text:s/>229,666.85</text:p>
          </table:table-cell>
          <table:table-cell office:value-type="float" office:value="0" table:style-name="ce82">
            <text:p>-<text:s/></text:p>
          </table:table-cell>
          <table:table-cell office:value-type="float" office:value="93.95" table:style-name="ce82">
            <text:p>93,95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2305" table:style-name="ce1">
            <text:p>2423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1 1962-0</text:p>
          </table:table-cell>
          <table:table-cell table:number-columns-repeated="16373"/>
        </table:table-row>
        <table:table-row table:style-name="ro7">
          <table:table-cell office:value-type="float" office:value="3845" table:style-name="ce1">
            <text:p>3845</text:p>
          </table:table-cell>
          <table:table-cell office:value-type="string" table:style-name="ce81">
            <text:p><text:s/>228,760.06</text:p>
          </table:table-cell>
          <table:table-cell office:value-type="float" office:value="0" table:style-name="ce82">
            <text:p>-<text:s/></text:p>
          </table:table-cell>
          <table:table-cell office:value-type="float" office:value="906.79" table:style-name="ce82">
            <text:p>906,79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2405" table:style-name="ce1">
            <text:p>2424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285-0</text:p>
          </table:table-cell>
          <table:table-cell table:number-columns-repeated="16373"/>
        </table:table-row>
        <table:table-row table:style-name="ro7">
          <table:table-cell office:value-type="float" office:value="3846" table:style-name="ce1">
            <text:p>3846</text:p>
          </table:table-cell>
          <table:table-cell office:value-type="string" table:style-name="ce81">
            <text:p><text:s/>228,545.77</text:p>
          </table:table-cell>
          <table:table-cell office:value-type="float" office:value="0" table:style-name="ce82">
            <text:p>-<text:s/></text:p>
          </table:table-cell>
          <table:table-cell office:value-type="float" office:value="214.29" table:style-name="ce82">
            <text:p>214,29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3105" table:style-name="ce1">
            <text:p>2331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189-0</text:p>
          </table:table-cell>
          <table:table-cell table:number-columns-repeated="16373"/>
        </table:table-row>
        <table:table-row table:style-name="ro7">
          <table:table-cell office:value-type="float" office:value="3847" table:style-name="ce1">
            <text:p>3847</text:p>
          </table:table-cell>
          <table:table-cell office:value-type="string" table:style-name="ce81">
            <text:p><text:s/>225,624.47</text:p>
          </table:table-cell>
          <table:table-cell office:value-type="float" office:value="0" table:style-name="ce82">
            <text:p>-<text:s/></text:p>
          </table:table-cell>
          <table:table-cell office:value-type="float" office:value="2921.3" table:style-name="ce82">
            <text:p>2.921,30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3205" table:style-name="ce1">
            <text:p>2332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G 38-0</text:p>
          </table:table-cell>
          <table:table-cell table:number-columns-repeated="16373"/>
        </table:table-row>
        <table:table-row table:style-name="ro7">
          <table:table-cell office:value-type="float" office:value="3848" table:style-name="ce1">
            <text:p>3848</text:p>
          </table:table-cell>
          <table:table-cell office:value-type="string" table:style-name="ce81">
            <text:p><text:s/>225,617.47</text:p>
          </table:table-cell>
          <table:table-cell office:value-type="float" office:value="0" table:style-name="ce82">
            <text:p>-<text:s/></text:p>
          </table:table-cell>
          <table:table-cell office:value-type="float" office:value="7" table:style-name="ce82">
            <text:p>7,00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3305" table:style-name="ce1">
            <text:p>2333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191-0</text:p>
          </table:table-cell>
          <table:table-cell table:number-columns-repeated="16373"/>
        </table:table-row>
        <table:table-row table:style-name="ro7">
          <table:table-cell office:value-type="float" office:value="3849" table:style-name="ce1">
            <text:p>3849</text:p>
          </table:table-cell>
          <table:table-cell office:value-type="string" table:style-name="ce81">
            <text:p><text:s/>225,556.88</text:p>
          </table:table-cell>
          <table:table-cell office:value-type="float" office:value="0" table:style-name="ce82">
            <text:p>-<text:s/></text:p>
          </table:table-cell>
          <table:table-cell office:value-type="float" office:value="60.59" table:style-name="ce82">
            <text:p>60,59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3405" table:style-name="ce1">
            <text:p>2334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193-0</text:p>
          </table:table-cell>
          <table:table-cell table:number-columns-repeated="16373"/>
        </table:table-row>
        <table:table-row table:style-name="ro7">
          <table:table-cell office:value-type="float" office:value="3850" table:style-name="ce1">
            <text:p>3850</text:p>
          </table:table-cell>
          <table:table-cell office:value-type="string" table:style-name="ce81">
            <text:p><text:s/>217,463.60</text:p>
          </table:table-cell>
          <table:table-cell office:value-type="float" office:value="0" table:style-name="ce82">
            <text:p>-<text:s/></text:p>
          </table:table-cell>
          <table:table-cell office:value-type="float" office:value="8093.28" table:style-name="ce82">
            <text:p>8.093,28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6105" table:style-name="ce1">
            <text:p>2261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108-0</text:p>
          </table:table-cell>
          <table:table-cell table:number-columns-repeated="16373"/>
        </table:table-row>
        <table:table-row table:style-name="ro7">
          <table:table-cell office:value-type="float" office:value="3851" table:style-name="ce1">
            <text:p>3851</text:p>
          </table:table-cell>
          <table:table-cell office:value-type="string" table:style-name="ce81">
            <text:p><text:s/>215,253.80</text:p>
          </table:table-cell>
          <table:table-cell office:value-type="float" office:value="0" table:style-name="ce82">
            <text:p>-<text:s/></text:p>
          </table:table-cell>
          <table:table-cell office:value-type="float" office:value="2209.8000000000002" table:style-name="ce82">
            <text:p>2.209,80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9505" table:style-name="ce1">
            <text:p>2395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259-0</text:p>
          </table:table-cell>
          <table:table-cell table:number-columns-repeated="16373"/>
        </table:table-row>
        <table:table-row table:style-name="ro7">
          <table:table-cell office:value-type="float" office:value="3852" table:style-name="ce1">
            <text:p>3852</text:p>
          </table:table-cell>
          <table:table-cell office:value-type="string" table:style-name="ce81">
            <text:p><text:s/>215,182.37</text:p>
          </table:table-cell>
          <table:table-cell office:value-type="float" office:value="0" table:style-name="ce82">
            <text:p>-<text:s/></text:p>
          </table:table-cell>
          <table:table-cell office:value-type="float" office:value="71.430000000000007" table:style-name="ce82">
            <text:p>71,43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9605" table:style-name="ce1">
            <text:p>2396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261-0</text:p>
          </table:table-cell>
          <table:table-cell table:number-columns-repeated="16373"/>
        </table:table-row>
        <table:table-row table:style-name="ro7">
          <table:table-cell office:value-type="float" office:value="3853" table:style-name="ce1">
            <text:p>3853</text:p>
          </table:table-cell>
          <table:table-cell office:value-type="string" table:style-name="ce81">
            <text:p><text:s/>211,526.66</text:p>
          </table:table-cell>
          <table:table-cell office:value-type="float" office:value="0" table:style-name="ce82">
            <text:p>-<text:s/></text:p>
          </table:table-cell>
          <table:table-cell office:value-type="float" office:value="3655.71" table:style-name="ce82">
            <text:p>3.655,71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9705" table:style-name="ce1">
            <text:p>2397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263-0</text:p>
          </table:table-cell>
          <table:table-cell table:number-columns-repeated="16373"/>
        </table:table-row>
        <table:table-row table:style-name="ro7">
          <table:table-cell office:value-type="float" office:value="3854" table:style-name="ce1">
            <text:p>3854</text:p>
          </table:table-cell>
          <table:table-cell office:value-type="string" table:style-name="ce81">
            <text:p><text:s/>211,508.65</text:p>
          </table:table-cell>
          <table:table-cell office:value-type="float" office:value="0" table:style-name="ce82">
            <text:p>-<text:s/></text:p>
          </table:table-cell>
          <table:table-cell office:value-type="float" office:value="18.010000000000002" table:style-name="ce82">
            <text:p>18,01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0505" table:style-name="ce1">
            <text:p>2405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1 1957-0</text:p>
          </table:table-cell>
          <table:table-cell table:number-columns-repeated="16373"/>
        </table:table-row>
        <table:table-row table:style-name="ro7">
          <table:table-cell office:value-type="float" office:value="3855" table:style-name="ce1">
            <text:p>3855</text:p>
          </table:table-cell>
          <table:table-cell office:value-type="string" table:style-name="ce81">
            <text:p><text:s/>211,436.62</text:p>
          </table:table-cell>
          <table:table-cell office:value-type="float" office:value="0" table:style-name="ce82">
            <text:p>-<text:s/></text:p>
          </table:table-cell>
          <table:table-cell office:value-type="float" office:value="72.03" table:style-name="ce82">
            <text:p>72,03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7605" table:style-name="ce1">
            <text:p>2276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129-0</text:p>
          </table:table-cell>
          <table:table-cell table:number-columns-repeated="16373"/>
        </table:table-row>
        <table:table-row table:style-name="ro7">
          <table:table-cell office:value-type="float" office:value="3856" table:style-name="ce1">
            <text:p>3856</text:p>
          </table:table-cell>
          <table:table-cell office:value-type="string" table:style-name="ce81">
            <text:p><text:s/>210,593.89</text:p>
          </table:table-cell>
          <table:table-cell office:value-type="float" office:value="0" table:style-name="ce82">
            <text:p>-<text:s/></text:p>
          </table:table-cell>
          <table:table-cell office:value-type="float" office:value="842.73" table:style-name="ce82">
            <text:p>842,73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4605" table:style-name="ce1">
            <text:p>2246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101-0</text:p>
          </table:table-cell>
          <table:table-cell table:number-columns-repeated="16373"/>
        </table:table-row>
        <table:table-row table:style-name="ro7">
          <table:table-cell office:value-type="float" office:value="3857" table:style-name="ce1">
            <text:p>3857</text:p>
          </table:table-cell>
          <table:table-cell office:value-type="string" table:style-name="ce81">
            <text:p><text:s/>207,393.36</text:p>
          </table:table-cell>
          <table:table-cell office:value-type="float" office:value="0" table:style-name="ce82">
            <text:p>-<text:s/></text:p>
          </table:table-cell>
          <table:table-cell office:value-type="float" office:value="3200.53" table:style-name="ce82">
            <text:p>3.200,53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4705" table:style-name="ce1">
            <text:p>2247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103-0</text:p>
          </table:table-cell>
          <table:table-cell table:number-columns-repeated="16373"/>
        </table:table-row>
        <table:table-row table:style-name="ro7">
          <table:table-cell office:value-type="float" office:value="3858" table:style-name="ce1">
            <text:p>3858</text:p>
          </table:table-cell>
          <table:table-cell office:value-type="string" table:style-name="ce81">
            <text:p><text:s/>206,570.85</text:p>
          </table:table-cell>
          <table:table-cell office:value-type="float" office:value="0" table:style-name="ce82">
            <text:p>-<text:s/></text:p>
          </table:table-cell>
          <table:table-cell office:value-type="float" office:value="822.51" table:style-name="ce82">
            <text:p>822,51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5405" table:style-name="ce1">
            <text:p>2254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105-0</text:p>
          </table:table-cell>
          <table:table-cell table:number-columns-repeated="16373"/>
        </table:table-row>
        <table:table-row table:style-name="ro7">
          <table:table-cell office:value-type="float" office:value="3859" table:style-name="ce1">
            <text:p>3859</text:p>
          </table:table-cell>
          <table:table-cell office:value-type="string" table:style-name="ce81">
            <text:p><text:s/>204,538.78</text:p>
          </table:table-cell>
          <table:table-cell office:value-type="float" office:value="0" table:style-name="ce82">
            <text:p>-<text:s/></text:p>
          </table:table-cell>
          <table:table-cell office:value-type="float" office:value="2032.07" table:style-name="ce82">
            <text:p>2.032,07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1405" table:style-name="ce1">
            <text:p>2314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181-0</text:p>
          </table:table-cell>
          <table:table-cell table:number-columns-repeated="16373"/>
        </table:table-row>
        <table:table-row table:style-name="ro7">
          <table:table-cell office:value-type="float" office:value="3860" table:style-name="ce1">
            <text:p>3860</text:p>
          </table:table-cell>
          <table:table-cell office:value-type="string" table:style-name="ce81">
            <text:p><text:s/>203,586.83</text:p>
          </table:table-cell>
          <table:table-cell office:value-type="float" office:value="0" table:style-name="ce82">
            <text:p>-<text:s/></text:p>
          </table:table-cell>
          <table:table-cell office:value-type="float" office:value="951.95" table:style-name="ce82">
            <text:p>951,95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1505" table:style-name="ce1">
            <text:p>2315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183-0</text:p>
          </table:table-cell>
          <table:table-cell table:number-columns-repeated="16373"/>
        </table:table-row>
        <table:table-row table:style-name="ro7">
          <table:table-cell office:value-type="float" office:value="3861" table:style-name="ce1">
            <text:p>3861</text:p>
          </table:table-cell>
          <table:table-cell office:value-type="string" table:style-name="ce81">
            <text:p><text:s/>202,586.83</text:p>
          </table:table-cell>
          <table:table-cell office:value-type="float" office:value="0" table:style-name="ce82">
            <text:p>-<text:s/></text:p>
          </table:table-cell>
          <table:table-cell office:value-type="float" office:value="1000" table:style-name="ce82">
            <text:p>1.000,00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8605" table:style-name="ce1">
            <text:p>2386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241-0</text:p>
          </table:table-cell>
          <table:table-cell table:number-columns-repeated="16373"/>
        </table:table-row>
        <table:table-row table:style-name="ro7">
          <table:table-cell office:value-type="float" office:value="3862" table:style-name="ce1">
            <text:p>3862</text:p>
          </table:table-cell>
          <table:table-cell office:value-type="string" table:style-name="ce81">
            <text:p><text:s/>202,266.83</text:p>
          </table:table-cell>
          <table:table-cell office:value-type="float" office:value="0" table:style-name="ce82">
            <text:p>-<text:s/></text:p>
          </table:table-cell>
          <table:table-cell office:value-type="float" office:value="320" table:style-name="ce82">
            <text:p>320,00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8705" table:style-name="ce1">
            <text:p>2387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243-0</text:p>
          </table:table-cell>
          <table:table-cell table:number-columns-repeated="16373"/>
        </table:table-row>
        <table:table-row table:style-name="ro7">
          <table:table-cell office:value-type="float" office:value="3863" table:style-name="ce1">
            <text:p>3863</text:p>
          </table:table-cell>
          <table:table-cell office:value-type="string" table:style-name="ce81">
            <text:p><text:s/>202,106.83</text:p>
          </table:table-cell>
          <table:table-cell office:value-type="float" office:value="0" table:style-name="ce82">
            <text:p>-<text:s/></text:p>
          </table:table-cell>
          <table:table-cell office:value-type="float" office:value="160" table:style-name="ce82">
            <text:p>160,00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8805" table:style-name="ce1">
            <text:p>2388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245-0</text:p>
          </table:table-cell>
          <table:table-cell table:number-columns-repeated="16373"/>
        </table:table-row>
        <table:table-row table:style-name="ro7">
          <table:table-cell office:value-type="float" office:value="3864" table:style-name="ce1">
            <text:p>3864</text:p>
          </table:table-cell>
          <table:table-cell office:value-type="string" table:style-name="ce81">
            <text:p><text:s/>202,088.29</text:p>
          </table:table-cell>
          <table:table-cell office:value-type="float" office:value="0" table:style-name="ce82">
            <text:p>-<text:s/></text:p>
          </table:table-cell>
          <table:table-cell office:value-type="float" office:value="18.54" table:style-name="ce82">
            <text:p>18,54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5805" table:style-name="ce1">
            <text:p>2458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1 2012-0</text:p>
          </table:table-cell>
          <table:table-cell table:number-columns-repeated="16373"/>
        </table:table-row>
        <table:table-row table:style-name="ro7">
          <table:table-cell office:value-type="float" office:value="3865" table:style-name="ce1">
            <text:p>3865</text:p>
          </table:table-cell>
          <table:table-cell office:value-type="string" table:style-name="ce81">
            <text:p><text:s/>202,084.77</text:p>
          </table:table-cell>
          <table:table-cell office:value-type="float" office:value="0" table:style-name="ce82">
            <text:p>-<text:s/></text:p>
          </table:table-cell>
          <table:table-cell office:value-type="float" office:value="3.52" table:style-name="ce82">
            <text:p>3,52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4205" table:style-name="ce1">
            <text:p>2242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94-0</text:p>
          </table:table-cell>
          <table:table-cell table:number-columns-repeated="16373"/>
        </table:table-row>
        <table:table-row table:style-name="ro7">
          <table:table-cell office:value-type="float" office:value="3866" table:style-name="ce1">
            <text:p>3866</text:p>
          </table:table-cell>
          <table:table-cell office:value-type="string" table:style-name="ce81">
            <text:p><text:s/>202,075.97</text:p>
          </table:table-cell>
          <table:table-cell office:value-type="float" office:value="0" table:style-name="ce82">
            <text:p>-<text:s/></text:p>
          </table:table-cell>
          <table:table-cell office:value-type="float" office:value="8.8000000000000007" table:style-name="ce82">
            <text:p>8,80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4405" table:style-name="ce1">
            <text:p>2244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97-0</text:p>
          </table:table-cell>
          <table:table-cell table:number-columns-repeated="16373"/>
        </table:table-row>
        <table:table-row table:style-name="ro7">
          <table:table-cell office:value-type="float" office:value="3867" table:style-name="ce1">
            <text:p>3867</text:p>
          </table:table-cell>
          <table:table-cell office:value-type="string" table:style-name="ce81">
            <text:p><text:s/>200,968.16</text:p>
          </table:table-cell>
          <table:table-cell office:value-type="float" office:value="0" table:style-name="ce82">
            <text:p>-<text:s/></text:p>
          </table:table-cell>
          <table:table-cell office:value-type="float" office:value="1107.81" table:style-name="ce82">
            <text:p>1.107,81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4505" table:style-name="ce1">
            <text:p>2245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99-0</text:p>
          </table:table-cell>
          <table:table-cell table:number-columns-repeated="16373"/>
        </table:table-row>
        <table:table-row table:style-name="ro7">
          <table:table-cell office:value-type="float" office:value="3868" table:style-name="ce1">
            <text:p>3868</text:p>
          </table:table-cell>
          <table:table-cell office:value-type="string" table:style-name="ce81">
            <text:p><text:s/>200,285.31</text:p>
          </table:table-cell>
          <table:table-cell office:value-type="float" office:value="0" table:style-name="ce82">
            <text:p>-<text:s/></text:p>
          </table:table-cell>
          <table:table-cell office:value-type="float" office:value="682.85" table:style-name="ce82">
            <text:p>682,85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2905" table:style-name="ce1">
            <text:p>2429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293-0</text:p>
          </table:table-cell>
          <table:table-cell table:number-columns-repeated="16373"/>
        </table:table-row>
        <table:table-row table:style-name="ro7">
          <table:table-cell office:value-type="float" office:value="3869" table:style-name="ce1">
            <text:p>3869</text:p>
          </table:table-cell>
          <table:table-cell office:value-type="string" table:style-name="ce81">
            <text:p><text:s/>200,273.14</text:p>
          </table:table-cell>
          <table:table-cell office:value-type="float" office:value="0" table:style-name="ce82">
            <text:p>-<text:s/></text:p>
          </table:table-cell>
          <table:table-cell office:value-type="float" office:value="12.17" table:style-name="ce82">
            <text:p>12,17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3005" table:style-name="ce1">
            <text:p>2430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1 1966-0</text:p>
          </table:table-cell>
          <table:table-cell table:number-columns-repeated="16373"/>
        </table:table-row>
        <table:table-row table:style-name="ro7">
          <table:table-cell office:value-type="float" office:value="3870" table:style-name="ce1">
            <text:p>3870</text:p>
          </table:table-cell>
          <table:table-cell office:value-type="string" table:style-name="ce81">
            <text:p><text:s/>197,094.00</text:p>
          </table:table-cell>
          <table:table-cell office:value-type="float" office:value="0" table:style-name="ce82">
            <text:p>-<text:s/></text:p>
          </table:table-cell>
          <table:table-cell office:value-type="float" office:value="3179.14" table:style-name="ce82">
            <text:p>3.179,14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1805" table:style-name="ce1">
            <text:p>2318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G 32-0</text:p>
          </table:table-cell>
          <table:table-cell table:number-columns-repeated="16373"/>
        </table:table-row>
        <table:table-row table:style-name="ro7">
          <table:table-cell office:value-type="float" office:value="3871" table:style-name="ce1">
            <text:p>3871</text:p>
          </table:table-cell>
          <table:table-cell office:value-type="string" table:style-name="ce81">
            <text:p><text:s/>195,579.74</text:p>
          </table:table-cell>
          <table:table-cell office:value-type="float" office:value="0" table:style-name="ce82">
            <text:p>-<text:s/></text:p>
          </table:table-cell>
          <table:table-cell office:value-type="float" office:value="1514.26" table:style-name="ce82">
            <text:p>1.514,26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8805" table:style-name="ce1">
            <text:p>2288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141-0</text:p>
          </table:table-cell>
          <table:table-cell table:number-columns-repeated="16373"/>
        </table:table-row>
        <table:table-row table:style-name="ro7">
          <table:table-cell office:value-type="float" office:value="3872" table:style-name="ce1">
            <text:p>3872</text:p>
          </table:table-cell>
          <table:table-cell office:value-type="string" table:style-name="ce81">
            <text:p><text:s/>195,514.38</text:p>
          </table:table-cell>
          <table:table-cell office:value-type="float" office:value="0" table:style-name="ce82">
            <text:p>-<text:s/></text:p>
          </table:table-cell>
          <table:table-cell office:value-type="float" office:value="65.36" table:style-name="ce82">
            <text:p>65,36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8905" table:style-name="ce1">
            <text:p>2289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143-0</text:p>
          </table:table-cell>
          <table:table-cell table:number-columns-repeated="16373"/>
        </table:table-row>
        <table:table-row table:style-name="ro7">
          <table:table-cell office:value-type="float" office:value="3873" table:style-name="ce1">
            <text:p>3873</text:p>
          </table:table-cell>
          <table:table-cell office:value-type="string" table:style-name="ce81">
            <text:p><text:s/>194,615.58</text:p>
          </table:table-cell>
          <table:table-cell office:value-type="float" office:value="0" table:style-name="ce82">
            <text:p>-<text:s/></text:p>
          </table:table-cell>
          <table:table-cell office:value-type="float" office:value="898.8" table:style-name="ce82">
            <text:p>898,80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9005" table:style-name="ce1">
            <text:p>2290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145-0</text:p>
          </table:table-cell>
          <table:table-cell table:number-columns-repeated="16373"/>
        </table:table-row>
        <table:table-row table:style-name="ro7">
          <table:table-cell office:value-type="float" office:value="3874" table:style-name="ce1">
            <text:p>3874</text:p>
          </table:table-cell>
          <table:table-cell office:value-type="string" table:style-name="ce81">
            <text:p><text:s/>192,817.98</text:p>
          </table:table-cell>
          <table:table-cell office:value-type="float" office:value="0" table:style-name="ce82">
            <text:p>-<text:s/></text:p>
          </table:table-cell>
          <table:table-cell office:value-type="float" office:value="1797.6" table:style-name="ce82">
            <text:p>1.797,60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9105" table:style-name="ce1">
            <text:p>2291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147-0</text:p>
          </table:table-cell>
          <table:table-cell table:number-columns-repeated="16373"/>
        </table:table-row>
        <table:table-row table:style-name="ro7">
          <table:table-cell office:value-type="float" office:value="3875" table:style-name="ce1">
            <text:p>3875</text:p>
          </table:table-cell>
          <table:table-cell office:value-type="string" table:style-name="ce81">
            <text:p><text:s/>192,097.78</text:p>
          </table:table-cell>
          <table:table-cell office:value-type="float" office:value="0" table:style-name="ce82">
            <text:p>-<text:s/></text:p>
          </table:table-cell>
          <table:table-cell office:value-type="float" office:value="720.2" table:style-name="ce82">
            <text:p>720,20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9205" table:style-name="ce1">
            <text:p>2292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149-0</text:p>
          </table:table-cell>
          <table:table-cell table:number-columns-repeated="16373"/>
        </table:table-row>
        <table:table-row table:style-name="ro7">
          <table:table-cell office:value-type="float" office:value="3876" table:style-name="ce1">
            <text:p>3876</text:p>
          </table:table-cell>
          <table:table-cell office:value-type="string" table:style-name="ce81">
            <text:p><text:s/>191,330.77</text:p>
          </table:table-cell>
          <table:table-cell office:value-type="float" office:value="0" table:style-name="ce82">
            <text:p>-<text:s/></text:p>
          </table:table-cell>
          <table:table-cell office:value-type="float" office:value="767.01" table:style-name="ce82">
            <text:p>767,01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7205" table:style-name="ce1">
            <text:p>2272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121-0</text:p>
          </table:table-cell>
          <table:table-cell table:number-columns-repeated="16373"/>
        </table:table-row>
        <table:table-row table:style-name="ro7">
          <table:table-cell office:value-type="float" office:value="3877" table:style-name="ce1">
            <text:p>3877</text:p>
          </table:table-cell>
          <table:table-cell office:value-type="string" table:style-name="ce81">
            <text:p><text:s/>191,245.17</text:p>
          </table:table-cell>
          <table:table-cell office:value-type="float" office:value="0" table:style-name="ce82">
            <text:p>-<text:s/></text:p>
          </table:table-cell>
          <table:table-cell office:value-type="float" office:value="85.6" table:style-name="ce82">
            <text:p>85,60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7305" table:style-name="ce1">
            <text:p>2273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123-0</text:p>
          </table:table-cell>
          <table:table-cell table:number-columns-repeated="16373"/>
        </table:table-row>
        <table:table-row table:style-name="ro7">
          <table:table-cell office:value-type="float" office:value="3878" table:style-name="ce1">
            <text:p>3878</text:p>
          </table:table-cell>
          <table:table-cell office:value-type="string" table:style-name="ce81">
            <text:p><text:s/>190,695.20</text:p>
          </table:table-cell>
          <table:table-cell office:value-type="float" office:value="0" table:style-name="ce82">
            <text:p>-<text:s/></text:p>
          </table:table-cell>
          <table:table-cell office:value-type="float" office:value="549.97" table:style-name="ce82">
            <text:p>549,97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7405" table:style-name="ce1">
            <text:p>2274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125-0</text:p>
          </table:table-cell>
          <table:table-cell table:number-columns-repeated="16373"/>
        </table:table-row>
        <table:table-row table:style-name="ro7">
          <table:table-cell office:value-type="float" office:value="3879" table:style-name="ce1">
            <text:p>3879</text:p>
          </table:table-cell>
          <table:table-cell office:value-type="string" table:style-name="ce81">
            <text:p><text:s/>190,166.58</text:p>
          </table:table-cell>
          <table:table-cell office:value-type="float" office:value="0" table:style-name="ce82">
            <text:p>-<text:s/></text:p>
          </table:table-cell>
          <table:table-cell office:value-type="float" office:value="528.62" table:style-name="ce82">
            <text:p>528,62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7505" table:style-name="ce1">
            <text:p>2275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127-0</text:p>
          </table:table-cell>
          <table:table-cell table:number-columns-repeated="16373"/>
        </table:table-row>
        <table:table-row table:style-name="ro7">
          <table:table-cell office:value-type="float" office:value="3880" table:style-name="ce1">
            <text:p>3880</text:p>
          </table:table-cell>
          <table:table-cell office:value-type="string" table:style-name="ce81">
            <text:p><text:s/>189,535.46</text:p>
          </table:table-cell>
          <table:table-cell office:value-type="float" office:value="0" table:style-name="ce82">
            <text:p>-<text:s/></text:p>
          </table:table-cell>
          <table:table-cell office:value-type="float" office:value="631.12" table:style-name="ce82">
            <text:p>631,12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7705" table:style-name="ce1">
            <text:p>2277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G 16-0</text:p>
          </table:table-cell>
          <table:table-cell table:number-columns-repeated="16373"/>
        </table:table-row>
        <table:table-row table:style-name="ro7">
          <table:table-cell office:value-type="float" office:value="3881" table:style-name="ce1">
            <text:p>3881</text:p>
          </table:table-cell>
          <table:table-cell office:value-type="string" table:style-name="ce81">
            <text:p><text:s/>187,281.46</text:p>
          </table:table-cell>
          <table:table-cell office:value-type="float" office:value="0" table:style-name="ce82">
            <text:p>-<text:s/></text:p>
          </table:table-cell>
          <table:table-cell office:value-type="float" office:value="2254" table:style-name="ce82">
            <text:p>2.254,00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7805" table:style-name="ce1">
            <text:p>2278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G 18-0</text:p>
          </table:table-cell>
          <table:table-cell table:number-columns-repeated="16373"/>
        </table:table-row>
        <table:table-row table:style-name="ro7">
          <table:table-cell office:value-type="float" office:value="3882" table:style-name="ce1">
            <text:p>3882</text:p>
          </table:table-cell>
          <table:table-cell office:value-type="string" table:style-name="ce81">
            <text:p><text:s/>184,125.86</text:p>
          </table:table-cell>
          <table:table-cell office:value-type="float" office:value="0" table:style-name="ce82">
            <text:p>-<text:s/></text:p>
          </table:table-cell>
          <table:table-cell office:value-type="float" office:value="3155.6" table:style-name="ce82">
            <text:p>3.155,60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7905" table:style-name="ce1">
            <text:p>2279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G 20-0</text:p>
          </table:table-cell>
          <table:table-cell table:number-columns-repeated="16373"/>
        </table:table-row>
        <table:table-row table:style-name="ro7">
          <table:table-cell office:value-type="float" office:value="3883" table:style-name="ce1">
            <text:p>3883</text:p>
          </table:table-cell>
          <table:table-cell office:value-type="string" table:style-name="ce81">
            <text:p><text:s/>183,449.66</text:p>
          </table:table-cell>
          <table:table-cell office:value-type="float" office:value="0" table:style-name="ce82">
            <text:p>-<text:s/></text:p>
          </table:table-cell>
          <table:table-cell office:value-type="float" office:value="676.2" table:style-name="ce82">
            <text:p>676,20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8005" table:style-name="ce1">
            <text:p>2280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G 22-0</text:p>
          </table:table-cell>
          <table:table-cell table:number-columns-repeated="16373"/>
        </table:table-row>
        <table:table-row table:style-name="ro7">
          <table:table-cell office:value-type="float" office:value="3884" table:style-name="ce1">
            <text:p>3884</text:p>
          </table:table-cell>
          <table:table-cell office:value-type="string" table:style-name="ce81">
            <text:p><text:s/>182,097.26</text:p>
          </table:table-cell>
          <table:table-cell office:value-type="float" office:value="0" table:style-name="ce82">
            <text:p>-<text:s/></text:p>
          </table:table-cell>
          <table:table-cell office:value-type="float" office:value="1352.4" table:style-name="ce82">
            <text:p>1.352,40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8105" table:style-name="ce1">
            <text:p>2281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131-0</text:p>
          </table:table-cell>
          <table:table-cell table:number-columns-repeated="16373"/>
        </table:table-row>
        <table:table-row table:style-name="ro7">
          <table:table-cell office:value-type="float" office:value="3885" table:style-name="ce1">
            <text:p>3885</text:p>
          </table:table-cell>
          <table:table-cell office:value-type="string" table:style-name="ce81">
            <text:p><text:s/>178,941.66</text:p>
          </table:table-cell>
          <table:table-cell office:value-type="float" office:value="0" table:style-name="ce82">
            <text:p>-<text:s/></text:p>
          </table:table-cell>
          <table:table-cell office:value-type="float" office:value="3155.6" table:style-name="ce82">
            <text:p>3.155,60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8205" table:style-name="ce1">
            <text:p>2282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133-0</text:p>
          </table:table-cell>
          <table:table-cell table:number-columns-repeated="16373"/>
        </table:table-row>
        <table:table-row table:style-name="ro7">
          <table:table-cell office:value-type="float" office:value="3886" table:style-name="ce1">
            <text:p>3886</text:p>
          </table:table-cell>
          <table:table-cell office:value-type="string" table:style-name="ce81">
            <text:p><text:s/>177,048.30</text:p>
          </table:table-cell>
          <table:table-cell office:value-type="float" office:value="0" table:style-name="ce82">
            <text:p>-<text:s/></text:p>
          </table:table-cell>
          <table:table-cell office:value-type="float" office:value="1893.36" table:style-name="ce82">
            <text:p>1.893,36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8305" table:style-name="ce1">
            <text:p>2283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135-0</text:p>
          </table:table-cell>
          <table:table-cell table:number-columns-repeated="16373"/>
        </table:table-row>
        <table:table-row table:style-name="ro7">
          <table:table-cell office:value-type="float" office:value="3887" table:style-name="ce1">
            <text:p>3887</text:p>
          </table:table-cell>
          <table:table-cell office:value-type="string" table:style-name="ce81">
            <text:p><text:s/>176,806.49</text:p>
          </table:table-cell>
          <table:table-cell office:value-type="float" office:value="0" table:style-name="ce82">
            <text:p>-<text:s/></text:p>
          </table:table-cell>
          <table:table-cell office:value-type="float" office:value="241.81" table:style-name="ce82">
            <text:p>241,81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8505" table:style-name="ce1">
            <text:p>2285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139-0</text:p>
          </table:table-cell>
          <table:table-cell table:number-columns-repeated="16373"/>
        </table:table-row>
        <table:table-row table:style-name="ro7">
          <table:table-cell office:value-type="float" office:value="3888" table:style-name="ce1">
            <text:p>3888</text:p>
          </table:table-cell>
          <table:table-cell office:value-type="string" table:style-name="ce81">
            <text:p><text:s/>176,340.43</text:p>
          </table:table-cell>
          <table:table-cell office:value-type="float" office:value="0" table:style-name="ce82">
            <text:p>-<text:s/></text:p>
          </table:table-cell>
          <table:table-cell office:value-type="float" office:value="466.06" table:style-name="ce82">
            <text:p>466,06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8605" table:style-name="ce1">
            <text:p>2286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G 24-0</text:p>
          </table:table-cell>
          <table:table-cell table:number-columns-repeated="16373"/>
        </table:table-row>
        <table:table-row table:style-name="ro7">
          <table:table-cell office:value-type="float" office:value="3889" table:style-name="ce1">
            <text:p>3889</text:p>
          </table:table-cell>
          <table:table-cell office:value-type="string" table:style-name="ce81">
            <text:p><text:s/>176,180.43</text:p>
          </table:table-cell>
          <table:table-cell office:value-type="float" office:value="0" table:style-name="ce82">
            <text:p>-<text:s/></text:p>
          </table:table-cell>
          <table:table-cell office:value-type="float" office:value="160" table:style-name="ce82">
            <text:p>160,00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8705" table:style-name="ce1">
            <text:p>2287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G 26-0</text:p>
          </table:table-cell>
          <table:table-cell table:number-columns-repeated="16373"/>
        </table:table-row>
        <table:table-row table:style-name="ro7">
          <table:table-cell office:value-type="float" office:value="3890" table:style-name="ce1">
            <text:p>3890</text:p>
          </table:table-cell>
          <table:table-cell office:value-type="string" table:style-name="ce81">
            <text:p><text:s/>175,851.65</text:p>
          </table:table-cell>
          <table:table-cell office:value-type="float" office:value="0" table:style-name="ce82">
            <text:p>-<text:s/></text:p>
          </table:table-cell>
          <table:table-cell office:value-type="float" office:value="328.78" table:style-name="ce82">
            <text:p>328,78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3105" table:style-name="ce1">
            <text:p>2431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1 1968-0</text:p>
          </table:table-cell>
          <table:table-cell table:number-columns-repeated="16373"/>
        </table:table-row>
        <table:table-row table:style-name="ro7">
          <table:table-cell office:value-type="float" office:value="3891" table:style-name="ce1">
            <text:p>3891</text:p>
          </table:table-cell>
          <table:table-cell office:value-type="string" table:style-name="ce81">
            <text:p><text:s/>175,687.26</text:p>
          </table:table-cell>
          <table:table-cell office:value-type="float" office:value="0" table:style-name="ce82">
            <text:p>-<text:s/></text:p>
          </table:table-cell>
          <table:table-cell office:value-type="float" office:value="164.39" table:style-name="ce82">
            <text:p>164,39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3205" table:style-name="ce1">
            <text:p>2432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1 1970-0</text:p>
          </table:table-cell>
          <table:table-cell table:number-columns-repeated="16373"/>
        </table:table-row>
        <table:table-row table:style-name="ro7">
          <table:table-cell office:value-type="float" office:value="3892" table:style-name="ce1">
            <text:p>3892</text:p>
          </table:table-cell>
          <table:table-cell office:value-type="string" table:style-name="ce81">
            <text:p><text:s/>175,522.87</text:p>
          </table:table-cell>
          <table:table-cell office:value-type="float" office:value="0" table:style-name="ce82">
            <text:p>-<text:s/></text:p>
          </table:table-cell>
          <table:table-cell office:value-type="float" office:value="164.39" table:style-name="ce82">
            <text:p>164,39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3305" table:style-name="ce1">
            <text:p>2433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1 1972-0</text:p>
          </table:table-cell>
          <table:table-cell table:number-columns-repeated="16373"/>
        </table:table-row>
        <table:table-row table:style-name="ro7">
          <table:table-cell office:value-type="float" office:value="3893" table:style-name="ce1">
            <text:p>3893</text:p>
          </table:table-cell>
          <table:table-cell office:value-type="string" table:style-name="ce81">
            <text:p><text:s/>175,492.42</text:p>
          </table:table-cell>
          <table:table-cell office:value-type="float" office:value="0" table:style-name="ce82">
            <text:p>-<text:s/></text:p>
          </table:table-cell>
          <table:table-cell office:value-type="float" office:value="30.45" table:style-name="ce82">
            <text:p>30,45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43405" table:style-name="ce1">
            <text:p>2434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1 1974-0</text:p>
          </table:table-cell>
          <table:table-cell table:number-columns-repeated="16373"/>
        </table:table-row>
        <table:table-row table:style-name="ro7">
          <table:table-cell office:value-type="float" office:value="3894" table:style-name="ce1">
            <text:p>3894</text:p>
          </table:table-cell>
          <table:table-cell office:value-type="string" table:style-name="ce81">
            <text:p><text:s/>175,334.26</text:p>
          </table:table-cell>
          <table:table-cell office:value-type="float" office:value="0" table:style-name="ce82">
            <text:p>-<text:s/></text:p>
          </table:table-cell>
          <table:table-cell office:value-type="float" office:value="158.16" table:style-name="ce82">
            <text:p>158,16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2605" table:style-name="ce1">
            <text:p>2326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G 34-0</text:p>
          </table:table-cell>
          <table:table-cell table:number-columns-repeated="16373"/>
        </table:table-row>
        <table:table-row table:style-name="ro7">
          <table:table-cell office:value-type="float" office:value="3895" table:style-name="ce1">
            <text:p>3895</text:p>
          </table:table-cell>
          <table:table-cell office:value-type="string" table:style-name="ce81">
            <text:p><text:s/>175,267.93</text:p>
          </table:table-cell>
          <table:table-cell office:value-type="float" office:value="0" table:style-name="ce82">
            <text:p>-<text:s/></text:p>
          </table:table-cell>
          <table:table-cell office:value-type="float" office:value="66.33" table:style-name="ce82">
            <text:p>66,33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32805" table:style-name="ce1">
            <text:p>2328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187-0</text:p>
          </table:table-cell>
          <table:table-cell table:number-columns-repeated="16373"/>
        </table:table-row>
        <table:table-row table:style-name="ro7">
          <table:table-cell office:value-type="float" office:value="3896" table:style-name="ce1">
            <text:p>3896</text:p>
          </table:table-cell>
          <table:table-cell office:value-type="string" table:style-name="ce81">
            <text:p><text:s/>171,961.36</text:p>
          </table:table-cell>
          <table:table-cell office:value-type="float" office:value="0" table:style-name="ce82">
            <text:p>-<text:s/></text:p>
          </table:table-cell>
          <table:table-cell office:value-type="float" office:value="3306.57" table:style-name="ce82">
            <text:p>3.306,57<text:s/></text:p>
          </table:table-cell>
          <table:table-cell table:style-name="ce1"/>
          <table:table-cell office:value-type="float" office:value="1786" table:style-name="ce1">
            <text:p>17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VEN</text:p>
          </table:table-cell>
          <table:table-cell office:value-type="float" office:value="226505" table:style-name="ce1">
            <text:p>226505</text:p>
          </table:table-cell>
          <table:table-cell office:value-type="date" office:date-value="2020-10-22T00:00:00" table:style-name="ce88">
            <text:p>22/10/2020</text:p>
          </table:table-cell>
          <table:table-cell office:value-type="string" table:style-name="ce1">
            <text:p>DH 113-0</text:p>
          </table:table-cell>
          <table:table-cell table:number-columns-repeated="16373"/>
        </table:table-row>
        <table:table-row table:style-name="ro7">
          <table:table-cell office:value-type="float" office:value="3937" table:style-name="ce1">
            <text:p>3937</text:p>
          </table:table-cell>
          <table:table-cell office:value-type="string" table:style-name="ce81">
            <text:p>1-2-1-02</text:p>
          </table:table-cell>
          <table:table-cell office:value-type="float" office:value="4084.44" table:style-name="ce82">
            <text:p>4.084,44<text:s/></text:p>
          </table:table-cell>
          <table:table-cell office:value-type="string" table:style-name="ce82">
            <text:p>IMPORTACIONES</text:p>
          </table:table-cell>
          <table:table-cell table:number-columns-repeated="3" table:style-name="ce1"/>
          <table:table-cell table:style-name="ce83"/>
          <table:table-cell table:number-columns-repeated="2" table:style-name="ce1"/>
          <table:table-cell table:style-name="ce83"/>
          <table:table-cell table:number-columns-repeated="16373"/>
        </table:table-row>
        <table:table-row table:style-name="ro7">
          <table:table-cell office:value-type="float" office:value="3938" table:style-name="ce1">
            <text:p>3938</text:p>
          </table:table-cell>
          <table:table-cell office:value-type="string" table:style-name="ce81">
            <text:p>1-2-1-02-01</text:p>
          </table:table-cell>
          <table:table-cell office:value-type="float" office:value="4084.44" table:style-name="ce82">
            <text:p>4.084,44<text:s/></text:p>
          </table:table-cell>
          <table:table-cell office:value-type="string" table:style-name="ce82">
            <text:p>IMPORTACIONES <text:s/>EN <text:s/>TRANSITO</text:p>
          </table:table-cell>
          <table:table-cell table:number-columns-repeated="3" table:style-name="ce1"/>
          <table:table-cell table:style-name="ce83"/>
          <table:table-cell table:number-columns-repeated="2" table:style-name="ce1"/>
          <table:table-cell table:style-name="ce83"/>
          <table:table-cell table:number-columns-repeated="16373"/>
        </table:table-row>
        <table:table-row table:style-name="ro8">
          <table:table-cell office:value-type="float" office:value="3939" table:style-name="ce84">
            <text:p>3939</text:p>
          </table:table-cell>
          <table:table-cell office:value-type="string" table:style-name="ce85">
            <text:p>1-2-1-02-01-001</text:p>
          </table:table-cell>
          <table:table-cell office:value-type="float" office:value="4084.44" table:style-name="ce86">
            <text:p>4.084,44<text:s/></text:p>
          </table:table-cell>
          <table:table-cell office:value-type="string" table:style-name="ce86">
            <text:p>Tramites Desaduanizacion Importacio</text:p>
          </table:table-cell>
          <table:table-cell table:number-columns-repeated="3" table:style-name="ce84"/>
          <table:table-cell table:style-name="ce87"/>
          <table:table-cell table:number-columns-repeated="3" table:style-name="ce84"/>
          <table:table-cell table:number-columns-repeated="16373"/>
        </table:table-row>
        <table:table-row table:style-name="ro7">
          <table:table-cell office:value-type="float" office:value="3940" table:style-name="ce1">
            <text:p>3940</text:p>
          </table:table-cell>
          <table:table-cell office:value-type="string" table:style-name="ce81">
            <text:p><text:s/>4,210.87</text:p>
          </table:table-cell>
          <table:table-cell office:value-type="float" office:value="126.43" table:style-name="ce82">
            <text:p>126,43<text:s/></text:p>
          </table:table-cell>
          <table:table-cell office:value-type="float" office:value="0" table:style-name="ce82">
            <text:p>-<text:s/></text:p>
          </table:table-cell>
          <table:table-cell table:style-name="ce1"/>
          <table:table-cell office:value-type="float" office:value="1502" table:style-name="ce1">
            <text:p>15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25903" table:style-name="ce1">
            <text:p>225903</text:p>
          </table:table-cell>
          <table:table-cell office:value-type="date" office:date-value="2020-02-28T00:00:00" table:style-name="ce88">
            <text:p>28/02/2020</text:p>
          </table:table-cell>
          <table:table-cell office:value-type="string" table:style-name="ce1">
            <text:p>GI 000003999-002012-ADUANAS TRAMITES Y MANEJOS, BO</text:p>
          </table:table-cell>
          <table:table-cell table:number-columns-repeated="16373"/>
        </table:table-row>
        <table:table-row table:style-name="ro7">
          <table:table-cell office:value-type="float" office:value="3941" table:style-name="ce1">
            <text:p>3941</text:p>
          </table:table-cell>
          <table:table-cell office:value-type="string" table:style-name="ce81">
            <text:p><text:s/>4,084.44</text:p>
          </table:table-cell>
          <table:table-cell office:value-type="float" office:value="0" table:style-name="ce82">
            <text:p>-<text:s/></text:p>
          </table:table-cell>
          <table:table-cell office:value-type="float" office:value="126.43" table:style-name="ce82">
            <text:p>126,43<text:s/></text:p>
          </table:table-cell>
          <table:table-cell table:style-name="ce1"/>
          <table:table-cell office:value-type="float" office:value="1677" table:style-name="ce1">
            <text:p>16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2-29T00:00:00" table:style-name="ce88">
            <text:p>29/02/2020</text:p>
          </table:table-cell>
          <table:table-cell office:value-type="string" table:style-name="ce1">
            <text:p>ENTREGAS ESPECIALES - F #3999: LIQUIDACIÓN GASTOS DE IMPORTACIÓN PO #TS02-19</text:p>
          </table:table-cell>
          <table:table-cell table:number-columns-repeated="16373"/>
        </table:table-row>
        <table:table-row table:style-name="ro7">
          <table:table-cell table:style-name="ce1"/>
          <table:table-cell table:style-name="ce81"/>
          <table:table-cell table:number-columns-repeated="2" table:style-name="ce82"/>
          <table:table-cell table:style-name="ce1"/>
          <table:table-cell table:style-name="ce83"/>
          <table:table-cell table:style-name="ce1"/>
          <table:table-cell table:style-name="ce83"/>
          <table:table-cell table:number-columns-repeated="2" table:style-name="ce1"/>
          <table:table-cell table:style-name="ce83"/>
          <table:table-cell table:number-columns-repeated="16373"/>
        </table:table-row>
        <table:table-row table:number-rows-repeated="104732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text-style style:name="N30">
      <number:text-content/>
    </number:text-style>
    <number:percentage-style style:name="N36">
      <number:number number:decimal-places="2" number:min-integer-digits="1"/>
      <number:text> %</number:text>
    </number:percentage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date-style style:name="N38">
      <number:day number:style="long"/>
      <number:text>/</number:text>
      <number:month number:style="long"/>
      <number:text>/</number:text>
      <number:year/>
    </number:date-style>
    <number:number-style style:name="N39P0"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number number:decimal-places="0" number:min-integer-digits="1" number:grouping="true"/>
    </number:number-style>
    <number:number-style style:name="N40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0P0"/>
    </number:number-style>
    <number:number-style style:name="N41P0">
      <number:number number:decimal-places="0" number:min-integer-digits="1" number:grouping="true">
        <number:embedded-text number:position="0"> </number:embedded-text>
      </number:number>
    </number:number-style>
    <number:number-style style:name="N41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1P0"/>
    </number:number-style>
    <number:number-style style:name="N42P0">
      <number:number number:decimal-places="0" number:min-integer-digits="1">
        <number:embedded-text number:position="0"> </number:embedded-text>
      </number:number>
    </number:number-style>
    <number:number-style style:name="N42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42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4P0">
      <number:text> </number:text>
      <number:number number:decimal-places="2" number:min-integer-digits="1" number:grouping="true"/>
      <number:text> </number:text>
    </number:number-style>
    <number:number-style style:name="N44P1">
      <number:text> -</number:text>
      <number:number number:decimal-places="2" number:min-integer-digits="1" number:grouping="true"/>
      <number:text> </number:text>
    </number:number-style>
    <number:number-style style:name="N44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45P0">
      <number:number number:decimal-places="2" number:min-integer-digits="1" number:grouping="true"/>
      <number:text> </number:text>
    </number:number-style>
    <number:number-style style:name="N45P1">
      <number:text>(</number:text>
      <number:number number:decimal-places="2" number:min-integer-digits="1" number:grouping="true"/>
      <number:text>)</number:text>
    </number:number-style>
    <number:number-style style:name="N45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5">
      <number:text> </number:text>
      <number:text-content/>
      <number:text> </number:text>
      <style:map style:condition="value()&gt;0" style:apply-style-name="N45P0"/>
      <style:map style:condition="value()&lt;0" style:apply-style-name="N45P1"/>
      <style:map style:condition="value()=0" style:apply-style-name="N45P2"/>
    </number:text-style>
    <number:percentage-style style:name="N46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4"/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5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dc:creator>Dara Macias</dc:creator>
    <meta:creation-date>2020-10-19T12:23:50Z</meta:creation-date>
    <dc:date>2021-02-17T01:14:58Z</dc:date>
    <meta:editing-cycles>4</meta:editing-cycles>
    <meta:editing-duration>PT3306S</meta:editing-duration>
  </office:meta>
</office:document-meta>
</file>